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571in"/>
    </style:style>
    <style:style style:name="co2" style:family="table-column">
      <style:table-column-properties fo:break-before="auto" style:column-width="0.6728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8154in"/>
    </style:style>
    <style:style style:name="co5" style:family="table-column">
      <style:table-column-properties fo:break-before="auto" style:column-width="1.6402in"/>
    </style:style>
    <style:style style:name="co6" style:family="table-column">
      <style:table-column-properties fo:break-before="auto" style:column-width="1.6189in"/>
    </style:style>
    <style:style style:name="co7" style:family="table-column">
      <style:table-column-properties fo:break-before="auto" style:column-width="1.5862in"/>
    </style:style>
    <style:style style:name="co8" style:family="table-column">
      <style:table-column-properties fo:break-before="auto" style:column-width="1.8701in"/>
    </style:style>
    <style:style style:name="co9" style:family="table-column">
      <style:table-column-properties fo:break-before="auto" style:column-width="0.6354in"/>
    </style:style>
    <style:style style:name="co10" style:family="table-column">
      <style:table-column-properties fo:break-before="auto" style:column-width="0.4717in"/>
    </style:style>
    <style:style style:name="co11" style:family="table-column">
      <style:table-column-properties fo:break-before="auto" style:column-width="1.935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NFL Standard 2011 - 201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Player</text:p>
          </table:table-cell>
          <table:table-cell office:value-type="string">
            <text:p>Position</text:p>
          </table:table-cell>
          <table:table-cell office:value-type="string">
            <text:p>Team</text:p>
          </table:table-cell>
        </table:table-row>
        <table:table-row table:style-name="ro2">
          <table:table-cell office:value-type="string">
            <text:p>Addai, Joseph</text:p>
          </table:table-cell>
          <table:table-cell office:value-type="string">
            <text:p>RB</text:p>
          </table:table-cell>
          <table:table-cell office:value-type="string">
            <text:p>IND</text:p>
          </table:table-cell>
        </table:table-row>
        <table:table-row table:style-name="ro2">
          <table:table-cell office:value-type="string">
            <text:p>Aiken, Kamar</text:p>
          </table:table-cell>
          <table:table-cell office:value-type="string">
            <text:p>WR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Allen, Anthony</text:p>
          </table:table-cell>
          <table:table-cell office:value-type="string">
            <text:p>RB</text:p>
          </table:table-cell>
          <table:table-cell office:value-type="string">
            <text:p>BAL</text:p>
          </table:table-cell>
        </table:table-row>
        <table:table-row table:style-name="ro2">
          <table:table-cell office:value-type="string">
            <text:p>Ausberry, David</text:p>
          </table:table-cell>
          <table:table-cell office:value-type="string">
            <text:p>TE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Avery, Donnie</text:p>
          </table:table-cell>
          <table:table-cell office:value-type="string">
            <text:p>WR</text:p>
          </table:table-cell>
          <table:table-cell office:value-type="string">
            <text:p>TEN</text:p>
          </table:table-cell>
        </table:table-row>
        <table:table-row table:style-name="ro1">
          <table:table-cell office:value-type="string">
            <text:p>Baker, Josh</text:p>
          </table:table-cell>
          <table:table-cell office:value-type="string">
            <text:p>TE</text:p>
          </table:table-cell>
          <table:table-cell office:value-type="string">
            <text:p>NYJ</text:p>
          </table:table-cell>
        </table:table-row>
        <table:table-row table:style-name="ro1">
          <table:table-cell office:value-type="string">
            <text:p>Baldwin, Jon</text:p>
          </table:table-cell>
          <table:table-cell office:value-type="string">
            <text:p>WR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Ball, Lance</text:p>
          </table:table-cell>
          <table:table-cell office:value-type="string">
            <text:p>RB</text:p>
          </table:table-cell>
          <table:table-cell office:value-type="string">
            <text:p>DEN</text:p>
          </table:table-cell>
        </table:table-row>
        <table:table-row table:style-name="ro1">
          <table:table-cell office:value-type="string">
            <text:p>Banks, Gary</text:p>
          </table:table-cell>
          <table:table-cell office:value-type="string">
            <text:p>WR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Batch, Baron</text:p>
          </table:table-cell>
          <table:table-cell office:value-type="string">
            <text:p>RB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Batch, Charlie</text:p>
          </table:table-cell>
          <table:table-cell office:value-type="string">
            <text:p>QB</text:p>
          </table:table-cell>
          <table:table-cell office:value-type="string">
            <text:p>PIT</text:p>
          </table:table-cell>
        </table:table-row>
        <table:table-row table:style-name="ro2">
          <table:table-cell office:value-type="string">
            <text:p>Battle, Arnaz</text:p>
          </table:table-cell>
          <table:table-cell office:value-type="string">
            <text:p>WR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Battle, Jackie</text:p>
          </table:table-cell>
          <table:table-cell office:value-type="string">
            <text:p>RB</text:p>
          </table:table-cell>
          <table:table-cell office:value-type="string">
            <text:p>K.C</text:p>
          </table:table-cell>
        </table:table-row>
        <table:table-row table:style-name="ro2">
          <table:table-cell office:value-type="string">
            <text:p>Becht, Anthony</text:p>
          </table:table-cell>
          <table:table-cell office:value-type="string">
            <text:p>TE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Benson, Cedric</text:p>
          </table:table-cell>
          <table:table-cell office:value-type="string">
            <text:p>RB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Berry, Damien</text:p>
          </table:table-cell>
          <table:table-cell office:value-type="string">
            <text:p>RB</text:p>
          </table:table-cell>
          <table:table-cell office:value-type="string">
            <text:p>BAL</text:p>
          </table:table-cell>
        </table:table-row>
        <table:table-row table:style-name="ro2">
          <table:table-cell office:value-type="string">
            <text:p>Bess, Davone</text:p>
          </table:table-cell>
          <table:table-cell office:value-type="string">
            <text:p>WR</text:p>
          </table:table-cell>
          <table:table-cell office:value-type="string">
            <text:p>MIA</text:p>
          </table:table-cell>
        </table:table-row>
        <table:table-row table:style-name="ro2">
          <table:table-cell office:value-type="string">
            <text:p>Bethel-Thompson, McLeod</text:p>
          </table:table-cell>
          <table:table-cell office:value-type="string">
            <text:p>QB</text:p>
          </table:table-cell>
          <table:table-cell office:value-type="string">
            <text:p>MIA</text:p>
          </table:table-cell>
        </table:table-row>
        <table:table-row table:style-name="ro2">
          <table:table-cell office:value-type="string">
            <text:p>Binns, Armon</text:p>
          </table:table-cell>
          <table:table-cell office:value-type="string">
            <text:p>WR</text:p>
          </table:table-cell>
          <table:table-cell office:value-type="string">
            <text:p>CIN</text:p>
          </table:table-cell>
        </table:table-row>
        <table:table-row table:style-name="ro2">
          <table:table-cell office:value-type="string">
            <text:p>Bironas, Rob</text:p>
          </table:table-cell>
          <table:table-cell office:value-type="string">
            <text:p>K</text:p>
          </table:table-cell>
          <table:table-cell office:value-type="string">
            <text:p>TEN</text:p>
          </table:table-cell>
        </table:table-row>
        <table:table-row table:style-name="ro2">
          <table:table-cell office:value-type="string">
            <text:p>Boldin, Anquan</text:p>
          </table:table-cell>
          <table:table-cell office:value-type="string">
            <text:p>WR</text:p>
          </table:table-cell>
          <table:table-cell office:value-type="string">
            <text:p>BAL</text:p>
          </table:table-cell>
        </table:table-row>
        <table:table-row table:style-name="ro2">
          <table:table-cell office:value-type="string">
            <text:p>Bolen, Brock</text:p>
          </table:table-cell>
          <table:table-cell office:value-type="string">
            <text:p>RB</text:p>
          </table:table-cell>
          <table:table-cell office:value-type="string">
            <text:p>JAC</text:p>
          </table:table-cell>
        </table:table-row>
        <table:table-row table:style-name="ro2">
          <table:table-cell office:value-type="string">
            <text:p>Boller, Kyle</text:p>
          </table:table-cell>
          <table:table-cell office:value-type="string">
            <text:p>QB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Boss, Kevin</text:p>
          </table:table-cell>
          <table:table-cell office:value-type="string">
            <text:p>TE</text:p>
          </table:table-cell>
          <table:table-cell office:value-type="string">
            <text:p>OAK</text:p>
          </table:table-cell>
        </table:table-row>
        <table:table-row table:style-name="ro2">
          <table:table-cell office:value-type="string">
            <text:p>Bowe, Dwayne</text:p>
          </table:table-cell>
          <table:table-cell office:value-type="string">
            <text:p>WR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Brady, Tom</text:p>
          </table:table-cell>
          <table:table-cell office:value-type="string">
            <text:p>QB</text:p>
          </table:table-cell>
          <table:table-cell office:value-type="string">
            <text:p>NWE</text:p>
          </table:table-cell>
        </table:table-row>
        <table:table-row table:style-name="ro2">
          <table:table-cell office:value-type="string">
            <text:p>Branch, Deion</text:p>
          </table:table-cell>
          <table:table-cell office:value-type="string">
            <text:p>WR</text:p>
          </table:table-cell>
          <table:table-cell office:value-type="string">
            <text:p>NWE</text:p>
          </table:table-cell>
        </table:table-row>
        <table:table-row table:style-name="ro2">
          <table:table-cell office:value-type="string">
            <text:p>Breaston, Steve</text:p>
          </table:table-cell>
          <table:table-cell office:value-type="string">
            <text:p>WR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Brinkley, Curtis</text:p>
          </table:table-cell>
          <table:table-cell office:value-type="string">
            <text:p>RB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Britt, Kenny</text:p>
          </table:table-cell>
          <table:table-cell office:value-type="string">
            <text:p>WR</text:p>
          </table:table-cell>
          <table:table-cell office:value-type="string">
            <text:p>TEN</text:p>
          </table:table-cell>
        </table:table-row>
        <table:table-row table:style-name="ro1">
          <table:table-cell office:value-type="string">
            <text:p>Brock, Kevin</text:p>
          </table:table-cell>
          <table:table-cell office:value-type="string">
            <text:p>TE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Brown, Antonio</text:p>
          </table:table-cell>
          <table:table-cell office:value-type="string">
            <text:p>WR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Brown, Donald</text:p>
          </table:table-cell>
          <table:table-cell office:value-type="string">
            <text:p>RB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Brown, Jarrett</text:p>
          </table:table-cell>
          <table:table-cell office:value-type="string">
            <text:p>QB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Brown, Vincent</text:p>
          </table:table-cell>
          <table:table-cell office:value-type="string">
            <text:p>WR</text:p>
          </table:table-cell>
          <table:table-cell office:value-type="string">
            <text:p>SDG</text:p>
          </table:table-cell>
        </table:table-row>
        <table:table-row table:style-name="ro2">
          <table:table-cell office:value-type="string">
            <text:p>Brunell, Mark</text:p>
          </table:table-cell>
          <table:table-cell office:value-type="string">
            <text:p>QB</text:p>
          </table:table-cell>
          <table:table-cell office:value-type="string">
            <text:p>NYJ</text:p>
          </table:table-cell>
        </table:table-row>
        <table:table-row table:style-name="ro2">
          <table:table-cell office:value-type="string">
            <text:p>Burress, Plaxico</text:p>
          </table:table-cell>
          <table:table-cell office:value-type="string">
            <text:p>WR</text:p>
          </table:table-cell>
          <table:table-cell office:value-type="string">
            <text:p>NYJ</text:p>
          </table:table-cell>
        </table:table-row>
        <table:table-row table:style-name="ro1">
          <table:table-cell office:value-type="string">
            <text:p>Bush, Michael</text:p>
          </table:table-cell>
          <table:table-cell office:value-type="string">
            <text:p>RB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Bush, Reggie</text:p>
          </table:table-cell>
          <table:table-cell office:value-type="string">
            <text:p>RB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Caldwell, Andre</text:p>
          </table:table-cell>
          <table:table-cell office:value-type="string">
            <text:p>WR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Cameron, Jordan</text:p>
          </table:table-cell>
          <table:table-cell office:value-type="string">
            <text:p>TE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Campbell, Jason</text:p>
          </table:table-cell>
          <table:table-cell office:value-type="string">
            <text:p>QB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Campbell, Michael</text:p>
          </table:table-cell>
          <table:table-cell office:value-type="string">
            <text:p>WR</text:p>
          </table:table-cell>
          <table:table-cell office:value-type="string">
            <text:p>NYJ</text:p>
          </table:table-cell>
        </table:table-row>
        <table:table-row table:style-name="ro1">
          <table:table-cell office:value-type="string">
            <text:p>Carpenter, Dan</text:p>
          </table:table-cell>
          <table:table-cell office:value-type="string">
            <text:p>K</text:p>
          </table:table-cell>
          <table:table-cell office:value-type="string">
            <text:p>MIA</text:p>
          </table:table-cell>
        </table:table-row>
        <table:table-row table:style-name="ro2">
          <table:table-cell office:value-type="string">
            <text:p>Carter, Delone</text:p>
          </table:table-cell>
          <table:table-cell office:value-type="string">
            <text:p>RB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Cartwright, Rock</text:p>
          </table:table-cell>
          <table:table-cell office:value-type="string">
            <text:p>RB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Casey, James</text:p>
          </table:table-cell>
          <table:table-cell office:value-type="string">
            <text:p>TE</text:p>
          </table:table-cell>
          <table:table-cell office:value-type="string">
            <text:p>HOU</text:p>
          </table:table-cell>
        </table:table-row>
        <table:table-row table:style-name="ro2">
          <table:table-cell office:value-type="string">
            <text:p>Cassel, Matt</text:p>
          </table:table-cell>
          <table:table-cell office:value-type="string">
            <text:p>QB</text:p>
          </table:table-cell>
          <table:table-cell office:value-type="string">
            <text:p>K.C</text:p>
          </table:table-cell>
        </table:table-row>
        <table:table-row table:style-name="ro2">
          <table:table-cell office:value-type="string">
            <text:p>Caussin, Mike</text:p>
          </table:table-cell>
          <table:table-cell office:value-type="string">
            <text:p>TE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Chandler, Scott</text:p>
          </table:table-cell>
          <table:table-cell office:value-type="string">
            <text:p>TE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Charles, Jamaal</text:p>
          </table:table-cell>
          <table:table-cell office:value-type="string">
            <text:p>RB</text:p>
          </table:table-cell>
          <table:table-cell office:value-type="string">
            <text:p>K.C</text:p>
          </table:table-cell>
        </table:table-row>
        <table:table-row table:style-name="ro2">
          <table:table-cell office:value-type="string">
            <text:p>Choice, Tashard</text:p>
          </table:table-cell>
          <table:table-cell office:value-type="string">
            <text:p>RB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Clark, Dallas</text:p>
          </table:table-cell>
          <table:table-cell office:value-type="string">
            <text:p>TE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Clay, Charles</text:p>
          </table:table-cell>
          <table:table-cell office:value-type="string">
            <text:p>RB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Clay, John</text:p>
          </table:table-cell>
          <table:table-cell office:value-type="string">
            <text:p>RB</text:p>
          </table:table-cell>
          <table:table-cell office:value-type="string">
            <text:p>PIT</text:p>
          </table:table-cell>
        </table:table-row>
        <table:table-row table:style-name="ro2">
          <table:table-cell office:value-type="string">
            <text:p>Cloherty, Colin</text:p>
          </table:table-cell>
          <table:table-cell office:value-type="string">
            <text:p>TE</text:p>
          </table:table-cell>
          <table:table-cell office:value-type="string">
            <text:p>JAC</text:p>
          </table:table-cell>
        </table:table-row>
        <table:table-row table:style-name="ro2">
          <table:table-cell office:value-type="string">
            <text:p>Cochart, Colin</text:p>
          </table:table-cell>
          <table:table-cell office:value-type="string">
            <text:p>TE</text:p>
          </table:table-cell>
          <table:table-cell office:value-type="string">
            <text:p>CIN</text:p>
          </table:table-cell>
        </table:table-row>
        <table:table-row table:style-name="ro2">
          <table:table-cell office:value-type="string">
            <text:p>Coffman, Chase</text:p>
          </table:table-cell>
          <table:table-cell office:value-type="string">
            <text:p>TE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Collie, Austin</text:p>
          </table:table-cell>
          <table:table-cell office:value-type="string">
            <text:p>WR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Collins, Kerry</text:p>
          </table:table-cell>
          <table:table-cell office:value-type="string">
            <text:p>QB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Conner, John</text:p>
          </table:table-cell>
          <table:table-cell office:value-type="string">
            <text:p>RB</text:p>
          </table:table-cell>
          <table:table-cell office:value-type="string">
            <text:p>NYJ</text:p>
          </table:table-cell>
        </table:table-row>
        <table:table-row table:style-name="ro1">
          <table:table-cell office:value-type="string">
            <text:p>Cook, Jared</text:p>
          </table:table-cell>
          <table:table-cell office:value-type="string">
            <text:p>TE</text:p>
          </table:table-cell>
          <table:table-cell office:value-type="string">
            <text:p>TEN</text:p>
          </table:table-cell>
        </table:table-row>
        <table:table-row table:style-name="ro1">
          <table:table-cell office:value-type="string">
            <text:p>Copper, Terrance</text:p>
          </table:table-cell>
          <table:table-cell office:value-type="string">
            <text:p>WR</text:p>
          </table:table-cell>
          <table:table-cell office:value-type="string">
            <text:p>K.C</text:p>
          </table:table-cell>
        </table:table-row>
        <table:table-row table:style-name="ro2">
          <table:table-cell office:value-type="string">
            <text:p>Cosby, Quan</text:p>
          </table:table-cell>
          <table:table-cell office:value-type="string">
            <text:p>WR</text:p>
          </table:table-cell>
          <table:table-cell office:value-type="string">
            <text:p>IND</text:p>
          </table:table-cell>
        </table:table-row>
        <table:table-row table:style-name="ro2">
          <table:table-cell office:value-type="string">
            <text:p>Cotchery, Jerricho</text:p>
          </table:table-cell>
          <table:table-cell office:value-type="string">
            <text:p>WR</text:p>
          </table:table-cell>
          <table:table-cell office:value-type="string">
            <text:p>PIT</text:p>
          </table:table-cell>
        </table:table-row>
        <table:table-row table:style-name="ro2">
          <table:table-cell office:value-type="string">
            <text:p>Coutu, Brandon</text:p>
          </table:table-cell>
          <table:table-cell office:value-type="string">
            <text:p>K</text:p>
          </table:table-cell>
          <table:table-cell office:value-type="string">
            <text:p>BUF</text:p>
          </table:table-cell>
        </table:table-row>
        <table:table-row table:style-name="ro2">
          <table:table-cell office:value-type="string">
            <text:p>Crayton, Patrick</text:p>
          </table:table-cell>
          <table:table-cell office:value-type="string">
            <text:p>WR</text:p>
          </table:table-cell>
          <table:table-cell office:value-type="string">
            <text:p>SDG</text:p>
          </table:table-cell>
        </table:table-row>
        <table:table-row table:style-name="ro2">
          <table:table-cell office:value-type="string">
            <text:p>Cribbs, Josh</text:p>
          </table:table-cell>
          <table:table-cell office:value-type="string">
            <text:p>WR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Cumberland, Jeff</text:p>
          </table:table-cell>
          <table:table-cell office:value-type="string">
            <text:p>TE</text:p>
          </table:table-cell>
          <table:table-cell office:value-type="string">
            <text:p>NYJ</text:p>
          </table:table-cell>
        </table:table-row>
        <table:table-row table:style-name="ro2">
          <table:table-cell office:value-type="string">
            <text:p>Cundiff, Billy</text:p>
          </table:table-cell>
          <table:table-cell office:value-type="string">
            <text:p>K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Dalton, Andy</text:p>
          </table:table-cell>
          <table:table-cell office:value-type="string">
            <text:p>QB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Daniels, Owen</text:p>
          </table:table-cell>
          <table:table-cell office:value-type="string">
            <text:p>TE</text:p>
          </table:table-cell>
          <table:table-cell office:value-type="string">
            <text:p>HOU</text:p>
          </table:table-cell>
        </table:table-row>
        <table:table-row table:style-name="ro2">
          <table:table-cell office:value-type="string">
            <text:p>Davenport, Najeh</text:p>
          </table:table-cell>
          <table:table-cell office:value-type="string">
            <text:p>RB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Davis, Britt</text:p>
          </table:table-cell>
          <table:table-cell office:value-type="string">
            <text:p>WR</text:p>
          </table:table-cell>
          <table:table-cell office:value-type="string">
            <text:p>NWE</text:p>
          </table:table-cell>
        </table:table-row>
        <table:table-row table:style-name="ro1">
          <table:table-cell office:value-type="string">
            <text:p>Dawson, Phil</text:p>
          </table:table-cell>
          <table:table-cell office:value-type="string">
            <text:p>K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Decker, Eric</text:p>
          </table:table-cell>
          <table:table-cell office:value-type="string">
            <text:p>WR</text:p>
          </table:table-cell>
          <table:table-cell office:value-type="string">
            <text:p>DEN</text:p>
          </table:table-cell>
        </table:table-row>
        <table:table-row table:style-name="ro2">
          <table:table-cell office:value-type="string">
            <text:p>Delhomme, Jake</text:p>
          </table:table-cell>
          <table:table-cell office:value-type="string">
            <text:p>QB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Dell, Mark</text:p>
          </table:table-cell>
          <table:table-cell office:value-type="string">
            <text:p>WR</text:p>
          </table:table-cell>
          <table:table-cell office:value-type="string">
            <text:p>DEN</text:p>
          </table:table-cell>
        </table:table-row>
        <table:table-row table:style-name="ro1">
          <table:table-cell office:value-type="string">
            <text:p>Denmark, Clarence</text:p>
          </table:table-cell>
          <table:table-cell office:value-type="string">
            <text:p>WR</text:p>
          </table:table-cell>
          <table:table-cell office:value-type="string">
            <text:p>JAC</text:p>
          </table:table-cell>
        </table:table-row>
        <table:table-row table:style-name="ro2">
          <table:table-cell office:value-type="string">
            <text:p>Develin, James</text:p>
          </table:table-cell>
          <table:table-cell office:value-type="string">
            <text:p>RB</text:p>
          </table:table-cell>
          <table:table-cell office:value-type="string">
            <text:p>CIN</text:p>
          </table:table-cell>
        </table:table-row>
        <table:table-row table:style-name="ro2">
          <table:table-cell office:value-type="string">
            <text:p>Devlin, Pat</text:p>
          </table:table-cell>
          <table:table-cell office:value-type="string">
            <text:p>QB</text:p>
          </table:table-cell>
          <table:table-cell office:value-type="string">
            <text:p>MIA</text:p>
          </table:table-cell>
        </table:table-row>
        <table:table-row table:style-name="ro2">
          <table:table-cell office:value-type="string">
            <text:p>DiMarco, Patrick</text:p>
          </table:table-cell>
          <table:table-cell office:value-type="string">
            <text:p>RB</text:p>
          </table:table-cell>
          <table:table-cell office:value-type="string">
            <text:p>SDG</text:p>
          </table:table-cell>
        </table:table-row>
        <table:table-row table:style-name="ro2">
          <table:table-cell office:value-type="string">
            <text:p>Dickerson, Dorin</text:p>
          </table:table-cell>
          <table:table-cell office:value-type="string">
            <text:p>WR</text:p>
          </table:table-cell>
          <table:table-cell office:value-type="string">
            <text:p>NWE</text:p>
          </table:table-cell>
        </table:table-row>
        <table:table-row table:style-name="ro1">
          <table:table-cell office:value-type="string">
            <text:p>Dickson, Ed</text:p>
          </table:table-cell>
          <table:table-cell office:value-type="string">
            <text:p>TE</text:p>
          </table:table-cell>
          <table:table-cell office:value-type="string">
            <text:p>BAL</text:p>
          </table:table-cell>
        </table:table-row>
        <table:table-row table:style-name="ro2">
          <table:table-cell office:value-type="string">
            <text:p>Dillard, Jarett</text:p>
          </table:table-cell>
          <table:table-cell office:value-type="string">
            <text:p>WR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Dixon, Dennis</text:p>
          </table:table-cell>
          <table:table-cell office:value-type="string">
            <text:p>QB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Donaldson, Herb</text:p>
          </table:table-cell>
          <table:table-cell office:value-type="string">
            <text:p>RB</text:p>
          </table:table-cell>
          <table:table-cell office:value-type="string">
            <text:p>TEN</text:p>
          </table:table-cell>
        </table:table-row>
        <table:table-row table:style-name="ro2">
          <table:table-cell office:value-type="string">
            <text:p>Doss, Tandon</text:p>
          </table:table-cell>
          <table:table-cell office:value-type="string">
            <text:p>WR</text:p>
          </table:table-cell>
          <table:table-cell office:value-type="string">
            <text:p>BAL</text:p>
          </table:table-cell>
        </table:table-row>
        <table:table-row table:style-name="ro2">
          <table:table-cell office:value-type="string">
            <text:p>Draughn, Shaun</text:p>
          </table:table-cell>
          <table:table-cell office:value-type="string">
            <text:p>RB</text:p>
          </table:table-cell>
          <table:table-cell office:value-type="string">
            <text:p>K.C</text:p>
          </table:table-cell>
        </table:table-row>
        <table:table-row table:style-name="ro2">
          <table:table-cell office:value-type="string">
            <text:p>Dreessen, Joel</text:p>
          </table:table-cell>
          <table:table-cell office:value-type="string">
            <text:p>TE</text:p>
          </table:table-cell>
          <table:table-cell office:value-type="string">
            <text:p>HOU</text:p>
          </table:table-cell>
        </table:table-row>
        <table:table-row table:style-name="ro2">
          <table:table-cell office:value-type="string">
            <text:p>Drew, Davon</text:p>
          </table:table-cell>
          <table:table-cell office:value-type="string">
            <text:p>TE</text:p>
          </table:table-cell>
          <table:table-cell office:value-type="string">
            <text:p>BAL</text:p>
          </table:table-cell>
        </table:table-row>
        <table:table-row table:style-name="ro2">
          <table:table-cell office:value-type="string">
            <text:p>Dwyer, Jonathan</text:p>
          </table:table-cell>
          <table:table-cell office:value-type="string">
            <text:p>RB</text:p>
          </table:table-cell>
          <table:table-cell office:value-type="string">
            <text:p>PIT</text:p>
          </table:table-cell>
        </table:table-row>
        <table:table-row table:style-name="ro2">
          <table:table-cell office:value-type="string">
            <text:p>Easley, Marcus</text:p>
          </table:table-cell>
          <table:table-cell office:value-type="string">
            <text:p>WR</text:p>
          </table:table-cell>
          <table:table-cell office:value-type="string">
            <text:p>BUF</text:p>
          </table:table-cell>
        </table:table-row>
        <table:table-row table:style-name="ro2">
          <table:table-cell office:value-type="string">
            <text:p>Edelman, Julian</text:p>
          </table:table-cell>
          <table:table-cell office:value-type="string">
            <text:p>WR</text:p>
          </table:table-cell>
          <table:table-cell office:value-type="string">
            <text:p>NWE</text:p>
          </table:table-cell>
        </table:table-row>
        <table:table-row table:style-name="ro2">
          <table:table-cell office:value-type="string">
            <text:p>Eldridge, Brody</text:p>
          </table:table-cell>
          <table:table-cell office:value-type="string">
            <text:p>TE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Evans, Darren</text:p>
          </table:table-cell>
          <table:table-cell office:value-type="string">
            <text:p>RB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Evans, Lee</text:p>
          </table:table-cell>
          <table:table-cell office:value-type="string">
            <text:p>WR</text:p>
          </table:table-cell>
          <table:table-cell office:value-type="string">
            <text:p>BAL</text:p>
          </table:table-cell>
        </table:table-row>
        <table:table-row table:style-name="ro2">
          <table:table-cell office:value-type="string">
            <text:p>Fannin, Mario</text:p>
          </table:table-cell>
          <table:table-cell office:value-type="string">
            <text:p>RB</text:p>
          </table:table-cell>
          <table:table-cell office:value-type="string">
            <text:p>DEN</text:p>
          </table:table-cell>
        </table:table-row>
        <table:table-row table:style-name="ro2">
          <table:table-cell office:value-type="string">
            <text:p>Farr, DajLeon</text:p>
          </table:table-cell>
          <table:table-cell office:value-type="string">
            <text:p>TE</text:p>
          </table:table-cell>
          <table:table-cell office:value-type="string">
            <text:p>BUF</text:p>
          </table:table-cell>
        </table:table-row>
        <table:table-row table:style-name="ro2">
          <table:table-cell office:value-type="string">
            <text:p>Fasano, Anthony</text:p>
          </table:table-cell>
          <table:table-cell office:value-type="string">
            <text:p>TE</text:p>
          </table:table-cell>
          <table:table-cell office:value-type="string">
            <text:p>MIA</text:p>
          </table:table-cell>
        </table:table-row>
        <table:table-row table:style-name="ro2">
          <table:table-cell office:value-type="string">
            <text:p>Faulk, Kevin</text:p>
          </table:table-cell>
          <table:table-cell office:value-type="string">
            <text:p>RB</text:p>
          </table:table-cell>
          <table:table-cell office:value-type="string">
            <text:p>NWE</text:p>
          </table:table-cell>
        </table:table-row>
        <table:table-row table:style-name="ro2">
          <table:table-cell office:value-type="string">
            <text:p>Fayson, Jarred</text:p>
          </table:table-cell>
          <table:table-cell office:value-type="string">
            <text:p>WR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Fells, Daniel</text:p>
          </table:table-cell>
          <table:table-cell office:value-type="string">
            <text:p>TE</text:p>
          </table:table-cell>
          <table:table-cell office:value-type="string">
            <text:p>DEN</text:p>
          </table:table-cell>
        </table:table-row>
        <table:table-row table:style-name="ro2">
          <table:table-cell office:value-type="string">
            <text:p>Felton, Jerome</text:p>
          </table:table-cell>
          <table:table-cell office:value-type="string">
            <text:p>RB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Fitzpatrick, Ryan</text:p>
          </table:table-cell>
          <table:table-cell office:value-type="string">
            <text:p>QB</text:p>
          </table:table-cell>
          <table:table-cell office:value-type="string">
            <text:p>BUF</text:p>
          </table:table-cell>
        </table:table-row>
        <table:table-row table:style-name="ro2">
          <table:table-cell office:value-type="string">
            <text:p>Flacco, Joe</text:p>
          </table:table-cell>
          <table:table-cell office:value-type="string">
            <text:p>QB</text:p>
          </table:table-cell>
          <table:table-cell office:value-type="string">
            <text:p>BAL</text:p>
          </table:table-cell>
        </table:table-row>
        <table:table-row table:style-name="ro2">
          <table:table-cell office:value-type="string">
            <text:p>Floyd, Malcom</text:p>
          </table:table-cell>
          <table:table-cell office:value-type="string">
            <text:p>WR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Folk, Nick</text:p>
          </table:table-cell>
          <table:table-cell office:value-type="string">
            <text:p>K</text:p>
          </table:table-cell>
          <table:table-cell office:value-type="string">
            <text:p>NYJ</text:p>
          </table:table-cell>
        </table:table-row>
        <table:table-row table:style-name="ro2">
          <table:table-cell office:value-type="string">
            <text:p>Ford, Jacoby</text:p>
          </table:table-cell>
          <table:table-cell office:value-type="string">
            <text:p>WR</text:p>
          </table:table-cell>
          <table:table-cell office:value-type="string">
            <text:p>OAK</text:p>
          </table:table-cell>
        </table:table-row>
        <table:table-row table:style-name="ro2">
          <table:table-cell office:value-type="string">
            <text:p>Foster, Arian</text:p>
          </table:table-cell>
          <table:table-cell office:value-type="string">
            <text:p>RB</text:p>
          </table:table-cell>
          <table:table-cell office:value-type="string">
            <text:p>HOU</text:p>
          </table:table-cell>
        </table:table-row>
        <table:table-row table:style-name="ro2">
          <table:table-cell office:value-type="string">
            <text:p>Gabbert, Blaine</text:p>
          </table:table-cell>
          <table:table-cell office:value-type="string">
            <text:p>QB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Garcia, Jeff</text:p>
          </table:table-cell>
          <table:table-cell office:value-type="string">
            <text:p>QB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Garcon, Pierre</text:p>
          </table:table-cell>
          <table:table-cell office:value-type="string">
            <text:p>WR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Gates, Antonio</text:p>
          </table:table-cell>
          <table:table-cell office:value-type="string">
            <text:p>TE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Gates, Clyde</text:p>
          </table:table-cell>
          <table:table-cell office:value-type="string">
            <text:p>WR</text:p>
          </table:table-cell>
          <table:table-cell office:value-type="string">
            <text:p>MIA</text:p>
          </table:table-cell>
        </table:table-row>
        <table:table-row table:style-name="ro2">
          <table:table-cell office:value-type="string">
            <text:p>Gilreath, David</text:p>
          </table:table-cell>
          <table:table-cell office:value-type="string">
            <text:p>WR</text:p>
          </table:table-cell>
          <table:table-cell office:value-type="string">
            <text:p>BUF</text:p>
          </table:table-cell>
        </table:table-row>
        <table:table-row table:style-name="ro2">
          <table:table-cell office:value-type="string">
            <text:p>Gilyard, Mardy</text:p>
          </table:table-cell>
          <table:table-cell office:value-type="string">
            <text:p>WR</text:p>
          </table:table-cell>
          <table:table-cell office:value-type="string">
            <text:p>NYJ</text:p>
          </table:table-cell>
        </table:table-row>
        <table:table-row table:style-name="ro1">
          <table:table-cell office:value-type="string">
            <text:p>Gonzalez, Anthony</text:p>
          </table:table-cell>
          <table:table-cell office:value-type="string">
            <text:p>WR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Goodman, Richard</text:p>
          </table:table-cell>
          <table:table-cell office:value-type="string">
            <text:p>WR</text:p>
          </table:table-cell>
          <table:table-cell office:value-type="string">
            <text:p>SDG</text:p>
          </table:table-cell>
        </table:table-row>
        <table:table-row table:style-name="ro2">
          <table:table-cell office:value-type="string">
            <text:p>Goodwin, D'Andre</text:p>
          </table:table-cell>
          <table:table-cell office:value-type="string">
            <text:p>WR</text:p>
          </table:table-cell>
          <table:table-cell office:value-type="string">
            <text:p>DEN</text:p>
          </table:table-cell>
        </table:table-row>
        <table:table-row table:style-name="ro1">
          <table:table-cell office:value-type="string">
            <text:p>Gordon, Richard</text:p>
          </table:table-cell>
          <table:table-cell office:value-type="string">
            <text:p>TE</text:p>
          </table:table-cell>
          <table:table-cell office:value-type="string">
            <text:p>OAK</text:p>
          </table:table-cell>
        </table:table-row>
        <table:table-row table:style-name="ro2">
          <table:table-cell office:value-type="string">
            <text:p>Gostkowski, Stephen</text:p>
          </table:table-cell>
          <table:table-cell office:value-type="string">
            <text:p>K</text:p>
          </table:table-cell>
          <table:table-cell office:value-type="string">
            <text:p>NWE</text:p>
          </table:table-cell>
        </table:table-row>
        <table:table-row table:style-name="ro2">
          <table:table-cell office:value-type="string">
            <text:p>Gradkowski, Bruce</text:p>
          </table:table-cell>
          <table:table-cell office:value-type="string">
            <text:p>QB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Graham, Cameron</text:p>
          </table:table-cell>
          <table:table-cell office:value-type="string">
            <text:p>TE</text:p>
          </table:table-cell>
          <table:table-cell office:value-type="string">
            <text:p>TEN</text:p>
          </table:table-cell>
        </table:table-row>
        <table:table-row table:style-name="ro1">
          <table:table-cell office:value-type="string">
            <text:p>Graham, Daniel</text:p>
          </table:table-cell>
          <table:table-cell office:value-type="string">
            <text:p>TE</text:p>
          </table:table-cell>
          <table:table-cell office:value-type="string">
            <text:p>TEN</text:p>
          </table:table-cell>
        </table:table-row>
        <table:table-row table:style-name="ro1">
          <table:table-cell office:value-type="string">
            <text:p>Graham, Garrett</text:p>
          </table:table-cell>
          <table:table-cell office:value-type="string">
            <text:p>TE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Green, A.J.</text:p>
          </table:table-cell>
          <table:table-cell office:value-type="string">
            <text:p>WR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Green, Virgil</text:p>
          </table:table-cell>
          <table:table-cell office:value-type="string">
            <text:p>TE</text:p>
          </table:table-cell>
          <table:table-cell office:value-type="string">
            <text:p>DEN</text:p>
          </table:table-cell>
        </table:table-row>
        <table:table-row table:style-name="ro2">
          <table:table-cell office:value-type="string">
            <text:p>Green-Ellis, BenJarvus</text:p>
          </table:table-cell>
          <table:table-cell office:value-type="string">
            <text:p>RB</text:p>
          </table:table-cell>
          <table:table-cell office:value-type="string">
            <text:p>NWE</text:p>
          </table:table-cell>
        </table:table-row>
        <table:table-row table:style-name="ro2">
          <table:table-cell office:value-type="string">
            <text:p>Greene, Shonn</text:p>
          </table:table-cell>
          <table:table-cell office:value-type="string">
            <text:p>RB</text:p>
          </table:table-cell>
          <table:table-cell office:value-type="string">
            <text:p>NYJ</text:p>
          </table:table-cell>
        </table:table-row>
        <table:table-row table:style-name="ro1">
          <table:table-cell office:value-type="string">
            <text:p>Gresham, Jermaine</text:p>
          </table:table-cell>
          <table:table-cell office:value-type="string">
            <text:p>TE</text:p>
          </table:table-cell>
          <table:table-cell office:value-type="string">
            <text:p>CIN</text:p>
          </table:table-cell>
        </table:table-row>
        <table:table-row table:style-name="ro2">
          <table:table-cell office:value-type="string">
            <text:p>Grisham, Tyler</text:p>
          </table:table-cell>
          <table:table-cell office:value-type="string">
            <text:p>WR</text:p>
          </table:table-cell>
          <table:table-cell office:value-type="string">
            <text:p>PIT</text:p>
          </table:table-cell>
        </table:table-row>
        <table:table-row table:style-name="ro2">
          <table:table-cell office:value-type="string">
            <text:p>Grissett, Torrey</text:p>
          </table:table-cell>
          <table:table-cell office:value-type="string">
            <text:p>WR</text:p>
          </table:table-cell>
          <table:table-cell office:value-type="string">
            <text:p>CLE</text:p>
          </table:table-cell>
        </table:table-row>
        <table:table-row table:style-name="ro2">
          <table:table-cell office:value-type="string">
            <text:p>Gronkowski, Chris</text:p>
          </table:table-cell>
          <table:table-cell office:value-type="string">
            <text:p>RB</text:p>
          </table:table-cell>
          <table:table-cell office:value-type="string">
            <text:p>IND</text:p>
          </table:table-cell>
        </table:table-row>
        <table:table-row table:style-name="ro2">
          <table:table-cell office:value-type="string">
            <text:p>Gronkowski, Dan</text:p>
          </table:table-cell>
          <table:table-cell office:value-type="string">
            <text:p>TE</text:p>
          </table:table-cell>
          <table:table-cell office:value-type="string">
            <text:p>CLE</text:p>
          </table:table-cell>
        </table:table-row>
        <table:table-row table:style-name="ro2">
          <table:table-cell office:value-type="string">
            <text:p>Gronkowski, Rob</text:p>
          </table:table-cell>
          <table:table-cell office:value-type="string">
            <text:p>TE</text:p>
          </table:table-cell>
          <table:table-cell office:value-type="string">
            <text:p>NWE</text:p>
          </table:table-cell>
        </table:table-row>
        <table:table-row table:style-name="ro2">
          <table:table-cell office:value-type="string">
            <text:p>Hagan, Derek</text:p>
          </table:table-cell>
          <table:table-cell office:value-type="string">
            <text:p>WR</text:p>
          </table:table-cell>
          <table:table-cell office:value-type="string">
            <text:p>BUF</text:p>
          </table:table-cell>
        </table:table-row>
        <table:table-row table:style-name="ro2">
          <table:table-cell office:value-type="string">
            <text:p>Hall, Ahmard</text:p>
          </table:table-cell>
          <table:table-cell office:value-type="string">
            <text:p>RB</text:p>
          </table:table-cell>
          <table:table-cell office:value-type="string">
            <text:p>TEN</text:p>
          </table:table-cell>
        </table:table-row>
        <table:table-row table:style-name="ro1">
          <table:table-cell office:value-type="string">
            <text:p>Hall, Bruce</text:p>
          </table:table-cell>
          <table:table-cell office:value-type="string">
            <text:p>RB</text:p>
          </table:table-cell>
          <table:table-cell office:value-type="string">
            <text:p>BUF</text:p>
          </table:table-cell>
        </table:table-row>
        <table:table-row table:style-name="ro2">
          <table:table-cell office:value-type="string">
            <text:p>Hardesty, Montario</text:p>
          </table:table-cell>
          <table:table-cell office:value-type="string">
            <text:p>RB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Hardy, James</text:p>
          </table:table-cell>
          <table:table-cell office:value-type="string">
            <text:p>WR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Harper, Jamie</text:p>
          </table:table-cell>
          <table:table-cell office:value-type="string">
            <text:p>RB</text:p>
          </table:table-cell>
          <table:table-cell office:value-type="string">
            <text:p>TEN</text:p>
          </table:table-cell>
        </table:table-row>
        <table:table-row table:style-name="ro2">
          <table:table-cell office:value-type="string">
            <text:p>Harris, DuJuan</text:p>
          </table:table-cell>
          <table:table-cell office:value-type="string">
            <text:p>RB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Hartline, Brian</text:p>
          </table:table-cell>
          <table:table-cell office:value-type="string">
            <text:p>WR</text:p>
          </table:table-cell>
          <table:table-cell office:value-type="string">
            <text:p>MIA</text:p>
          </table:table-cell>
        </table:table-row>
        <table:table-row table:style-name="ro2">
          <table:table-cell office:value-type="string">
            <text:p>Hasselbeck, Matt</text:p>
          </table:table-cell>
          <table:table-cell office:value-type="string">
            <text:p>QB</text:p>
          </table:table-cell>
          <table:table-cell office:value-type="string">
            <text:p>TEN</text:p>
          </table:table-cell>
        </table:table-row>
        <table:table-row table:style-name="ro1">
          <table:table-cell office:value-type="string">
            <text:p>Hawkins, Andrew</text:p>
          </table:table-cell>
          <table:table-cell office:value-type="string">
            <text:p>WR</text:p>
          </table:table-cell>
          <table:table-cell office:value-type="string">
            <text:p>CIN</text:p>
          </table:table-cell>
        </table:table-row>
        <table:table-row table:style-name="ro2">
          <table:table-cell office:value-type="string">
            <text:p>Hawkins, Lavelle</text:p>
          </table:table-cell>
          <table:table-cell office:value-type="string">
            <text:p>WR</text:p>
          </table:table-cell>
          <table:table-cell office:value-type="string">
            <text:p>TEN</text:p>
          </table:table-cell>
        </table:table-row>
        <table:table-row table:style-name="ro2">
          <table:table-cell office:value-type="string">
            <text:p>Hazelton, Vidal</text:p>
          </table:table-cell>
          <table:table-cell office:value-type="string">
            <text:p>WR</text:p>
          </table:table-cell>
          <table:table-cell office:value-type="string">
            <text:p>CIN</text:p>
          </table:table-cell>
        </table:table-row>
        <table:table-row table:style-name="ro2">
          <table:table-cell office:value-type="string">
            <text:p>Henne, Chad</text:p>
          </table:table-cell>
          <table:table-cell office:value-type="string">
            <text:p>QB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Hernandez, Aaron</text:p>
          </table:table-cell>
          <table:table-cell office:value-type="string">
            <text:p>TE</text:p>
          </table:table-cell>
          <table:table-cell office:value-type="string">
            <text:p>NWE</text:p>
          </table:table-cell>
        </table:table-row>
        <table:table-row table:style-name="ro1">
          <table:table-cell office:value-type="string">
            <text:p>Hester, Jacob</text:p>
          </table:table-cell>
          <table:table-cell office:value-type="string">
            <text:p>RB</text:p>
          </table:table-cell>
          <table:table-cell office:value-type="string">
            <text:p>SDG</text:p>
          </table:table-cell>
        </table:table-row>
        <table:table-row table:style-name="ro2">
          <table:table-cell office:value-type="string">
            <text:p>Heyward-Bey, Darrius</text:p>
          </table:table-cell>
          <table:table-cell office:value-type="string">
            <text:p>WR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Hill, Anthony</text:p>
          </table:table-cell>
          <table:table-cell office:value-type="string">
            <text:p>TE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Hill, Darius</text:p>
          </table:table-cell>
          <table:table-cell office:value-type="string">
            <text:p>TE</text:p>
          </table:table-cell>
          <table:table-cell office:value-type="string">
            <text:p>JAC</text:p>
          </table:table-cell>
        </table:table-row>
        <table:table-row table:style-name="ro2">
          <table:table-cell office:value-type="string">
            <text:p>Hilliard, Lex</text:p>
          </table:table-cell>
          <table:table-cell office:value-type="string">
            <text:p>RB</text:p>
          </table:table-cell>
          <table:table-cell office:value-type="string">
            <text:p>MIA</text:p>
          </table:table-cell>
        </table:table-row>
        <table:table-row table:style-name="ro2">
          <table:table-cell office:value-type="string">
            <text:p>Hillis, Peyton</text:p>
          </table:table-cell>
          <table:table-cell office:value-type="string">
            <text:p>RB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Hogan, Chris</text:p>
          </table:table-cell>
          <table:table-cell office:value-type="string">
            <text:p>WR</text:p>
          </table:table-cell>
          <table:table-cell office:value-type="string">
            <text:p>MIA</text:p>
          </table:table-cell>
        </table:table-row>
        <table:table-row table:style-name="ro2">
          <table:table-cell office:value-type="string">
            <text:p>Holliday, Trindon</text:p>
          </table:table-cell>
          <table:table-cell office:value-type="string">
            <text:p>WR</text:p>
          </table:table-cell>
          <table:table-cell office:value-type="string">
            <text:p>HOU</text:p>
          </table:table-cell>
        </table:table-row>
        <table:table-row table:style-name="ro2">
          <table:table-cell office:value-type="string">
            <text:p>Holmes, Santonio</text:p>
          </table:table-cell>
          <table:table-cell office:value-type="string">
            <text:p>WR</text:p>
          </table:table-cell>
          <table:table-cell office:value-type="string">
            <text:p>NYJ</text:p>
          </table:table-cell>
        </table:table-row>
        <table:table-row table:style-name="ro1">
          <table:table-cell office:value-type="string">
            <text:p>Horne, Jeremy</text:p>
          </table:table-cell>
          <table:table-cell office:value-type="string">
            <text:p>WR</text:p>
          </table:table-cell>
          <table:table-cell office:value-type="string">
            <text:p>K.C</text:p>
          </table:table-cell>
        </table:table-row>
        <table:table-row table:style-name="ro2">
          <table:table-cell office:value-type="string">
            <text:p>Houshmandzadeh, T.J.</text:p>
          </table:table-cell>
          <table:table-cell office:value-type="string">
            <text:p>WR</text:p>
          </table:table-cell>
          <table:table-cell office:value-type="string">
            <text:p>OAK</text:p>
          </table:table-cell>
        </table:table-row>
        <table:table-row table:style-name="ro2">
          <table:table-cell office:value-type="string">
            <text:p>Hoyer, Brian</text:p>
          </table:table-cell>
          <table:table-cell office:value-type="string">
            <text:p>QB</text:p>
          </table:table-cell>
          <table:table-cell office:value-type="string">
            <text:p>NWE</text:p>
          </table:table-cell>
        </table:table-row>
        <table:table-row table:style-name="ro2">
          <table:table-cell office:value-type="string">
            <text:p>Iglesias, Juaquin</text:p>
          </table:table-cell>
          <table:table-cell office:value-type="string">
            <text:p>WR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Ingram, Cornelius</text:p>
          </table:table-cell>
          <table:table-cell office:value-type="string">
            <text:p>TE</text:p>
          </table:table-cell>
          <table:table-cell office:value-type="string">
            <text:p>DEN</text:p>
          </table:table-cell>
        </table:table-row>
        <table:table-row table:style-name="ro1">
          <table:table-cell office:value-type="string">
            <text:p>Jackson, Brandon</text:p>
          </table:table-cell>
          <table:table-cell office:value-type="string">
            <text:p>RB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Jackson, Dexter</text:p>
          </table:table-cell>
          <table:table-cell office:value-type="string">
            <text:p>WR</text:p>
          </table:table-cell>
          <table:table-cell office:value-type="string">
            <text:p>NYJ</text:p>
          </table:table-cell>
        </table:table-row>
        <table:table-row table:style-name="ro1">
          <table:table-cell office:value-type="string">
            <text:p>Jackson, Fred</text:p>
          </table:table-cell>
          <table:table-cell office:value-type="string">
            <text:p>RB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Jackson, Vincent</text:p>
          </table:table-cell>
          <table:table-cell office:value-type="string">
            <text:p>WR</text:p>
          </table:table-cell>
          <table:table-cell office:value-type="string">
            <text:p>SDG</text:p>
          </table:table-cell>
        </table:table-row>
        <table:table-row table:style-name="ro2">
          <table:table-cell office:value-type="string">
            <text:p>Janikowski, Sebastian</text:p>
          </table:table-cell>
          <table:table-cell office:value-type="string">
            <text:p>K</text:p>
          </table:table-cell>
          <table:table-cell office:value-type="string">
            <text:p>OAK</text:p>
          </table:table-cell>
        </table:table-row>
        <table:table-row table:style-name="ro2">
          <table:table-cell office:value-type="string">
            <text:p>Jean, Lestar</text:p>
          </table:table-cell>
          <table:table-cell office:value-type="string">
            <text:p>WR</text:p>
          </table:table-cell>
          <table:table-cell office:value-type="string">
            <text:p>HOU</text:p>
          </table:table-cell>
        </table:table-row>
        <table:table-row table:style-name="ro2">
          <table:table-cell office:value-type="string">
            <text:p>Jennings, Rashad</text:p>
          </table:table-cell>
          <table:table-cell office:value-type="string">
            <text:p>RB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Johnson, Andre</text:p>
          </table:table-cell>
          <table:table-cell office:value-type="string">
            <text:p>WR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Johnson, Bryant</text:p>
          </table:table-cell>
          <table:table-cell office:value-type="string">
            <text:p>WR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Johnson, Chris</text:p>
          </table:table-cell>
          <table:table-cell office:value-type="string">
            <text:p>RB</text:p>
          </table:table-cell>
          <table:table-cell office:value-type="string">
            <text:p>TEN</text:p>
          </table:table-cell>
        </table:table-row>
        <table:table-row table:style-name="ro1">
          <table:table-cell office:value-type="string">
            <text:p>Johnson, David</text:p>
          </table:table-cell>
          <table:table-cell office:value-type="string">
            <text:p>TE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Johnson, Ian</text:p>
          </table:table-cell>
          <table:table-cell office:value-type="string">
            <text:p>RB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Johnson, Jeremiah</text:p>
          </table:table-cell>
          <table:table-cell office:value-type="string">
            <text:p>RB</text:p>
          </table:table-cell>
          <table:table-cell office:value-type="string">
            <text:p>DEN</text:p>
          </table:table-cell>
        </table:table-row>
        <table:table-row table:style-name="ro1">
          <table:table-cell office:value-type="string">
            <text:p>Johnson, Quinn</text:p>
          </table:table-cell>
          <table:table-cell office:value-type="string">
            <text:p>RB</text:p>
          </table:table-cell>
          <table:table-cell office:value-type="string">
            <text:p>TEN</text:p>
          </table:table-cell>
        </table:table-row>
        <table:table-row table:style-name="ro1">
          <table:table-cell office:value-type="string">
            <text:p>Johnson, Steve</text:p>
          </table:table-cell>
          <table:table-cell office:value-type="string">
            <text:p>WR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Jones, Derrick</text:p>
          </table:table-cell>
          <table:table-cell office:value-type="string">
            <text:p>WR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Jones, Donald</text:p>
          </table:table-cell>
          <table:table-cell office:value-type="string">
            <text:p>WR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Jones, Greg</text:p>
          </table:table-cell>
          <table:table-cell office:value-type="string">
            <text:p>RB</text:p>
          </table:table-cell>
          <table:table-cell office:value-type="string">
            <text:p>JAC</text:p>
          </table:table-cell>
        </table:table-row>
        <table:table-row table:style-name="ro2">
          <table:table-cell office:value-type="string">
            <text:p>Jones, Jacoby</text:p>
          </table:table-cell>
          <table:table-cell office:value-type="string">
            <text:p>WR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Jones, Taiwan</text:p>
          </table:table-cell>
          <table:table-cell office:value-type="string">
            <text:p>RB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Jones, Thomas</text:p>
          </table:table-cell>
          <table:table-cell office:value-type="string">
            <text:p>RB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Jones-Drew, Maurice</text:p>
          </table:table-cell>
          <table:table-cell office:value-type="string">
            <text:p>RB</text:p>
          </table:table-cell>
          <table:table-cell office:value-type="string">
            <text:p>JAC</text:p>
          </table:table-cell>
        </table:table-row>
        <table:table-row table:style-name="ro2">
          <table:table-cell office:value-type="string">
            <text:p>Kaeding, Nate</text:p>
          </table:table-cell>
          <table:table-cell office:value-type="string">
            <text:p>K</text:p>
          </table:table-cell>
          <table:table-cell office:value-type="string">
            <text:p>SDG</text:p>
          </table:table-cell>
        </table:table-row>
        <table:table-row table:style-name="ro2">
          <table:table-cell office:value-type="string">
            <text:p>Karim, Deji</text:p>
          </table:table-cell>
          <table:table-cell office:value-type="string">
            <text:p>RB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Keller, Dustin</text:p>
          </table:table-cell>
          <table:table-cell office:value-type="string">
            <text:p>TE</text:p>
          </table:table-cell>
          <table:table-cell office:value-type="string">
            <text:p>NYJ</text:p>
          </table:table-cell>
        </table:table-row>
        <table:table-row table:style-name="ro2">
          <table:table-cell office:value-type="string">
            <text:p>Kerley, Jeremy</text:p>
          </table:table-cell>
          <table:table-cell office:value-type="string">
            <text:p>WR</text:p>
          </table:table-cell>
          <table:table-cell office:value-type="string">
            <text:p>NYJ</text:p>
          </table:table-cell>
        </table:table-row>
        <table:table-row table:style-name="ro2">
          <table:table-cell office:value-type="string">
            <text:p>Kirkendoll, James</text:p>
          </table:table-cell>
          <table:table-cell office:value-type="string">
            <text:p>WR</text:p>
          </table:table-cell>
          <table:table-cell office:value-type="string">
            <text:p>TEN</text:p>
          </table:table-cell>
        </table:table-row>
        <table:table-row table:style-name="ro2">
          <table:table-cell office:value-type="string">
            <text:p>La Secla, Jordan</text:p>
          </table:table-cell>
          <table:table-cell office:value-type="string">
            <text:p>QB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Larsen, Spencer</text:p>
          </table:table-cell>
          <table:table-cell office:value-type="string">
            <text:p>RB</text:p>
          </table:table-cell>
          <table:table-cell office:value-type="string">
            <text:p>DEN</text:p>
          </table:table-cell>
        </table:table-row>
        <table:table-row table:style-name="ro1">
          <table:table-cell office:value-type="string">
            <text:p>Lawrence, Matt</text:p>
          </table:table-cell>
          <table:table-cell office:value-type="string">
            <text:p>RB</text:p>
          </table:table-cell>
          <table:table-cell office:value-type="string">
            <text:p>BAL</text:p>
          </table:table-cell>
        </table:table-row>
        <table:table-row table:style-name="ro2">
          <table:table-cell office:value-type="string">
            <text:p>LeFevour, Dan</text:p>
          </table:table-cell>
          <table:table-cell office:value-type="string">
            <text:p>QB</text:p>
          </table:table-cell>
          <table:table-cell office:value-type="string">
            <text:p>JAC</text:p>
          </table:table-cell>
        </table:table-row>
        <table:table-row table:style-name="ro2">
          <table:table-cell office:value-type="string">
            <text:p>Leach, Vonta</text:p>
          </table:table-cell>
          <table:table-cell office:value-type="string">
            <text:p>RB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Lee, Donald</text:p>
          </table:table-cell>
          <table:table-cell office:value-type="string">
            <text:p>TE</text:p>
          </table:table-cell>
          <table:table-cell office:value-type="string">
            <text:p>CIN</text:p>
          </table:table-cell>
        </table:table-row>
        <table:table-row table:style-name="ro2">
          <table:table-cell office:value-type="string">
            <text:p>Leftwich, Byron</text:p>
          </table:table-cell>
          <table:table-cell office:value-type="string">
            <text:p>QB</text:p>
          </table:table-cell>
          <table:table-cell office:value-type="string">
            <text:p>PIT</text:p>
          </table:table-cell>
        </table:table-row>
        <table:table-row table:style-name="ro2">
          <table:table-cell office:value-type="string">
            <text:p>Leinart, Matt</text:p>
          </table:table-cell>
          <table:table-cell office:value-type="string">
            <text:p>QB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Leonard, Brian</text:p>
          </table:table-cell>
          <table:table-cell office:value-type="string">
            <text:p>RB</text:p>
          </table:table-cell>
          <table:table-cell office:value-type="string">
            <text:p>CIN</text:p>
          </table:table-cell>
        </table:table-row>
        <table:table-row table:style-name="ro2">
          <table:table-cell office:value-type="string">
            <text:p>Lewis, Marcedes</text:p>
          </table:table-cell>
          <table:table-cell office:value-type="string">
            <text:p>TE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Lewis, Thaddeus</text:p>
          </table:table-cell>
          <table:table-cell office:value-type="string">
            <text:p>QB</text:p>
          </table:table-cell>
          <table:table-cell office:value-type="string">
            <text:p>CLE</text:p>
          </table:table-cell>
        </table:table-row>
        <table:table-row table:style-name="ro2">
          <table:table-cell office:value-type="string">
            <text:p>Lindell, Rian</text:p>
          </table:table-cell>
          <table:table-cell office:value-type="string">
            <text:p>K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Little, Greg</text:p>
          </table:table-cell>
          <table:table-cell office:value-type="string">
            <text:p>WR</text:p>
          </table:table-cell>
          <table:table-cell office:value-type="string">
            <text:p>CLE</text:p>
          </table:table-cell>
        </table:table-row>
        <table:table-row table:style-name="ro2">
          <table:table-cell office:value-type="string">
            <text:p>Livas, Phillip</text:p>
          </table:table-cell>
          <table:table-cell office:value-type="string">
            <text:p>WR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Locker, Jake</text:p>
          </table:table-cell>
          <table:table-cell office:value-type="string">
            <text:p>QB</text:p>
          </table:table-cell>
          <table:table-cell office:value-type="string">
            <text:p>TEN</text:p>
          </table:table-cell>
        </table:table-row>
        <table:table-row table:style-name="ro2">
          <table:table-cell office:value-type="string">
            <text:p>Losman, J.P.</text:p>
          </table:table-cell>
          <table:table-cell office:value-type="string">
            <text:p>QB</text:p>
          </table:table-cell>
          <table:table-cell office:value-type="string">
            <text:p>MIA</text:p>
          </table:table-cell>
        </table:table-row>
        <table:table-row table:style-name="ro2">
          <table:table-cell office:value-type="string">
            <text:p>Maehl, Jeff</text:p>
          </table:table-cell>
          <table:table-cell office:value-type="string">
            <text:p>WR</text:p>
          </table:table-cell>
          <table:table-cell office:value-type="string">
            <text:p>HOU</text:p>
          </table:table-cell>
        </table:table-row>
        <table:table-row table:style-name="ro2">
          <table:table-cell office:value-type="string">
            <text:p>Mahaffey, Ryan</text:p>
          </table:table-cell>
          <table:table-cell office:value-type="string">
            <text:p>RB</text:p>
          </table:table-cell>
          <table:table-cell office:value-type="string">
            <text:p>IND</text:p>
          </table:table-cell>
        </table:table-row>
        <table:table-row table:style-name="ro2">
          <table:table-cell office:value-type="string">
            <text:p>Mallett, Ryan</text:p>
          </table:table-cell>
          <table:table-cell office:value-type="string">
            <text:p>QB</text:p>
          </table:table-cell>
          <table:table-cell office:value-type="string">
            <text:p>NWE</text:p>
          </table:table-cell>
        </table:table-row>
        <table:table-row table:style-name="ro2">
          <table:table-cell office:value-type="string">
            <text:p>Manning, Peyton</text:p>
          </table:table-cell>
          <table:table-cell office:value-type="string">
            <text:p>QB</text:p>
          </table:table-cell>
          <table:table-cell office:value-type="string">
            <text:p>IND</text:p>
          </table:table-cell>
        </table:table-row>
        <table:table-row table:style-name="ro2">
          <table:table-cell office:value-type="string">
            <text:p>Marecic, Owen</text:p>
          </table:table-cell>
          <table:table-cell office:value-type="string">
            <text:p>RB</text:p>
          </table:table-cell>
          <table:table-cell office:value-type="string">
            <text:p>CLE</text:p>
          </table:table-cell>
        </table:table-row>
        <table:table-row table:style-name="ro2">
          <table:table-cell office:value-type="string">
            <text:p>Mariani, Marc</text:p>
          </table:table-cell>
          <table:table-cell office:value-type="string">
            <text:p>WR</text:p>
          </table:table-cell>
          <table:table-cell office:value-type="string">
            <text:p>TEN</text:p>
          </table:table-cell>
        </table:table-row>
        <table:table-row table:style-name="ro2">
          <table:table-cell office:value-type="string">
            <text:p>Markshausen, Zeke</text:p>
          </table:table-cell>
          <table:table-cell office:value-type="string">
            <text:p>WR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Marshall, Brandon</text:p>
          </table:table-cell>
          <table:table-cell office:value-type="string">
            <text:p>WR</text:p>
          </table:table-cell>
          <table:table-cell office:value-type="string">
            <text:p>MIA</text:p>
          </table:table-cell>
        </table:table-row>
        <table:table-row table:style-name="ro2">
          <table:table-cell office:value-type="string">
            <text:p>Martin, Ruvell</text:p>
          </table:table-cell>
          <table:table-cell office:value-type="string">
            <text:p>WR</text:p>
          </table:table-cell>
          <table:table-cell office:value-type="string">
            <text:p>BUF</text:p>
          </table:table-cell>
        </table:table-row>
        <table:table-row table:style-name="ro2">
          <table:table-cell office:value-type="string">
            <text:p>Massaquoi, Mohamed</text:p>
          </table:table-cell>
          <table:table-cell office:value-type="string">
            <text:p>WR</text:p>
          </table:table-cell>
          <table:table-cell office:value-type="string">
            <text:p>CLE</text:p>
          </table:table-cell>
        </table:table-row>
        <table:table-row table:style-name="ro2">
          <table:table-cell office:value-type="string">
            <text:p>Mastrud, Jeron</text:p>
          </table:table-cell>
          <table:table-cell office:value-type="string">
            <text:p>TE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Mathews, Ryan</text:p>
          </table:table-cell>
          <table:table-cell office:value-type="string">
            <text:p>RB</text:p>
          </table:table-cell>
          <table:table-cell office:value-type="string">
            <text:p>SDG</text:p>
          </table:table-cell>
        </table:table-row>
        <table:table-row table:style-name="ro2">
          <table:table-cell office:value-type="string">
            <text:p>McClain, Le'Ron</text:p>
          </table:table-cell>
          <table:table-cell office:value-type="string">
            <text:p>RB</text:p>
          </table:table-cell>
          <table:table-cell office:value-type="string">
            <text:p>K.C</text:p>
          </table:table-cell>
        </table:table-row>
        <table:table-row table:style-name="ro2">
          <table:table-cell office:value-type="string">
            <text:p>McCluskey, James</text:p>
          </table:table-cell>
          <table:table-cell office:value-type="string">
            <text:p>RB</text:p>
          </table:table-cell>
          <table:table-cell office:value-type="string">
            <text:p>OAK</text:p>
          </table:table-cell>
        </table:table-row>
        <table:table-row table:style-name="ro2">
          <table:table-cell office:value-type="string">
            <text:p>McCluster, Dexter</text:p>
          </table:table-cell>
          <table:table-cell office:value-type="string">
            <text:p>RB</text:p>
          </table:table-cell>
          <table:table-cell office:value-type="string">
            <text:p>K.C</text:p>
          </table:table-cell>
        </table:table-row>
        <table:table-row table:style-name="ro2">
          <table:table-cell office:value-type="string">
            <text:p>McCown, Luke</text:p>
          </table:table-cell>
          <table:table-cell office:value-type="string">
            <text:p>QB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McCoy, Colt</text:p>
          </table:table-cell>
          <table:table-cell office:value-type="string">
            <text:p>QB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McCoy, Jamie</text:p>
          </table:table-cell>
          <table:table-cell office:value-type="string">
            <text:p>TE</text:p>
          </table:table-cell>
          <table:table-cell office:value-type="string">
            <text:p>PIT</text:p>
          </table:table-cell>
        </table:table-row>
        <table:table-row table:style-name="ro2">
          <table:table-cell office:value-type="string">
            <text:p>McElroy, Greg</text:p>
          </table:table-cell>
          <table:table-cell office:value-type="string">
            <text:p>QB</text:p>
          </table:table-cell>
          <table:table-cell office:value-type="string">
            <text:p>NYJ</text:p>
          </table:table-cell>
        </table:table-row>
        <table:table-row table:style-name="ro1">
          <table:table-cell office:value-type="string">
            <text:p>McFadden, Darren</text:p>
          </table:table-cell>
          <table:table-cell office:value-type="string">
            <text:p>RB</text:p>
          </table:table-cell>
          <table:table-cell office:value-type="string">
            <text:p>OAK</text:p>
          </table:table-cell>
        </table:table-row>
        <table:table-row table:style-name="ro2">
          <table:table-cell office:value-type="string">
            <text:p>McGahee, Willis</text:p>
          </table:table-cell>
          <table:table-cell office:value-type="string">
            <text:p>RB</text:p>
          </table:table-cell>
          <table:table-cell office:value-type="string">
            <text:p>DEN</text:p>
          </table:table-cell>
        </table:table-row>
        <table:table-row table:style-name="ro1">
          <table:table-cell office:value-type="string">
            <text:p>McGee, Eddie</text:p>
          </table:table-cell>
          <table:table-cell office:value-type="string">
            <text:p>WR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McIntyre, Corey</text:p>
          </table:table-cell>
          <table:table-cell office:value-type="string">
            <text:p>RB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McKnight, Joe</text:p>
          </table:table-cell>
          <table:table-cell office:value-type="string">
            <text:p>RB</text:p>
          </table:table-cell>
          <table:table-cell office:value-type="string">
            <text:p>NYJ</text:p>
          </table:table-cell>
        </table:table-row>
        <table:table-row table:style-name="ro2">
          <table:table-cell office:value-type="string">
            <text:p>McMichael, Randy</text:p>
          </table:table-cell>
          <table:table-cell office:value-type="string">
            <text:p>TE</text:p>
          </table:table-cell>
          <table:table-cell office:value-type="string">
            <text:p>SDG</text:p>
          </table:table-cell>
        </table:table-row>
        <table:table-row table:style-name="ro2">
          <table:table-cell office:value-type="string">
            <text:p>McNeal, Shawnbrey</text:p>
          </table:table-cell>
          <table:table-cell office:value-type="string">
            <text:p>RB</text:p>
          </table:table-cell>
          <table:table-cell office:value-type="string">
            <text:p>SDG</text:p>
          </table:table-cell>
        </table:table-row>
        <table:table-row table:style-name="ro2">
          <table:table-cell office:value-type="string">
            <text:p>Medlin, Richard</text:p>
          </table:table-cell>
          <table:table-cell office:value-type="string">
            <text:p>RB</text:p>
          </table:table-cell>
          <table:table-cell office:value-type="string">
            <text:p>MIA</text:p>
          </table:table-cell>
        </table:table-row>
        <table:table-row table:style-name="ro2">
          <table:table-cell office:value-type="string">
            <text:p>Mendenhall, Rashard</text:p>
          </table:table-cell>
          <table:table-cell office:value-type="string">
            <text:p>RB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Miller, Heath</text:p>
          </table:table-cell>
          <table:table-cell office:value-type="string">
            <text:p>TE</text:p>
          </table:table-cell>
          <table:table-cell office:value-type="string">
            <text:p>PIT</text:p>
          </table:table-cell>
        </table:table-row>
        <table:table-row table:style-name="ro2">
          <table:table-cell office:value-type="string">
            <text:p>Miller, Lonyae</text:p>
          </table:table-cell>
          <table:table-cell office:value-type="string">
            <text:p>RB</text:p>
          </table:table-cell>
          <table:table-cell office:value-type="string">
            <text:p>OAK</text:p>
          </table:table-cell>
        </table:table-row>
        <table:table-row table:style-name="ro2">
          <table:table-cell office:value-type="string">
            <text:p>Miller, Zach</text:p>
          </table:table-cell>
          <table:table-cell office:value-type="string">
            <text:p>TE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Mitchell, Carlton</text:p>
          </table:table-cell>
          <table:table-cell office:value-type="string">
            <text:p>WR</text:p>
          </table:table-cell>
          <table:table-cell office:value-type="string">
            <text:p>CLE</text:p>
          </table:table-cell>
        </table:table-row>
        <table:table-row table:style-name="ro2">
          <table:table-cell office:value-type="string">
            <text:p>Moeaki, Tony</text:p>
          </table:table-cell>
          <table:table-cell office:value-type="string">
            <text:p>TE</text:p>
          </table:table-cell>
          <table:table-cell office:value-type="string">
            <text:p>K.C</text:p>
          </table:table-cell>
        </table:table-row>
        <table:table-row table:style-name="ro2">
          <table:table-cell office:value-type="string">
            <text:p>Moore, Denarius</text:p>
          </table:table-cell>
          <table:table-cell office:value-type="string">
            <text:p>WR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Moore, Evan</text:p>
          </table:table-cell>
          <table:table-cell office:value-type="string">
            <text:p>TE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Moore, Marlon</text:p>
          </table:table-cell>
          <table:table-cell office:value-type="string">
            <text:p>WR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Moore, Matt</text:p>
          </table:table-cell>
          <table:table-cell office:value-type="string">
            <text:p>QB</text:p>
          </table:table-cell>
          <table:table-cell office:value-type="string">
            <text:p>MIA</text:p>
          </table:table-cell>
        </table:table-row>
        <table:table-row table:style-name="ro2">
          <table:table-cell office:value-type="string">
            <text:p>Moore, Mewelde</text:p>
          </table:table-cell>
          <table:table-cell office:value-type="string">
            <text:p>RB</text:p>
          </table:table-cell>
          <table:table-cell office:value-type="string">
            <text:p>PIT</text:p>
          </table:table-cell>
        </table:table-row>
        <table:table-row table:style-name="ro2">
          <table:table-cell office:value-type="string">
            <text:p>Moreno, Knowshon</text:p>
          </table:table-cell>
          <table:table-cell office:value-type="string">
            <text:p>RB</text:p>
          </table:table-cell>
          <table:table-cell office:value-type="string">
            <text:p>DEN</text:p>
          </table:table-cell>
        </table:table-row>
        <table:table-row table:style-name="ro1">
          <table:table-cell office:value-type="string">
            <text:p>Mulligan, Matthew</text:p>
          </table:table-cell>
          <table:table-cell office:value-type="string">
            <text:p>TE</text:p>
          </table:table-cell>
          <table:table-cell office:value-type="string">
            <text:p>NYJ</text:p>
          </table:table-cell>
        </table:table-row>
        <table:table-row table:style-name="ro2">
          <table:table-cell office:value-type="string">
            <text:p>Murdock, O.J.</text:p>
          </table:table-cell>
          <table:table-cell office:value-type="string">
            <text:p>WR</text:p>
          </table:table-cell>
          <table:table-cell office:value-type="string">
            <text:p>TEN</text:p>
          </table:table-cell>
        </table:table-row>
        <table:table-row table:style-name="ro1">
          <table:table-cell office:value-type="string">
            <text:p>Murphy, Louis</text:p>
          </table:table-cell>
          <table:table-cell office:value-type="string">
            <text:p>WR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Murphy, Richard</text:p>
          </table:table-cell>
          <table:table-cell office:value-type="string">
            <text:p>RB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Myers, Brandon</text:p>
          </table:table-cell>
          <table:table-cell office:value-type="string">
            <text:p>TE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Nelson, David</text:p>
          </table:table-cell>
          <table:table-cell office:value-type="string">
            <text:p>WR</text:p>
          </table:table-cell>
          <table:table-cell office:value-type="string">
            <text:p>BUF</text:p>
          </table:table-cell>
        </table:table-row>
        <table:table-row table:style-name="ro2">
          <table:table-cell office:value-type="string">
            <text:p>Nesbitt, Joshua</text:p>
          </table:table-cell>
          <table:table-cell office:value-type="string">
            <text:p>QB</text:p>
          </table:table-cell>
          <table:table-cell office:value-type="string">
            <text:p>BUF</text:p>
          </table:table-cell>
        </table:table-row>
        <table:table-row table:style-name="ro2">
          <table:table-cell office:value-type="string">
            <text:p>Norwood, Jordan</text:p>
          </table:table-cell>
          <table:table-cell office:value-type="string">
            <text:p>WR</text:p>
          </table:table-cell>
          <table:table-cell office:value-type="string">
            <text:p>CLE</text:p>
          </table:table-cell>
        </table:table-row>
        <table:table-row table:style-name="ro2">
          <table:table-cell office:value-type="string">
            <text:p>Novak, Nick</text:p>
          </table:table-cell>
          <table:table-cell office:value-type="string">
            <text:p>K</text:p>
          </table:table-cell>
          <table:table-cell office:value-type="string">
            <text:p>SDG</text:p>
          </table:table-cell>
        </table:table-row>
        <table:table-row table:style-name="ro2">
          <table:table-cell office:value-type="string">
            <text:p>Nugent, Mike</text:p>
          </table:table-cell>
          <table:table-cell office:value-type="string">
            <text:p>K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O'Connell, Jake</text:p>
          </table:table-cell>
          <table:table-cell office:value-type="string">
            <text:p>TE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O'Connell, Kevin</text:p>
          </table:table-cell>
          <table:table-cell office:value-type="string">
            <text:p>QB</text:p>
          </table:table-cell>
          <table:table-cell office:value-type="string">
            <text:p>NYJ</text:p>
          </table:table-cell>
        </table:table-row>
        <table:table-row table:style-name="ro2">
          <table:table-cell office:value-type="string">
            <text:p>Ochocinco, Chad</text:p>
          </table:table-cell>
          <table:table-cell office:value-type="string">
            <text:p>WR</text:p>
          </table:table-cell>
          <table:table-cell office:value-type="string">
            <text:p>NWE</text:p>
          </table:table-cell>
        </table:table-row>
        <table:table-row table:style-name="ro2">
          <table:table-cell office:value-type="string">
            <text:p>Ogbonnaya, Chris</text:p>
          </table:table-cell>
          <table:table-cell office:value-type="string">
            <text:p>RB</text:p>
          </table:table-cell>
          <table:table-cell office:value-type="string">
            <text:p>CLE</text:p>
          </table:table-cell>
        </table:table-row>
        <table:table-row table:style-name="ro2">
          <table:table-cell office:value-type="string">
            <text:p>Onobun, Fendi</text:p>
          </table:table-cell>
          <table:table-cell office:value-type="string">
            <text:p>TE</text:p>
          </table:table-cell>
          <table:table-cell office:value-type="string">
            <text:p>BUF</text:p>
          </table:table-cell>
        </table:table-row>
        <table:table-row table:style-name="ro2">
          <table:table-cell office:value-type="string">
            <text:p>Orlovsky, Dan</text:p>
          </table:table-cell>
          <table:table-cell office:value-type="string">
            <text:p>QB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Ortiz, Robert</text:p>
          </table:table-cell>
          <table:table-cell office:value-type="string">
            <text:p>WR</text:p>
          </table:table-cell>
          <table:table-cell office:value-type="string">
            <text:p>NWE</text:p>
          </table:table-cell>
        </table:table-row>
        <table:table-row table:style-name="ro2">
          <table:table-cell office:value-type="string">
            <text:p>Orton, Kyle</text:p>
          </table:table-cell>
          <table:table-cell office:value-type="string">
            <text:p>QB</text:p>
          </table:table-cell>
          <table:table-cell office:value-type="string">
            <text:p>K.C</text:p>
          </table:table-cell>
        </table:table-row>
        <table:table-row table:style-name="ro2">
          <table:table-cell office:value-type="string">
            <text:p>Osgood, Kassim</text:p>
          </table:table-cell>
          <table:table-cell office:value-type="string">
            <text:p>WR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Otis, Jeff</text:p>
          </table:table-cell>
          <table:table-cell office:value-type="string">
            <text:p>QB</text:p>
          </table:table-cell>
          <table:table-cell office:value-type="string">
            <text:p>OAK</text:p>
          </table:table-cell>
        </table:table-row>
        <table:table-row table:style-name="ro2">
          <table:table-cell office:value-type="string">
            <text:p>Owens, Montell</text:p>
          </table:table-cell>
          <table:table-cell office:value-type="string">
            <text:p>RB</text:p>
          </table:table-cell>
          <table:table-cell office:value-type="string">
            <text:p>JAC</text:p>
          </table:table-cell>
        </table:table-row>
        <table:table-row table:style-name="ro2">
          <table:table-cell office:value-type="string">
            <text:p>Owusu-Ansah, Akwasi</text:p>
          </table:table-cell>
          <table:table-cell office:value-type="string">
            <text:p>WR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Painter, Curtis</text:p>
          </table:table-cell>
          <table:table-cell office:value-type="string">
            <text:p>QB</text:p>
          </table:table-cell>
          <table:table-cell office:value-type="string">
            <text:p>IND</text:p>
          </table:table-cell>
        </table:table-row>
        <table:table-row table:style-name="ro2">
          <table:table-cell office:value-type="string">
            <text:p>Palko, Tyler</text:p>
          </table:table-cell>
          <table:table-cell office:value-type="string">
            <text:p>QB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Palmer, Carson</text:p>
          </table:table-cell>
          <table:table-cell office:value-type="string">
            <text:p>QB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Parrish, Roscoe</text:p>
          </table:table-cell>
          <table:table-cell office:value-type="string">
            <text:p>WR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Payne, Logan</text:p>
          </table:table-cell>
          <table:table-cell office:value-type="string">
            <text:p>WR</text:p>
          </table:table-cell>
          <table:table-cell office:value-type="string">
            <text:p>NYJ</text:p>
          </table:table-cell>
        </table:table-row>
        <table:table-row table:style-name="ro2">
          <table:table-cell office:value-type="string">
            <text:p>Peerman, Cedric</text:p>
          </table:table-cell>
          <table:table-cell office:value-type="string">
            <text:p>RB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Pitta, Dennis</text:p>
          </table:table-cell>
          <table:table-cell office:value-type="string">
            <text:p>TE</text:p>
          </table:table-cell>
          <table:table-cell office:value-type="string">
            <text:p>BAL</text:p>
          </table:table-cell>
        </table:table-row>
        <table:table-row table:style-name="ro2">
          <table:table-cell office:value-type="string">
            <text:p>Polite, Lousaka</text:p>
          </table:table-cell>
          <table:table-cell office:value-type="string">
            <text:p>RB</text:p>
          </table:table-cell>
          <table:table-cell office:value-type="string">
            <text:p>NWE</text:p>
          </table:table-cell>
        </table:table-row>
        <table:table-row table:style-name="ro1">
          <table:table-cell office:value-type="string">
            <text:p>Pope, Leonard</text:p>
          </table:table-cell>
          <table:table-cell office:value-type="string">
            <text:p>TE</text:p>
          </table:table-cell>
          <table:table-cell office:value-type="string">
            <text:p>K.C</text:p>
          </table:table-cell>
        </table:table-row>
        <table:table-row table:style-name="ro2">
          <table:table-cell office:value-type="string">
            <text:p>Potter, Zach</text:p>
          </table:table-cell>
          <table:table-cell office:value-type="string">
            <text:p>TE</text:p>
          </table:table-cell>
          <table:table-cell office:value-type="string">
            <text:p>JAC</text:p>
          </table:table-cell>
        </table:table-row>
        <table:table-row table:style-name="ro2">
          <table:table-cell office:value-type="string">
            <text:p>Powell, Bilal</text:p>
          </table:table-cell>
          <table:table-cell office:value-type="string">
            <text:p>RB</text:p>
          </table:table-cell>
          <table:table-cell office:value-type="string">
            <text:p>NYJ</text:p>
          </table:table-cell>
        </table:table-row>
        <table:table-row table:style-name="ro1">
          <table:table-cell office:value-type="string">
            <text:p>Prater, Matt</text:p>
          </table:table-cell>
          <table:table-cell office:value-type="string">
            <text:p>K</text:p>
          </table:table-cell>
          <table:table-cell office:value-type="string">
            <text:p>DEN</text:p>
          </table:table-cell>
        </table:table-row>
        <table:table-row table:style-name="ro2">
          <table:table-cell office:value-type="string">
            <text:p>Pressley, Chris</text:p>
          </table:table-cell>
          <table:table-cell office:value-type="string">
            <text:p>RB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Preston, Michael</text:p>
          </table:table-cell>
          <table:table-cell office:value-type="string">
            <text:p>WR</text:p>
          </table:table-cell>
          <table:table-cell office:value-type="string">
            <text:p>TEN</text:p>
          </table:table-cell>
        </table:table-row>
        <table:table-row table:style-name="ro1">
          <table:table-cell office:value-type="string">
            <text:p>Price, Taylor</text:p>
          </table:table-cell>
          <table:table-cell office:value-type="string">
            <text:p>WR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Pruitt, Julius</text:p>
          </table:table-cell>
          <table:table-cell office:value-type="string">
            <text:p>WR</text:p>
          </table:table-cell>
          <table:table-cell office:value-type="string">
            <text:p>MIA</text:p>
          </table:table-cell>
        </table:table-row>
        <table:table-row table:style-name="ro2">
          <table:table-cell office:value-type="string">
            <text:p>Pryor, Terrelle</text:p>
          </table:table-cell>
          <table:table-cell office:value-type="string">
            <text:p>QB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Quinn, Brady</text:p>
          </table:table-cell>
          <table:table-cell office:value-type="string">
            <text:p>QB</text:p>
          </table:table-cell>
          <table:table-cell office:value-type="string">
            <text:p>DEN</text:p>
          </table:table-cell>
        </table:table-row>
        <table:table-row table:style-name="ro2">
          <table:table-cell office:value-type="string">
            <text:p>Rackers, Neil</text:p>
          </table:table-cell>
          <table:table-cell office:value-type="string">
            <text:p>K</text:p>
          </table:table-cell>
          <table:table-cell office:value-type="string">
            <text:p>HOU</text:p>
          </table:table-cell>
        </table:table-row>
        <table:table-row table:style-name="ro2">
          <table:table-cell office:value-type="string">
            <text:p>Rayner, Dave</text:p>
          </table:table-cell>
          <table:table-cell office:value-type="string">
            <text:p>K</text:p>
          </table:table-cell>
          <table:table-cell office:value-type="string">
            <text:p>BUF</text:p>
          </table:table-cell>
        </table:table-row>
        <table:table-row table:style-name="ro2">
          <table:table-cell office:value-type="string">
            <text:p>Redman, Isaac</text:p>
          </table:table-cell>
          <table:table-cell office:value-type="string">
            <text:p>RB</text:p>
          </table:table-cell>
          <table:table-cell office:value-type="string">
            <text:p>PIT</text:p>
          </table:table-cell>
        </table:table-row>
        <table:table-row table:style-name="ro2">
          <table:table-cell office:value-type="string">
            <text:p>Reece, Marcel</text:p>
          </table:table-cell>
          <table:table-cell office:value-type="string">
            <text:p>RB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Reed, David</text:p>
          </table:table-cell>
          <table:table-cell office:value-type="string">
            <text:p>WR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Rice, Ray</text:p>
          </table:table-cell>
          <table:table-cell office:value-type="string">
            <text:p>RB</text:p>
          </table:table-cell>
          <table:table-cell office:value-type="string">
            <text:p>BAL</text:p>
          </table:table-cell>
        </table:table-row>
        <table:table-row table:style-name="ro2">
          <table:table-cell office:value-type="string">
            <text:p>Ridley, Stevan</text:p>
          </table:table-cell>
          <table:table-cell office:value-type="string">
            <text:p>RB</text:p>
          </table:table-cell>
          <table:table-cell office:value-type="string">
            <text:p>NWE</text:p>
          </table:table-cell>
        </table:table-row>
        <table:table-row table:style-name="ro2">
          <table:table-cell office:value-type="string">
            <text:p>Riley, Eron</text:p>
          </table:table-cell>
          <table:table-cell office:value-type="string">
            <text:p>WR</text:p>
          </table:table-cell>
          <table:table-cell office:value-type="string">
            <text:p>NYJ</text:p>
          </table:table-cell>
        </table:table-row>
        <table:table-row table:style-name="ro2">
          <table:table-cell office:value-type="string">
            <text:p>Ringer, Javon</text:p>
          </table:table-cell>
          <table:table-cell office:value-type="string">
            <text:p>RB</text:p>
          </table:table-cell>
          <table:table-cell office:value-type="string">
            <text:p>TEN</text:p>
          </table:table-cell>
        </table:table-row>
        <table:table-row table:style-name="ro1">
          <table:table-cell office:value-type="string">
            <text:p>Rivers, Philip</text:p>
          </table:table-cell>
          <table:table-cell office:value-type="string">
            <text:p>QB</text:p>
          </table:table-cell>
          <table:table-cell office:value-type="string">
            <text:p>SDG</text:p>
          </table:table-cell>
        </table:table-row>
        <table:table-row table:style-name="ro2">
          <table:table-cell office:value-type="string">
            <text:p>Robinson, Zac</text:p>
          </table:table-cell>
          <table:table-cell office:value-type="string">
            <text:p>QB</text:p>
          </table:table-cell>
          <table:table-cell office:value-type="string">
            <text:p>CIN</text:p>
          </table:table-cell>
        </table:table-row>
        <table:table-row table:style-name="ro2">
          <table:table-cell office:value-type="string">
            <text:p>Robiskie, Brian</text:p>
          </table:table-cell>
          <table:table-cell office:value-type="string">
            <text:p>WR</text:p>
          </table:table-cell>
          <table:table-cell office:value-type="string">
            <text:p>JAC</text:p>
          </table:table-cell>
        </table:table-row>
        <table:table-row table:style-name="ro2">
          <table:table-cell office:value-type="string">
            <text:p>Roethlisberger, Ben</text:p>
          </table:table-cell>
          <table:table-cell office:value-type="string">
            <text:p>QB</text:p>
          </table:table-cell>
          <table:table-cell office:value-type="string">
            <text:p>PIT</text:p>
          </table:table-cell>
        </table:table-row>
        <table:table-row table:style-name="ro2">
          <table:table-cell office:value-type="string">
            <text:p>Roosevelt, Naaman</text:p>
          </table:table-cell>
          <table:table-cell office:value-type="string">
            <text:p>WR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Rosario, Dante</text:p>
          </table:table-cell>
          <table:table-cell office:value-type="string">
            <text:p>TE</text:p>
          </table:table-cell>
          <table:table-cell office:value-type="string">
            <text:p>DEN</text:p>
          </table:table-cell>
        </table:table-row>
        <table:table-row table:style-name="ro1">
          <table:table-cell office:value-type="string">
            <text:p>Ross, Jeremy</text:p>
          </table:table-cell>
          <table:table-cell office:value-type="string">
            <text:p>WR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Royal, Eddie</text:p>
          </table:table-cell>
          <table:table-cell office:value-type="string">
            <text:p>WR</text:p>
          </table:table-cell>
          <table:table-cell office:value-type="string">
            <text:p>DEN</text:p>
          </table:table-cell>
        </table:table-row>
        <table:table-row table:style-name="ro2">
          <table:table-cell office:value-type="string">
            <text:p>Rucker, Martin</text:p>
          </table:table-cell>
          <table:table-cell office:value-type="string">
            <text:p>TE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Sanchez, Mark</text:p>
          </table:table-cell>
          <table:table-cell office:value-type="string">
            <text:p>QB</text:p>
          </table:table-cell>
          <table:table-cell office:value-type="string">
            <text:p>NYJ</text:p>
          </table:table-cell>
        </table:table-row>
        <table:table-row table:style-name="ro1">
          <table:table-cell office:value-type="string">
            <text:p>Sanders, Emmanuel</text:p>
          </table:table-cell>
          <table:table-cell office:value-type="string">
            <text:p>WR</text:p>
          </table:table-cell>
          <table:table-cell office:value-type="string">
            <text:p>PIT</text:p>
          </table:table-cell>
        </table:table-row>
        <table:table-row table:style-name="ro2">
          <table:table-cell office:value-type="string">
            <text:p>Saunders, Weslye</text:p>
          </table:table-cell>
          <table:table-cell office:value-type="string">
            <text:p>TE</text:p>
          </table:table-cell>
          <table:table-cell office:value-type="string">
            <text:p>PIT</text:p>
          </table:table-cell>
        </table:table-row>
        <table:table-row table:style-name="ro2">
          <table:table-cell office:value-type="string">
            <text:p>Scaife, Bo</text:p>
          </table:table-cell>
          <table:table-cell office:value-type="string">
            <text:p>TE</text:p>
          </table:table-cell>
          <table:table-cell office:value-type="string">
            <text:p>CIN</text:p>
          </table:table-cell>
        </table:table-row>
        <table:table-row table:style-name="ro2">
          <table:table-cell office:value-type="string">
            <text:p>Schaub, Matt</text:p>
          </table:table-cell>
          <table:table-cell office:value-type="string">
            <text:p>QB</text:p>
          </table:table-cell>
          <table:table-cell office:value-type="string">
            <text:p>HOU</text:p>
          </table:table-cell>
        </table:table-row>
        <table:table-row table:style-name="ro2">
          <table:table-cell office:value-type="string">
            <text:p>Schilens, Chaz</text:p>
          </table:table-cell>
          <table:table-cell office:value-type="string">
            <text:p>WR</text:p>
          </table:table-cell>
          <table:table-cell office:value-type="string">
            <text:p>OAK</text:p>
          </table:table-cell>
        </table:table-row>
        <table:table-row table:style-name="ro2">
          <table:table-cell office:value-type="string">
            <text:p>Scobee, Josh</text:p>
          </table:table-cell>
          <table:table-cell office:value-type="string">
            <text:p>K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Scott, Bernard</text:p>
          </table:table-cell>
          <table:table-cell office:value-type="string">
            <text:p>RB</text:p>
          </table:table-cell>
          <table:table-cell office:value-type="string">
            <text:p>CIN</text:p>
          </table:table-cell>
        </table:table-row>
        <table:table-row table:style-name="ro2">
          <table:table-cell office:value-type="string">
            <text:p>Sherrod, Dezmond</text:p>
          </table:table-cell>
          <table:table-cell office:value-type="string">
            <text:p>TE</text:p>
          </table:table-cell>
          <table:table-cell office:value-type="string">
            <text:p>PIT</text:p>
          </table:table-cell>
        </table:table-row>
        <table:table-row table:style-name="ro2">
          <table:table-cell office:value-type="string">
            <text:p>Shipley, Jordan</text:p>
          </table:table-cell>
          <table:table-cell office:value-type="string">
            <text:p>WR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Shorts, Cecil</text:p>
          </table:table-cell>
          <table:table-cell office:value-type="string">
            <text:p>WR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Simpson, Jerome</text:p>
          </table:table-cell>
          <table:table-cell office:value-type="string">
            <text:p>WR</text:p>
          </table:table-cell>
          <table:table-cell office:value-type="string">
            <text:p>CIN</text:p>
          </table:table-cell>
        </table:table-row>
        <table:table-row table:style-name="ro2">
          <table:table-cell office:value-type="string">
            <text:p>Slaton, Steve</text:p>
          </table:table-cell>
          <table:table-cell office:value-type="string">
            <text:p>RB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Smith, Alex</text:p>
          </table:table-cell>
          <table:table-cell office:value-type="string">
            <text:p>TE</text:p>
          </table:table-cell>
          <table:table-cell office:value-type="string">
            <text:p>CLE</text:p>
          </table:table-cell>
        </table:table-row>
        <table:table-row table:style-name="ro2">
          <table:table-cell office:value-type="string">
            <text:p>Smith, Armond</text:p>
          </table:table-cell>
          <table:table-cell office:value-type="string">
            <text:p>RB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Smith, Brad</text:p>
          </table:table-cell>
          <table:table-cell office:value-type="string">
            <text:p>WR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Smith, Clifton</text:p>
          </table:table-cell>
          <table:table-cell office:value-type="string">
            <text:p>RB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Smith, Lee</text:p>
          </table:table-cell>
          <table:table-cell office:value-type="string">
            <text:p>TE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Smith, Rusty</text:p>
          </table:table-cell>
          <table:table-cell office:value-type="string">
            <text:p>QB</text:p>
          </table:table-cell>
          <table:table-cell office:value-type="string">
            <text:p>TEN</text:p>
          </table:table-cell>
        </table:table-row>
        <table:table-row table:style-name="ro2">
          <table:table-cell office:value-type="string">
            <text:p>Smith, Torrey</text:p>
          </table:table-cell>
          <table:table-cell office:value-type="string">
            <text:p>WR</text:p>
          </table:table-cell>
          <table:table-cell office:value-type="string">
            <text:p>BAL</text:p>
          </table:table-cell>
        </table:table-row>
        <table:table-row table:style-name="ro2">
          <table:table-cell office:value-type="string">
            <text:p>Spann, Chad</text:p>
          </table:table-cell>
          <table:table-cell office:value-type="string">
            <text:p>RB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Spencer, Owen</text:p>
          </table:table-cell>
          <table:table-cell office:value-type="string">
            <text:p>WR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Sperry, Kory</text:p>
          </table:table-cell>
          <table:table-cell office:value-type="string">
            <text:p>TE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Spiller, C.J.</text:p>
          </table:table-cell>
          <table:table-cell office:value-type="string">
            <text:p>RB</text:p>
          </table:table-cell>
          <table:table-cell office:value-type="string">
            <text:p>BUF</text:p>
          </table:table-cell>
        </table:table-row>
        <table:table-row table:style-name="ro2">
          <table:table-cell office:value-type="string">
            <text:p>Stanzi, Ricky</text:p>
          </table:table-cell>
          <table:table-cell office:value-type="string">
            <text:p>QB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Stevens, Craig</text:p>
          </table:table-cell>
          <table:table-cell office:value-type="string">
            <text:p>TE</text:p>
          </table:table-cell>
          <table:table-cell office:value-type="string">
            <text:p>TEN</text:p>
          </table:table-cell>
        </table:table-row>
        <table:table-row table:style-name="ro2">
          <table:table-cell office:value-type="string">
            <text:p>Succop, Ryan</text:p>
          </table:table-cell>
          <table:table-cell office:value-type="string">
            <text:p>K</text:p>
          </table:table-cell>
          <table:table-cell office:value-type="string">
            <text:p>K.C</text:p>
          </table:table-cell>
        </table:table-row>
        <table:table-row table:style-name="ro2">
          <table:table-cell office:value-type="string">
            <text:p>Suisham, Shaun</text:p>
          </table:table-cell>
          <table:table-cell office:value-type="string">
            <text:p>K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Summers, Frank</text:p>
          </table:table-cell>
          <table:table-cell office:value-type="string">
            <text:p>RB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Swift, Nate</text:p>
          </table:table-cell>
          <table:table-cell office:value-type="string">
            <text:p>WR</text:p>
          </table:table-cell>
          <table:table-cell office:value-type="string">
            <text:p>JAC</text:p>
          </table:table-cell>
        </table:table-row>
        <table:table-row table:style-name="ro2">
          <table:table-cell office:value-type="string">
            <text:p>Tamme, Jacob</text:p>
          </table:table-cell>
          <table:table-cell office:value-type="string">
            <text:p>TE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Tate, Ben</text:p>
          </table:table-cell>
          <table:table-cell office:value-type="string">
            <text:p>RB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Tate, Brandon</text:p>
          </table:table-cell>
          <table:table-cell office:value-type="string">
            <text:p>WR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Taylor, Brad</text:p>
          </table:table-cell>
          <table:table-cell office:value-type="string">
            <text:p>TE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Taylor, Fred</text:p>
          </table:table-cell>
          <table:table-cell office:value-type="string">
            <text:p>RB</text:p>
          </table:table-cell>
          <table:table-cell office:value-type="string">
            <text:p>JAC</text:p>
          </table:table-cell>
        </table:table-row>
        <table:table-row table:style-name="ro2">
          <table:table-cell office:value-type="string">
            <text:p>Taylor, Tyrod</text:p>
          </table:table-cell>
          <table:table-cell office:value-type="string">
            <text:p>QB</text:p>
          </table:table-cell>
          <table:table-cell office:value-type="string">
            <text:p>BAL</text:p>
          </table:table-cell>
        </table:table-row>
        <table:table-row table:style-name="ro2">
          <table:table-cell office:value-type="string">
            <text:p>Tebow, Tim</text:p>
          </table:table-cell>
          <table:table-cell office:value-type="string">
            <text:p>QB</text:p>
          </table:table-cell>
          <table:table-cell office:value-type="string">
            <text:p>DEN</text:p>
          </table:table-cell>
        </table:table-row>
        <table:table-row table:style-name="ro2">
          <table:table-cell office:value-type="string">
            <text:p>Thigpen, Tyler</text:p>
          </table:table-cell>
          <table:table-cell office:value-type="string">
            <text:p>QB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Thomas, Daniel</text:p>
          </table:table-cell>
          <table:table-cell office:value-type="string">
            <text:p>RB</text:p>
          </table:table-cell>
          <table:table-cell office:value-type="string">
            <text:p>MIA</text:p>
          </table:table-cell>
        </table:table-row>
        <table:table-row table:style-name="ro2">
          <table:table-cell office:value-type="string">
            <text:p>Thomas, Demaryius</text:p>
          </table:table-cell>
          <table:table-cell office:value-type="string">
            <text:p>WR</text:p>
          </table:table-cell>
          <table:table-cell office:value-type="string">
            <text:p>DEN</text:p>
          </table:table-cell>
        </table:table-row>
        <table:table-row table:style-name="ro1">
          <table:table-cell office:value-type="string">
            <text:p>Thomas, Julius</text:p>
          </table:table-cell>
          <table:table-cell office:value-type="string">
            <text:p>TE</text:p>
          </table:table-cell>
          <table:table-cell office:value-type="string">
            <text:p>DEN</text:p>
          </table:table-cell>
        </table:table-row>
        <table:table-row table:style-name="ro1">
          <table:table-cell office:value-type="string">
            <text:p>Thomas, Mike</text:p>
          </table:table-cell>
          <table:table-cell office:value-type="string">
            <text:p>WR</text:p>
          </table:table-cell>
          <table:table-cell office:value-type="string">
            <text:p>JAC</text:p>
          </table:table-cell>
        </table:table-row>
        <table:table-row table:style-name="ro2">
          <table:table-cell office:value-type="string">
            <text:p>Tolbert, Mike</text:p>
          </table:table-cell>
          <table:table-cell office:value-type="string">
            <text:p>RB</text:p>
          </table:table-cell>
          <table:table-cell office:value-type="string">
            <text:p>SDG</text:p>
          </table:table-cell>
        </table:table-row>
        <table:table-row table:style-name="ro2">
          <table:table-cell office:value-type="string">
            <text:p>Tomlinson, LaDainian</text:p>
          </table:table-cell>
          <table:table-cell office:value-type="string">
            <text:p>RB</text:p>
          </table:table-cell>
          <table:table-cell office:value-type="string">
            <text:p>NYJ</text:p>
          </table:table-cell>
        </table:table-row>
        <table:table-row table:style-name="ro2">
          <table:table-cell office:value-type="string">
            <text:p>Tonga, Manase</text:p>
          </table:table-cell>
          <table:table-cell office:value-type="string">
            <text:p>RB</text:p>
          </table:table-cell>
          <table:table-cell office:value-type="string">
            <text:p>OAK</text:p>
          </table:table-cell>
        </table:table-row>
        <table:table-row table:style-name="ro2">
          <table:table-cell office:value-type="string">
            <text:p>Toone, Tim</text:p>
          </table:table-cell>
          <table:table-cell office:value-type="string">
            <text:p>WR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Turner, Patrick</text:p>
          </table:table-cell>
          <table:table-cell office:value-type="string">
            <text:p>WR</text:p>
          </table:table-cell>
          <table:table-cell office:value-type="string">
            <text:p>NYJ</text:p>
          </table:table-cell>
        </table:table-row>
        <table:table-row table:style-name="ro2">
          <table:table-cell office:value-type="string">
            <text:p>Underwood, Tiquan</text:p>
          </table:table-cell>
          <table:table-cell office:value-type="string">
            <text:p>WR</text:p>
          </table:table-cell>
          <table:table-cell office:value-type="string">
            <text:p>NWE</text:p>
          </table:table-cell>
        </table:table-row>
        <table:table-row table:style-name="ro2">
          <table:table-cell office:value-type="string">
            <text:p>Urban, Jerheme</text:p>
          </table:table-cell>
          <table:table-cell office:value-type="string">
            <text:p>WR</text:p>
          </table:table-cell>
          <table:table-cell office:value-type="string">
            <text:p>K.C</text:p>
          </table:table-cell>
        </table:table-row>
        <table:table-row table:style-name="ro2">
          <table:table-cell office:value-type="string">
            <text:p>Vereen, Shane</text:p>
          </table:table-cell>
          <table:table-cell office:value-type="string">
            <text:p>RB</text:p>
          </table:table-cell>
          <table:table-cell office:value-type="string">
            <text:p>NWE</text:p>
          </table:table-cell>
        </table:table-row>
        <table:table-row table:style-name="ro2">
          <table:table-cell office:value-type="string">
            <text:p>Vickers, Lawrence</text:p>
          </table:table-cell>
          <table:table-cell office:value-type="string">
            <text:p>RB</text:p>
          </table:table-cell>
          <table:table-cell office:value-type="string">
            <text:p>HOU</text:p>
          </table:table-cell>
        </table:table-row>
        <table:table-row table:style-name="ro2">
          <table:table-cell office:value-type="string">
            <text:p>Vinatieri, Adam</text:p>
          </table:table-cell>
          <table:table-cell office:value-type="string">
            <text:p>K</text:p>
          </table:table-cell>
          <table:table-cell office:value-type="string">
            <text:p>IND</text:p>
          </table:table-cell>
        </table:table-row>
        <table:table-row table:style-name="ro2">
          <table:table-cell office:value-type="string">
            <text:p>Volek, Billy</text:p>
          </table:table-cell>
          <table:table-cell office:value-type="string">
            <text:p>QB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Wallace, Mike</text:p>
          </table:table-cell>
          <table:table-cell office:value-type="string">
            <text:p>WR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Wallace, Roberto</text:p>
          </table:table-cell>
          <table:table-cell office:value-type="string">
            <text:p>WR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Wallace, Seneca</text:p>
          </table:table-cell>
          <table:table-cell office:value-type="string">
            <text:p>QB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Walter, Kevin</text:p>
          </table:table-cell>
          <table:table-cell office:value-type="string">
            <text:p>WR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Walters, Bryan</text:p>
          </table:table-cell>
          <table:table-cell office:value-type="string">
            <text:p>WR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Ward, Derrick</text:p>
          </table:table-cell>
          <table:table-cell office:value-type="string">
            <text:p>RB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Ward, Hines</text:p>
          </table:table-cell>
          <table:table-cell office:value-type="string">
            <text:p>WR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Washington, Nate</text:p>
          </table:table-cell>
          <table:table-cell office:value-type="string">
            <text:p>WR</text:p>
          </table:table-cell>
          <table:table-cell office:value-type="string">
            <text:p>TEN</text:p>
          </table:table-cell>
        </table:table-row>
        <table:table-row table:style-name="ro1">
          <table:table-cell office:value-type="string">
            <text:p>Watson, Benjamin</text:p>
          </table:table-cell>
          <table:table-cell office:value-type="string">
            <text:p>TE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Wayne, Reggie</text:p>
          </table:table-cell>
          <table:table-cell office:value-type="string">
            <text:p>WR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Weber, Adam</text:p>
          </table:table-cell>
          <table:table-cell office:value-type="string">
            <text:p>QB</text:p>
          </table:table-cell>
          <table:table-cell office:value-type="string">
            <text:p>DEN</text:p>
          </table:table-cell>
        </table:table-row>
        <table:table-row table:style-name="ro2">
          <table:table-cell office:value-type="string">
            <text:p>Welker, Wes</text:p>
          </table:table-cell>
          <table:table-cell office:value-type="string">
            <text:p>WR</text:p>
          </table:table-cell>
          <table:table-cell office:value-type="string">
            <text:p>NWE</text:p>
          </table:table-cell>
        </table:table-row>
        <table:table-row table:style-name="ro2">
          <table:table-cell office:value-type="string">
            <text:p>West, Chastin</text:p>
          </table:table-cell>
          <table:table-cell office:value-type="string">
            <text:p>WR</text:p>
          </table:table-cell>
          <table:table-cell office:value-type="string">
            <text:p>JAC</text:p>
          </table:table-cell>
        </table:table-row>
        <table:table-row table:style-name="ro2">
          <table:table-cell office:value-type="string">
            <text:p>Whalen, Ryan</text:p>
          </table:table-cell>
          <table:table-cell office:value-type="string">
            <text:p>WR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White, Blair</text:p>
          </table:table-cell>
          <table:table-cell office:value-type="string">
            <text:p>WR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White, Johnny</text:p>
          </table:table-cell>
          <table:table-cell office:value-type="string">
            <text:p>RB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Williams, Bobby</text:p>
          </table:table-cell>
          <table:table-cell office:value-type="string">
            <text:p>WR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Williams, Damian</text:p>
          </table:table-cell>
          <table:table-cell office:value-type="string">
            <text:p>WR</text:p>
          </table:table-cell>
          <table:table-cell office:value-type="string">
            <text:p>TEN</text:p>
          </table:table-cell>
        </table:table-row>
        <table:table-row table:style-name="ro1">
          <table:table-cell office:value-type="string">
            <text:p>Williams, Eddie</text:p>
          </table:table-cell>
          <table:table-cell office:value-type="string">
            <text:p>RB</text:p>
          </table:table-cell>
          <table:table-cell office:value-type="string">
            <text:p>CLE</text:p>
          </table:table-cell>
        </table:table-row>
        <table:table-row table:style-name="ro2">
          <table:table-cell office:value-type="string">
            <text:p>Williams, Javarris</text:p>
          </table:table-cell>
          <table:table-cell office:value-type="string">
            <text:p>RB</text:p>
          </table:table-cell>
          <table:table-cell office:value-type="string">
            <text:p>HOU</text:p>
          </table:table-cell>
        </table:table-row>
        <table:table-row table:style-name="ro2">
          <table:table-cell office:value-type="string">
            <text:p>Williams, LaQuan</text:p>
          </table:table-cell>
          <table:table-cell office:value-type="string">
            <text:p>WR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Williams, Pat</text:p>
          </table:table-cell>
          <table:table-cell office:value-type="string">
            <text:p>WR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Williams, Ricky</text:p>
          </table:table-cell>
          <table:table-cell office:value-type="string">
            <text:p>RB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Willis, Matt</text:p>
          </table:table-cell>
          <table:table-cell office:value-type="string">
            <text:p>WR</text:p>
          </table:table-cell>
          <table:table-cell office:value-type="string">
            <text:p>DEN</text:p>
          </table:table-cell>
        </table:table-row>
        <table:table-row table:style-name="ro1">
          <table:table-cell office:value-type="string">
            <text:p>Willy, Drew</text:p>
          </table:table-cell>
          <table:table-cell office:value-type="string">
            <text:p>QB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Wilson, Kris</text:p>
          </table:table-cell>
          <table:table-cell office:value-type="string">
            <text:p>TE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Windsor, Rod</text:p>
          </table:table-cell>
          <table:table-cell office:value-type="string">
            <text:p>WR</text:p>
          </table:table-cell>
          <table:table-cell office:value-type="string">
            <text:p>CLE</text:p>
          </table:table-cell>
        </table:table-row>
        <table:table-row table:style-name="ro2">
          <table:table-cell office:value-type="string">
            <text:p>Woodhead, Danny</text:p>
          </table:table-cell>
          <table:table-cell office:value-type="string">
            <text:p>RB</text:p>
          </table:table-cell>
          <table:table-cell office:value-type="string">
            <text:p>NWE</text:p>
          </table:table-cell>
        </table:table-row>
        <table:table-row table:style-name="ro1">
          <table:table-cell office:value-type="string">
            <text:p>Yates, T.J.</text:p>
          </table:table-cell>
          <table:table-cell office:value-type="string">
            <text:p>QB</text:p>
          </table:table-cell>
          <table:table-cell office:value-type="string">
            <text:p>HOU</text:p>
          </table:table-cell>
        </table:table-row>
        <table:table-row table:style-name="ro2">
          <table:table-cell office:value-type="string">
            <text:p>Yeatman, Will</text:p>
          </table:table-cell>
          <table:table-cell office:value-type="string">
            <text:p>TE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Young, Albert</text:p>
          </table:table-cell>
          <table:table-cell office:value-type="string">
            <text:p>RB</text:p>
          </table:table-cell>
          <table:table-cell office:value-type="string">
            <text:p>PIT</text:p>
          </table:table-cell>
        </table:table-row>
        <table:table-row table:style-name="ro2">
          <table:table-cell office:value-type="string">
            <text:p>Adams, Darvin</text:p>
          </table:table-cell>
          <table:table-cell office:value-type="string">
            <text:p>WR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Adams, Kyle</text:p>
          </table:table-cell>
          <table:table-cell office:value-type="string">
            <text:p>TE</text:p>
          </table:table-cell>
          <table:table-cell office:value-type="string">
            <text:p>CHI</text:p>
          </table:table-cell>
        </table:table-row>
        <table:table-row table:style-name="ro2">
          <table:table-cell office:value-type="string">
            <text:p>Agnone, Robert</text:p>
          </table:table-cell>
          <table:table-cell office:value-type="string">
            <text:p>TE</text:p>
          </table:table-cell>
          <table:table-cell office:value-type="string">
            <text:p>ATL</text:p>
          </table:table-cell>
        </table:table-row>
        <table:table-row table:style-name="ro2">
          <table:table-cell office:value-type="string">
            <text:p>Ajirotutu, Seyi</text:p>
          </table:table-cell>
          <table:table-cell office:value-type="string">
            <text:p>WR</text:p>
          </table:table-cell>
          <table:table-cell office:value-type="string">
            <text:p>CAR</text:p>
          </table:table-cell>
        </table:table-row>
        <table:table-row table:style-name="ro2">
          <table:table-cell office:value-type="string">
            <text:p>Akers, David</text:p>
          </table:table-cell>
          <table:table-cell office:value-type="string">
            <text:p>K</text:p>
          </table:table-cell>
          <table:table-cell office:value-type="string">
            <text:p>SFO</text:p>
          </table:table-cell>
        </table:table-row>
        <table:table-row table:style-name="ro2">
          <table:table-cell office:value-type="string">
            <text:p>Alexander, Danario</text:p>
          </table:table-cell>
          <table:table-cell office:value-type="string">
            <text:p>WR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Allen, Armando</text:p>
          </table:table-cell>
          <table:table-cell office:value-type="string">
            <text:p>RB</text:p>
          </table:table-cell>
          <table:table-cell office:value-type="string">
            <text:p>CHI</text:p>
          </table:table-cell>
        </table:table-row>
        <table:table-row table:style-name="ro2">
          <table:table-cell office:value-type="string">
            <text:p>Amendola, Danny</text:p>
          </table:table-cell>
          <table:table-cell office:value-type="string">
            <text:p>WR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Anderson, Andre'</text:p>
          </table:table-cell>
          <table:table-cell office:value-type="string">
            <text:p>RB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Anderson, David</text:p>
          </table:table-cell>
          <table:table-cell office:value-type="string">
            <text:p>WR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Anderson, Derek</text:p>
          </table:table-cell>
          <table:table-cell office:value-type="string">
            <text:p>QB</text:p>
          </table:table-cell>
          <table:table-cell office:value-type="string">
            <text:p>CAR</text:p>
          </table:table-cell>
        </table:table-row>
        <table:table-row table:style-name="ro2">
          <table:table-cell office:value-type="string">
            <text:p>Arceneaux, Emmanuel</text:p>
          </table:table-cell>
          <table:table-cell office:value-type="string">
            <text:p>WR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Armstrong, Anthony</text:p>
          </table:table-cell>
          <table:table-cell office:value-type="string">
            <text:p>WR</text:p>
          </table:table-cell>
          <table:table-cell office:value-type="string">
            <text:p>WAS</text:p>
          </table:table-cell>
        </table:table-row>
        <table:table-row table:style-name="ro2">
          <table:table-cell office:value-type="string">
            <text:p>Arnett, Alric</text:p>
          </table:table-cell>
          <table:table-cell office:value-type="string">
            <text:p>WR</text:p>
          </table:table-cell>
          <table:table-cell office:value-type="string">
            <text:p>DET</text:p>
          </table:table-cell>
        </table:table-row>
        <table:table-row table:style-name="ro2">
          <table:table-cell office:value-type="string">
            <text:p>Aromashodu, Devin</text:p>
          </table:table-cell>
          <table:table-cell office:value-type="string">
            <text:p>WR</text:p>
          </table:table-cell>
          <table:table-cell office:value-type="string">
            <text:p>MIN</text:p>
          </table:table-cell>
        </table:table-row>
        <table:table-row table:style-name="ro2">
          <table:table-cell office:value-type="string">
            <text:p>Arrington, Adrian</text:p>
          </table:table-cell>
          <table:table-cell office:value-type="string">
            <text:p>WR</text:p>
          </table:table-cell>
          <table:table-cell office:value-type="string">
            <text:p>NOR</text:p>
          </table:table-cell>
        </table:table-row>
        <table:table-row table:style-name="ro2">
          <table:table-cell office:value-type="string">
            <text:p>Asiata, Matt</text:p>
          </table:table-cell>
          <table:table-cell office:value-type="string">
            <text:p>RB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Austin, Miles</text:p>
          </table:table-cell>
          <table:table-cell office:value-type="string">
            <text:p>WR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Austin, Terrence</text:p>
          </table:table-cell>
          <table:table-cell office:value-type="string">
            <text:p>WR</text:p>
          </table:table-cell>
          <table:table-cell office:value-type="string">
            <text:p>WAS</text:p>
          </table:table-cell>
        </table:table-row>
        <table:table-row table:style-name="ro2">
          <table:table-cell office:value-type="string">
            <text:p>Avant, Jason</text:p>
          </table:table-cell>
          <table:table-cell office:value-type="string">
            <text:p>WR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Bailey, Dan</text:p>
          </table:table-cell>
          <table:table-cell office:value-type="string">
            <text:p>K</text:p>
          </table:table-cell>
          <table:table-cell office:value-type="string">
            <text:p>DAL</text:p>
          </table:table-cell>
        </table:table-row>
        <table:table-row table:style-name="ro2">
          <table:table-cell office:value-type="string">
            <text:p>Bajema, Billy</text:p>
          </table:table-cell>
          <table:table-cell office:value-type="string">
            <text:p>TE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Baldwin, Doug</text:p>
          </table:table-cell>
          <table:table-cell office:value-type="string">
            <text:p>WR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Ballard, Jake</text:p>
          </table:table-cell>
          <table:table-cell office:value-type="string">
            <text:p>TE</text:p>
          </table:table-cell>
          <table:table-cell office:value-type="string">
            <text:p>NYG</text:p>
          </table:table-cell>
        </table:table-row>
        <table:table-row table:style-name="ro1">
          <table:table-cell office:value-type="string">
            <text:p>Banks, Brandon</text:p>
          </table:table-cell>
          <table:table-cell office:value-type="string">
            <text:p>WR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Barber, Marion</text:p>
          </table:table-cell>
          <table:table-cell office:value-type="string">
            <text:p>RB</text:p>
          </table:table-cell>
          <table:table-cell office:value-type="string">
            <text:p>CHI</text:p>
          </table:table-cell>
        </table:table-row>
        <table:table-row table:style-name="ro2">
          <table:table-cell office:value-type="string">
            <text:p>Barden, Ramses</text:p>
          </table:table-cell>
          <table:table-cell office:value-type="string">
            <text:p>WR</text:p>
          </table:table-cell>
          <table:table-cell office:value-type="string">
            <text:p>NYG</text:p>
          </table:table-cell>
        </table:table-row>
        <table:table-row table:style-name="ro2">
          <table:table-cell office:value-type="string">
            <text:p>Barnidge, Gary</text:p>
          </table:table-cell>
          <table:table-cell office:value-type="string">
            <text:p>TE</text:p>
          </table:table-cell>
          <table:table-cell office:value-type="string">
            <text:p>CAR</text:p>
          </table:table-cell>
        </table:table-row>
        <table:table-row table:style-name="ro2">
          <table:table-cell office:value-type="string">
            <text:p>Bartel, Richard</text:p>
          </table:table-cell>
          <table:table-cell office:value-type="string">
            <text:p>QB</text:p>
          </table:table-cell>
          <table:table-cell office:value-type="string">
            <text:p>ARI</text:p>
          </table:table-cell>
        </table:table-row>
        <table:table-row table:style-name="ro2">
          <table:table-cell office:value-type="string">
            <text:p>Barth, Connor</text:p>
          </table:table-cell>
          <table:table-cell office:value-type="string">
            <text:p>K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Beck, John</text:p>
          </table:table-cell>
          <table:table-cell office:value-type="string">
            <text:p>QB</text:p>
          </table:table-cell>
          <table:table-cell office:value-type="string">
            <text:p>WAS</text:p>
          </table:table-cell>
        </table:table-row>
        <table:table-row table:style-name="ro2">
          <table:table-cell office:value-type="string">
            <text:p>Beckum, Travis</text:p>
          </table:table-cell>
          <table:table-cell office:value-type="string">
            <text:p>TE</text:p>
          </table:table-cell>
          <table:table-cell office:value-type="string">
            <text:p>NYG</text:p>
          </table:table-cell>
        </table:table-row>
        <table:table-row table:style-name="ro2">
          <table:table-cell office:value-type="string">
            <text:p>Bell, Joique</text:p>
          </table:table-cell>
          <table:table-cell office:value-type="string">
            <text:p>RB</text:p>
          </table:table-cell>
          <table:table-cell office:value-type="string">
            <text:p>DET</text:p>
          </table:table-cell>
        </table:table-row>
        <table:table-row table:style-name="ro2">
          <table:table-cell office:value-type="string">
            <text:p>Bell, Kahlil</text:p>
          </table:table-cell>
          <table:table-cell office:value-type="string">
            <text:p>RB</text:p>
          </table:table-cell>
          <table:table-cell office:value-type="string">
            <text:p>CHI</text:p>
          </table:table-cell>
        </table:table-row>
        <table:table-row table:style-name="ro2">
          <table:table-cell office:value-type="string">
            <text:p>Benn, Arrelious</text:p>
          </table:table-cell>
          <table:table-cell office:value-type="string">
            <text:p>WR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Bennett, Earl</text:p>
          </table:table-cell>
          <table:table-cell office:value-type="string">
            <text:p>WR</text:p>
          </table:table-cell>
          <table:table-cell office:value-type="string">
            <text:p>CHI</text:p>
          </table:table-cell>
        </table:table-row>
        <table:table-row table:style-name="ro2">
          <table:table-cell office:value-type="string">
            <text:p>Bennett, Martellus</text:p>
          </table:table-cell>
          <table:table-cell office:value-type="string">
            <text:p>TE</text:p>
          </table:table-cell>
          <table:table-cell office:value-type="string">
            <text:p>DAL</text:p>
          </table:table-cell>
        </table:table-row>
        <table:table-row table:style-name="ro2">
          <table:table-cell office:value-type="string">
            <text:p>Best, Jahvid</text:p>
          </table:table-cell>
          <table:table-cell office:value-type="string">
            <text:p>RB</text:p>
          </table:table-cell>
          <table:table-cell office:value-type="string">
            <text:p>DET</text:p>
          </table:table-cell>
        </table:table-row>
        <table:table-row table:style-name="ro2">
          <table:table-cell office:value-type="string">
            <text:p>Billings, Montez</text:p>
          </table:table-cell>
          <table:table-cell office:value-type="string">
            <text:p>WR</text:p>
          </table:table-cell>
          <table:table-cell office:value-type="string">
            <text:p>NOR</text:p>
          </table:table-cell>
        </table:table-row>
        <table:table-row table:style-name="ro2">
          <table:table-cell office:value-type="string">
            <text:p>Birmingham, DeCori</text:p>
          </table:table-cell>
          <table:table-cell office:value-type="string">
            <text:p>RB</text:p>
          </table:table-cell>
          <table:table-cell office:value-type="string">
            <text:p>CAR</text:p>
          </table:table-cell>
        </table:table-row>
        <table:table-row table:style-name="ro2">
          <table:table-cell office:value-type="string">
            <text:p>Blount, LeGarrette</text:p>
          </table:table-cell>
          <table:table-cell office:value-type="string">
            <text:p>RB</text:p>
          </table:table-cell>
          <table:table-cell office:value-type="string">
            <text:p>TAM</text:p>
          </table:table-cell>
        </table:table-row>
        <table:table-row table:style-name="ro2">
          <table:table-cell office:value-type="string">
            <text:p>Bogan, Dontavia</text:p>
          </table:table-cell>
          <table:table-cell office:value-type="string">
            <text:p>WR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Booker, Lorenzo</text:p>
          </table:table-cell>
          <table:table-cell office:value-type="string">
            <text:p>RB</text:p>
          </table:table-cell>
          <table:table-cell office:value-type="string">
            <text:p>MIN</text:p>
          </table:table-cell>
        </table:table-row>
        <table:table-row table:style-name="ro2">
          <table:table-cell office:value-type="string">
            <text:p>Borel, Diondre</text:p>
          </table:table-cell>
          <table:table-cell office:value-type="string">
            <text:p>WR</text:p>
          </table:table-cell>
          <table:table-cell office:value-type="string">
            <text:p>GNB</text:p>
          </table:table-cell>
        </table:table-row>
        <table:table-row table:style-name="ro1">
          <table:table-cell office:value-type="string">
            <text:p>Bradford, Allen</text:p>
          </table:table-cell>
          <table:table-cell office:value-type="string">
            <text:p>RB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Bradford, Sam</text:p>
          </table:table-cell>
          <table:table-cell office:value-type="string">
            <text:p>QB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Bradshaw, Ahmad</text:p>
          </table:table-cell>
          <table:table-cell office:value-type="string">
            <text:p>RB</text:p>
          </table:table-cell>
          <table:table-cell office:value-type="string">
            <text:p>NYG</text:p>
          </table:table-cell>
        </table:table-row>
        <table:table-row table:style-name="ro2">
          <table:table-cell office:value-type="string">
            <text:p>Brandstater, Tom</text:p>
          </table:table-cell>
          <table:table-cell office:value-type="string">
            <text:p>QB</text:p>
          </table:table-cell>
          <table:table-cell office:value-type="string">
            <text:p>STL</text:p>
          </table:table-cell>
        </table:table-row>
        <table:table-row table:style-name="ro2">
          <table:table-cell office:value-type="string">
            <text:p>Brees, Drew</text:p>
          </table:table-cell>
          <table:table-cell office:value-type="string">
            <text:p>QB</text:p>
          </table:table-cell>
          <table:table-cell office:value-type="string">
            <text:p>NOR</text:p>
          </table:table-cell>
        </table:table-row>
        <table:table-row table:style-name="ro2">
          <table:table-cell office:value-type="string">
            <text:p>Briscoe, Dezmon</text:p>
          </table:table-cell>
          <table:table-cell office:value-type="string">
            <text:p>WR</text:p>
          </table:table-cell>
          <table:table-cell office:value-type="string">
            <text:p>TAM</text:p>
          </table:table-cell>
        </table:table-row>
        <table:table-row table:style-name="ro2">
          <table:table-cell office:value-type="string">
            <text:p>Brockel, Richie</text:p>
          </table:table-cell>
          <table:table-cell office:value-type="string">
            <text:p>TE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Brown, Andre</text:p>
          </table:table-cell>
          <table:table-cell office:value-type="string">
            <text:p>RB</text:p>
          </table:table-cell>
          <table:table-cell office:value-type="string">
            <text:p>NYG</text:p>
          </table:table-cell>
        </table:table-row>
        <table:table-row table:style-name="ro1">
          <table:table-cell office:value-type="string">
            <text:p>Brown, Josh</text:p>
          </table:table-cell>
          <table:table-cell office:value-type="string">
            <text:p>K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Brown, Ronnie</text:p>
          </table:table-cell>
          <table:table-cell office:value-type="string">
            <text:p>RB</text:p>
          </table:table-cell>
          <table:table-cell office:value-type="string">
            <text:p>PHI</text:p>
          </table:table-cell>
        </table:table-row>
        <table:table-row table:style-name="ro2">
          <table:table-cell office:value-type="string">
            <text:p>Bryant, Dez</text:p>
          </table:table-cell>
          <table:table-cell office:value-type="string">
            <text:p>WR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Bryant, Matt</text:p>
          </table:table-cell>
          <table:table-cell office:value-type="string">
            <text:p>K</text:p>
          </table:table-cell>
          <table:table-cell office:value-type="string">
            <text:p>ATL</text:p>
          </table:table-cell>
        </table:table-row>
        <table:table-row table:style-name="ro2">
          <table:table-cell office:value-type="string">
            <text:p>Buehler, David</text:p>
          </table:table-cell>
          <table:table-cell office:value-type="string">
            <text:p>K</text:p>
          </table:table-cell>
          <table:table-cell office:value-type="string">
            <text:p>DAL</text:p>
          </table:table-cell>
        </table:table-row>
        <table:table-row table:style-name="ro2">
          <table:table-cell office:value-type="string">
            <text:p>Burleson, Nate</text:p>
          </table:table-cell>
          <table:table-cell office:value-type="string">
            <text:p>WR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Burton, Stephen</text:p>
          </table:table-cell>
          <table:table-cell office:value-type="string">
            <text:p>WR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Butler, Deon</text:p>
          </table:table-cell>
          <table:table-cell office:value-type="string">
            <text:p>WR</text:p>
          </table:table-cell>
          <table:table-cell office:value-type="string">
            <text:p>SEA</text:p>
          </table:table-cell>
        </table:table-row>
        <table:table-row table:style-name="ro2">
          <table:table-cell office:value-type="string">
            <text:p>Byham, Nate</text:p>
          </table:table-cell>
          <table:table-cell office:value-type="string">
            <text:p>TE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Byrd, Dominique</text:p>
          </table:table-cell>
          <table:table-cell office:value-type="string">
            <text:p>TE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Calhoun, Duke</text:p>
          </table:table-cell>
          <table:table-cell office:value-type="string">
            <text:p>WR</text:p>
          </table:table-cell>
          <table:table-cell office:value-type="string">
            <text:p>NYG</text:p>
          </table:table-cell>
        </table:table-row>
        <table:table-row table:style-name="ro2">
          <table:table-cell office:value-type="string">
            <text:p>Camarillo, Greg</text:p>
          </table:table-cell>
          <table:table-cell office:value-type="string">
            <text:p>WR</text:p>
          </table:table-cell>
          <table:table-cell office:value-type="string">
            <text:p>MIN</text:p>
          </table:table-cell>
        </table:table-row>
        <table:table-row table:style-name="ro2">
          <table:table-cell office:value-type="string">
            <text:p>Canfield, Sean</text:p>
          </table:table-cell>
          <table:table-cell office:value-type="string">
            <text:p>QB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Carlos, Keith</text:p>
          </table:table-cell>
          <table:table-cell office:value-type="string">
            <text:p>WR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Carlson, John</text:p>
          </table:table-cell>
          <table:table-cell office:value-type="string">
            <text:p>TE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Carpenter, Rudy</text:p>
          </table:table-cell>
          <table:table-cell office:value-type="string">
            <text:p>QB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Carr, David</text:p>
          </table:table-cell>
          <table:table-cell office:value-type="string">
            <text:p>QB</text:p>
          </table:table-cell>
          <table:table-cell office:value-type="string">
            <text:p>NYG</text:p>
          </table:table-cell>
        </table:table-row>
        <table:table-row table:style-name="ro2">
          <table:table-cell office:value-type="string">
            <text:p>Celek, Brent</text:p>
          </table:table-cell>
          <table:table-cell office:value-type="string">
            <text:p>TE</text:p>
          </table:table-cell>
          <table:table-cell office:value-type="string">
            <text:p>PHI</text:p>
          </table:table-cell>
        </table:table-row>
        <table:table-row table:style-name="ro2">
          <table:table-cell office:value-type="string">
            <text:p>Chapas, Shaun</text:p>
          </table:table-cell>
          <table:table-cell office:value-type="string">
            <text:p>RB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Chiles, John</text:p>
          </table:table-cell>
          <table:table-cell office:value-type="string">
            <text:p>WR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Clark, Desmond</text:p>
          </table:table-cell>
          <table:table-cell office:value-type="string">
            <text:p>TE</text:p>
          </table:table-cell>
          <table:table-cell office:value-type="string">
            <text:p>CHI</text:p>
          </table:table-cell>
        </table:table-row>
        <table:table-row table:style-name="ro2">
          <table:table-cell office:value-type="string">
            <text:p>Clausen, Jimmy</text:p>
          </table:table-cell>
          <table:table-cell office:value-type="string">
            <text:p>QB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Clayton, Mark</text:p>
          </table:table-cell>
          <table:table-cell office:value-type="string">
            <text:p>WR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Clayton, Michael</text:p>
          </table:table-cell>
          <table:table-cell office:value-type="string">
            <text:p>WR</text:p>
          </table:table-cell>
          <table:table-cell office:value-type="string">
            <text:p>NYG</text:p>
          </table:table-cell>
        </table:table-row>
        <table:table-row table:style-name="ro2">
          <table:table-cell office:value-type="string">
            <text:p>Clemens, Kellen</text:p>
          </table:table-cell>
          <table:table-cell office:value-type="string">
            <text:p>QB</text:p>
          </table:table-cell>
          <table:table-cell office:value-type="string">
            <text:p>STL</text:p>
          </table:table-cell>
        </table:table-row>
        <table:table-row table:style-name="ro2">
          <table:table-cell office:value-type="string">
            <text:p>Clutts, Tyler</text:p>
          </table:table-cell>
          <table:table-cell office:value-type="string">
            <text:p>RB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Cobb, Randall</text:p>
          </table:table-cell>
          <table:table-cell office:value-type="string">
            <text:p>WR</text:p>
          </table:table-cell>
          <table:table-cell office:value-type="string">
            <text:p>GNB</text:p>
          </table:table-cell>
        </table:table-row>
        <table:table-row table:style-name="ro1">
          <table:table-cell office:value-type="string">
            <text:p>Collins, Jed</text:p>
          </table:table-cell>
          <table:table-cell office:value-type="string">
            <text:p>RB</text:p>
          </table:table-cell>
          <table:table-cell office:value-type="string">
            <text:p>NOR</text:p>
          </table:table-cell>
        </table:table-row>
        <table:table-row table:style-name="ro2">
          <table:table-cell office:value-type="string">
            <text:p>Colston, Marques</text:p>
          </table:table-cell>
          <table:table-cell office:value-type="string">
            <text:p>WR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Cone, Kevin</text:p>
          </table:table-cell>
          <table:table-cell office:value-type="string">
            <text:p>WR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Cooley, Chris</text:p>
          </table:table-cell>
          <table:table-cell office:value-type="string">
            <text:p>TE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Cooper, Riley</text:p>
          </table:table-cell>
          <table:table-cell office:value-type="string">
            <text:p>WR</text:p>
          </table:table-cell>
          <table:table-cell office:value-type="string">
            <text:p>PHI</text:p>
          </table:table-cell>
        </table:table-row>
        <table:table-row table:style-name="ro2">
          <table:table-cell office:value-type="string">
            <text:p>Cosby, DeMarco</text:p>
          </table:table-cell>
          <table:table-cell office:value-type="string">
            <text:p>TE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Cox, Mike</text:p>
          </table:table-cell>
          <table:table-cell office:value-type="string">
            <text:p>RB</text:p>
          </table:table-cell>
          <table:table-cell office:value-type="string">
            <text:p>ATL</text:p>
          </table:table-cell>
        </table:table-row>
        <table:table-row table:style-name="ro2">
          <table:table-cell office:value-type="string">
            <text:p>Crabtree, Michael</text:p>
          </table:table-cell>
          <table:table-cell office:value-type="string">
            <text:p>WR</text:p>
          </table:table-cell>
          <table:table-cell office:value-type="string">
            <text:p>SFO</text:p>
          </table:table-cell>
        </table:table-row>
        <table:table-row table:style-name="ro2">
          <table:table-cell office:value-type="string">
            <text:p>Crabtree, Tom</text:p>
          </table:table-cell>
          <table:table-cell office:value-type="string">
            <text:p>TE</text:p>
          </table:table-cell>
          <table:table-cell office:value-type="string">
            <text:p>GNB</text:p>
          </table:table-cell>
        </table:table-row>
        <table:table-row table:style-name="ro2">
          <table:table-cell office:value-type="string">
            <text:p>Crompton, Jonathan</text:p>
          </table:table-cell>
          <table:table-cell office:value-type="string">
            <text:p>QB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Crosby, Mason</text:p>
          </table:table-cell>
          <table:table-cell office:value-type="string">
            <text:p>K</text:p>
          </table:table-cell>
          <table:table-cell office:value-type="string">
            <text:p>GNB</text:p>
          </table:table-cell>
        </table:table-row>
        <table:table-row table:style-name="ro1">
          <table:table-cell office:value-type="string">
            <text:p>Cruz, Victor</text:p>
          </table:table-cell>
          <table:table-cell office:value-type="string">
            <text:p>WR</text:p>
          </table:table-cell>
          <table:table-cell office:value-type="string">
            <text:p>NYG</text:p>
          </table:table-cell>
        </table:table-row>
        <table:table-row table:style-name="ro1">
          <table:table-cell office:value-type="string">
            <text:p>Curry, Dominique</text:p>
          </table:table-cell>
          <table:table-cell office:value-type="string">
            <text:p>WR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Cutler, Jay</text:p>
          </table:table-cell>
          <table:table-cell office:value-type="string">
            <text:p>QB</text:p>
          </table:table-cell>
          <table:table-cell office:value-type="string">
            <text:p>CHI</text:p>
          </table:table-cell>
        </table:table-row>
        <table:table-row table:style-name="ro2">
          <table:table-cell office:value-type="string">
            <text:p>D'Imperio, Ryan</text:p>
          </table:table-cell>
          <table:table-cell office:value-type="string">
            <text:p>RB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Daniel, Chase</text:p>
          </table:table-cell>
          <table:table-cell office:value-type="string">
            <text:p>QB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Davis, D.J.</text:p>
          </table:table-cell>
          <table:table-cell office:value-type="string">
            <text:p>WR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Davis, Fred</text:p>
          </table:table-cell>
          <table:table-cell office:value-type="string">
            <text:p>TE</text:p>
          </table:table-cell>
          <table:table-cell office:value-type="string">
            <text:p>WAS</text:p>
          </table:table-cell>
        </table:table-row>
        <table:table-row table:style-name="ro2">
          <table:table-cell office:value-type="string">
            <text:p>Davis, Kellen</text:p>
          </table:table-cell>
          <table:table-cell office:value-type="string">
            <text:p>TE</text:p>
          </table:table-cell>
          <table:table-cell office:value-type="string">
            <text:p>CHI</text:p>
          </table:table-cell>
        </table:table-row>
        <table:table-row table:style-name="ro2">
          <table:table-cell office:value-type="string">
            <text:p>Davis, Rashied</text:p>
          </table:table-cell>
          <table:table-cell office:value-type="string">
            <text:p>WR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Davis, Vernon</text:p>
          </table:table-cell>
          <table:table-cell office:value-type="string">
            <text:p>TE</text:p>
          </table:table-cell>
          <table:table-cell office:value-type="string">
            <text:p>SFO</text:p>
          </table:table-cell>
        </table:table-row>
        <table:table-row table:style-name="ro2">
          <table:table-cell office:value-type="string">
            <text:p>DePalma, Dan</text:p>
          </table:table-cell>
          <table:table-cell office:value-type="string">
            <text:p>WR</text:p>
          </table:table-cell>
          <table:table-cell office:value-type="string">
            <text:p>NYG</text:p>
          </table:table-cell>
        </table:table-row>
        <table:table-row table:style-name="ro2">
          <table:table-cell office:value-type="string">
            <text:p>Devine, Noel</text:p>
          </table:table-cell>
          <table:table-cell office:value-type="string">
            <text:p>RB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Dixon, Anthony</text:p>
          </table:table-cell>
          <table:table-cell office:value-type="string">
            <text:p>RB</text:p>
          </table:table-cell>
          <table:table-cell office:value-type="string">
            <text:p>SFO</text:p>
          </table:table-cell>
        </table:table-row>
        <table:table-row table:style-name="ro2">
          <table:table-cell office:value-type="string">
            <text:p>Doucet, Early</text:p>
          </table:table-cell>
          <table:table-cell office:value-type="string">
            <text:p>WR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Douglas, Harry</text:p>
          </table:table-cell>
          <table:table-cell office:value-type="string">
            <text:p>WR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Dray, Jim</text:p>
          </table:table-cell>
          <table:table-cell office:value-type="string">
            <text:p>TE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Driver, Donald</text:p>
          </table:table-cell>
          <table:table-cell office:value-type="string">
            <text:p>WR</text:p>
          </table:table-cell>
          <table:table-cell office:value-type="string">
            <text:p>GNB</text:p>
          </table:table-cell>
        </table:table-row>
        <table:table-row table:style-name="ro1">
          <table:table-cell office:value-type="string">
            <text:p>Durham, Kris</text:p>
          </table:table-cell>
          <table:table-cell office:value-type="string">
            <text:p>WR</text:p>
          </table:table-cell>
          <table:table-cell office:value-type="string">
            <text:p>SEA</text:p>
          </table:table-cell>
        </table:table-row>
        <table:table-row table:style-name="ro2">
          <table:table-cell office:value-type="string">
            <text:p>Edwards, Armanti</text:p>
          </table:table-cell>
          <table:table-cell office:value-type="string">
            <text:p>WR</text:p>
          </table:table-cell>
          <table:table-cell office:value-type="string">
            <text:p>CAR</text:p>
          </table:table-cell>
        </table:table-row>
        <table:table-row table:style-name="ro2">
          <table:table-cell office:value-type="string">
            <text:p>Enderle, Nathan</text:p>
          </table:table-cell>
          <table:table-cell office:value-type="string">
            <text:p>QB</text:p>
          </table:table-cell>
          <table:table-cell office:value-type="string">
            <text:p>CHI</text:p>
          </table:table-cell>
        </table:table-row>
        <table:table-row table:style-name="ro2">
          <table:table-cell office:value-type="string">
            <text:p>Ervin, Allen</text:p>
          </table:table-cell>
          <table:table-cell office:value-type="string">
            <text:p>RB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Evans, Jonathan</text:p>
          </table:table-cell>
          <table:table-cell office:value-type="string">
            <text:p>RB</text:p>
          </table:table-cell>
          <table:table-cell office:value-type="string">
            <text:p>WAS</text:p>
          </table:table-cell>
        </table:table-row>
        <table:table-row table:style-name="ro2">
          <table:table-cell office:value-type="string">
            <text:p>Feeley, A.J.</text:p>
          </table:table-cell>
          <table:table-cell office:value-type="string">
            <text:p>QB</text:p>
          </table:table-cell>
          <table:table-cell office:value-type="string">
            <text:p>STL</text:p>
          </table:table-cell>
        </table:table-row>
        <table:table-row table:style-name="ro2">
          <table:table-cell office:value-type="string">
            <text:p>Feely, Jay</text:p>
          </table:table-cell>
          <table:table-cell office:value-type="string">
            <text:p>K</text:p>
          </table:table-cell>
          <table:table-cell office:value-type="string">
            <text:p>ARI</text:p>
          </table:table-cell>
        </table:table-row>
        <table:table-row table:style-name="ro2">
          <table:table-cell office:value-type="string">
            <text:p>Fiammetta, Tony</text:p>
          </table:table-cell>
          <table:table-cell office:value-type="string">
            <text:p>RB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Finley, Jay</text:p>
          </table:table-cell>
          <table:table-cell office:value-type="string">
            <text:p>RB</text:p>
          </table:table-cell>
          <table:table-cell office:value-type="string">
            <text:p>SEA</text:p>
          </table:table-cell>
        </table:table-row>
        <table:table-row table:style-name="ro2">
          <table:table-cell office:value-type="string">
            <text:p>Finley, Jermichael</text:p>
          </table:table-cell>
          <table:table-cell office:value-type="string">
            <text:p>TE</text:p>
          </table:table-cell>
          <table:table-cell office:value-type="string">
            <text:p>GNB</text:p>
          </table:table-cell>
        </table:table-row>
        <table:table-row table:style-name="ro1">
          <table:table-cell office:value-type="string">
            <text:p>Fitzgerald, Larry</text:p>
          </table:table-cell>
          <table:table-cell office:value-type="string">
            <text:p>WR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Flynn, Matt</text:p>
          </table:table-cell>
          <table:table-cell office:value-type="string">
            <text:p>QB</text:p>
          </table:table-cell>
          <table:table-cell office:value-type="string">
            <text:p>GNB</text:p>
          </table:table-cell>
        </table:table-row>
        <table:table-row table:style-name="ro2">
          <table:table-cell office:value-type="string">
            <text:p>Forbath, Kai</text:p>
          </table:table-cell>
          <table:table-cell office:value-type="string">
            <text:p>K</text:p>
          </table:table-cell>
          <table:table-cell office:value-type="string">
            <text:p>DAL</text:p>
          </table:table-cell>
        </table:table-row>
        <table:table-row table:style-name="ro2">
          <table:table-cell office:value-type="string">
            <text:p>Forsett, Justin</text:p>
          </table:table-cell>
          <table:table-cell office:value-type="string">
            <text:p>RB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Forte, Matt</text:p>
          </table:table-cell>
          <table:table-cell office:value-type="string">
            <text:p>RB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Franklin, Collin</text:p>
          </table:table-cell>
          <table:table-cell office:value-type="string">
            <text:p>TE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Freeman, Josh</text:p>
          </table:table-cell>
          <table:table-cell office:value-type="string">
            <text:p>QB</text:p>
          </table:table-cell>
          <table:table-cell office:value-type="string">
            <text:p>TAM</text:p>
          </table:table-cell>
        </table:table-row>
        <table:table-row table:style-name="ro2">
          <table:table-cell office:value-type="string">
            <text:p>Gaffney, Jabar</text:p>
          </table:table-cell>
          <table:table-cell office:value-type="string">
            <text:p>WR</text:p>
          </table:table-cell>
          <table:table-cell office:value-type="string">
            <text:p>WAS</text:p>
          </table:table-cell>
        </table:table-row>
        <table:table-row table:style-name="ro2">
          <table:table-cell office:value-type="string">
            <text:p>Gallarda, Tommy</text:p>
          </table:table-cell>
          <table:table-cell office:value-type="string">
            <text:p>TE</text:p>
          </table:table-cell>
          <table:table-cell office:value-type="string">
            <text:p>ATL</text:p>
          </table:table-cell>
        </table:table-row>
        <table:table-row table:style-name="ro2">
          <table:table-cell office:value-type="string">
            <text:p>Gano, Graham</text:p>
          </table:table-cell>
          <table:table-cell office:value-type="string">
            <text:p>K</text:p>
          </table:table-cell>
          <table:table-cell office:value-type="string">
            <text:p>WAS</text:p>
          </table:table-cell>
        </table:table-row>
        <table:table-row table:style-name="ro2">
          <table:table-cell office:value-type="string">
            <text:p>Gant, Ed</text:p>
          </table:table-cell>
          <table:table-cell office:value-type="string">
            <text:p>WR</text:p>
          </table:table-cell>
          <table:table-cell office:value-type="string">
            <text:p>TAM</text:p>
          </table:table-cell>
        </table:table-row>
        <table:table-row table:style-name="ro2">
          <table:table-cell office:value-type="string">
            <text:p>Gerhart, Toby</text:p>
          </table:table-cell>
          <table:table-cell office:value-type="string">
            <text:p>RB</text:p>
          </table:table-cell>
          <table:table-cell office:value-type="string">
            <text:p>MIN</text:p>
          </table:table-cell>
        </table:table-row>
        <table:table-row table:style-name="ro2">
          <table:table-cell office:value-type="string">
            <text:p>Gettis, David</text:p>
          </table:table-cell>
          <table:table-cell office:value-type="string">
            <text:p>WR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Gibson, Brandon</text:p>
          </table:table-cell>
          <table:table-cell office:value-type="string">
            <text:p>WR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Gilmore, John</text:p>
          </table:table-cell>
          <table:table-cell office:value-type="string">
            <text:p>TE</text:p>
          </table:table-cell>
          <table:table-cell office:value-type="string">
            <text:p>NOR</text:p>
          </table:table-cell>
        </table:table-row>
        <table:table-row table:style-name="ro2">
          <table:table-cell office:value-type="string">
            <text:p>Ginn, Ted</text:p>
          </table:table-cell>
          <table:table-cell office:value-type="string">
            <text:p>WR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Gonzalez, Tony</text:p>
          </table:table-cell>
          <table:table-cell office:value-type="string">
            <text:p>TE</text:p>
          </table:table-cell>
          <table:table-cell office:value-type="string">
            <text:p>ATL</text:p>
          </table:table-cell>
        </table:table-row>
        <table:table-row table:style-name="ro2">
          <table:table-cell office:value-type="string">
            <text:p>Goodson, Mike</text:p>
          </table:table-cell>
          <table:table-cell office:value-type="string">
            <text:p>RB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Gore, Frank</text:p>
          </table:table-cell>
          <table:table-cell office:value-type="string">
            <text:p>RB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Gould, Robbie</text:p>
          </table:table-cell>
          <table:table-cell office:value-type="string">
            <text:p>K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Graham, Earnest</text:p>
          </table:table-cell>
          <table:table-cell office:value-type="string">
            <text:p>RB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Graham, Jimmy</text:p>
          </table:table-cell>
          <table:table-cell office:value-type="string">
            <text:p>TE</text:p>
          </table:table-cell>
          <table:table-cell office:value-type="string">
            <text:p>NOR</text:p>
          </table:table-cell>
        </table:table-row>
        <table:table-row table:style-name="ro2">
          <table:table-cell office:value-type="string">
            <text:p>Grant, Bakari</text:p>
          </table:table-cell>
          <table:table-cell office:value-type="string">
            <text:p>WR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Grant, Ryan</text:p>
          </table:table-cell>
          <table:table-cell office:value-type="string">
            <text:p>RB</text:p>
          </table:table-cell>
          <table:table-cell office:value-type="string">
            <text:p>GNB</text:p>
          </table:table-cell>
        </table:table-row>
        <table:table-row table:style-name="ro1">
          <table:table-cell office:value-type="string">
            <text:p>Green, Alex</text:p>
          </table:table-cell>
          <table:table-cell office:value-type="string">
            <text:p>RB</text:p>
          </table:table-cell>
          <table:table-cell office:value-type="string">
            <text:p>GNB</text:p>
          </table:table-cell>
        </table:table-row>
        <table:table-row table:style-name="ro2">
          <table:table-cell office:value-type="string">
            <text:p>Greisen, Chris</text:p>
          </table:table-cell>
          <table:table-cell office:value-type="string">
            <text:p>QB</text:p>
          </table:table-cell>
          <table:table-cell office:value-type="string">
            <text:p>DAL</text:p>
          </table:table-cell>
        </table:table-row>
        <table:table-row table:style-name="ro2">
          <table:table-cell office:value-type="string">
            <text:p>Grossman, Rex</text:p>
          </table:table-cell>
          <table:table-cell office:value-type="string">
            <text:p>QB</text:p>
          </table:table-cell>
          <table:table-cell office:value-type="string">
            <text:p>WAS</text:p>
          </table:table-cell>
        </table:table-row>
        <table:table-row table:style-name="ro2">
          <table:table-cell office:value-type="string">
            <text:p>Guidugli, Ben</text:p>
          </table:table-cell>
          <table:table-cell office:value-type="string">
            <text:p>TE</text:p>
          </table:table-cell>
          <table:table-cell office:value-type="string">
            <text:p>STL</text:p>
          </table:table-cell>
        </table:table-row>
        <table:table-row table:style-name="ro2">
          <table:table-cell office:value-type="string">
            <text:p>Gurley, Tori</text:p>
          </table:table-cell>
          <table:table-cell office:value-type="string">
            <text:p>WR</text:p>
          </table:table-cell>
          <table:table-cell office:value-type="string">
            <text:p>GNB</text:p>
          </table:table-cell>
        </table:table-row>
        <table:table-row table:style-name="ro1">
          <table:table-cell office:value-type="string">
            <text:p>Gutierrez, Matt</text:p>
          </table:table-cell>
          <table:table-cell office:value-type="string">
            <text:p>QB</text:p>
          </table:table-cell>
          <table:table-cell office:value-type="string">
            <text:p>STL</text:p>
          </table:table-cell>
        </table:table-row>
        <table:table-row table:style-name="ro2">
          <table:table-cell office:value-type="string">
            <text:p>Haggerty, Johnathan</text:p>
          </table:table-cell>
          <table:table-cell office:value-type="string">
            <text:p>WR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Hall, Chad</text:p>
          </table:table-cell>
          <table:table-cell office:value-type="string">
            <text:p>WR</text:p>
          </table:table-cell>
          <table:table-cell office:value-type="string">
            <text:p>PHI</text:p>
          </table:table-cell>
        </table:table-row>
        <table:table-row table:style-name="ro2">
          <table:table-cell office:value-type="string">
            <text:p>Hall, Korey</text:p>
          </table:table-cell>
          <table:table-cell office:value-type="string">
            <text:p>RB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Hall, Max</text:p>
          </table:table-cell>
          <table:table-cell office:value-type="string">
            <text:p>QB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Hall, Roy</text:p>
          </table:table-cell>
          <table:table-cell office:value-type="string">
            <text:p>WR</text:p>
          </table:table-cell>
          <table:table-cell office:value-type="string">
            <text:p>DET</text:p>
          </table:table-cell>
        </table:table-row>
        <table:table-row table:style-name="ro2">
          <table:table-cell office:value-type="string">
            <text:p>Hamler, Jamel</text:p>
          </table:table-cell>
          <table:table-cell office:value-type="string">
            <text:p>WR</text:p>
          </table:table-cell>
          <table:table-cell office:value-type="string">
            <text:p>PHI</text:p>
          </table:table-cell>
        </table:table-row>
        <table:table-row table:style-name="ro2">
          <table:table-cell office:value-type="string">
            <text:p>Hanie, Caleb</text:p>
          </table:table-cell>
          <table:table-cell office:value-type="string">
            <text:p>QB</text:p>
          </table:table-cell>
          <table:table-cell office:value-type="string">
            <text:p>CHI</text:p>
          </table:table-cell>
        </table:table-row>
        <table:table-row table:style-name="ro2">
          <table:table-cell office:value-type="string">
            <text:p>Hankerson, Leonard</text:p>
          </table:table-cell>
          <table:table-cell office:value-type="string">
            <text:p>WR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Hanson, Jason</text:p>
          </table:table-cell>
          <table:table-cell office:value-type="string">
            <text:p>K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Harbor, Clay</text:p>
          </table:table-cell>
          <table:table-cell office:value-type="string">
            <text:p>TE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Hardy, Daniel</text:p>
          </table:table-cell>
          <table:table-cell office:value-type="string">
            <text:p>TE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Harrell, Graham</text:p>
          </table:table-cell>
          <table:table-cell office:value-type="string">
            <text:p>QB</text:p>
          </table:table-cell>
          <table:table-cell office:value-type="string">
            <text:p>GNB</text:p>
          </table:table-cell>
        </table:table-row>
        <table:table-row table:style-name="ro1">
          <table:table-cell office:value-type="string">
            <text:p>Harris, Dwayne</text:p>
          </table:table-cell>
          <table:table-cell office:value-type="string">
            <text:p>WR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Harris, Marcus</text:p>
          </table:table-cell>
          <table:table-cell office:value-type="string">
            <text:p>WR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Harrison, Jerome</text:p>
          </table:table-cell>
          <table:table-cell office:value-type="string">
            <text:p>RB</text:p>
          </table:table-cell>
          <table:table-cell office:value-type="string">
            <text:p>DET</text:p>
          </table:table-cell>
        </table:table-row>
        <table:table-row table:style-name="ro2">
          <table:table-cell office:value-type="string">
            <text:p>Hartley, Garrett</text:p>
          </table:table-cell>
          <table:table-cell office:value-type="string">
            <text:p>K</text:p>
          </table:table-cell>
          <table:table-cell office:value-type="string">
            <text:p>NOR</text:p>
          </table:table-cell>
        </table:table-row>
        <table:table-row table:style-name="ro2">
          <table:table-cell office:value-type="string">
            <text:p>Hartsock, Ben</text:p>
          </table:table-cell>
          <table:table-cell office:value-type="string">
            <text:p>TE</text:p>
          </table:table-cell>
          <table:table-cell office:value-type="string">
            <text:p>CAR</text:p>
          </table:table-cell>
        </table:table-row>
        <table:table-row table:style-name="ro2">
          <table:table-cell office:value-type="string">
            <text:p>Harvin, Percy</text:p>
          </table:table-cell>
          <table:table-cell office:value-type="string">
            <text:p>WR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Hastings, Joe</text:p>
          </table:table-cell>
          <table:table-cell office:value-type="string">
            <text:p>WR</text:p>
          </table:table-cell>
          <table:table-cell office:value-type="string">
            <text:p>SFO</text:p>
          </table:table-cell>
        </table:table-row>
        <table:table-row table:style-name="ro2">
          <table:table-cell office:value-type="string">
            <text:p>Hauschka, Steven</text:p>
          </table:table-cell>
          <table:table-cell office:value-type="string">
            <text:p>K</text:p>
          </table:table-cell>
          <table:table-cell office:value-type="string">
            <text:p>SEA</text:p>
          </table:table-cell>
        </table:table-row>
        <table:table-row table:style-name="ro2">
          <table:table-cell office:value-type="string">
            <text:p>Havili, Stanley</text:p>
          </table:table-cell>
          <table:table-cell office:value-type="string">
            <text:p>RB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Heap, Todd</text:p>
          </table:table-cell>
          <table:table-cell office:value-type="string">
            <text:p>TE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Heller, Will</text:p>
          </table:table-cell>
          <table:table-cell office:value-type="string">
            <text:p>TE</text:p>
          </table:table-cell>
          <table:table-cell office:value-type="string">
            <text:p>DET</text:p>
          </table:table-cell>
        </table:table-row>
        <table:table-row table:style-name="ro2">
          <table:table-cell office:value-type="string">
            <text:p>Helu, Roy</text:p>
          </table:table-cell>
          <table:table-cell office:value-type="string">
            <text:p>RB</text:p>
          </table:table-cell>
          <table:table-cell office:value-type="string">
            <text:p>WAS</text:p>
          </table:table-cell>
        </table:table-row>
        <table:table-row table:style-name="ro2">
          <table:table-cell office:value-type="string">
            <text:p>Henderson, Devery</text:p>
          </table:table-cell>
          <table:table-cell office:value-type="string">
            <text:p>WR</text:p>
          </table:table-cell>
          <table:table-cell office:value-type="string">
            <text:p>NOR</text:p>
          </table:table-cell>
        </table:table-row>
        <table:table-row table:style-name="ro2">
          <table:table-cell office:value-type="string">
            <text:p>Henery, Alex</text:p>
          </table:table-cell>
          <table:table-cell office:value-type="string">
            <text:p>K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Hester, Devin</text:p>
          </table:table-cell>
          <table:table-cell office:value-type="string">
            <text:p>WR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Higgins, Mike</text:p>
          </table:table-cell>
          <table:table-cell office:value-type="string">
            <text:p>TE</text:p>
          </table:table-cell>
          <table:table-cell office:value-type="string">
            <text:p>NOR</text:p>
          </table:table-cell>
        </table:table-row>
        <table:table-row table:style-name="ro2">
          <table:table-cell office:value-type="string">
            <text:p>Hightower, Tim</text:p>
          </table:table-cell>
          <table:table-cell office:value-type="string">
            <text:p>RB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Hill, Shaun</text:p>
          </table:table-cell>
          <table:table-cell office:value-type="string">
            <text:p>QB</text:p>
          </table:table-cell>
          <table:table-cell office:value-type="string">
            <text:p>DET</text:p>
          </table:table-cell>
        </table:table-row>
        <table:table-row table:style-name="ro2">
          <table:table-cell office:value-type="string">
            <text:p>Hixon, Domenik</text:p>
          </table:table-cell>
          <table:table-cell office:value-type="string">
            <text:p>WR</text:p>
          </table:table-cell>
          <table:table-cell office:value-type="string">
            <text:p>NYG</text:p>
          </table:table-cell>
        </table:table-row>
        <table:table-row table:style-name="ro2">
          <table:table-cell office:value-type="string">
            <text:p>Hoese, Jon</text:p>
          </table:table-cell>
          <table:table-cell office:value-type="string">
            <text:p>RB</text:p>
          </table:table-cell>
          <table:table-cell office:value-type="string">
            <text:p>GNB</text:p>
          </table:table-cell>
        </table:table-row>
        <table:table-row table:style-name="ro1">
          <table:table-cell office:value-type="string">
            <text:p>Holley, Jesse</text:p>
          </table:table-cell>
          <table:table-cell office:value-type="string">
            <text:p>WR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Holmes, Andre</text:p>
          </table:table-cell>
          <table:table-cell office:value-type="string">
            <text:p>WR</text:p>
          </table:table-cell>
          <table:table-cell office:value-type="string">
            <text:p>DAL</text:p>
          </table:table-cell>
        </table:table-row>
        <table:table-row table:style-name="ro2">
          <table:table-cell office:value-type="string">
            <text:p>Hoomanawanui, Michael</text:p>
          </table:table-cell>
          <table:table-cell office:value-type="string">
            <text:p>TE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Hopkins, Chris</text:p>
          </table:table-cell>
          <table:table-cell office:value-type="string">
            <text:p>TE</text:p>
          </table:table-cell>
          <table:table-cell office:value-type="string">
            <text:p>NYG</text:p>
          </table:table-cell>
        </table:table-row>
        <table:table-row table:style-name="ro2">
          <table:table-cell office:value-type="string">
            <text:p>Housler, Rob</text:p>
          </table:table-cell>
          <table:table-cell office:value-type="string">
            <text:p>TE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Hughes, Robert</text:p>
          </table:table-cell>
          <table:table-cell office:value-type="string">
            <text:p>RB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Humphrey, Tory</text:p>
          </table:table-cell>
          <table:table-cell office:value-type="string">
            <text:p>TE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Hunter, Kendall</text:p>
          </table:table-cell>
          <table:table-cell office:value-type="string">
            <text:p>RB</text:p>
          </table:table-cell>
          <table:table-cell office:value-type="string">
            <text:p>SFO</text:p>
          </table:table-cell>
        </table:table-row>
        <table:table-row table:style-name="ro2">
          <table:table-cell office:value-type="string">
            <text:p>Hynoski, Henry</text:p>
          </table:table-cell>
          <table:table-cell office:value-type="string">
            <text:p>RB</text:p>
          </table:table-cell>
          <table:table-cell office:value-type="string">
            <text:p>NYG</text:p>
          </table:table-cell>
        </table:table-row>
        <table:table-row table:style-name="ro1">
          <table:table-cell office:value-type="string">
            <text:p>Ingram, Mark</text:p>
          </table:table-cell>
          <table:table-cell office:value-type="string">
            <text:p>RB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Ivory, Chris</text:p>
          </table:table-cell>
          <table:table-cell office:value-type="string">
            <text:p>RB</text:p>
          </table:table-cell>
          <table:table-cell office:value-type="string">
            <text:p>NOR</text:p>
          </table:table-cell>
        </table:table-row>
        <table:table-row table:style-name="ro2">
          <table:table-cell office:value-type="string">
            <text:p>Jackson, DeSean</text:p>
          </table:table-cell>
          <table:table-cell office:value-type="string">
            <text:p>WR</text:p>
          </table:table-cell>
          <table:table-cell office:value-type="string">
            <text:p>PHI</text:p>
          </table:table-cell>
        </table:table-row>
        <table:table-row table:style-name="ro2">
          <table:table-cell office:value-type="string">
            <text:p>Jackson, Deonte'</text:p>
          </table:table-cell>
          <table:table-cell office:value-type="string">
            <text:p>RB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Jackson, Steven</text:p>
          </table:table-cell>
          <table:table-cell office:value-type="string">
            <text:p>RB</text:p>
          </table:table-cell>
          <table:table-cell office:value-type="string">
            <text:p>STL</text:p>
          </table:table-cell>
        </table:table-row>
        <table:table-row table:style-name="ro2">
          <table:table-cell office:value-type="string">
            <text:p>Jackson, Tarvaris</text:p>
          </table:table-cell>
          <table:table-cell office:value-type="string">
            <text:p>QB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Jacobs, Brandon</text:p>
          </table:table-cell>
          <table:table-cell office:value-type="string">
            <text:p>RB</text:p>
          </table:table-cell>
          <table:table-cell office:value-type="string">
            <text:p>NYG</text:p>
          </table:table-cell>
        </table:table-row>
        <table:table-row table:style-name="ro2">
          <table:table-cell office:value-type="string">
            <text:p>Jeffcoat, Sean</text:p>
          </table:table-cell>
          <table:table-cell office:value-type="string">
            <text:p>WR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Jenkins, Michael</text:p>
          </table:table-cell>
          <table:table-cell office:value-type="string">
            <text:p>WR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Jennings, Greg</text:p>
          </table:table-cell>
          <table:table-cell office:value-type="string">
            <text:p>WR</text:p>
          </table:table-cell>
          <table:table-cell office:value-type="string">
            <text:p>GNB</text:p>
          </table:table-cell>
        </table:table-row>
        <table:table-row table:style-name="ro2">
          <table:table-cell office:value-type="string">
            <text:p>Jernigan, Jerrel</text:p>
          </table:table-cell>
          <table:table-cell office:value-type="string">
            <text:p>WR</text:p>
          </table:table-cell>
          <table:table-cell office:value-type="string">
            <text:p>NYG</text:p>
          </table:table-cell>
        </table:table-row>
        <table:table-row table:style-name="ro1">
          <table:table-cell office:value-type="string">
            <text:p>Johnson, Calvin</text:p>
          </table:table-cell>
          <table:table-cell office:value-type="string">
            <text:p>WR</text:p>
          </table:table-cell>
          <table:table-cell office:value-type="string">
            <text:p>DET</text:p>
          </table:table-cell>
        </table:table-row>
        <table:table-row table:style-name="ro2">
          <table:table-cell office:value-type="string">
            <text:p>Johnson, Jaymar</text:p>
          </table:table-cell>
          <table:table-cell office:value-type="string">
            <text:p>WR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Johnson, Josh</text:p>
          </table:table-cell>
          <table:table-cell office:value-type="string">
            <text:p>QB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Johnson, Ronald</text:p>
          </table:table-cell>
          <table:table-cell office:value-type="string">
            <text:p>WR</text:p>
          </table:table-cell>
          <table:table-cell office:value-type="string">
            <text:p>PHI</text:p>
          </table:table-cell>
        </table:table-row>
        <table:table-row table:style-name="ro2">
          <table:table-cell office:value-type="string">
            <text:p>Johnson, Stafon</text:p>
          </table:table-cell>
          <table:table-cell office:value-type="string">
            <text:p>RB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Jones, Felix</text:p>
          </table:table-cell>
          <table:table-cell office:value-type="string">
            <text:p>RB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Jones, James</text:p>
          </table:table-cell>
          <table:table-cell office:value-type="string">
            <text:p>WR</text:p>
          </table:table-cell>
          <table:table-cell office:value-type="string">
            <text:p>GNB</text:p>
          </table:table-cell>
        </table:table-row>
        <table:table-row table:style-name="ro1">
          <table:table-cell office:value-type="string">
            <text:p>Jones, Julio</text:p>
          </table:table-cell>
          <table:table-cell office:value-type="string">
            <text:p>WR</text:p>
          </table:table-cell>
          <table:table-cell office:value-type="string">
            <text:p>ATL</text:p>
          </table:table-cell>
        </table:table-row>
        <table:table-row table:style-name="ro2">
          <table:table-cell office:value-type="string">
            <text:p>Jurovich, Kevin</text:p>
          </table:table-cell>
          <table:table-cell office:value-type="string">
            <text:p>WR</text:p>
          </table:table-cell>
          <table:table-cell office:value-type="string">
            <text:p>CHI</text:p>
          </table:table-cell>
        </table:table-row>
        <table:table-row table:style-name="ro2">
          <table:table-cell office:value-type="string">
            <text:p>Kaepernick, Colin</text:p>
          </table:table-cell>
          <table:table-cell office:value-type="string">
            <text:p>QB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Kafka, Mike</text:p>
          </table:table-cell>
          <table:table-cell office:value-type="string">
            <text:p>QB</text:p>
          </table:table-cell>
          <table:table-cell office:value-type="string">
            <text:p>PHI</text:p>
          </table:table-cell>
        </table:table-row>
        <table:table-row table:style-name="ro2">
          <table:table-cell office:value-type="string">
            <text:p>Kasay, John</text:p>
          </table:table-cell>
          <table:table-cell office:value-type="string">
            <text:p>K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Kelly, Reggie</text:p>
          </table:table-cell>
          <table:table-cell office:value-type="string">
            <text:p>TE</text:p>
          </table:table-cell>
          <table:table-cell office:value-type="string">
            <text:p>ATL</text:p>
          </table:table-cell>
        </table:table-row>
        <table:table-row table:style-name="ro2">
          <table:table-cell office:value-type="string">
            <text:p>Kendricks, Lance</text:p>
          </table:table-cell>
          <table:table-cell office:value-type="string">
            <text:p>TE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King, Caleb</text:p>
          </table:table-cell>
          <table:table-cell office:value-type="string">
            <text:p>RB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King, Jeff</text:p>
          </table:table-cell>
          <table:table-cell office:value-type="string">
            <text:p>TE</text:p>
          </table:table-cell>
          <table:table-cell office:value-type="string">
            <text:p>ARI</text:p>
          </table:table-cell>
        </table:table-row>
        <table:table-row table:style-name="ro2">
          <table:table-cell office:value-type="string">
            <text:p>Kitna, Jon</text:p>
          </table:table-cell>
          <table:table-cell office:value-type="string">
            <text:p>QB</text:p>
          </table:table-cell>
          <table:table-cell office:value-type="string">
            <text:p>DAL</text:p>
          </table:table-cell>
        </table:table-row>
        <table:table-row table:style-name="ro2">
          <table:table-cell office:value-type="string">
            <text:p>Kleinsasser, Jimmy</text:p>
          </table:table-cell>
          <table:table-cell office:value-type="string">
            <text:p>TE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Knox, Johnny</text:p>
          </table:table-cell>
          <table:table-cell office:value-type="string">
            <text:p>WR</text:p>
          </table:table-cell>
          <table:table-cell office:value-type="string">
            <text:p>CHI</text:p>
          </table:table-cell>
        </table:table-row>
        <table:table-row table:style-name="ro2">
          <table:table-cell office:value-type="string">
            <text:p>Kolb, Kevin</text:p>
          </table:table-cell>
          <table:table-cell office:value-type="string">
            <text:p>QB</text:p>
          </table:table-cell>
          <table:table-cell office:value-type="string">
            <text:p>ARI</text:p>
          </table:table-cell>
        </table:table-row>
        <table:table-row table:style-name="ro2">
          <table:table-cell office:value-type="string">
            <text:p>Komar, Max</text:p>
          </table:table-cell>
          <table:table-cell office:value-type="string">
            <text:p>WR</text:p>
          </table:table-cell>
          <table:table-cell office:value-type="string">
            <text:p>CHI</text:p>
          </table:table-cell>
        </table:table-row>
        <table:table-row table:style-name="ro2">
          <table:table-cell office:value-type="string">
            <text:p>Konz, Jameson</text:p>
          </table:table-cell>
          <table:table-cell office:value-type="string">
            <text:p>TE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Kuhn, John</text:p>
          </table:table-cell>
          <table:table-cell office:value-type="string">
            <text:p>RB</text:p>
          </table:table-cell>
          <table:table-cell office:value-type="string">
            <text:p>GNB</text:p>
          </table:table-cell>
        </table:table-row>
        <table:table-row table:style-name="ro2">
          <table:table-cell office:value-type="string">
            <text:p>Kunalic, Adi</text:p>
          </table:table-cell>
          <table:table-cell office:value-type="string">
            <text:p>K</text:p>
          </table:table-cell>
          <table:table-cell office:value-type="string">
            <text:p>CAR</text:p>
          </table:table-cell>
        </table:table-row>
        <table:table-row table:style-name="ro2">
          <table:table-cell office:value-type="string">
            <text:p>LaFell, Brandon</text:p>
          </table:table-cell>
          <table:table-cell office:value-type="string">
            <text:p>WR</text:p>
          </table:table-cell>
          <table:table-cell office:value-type="string">
            <text:p>CAR</text:p>
          </table:table-cell>
        </table:table-row>
        <table:table-row table:style-name="ro2">
          <table:table-cell office:value-type="string">
            <text:p>Lattimore, Keon</text:p>
          </table:table-cell>
          <table:table-cell office:value-type="string">
            <text:p>RB</text:p>
          </table:table-cell>
          <table:table-cell office:value-type="string">
            <text:p>SFO</text:p>
          </table:table-cell>
        </table:table-row>
        <table:table-row table:style-name="ro2">
          <table:table-cell office:value-type="string">
            <text:p>Leshoure, Mikel</text:p>
          </table:table-cell>
          <table:table-cell office:value-type="string">
            <text:p>RB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Lewis, Dion</text:p>
          </table:table-cell>
          <table:table-cell office:value-type="string">
            <text:p>RB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Lloyd, Brandon</text:p>
          </table:table-cell>
          <table:table-cell office:value-type="string">
            <text:p>WR</text:p>
          </table:table-cell>
          <table:table-cell office:value-type="string">
            <text:p>STL</text:p>
          </table:table-cell>
        </table:table-row>
        <table:table-row table:style-name="ro2">
          <table:table-cell office:value-type="string">
            <text:p>Lockette, Ricardo</text:p>
          </table:table-cell>
          <table:table-cell office:value-type="string">
            <text:p>WR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Logan, Stefan</text:p>
          </table:table-cell>
          <table:table-cell office:value-type="string">
            <text:p>WR</text:p>
          </table:table-cell>
          <table:table-cell office:value-type="string">
            <text:p>DET</text:p>
          </table:table-cell>
        </table:table-row>
        <table:table-row table:style-name="ro2">
          <table:table-cell office:value-type="string">
            <text:p>Longwell, Ryan</text:p>
          </table:table-cell>
          <table:table-cell office:value-type="string">
            <text:p>K</text:p>
          </table:table-cell>
          <table:table-cell office:value-type="string">
            <text:p>MIN</text:p>
          </table:table-cell>
        </table:table-row>
        <table:table-row table:style-name="ro2">
          <table:table-cell office:value-type="string">
            <text:p>Lorig, Erik</text:p>
          </table:table-cell>
          <table:table-cell office:value-type="string">
            <text:p>RB</text:p>
          </table:table-cell>
          <table:table-cell office:value-type="string">
            <text:p>TAM</text:p>
          </table:table-cell>
        </table:table-row>
        <table:table-row table:style-name="ro2">
          <table:table-cell office:value-type="string">
            <text:p>Lumpkin, Kregg</text:p>
          </table:table-cell>
          <table:table-cell office:value-type="string">
            <text:p>RB</text:p>
          </table:table-cell>
          <table:table-cell office:value-type="string">
            <text:p>TAM</text:p>
          </table:table-cell>
        </table:table-row>
        <table:table-row table:style-name="ro2">
          <table:table-cell office:value-type="string">
            <text:p>Lynch, Marshawn</text:p>
          </table:table-cell>
          <table:table-cell office:value-type="string">
            <text:p>RB</text:p>
          </table:table-cell>
          <table:table-cell office:value-type="string">
            <text:p>SEA</text:p>
          </table:table-cell>
        </table:table-row>
        <table:table-row table:style-name="ro2">
          <table:table-cell office:value-type="string">
            <text:p>Maclin, Jeremy</text:p>
          </table:table-cell>
          <table:table-cell office:value-type="string">
            <text:p>WR</text:p>
          </table:table-cell>
          <table:table-cell office:value-type="string">
            <text:p>PHI</text:p>
          </table:table-cell>
        </table:table-row>
        <table:table-row table:style-name="ro2">
          <table:table-cell office:value-type="string">
            <text:p>Madu, Mossis</text:p>
          </table:table-cell>
          <table:table-cell office:value-type="string">
            <text:p>RB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Manning, Eli</text:p>
          </table:table-cell>
          <table:table-cell office:value-type="string">
            <text:p>QB</text:p>
          </table:table-cell>
          <table:table-cell office:value-type="string">
            <text:p>NYG</text:p>
          </table:table-cell>
        </table:table-row>
        <table:table-row table:style-name="ro2">
          <table:table-cell office:value-type="string">
            <text:p>Manningham, Mario</text:p>
          </table:table-cell>
          <table:table-cell office:value-type="string">
            <text:p>WR</text:p>
          </table:table-cell>
          <table:table-cell office:value-type="string">
            <text:p>NYG</text:p>
          </table:table-cell>
        </table:table-row>
        <table:table-row table:style-name="ro2">
          <table:table-cell office:value-type="string">
            <text:p>Mare, Olindo</text:p>
          </table:table-cell>
          <table:table-cell office:value-type="string">
            <text:p>K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Matthews, John</text:p>
          </table:table-cell>
          <table:table-cell office:value-type="string">
            <text:p>WR</text:p>
          </table:table-cell>
          <table:table-cell office:value-type="string">
            <text:p>SFO</text:p>
          </table:table-cell>
        </table:table-row>
        <table:table-row table:style-name="ro2">
          <table:table-cell office:value-type="string">
            <text:p>McCown, Josh</text:p>
          </table:table-cell>
          <table:table-cell office:value-type="string">
            <text:p>QB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McCoy, Anthony</text:p>
          </table:table-cell>
          <table:table-cell office:value-type="string">
            <text:p>TE</text:p>
          </table:table-cell>
          <table:table-cell office:value-type="string">
            <text:p>SEA</text:p>
          </table:table-cell>
        </table:table-row>
        <table:table-row table:style-name="ro2">
          <table:table-cell office:value-type="string">
            <text:p>McCoy, LeSean</text:p>
          </table:table-cell>
          <table:table-cell office:value-type="string">
            <text:p>RB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McGee, Stephen</text:p>
          </table:table-cell>
          <table:table-cell office:value-type="string">
            <text:p>QB</text:p>
          </table:table-cell>
          <table:table-cell office:value-type="string">
            <text:p>DAL</text:p>
          </table:table-cell>
        </table:table-row>
        <table:table-row table:style-name="ro2">
          <table:table-cell office:value-type="string">
            <text:p>McNeill, Mike</text:p>
          </table:table-cell>
          <table:table-cell office:value-type="string">
            <text:p>TE</text:p>
          </table:table-cell>
          <table:table-cell office:value-type="string">
            <text:p>STL</text:p>
          </table:table-cell>
        </table:table-row>
        <table:table-row table:style-name="ro2">
          <table:table-cell office:value-type="string">
            <text:p>Meachem, Robert</text:p>
          </table:table-cell>
          <table:table-cell office:value-type="string">
            <text:p>WR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Meier, Kerry</text:p>
          </table:table-cell>
          <table:table-cell office:value-type="string">
            <text:p>WR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Miller, Brit</text:p>
          </table:table-cell>
          <table:table-cell office:value-type="string">
            <text:p>RB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Miller, Bruce</text:p>
          </table:table-cell>
          <table:table-cell office:value-type="string">
            <text:p>RB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Miller, Nick</text:p>
          </table:table-cell>
          <table:table-cell office:value-type="string">
            <text:p>WR</text:p>
          </table:table-cell>
          <table:table-cell office:value-type="string">
            <text:p>STL</text:p>
          </table:table-cell>
        </table:table-row>
        <table:table-row table:style-name="ro2">
          <table:table-cell office:value-type="string">
            <text:p>Miller, Zach</text:p>
          </table:table-cell>
          <table:table-cell office:value-type="string">
            <text:p>TE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Moore, Lance</text:p>
          </table:table-cell>
          <table:table-cell office:value-type="string">
            <text:p>WR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Morgan, Joe</text:p>
          </table:table-cell>
          <table:table-cell office:value-type="string">
            <text:p>WR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Morgan, Josh</text:p>
          </table:table-cell>
          <table:table-cell office:value-type="string">
            <text:p>WR</text:p>
          </table:table-cell>
          <table:table-cell office:value-type="string">
            <text:p>SFO</text:p>
          </table:table-cell>
        </table:table-row>
        <table:table-row table:style-name="ro2">
          <table:table-cell office:value-type="string">
            <text:p>Morrah, Cameron</text:p>
          </table:table-cell>
          <table:table-cell office:value-type="string">
            <text:p>TE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Morris, Maurice</text:p>
          </table:table-cell>
          <table:table-cell office:value-type="string">
            <text:p>RB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Morris, Sammy</text:p>
          </table:table-cell>
          <table:table-cell office:value-type="string">
            <text:p>RB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Moss, Santana</text:p>
          </table:table-cell>
          <table:table-cell office:value-type="string">
            <text:p>WR</text:p>
          </table:table-cell>
          <table:table-cell office:value-type="string">
            <text:p>WAS</text:p>
          </table:table-cell>
        </table:table-row>
        <table:table-row table:style-name="ro2">
          <table:table-cell office:value-type="string">
            <text:p>Moturi, Jeff</text:p>
          </table:table-cell>
          <table:table-cell office:value-type="string">
            <text:p>WR</text:p>
          </table:table-cell>
          <table:table-cell office:value-type="string">
            <text:p>DAL</text:p>
          </table:table-cell>
        </table:table-row>
        <table:table-row table:style-name="ro2">
          <table:table-cell office:value-type="string">
            <text:p>Mughelli, Ovie</text:p>
          </table:table-cell>
          <table:table-cell office:value-type="string">
            <text:p>RB</text:p>
          </table:table-cell>
          <table:table-cell office:value-type="string">
            <text:p>ATL</text:p>
          </table:table-cell>
        </table:table-row>
        <table:table-row table:style-name="ro2">
          <table:table-cell office:value-type="string">
            <text:p>Murray, DeMarco</text:p>
          </table:table-cell>
          <table:table-cell office:value-type="string">
            <text:p>RB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Myers, Rob</text:p>
          </table:table-cell>
          <table:table-cell office:value-type="string">
            <text:p>TE</text:p>
          </table:table-cell>
          <table:table-cell office:value-type="string">
            <text:p>WAS</text:p>
          </table:table-cell>
        </table:table-row>
        <table:table-row table:style-name="ro2">
          <table:table-cell office:value-type="string">
            <text:p>Naanee, Legedu</text:p>
          </table:table-cell>
          <table:table-cell office:value-type="string">
            <text:p>WR</text:p>
          </table:table-cell>
          <table:table-cell office:value-type="string">
            <text:p>CAR</text:p>
          </table:table-cell>
        </table:table-row>
        <table:table-row table:style-name="ro2">
          <table:table-cell office:value-type="string">
            <text:p>Nalbone, John</text:p>
          </table:table-cell>
          <table:table-cell office:value-type="string">
            <text:p>TE</text:p>
          </table:table-cell>
          <table:table-cell office:value-type="string">
            <text:p>SEA</text:p>
          </table:table-cell>
        </table:table-row>
        <table:table-row table:style-name="ro2">
          <table:table-cell office:value-type="string">
            <text:p>Nelson, Jordy</text:p>
          </table:table-cell>
          <table:table-cell office:value-type="string">
            <text:p>WR</text:p>
          </table:table-cell>
          <table:table-cell office:value-type="string">
            <text:p>GNB</text:p>
          </table:table-cell>
        </table:table-row>
        <table:table-row table:style-name="ro1">
          <table:table-cell office:value-type="string">
            <text:p>Newton, Cam</text:p>
          </table:table-cell>
          <table:table-cell office:value-type="string">
            <text:p>QB</text:p>
          </table:table-cell>
          <table:table-cell office:value-type="string">
            <text:p>CAR</text:p>
          </table:table-cell>
        </table:table-row>
        <table:table-row table:style-name="ro2">
          <table:table-cell office:value-type="string">
            <text:p>Nicks, Hakeem</text:p>
          </table:table-cell>
          <table:table-cell office:value-type="string">
            <text:p>WR</text:p>
          </table:table-cell>
          <table:table-cell office:value-type="string">
            <text:p>NYG</text:p>
          </table:table-cell>
        </table:table-row>
        <table:table-row table:style-name="ro1">
          <table:table-cell office:value-type="string">
            <text:p>Norris, Moran</text:p>
          </table:table-cell>
          <table:table-cell office:value-type="string">
            <text:p>RB</text:p>
          </table:table-cell>
          <table:table-cell office:value-type="string">
            <text:p>SFO</text:p>
          </table:table-cell>
        </table:table-row>
        <table:table-row table:style-name="ro2">
          <table:table-cell office:value-type="string">
            <text:p>Norwood, Jerious</text:p>
          </table:table-cell>
          <table:table-cell office:value-type="string">
            <text:p>RB</text:p>
          </table:table-cell>
          <table:table-cell office:value-type="string">
            <text:p>STL</text:p>
          </table:table-cell>
        </table:table-row>
        <table:table-row table:style-name="ro2">
          <table:table-cell office:value-type="string">
            <text:p>Obomanu, Ben</text:p>
          </table:table-cell>
          <table:table-cell office:value-type="string">
            <text:p>WR</text:p>
          </table:table-cell>
          <table:table-cell office:value-type="string">
            <text:p>SEA</text:p>
          </table:table-cell>
        </table:table-row>
        <table:table-row table:style-name="ro2">
          <table:table-cell office:value-type="string">
            <text:p>Ogletree, Kevin</text:p>
          </table:table-cell>
          <table:table-cell office:value-type="string">
            <text:p>WR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Olsen, Greg</text:p>
          </table:table-cell>
          <table:table-cell office:value-type="string">
            <text:p>TE</text:p>
          </table:table-cell>
          <table:table-cell office:value-type="string">
            <text:p>CAR</text:p>
          </table:table-cell>
        </table:table-row>
        <table:table-row table:style-name="ro2">
          <table:table-cell office:value-type="string">
            <text:p>Overbay, Nathan</text:p>
          </table:table-cell>
          <table:table-cell office:value-type="string">
            <text:p>TE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Palmer, Michael</text:p>
          </table:table-cell>
          <table:table-cell office:value-type="string">
            <text:p>TE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Parker, Preston</text:p>
          </table:table-cell>
          <table:table-cell office:value-type="string">
            <text:p>WR</text:p>
          </table:table-cell>
          <table:table-cell office:value-type="string">
            <text:p>TAM</text:p>
          </table:table-cell>
        </table:table-row>
        <table:table-row table:style-name="ro2">
          <table:table-cell office:value-type="string">
            <text:p>Pascoe, Bear</text:p>
          </table:table-cell>
          <table:table-cell office:value-type="string">
            <text:p>TE</text:p>
          </table:table-cell>
          <table:table-cell office:value-type="string">
            <text:p>NYG</text:p>
          </table:table-cell>
        </table:table-row>
        <table:table-row table:style-name="ro1">
          <table:table-cell office:value-type="string">
            <text:p>Patrick, Ben</text:p>
          </table:table-cell>
          <table:table-cell office:value-type="string">
            <text:p>TE</text:p>
          </table:table-cell>
          <table:table-cell office:value-type="string">
            <text:p>NYG</text:p>
          </table:table-cell>
        </table:table-row>
        <table:table-row table:style-name="ro2">
          <table:table-cell office:value-type="string">
            <text:p>Paul, Niles</text:p>
          </table:table-cell>
          <table:table-cell office:value-type="string">
            <text:p>WR</text:p>
          </table:table-cell>
          <table:table-cell office:value-type="string">
            <text:p>WAS</text:p>
          </table:table-cell>
        </table:table-row>
        <table:table-row table:style-name="ro2">
          <table:table-cell office:value-type="string">
            <text:p>Paulsen, Logan</text:p>
          </table:table-cell>
          <table:table-cell office:value-type="string">
            <text:p>TE</text:p>
          </table:table-cell>
          <table:table-cell office:value-type="string">
            <text:p>WAS</text:p>
          </table:table-cell>
        </table:table-row>
        <table:table-row table:style-name="ro2">
          <table:table-cell office:value-type="string">
            <text:p>Peelle, Justin</text:p>
          </table:table-cell>
          <table:table-cell office:value-type="string">
            <text:p>TE</text:p>
          </table:table-cell>
          <table:table-cell office:value-type="string">
            <text:p>SFO</text:p>
          </table:table-cell>
        </table:table-row>
        <table:table-row table:style-name="ro2">
          <table:table-cell office:value-type="string">
            <text:p>Perrilloux, Ryan</text:p>
          </table:table-cell>
          <table:table-cell office:value-type="string">
            <text:p>QB</text:p>
          </table:table-cell>
          <table:table-cell office:value-type="string">
            <text:p>NYG</text:p>
          </table:table-cell>
        </table:table-row>
        <table:table-row table:style-name="ro2">
          <table:table-cell office:value-type="string">
            <text:p>Peterman, Eric</text:p>
          </table:table-cell>
          <table:table-cell office:value-type="string">
            <text:p>WR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Peterson, Adrian</text:p>
          </table:table-cell>
          <table:table-cell office:value-type="string">
            <text:p>RB</text:p>
          </table:table-cell>
          <table:table-cell office:value-type="string">
            <text:p>MIN</text:p>
          </table:table-cell>
        </table:table-row>
        <table:table-row table:style-name="ro2">
          <table:table-cell office:value-type="string">
            <text:p>Pettigrew, Brandon</text:p>
          </table:table-cell>
          <table:table-cell office:value-type="string">
            <text:p>TE</text:p>
          </table:table-cell>
          <table:table-cell office:value-type="string">
            <text:p>DET</text:p>
          </table:table-cell>
        </table:table-row>
        <table:table-row table:style-name="ro2">
          <table:table-cell office:value-type="string">
            <text:p>Pettis, Austin</text:p>
          </table:table-cell>
          <table:table-cell office:value-type="string">
            <text:p>WR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Phillips, John</text:p>
          </table:table-cell>
          <table:table-cell office:value-type="string">
            <text:p>TE</text:p>
          </table:table-cell>
          <table:table-cell office:value-type="string">
            <text:p>DAL</text:p>
          </table:table-cell>
        </table:table-row>
        <table:table-row table:style-name="ro2">
          <table:table-cell office:value-type="string">
            <text:p>Pianalto, Zack</text:p>
          </table:table-cell>
          <table:table-cell office:value-type="string">
            <text:p>TE</text:p>
          </table:table-cell>
          <table:table-cell office:value-type="string">
            <text:p>TAM</text:p>
          </table:table-cell>
        </table:table-row>
        <table:table-row table:style-name="ro2">
          <table:table-cell office:value-type="string">
            <text:p>Pilares, Kealoha</text:p>
          </table:table-cell>
          <table:table-cell office:value-type="string">
            <text:p>WR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Ponder, Christian</text:p>
          </table:table-cell>
          <table:table-cell office:value-type="string">
            <text:p>QB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Porter, Quinn</text:p>
          </table:table-cell>
          <table:table-cell office:value-type="string">
            <text:p>RB</text:p>
          </table:table-cell>
          <table:table-cell office:value-type="string">
            <text:p>STL</text:p>
          </table:table-cell>
        </table:table-row>
        <table:table-row table:style-name="ro2">
          <table:table-cell office:value-type="string">
            <text:p>Portis, Josh</text:p>
          </table:table-cell>
          <table:table-cell office:value-type="string">
            <text:p>QB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Powell, William</text:p>
          </table:table-cell>
          <table:table-cell office:value-type="string">
            <text:p>RB</text:p>
          </table:table-cell>
          <table:table-cell office:value-type="string">
            <text:p>ARI</text:p>
          </table:table-cell>
        </table:table-row>
        <table:table-row table:style-name="ro2">
          <table:table-cell office:value-type="string">
            <text:p>Quarless, Andrew</text:p>
          </table:table-cell>
          <table:table-cell office:value-type="string">
            <text:p>TE</text:p>
          </table:table-cell>
          <table:table-cell office:value-type="string">
            <text:p>GNB</text:p>
          </table:table-cell>
        </table:table-row>
        <table:table-row table:style-name="ro1">
          <table:table-cell office:value-type="string">
            <text:p>Quinn, Richard</text:p>
          </table:table-cell>
          <table:table-cell office:value-type="string">
            <text:p>TE</text:p>
          </table:table-cell>
          <table:table-cell office:value-type="string">
            <text:p>WAS</text:p>
          </table:table-cell>
        </table:table-row>
        <table:table-row table:style-name="ro2">
          <table:table-cell office:value-type="string">
            <text:p>Radway, Raymond</text:p>
          </table:table-cell>
          <table:table-cell office:value-type="string">
            <text:p>WR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Ratliff, Brett</text:p>
          </table:table-cell>
          <table:table-cell office:value-type="string">
            <text:p>QB</text:p>
          </table:table-cell>
          <table:table-cell office:value-type="string">
            <text:p>TAM</text:p>
          </table:table-cell>
        </table:table-row>
        <table:table-row table:style-name="ro2">
          <table:table-cell office:value-type="string">
            <text:p>Redman, Chris</text:p>
          </table:table-cell>
          <table:table-cell office:value-type="string">
            <text:p>QB</text:p>
          </table:table-cell>
          <table:table-cell office:value-type="string">
            <text:p>ATL</text:p>
          </table:table-cell>
        </table:table-row>
        <table:table-row table:style-name="ro2">
          <table:table-cell office:value-type="string">
            <text:p>Reisner, Allen</text:p>
          </table:table-cell>
          <table:table-cell office:value-type="string">
            <text:p>TE</text:p>
          </table:table-cell>
          <table:table-cell office:value-type="string">
            <text:p>MIN</text:p>
          </table:table-cell>
        </table:table-row>
        <table:table-row table:style-name="ro2">
          <table:table-cell office:value-type="string">
            <text:p>Reuland, Konrad</text:p>
          </table:table-cell>
          <table:table-cell office:value-type="string">
            <text:p>TE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Reynolds, Chase</text:p>
          </table:table-cell>
          <table:table-cell office:value-type="string">
            <text:p>RB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Rice, Sidney</text:p>
          </table:table-cell>
          <table:table-cell office:value-type="string">
            <text:p>WR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Roberts, Andre</text:p>
          </table:table-cell>
          <table:table-cell office:value-type="string">
            <text:p>WR</text:p>
          </table:table-cell>
          <table:table-cell office:value-type="string">
            <text:p>ARI</text:p>
          </table:table-cell>
        </table:table-row>
        <table:table-row table:style-name="ro2">
          <table:table-cell office:value-type="string">
            <text:p>Robinson, Aldrick</text:p>
          </table:table-cell>
          <table:table-cell office:value-type="string">
            <text:p>WR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Robinson, Laurent</text:p>
          </table:table-cell>
          <table:table-cell office:value-type="string">
            <text:p>WR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Robinson, Michael</text:p>
          </table:table-cell>
          <table:table-cell office:value-type="string">
            <text:p>RB</text:p>
          </table:table-cell>
          <table:table-cell office:value-type="string">
            <text:p>SEA</text:p>
          </table:table-cell>
        </table:table-row>
        <table:table-row table:style-name="ro2">
          <table:table-cell office:value-type="string">
            <text:p>Roby, Courtney</text:p>
          </table:table-cell>
          <table:table-cell office:value-type="string">
            <text:p>WR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Rodgers, Aaron</text:p>
          </table:table-cell>
          <table:table-cell office:value-type="string">
            <text:p>QB</text:p>
          </table:table-cell>
          <table:table-cell office:value-type="string">
            <text:p>GNB</text:p>
          </table:table-cell>
        </table:table-row>
        <table:table-row table:style-name="ro2">
          <table:table-cell office:value-type="string">
            <text:p>Rodgers, Jacquizz</text:p>
          </table:table-cell>
          <table:table-cell office:value-type="string">
            <text:p>RB</text:p>
          </table:table-cell>
          <table:table-cell office:value-type="string">
            <text:p>ATL</text:p>
          </table:table-cell>
        </table:table-row>
        <table:table-row table:style-name="ro2">
          <table:table-cell office:value-type="string">
            <text:p>Romo, Tony</text:p>
          </table:table-cell>
          <table:table-cell office:value-type="string">
            <text:p>QB</text:p>
          </table:table-cell>
          <table:table-cell office:value-type="string">
            <text:p>DAL</text:p>
          </table:table-cell>
        </table:table-row>
        <table:table-row table:style-name="ro2">
          <table:table-cell office:value-type="string">
            <text:p>Rosenfels, Sage</text:p>
          </table:table-cell>
          <table:table-cell office:value-type="string">
            <text:p>QB</text:p>
          </table:table-cell>
          <table:table-cell office:value-type="string">
            <text:p>MIN</text:p>
          </table:table-cell>
        </table:table-row>
        <table:table-row table:style-name="ro2">
          <table:table-cell office:value-type="string">
            <text:p>Ross, Draylen</text:p>
          </table:table-cell>
          <table:table-cell office:value-type="string">
            <text:p>TE</text:p>
          </table:table-cell>
          <table:table-cell office:value-type="string">
            <text:p>CHI</text:p>
          </table:table-cell>
        </table:table-row>
        <table:table-row table:style-name="ro2">
          <table:table-cell office:value-type="string">
            <text:p>Royster, Evan</text:p>
          </table:table-cell>
          <table:table-cell office:value-type="string">
            <text:p>RB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Rudolph, Kyle</text:p>
          </table:table-cell>
          <table:table-cell office:value-type="string">
            <text:p>TE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Ryan, Matt</text:p>
          </table:table-cell>
          <table:table-cell office:value-type="string">
            <text:p>QB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Ryan, Titus</text:p>
          </table:table-cell>
          <table:table-cell office:value-type="string">
            <text:p>WR</text:p>
          </table:table-cell>
          <table:table-cell office:value-type="string">
            <text:p>DAL</text:p>
          </table:table-cell>
        </table:table-row>
        <table:table-row table:style-name="ro2">
          <table:table-cell office:value-type="string">
            <text:p>Saine, Brandon</text:p>
          </table:table-cell>
          <table:table-cell office:value-type="string">
            <text:p>RB</text:p>
          </table:table-cell>
          <table:table-cell office:value-type="string">
            <text:p>GNB</text:p>
          </table:table-cell>
        </table:table-row>
        <table:table-row table:style-name="ro1">
          <table:table-cell office:value-type="string">
            <text:p>Salas, Greg</text:p>
          </table:table-cell>
          <table:table-cell office:value-type="string">
            <text:p>WR</text:p>
          </table:table-cell>
          <table:table-cell office:value-type="string">
            <text:p>STL</text:p>
          </table:table-cell>
        </table:table-row>
        <table:table-row table:style-name="ro2">
          <table:table-cell office:value-type="string">
            <text:p>Sampson, DeMarco</text:p>
          </table:table-cell>
          <table:table-cell office:value-type="string">
            <text:p>WR</text:p>
          </table:table-cell>
          <table:table-cell office:value-type="string">
            <text:p>ARI</text:p>
          </table:table-cell>
        </table:table-row>
        <table:table-row table:style-name="ro2">
          <table:table-cell office:value-type="string">
            <text:p>Sanzenbacher, Dane</text:p>
          </table:table-cell>
          <table:table-cell office:value-type="string">
            <text:p>WR</text:p>
          </table:table-cell>
          <table:table-cell office:value-type="string">
            <text:p>CHI</text:p>
          </table:table-cell>
        </table:table-row>
        <table:table-row table:style-name="ro2">
          <table:table-cell office:value-type="string">
            <text:p>Scheffler, Tony</text:p>
          </table:table-cell>
          <table:table-cell office:value-type="string">
            <text:p>TE</text:p>
          </table:table-cell>
          <table:table-cell office:value-type="string">
            <text:p>DET</text:p>
          </table:table-cell>
        </table:table-row>
        <table:table-row table:style-name="ro2">
          <table:table-cell office:value-type="string">
            <text:p>Schmitt, Owen</text:p>
          </table:table-cell>
          <table:table-cell office:value-type="string">
            <text:p>RB</text:p>
          </table:table-cell>
          <table:table-cell office:value-type="string">
            <text:p>PHI</text:p>
          </table:table-cell>
        </table:table-row>
        <table:table-row table:style-name="ro2">
          <table:table-cell office:value-type="string">
            <text:p>Scott, Da'Rel</text:p>
          </table:table-cell>
          <table:table-cell office:value-type="string">
            <text:p>RB</text:p>
          </table:table-cell>
          <table:table-cell office:value-type="string">
            <text:p>NYG</text:p>
          </table:table-cell>
        </table:table-row>
        <table:table-row table:style-name="ro1">
          <table:table-cell office:value-type="string">
            <text:p>Sellers, Mike</text:p>
          </table:table-cell>
          <table:table-cell office:value-type="string">
            <text:p>TE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Sheets, Kory</text:p>
          </table:table-cell>
          <table:table-cell office:value-type="string">
            <text:p>RB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Sherman, Anthony</text:p>
          </table:table-cell>
          <table:table-cell office:value-type="string">
            <text:p>RB</text:p>
          </table:table-cell>
          <table:table-cell office:value-type="string">
            <text:p>ARI</text:p>
          </table:table-cell>
        </table:table-row>
        <table:table-row table:style-name="ro2">
          <table:table-cell office:value-type="string">
            <text:p>Shiancoe, Visanthe</text:p>
          </table:table-cell>
          <table:table-cell office:value-type="string">
            <text:p>TE</text:p>
          </table:table-cell>
          <table:table-cell office:value-type="string">
            <text:p>MIN</text:p>
          </table:table-cell>
        </table:table-row>
        <table:table-row table:style-name="ro2">
          <table:table-cell office:value-type="string">
            <text:p>Shockey, Jeremy</text:p>
          </table:table-cell>
          <table:table-cell office:value-type="string">
            <text:p>TE</text:p>
          </table:table-cell>
          <table:table-cell office:value-type="string">
            <text:p>CAR</text:p>
          </table:table-cell>
        </table:table-row>
        <table:table-row table:style-name="ro2">
          <table:table-cell office:value-type="string">
            <text:p>Shuler, Mickey</text:p>
          </table:table-cell>
          <table:table-cell office:value-type="string">
            <text:p>TE</text:p>
          </table:table-cell>
          <table:table-cell office:value-type="string">
            <text:p>MIN</text:p>
          </table:table-cell>
        </table:table-row>
        <table:table-row table:style-name="ro2">
          <table:table-cell office:value-type="string">
            <text:p>Skelton, John</text:p>
          </table:table-cell>
          <table:table-cell office:value-type="string">
            <text:p>QB</text:p>
          </table:table-cell>
          <table:table-cell office:value-type="string">
            <text:p>ARI</text:p>
          </table:table-cell>
        </table:table-row>
        <table:table-row table:style-name="ro2">
          <table:table-cell office:value-type="string">
            <text:p>Skelton, Steve</text:p>
          </table:table-cell>
          <table:table-cell office:value-type="string">
            <text:p>TE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Small, Ray</text:p>
          </table:table-cell>
          <table:table-cell office:value-type="string">
            <text:p>WR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Smith, Alex</text:p>
          </table:table-cell>
          <table:table-cell office:value-type="string">
            <text:p>QB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Smith, Alfonso</text:p>
          </table:table-cell>
          <table:table-cell office:value-type="string">
            <text:p>RB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Smith, Andre</text:p>
          </table:table-cell>
          <table:table-cell office:value-type="string">
            <text:p>TE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Smith, Antone</text:p>
          </table:table-cell>
          <table:table-cell office:value-type="string">
            <text:p>RB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Smith, Greg</text:p>
          </table:table-cell>
          <table:table-cell office:value-type="string">
            <text:p>TE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Smith, Kevin</text:p>
          </table:table-cell>
          <table:table-cell office:value-type="string">
            <text:p>RB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Smith, Steve</text:p>
          </table:table-cell>
          <table:table-cell office:value-type="string">
            <text:p>WR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Smith, Steve</text:p>
          </table:table-cell>
          <table:table-cell office:value-type="string">
            <text:p>WR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Smithson, Shaky</text:p>
          </table:table-cell>
          <table:table-cell office:value-type="string">
            <text:p>WR</text:p>
          </table:table-cell>
          <table:table-cell office:value-type="string">
            <text:p>GNB</text:p>
          </table:table-cell>
        </table:table-row>
        <table:table-row table:style-name="ro2">
          <table:table-cell office:value-type="string">
            <text:p>Snelling, Jason</text:p>
          </table:table-cell>
          <table:table-cell office:value-type="string">
            <text:p>RB</text:p>
          </table:table-cell>
          <table:table-cell office:value-type="string">
            <text:p>ATL</text:p>
          </table:table-cell>
        </table:table-row>
        <table:table-row table:style-name="ro2">
          <table:table-cell office:value-type="string">
            <text:p>Spach, Stephen</text:p>
          </table:table-cell>
          <table:table-cell office:value-type="string">
            <text:p>TE</text:p>
          </table:table-cell>
          <table:table-cell office:value-type="string">
            <text:p>STL</text:p>
          </table:table-cell>
        </table:table-row>
        <table:table-row table:style-name="ro2">
          <table:table-cell office:value-type="string">
            <text:p>Spaeth, Matt</text:p>
          </table:table-cell>
          <table:table-cell office:value-type="string">
            <text:p>TE</text:p>
          </table:table-cell>
          <table:table-cell office:value-type="string">
            <text:p>CHI</text:p>
          </table:table-cell>
        </table:table-row>
        <table:table-row table:style-name="ro2">
          <table:table-cell office:value-type="string">
            <text:p>Sproles, Darren</text:p>
          </table:table-cell>
          <table:table-cell office:value-type="string">
            <text:p>RB</text:p>
          </table:table-cell>
          <table:table-cell office:value-type="string">
            <text:p>NOR</text:p>
          </table:table-cell>
        </table:table-row>
        <table:table-row table:style-name="ro2">
          <table:table-cell office:value-type="string">
            <text:p>Spurlock, Micheal</text:p>
          </table:table-cell>
          <table:table-cell office:value-type="string">
            <text:p>WR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Stafford, Matthew</text:p>
          </table:table-cell>
          <table:table-cell office:value-type="string">
            <text:p>QB</text:p>
          </table:table-cell>
          <table:table-cell office:value-type="string">
            <text:p>DET</text:p>
          </table:table-cell>
        </table:table-row>
        <table:table-row table:style-name="ro2">
          <table:table-cell office:value-type="string">
            <text:p>Stallworth, Donte'</text:p>
          </table:table-cell>
          <table:table-cell office:value-type="string">
            <text:p>WR</text:p>
          </table:table-cell>
          <table:table-cell office:value-type="string">
            <text:p>WAS</text:p>
          </table:table-cell>
        </table:table-row>
        <table:table-row table:style-name="ro2">
          <table:table-cell office:value-type="string">
            <text:p>Stanback, Isaiah</text:p>
          </table:table-cell>
          <table:table-cell office:value-type="string">
            <text:p>WR</text:p>
          </table:table-cell>
          <table:table-cell office:value-type="string">
            <text:p>NYG</text:p>
          </table:table-cell>
        </table:table-row>
        <table:table-row table:style-name="ro1">
          <table:table-cell office:value-type="string">
            <text:p>Stanton, Drew</text:p>
          </table:table-cell>
          <table:table-cell office:value-type="string">
            <text:p>QB</text:p>
          </table:table-cell>
          <table:table-cell office:value-type="string">
            <text:p>DET</text:p>
          </table:table-cell>
        </table:table-row>
        <table:table-row table:style-name="ro2">
          <table:table-cell office:value-type="string">
            <text:p>Starks, James</text:p>
          </table:table-cell>
          <table:table-cell office:value-type="string">
            <text:p>RB</text:p>
          </table:table-cell>
          <table:table-cell office:value-type="string">
            <text:p>GNB</text:p>
          </table:table-cell>
        </table:table-row>
        <table:table-row table:style-name="ro2">
          <table:table-cell office:value-type="string">
            <text:p>Stephens-Howling, LaRod</text:p>
          </table:table-cell>
          <table:table-cell office:value-type="string">
            <text:p>RB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Stewart, Jonathan</text:p>
          </table:table-cell>
          <table:table-cell office:value-type="string">
            <text:p>RB</text:p>
          </table:table-cell>
          <table:table-cell office:value-type="string">
            <text:p>CAR</text:p>
          </table:table-cell>
        </table:table-row>
        <table:table-row table:style-name="ro2">
          <table:table-cell office:value-type="string">
            <text:p>Stocker, Luke</text:p>
          </table:table-cell>
          <table:table-cell office:value-type="string">
            <text:p>TE</text:p>
          </table:table-cell>
          <table:table-cell office:value-type="string">
            <text:p>TAM</text:p>
          </table:table-cell>
        </table:table-row>
        <table:table-row table:style-name="ro2">
          <table:table-cell office:value-type="string">
            <text:p>Stovall, Maurice</text:p>
          </table:table-cell>
          <table:table-cell office:value-type="string">
            <text:p>WR</text:p>
          </table:table-cell>
          <table:table-cell office:value-type="string">
            <text:p>DET</text:p>
          </table:table-cell>
        </table:table-row>
        <table:table-row table:style-name="ro2">
          <table:table-cell office:value-type="string">
            <text:p>Stroughter, Sammie</text:p>
          </table:table-cell>
          <table:table-cell office:value-type="string">
            <text:p>WR</text:p>
          </table:table-cell>
          <table:table-cell office:value-type="string">
            <text:p>TAM</text:p>
          </table:table-cell>
        </table:table-row>
        <table:table-row table:style-name="ro2">
          <table:table-cell office:value-type="string">
            <text:p>Stuckey, Chansi</text:p>
          </table:table-cell>
          <table:table-cell office:value-type="string">
            <text:p>WR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Swain, Brett</text:p>
          </table:table-cell>
          <table:table-cell office:value-type="string">
            <text:p>WR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Tanner, Phillip</text:p>
          </table:table-cell>
          <table:table-cell office:value-type="string">
            <text:p>RB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Tate, Golden</text:p>
          </table:table-cell>
          <table:table-cell office:value-type="string">
            <text:p>WR</text:p>
          </table:table-cell>
          <table:table-cell office:value-type="string">
            <text:p>SEA</text:p>
          </table:table-cell>
        </table:table-row>
        <table:table-row table:style-name="ro2">
          <table:table-cell office:value-type="string">
            <text:p>Taua, Vai</text:p>
          </table:table-cell>
          <table:table-cell office:value-type="string">
            <text:p>RB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Taylor, Chester</text:p>
          </table:table-cell>
          <table:table-cell office:value-type="string">
            <text:p>RB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Taylor, Chris</text:p>
          </table:table-cell>
          <table:table-cell office:value-type="string">
            <text:p>RB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Taylor, Kerry</text:p>
          </table:table-cell>
          <table:table-cell office:value-type="string">
            <text:p>WR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Taylor, Ryan</text:p>
          </table:table-cell>
          <table:table-cell office:value-type="string">
            <text:p>TE</text:p>
          </table:table-cell>
          <table:table-cell office:value-type="string">
            <text:p>GNB</text:p>
          </table:table-cell>
        </table:table-row>
        <table:table-row table:style-name="ro1">
          <table:table-cell office:value-type="string">
            <text:p>Thomas, David</text:p>
          </table:table-cell>
          <table:table-cell office:value-type="string">
            <text:p>TE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Thomas, Devin</text:p>
          </table:table-cell>
          <table:table-cell office:value-type="string">
            <text:p>WR</text:p>
          </table:table-cell>
          <table:table-cell office:value-type="string">
            <text:p>NYG</text:p>
          </table:table-cell>
        </table:table-row>
        <table:table-row table:style-name="ro1">
          <table:table-cell office:value-type="string">
            <text:p>Thomas, Pierre</text:p>
          </table:table-cell>
          <table:table-cell office:value-type="string">
            <text:p>RB</text:p>
          </table:table-cell>
          <table:table-cell office:value-type="string">
            <text:p>NOR</text:p>
          </table:table-cell>
        </table:table-row>
        <table:table-row table:style-name="ro2">
          <table:table-cell office:value-type="string">
            <text:p>Todman, Jordan</text:p>
          </table:table-cell>
          <table:table-cell office:value-type="string">
            <text:p>RB</text:p>
          </table:table-cell>
          <table:table-cell office:value-type="string">
            <text:p>MIN</text:p>
          </table:table-cell>
        </table:table-row>
        <table:table-row table:style-name="ro2">
          <table:table-cell office:value-type="string">
            <text:p>Toliver, Terrence</text:p>
          </table:table-cell>
          <table:table-cell office:value-type="string">
            <text:p>WR</text:p>
          </table:table-cell>
          <table:table-cell office:value-type="string">
            <text:p>DET</text:p>
          </table:table-cell>
        </table:table-row>
        <table:table-row table:style-name="ro2">
          <table:table-cell office:value-type="string">
            <text:p>Tolzien, Scott</text:p>
          </table:table-cell>
          <table:table-cell office:value-type="string">
            <text:p>QB</text:p>
          </table:table-cell>
          <table:table-cell office:value-type="string">
            <text:p>SFO</text:p>
          </table:table-cell>
        </table:table-row>
        <table:table-row table:style-name="ro2">
          <table:table-cell office:value-type="string">
            <text:p>Tow-Arnett, Nick</text:p>
          </table:table-cell>
          <table:table-cell office:value-type="string">
            <text:p>TE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Turner, Michael</text:p>
          </table:table-cell>
          <table:table-cell office:value-type="string">
            <text:p>RB</text:p>
          </table:table-cell>
          <table:table-cell office:value-type="string">
            <text:p>ATL</text:p>
          </table:table-cell>
        </table:table-row>
        <table:table-row table:style-name="ro2">
          <table:table-cell office:value-type="string">
            <text:p>Tynes, Lawrence</text:p>
          </table:table-cell>
          <table:table-cell office:value-type="string">
            <text:p>K</text:p>
          </table:table-cell>
          <table:table-cell office:value-type="string">
            <text:p>NYG</text:p>
          </table:table-cell>
        </table:table-row>
        <table:table-row table:style-name="ro1">
          <table:table-cell office:value-type="string">
            <text:p>Vaughan, Josh</text:p>
          </table:table-cell>
          <table:table-cell office:value-type="string">
            <text:p>RB</text:p>
          </table:table-cell>
          <table:table-cell office:value-type="string">
            <text:p>CAR</text:p>
          </table:table-cell>
        </table:table-row>
        <table:table-row table:style-name="ro2">
          <table:table-cell office:value-type="string">
            <text:p>Vick, Michael</text:p>
          </table:table-cell>
          <table:table-cell office:value-type="string">
            <text:p>QB</text:p>
          </table:table-cell>
          <table:table-cell office:value-type="string">
            <text:p>PHI</text:p>
          </table:table-cell>
        </table:table-row>
        <table:table-row table:style-name="ro2">
          <table:table-cell office:value-type="string">
            <text:p>Walker, Delanie</text:p>
          </table:table-cell>
          <table:table-cell office:value-type="string">
            <text:p>TE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Walker, Sean</text:p>
          </table:table-cell>
          <table:table-cell office:value-type="string">
            <text:p>WR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Ware, D.J.</text:p>
          </table:table-cell>
          <table:table-cell office:value-type="string">
            <text:p>RB</text:p>
          </table:table-cell>
          <table:table-cell office:value-type="string">
            <text:p>NYG</text:p>
          </table:table-cell>
        </table:table-row>
        <table:table-row table:style-name="ro1">
          <table:table-cell office:value-type="string">
            <text:p>Washington, Chauncey</text:p>
          </table:table-cell>
          <table:table-cell office:value-type="string">
            <text:p>RB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Washington, Leon</text:p>
          </table:table-cell>
          <table:table-cell office:value-type="string">
            <text:p>RB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Webb, Joe</text:p>
          </table:table-cell>
          <table:table-cell office:value-type="string">
            <text:p>QB</text:p>
          </table:table-cell>
          <table:table-cell office:value-type="string">
            <text:p>MIN</text:p>
          </table:table-cell>
        </table:table-row>
        <table:table-row table:style-name="ro2">
          <table:table-cell office:value-type="string">
            <text:p>Webber, Raymond</text:p>
          </table:table-cell>
          <table:table-cell office:value-type="string">
            <text:p>WR</text:p>
          </table:table-cell>
          <table:table-cell office:value-type="string">
            <text:p>TAM</text:p>
          </table:table-cell>
        </table:table-row>
        <table:table-row table:style-name="ro2">
          <table:table-cell office:value-type="string">
            <text:p>Weems, Eric</text:p>
          </table:table-cell>
          <table:table-cell office:value-type="string">
            <text:p>WR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Wells, Beanie</text:p>
          </table:table-cell>
          <table:table-cell office:value-type="string">
            <text:p>RB</text:p>
          </table:table-cell>
          <table:table-cell office:value-type="string">
            <text:p>ARI</text:p>
          </table:table-cell>
        </table:table-row>
        <table:table-row table:style-name="ro2">
          <table:table-cell office:value-type="string">
            <text:p>White, Roddy</text:p>
          </table:table-cell>
          <table:table-cell office:value-type="string">
            <text:p>WR</text:p>
          </table:table-cell>
          <table:table-cell office:value-type="string">
            <text:p>ATL</text:p>
          </table:table-cell>
        </table:table-row>
        <table:table-row table:style-name="ro2">
          <table:table-cell office:value-type="string">
            <text:p>Whitehurst, Charlie</text:p>
          </table:table-cell>
          <table:table-cell office:value-type="string">
            <text:p>QB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Williams, Cadillac</text:p>
          </table:table-cell>
          <table:table-cell office:value-type="string">
            <text:p>RB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Williams, D.J.</text:p>
          </table:table-cell>
          <table:table-cell office:value-type="string">
            <text:p>TE</text:p>
          </table:table-cell>
          <table:table-cell office:value-type="string">
            <text:p>GNB</text:p>
          </table:table-cell>
        </table:table-row>
        <table:table-row table:style-name="ro2">
          <table:table-cell office:value-type="string">
            <text:p>Williams, DeAngelo</text:p>
          </table:table-cell>
          <table:table-cell office:value-type="string">
            <text:p>RB</text:p>
          </table:table-cell>
          <table:table-cell office:value-type="string">
            <text:p>CAR</text:p>
          </table:table-cell>
        </table:table-row>
        <table:table-row table:style-name="ro2">
          <table:table-cell office:value-type="string">
            <text:p>Williams, Keiland</text:p>
          </table:table-cell>
          <table:table-cell office:value-type="string">
            <text:p>RB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Williams, Kyle</text:p>
          </table:table-cell>
          <table:table-cell office:value-type="string">
            <text:p>WR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Williams, Mike</text:p>
          </table:table-cell>
          <table:table-cell office:value-type="string">
            <text:p>WR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Williams, Mike</text:p>
          </table:table-cell>
          <table:table-cell office:value-type="string">
            <text:p>WR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Williams, Roy</text:p>
          </table:table-cell>
          <table:table-cell office:value-type="string">
            <text:p>WR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Williams, Ryan</text:p>
          </table:table-cell>
          <table:table-cell office:value-type="string">
            <text:p>RB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Williams, Stephen</text:p>
          </table:table-cell>
          <table:table-cell office:value-type="string">
            <text:p>WR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Williams, Teddy</text:p>
          </table:table-cell>
          <table:table-cell office:value-type="string">
            <text:p>WR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Wilson, John Parker</text:p>
          </table:table-cell>
          <table:table-cell office:value-type="string">
            <text:p>QB</text:p>
          </table:table-cell>
          <table:table-cell office:value-type="string">
            <text:p>ATL</text:p>
          </table:table-cell>
        </table:table-row>
        <table:table-row table:style-name="ro2">
          <table:table-cell office:value-type="string">
            <text:p>Winslow, Kellen</text:p>
          </table:table-cell>
          <table:table-cell office:value-type="string">
            <text:p>TE</text:p>
          </table:table-cell>
          <table:table-cell office:value-type="string">
            <text:p>TAM</text:p>
          </table:table-cell>
        </table:table-row>
        <table:table-row table:style-name="ro2">
          <table:table-cell office:value-type="string">
            <text:p>Winterswyk, Ryan</text:p>
          </table:table-cell>
          <table:table-cell office:value-type="string">
            <text:p>TE</text:p>
          </table:table-cell>
          <table:table-cell office:value-type="string">
            <text:p>ATL</text:p>
          </table:table-cell>
        </table:table-row>
        <table:table-row table:style-name="ro2">
          <table:table-cell office:value-type="string">
            <text:p>Witten, Jason</text:p>
          </table:table-cell>
          <table:table-cell office:value-type="string">
            <text:p>TE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Wright, Rodney</text:p>
          </table:table-cell>
          <table:table-cell office:value-type="string">
            <text:p>WR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Young, Darrel</text:p>
          </table:table-cell>
          <table:table-cell office:value-type="string">
            <text:p>RB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Young, Titus</text:p>
          </table:table-cell>
          <table:table-cell office:value-type="string">
            <text:p>WR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Young, Vince</text:p>
          </table:table-cell>
          <table:table-cell office:value-type="string">
            <text:p>QB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Cardinals, Arizona</text:p>
          </table:table-cell>
          <table:table-cell office:value-type="string">
            <text:p>DEF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Falcons, Atlanta</text:p>
          </table:table-cell>
          <table:table-cell office:value-type="string">
            <text:p>DEF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Ravens, Baltimore</text:p>
          </table:table-cell>
          <table:table-cell office:value-type="string">
            <text:p>DEF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Bills, Buffalo</text:p>
          </table:table-cell>
          <table:table-cell office:value-type="string">
            <text:p>DEF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Panthers, Carolina</text:p>
          </table:table-cell>
          <table:table-cell office:value-type="string">
            <text:p>DEF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Bears, Chicago</text:p>
          </table:table-cell>
          <table:table-cell office:value-type="string">
            <text:p>DEF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Bengals, Cincinnati</text:p>
          </table:table-cell>
          <table:table-cell office:value-type="string">
            <text:p>DEF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Browns, Cleveland</text:p>
          </table:table-cell>
          <table:table-cell office:value-type="string">
            <text:p>DEF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Cowboys, Dallas</text:p>
          </table:table-cell>
          <table:table-cell office:value-type="string">
            <text:p>DEF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Broncos, Denver</text:p>
          </table:table-cell>
          <table:table-cell office:value-type="string">
            <text:p>DEF</text:p>
          </table:table-cell>
          <table:table-cell office:value-type="string">
            <text:p>DEN</text:p>
          </table:table-cell>
        </table:table-row>
        <table:table-row table:style-name="ro1">
          <table:table-cell office:value-type="string">
            <text:p>Lions, Detroit</text:p>
          </table:table-cell>
          <table:table-cell office:value-type="string">
            <text:p>DEF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Packers, Green Bay</text:p>
          </table:table-cell>
          <table:table-cell office:value-type="string">
            <text:p>DEF</text:p>
          </table:table-cell>
          <table:table-cell office:value-type="string">
            <text:p>GNB</text:p>
          </table:table-cell>
        </table:table-row>
        <table:table-row table:style-name="ro1">
          <table:table-cell office:value-type="string">
            <text:p>Texans, Houston</text:p>
          </table:table-cell>
          <table:table-cell office:value-type="string">
            <text:p>DEF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Colts, Indianapolis</text:p>
          </table:table-cell>
          <table:table-cell office:value-type="string">
            <text:p>DEF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Jaguars, Jacksonville</text:p>
          </table:table-cell>
          <table:table-cell office:value-type="string">
            <text:p>DEF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Chiefs, Kansas City</text:p>
          </table:table-cell>
          <table:table-cell office:value-type="string">
            <text:p>DEF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Dolphins, Miami</text:p>
          </table:table-cell>
          <table:table-cell office:value-type="string">
            <text:p>DEF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Vikings, Minnesota</text:p>
          </table:table-cell>
          <table:table-cell office:value-type="string">
            <text:p>DEF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Patriots, New England</text:p>
          </table:table-cell>
          <table:table-cell office:value-type="string">
            <text:p>DEF</text:p>
          </table:table-cell>
          <table:table-cell office:value-type="string">
            <text:p>NWE</text:p>
          </table:table-cell>
        </table:table-row>
        <table:table-row table:style-name="ro1">
          <table:table-cell office:value-type="string">
            <text:p>Saints, New Orleans</text:p>
          </table:table-cell>
          <table:table-cell office:value-type="string">
            <text:p>DEF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Giants, New York</text:p>
          </table:table-cell>
          <table:table-cell office:value-type="string">
            <text:p>DEF</text:p>
          </table:table-cell>
          <table:table-cell office:value-type="string">
            <text:p>NYG</text:p>
          </table:table-cell>
        </table:table-row>
        <table:table-row table:style-name="ro1">
          <table:table-cell office:value-type="string">
            <text:p>Jets, New York</text:p>
          </table:table-cell>
          <table:table-cell office:value-type="string">
            <text:p>DEF</text:p>
          </table:table-cell>
          <table:table-cell office:value-type="string">
            <text:p>NYJ</text:p>
          </table:table-cell>
        </table:table-row>
        <table:table-row table:style-name="ro1">
          <table:table-cell office:value-type="string">
            <text:p>Raiders, Oakland</text:p>
          </table:table-cell>
          <table:table-cell office:value-type="string">
            <text:p>DEF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Eagles, Philadelphia</text:p>
          </table:table-cell>
          <table:table-cell office:value-type="string">
            <text:p>DEF</text:p>
          </table:table-cell>
          <table:table-cell office:value-type="string">
            <text:p>PHI</text:p>
          </table:table-cell>
        </table:table-row>
        <table:table-row table:style-name="ro2">
          <table:table-cell office:value-type="string">
            <text:p>Steelers, Pittsburgh</text:p>
          </table:table-cell>
          <table:table-cell office:value-type="string">
            <text:p>DEF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Chargers, San Diego</text:p>
          </table:table-cell>
          <table:table-cell office:value-type="string">
            <text:p>DEF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49ers, San Francisco</text:p>
          </table:table-cell>
          <table:table-cell office:value-type="string">
            <text:p>DEF</text:p>
          </table:table-cell>
          <table:table-cell office:value-type="string">
            <text:p>SFO</text:p>
          </table:table-cell>
        </table:table-row>
        <table:table-row table:style-name="ro2">
          <table:table-cell office:value-type="string">
            <text:p>Seahawks, Seattle</text:p>
          </table:table-cell>
          <table:table-cell office:value-type="string">
            <text:p>DEF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Rams, St Louis</text:p>
          </table:table-cell>
          <table:table-cell office:value-type="string">
            <text:p>DEF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Buccaneers, Tampa Bay</text:p>
          </table:table-cell>
          <table:table-cell office:value-type="string">
            <text:p>DEF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Titans, Tennessee</text:p>
          </table:table-cell>
          <table:table-cell office:value-type="string">
            <text:p>DEF</text:p>
          </table:table-cell>
          <table:table-cell office:value-type="string">
            <text:p>TEN</text:p>
          </table:table-cell>
        </table:table-row>
        <table:table-row table:style-name="ro1">
          <table:table-cell office:value-type="string">
            <text:p>Redskins, Washington</text:p>
          </table:table-cell>
          <table:table-cell office:value-type="string">
            <text:p>DEF</text:p>
          </table:table-cell>
          <table:table-cell office:value-type="string">
            <text:p>WAS</text:p>
          </table:table-cell>
        </table:table-row>
        <table:table-row table:style-name="ro1" table:number-rows-repeated="60860">
          <table:table-cell table:number-columns-repeated="3"/>
        </table:table-row>
        <table:table-row table:style-name="ro1" table:visibility="filter" table:number-rows-repeated="3849">
          <table:table-cell table:number-columns-repeated="3"/>
        </table:table-row>
        <table:table-row table:style-name="ro1" table:visibility="filter">
          <table:table-cell table:number-columns-repeated="3"/>
        </table:table-row>
      </table:table>
      <table:table table:name="NFL Extended 2011-2012" table:style-name="ta1" table:print="false"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>
            <text:p>Player</text:p>
          </table:table-cell>
          <table:table-cell office:value-type="string">
            <text:p>Position</text:p>
          </table:table-cell>
          <table:table-cell office:value-type="string">
            <text:p>Team</text:p>
          </table:table-cell>
        </table:table-row>
        <table:table-row table:style-name="ro1">
          <table:table-cell office:value-type="string">
            <text:p>Aaitui, Isaako</text:p>
          </table:table-cell>
          <table:table-cell office:value-type="string">
            <text:p>DL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Abdulai, Ibraham</text:p>
          </table:table-cell>
          <table:table-cell office:value-type="string">
            <text:p>DL</text:p>
          </table:table-cell>
          <table:table-cell office:value-type="string">
            <text:p>NYJ</text:p>
          </table:table-cell>
        </table:table-row>
        <table:table-row table:style-name="ro1">
          <table:table-cell office:value-type="string">
            <text:p>Adams, Mike</text:p>
          </table:table-cell>
          <table:table-cell office:value-type="string">
            <text:p>DB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Addai, Joseph</text:p>
          </table:table-cell>
          <table:table-cell office:value-type="string">
            <text:p>RB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Addison, Mario</text:p>
          </table:table-cell>
          <table:table-cell office:value-type="string">
            <text:p>DL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Agnew, Vince</text:p>
          </table:table-cell>
          <table:table-cell office:value-type="string">
            <text:p>DB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Aiken, Kamar</text:p>
          </table:table-cell>
          <table:table-cell office:value-type="string">
            <text:p>WR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Alama-Francis, Ikaika</text:p>
          </table:table-cell>
          <table:table-cell office:value-type="string">
            <text:p>LB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Albert, Branden</text:p>
          </table:table-cell>
          <table:table-cell office:value-type="string">
            <text:p>OL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Alexander, Gerald</text:p>
          </table:table-cell>
          <table:table-cell office:value-type="string">
            <text:p>DB</text:p>
          </table:table-cell>
          <table:table-cell office:value-type="string">
            <text:p>NYJ</text:p>
          </table:table-cell>
        </table:table-row>
        <table:table-row table:style-name="ro1">
          <table:table-cell office:value-type="string">
            <text:p>Alexander, Mister</text:p>
          </table:table-cell>
          <table:table-cell office:value-type="string">
            <text:p>LB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Alford, Dominic</text:p>
          </table:table-cell>
          <table:table-cell office:value-type="string">
            <text:p>OL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Allen, Anthony</text:p>
          </table:table-cell>
          <table:table-cell office:value-type="string">
            <text:p>RB</text:p>
          </table:table-cell>
          <table:table-cell office:value-type="string">
            <text:p>BAL</text:p>
          </table:table-cell>
        </table:table-row>
        <table:table-row table:style-name="ro2">
          <table:table-cell office:value-type="string">
            <text:p>Allen, Cortez</text:p>
          </table:table-cell>
          <table:table-cell office:value-type="string">
            <text:p>DB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Allen, Jason</text:p>
          </table:table-cell>
          <table:table-cell office:value-type="string">
            <text:p>DB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Allen, Russell</text:p>
          </table:table-cell>
          <table:table-cell office:value-type="string">
            <text:p>LB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Allen, Sean</text:p>
          </table:table-cell>
          <table:table-cell office:value-type="string">
            <text:p>OL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Allen, Will</text:p>
          </table:table-cell>
          <table:table-cell office:value-type="string">
            <text:p>DB</text:p>
          </table:table-cell>
          <table:table-cell office:value-type="string">
            <text:p>MIA</text:p>
          </table:table-cell>
        </table:table-row>
        <table:table-row table:style-name="ro2">
          <table:table-cell office:value-type="string">
            <text:p>Allen, Will</text:p>
          </table:table-cell>
          <table:table-cell office:value-type="string">
            <text:p>DB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Alualu, Tyson</text:p>
          </table:table-cell>
          <table:table-cell office:value-type="string">
            <text:p>DL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Amano, Eugene</text:p>
          </table:table-cell>
          <table:table-cell office:value-type="string">
            <text:p>OL</text:p>
          </table:table-cell>
          <table:table-cell office:value-type="string">
            <text:p>TEN</text:p>
          </table:table-cell>
        </table:table-row>
        <table:table-row table:style-name="ro1">
          <table:table-cell office:value-type="string">
            <text:p>Anderson, Jamaal</text:p>
          </table:table-cell>
          <table:table-cell office:value-type="string">
            <text:p>DL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Anderson, Mark</text:p>
          </table:table-cell>
          <table:table-cell office:value-type="string">
            <text:p>DL</text:p>
          </table:table-cell>
          <table:table-cell office:value-type="string">
            <text:p>NWE</text:p>
          </table:table-cell>
        </table:table-row>
        <table:table-row table:style-name="ro1">
          <table:table-cell office:value-type="string">
            <text:p>Angerer, Pat</text:p>
          </table:table-cell>
          <table:table-cell office:value-type="string">
            <text:p>LB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Arenas, Javier</text:p>
          </table:table-cell>
          <table:table-cell office:value-type="string">
            <text:p>DB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Arrington, Kyle</text:p>
          </table:table-cell>
          <table:table-cell office:value-type="string">
            <text:p>DB</text:p>
          </table:table-cell>
          <table:table-cell office:value-type="string">
            <text:p>NWE</text:p>
          </table:table-cell>
        </table:table-row>
        <table:table-row table:style-name="ro1">
          <table:table-cell office:value-type="string">
            <text:p>Asamoah, Jon</text:p>
          </table:table-cell>
          <table:table-cell office:value-type="string">
            <text:p>OL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Atkins, Geno</text:p>
          </table:table-cell>
          <table:table-cell office:value-type="string">
            <text:p>DL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Ausberry, David</text:p>
          </table:table-cell>
          <table:table-cell office:value-type="string">
            <text:p>TE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Austin, Thomas</text:p>
          </table:table-cell>
          <table:table-cell office:value-type="string">
            <text:p>OL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Avery, Donnie</text:p>
          </table:table-cell>
          <table:table-cell office:value-type="string">
            <text:p>WR</text:p>
          </table:table-cell>
          <table:table-cell office:value-type="string">
            <text:p>TEN</text:p>
          </table:table-cell>
        </table:table-row>
        <table:table-row table:style-name="ro1">
          <table:table-cell office:value-type="string">
            <text:p>Ayanbadejo, Brendon</text:p>
          </table:table-cell>
          <table:table-cell office:value-type="string">
            <text:p>LB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Ayers, Akeem</text:p>
          </table:table-cell>
          <table:table-cell office:value-type="string">
            <text:p>LB</text:p>
          </table:table-cell>
          <table:table-cell office:value-type="string">
            <text:p>TEN</text:p>
          </table:table-cell>
        </table:table-row>
        <table:table-row table:style-name="ro1">
          <table:table-cell office:value-type="string">
            <text:p>Ayers, Robert</text:p>
          </table:table-cell>
          <table:table-cell office:value-type="string">
            <text:p>DL</text:p>
          </table:table-cell>
          <table:table-cell office:value-type="string">
            <text:p>DEN</text:p>
          </table:table-cell>
        </table:table-row>
        <table:table-row table:style-name="ro1">
          <table:table-cell office:value-type="string">
            <text:p>Babineaux, Jordan</text:p>
          </table:table-cell>
          <table:table-cell office:value-type="string">
            <text:p>DB</text:p>
          </table:table-cell>
          <table:table-cell office:value-type="string">
            <text:p>TEN</text:p>
          </table:table-cell>
        </table:table-row>
        <table:table-row table:style-name="ro1">
          <table:table-cell office:value-type="string">
            <text:p>Bailey, Allen</text:p>
          </table:table-cell>
          <table:table-cell office:value-type="string">
            <text:p>DL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Bailey, Champ</text:p>
          </table:table-cell>
          <table:table-cell office:value-type="string">
            <text:p>DB</text:p>
          </table:table-cell>
          <table:table-cell office:value-type="string">
            <text:p>DEN</text:p>
          </table:table-cell>
        </table:table-row>
        <table:table-row table:style-name="ro1">
          <table:table-cell office:value-type="string">
            <text:p>Bailey, Patrick</text:p>
          </table:table-cell>
          <table:table-cell office:value-type="string">
            <text:p>LB</text:p>
          </table:table-cell>
          <table:table-cell office:value-type="string">
            <text:p>TEN</text:p>
          </table:table-cell>
        </table:table-row>
        <table:table-row table:style-name="ro1">
          <table:table-cell office:value-type="string">
            <text:p>Bain, Travarous</text:p>
          </table:table-cell>
          <table:table-cell office:value-type="string">
            <text:p>DB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Bair, Brandon</text:p>
          </table:table-cell>
          <table:table-cell office:value-type="string">
            <text:p>DL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Baker, Josh</text:p>
          </table:table-cell>
          <table:table-cell office:value-type="string">
            <text:p>TE</text:p>
          </table:table-cell>
          <table:table-cell office:value-type="string">
            <text:p>NYJ</text:p>
          </table:table-cell>
        </table:table-row>
        <table:table-row table:style-name="ro1">
          <table:table-cell office:value-type="string">
            <text:p>Baker, Ryan</text:p>
          </table:table-cell>
          <table:table-cell office:value-type="string">
            <text:p>DL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Baldridge, Daniel</text:p>
          </table:table-cell>
          <table:table-cell office:value-type="string">
            <text:p>OL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Baldwin, Jon</text:p>
          </table:table-cell>
          <table:table-cell office:value-type="string">
            <text:p>WR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Ball, Dave</text:p>
          </table:table-cell>
          <table:table-cell office:value-type="string">
            <text:p>DL</text:p>
          </table:table-cell>
          <table:table-cell office:value-type="string">
            <text:p>TEN</text:p>
          </table:table-cell>
        </table:table-row>
        <table:table-row table:style-name="ro1">
          <table:table-cell office:value-type="string">
            <text:p>Ball, Lance</text:p>
          </table:table-cell>
          <table:table-cell office:value-type="string">
            <text:p>RB</text:p>
          </table:table-cell>
          <table:table-cell office:value-type="string">
            <text:p>DEN</text:p>
          </table:table-cell>
        </table:table-row>
        <table:table-row table:style-name="ro1">
          <table:table-cell office:value-type="string">
            <text:p>Banks, Gary</text:p>
          </table:table-cell>
          <table:table-cell office:value-type="string">
            <text:p>WR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Barber, Dominique</text:p>
          </table:table-cell>
          <table:table-cell office:value-type="string">
            <text:p>DB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Barbieri, Howard</text:p>
          </table:table-cell>
          <table:table-cell office:value-type="string">
            <text:p>OL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Barker, Will</text:p>
          </table:table-cell>
          <table:table-cell office:value-type="string">
            <text:p>OL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Barksdale, Joe</text:p>
          </table:table-cell>
          <table:table-cell office:value-type="string">
            <text:p>OL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Barnes, Antwan</text:p>
          </table:table-cell>
          <table:table-cell office:value-type="string">
            <text:p>LB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Barnes, Khalif</text:p>
          </table:table-cell>
          <table:table-cell office:value-type="string">
            <text:p>OL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Barnett, Nick</text:p>
          </table:table-cell>
          <table:table-cell office:value-type="string">
            <text:p>LB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Barrett, Josh</text:p>
          </table:table-cell>
          <table:table-cell office:value-type="string">
            <text:p>DB</text:p>
          </table:table-cell>
          <table:table-cell office:value-type="string">
            <text:p>NWE</text:p>
          </table:table-cell>
        </table:table-row>
        <table:table-row table:style-name="ro1">
          <table:table-cell office:value-type="string">
            <text:p>Barwin, Connor</text:p>
          </table:table-cell>
          <table:table-cell office:value-type="string">
            <text:p>LB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Batch, Baron</text:p>
          </table:table-cell>
          <table:table-cell office:value-type="string">
            <text:p>RB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Batch, Charlie</text:p>
          </table:table-cell>
          <table:table-cell office:value-type="string">
            <text:p>QB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Batten, Danny</text:p>
          </table:table-cell>
          <table:table-cell office:value-type="string">
            <text:p>LB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Battle, Arnaz</text:p>
          </table:table-cell>
          <table:table-cell office:value-type="string">
            <text:p>WR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Battle, Jackie</text:p>
          </table:table-cell>
          <table:table-cell office:value-type="string">
            <text:p>RB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Baxter, Colin</text:p>
          </table:table-cell>
          <table:table-cell office:value-type="string">
            <text:p>OL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Bazuin, Dan</text:p>
          </table:table-cell>
          <table:table-cell office:value-type="string">
            <text:p>DL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Beadles, Zane</text:p>
          </table:table-cell>
          <table:table-cell office:value-type="string">
            <text:p>OL</text:p>
          </table:table-cell>
          <table:table-cell office:value-type="string">
            <text:p>DEN</text:p>
          </table:table-cell>
        </table:table-row>
        <table:table-row table:style-name="ro1">
          <table:table-cell office:value-type="string">
            <text:p>Beal, Jeremy</text:p>
          </table:table-cell>
          <table:table-cell office:value-type="string">
            <text:p>DL</text:p>
          </table:table-cell>
          <table:table-cell office:value-type="string">
            <text:p>DEN</text:p>
          </table:table-cell>
        </table:table-row>
        <table:table-row table:style-name="ro1">
          <table:table-cell office:value-type="string">
            <text:p>Becht, Anthony</text:p>
          </table:table-cell>
          <table:table-cell office:value-type="string">
            <text:p>TE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Belcher, Jovan</text:p>
          </table:table-cell>
          <table:table-cell office:value-type="string">
            <text:p>LB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Bell, Demetrius</text:p>
          </table:table-cell>
          <table:table-cell office:value-type="string">
            <text:p>OL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Bell, Yeremiah</text:p>
          </table:table-cell>
          <table:table-cell office:value-type="string">
            <text:p>DB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Bellore, Nick</text:p>
          </table:table-cell>
          <table:table-cell office:value-type="string">
            <text:p>LB</text:p>
          </table:table-cell>
          <table:table-cell office:value-type="string">
            <text:p>NYJ</text:p>
          </table:table-cell>
        </table:table-row>
        <table:table-row table:style-name="ro1">
          <table:table-cell office:value-type="string">
            <text:p>Benard, Marcus</text:p>
          </table:table-cell>
          <table:table-cell office:value-type="string">
            <text:p>DL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Benson, Cedric</text:p>
          </table:table-cell>
          <table:table-cell office:value-type="string">
            <text:p>RB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Bentley, Kevin</text:p>
          </table:table-cell>
          <table:table-cell office:value-type="string">
            <text:p>LB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Berry, Damien</text:p>
          </table:table-cell>
          <table:table-cell office:value-type="string">
            <text:p>RB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Berry, Eric</text:p>
          </table:table-cell>
          <table:table-cell office:value-type="string">
            <text:p>DB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Bess, Davone</text:p>
          </table:table-cell>
          <table:table-cell office:value-type="string">
            <text:p>WR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Bethea, Antoine</text:p>
          </table:table-cell>
          <table:table-cell office:value-type="string">
            <text:p>DB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Bethel-Thompson, McLeod</text:p>
          </table:table-cell>
          <table:table-cell office:value-type="string">
            <text:p>QB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Binns, Armon</text:p>
          </table:table-cell>
          <table:table-cell office:value-type="string">
            <text:p>WR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Bird, Bront</text:p>
          </table:table-cell>
          <table:table-cell office:value-type="string">
            <text:p>LB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Birk, Matt</text:p>
          </table:table-cell>
          <table:table-cell office:value-type="string">
            <text:p>OL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Bironas, Rob</text:p>
          </table:table-cell>
          <table:table-cell office:value-type="string">
            <text:p>K</text:p>
          </table:table-cell>
          <table:table-cell office:value-type="string">
            <text:p>TEN</text:p>
          </table:table-cell>
        </table:table-row>
        <table:table-row table:style-name="ro1">
          <table:table-cell office:value-type="string">
            <text:p>Blackstock, Darryl</text:p>
          </table:table-cell>
          <table:table-cell office:value-type="string">
            <text:p>LB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Boggs, Taylor</text:p>
          </table:table-cell>
          <table:table-cell office:value-type="string">
            <text:p>OL</text:p>
          </table:table-cell>
          <table:table-cell office:value-type="string">
            <text:p>NYJ</text:p>
          </table:table-cell>
        </table:table-row>
        <table:table-row table:style-name="ro1">
          <table:table-cell office:value-type="string">
            <text:p>Boldin, Anquan</text:p>
          </table:table-cell>
          <table:table-cell office:value-type="string">
            <text:p>WR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Bolen, Brock</text:p>
          </table:table-cell>
          <table:table-cell office:value-type="string">
            <text:p>RB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Boling, Clint</text:p>
          </table:table-cell>
          <table:table-cell office:value-type="string">
            <text:p>OL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Boller, Kyle</text:p>
          </table:table-cell>
          <table:table-cell office:value-type="string">
            <text:p>QB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Boren, Justin</text:p>
          </table:table-cell>
          <table:table-cell office:value-type="string">
            <text:p>OL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Boss, Kevin</text:p>
          </table:table-cell>
          <table:table-cell office:value-type="string">
            <text:p>TE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Bosworth, Kyle</text:p>
          </table:table-cell>
          <table:table-cell office:value-type="string">
            <text:p>LB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Bowe, Dwayne</text:p>
          </table:table-cell>
          <table:table-cell office:value-type="string">
            <text:p>WR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Boyd, Jerome</text:p>
          </table:table-cell>
          <table:table-cell office:value-type="string">
            <text:p>DB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Brace, Ron</text:p>
          </table:table-cell>
          <table:table-cell office:value-type="string">
            <text:p>DL</text:p>
          </table:table-cell>
          <table:table-cell office:value-type="string">
            <text:p>NWE</text:p>
          </table:table-cell>
        </table:table-row>
        <table:table-row table:style-name="ro1">
          <table:table-cell office:value-type="string">
            <text:p>Brackett, Gary</text:p>
          </table:table-cell>
          <table:table-cell office:value-type="string">
            <text:p>LB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Bradfield, Cameron</text:p>
          </table:table-cell>
          <table:table-cell office:value-type="string">
            <text:p>OL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Brady, Tom</text:p>
          </table:table-cell>
          <table:table-cell office:value-type="string">
            <text:p>QB</text:p>
          </table:table-cell>
          <table:table-cell office:value-type="string">
            <text:p>NWE</text:p>
          </table:table-cell>
        </table:table-row>
        <table:table-row table:style-name="ro1">
          <table:table-cell office:value-type="string">
            <text:p>Braman, Bryan</text:p>
          </table:table-cell>
          <table:table-cell office:value-type="string">
            <text:p>LB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Branch, Deion</text:p>
          </table:table-cell>
          <table:table-cell office:value-type="string">
            <text:p>WR</text:p>
          </table:table-cell>
          <table:table-cell office:value-type="string">
            <text:p>NWE</text:p>
          </table:table-cell>
        </table:table-row>
        <table:table-row table:style-name="ro1">
          <table:table-cell office:value-type="string">
            <text:p>Branch, Tyvon</text:p>
          </table:table-cell>
          <table:table-cell office:value-type="string">
            <text:p>DB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Brayton, Tyler</text:p>
          </table:table-cell>
          <table:table-cell office:value-type="string">
            <text:p>DL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Breaston, Steve</text:p>
          </table:table-cell>
          <table:table-cell office:value-type="string">
            <text:p>WR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Brinkley, Curtis</text:p>
          </table:table-cell>
          <table:table-cell office:value-type="string">
            <text:p>RB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Brisiel, Mike</text:p>
          </table:table-cell>
          <table:table-cell office:value-type="string">
            <text:p>OL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Britt, Kenny</text:p>
          </table:table-cell>
          <table:table-cell office:value-type="string">
            <text:p>WR</text:p>
          </table:table-cell>
          <table:table-cell office:value-type="string">
            <text:p>TEN</text:p>
          </table:table-cell>
        </table:table-row>
        <table:table-row table:style-name="ro1">
          <table:table-cell office:value-type="string">
            <text:p>Britton, Eben</text:p>
          </table:table-cell>
          <table:table-cell office:value-type="string">
            <text:p>OL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Brock, Kevin</text:p>
          </table:table-cell>
          <table:table-cell office:value-type="string">
            <text:p>TE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Brodine, Mason</text:p>
          </table:table-cell>
          <table:table-cell office:value-type="string">
            <text:p>DL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Brown, Antonio</text:p>
          </table:table-cell>
          <table:table-cell office:value-type="string">
            <text:p>WR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Brown, C.C.</text:p>
          </table:table-cell>
          <table:table-cell office:value-type="string">
            <text:p>DB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Brown, Chykie</text:p>
          </table:table-cell>
          <table:table-cell office:value-type="string">
            <text:p>DB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Brown, Colin</text:p>
          </table:table-cell>
          <table:table-cell office:value-type="string">
            <text:p>OL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Brown, Curtis</text:p>
          </table:table-cell>
          <table:table-cell office:value-type="string">
            <text:p>DB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Brown, Donald</text:p>
          </table:table-cell>
          <table:table-cell office:value-type="string">
            <text:p>RB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Brown, Duane</text:p>
          </table:table-cell>
          <table:table-cell office:value-type="string">
            <text:p>OL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Brown, Everette</text:p>
          </table:table-cell>
          <table:table-cell office:value-type="string">
            <text:p>DL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Brown, Garrett</text:p>
          </table:table-cell>
          <table:table-cell office:value-type="string">
            <text:p>DL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Brown, Jalil</text:p>
          </table:table-cell>
          <table:table-cell office:value-type="string">
            <text:p>DB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Brown, Jarrett</text:p>
          </table:table-cell>
          <table:table-cell office:value-type="string">
            <text:p>QB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Brown, Marcus</text:p>
          </table:table-cell>
          <table:table-cell office:value-type="string">
            <text:p>DB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Brown, Sergio</text:p>
          </table:table-cell>
          <table:table-cell office:value-type="string">
            <text:p>DB</text:p>
          </table:table-cell>
          <table:table-cell office:value-type="string">
            <text:p>NWE</text:p>
          </table:table-cell>
        </table:table-row>
        <table:table-row table:style-name="ro1">
          <table:table-cell office:value-type="string">
            <text:p>Brown, Sheldon</text:p>
          </table:table-cell>
          <table:table-cell office:value-type="string">
            <text:p>DB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Brown, Stevie</text:p>
          </table:table-cell>
          <table:table-cell office:value-type="string">
            <text:p>DB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Brown, Titus</text:p>
          </table:table-cell>
          <table:table-cell office:value-type="string">
            <text:p>LB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Brown, Vincent</text:p>
          </table:table-cell>
          <table:table-cell office:value-type="string">
            <text:p>WR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Brunell, Mark</text:p>
          </table:table-cell>
          <table:table-cell office:value-type="string">
            <text:p>QB</text:p>
          </table:table-cell>
          <table:table-cell office:value-type="string">
            <text:p>NYJ</text:p>
          </table:table-cell>
        </table:table-row>
        <table:table-row table:style-name="ro1">
          <table:table-cell office:value-type="string">
            <text:p>Bruton, David</text:p>
          </table:table-cell>
          <table:table-cell office:value-type="string">
            <text:p>DB</text:p>
          </table:table-cell>
          <table:table-cell office:value-type="string">
            <text:p>DEN</text:p>
          </table:table-cell>
        </table:table-row>
        <table:table-row table:style-name="ro1">
          <table:table-cell office:value-type="string">
            <text:p>Bryant, Charlie</text:p>
          </table:table-cell>
          <table:table-cell office:value-type="string">
            <text:p>DL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Bryant, Corbin</text:p>
          </table:table-cell>
          <table:table-cell office:value-type="string">
            <text:p>DL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Bryant, Desmond</text:p>
          </table:table-cell>
          <table:table-cell office:value-type="string">
            <text:p>DL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Bullitt, Melvin</text:p>
          </table:table-cell>
          <table:table-cell office:value-type="string">
            <text:p>DB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Bulman, Tim</text:p>
          </table:table-cell>
          <table:table-cell office:value-type="string">
            <text:p>DL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Bunkley, Brodrick</text:p>
          </table:table-cell>
          <table:table-cell office:value-type="string">
            <text:p>DL</text:p>
          </table:table-cell>
          <table:table-cell office:value-type="string">
            <text:p>DEN</text:p>
          </table:table-cell>
        </table:table-row>
        <table:table-row table:style-name="ro1">
          <table:table-cell office:value-type="string">
            <text:p>Burnett, Kevin</text:p>
          </table:table-cell>
          <table:table-cell office:value-type="string">
            <text:p>LB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Burress, Plaxico</text:p>
          </table:table-cell>
          <table:table-cell office:value-type="string">
            <text:p>WR</text:p>
          </table:table-cell>
          <table:table-cell office:value-type="string">
            <text:p>NYJ</text:p>
          </table:table-cell>
        </table:table-row>
        <table:table-row table:style-name="ro1">
          <table:table-cell office:value-type="string">
            <text:p>Bush, Michael</text:p>
          </table:table-cell>
          <table:table-cell office:value-type="string">
            <text:p>RB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Bush, Rafael</text:p>
          </table:table-cell>
          <table:table-cell office:value-type="string">
            <text:p>DB</text:p>
          </table:table-cell>
          <table:table-cell office:value-type="string">
            <text:p>DEN</text:p>
          </table:table-cell>
        </table:table-row>
        <table:table-row table:style-name="ro1">
          <table:table-cell office:value-type="string">
            <text:p>Bush, Reggie</text:p>
          </table:table-cell>
          <table:table-cell office:value-type="string">
            <text:p>RB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Butler, Donald</text:p>
          </table:table-cell>
          <table:table-cell office:value-type="string">
            <text:p>LB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Butler, Rashad</text:p>
          </table:table-cell>
          <table:table-cell office:value-type="string">
            <text:p>OL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Bynes, Josh</text:p>
          </table:table-cell>
          <table:table-cell office:value-type="string">
            <text:p>LB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Byrd, Jairus</text:p>
          </table:table-cell>
          <table:table-cell office:value-type="string">
            <text:p>DB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Caldwell, Andre</text:p>
          </table:table-cell>
          <table:table-cell office:value-type="string">
            <text:p>WR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Caldwell, Antoine</text:p>
          </table:table-cell>
          <table:table-cell office:value-type="string">
            <text:p>OL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Caldwell, David</text:p>
          </table:table-cell>
          <table:table-cell office:value-type="string">
            <text:p>DB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Cameron, Jordan</text:p>
          </table:table-cell>
          <table:table-cell office:value-type="string">
            <text:p>TE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Campbell, Bruce</text:p>
          </table:table-cell>
          <table:table-cell office:value-type="string">
            <text:p>OL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Campbell, Jason</text:p>
          </table:table-cell>
          <table:table-cell office:value-type="string">
            <text:p>QB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Campbell, Michael</text:p>
          </table:table-cell>
          <table:table-cell office:value-type="string">
            <text:p>WR</text:p>
          </table:table-cell>
          <table:table-cell office:value-type="string">
            <text:p>NYJ</text:p>
          </table:table-cell>
        </table:table-row>
        <table:table-row table:style-name="ro1">
          <table:table-cell office:value-type="string">
            <text:p>Campbell, Tommie</text:p>
          </table:table-cell>
          <table:table-cell office:value-type="string">
            <text:p>DB</text:p>
          </table:table-cell>
          <table:table-cell office:value-type="string">
            <text:p>TEN</text:p>
          </table:table-cell>
        </table:table-row>
        <table:table-row table:style-name="ro1">
          <table:table-cell office:value-type="string">
            <text:p>Canfield, Trevor</text:p>
          </table:table-cell>
          <table:table-cell office:value-type="string">
            <text:p>OL</text:p>
          </table:table-cell>
          <table:table-cell office:value-type="string">
            <text:p>NYJ</text:p>
          </table:table-cell>
        </table:table-row>
        <table:table-row table:style-name="ro1">
          <table:table-cell office:value-type="string">
            <text:p>Cannon, Marcus</text:p>
          </table:table-cell>
          <table:table-cell office:value-type="string">
            <text:p>OL</text:p>
          </table:table-cell>
          <table:table-cell office:value-type="string">
            <text:p>NWE</text:p>
          </table:table-cell>
        </table:table-row>
        <table:table-row table:style-name="ro1">
          <table:table-cell office:value-type="string">
            <text:p>Carey, Vernon</text:p>
          </table:table-cell>
          <table:table-cell office:value-type="string">
            <text:p>OL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Carlisle, Cooper</text:p>
          </table:table-cell>
          <table:table-cell office:value-type="string">
            <text:p>OL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Carmichael, Roc</text:p>
          </table:table-cell>
          <table:table-cell office:value-type="string">
            <text:p>DB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Carpenter, Dan</text:p>
          </table:table-cell>
          <table:table-cell office:value-type="string">
            <text:p>K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Carr, Brandon</text:p>
          </table:table-cell>
          <table:table-cell office:value-type="string">
            <text:p>DB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Carr, Chris</text:p>
          </table:table-cell>
          <table:table-cell office:value-type="string">
            <text:p>DB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Carrington, Alex</text:p>
          </table:table-cell>
          <table:table-cell office:value-type="string">
            <text:p>DL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Carroll, Nolan</text:p>
          </table:table-cell>
          <table:table-cell office:value-type="string">
            <text:p>DB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Carter, Andre</text:p>
          </table:table-cell>
          <table:table-cell office:value-type="string">
            <text:p>DL</text:p>
          </table:table-cell>
          <table:table-cell office:value-type="string">
            <text:p>NWE</text:p>
          </table:table-cell>
        </table:table-row>
        <table:table-row table:style-name="ro1">
          <table:table-cell office:value-type="string">
            <text:p>Carter, Chris</text:p>
          </table:table-cell>
          <table:table-cell office:value-type="string">
            <text:p>LB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Carter, Delone</text:p>
          </table:table-cell>
          <table:table-cell office:value-type="string">
            <text:p>RB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Carter, Markell</text:p>
          </table:table-cell>
          <table:table-cell office:value-type="string">
            <text:p>LB</text:p>
          </table:table-cell>
          <table:table-cell office:value-type="string">
            <text:p>NWE</text:p>
          </table:table-cell>
        </table:table-row>
        <table:table-row table:style-name="ro1">
          <table:table-cell office:value-type="string">
            <text:p>Carter, Quinton</text:p>
          </table:table-cell>
          <table:table-cell office:value-type="string">
            <text:p>DB</text:p>
          </table:table-cell>
          <table:table-cell office:value-type="string">
            <text:p>DEN</text:p>
          </table:table-cell>
        </table:table-row>
        <table:table-row table:style-name="ro1">
          <table:table-cell office:value-type="string">
            <text:p>Carter, Tony</text:p>
          </table:table-cell>
          <table:table-cell office:value-type="string">
            <text:p>DB</text:p>
          </table:table-cell>
          <table:table-cell office:value-type="string">
            <text:p>DEN</text:p>
          </table:table-cell>
        </table:table-row>
        <table:table-row table:style-name="ro1">
          <table:table-cell office:value-type="string">
            <text:p>Cartwright, Rock</text:p>
          </table:table-cell>
          <table:table-cell office:value-type="string">
            <text:p>RB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Casey, James</text:p>
          </table:table-cell>
          <table:table-cell office:value-type="string">
            <text:p>TE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Casey, Jurrell</text:p>
          </table:table-cell>
          <table:table-cell office:value-type="string">
            <text:p>DL</text:p>
          </table:table-cell>
          <table:table-cell office:value-type="string">
            <text:p>TEN</text:p>
          </table:table-cell>
        </table:table-row>
        <table:table-row table:style-name="ro1">
          <table:table-cell office:value-type="string">
            <text:p>Cason, Antoine</text:p>
          </table:table-cell>
          <table:table-cell office:value-type="string">
            <text:p>DB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Cassel, Matt</text:p>
          </table:table-cell>
          <table:table-cell office:value-type="string">
            <text:p>QB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Castillo, Luis</text:p>
          </table:table-cell>
          <table:table-cell office:value-type="string">
            <text:p>DL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Castonzo, Anthony</text:p>
          </table:table-cell>
          <table:table-cell office:value-type="string">
            <text:p>OL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Caussin, Mike</text:p>
          </table:table-cell>
          <table:table-cell office:value-type="string">
            <text:p>TE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Cesaire, Jacques</text:p>
          </table:table-cell>
          <table:table-cell office:value-type="string">
            <text:p>DL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Chancellor, Chris</text:p>
          </table:table-cell>
          <table:table-cell office:value-type="string">
            <text:p>DB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Chandler, Scott</text:p>
          </table:table-cell>
          <table:table-cell office:value-type="string">
            <text:p>TE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Charles, Jamaal</text:p>
          </table:table-cell>
          <table:table-cell office:value-type="string">
            <text:p>RB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Chavis, Miguel</text:p>
          </table:table-cell>
          <table:table-cell office:value-type="string">
            <text:p>DL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Chekwa, Chimdi</text:p>
          </table:table-cell>
          <table:table-cell office:value-type="string">
            <text:p>DB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Chick, John</text:p>
          </table:table-cell>
          <table:table-cell office:value-type="string">
            <text:p>DL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Chisolm, Garrett</text:p>
          </table:table-cell>
          <table:table-cell office:value-type="string">
            <text:p>OL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Choice, Tashard</text:p>
          </table:table-cell>
          <table:table-cell office:value-type="string">
            <text:p>RB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Chung, Patrick</text:p>
          </table:table-cell>
          <table:table-cell office:value-type="string">
            <text:p>DB</text:p>
          </table:table-cell>
          <table:table-cell office:value-type="string">
            <text:p>NWE</text:p>
          </table:table-cell>
        </table:table-row>
        <table:table-row table:style-name="ro1">
          <table:table-cell office:value-type="string">
            <text:p>Clady, Ryan</text:p>
          </table:table-cell>
          <table:table-cell office:value-type="string">
            <text:p>OL</text:p>
          </table:table-cell>
          <table:table-cell office:value-type="string">
            <text:p>DEN</text:p>
          </table:table-cell>
        </table:table-row>
        <table:table-row table:style-name="ro1">
          <table:table-cell office:value-type="string">
            <text:p>Clanton, Erik</text:p>
          </table:table-cell>
          <table:table-cell office:value-type="string">
            <text:p>LB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Clark, Chris</text:p>
          </table:table-cell>
          <table:table-cell office:value-type="string">
            <text:p>OL</text:p>
          </table:table-cell>
          <table:table-cell office:value-type="string">
            <text:p>DEN</text:p>
          </table:table-cell>
        </table:table-row>
        <table:table-row table:style-name="ro1">
          <table:table-cell office:value-type="string">
            <text:p>Clark, Dallas</text:p>
          </table:table-cell>
          <table:table-cell office:value-type="string">
            <text:p>TE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Clark, Ryan</text:p>
          </table:table-cell>
          <table:table-cell office:value-type="string">
            <text:p>DB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Clary, Jeromey</text:p>
          </table:table-cell>
          <table:table-cell office:value-type="string">
            <text:p>OL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Clay, Charles</text:p>
          </table:table-cell>
          <table:table-cell office:value-type="string">
            <text:p>RB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Clay, John</text:p>
          </table:table-cell>
          <table:table-cell office:value-type="string">
            <text:p>RB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Clayton, Zach</text:p>
          </table:table-cell>
          <table:table-cell office:value-type="string">
            <text:p>DL</text:p>
          </table:table-cell>
          <table:table-cell office:value-type="string">
            <text:p>TEN</text:p>
          </table:table-cell>
        </table:table-row>
        <table:table-row table:style-name="ro1">
          <table:table-cell office:value-type="string">
            <text:p>Clements, Nate</text:p>
          </table:table-cell>
          <table:table-cell office:value-type="string">
            <text:p>DB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Clemons, Chris</text:p>
          </table:table-cell>
          <table:table-cell office:value-type="string">
            <text:p>DB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Cloherty, Colin</text:p>
          </table:table-cell>
          <table:table-cell office:value-type="string">
            <text:p>TE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Clouser, Brant</text:p>
          </table:table-cell>
          <table:table-cell office:value-type="string">
            <text:p>OL</text:p>
          </table:table-cell>
          <table:table-cell office:value-type="string">
            <text:p>NYJ</text:p>
          </table:table-cell>
        </table:table-row>
        <table:table-row table:style-name="ro1">
          <table:table-cell office:value-type="string">
            <text:p>Cochart, Colin</text:p>
          </table:table-cell>
          <table:table-cell office:value-type="string">
            <text:p>TE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Cody, Shaun</text:p>
          </table:table-cell>
          <table:table-cell office:value-type="string">
            <text:p>DL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Cody, Terrence</text:p>
          </table:table-cell>
          <table:table-cell office:value-type="string">
            <text:p>DL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Coffman, Chase</text:p>
          </table:table-cell>
          <table:table-cell office:value-type="string">
            <text:p>TE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Cole, Justin</text:p>
          </table:table-cell>
          <table:table-cell office:value-type="string">
            <text:p>LB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Cole, Marquice</text:p>
          </table:table-cell>
          <table:table-cell office:value-type="string">
            <text:p>DB</text:p>
          </table:table-cell>
          <table:table-cell office:value-type="string">
            <text:p>NYJ</text:p>
          </table:table-cell>
        </table:table-row>
        <table:table-row table:style-name="ro1">
          <table:table-cell office:value-type="string">
            <text:p>Coleman, Andre</text:p>
          </table:table-cell>
          <table:table-cell office:value-type="string">
            <text:p>DL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Coleman, Drew</text:p>
          </table:table-cell>
          <table:table-cell office:value-type="string">
            <text:p>DB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Collie, Austin</text:p>
          </table:table-cell>
          <table:table-cell office:value-type="string">
            <text:p>WR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Collins, Anthony</text:p>
          </table:table-cell>
          <table:table-cell office:value-type="string">
            <text:p>OL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Collins, Kerry</text:p>
          </table:table-cell>
          <table:table-cell office:value-type="string">
            <text:p>QB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Collins, Nate</text:p>
          </table:table-cell>
          <table:table-cell office:value-type="string">
            <text:p>DL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Colombo, Marc</text:p>
          </table:table-cell>
          <table:table-cell office:value-type="string">
            <text:p>OL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Colon, Willie</text:p>
          </table:table-cell>
          <table:table-cell office:value-type="string">
            <text:p>OL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Conner, John</text:p>
          </table:table-cell>
          <table:table-cell office:value-type="string">
            <text:p>RB</text:p>
          </table:table-cell>
          <table:table-cell office:value-type="string">
            <text:p>NYJ</text:p>
          </table:table-cell>
        </table:table-row>
        <table:table-row table:style-name="ro1">
          <table:table-cell office:value-type="string">
            <text:p>Conner, Kavell</text:p>
          </table:table-cell>
          <table:table-cell office:value-type="string">
            <text:p>LB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Connolly, Dan</text:p>
          </table:table-cell>
          <table:table-cell office:value-type="string">
            <text:p>OL</text:p>
          </table:table-cell>
          <table:table-cell office:value-type="string">
            <text:p>NWE</text:p>
          </table:table-cell>
        </table:table-row>
        <table:table-row table:style-name="ro1">
          <table:table-cell office:value-type="string">
            <text:p>Cook, Emanuel</text:p>
          </table:table-cell>
          <table:table-cell office:value-type="string">
            <text:p>DB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Cook, Jared</text:p>
          </table:table-cell>
          <table:table-cell office:value-type="string">
            <text:p>TE</text:p>
          </table:table-cell>
          <table:table-cell office:value-type="string">
            <text:p>TEN</text:p>
          </table:table-cell>
        </table:table-row>
        <table:table-row table:style-name="ro1">
          <table:table-cell office:value-type="string">
            <text:p>Cook, Kyle</text:p>
          </table:table-cell>
          <table:table-cell office:value-type="string">
            <text:p>OL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Cook, Ryan</text:p>
          </table:table-cell>
          <table:table-cell office:value-type="string">
            <text:p>OL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Cooper, Stephen</text:p>
          </table:table-cell>
          <table:table-cell office:value-type="string">
            <text:p>LB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Copper, Terrance</text:p>
          </table:table-cell>
          <table:table-cell office:value-type="string">
            <text:p>WR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Corner, Reggie</text:p>
          </table:table-cell>
          <table:table-cell office:value-type="string">
            <text:p>DB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Corto, Jon</text:p>
          </table:table-cell>
          <table:table-cell office:value-type="string">
            <text:p>DB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Cosby, Quan</text:p>
          </table:table-cell>
          <table:table-cell office:value-type="string">
            <text:p>WR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Cotchery, Jerricho</text:p>
          </table:table-cell>
          <table:table-cell office:value-type="string">
            <text:p>WR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Cousins, Oniel</text:p>
          </table:table-cell>
          <table:table-cell office:value-type="string">
            <text:p>OL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Coutu, Brandon</text:p>
          </table:table-cell>
          <table:table-cell office:value-type="string">
            <text:p>K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Cox, Christian</text:p>
          </table:table-cell>
          <table:table-cell office:value-type="string">
            <text:p>LB</text:p>
          </table:table-cell>
          <table:table-cell office:value-type="string">
            <text:p>NWE</text:p>
          </table:table-cell>
        </table:table-row>
        <table:table-row table:style-name="ro1">
          <table:table-cell office:value-type="string">
            <text:p>Cox, Derek</text:p>
          </table:table-cell>
          <table:table-cell office:value-type="string">
            <text:p>DB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Crable, Shawn</text:p>
          </table:table-cell>
          <table:table-cell office:value-type="string">
            <text:p>LB</text:p>
          </table:table-cell>
          <table:table-cell office:value-type="string">
            <text:p>NYJ</text:p>
          </table:table-cell>
        </table:table-row>
        <table:table-row table:style-name="ro1">
          <table:table-cell office:value-type="string">
            <text:p>Crayton, Patrick</text:p>
          </table:table-cell>
          <table:table-cell office:value-type="string">
            <text:p>WR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Cribbs, Josh</text:p>
          </table:table-cell>
          <table:table-cell office:value-type="string">
            <text:p>WR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Crocker, Chris</text:p>
          </table:table-cell>
          <table:table-cell office:value-type="string">
            <text:p>DB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Cromartie, Antonio</text:p>
          </table:table-cell>
          <table:table-cell office:value-type="string">
            <text:p>DB</text:p>
          </table:table-cell>
          <table:table-cell office:value-type="string">
            <text:p>NYJ</text:p>
          </table:table-cell>
        </table:table-row>
        <table:table-row table:style-name="ro1">
          <table:table-cell office:value-type="string">
            <text:p>Cromartie-Smith, Da'Mon</text:p>
          </table:table-cell>
          <table:table-cell office:value-type="string">
            <text:p>DB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Culver, Tyrone</text:p>
          </table:table-cell>
          <table:table-cell office:value-type="string">
            <text:p>DB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Cumberland, Jeff</text:p>
          </table:table-cell>
          <table:table-cell office:value-type="string">
            <text:p>TE</text:p>
          </table:table-cell>
          <table:table-cell office:value-type="string">
            <text:p>NYJ</text:p>
          </table:table-cell>
        </table:table-row>
        <table:table-row table:style-name="ro1">
          <table:table-cell office:value-type="string">
            <text:p>Cumbie, Jamie</text:p>
          </table:table-cell>
          <table:table-cell office:value-type="string">
            <text:p>DL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Cundiff, Billy</text:p>
          </table:table-cell>
          <table:table-cell office:value-type="string">
            <text:p>K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Cunningham, Jermaine</text:p>
          </table:table-cell>
          <table:table-cell office:value-type="string">
            <text:p>LB</text:p>
          </table:table-cell>
          <table:table-cell office:value-type="string">
            <text:p>NWE</text:p>
          </table:table-cell>
        </table:table-row>
        <table:table-row table:style-name="ro1">
          <table:table-cell office:value-type="string">
            <text:p>Curry, Aaron</text:p>
          </table:table-cell>
          <table:table-cell office:value-type="string">
            <text:p>LB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Cushing, Brian</text:p>
          </table:table-cell>
          <table:table-cell office:value-type="string">
            <text:p>LB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Dalton, Andy</text:p>
          </table:table-cell>
          <table:table-cell office:value-type="string">
            <text:p>QB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Daniels, Owen</text:p>
          </table:table-cell>
          <table:table-cell office:value-type="string">
            <text:p>TE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Daniels, Travis</text:p>
          </table:table-cell>
          <table:table-cell office:value-type="string">
            <text:p>DB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Dansby, Karlos</text:p>
          </table:table-cell>
          <table:table-cell office:value-type="string">
            <text:p>LB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Dareus, Marcell</text:p>
          </table:table-cell>
          <table:table-cell office:value-type="string">
            <text:p>DL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Davenport, Najeh</text:p>
          </table:table-cell>
          <table:table-cell office:value-type="string">
            <text:p>RB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Davis, Andra</text:p>
          </table:table-cell>
          <table:table-cell office:value-type="string">
            <text:p>LB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Davis, Britt</text:p>
          </table:table-cell>
          <table:table-cell office:value-type="string">
            <text:p>WR</text:p>
          </table:table-cell>
          <table:table-cell office:value-type="string">
            <text:p>NWE</text:p>
          </table:table-cell>
        </table:table-row>
        <table:table-row table:style-name="ro1">
          <table:table-cell office:value-type="string">
            <text:p>Davis, Jason</text:p>
          </table:table-cell>
          <table:table-cell office:value-type="string">
            <text:p>DL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Davis, Rulon</text:p>
          </table:table-cell>
          <table:table-cell office:value-type="string">
            <text:p>DL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Davis, Vontae</text:p>
          </table:table-cell>
          <table:table-cell office:value-type="string">
            <text:p>DB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Dawkins, Brian</text:p>
          </table:table-cell>
          <table:table-cell office:value-type="string">
            <text:p>DB</text:p>
          </table:table-cell>
          <table:table-cell office:value-type="string">
            <text:p>DEN</text:p>
          </table:table-cell>
        </table:table-row>
        <table:table-row table:style-name="ro1">
          <table:table-cell office:value-type="string">
            <text:p>Dawson, Phil</text:p>
          </table:table-cell>
          <table:table-cell office:value-type="string">
            <text:p>K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DeGrate, Victor</text:p>
          </table:table-cell>
          <table:table-cell office:value-type="string">
            <text:p>DL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DeVito, Mike</text:p>
          </table:table-cell>
          <table:table-cell office:value-type="string">
            <text:p>DL</text:p>
          </table:table-cell>
          <table:table-cell office:value-type="string">
            <text:p>NYJ</text:p>
          </table:table-cell>
        </table:table-row>
        <table:table-row table:style-name="ro1">
          <table:table-cell office:value-type="string">
            <text:p>Deaderick, Brandon</text:p>
          </table:table-cell>
          <table:table-cell office:value-type="string">
            <text:p>DL</text:p>
          </table:table-cell>
          <table:table-cell office:value-type="string">
            <text:p>NWE</text:p>
          </table:table-cell>
        </table:table-row>
        <table:table-row table:style-name="ro1">
          <table:table-cell office:value-type="string">
            <text:p>Decker, Eric</text:p>
          </table:table-cell>
          <table:table-cell office:value-type="string">
            <text:p>WR</text:p>
          </table:table-cell>
          <table:table-cell office:value-type="string">
            <text:p>DEN</text:p>
          </table:table-cell>
        </table:table-row>
        <table:table-row table:style-name="ro1">
          <table:table-cell office:value-type="string">
            <text:p>Delhomme, Jake</text:p>
          </table:table-cell>
          <table:table-cell office:value-type="string">
            <text:p>QB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Dell, Mark</text:p>
          </table:table-cell>
          <table:table-cell office:value-type="string">
            <text:p>WR</text:p>
          </table:table-cell>
          <table:table-cell office:value-type="string">
            <text:p>DEN</text:p>
          </table:table-cell>
        </table:table-row>
        <table:table-row table:style-name="ro1">
          <table:table-cell office:value-type="string">
            <text:p>Demps, Quintin</text:p>
          </table:table-cell>
          <table:table-cell office:value-type="string">
            <text:p>DB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Denmark, Clarence</text:p>
          </table:table-cell>
          <table:table-cell office:value-type="string">
            <text:p>WR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Destin, John</text:p>
          </table:table-cell>
          <table:table-cell office:value-type="string">
            <text:p>DB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Develin, James</text:p>
          </table:table-cell>
          <table:table-cell office:value-type="string">
            <text:p>RB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Devlin, Pat</text:p>
          </table:table-cell>
          <table:table-cell office:value-type="string">
            <text:p>QB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DiMarco, Patrick</text:p>
          </table:table-cell>
          <table:table-cell office:value-type="string">
            <text:p>RB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Dickerson, Dorin</text:p>
          </table:table-cell>
          <table:table-cell office:value-type="string">
            <text:p>WR</text:p>
          </table:table-cell>
          <table:table-cell office:value-type="string">
            <text:p>NWE</text:p>
          </table:table-cell>
        </table:table-row>
        <table:table-row table:style-name="ro1">
          <table:table-cell office:value-type="string">
            <text:p>Dickson, Ed</text:p>
          </table:table-cell>
          <table:table-cell office:value-type="string">
            <text:p>TE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Dielman, Kris</text:p>
          </table:table-cell>
          <table:table-cell office:value-type="string">
            <text:p>OL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Diem, Ryan</text:p>
          </table:table-cell>
          <table:table-cell office:value-type="string">
            <text:p>OL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Diggs, Na'il</text:p>
          </table:table-cell>
          <table:table-cell office:value-type="string">
            <text:p>LB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Diles, Zac</text:p>
          </table:table-cell>
          <table:table-cell office:value-type="string">
            <text:p>LB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Dillard, Jarett</text:p>
          </table:table-cell>
          <table:table-cell office:value-type="string">
            <text:p>WR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Dillard, Mark</text:p>
          </table:table-cell>
          <table:table-cell office:value-type="string">
            <text:p>DB</text:p>
          </table:table-cell>
          <table:table-cell office:value-type="string">
            <text:p>NWE</text:p>
          </table:table-cell>
        </table:table-row>
        <table:table-row table:style-name="ro1">
          <table:table-cell office:value-type="string">
            <text:p>Dixon, Dennis</text:p>
          </table:table-cell>
          <table:table-cell office:value-type="string">
            <text:p>QB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Dixon, Marcus</text:p>
          </table:table-cell>
          <table:table-cell office:value-type="string">
            <text:p>DL</text:p>
          </table:table-cell>
          <table:table-cell office:value-type="string">
            <text:p>NYJ</text:p>
          </table:table-cell>
        </table:table-row>
        <table:table-row table:style-name="ro1">
          <table:table-cell office:value-type="string">
            <text:p>Dobbins, Tim</text:p>
          </table:table-cell>
          <table:table-cell office:value-type="string">
            <text:p>LB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Dockery, James</text:p>
          </table:table-cell>
          <table:table-cell office:value-type="string">
            <text:p>DB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Dombrowski, Brandyn</text:p>
          </table:table-cell>
          <table:table-cell office:value-type="string">
            <text:p>OL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Donaldson, Herb</text:p>
          </table:table-cell>
          <table:table-cell office:value-type="string">
            <text:p>RB</text:p>
          </table:table-cell>
          <table:table-cell office:value-type="string">
            <text:p>TEN</text:p>
          </table:table-cell>
        </table:table-row>
        <table:table-row table:style-name="ro1">
          <table:table-cell office:value-type="string">
            <text:p>Dorsey, Glenn</text:p>
          </table:table-cell>
          <table:table-cell office:value-type="string">
            <text:p>DL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Doss, Tandon</text:p>
          </table:table-cell>
          <table:table-cell office:value-type="string">
            <text:p>WR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Dotson, Lionel</text:p>
          </table:table-cell>
          <table:table-cell office:value-type="string">
            <text:p>DL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Douzable, Leger</text:p>
          </table:table-cell>
          <table:table-cell office:value-type="string">
            <text:p>DL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Dowling, Ras-I</text:p>
          </table:table-cell>
          <table:table-cell office:value-type="string">
            <text:p>DB</text:p>
          </table:table-cell>
          <table:table-cell office:value-type="string">
            <text:p>NWE</text:p>
          </table:table-cell>
        </table:table-row>
        <table:table-row table:style-name="ro1">
          <table:table-cell office:value-type="string">
            <text:p>Draughn, Shaun</text:p>
          </table:table-cell>
          <table:table-cell office:value-type="string">
            <text:p>RB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Dreessen, Joel</text:p>
          </table:table-cell>
          <table:table-cell office:value-type="string">
            <text:p>TE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Drew, Davon</text:p>
          </table:table-cell>
          <table:table-cell office:value-type="string">
            <text:p>TE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Ducasse, Vladimir</text:p>
          </table:table-cell>
          <table:table-cell office:value-type="string">
            <text:p>OL</text:p>
          </table:table-cell>
          <table:table-cell office:value-type="string">
            <text:p>NYJ</text:p>
          </table:table-cell>
        </table:table-row>
        <table:table-row table:style-name="ro1">
          <table:table-cell office:value-type="string">
            <text:p>Dumervil, Elvis</text:p>
          </table:table-cell>
          <table:table-cell office:value-type="string">
            <text:p>DL</text:p>
          </table:table-cell>
          <table:table-cell office:value-type="string">
            <text:p>DEN</text:p>
          </table:table-cell>
        </table:table-row>
        <table:table-row table:style-name="ro1">
          <table:table-cell office:value-type="string">
            <text:p>Dunlap, Carlos</text:p>
          </table:table-cell>
          <table:table-cell office:value-type="string">
            <text:p>DL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Durand, Ryan</text:p>
          </table:table-cell>
          <table:table-cell office:value-type="string">
            <text:p>OL</text:p>
          </table:table-cell>
          <table:table-cell office:value-type="string">
            <text:p>TEN</text:p>
          </table:table-cell>
        </table:table-row>
        <table:table-row table:style-name="ro1">
          <table:table-cell office:value-type="string">
            <text:p>Dwyer, Jonathan</text:p>
          </table:table-cell>
          <table:table-cell office:value-type="string">
            <text:p>RB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Easley, Marcus</text:p>
          </table:table-cell>
          <table:table-cell office:value-type="string">
            <text:p>WR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Eddins, Robert</text:p>
          </table:table-cell>
          <table:table-cell office:value-type="string">
            <text:p>LB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Edds, A.J.</text:p>
          </table:table-cell>
          <table:table-cell office:value-type="string">
            <text:p>LB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Edelman, Julian</text:p>
          </table:table-cell>
          <table:table-cell office:value-type="string">
            <text:p>WR</text:p>
          </table:table-cell>
          <table:table-cell office:value-type="string">
            <text:p>NWE</text:p>
          </table:table-cell>
        </table:table-row>
        <table:table-row table:style-name="ro1">
          <table:table-cell office:value-type="string">
            <text:p>Edwards, Dwan</text:p>
          </table:table-cell>
          <table:table-cell office:value-type="string">
            <text:p>DL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Egboh, Pannel</text:p>
          </table:table-cell>
          <table:table-cell office:value-type="string">
            <text:p>DL</text:p>
          </table:table-cell>
          <table:table-cell office:value-type="string">
            <text:p>TEN</text:p>
          </table:table-cell>
        </table:table-row>
        <table:table-row table:style-name="ro1">
          <table:table-cell office:value-type="string">
            <text:p>Eldridge, Brody</text:p>
          </table:table-cell>
          <table:table-cell office:value-type="string">
            <text:p>TE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Ellerbe, Dannell</text:p>
          </table:table-cell>
          <table:table-cell office:value-type="string">
            <text:p>LB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Ellis, Kenrick</text:p>
          </table:table-cell>
          <table:table-cell office:value-type="string">
            <text:p>DL</text:p>
          </table:table-cell>
          <table:table-cell office:value-type="string">
            <text:p>NYJ</text:p>
          </table:table-cell>
        </table:table-row>
        <table:table-row table:style-name="ro1">
          <table:table-cell office:value-type="string">
            <text:p>Ellis, Shaun</text:p>
          </table:table-cell>
          <table:table-cell office:value-type="string">
            <text:p>DL</text:p>
          </table:table-cell>
          <table:table-cell office:value-type="string">
            <text:p>NWE</text:p>
          </table:table-cell>
        </table:table-row>
        <table:table-row table:style-name="ro1">
          <table:table-cell office:value-type="string">
            <text:p>English, Auston</text:p>
          </table:table-cell>
          <table:table-cell office:value-type="string">
            <text:p>LB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English, Larry</text:p>
          </table:table-cell>
          <table:table-cell office:value-type="string">
            <text:p>LB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Essex, Trai</text:p>
          </table:table-cell>
          <table:table-cell office:value-type="string">
            <text:p>OL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Estes, John</text:p>
          </table:table-cell>
          <table:table-cell office:value-type="string">
            <text:p>OL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Etu, Sifa</text:p>
          </table:table-cell>
          <table:table-cell office:value-type="string">
            <text:p>OL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Eugene, Hiram</text:p>
          </table:table-cell>
          <table:table-cell office:value-type="string">
            <text:p>DB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Evans, Darren</text:p>
          </table:table-cell>
          <table:table-cell office:value-type="string">
            <text:p>RB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Evans, DeQuin</text:p>
          </table:table-cell>
          <table:table-cell office:value-type="string">
            <text:p>LB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Evans, Lee</text:p>
          </table:table-cell>
          <table:table-cell office:value-type="string">
            <text:p>WR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Fanene, Jonathan</text:p>
          </table:table-cell>
          <table:table-cell office:value-type="string">
            <text:p>DL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Fannin, Mario</text:p>
          </table:table-cell>
          <table:table-cell office:value-type="string">
            <text:p>RB</text:p>
          </table:table-cell>
          <table:table-cell office:value-type="string">
            <text:p>DEN</text:p>
          </table:table-cell>
        </table:table-row>
        <table:table-row table:style-name="ro1">
          <table:table-cell office:value-type="string">
            <text:p>Farr, DajLeon</text:p>
          </table:table-cell>
          <table:table-cell office:value-type="string">
            <text:p>TE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Farrior, James</text:p>
          </table:table-cell>
          <table:table-cell office:value-type="string">
            <text:p>LB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Fasano, Anthony</text:p>
          </table:table-cell>
          <table:table-cell office:value-type="string">
            <text:p>TE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Faulk, Kevin</text:p>
          </table:table-cell>
          <table:table-cell office:value-type="string">
            <text:p>RB</text:p>
          </table:table-cell>
          <table:table-cell office:value-type="string">
            <text:p>NWE</text:p>
          </table:table-cell>
        </table:table-row>
        <table:table-row table:style-name="ro1">
          <table:table-cell office:value-type="string">
            <text:p>Fayson, Jarred</text:p>
          </table:table-cell>
          <table:table-cell office:value-type="string">
            <text:p>WR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Feinga, Ray</text:p>
          </table:table-cell>
          <table:table-cell office:value-type="string">
            <text:p>OL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Fells, Daniel</text:p>
          </table:table-cell>
          <table:table-cell office:value-type="string">
            <text:p>TE</text:p>
          </table:table-cell>
          <table:table-cell office:value-type="string">
            <text:p>DEN</text:p>
          </table:table-cell>
        </table:table-row>
        <table:table-row table:style-name="ro1">
          <table:table-cell office:value-type="string">
            <text:p>Felton, Jerome</text:p>
          </table:table-cell>
          <table:table-cell office:value-type="string">
            <text:p>RB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Ferguson, D'Brickashaw</text:p>
          </table:table-cell>
          <table:table-cell office:value-type="string">
            <text:p>OL</text:p>
          </table:table-cell>
          <table:table-cell office:value-type="string">
            <text:p>NYJ</text:p>
          </table:table-cell>
        </table:table-row>
        <table:table-row table:style-name="ro1">
          <table:table-cell office:value-type="string">
            <text:p>Field, Alex</text:p>
          </table:table-cell>
          <table:table-cell office:value-type="string">
            <text:p>DL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Finnegan, Cortland</text:p>
          </table:table-cell>
          <table:table-cell office:value-type="string">
            <text:p>DB</text:p>
          </table:table-cell>
          <table:table-cell office:value-type="string">
            <text:p>TEN</text:p>
          </table:table-cell>
        </table:table-row>
        <table:table-row table:style-name="ro1">
          <table:table-cell office:value-type="string">
            <text:p>Fitzpatrick, Ryan</text:p>
          </table:table-cell>
          <table:table-cell office:value-type="string">
            <text:p>QB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Flacco, Joe</text:p>
          </table:table-cell>
          <table:table-cell office:value-type="string">
            <text:p>QB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Fletcher, Dane</text:p>
          </table:table-cell>
          <table:table-cell office:value-type="string">
            <text:p>LB</text:p>
          </table:table-cell>
          <table:table-cell office:value-type="string">
            <text:p>NWE</text:p>
          </table:table-cell>
        </table:table-row>
        <table:table-row table:style-name="ro1">
          <table:table-cell office:value-type="string">
            <text:p>Florence, Drayton</text:p>
          </table:table-cell>
          <table:table-cell office:value-type="string">
            <text:p>DB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Flowers, Brandon</text:p>
          </table:table-cell>
          <table:table-cell office:value-type="string">
            <text:p>DB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Floyd, Malcom</text:p>
          </table:table-cell>
          <table:table-cell office:value-type="string">
            <text:p>WR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Foley, Ricky</text:p>
          </table:table-cell>
          <table:table-cell office:value-type="string">
            <text:p>LB</text:p>
          </table:table-cell>
          <table:table-cell office:value-type="string">
            <text:p>NYJ</text:p>
          </table:table-cell>
        </table:table-row>
        <table:table-row table:style-name="ro1">
          <table:table-cell office:value-type="string">
            <text:p>Folk, Nick</text:p>
          </table:table-cell>
          <table:table-cell office:value-type="string">
            <text:p>K</text:p>
          </table:table-cell>
          <table:table-cell office:value-type="string">
            <text:p>NYJ</text:p>
          </table:table-cell>
        </table:table-row>
        <table:table-row table:style-name="ro1">
          <table:table-cell office:value-type="string">
            <text:p>Foote, Larry</text:p>
          </table:table-cell>
          <table:table-cell office:value-type="string">
            <text:p>LB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Ford, Jacoby</text:p>
          </table:table-cell>
          <table:table-cell office:value-type="string">
            <text:p>WR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Foster, Arian</text:p>
          </table:table-cell>
          <table:table-cell office:value-type="string">
            <text:p>RB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Foster, Eric</text:p>
          </table:table-cell>
          <table:table-cell office:value-type="string">
            <text:p>DL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Foster, Ramon</text:p>
          </table:table-cell>
          <table:table-cell office:value-type="string">
            <text:p>OL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Foxworth, Domonique</text:p>
          </table:table-cell>
          <table:table-cell office:value-type="string">
            <text:p>DB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Franklin, Orlando</text:p>
          </table:table-cell>
          <table:table-cell office:value-type="string">
            <text:p>OL</text:p>
          </table:table-cell>
          <table:table-cell office:value-type="string">
            <text:p>DEN</text:p>
          </table:table-cell>
        </table:table-row>
        <table:table-row table:style-name="ro1">
          <table:table-cell office:value-type="string">
            <text:p>Franklin, Stephen</text:p>
          </table:table-cell>
          <table:table-cell office:value-type="string">
            <text:p>LB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Freeman, Marcus</text:p>
          </table:table-cell>
          <table:table-cell office:value-type="string">
            <text:p>LB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Freeney, Dwight</text:p>
          </table:table-cell>
          <table:table-cell office:value-type="string">
            <text:p>DL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Freeny, Jonathan</text:p>
          </table:table-cell>
          <table:table-cell office:value-type="string">
            <text:p>LB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Fujita, Scott</text:p>
          </table:table-cell>
          <table:table-cell office:value-type="string">
            <text:p>LB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Gabbert, Blaine</text:p>
          </table:table-cell>
          <table:table-cell office:value-type="string">
            <text:p>QB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Gachkar, Andrew</text:p>
          </table:table-cell>
          <table:table-cell office:value-type="string">
            <text:p>LB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Gaither, Jared</text:p>
          </table:table-cell>
          <table:table-cell office:value-type="string">
            <text:p>OL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Gamble, Darryl</text:p>
          </table:table-cell>
          <table:table-cell office:value-type="string">
            <text:p>LB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Garay, Antonio</text:p>
          </table:table-cell>
          <table:table-cell office:value-type="string">
            <text:p>DL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Garcia, Jeff</text:p>
          </table:table-cell>
          <table:table-cell office:value-type="string">
            <text:p>QB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Garcon, Pierre</text:p>
          </table:table-cell>
          <table:table-cell office:value-type="string">
            <text:p>WR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Gardner, Andrew</text:p>
          </table:table-cell>
          <table:table-cell office:value-type="string">
            <text:p>OL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Garner, Nate</text:p>
          </table:table-cell>
          <table:table-cell office:value-type="string">
            <text:p>OL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Gates, Antonio</text:p>
          </table:table-cell>
          <table:table-cell office:value-type="string">
            <text:p>TE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Gates, Clyde</text:p>
          </table:table-cell>
          <table:table-cell office:value-type="string">
            <text:p>WR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Gay, William</text:p>
          </table:table-cell>
          <table:table-cell office:value-type="string">
            <text:p>DB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Geathers, Robert</text:p>
          </table:table-cell>
          <table:table-cell office:value-type="string">
            <text:p>DL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Ghee, Brandon</text:p>
          </table:table-cell>
          <table:table-cell office:value-type="string">
            <text:p>DB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Gilberry, Wallace</text:p>
          </table:table-cell>
          <table:table-cell office:value-type="string">
            <text:p>DL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Gilbert, Jarron</text:p>
          </table:table-cell>
          <table:table-cell office:value-type="string">
            <text:p>DL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Gilbert, Marcus</text:p>
          </table:table-cell>
          <table:table-cell office:value-type="string">
            <text:p>OL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Gilchrist, Marcus</text:p>
          </table:table-cell>
          <table:table-cell office:value-type="string">
            <text:p>DB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Gilreath, David</text:p>
          </table:table-cell>
          <table:table-cell office:value-type="string">
            <text:p>WR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Gilyard, Mardy</text:p>
          </table:table-cell>
          <table:table-cell office:value-type="string">
            <text:p>WR</text:p>
          </table:table-cell>
          <table:table-cell office:value-type="string">
            <text:p>NYJ</text:p>
          </table:table-cell>
        </table:table-row>
        <table:table-row table:style-name="ro1">
          <table:table-cell office:value-type="string">
            <text:p>Giordano, Matt</text:p>
          </table:table-cell>
          <table:table-cell office:value-type="string">
            <text:p>DB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Gocong, Chris</text:p>
          </table:table-cell>
          <table:table-cell office:value-type="string">
            <text:p>LB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Goethel, Travis</text:p>
          </table:table-cell>
          <table:table-cell office:value-type="string">
            <text:p>LB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Gonzalez, Anthony</text:p>
          </table:table-cell>
          <table:table-cell office:value-type="string">
            <text:p>WR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Goodman, Andre'</text:p>
          </table:table-cell>
          <table:table-cell office:value-type="string">
            <text:p>DB</text:p>
          </table:table-cell>
          <table:table-cell office:value-type="string">
            <text:p>DEN</text:p>
          </table:table-cell>
        </table:table-row>
        <table:table-row table:style-name="ro1">
          <table:table-cell office:value-type="string">
            <text:p>Goodman, Richard</text:p>
          </table:table-cell>
          <table:table-cell office:value-type="string">
            <text:p>WR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Goodwin, D'Andre</text:p>
          </table:table-cell>
          <table:table-cell office:value-type="string">
            <text:p>WR</text:p>
          </table:table-cell>
          <table:table-cell office:value-type="string">
            <text:p>DEN</text:p>
          </table:table-cell>
        </table:table-row>
        <table:table-row table:style-name="ro1">
          <table:table-cell office:value-type="string">
            <text:p>Gordon, Amon</text:p>
          </table:table-cell>
          <table:table-cell office:value-type="string">
            <text:p>DL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Gordon, Richard</text:p>
          </table:table-cell>
          <table:table-cell office:value-type="string">
            <text:p>TE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Gorrer, Danny</text:p>
          </table:table-cell>
          <table:table-cell office:value-type="string">
            <text:p>DB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Gostkowski, Stephen</text:p>
          </table:table-cell>
          <table:table-cell office:value-type="string">
            <text:p>K</text:p>
          </table:table-cell>
          <table:table-cell office:value-type="string">
            <text:p>NWE</text:p>
          </table:table-cell>
        </table:table-row>
        <table:table-row table:style-name="ro1">
          <table:table-cell office:value-type="string">
            <text:p>Gradkowski, Bruce</text:p>
          </table:table-cell>
          <table:table-cell office:value-type="string">
            <text:p>QB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Graham, Cameron</text:p>
          </table:table-cell>
          <table:table-cell office:value-type="string">
            <text:p>TE</text:p>
          </table:table-cell>
          <table:table-cell office:value-type="string">
            <text:p>TEN</text:p>
          </table:table-cell>
        </table:table-row>
        <table:table-row table:style-name="ro1">
          <table:table-cell office:value-type="string">
            <text:p>Graham, Daniel</text:p>
          </table:table-cell>
          <table:table-cell office:value-type="string">
            <text:p>TE</text:p>
          </table:table-cell>
          <table:table-cell office:value-type="string">
            <text:p>TEN</text:p>
          </table:table-cell>
        </table:table-row>
        <table:table-row table:style-name="ro1">
          <table:table-cell office:value-type="string">
            <text:p>Graham, Garrett</text:p>
          </table:table-cell>
          <table:table-cell office:value-type="string">
            <text:p>TE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Grant, Adam</text:p>
          </table:table-cell>
          <table:table-cell office:value-type="string">
            <text:p>OL</text:p>
          </table:table-cell>
          <table:table-cell office:value-type="string">
            <text:p>DEN</text:p>
          </table:table-cell>
        </table:table-row>
        <table:table-row table:style-name="ro1">
          <table:table-cell office:value-type="string">
            <text:p>Greco, John</text:p>
          </table:table-cell>
          <table:table-cell office:value-type="string">
            <text:p>OL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Green, A.J.</text:p>
          </table:table-cell>
          <table:table-cell office:value-type="string">
            <text:p>WR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Green, Tyronne</text:p>
          </table:table-cell>
          <table:table-cell office:value-type="string">
            <text:p>OL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Green, Virgil</text:p>
          </table:table-cell>
          <table:table-cell office:value-type="string">
            <text:p>TE</text:p>
          </table:table-cell>
          <table:table-cell office:value-type="string">
            <text:p>DEN</text:p>
          </table:table-cell>
        </table:table-row>
        <table:table-row table:style-name="ro1">
          <table:table-cell office:value-type="string">
            <text:p>Green-Ellis, BenJarvus</text:p>
          </table:table-cell>
          <table:table-cell office:value-type="string">
            <text:p>RB</text:p>
          </table:table-cell>
          <table:table-cell office:value-type="string">
            <text:p>NWE</text:p>
          </table:table-cell>
        </table:table-row>
        <table:table-row table:style-name="ro1">
          <table:table-cell office:value-type="string">
            <text:p>Greene, Courtney</text:p>
          </table:table-cell>
          <table:table-cell office:value-type="string">
            <text:p>DB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Greene, Shonn</text:p>
          </table:table-cell>
          <table:table-cell office:value-type="string">
            <text:p>RB</text:p>
          </table:table-cell>
          <table:table-cell office:value-type="string">
            <text:p>NYJ</text:p>
          </table:table-cell>
        </table:table-row>
        <table:table-row table:style-name="ro1">
          <table:table-cell office:value-type="string">
            <text:p>Greenwood, Cory</text:p>
          </table:table-cell>
          <table:table-cell office:value-type="string">
            <text:p>LB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Gregg, Kelly</text:p>
          </table:table-cell>
          <table:table-cell office:value-type="string">
            <text:p>DL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Gregory, Steve</text:p>
          </table:table-cell>
          <table:table-cell office:value-type="string">
            <text:p>DB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Gresham, Jermaine</text:p>
          </table:table-cell>
          <table:table-cell office:value-type="string">
            <text:p>TE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Griffin, Michael</text:p>
          </table:table-cell>
          <table:table-cell office:value-type="string">
            <text:p>DB</text:p>
          </table:table-cell>
          <table:table-cell office:value-type="string">
            <text:p>TEN</text:p>
          </table:table-cell>
        </table:table-row>
        <table:table-row table:style-name="ro1">
          <table:table-cell office:value-type="string">
            <text:p>Grisham, Tyler</text:p>
          </table:table-cell>
          <table:table-cell office:value-type="string">
            <text:p>WR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Grissett, Torrey</text:p>
          </table:table-cell>
          <table:table-cell office:value-type="string">
            <text:p>WR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Gronkowski, Chris</text:p>
          </table:table-cell>
          <table:table-cell office:value-type="string">
            <text:p>RB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Gronkowski, Dan</text:p>
          </table:table-cell>
          <table:table-cell office:value-type="string">
            <text:p>TE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Gronkowski, Rob</text:p>
          </table:table-cell>
          <table:table-cell office:value-type="string">
            <text:p>TE</text:p>
          </table:table-cell>
          <table:table-cell office:value-type="string">
            <text:p>NWE</text:p>
          </table:table-cell>
        </table:table-row>
        <table:table-row table:style-name="ro1">
          <table:table-cell office:value-type="string">
            <text:p>Groves, Quentin</text:p>
          </table:table-cell>
          <table:table-cell office:value-type="string">
            <text:p>LB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Grubbs, Ben</text:p>
          </table:table-cell>
          <table:table-cell office:value-type="string">
            <text:p>OL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Gurode, Andre</text:p>
          </table:table-cell>
          <table:table-cell office:value-type="string">
            <text:p>OL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Guyton, Gary</text:p>
          </table:table-cell>
          <table:table-cell office:value-type="string">
            <text:p>LB</text:p>
          </table:table-cell>
          <table:table-cell office:value-type="string">
            <text:p>NWE</text:p>
          </table:table-cell>
        </table:table-row>
        <table:table-row table:style-name="ro1">
          <table:table-cell office:value-type="string">
            <text:p>Haden, Joe</text:p>
          </table:table-cell>
          <table:table-cell office:value-type="string">
            <text:p>DB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Hagan, Derek</text:p>
          </table:table-cell>
          <table:table-cell office:value-type="string">
            <text:p>WR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Hagg, Eric</text:p>
          </table:table-cell>
          <table:table-cell office:value-type="string">
            <text:p>DB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Haggan, Mario</text:p>
          </table:table-cell>
          <table:table-cell office:value-type="string">
            <text:p>LB</text:p>
          </table:table-cell>
          <table:table-cell office:value-type="string">
            <text:p>DEN</text:p>
          </table:table-cell>
        </table:table-row>
        <table:table-row table:style-name="ro1">
          <table:table-cell office:value-type="string">
            <text:p>Hairston, Chris</text:p>
          </table:table-cell>
          <table:table-cell office:value-type="string">
            <text:p>OL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Hale, David</text:p>
          </table:table-cell>
          <table:table-cell office:value-type="string">
            <text:p>OL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Hali, Tamba</text:p>
          </table:table-cell>
          <table:table-cell office:value-type="string">
            <text:p>LB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Hall, Ahmard</text:p>
          </table:table-cell>
          <table:table-cell office:value-type="string">
            <text:p>RB</text:p>
          </table:table-cell>
          <table:table-cell office:value-type="string">
            <text:p>TEN</text:p>
          </table:table-cell>
        </table:table-row>
        <table:table-row table:style-name="ro1">
          <table:table-cell office:value-type="string">
            <text:p>Hall, Bruce</text:p>
          </table:table-cell>
          <table:table-cell office:value-type="string">
            <text:p>RB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Hall, Bryan</text:p>
          </table:table-cell>
          <table:table-cell office:value-type="string">
            <text:p>DL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Hall, Leon</text:p>
          </table:table-cell>
          <table:table-cell office:value-type="string">
            <text:p>DB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Hampton, Casey</text:p>
          </table:table-cell>
          <table:table-cell office:value-type="string">
            <text:p>DL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Hansen, Jeff</text:p>
          </table:table-cell>
          <table:table-cell office:value-type="string">
            <text:p>OL</text:p>
          </table:table-cell>
          <table:table-cell office:value-type="string">
            <text:p>TEN</text:p>
          </table:table-cell>
        </table:table-row>
        <table:table-row table:style-name="ro1">
          <table:table-cell office:value-type="string">
            <text:p>Hardesty, Montario</text:p>
          </table:table-cell>
          <table:table-cell office:value-type="string">
            <text:p>RB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Hardwick, Nick</text:p>
          </table:table-cell>
          <table:table-cell office:value-type="string">
            <text:p>OL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Hardy, James</text:p>
          </table:table-cell>
          <table:table-cell office:value-type="string">
            <text:p>WR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Harewood, Ramon</text:p>
          </table:table-cell>
          <table:table-cell office:value-type="string">
            <text:p>OL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Harper, Jamie</text:p>
          </table:table-cell>
          <table:table-cell office:value-type="string">
            <text:p>RB</text:p>
          </table:table-cell>
          <table:table-cell office:value-type="string">
            <text:p>TEN</text:p>
          </table:table-cell>
        </table:table-row>
        <table:table-row table:style-name="ro1">
          <table:table-cell office:value-type="string">
            <text:p>Harris, Brandon</text:p>
          </table:table-cell>
          <table:table-cell office:value-type="string">
            <text:p>DB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Harris, Chris</text:p>
          </table:table-cell>
          <table:table-cell office:value-type="string">
            <text:p>DB</text:p>
          </table:table-cell>
          <table:table-cell office:value-type="string">
            <text:p>DEN</text:p>
          </table:table-cell>
        </table:table-row>
        <table:table-row table:style-name="ro1">
          <table:table-cell office:value-type="string">
            <text:p>Harris, Darryl</text:p>
          </table:table-cell>
          <table:table-cell office:value-type="string">
            <text:p>OL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Harris, David</text:p>
          </table:table-cell>
          <table:table-cell office:value-type="string">
            <text:p>LB</text:p>
          </table:table-cell>
          <table:table-cell office:value-type="string">
            <text:p>NYJ</text:p>
          </table:table-cell>
        </table:table-row>
        <table:table-row table:style-name="ro1">
          <table:table-cell office:value-type="string">
            <text:p>Harris, DuJuan</text:p>
          </table:table-cell>
          <table:table-cell office:value-type="string">
            <text:p>RB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Harris, Leroy</text:p>
          </table:table-cell>
          <table:table-cell office:value-type="string">
            <text:p>OL</text:p>
          </table:table-cell>
          <table:table-cell office:value-type="string">
            <text:p>TEN</text:p>
          </table:table-cell>
        </table:table-row>
        <table:table-row table:style-name="ro1">
          <table:table-cell office:value-type="string">
            <text:p>Harris, Ra'Shon</text:p>
          </table:table-cell>
          <table:table-cell office:value-type="string">
            <text:p>DL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Harris, Ryan</text:p>
          </table:table-cell>
          <table:table-cell office:value-type="string">
            <text:p>OL</text:p>
          </table:table-cell>
          <table:table-cell office:value-type="string">
            <text:p>DEN</text:p>
          </table:table-cell>
        </table:table-row>
        <table:table-row table:style-name="ro1">
          <table:table-cell office:value-type="string">
            <text:p>Harris, Tommie</text:p>
          </table:table-cell>
          <table:table-cell office:value-type="string">
            <text:p>DL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Harrison, Arnold</text:p>
          </table:table-cell>
          <table:table-cell office:value-type="string">
            <text:p>LB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Harrison, James</text:p>
          </table:table-cell>
          <table:table-cell office:value-type="string">
            <text:p>LB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Harrison, Marcus</text:p>
          </table:table-cell>
          <table:table-cell office:value-type="string">
            <text:p>DL</text:p>
          </table:table-cell>
          <table:table-cell office:value-type="string">
            <text:p>NWE</text:p>
          </table:table-cell>
        </table:table-row>
        <table:table-row table:style-name="ro1">
          <table:table-cell office:value-type="string">
            <text:p>Hartline, Brian</text:p>
          </table:table-cell>
          <table:table-cell office:value-type="string">
            <text:p>WR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Harvey, Derrick</text:p>
          </table:table-cell>
          <table:table-cell office:value-type="string">
            <text:p>DL</text:p>
          </table:table-cell>
          <table:table-cell office:value-type="string">
            <text:p>DEN</text:p>
          </table:table-cell>
        </table:table-row>
        <table:table-row table:style-name="ro1">
          <table:table-cell office:value-type="string">
            <text:p>Haslam, Kevin</text:p>
          </table:table-cell>
          <table:table-cell office:value-type="string">
            <text:p>OL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Hasselbeck, Matt</text:p>
          </table:table-cell>
          <table:table-cell office:value-type="string">
            <text:p>QB</text:p>
          </table:table-cell>
          <table:table-cell office:value-type="string">
            <text:p>TEN</text:p>
          </table:table-cell>
        </table:table-row>
        <table:table-row table:style-name="ro1">
          <table:table-cell office:value-type="string">
            <text:p>Hawkins, Andrew</text:p>
          </table:table-cell>
          <table:table-cell office:value-type="string">
            <text:p>WR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Hawkins, Chris</text:p>
          </table:table-cell>
          <table:table-cell office:value-type="string">
            <text:p>DB</text:p>
          </table:table-cell>
          <table:table-cell office:value-type="string">
            <text:p>TEN</text:p>
          </table:table-cell>
        </table:table-row>
        <table:table-row table:style-name="ro1">
          <table:table-cell office:value-type="string">
            <text:p>Hawkins, Lavelle</text:p>
          </table:table-cell>
          <table:table-cell office:value-type="string">
            <text:p>WR</text:p>
          </table:table-cell>
          <table:table-cell office:value-type="string">
            <text:p>TEN</text:p>
          </table:table-cell>
        </table:table-row>
        <table:table-row table:style-name="ro1">
          <table:table-cell office:value-type="string">
            <text:p>Hayden, Nick</text:p>
          </table:table-cell>
          <table:table-cell office:value-type="string">
            <text:p>DL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Hayes, William</text:p>
          </table:table-cell>
          <table:table-cell office:value-type="string">
            <text:p>DL</text:p>
          </table:table-cell>
          <table:table-cell office:value-type="string">
            <text:p>TEN</text:p>
          </table:table-cell>
        </table:table-row>
        <table:table-row table:style-name="ro1">
          <table:table-cell office:value-type="string">
            <text:p>Hazelton, Vidal</text:p>
          </table:table-cell>
          <table:table-cell office:value-type="string">
            <text:p>WR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Heard, Kellen</text:p>
          </table:table-cell>
          <table:table-cell office:value-type="string">
            <text:p>DL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Heath, T.J.</text:p>
          </table:table-cell>
          <table:table-cell office:value-type="string">
            <text:p>DB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Helms, Brett</text:p>
          </table:table-cell>
          <table:table-cell office:value-type="string">
            <text:p>OL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Henderson, John</text:p>
          </table:table-cell>
          <table:table-cell office:value-type="string">
            <text:p>DL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Henne, Chad</text:p>
          </table:table-cell>
          <table:table-cell office:value-type="string">
            <text:p>QB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Hernandez, Aaron</text:p>
          </table:table-cell>
          <table:table-cell office:value-type="string">
            <text:p>TE</text:p>
          </table:table-cell>
          <table:table-cell office:value-type="string">
            <text:p>NWE</text:p>
          </table:table-cell>
        </table:table-row>
        <table:table-row table:style-name="ro1">
          <table:table-cell office:value-type="string">
            <text:p>Hester, Jacob</text:p>
          </table:table-cell>
          <table:table-cell office:value-type="string">
            <text:p>RB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Heyer, Stephon</text:p>
          </table:table-cell>
          <table:table-cell office:value-type="string">
            <text:p>OL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Heyward, Cameron</text:p>
          </table:table-cell>
          <table:table-cell office:value-type="string">
            <text:p>DL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Heyward-Bey, Darrius</text:p>
          </table:table-cell>
          <table:table-cell office:value-type="string">
            <text:p>WR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Hicks, Artis</text:p>
          </table:table-cell>
          <table:table-cell office:value-type="string">
            <text:p>OL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Hill, Anthony</text:p>
          </table:table-cell>
          <table:table-cell office:value-type="string">
            <text:p>TE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Hill, Darius</text:p>
          </table:table-cell>
          <table:table-cell office:value-type="string">
            <text:p>TE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Hilliard, Lex</text:p>
          </table:table-cell>
          <table:table-cell office:value-type="string">
            <text:p>RB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Hillis, Peyton</text:p>
          </table:table-cell>
          <table:table-cell office:value-type="string">
            <text:p>RB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Hills, Tony</text:p>
          </table:table-cell>
          <table:table-cell office:value-type="string">
            <text:p>OL</text:p>
          </table:table-cell>
          <table:table-cell office:value-type="string">
            <text:p>DEN</text:p>
          </table:table-cell>
        </table:table-row>
        <table:table-row table:style-name="ro1">
          <table:table-cell office:value-type="string">
            <text:p>Hines, Jermale</text:p>
          </table:table-cell>
          <table:table-cell office:value-type="string">
            <text:p>DB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Hix, Kyle</text:p>
          </table:table-cell>
          <table:table-cell office:value-type="string">
            <text:p>OL</text:p>
          </table:table-cell>
          <table:table-cell office:value-type="string">
            <text:p>NWE</text:p>
          </table:table-cell>
        </table:table-row>
        <table:table-row table:style-name="ro1">
          <table:table-cell office:value-type="string">
            <text:p>Hochstein, Russ</text:p>
          </table:table-cell>
          <table:table-cell office:value-type="string">
            <text:p>OL</text:p>
          </table:table-cell>
          <table:table-cell office:value-type="string">
            <text:p>DEN</text:p>
          </table:table-cell>
        </table:table-row>
        <table:table-row table:style-name="ro1">
          <table:table-cell office:value-type="string">
            <text:p>Hogan, Chris</text:p>
          </table:table-cell>
          <table:table-cell office:value-type="string">
            <text:p>WR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Hoke, Chris</text:p>
          </table:table-cell>
          <table:table-cell office:value-type="string">
            <text:p>DL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Holliday, Trindon</text:p>
          </table:table-cell>
          <table:table-cell office:value-type="string">
            <text:p>WR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Holmes, Mike</text:p>
          </table:table-cell>
          <table:table-cell office:value-type="string">
            <text:p>DB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Holmes, Santonio</text:p>
          </table:table-cell>
          <table:table-cell office:value-type="string">
            <text:p>WR</text:p>
          </table:table-cell>
          <table:table-cell office:value-type="string">
            <text:p>NYJ</text:p>
          </table:table-cell>
        </table:table-row>
        <table:table-row table:style-name="ro1">
          <table:table-cell office:value-type="string">
            <text:p>Hood, Ziggy</text:p>
          </table:table-cell>
          <table:table-cell office:value-type="string">
            <text:p>DL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Hope, Chris</text:p>
          </table:table-cell>
          <table:table-cell office:value-type="string">
            <text:p>DB</text:p>
          </table:table-cell>
          <table:table-cell office:value-type="string">
            <text:p>TEN</text:p>
          </table:table-cell>
        </table:table-row>
        <table:table-row table:style-name="ro1">
          <table:table-cell office:value-type="string">
            <text:p>Horne, Jeremy</text:p>
          </table:table-cell>
          <table:table-cell office:value-type="string">
            <text:p>WR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Houshmandzadeh, T.J.</text:p>
          </table:table-cell>
          <table:table-cell office:value-type="string">
            <text:p>WR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Houston, Justin</text:p>
          </table:table-cell>
          <table:table-cell office:value-type="string">
            <text:p>LB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Houston, Lamarr</text:p>
          </table:table-cell>
          <table:table-cell office:value-type="string">
            <text:p>DL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Howard, Austin</text:p>
          </table:table-cell>
          <table:table-cell office:value-type="string">
            <text:p>OL</text:p>
          </table:table-cell>
          <table:table-cell office:value-type="string">
            <text:p>NYJ</text:p>
          </table:table-cell>
        </table:table-row>
        <table:table-row table:style-name="ro1">
          <table:table-cell office:value-type="string">
            <text:p>Howard, Thomas</text:p>
          </table:table-cell>
          <table:table-cell office:value-type="string">
            <text:p>LB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Hoyer, Brian</text:p>
          </table:table-cell>
          <table:table-cell office:value-type="string">
            <text:p>QB</text:p>
          </table:table-cell>
          <table:table-cell office:value-type="string">
            <text:p>NWE</text:p>
          </table:table-cell>
        </table:table-row>
        <table:table-row table:style-name="ro1">
          <table:table-cell office:value-type="string">
            <text:p>Hudson, Otis</text:p>
          </table:table-cell>
          <table:table-cell office:value-type="string">
            <text:p>OL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Hudson, Rodney</text:p>
          </table:table-cell>
          <table:table-cell office:value-type="string">
            <text:p>OL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Huff, Michael</text:p>
          </table:table-cell>
          <table:table-cell office:value-type="string">
            <text:p>DB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Hughes, Dante</text:p>
          </table:table-cell>
          <table:table-cell office:value-type="string">
            <text:p>DB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Hughes, Jerry</text:p>
          </table:table-cell>
          <table:table-cell office:value-type="string">
            <text:p>DL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Hunter, Jason</text:p>
          </table:table-cell>
          <table:table-cell office:value-type="string">
            <text:p>DL</text:p>
          </table:table-cell>
          <table:table-cell office:value-type="string">
            <text:p>DEN</text:p>
          </table:table-cell>
        </table:table-row>
        <table:table-row table:style-name="ro1">
          <table:table-cell office:value-type="string">
            <text:p>Hunter, Wayne</text:p>
          </table:table-cell>
          <table:table-cell office:value-type="string">
            <text:p>OL</text:p>
          </table:table-cell>
          <table:table-cell office:value-type="string">
            <text:p>NYJ</text:p>
          </table:table-cell>
        </table:table-row>
        <table:table-row table:style-name="ro1">
          <table:table-cell office:value-type="string">
            <text:p>Hurd, Zach</text:p>
          </table:table-cell>
          <table:table-cell office:value-type="string">
            <text:p>OL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Iglesias, Juaquin</text:p>
          </table:table-cell>
          <table:table-cell office:value-type="string">
            <text:p>WR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Ihedigbo, James</text:p>
          </table:table-cell>
          <table:table-cell office:value-type="string">
            <text:p>DB</text:p>
          </table:table-cell>
          <table:table-cell office:value-type="string">
            <text:p>NWE</text:p>
          </table:table-cell>
        </table:table-row>
        <table:table-row table:style-name="ro1">
          <table:table-cell office:value-type="string">
            <text:p>Ihenacho, Carl</text:p>
          </table:table-cell>
          <table:table-cell office:value-type="string">
            <text:p>DL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Ijalana, Ben</text:p>
          </table:table-cell>
          <table:table-cell office:value-type="string">
            <text:p>OL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Incognito, Richie</text:p>
          </table:table-cell>
          <table:table-cell office:value-type="string">
            <text:p>OL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Ingram, Cornelius</text:p>
          </table:table-cell>
          <table:table-cell office:value-type="string">
            <text:p>TE</text:p>
          </table:table-cell>
          <table:table-cell office:value-type="string">
            <text:p>DEN</text:p>
          </table:table-cell>
        </table:table-row>
        <table:table-row table:style-name="ro1">
          <table:table-cell office:value-type="string">
            <text:p>Irvin, Corvey</text:p>
          </table:table-cell>
          <table:table-cell office:value-type="string">
            <text:p>DL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Irving, Nate</text:p>
          </table:table-cell>
          <table:table-cell office:value-type="string">
            <text:p>LB</text:p>
          </table:table-cell>
          <table:table-cell office:value-type="string">
            <text:p>DEN</text:p>
          </table:table-cell>
        </table:table-row>
        <table:table-row table:style-name="ro1">
          <table:table-cell office:value-type="string">
            <text:p>Issac, Rod</text:p>
          </table:table-cell>
          <table:table-cell office:value-type="string">
            <text:p>DB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Ivey, Travis</text:p>
          </table:table-cell>
          <table:table-cell office:value-type="string">
            <text:p>DL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Ivy, Mortty</text:p>
          </table:table-cell>
          <table:table-cell office:value-type="string">
            <text:p>LB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Iwuh, Brian</text:p>
          </table:table-cell>
          <table:table-cell office:value-type="string">
            <text:p>LB</text:p>
          </table:table-cell>
          <table:table-cell office:value-type="string">
            <text:p>DEN</text:p>
          </table:table-cell>
        </table:table-row>
        <table:table-row table:style-name="ro1">
          <table:table-cell office:value-type="string">
            <text:p>Jackson, Brandon</text:p>
          </table:table-cell>
          <table:table-cell office:value-type="string">
            <text:p>RB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Jackson, D'Qwell</text:p>
          </table:table-cell>
          <table:table-cell office:value-type="string">
            <text:p>LB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Jackson, Dexter</text:p>
          </table:table-cell>
          <table:table-cell office:value-type="string">
            <text:p>WR</text:p>
          </table:table-cell>
          <table:table-cell office:value-type="string">
            <text:p>NYJ</text:p>
          </table:table-cell>
        </table:table-row>
        <table:table-row table:style-name="ro1">
          <table:table-cell office:value-type="string">
            <text:p>Jackson, Fred</text:p>
          </table:table-cell>
          <table:table-cell office:value-type="string">
            <text:p>RB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Jackson, Kareem</text:p>
          </table:table-cell>
          <table:table-cell office:value-type="string">
            <text:p>DB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Jackson, Tyson</text:p>
          </table:table-cell>
          <table:table-cell office:value-type="string">
            <text:p>DL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Jackson, Vincent</text:p>
          </table:table-cell>
          <table:table-cell office:value-type="string">
            <text:p>WR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Jacobs, Ben</text:p>
          </table:table-cell>
          <table:table-cell office:value-type="string">
            <text:p>LB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Jamison, Tim</text:p>
          </table:table-cell>
          <table:table-cell office:value-type="string">
            <text:p>DL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Jammer, Quentin</text:p>
          </table:table-cell>
          <table:table-cell office:value-type="string">
            <text:p>DB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Janikowski, Sebastian</text:p>
          </table:table-cell>
          <table:table-cell office:value-type="string">
            <text:p>K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Jasper, Michael</text:p>
          </table:table-cell>
          <table:table-cell office:value-type="string">
            <text:p>DL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Jean, Lestar</text:p>
          </table:table-cell>
          <table:table-cell office:value-type="string">
            <text:p>WR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Jennings, Kelly</text:p>
          </table:table-cell>
          <table:table-cell office:value-type="string">
            <text:p>DB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Jennings, Rashad</text:p>
          </table:table-cell>
          <table:table-cell office:value-type="string">
            <text:p>RB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Jerry, John</text:p>
          </table:table-cell>
          <table:table-cell office:value-type="string">
            <text:p>OL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Johnson, Andre</text:p>
          </table:table-cell>
          <table:table-cell office:value-type="string">
            <text:p>WR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Johnson, Antonio</text:p>
          </table:table-cell>
          <table:table-cell office:value-type="string">
            <text:p>DL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Johnson, Brandon</text:p>
          </table:table-cell>
          <table:table-cell office:value-type="string">
            <text:p>LB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Johnson, Bryant</text:p>
          </table:table-cell>
          <table:table-cell office:value-type="string">
            <text:p>WR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Johnson, Chris</text:p>
          </table:table-cell>
          <table:table-cell office:value-type="string">
            <text:p>DB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Johnson, Chris</text:p>
          </table:table-cell>
          <table:table-cell office:value-type="string">
            <text:p>RB</text:p>
          </table:table-cell>
          <table:table-cell office:value-type="string">
            <text:p>TEN</text:p>
          </table:table-cell>
        </table:table-row>
        <table:table-row table:style-name="ro1">
          <table:table-cell office:value-type="string">
            <text:p>Johnson, David</text:p>
          </table:table-cell>
          <table:table-cell office:value-type="string">
            <text:p>TE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Johnson, Derrick</text:p>
          </table:table-cell>
          <table:table-cell office:value-type="string">
            <text:p>LB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Johnson, Ian</text:p>
          </table:table-cell>
          <table:table-cell office:value-type="string">
            <text:p>RB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Johnson, Jarret</text:p>
          </table:table-cell>
          <table:table-cell office:value-type="string">
            <text:p>LB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Johnson, Jeremiah</text:p>
          </table:table-cell>
          <table:table-cell office:value-type="string">
            <text:p>RB</text:p>
          </table:table-cell>
          <table:table-cell office:value-type="string">
            <text:p>DEN</text:p>
          </table:table-cell>
        </table:table-row>
        <table:table-row table:style-name="ro1">
          <table:table-cell office:value-type="string">
            <text:p>Johnson, Micah</text:p>
          </table:table-cell>
          <table:table-cell office:value-type="string">
            <text:p>LB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Johnson, Michael</text:p>
          </table:table-cell>
          <table:table-cell office:value-type="string">
            <text:p>DL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Johnson, Quinn</text:p>
          </table:table-cell>
          <table:table-cell office:value-type="string">
            <text:p>RB</text:p>
          </table:table-cell>
          <table:table-cell office:value-type="string">
            <text:p>TEN</text:p>
          </table:table-cell>
        </table:table-row>
        <table:table-row table:style-name="ro1">
          <table:table-cell office:value-type="string">
            <text:p>Johnson, Robert</text:p>
          </table:table-cell>
          <table:table-cell office:value-type="string">
            <text:p>DB</text:p>
          </table:table-cell>
          <table:table-cell office:value-type="string">
            <text:p>TEN</text:p>
          </table:table-cell>
        </table:table-row>
        <table:table-row table:style-name="ro1">
          <table:table-cell office:value-type="string">
            <text:p>Johnson, Spencer</text:p>
          </table:table-cell>
          <table:table-cell office:value-type="string">
            <text:p>LB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Johnson, Steve</text:p>
          </table:table-cell>
          <table:table-cell office:value-type="string">
            <text:p>WR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Johnson, Terrence</text:p>
          </table:table-cell>
          <table:table-cell office:value-type="string">
            <text:p>DB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Jones, Adam</text:p>
          </table:table-cell>
          <table:table-cell office:value-type="string">
            <text:p>DB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Jones, Arthur</text:p>
          </table:table-cell>
          <table:table-cell office:value-type="string">
            <text:p>DL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Jones, David</text:p>
          </table:table-cell>
          <table:table-cell office:value-type="string">
            <text:p>DB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Jones, Derrick</text:p>
          </table:table-cell>
          <table:table-cell office:value-type="string">
            <text:p>WR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Jones, Donald</text:p>
          </table:table-cell>
          <table:table-cell office:value-type="string">
            <text:p>WR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Jones, Edgar</text:p>
          </table:table-cell>
          <table:table-cell office:value-type="string">
            <text:p>DL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Jones, Greg</text:p>
          </table:table-cell>
          <table:table-cell office:value-type="string">
            <text:p>RB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Jones, Jacoby</text:p>
          </table:table-cell>
          <table:table-cell office:value-type="string">
            <text:p>WR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Jones, Jason</text:p>
          </table:table-cell>
          <table:table-cell office:value-type="string">
            <text:p>DL</text:p>
          </table:table-cell>
          <table:table-cell office:value-type="string">
            <text:p>TEN</text:p>
          </table:table-cell>
        </table:table-row>
        <table:table-row table:style-name="ro1">
          <table:table-cell office:value-type="string">
            <text:p>Jones, Nate</text:p>
          </table:table-cell>
          <table:table-cell office:value-type="string">
            <text:p>DB</text:p>
          </table:table-cell>
          <table:table-cell office:value-type="string">
            <text:p>NWE</text:p>
          </table:table-cell>
        </table:table-row>
        <table:table-row table:style-name="ro1">
          <table:table-cell office:value-type="string">
            <text:p>Jones, Reshad</text:p>
          </table:table-cell>
          <table:table-cell office:value-type="string">
            <text:p>DB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Jones, Taiwan</text:p>
          </table:table-cell>
          <table:table-cell office:value-type="string">
            <text:p>RB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Jones, Thomas</text:p>
          </table:table-cell>
          <table:table-cell office:value-type="string">
            <text:p>RB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Jones-Drew, Maurice</text:p>
          </table:table-cell>
          <table:table-cell office:value-type="string">
            <text:p>RB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Joseph, Eli</text:p>
          </table:table-cell>
          <table:table-cell office:value-type="string">
            <text:p>DL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Joseph, Johnathan</text:p>
          </table:table-cell>
          <table:table-cell office:value-type="string">
            <text:p>DB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Kaeding, Nate</text:p>
          </table:table-cell>
          <table:table-cell office:value-type="string">
            <text:p>K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Kampman, Aaron</text:p>
          </table:table-cell>
          <table:table-cell office:value-type="string">
            <text:p>DL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Karim, Deji</text:p>
          </table:table-cell>
          <table:table-cell office:value-type="string">
            <text:p>RB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Keisel, Brett</text:p>
          </table:table-cell>
          <table:table-cell office:value-type="string">
            <text:p>DL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Keller, Dustin</text:p>
          </table:table-cell>
          <table:table-cell office:value-type="string">
            <text:p>TE</text:p>
          </table:table-cell>
          <table:table-cell office:value-type="string">
            <text:p>NYJ</text:p>
          </table:table-cell>
        </table:table-row>
        <table:table-row table:style-name="ro1">
          <table:table-cell office:value-type="string">
            <text:p>Kelly, Tommy</text:p>
          </table:table-cell>
          <table:table-cell office:value-type="string">
            <text:p>DL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Kelsay, Chris</text:p>
          </table:table-cell>
          <table:table-cell office:value-type="string">
            <text:p>LB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Kemoeatu, Chris</text:p>
          </table:table-cell>
          <table:table-cell office:value-type="string">
            <text:p>OL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Keo, Shiloh</text:p>
          </table:table-cell>
          <table:table-cell office:value-type="string">
            <text:p>DB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Kerley, Jeremy</text:p>
          </table:table-cell>
          <table:table-cell office:value-type="string">
            <text:p>WR</text:p>
          </table:table-cell>
          <table:table-cell office:value-type="string">
            <text:p>NYJ</text:p>
          </table:table-cell>
        </table:table-row>
        <table:table-row table:style-name="ro1">
          <table:table-cell office:value-type="string">
            <text:p>Kindle, Sergio</text:p>
          </table:table-cell>
          <table:table-cell office:value-type="string">
            <text:p>LB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King, Brandon</text:p>
          </table:table-cell>
          <table:table-cell office:value-type="string">
            <text:p>DB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Kirkendoll, James</text:p>
          </table:table-cell>
          <table:table-cell office:value-type="string">
            <text:p>WR</text:p>
          </table:table-cell>
          <table:table-cell office:value-type="string">
            <text:p>TEN</text:p>
          </table:table-cell>
        </table:table-row>
        <table:table-row table:style-name="ro1">
          <table:table-cell office:value-type="string">
            <text:p>Kirlew, Jammie</text:p>
          </table:table-cell>
          <table:table-cell office:value-type="string">
            <text:p>DL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Klug, Karl</text:p>
          </table:table-cell>
          <table:table-cell office:value-type="string">
            <text:p>DL</text:p>
          </table:table-cell>
          <table:table-cell office:value-type="string">
            <text:p>TEN</text:p>
          </table:table-cell>
        </table:table-row>
        <table:table-row table:style-name="ro1">
          <table:table-cell office:value-type="string">
            <text:p>Knicky, Tim</text:p>
          </table:table-cell>
          <table:table-cell office:value-type="string">
            <text:p>LB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Knighton, Terrance</text:p>
          </table:table-cell>
          <table:table-cell office:value-type="string">
            <text:p>DL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Kopa, Matt</text:p>
          </table:table-cell>
          <table:table-cell office:value-type="string">
            <text:p>OL</text:p>
          </table:table-cell>
          <table:table-cell office:value-type="string">
            <text:p>NWE</text:p>
          </table:table-cell>
        </table:table-row>
        <table:table-row table:style-name="ro1">
          <table:table-cell office:value-type="string">
            <text:p>Koppen, Dan</text:p>
          </table:table-cell>
          <table:table-cell office:value-type="string">
            <text:p>OL</text:p>
          </table:table-cell>
          <table:table-cell office:value-type="string">
            <text:p>NWE</text:p>
          </table:table-cell>
        </table:table-row>
        <table:table-row table:style-name="ro1">
          <table:table-cell office:value-type="string">
            <text:p>Koutouvides, Niko</text:p>
          </table:table-cell>
          <table:table-cell office:value-type="string">
            <text:p>LB</text:p>
          </table:table-cell>
          <table:table-cell office:value-type="string">
            <text:p>NWE</text:p>
          </table:table-cell>
        </table:table-row>
        <table:table-row table:style-name="ro1">
          <table:table-cell office:value-type="string">
            <text:p>Kropog, Troy</text:p>
          </table:table-cell>
          <table:table-cell office:value-type="string">
            <text:p>OL</text:p>
          </table:table-cell>
          <table:table-cell office:value-type="string">
            <text:p>TEN</text:p>
          </table:table-cell>
        </table:table-row>
        <table:table-row table:style-name="ro1">
          <table:table-cell office:value-type="string">
            <text:p>Kroul, Matt</text:p>
          </table:table-cell>
          <table:table-cell office:value-type="string">
            <text:p>DL</text:p>
          </table:table-cell>
          <table:table-cell office:value-type="string">
            <text:p>NYJ</text:p>
          </table:table-cell>
        </table:table-row>
        <table:table-row table:style-name="ro1">
          <table:table-cell office:value-type="string">
            <text:p>Kruger, Paul</text:p>
          </table:table-cell>
          <table:table-cell office:value-type="string">
            <text:p>LB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Kuper, Chris</text:p>
          </table:table-cell>
          <table:table-cell office:value-type="string">
            <text:p>OL</text:p>
          </table:table-cell>
          <table:table-cell office:value-type="string">
            <text:p>DEN</text:p>
          </table:table-cell>
        </table:table-row>
        <table:table-row table:style-name="ro1">
          <table:table-cell office:value-type="string">
            <text:p>La Secla, Jordan</text:p>
          </table:table-cell>
          <table:table-cell office:value-type="string">
            <text:p>QB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LaBoy, Travis</text:p>
          </table:table-cell>
          <table:table-cell office:value-type="string">
            <text:p>LB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Lacey, Jacob</text:p>
          </table:table-cell>
          <table:table-cell office:value-type="string">
            <text:p>DB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Lambert, Terrail</text:p>
          </table:table-cell>
          <table:table-cell office:value-type="string">
            <text:p>DB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Landry, Dawan</text:p>
          </table:table-cell>
          <table:table-cell office:value-type="string">
            <text:p>DB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Lane, Austen</text:p>
          </table:table-cell>
          <table:table-cell office:value-type="string">
            <text:p>DL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Langford, Kendall</text:p>
          </table:table-cell>
          <table:table-cell office:value-type="string">
            <text:p>DL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Langford, Reshard</text:p>
          </table:table-cell>
          <table:table-cell office:value-type="string">
            <text:p>DB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Lankster, Ellis</text:p>
          </table:table-cell>
          <table:table-cell office:value-type="string">
            <text:p>DB</text:p>
          </table:table-cell>
          <table:table-cell office:value-type="string">
            <text:p>NYJ</text:p>
          </table:table-cell>
        </table:table-row>
        <table:table-row table:style-name="ro1">
          <table:table-cell office:value-type="string">
            <text:p>Lansanah, Danny</text:p>
          </table:table-cell>
          <table:table-cell office:value-type="string">
            <text:p>LB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Larsen, Spencer</text:p>
          </table:table-cell>
          <table:table-cell office:value-type="string">
            <text:p>RB</text:p>
          </table:table-cell>
          <table:table-cell office:value-type="string">
            <text:p>DEN</text:p>
          </table:table-cell>
        </table:table-row>
        <table:table-row table:style-name="ro1">
          <table:table-cell office:value-type="string">
            <text:p>Lauvao, Shawn</text:p>
          </table:table-cell>
          <table:table-cell office:value-type="string">
            <text:p>OL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Lawrence, Matt</text:p>
          </table:table-cell>
          <table:table-cell office:value-type="string">
            <text:p>RB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Lawrence, Quinten</text:p>
          </table:table-cell>
          <table:table-cell office:value-type="string">
            <text:p>DB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Lawson, Manny</text:p>
          </table:table-cell>
          <table:table-cell office:value-type="string">
            <text:p>LB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LeFevour, Dan</text:p>
          </table:table-cell>
          <table:table-cell office:value-type="string">
            <text:p>QB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LeGree, Mark</text:p>
          </table:table-cell>
          <table:table-cell office:value-type="string">
            <text:p>DB</text:p>
          </table:table-cell>
          <table:table-cell office:value-type="string">
            <text:p>NYJ</text:p>
          </table:table-cell>
        </table:table-row>
        <table:table-row table:style-name="ro1">
          <table:table-cell office:value-type="string">
            <text:p>Leach, Vonta</text:p>
          </table:table-cell>
          <table:table-cell office:value-type="string">
            <text:p>RB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Lee, Boris</text:p>
          </table:table-cell>
          <table:table-cell office:value-type="string">
            <text:p>LB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Lee, Donald</text:p>
          </table:table-cell>
          <table:table-cell office:value-type="string">
            <text:p>TE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Lefeged, Joe</text:p>
          </table:table-cell>
          <table:table-cell office:value-type="string">
            <text:p>DB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Leftwich, Byron</text:p>
          </table:table-cell>
          <table:table-cell office:value-type="string">
            <text:p>QB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Legursky, Doug</text:p>
          </table:table-cell>
          <table:table-cell office:value-type="string">
            <text:p>OL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Leinart, Matt</text:p>
          </table:table-cell>
          <table:table-cell office:value-type="string">
            <text:p>QB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Leonard, Brian</text:p>
          </table:table-cell>
          <table:table-cell office:value-type="string">
            <text:p>RB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Leonhard, Jim</text:p>
          </table:table-cell>
          <table:table-cell office:value-type="string">
            <text:p>DB</text:p>
          </table:table-cell>
          <table:table-cell office:value-type="string">
            <text:p>NYJ</text:p>
          </table:table-cell>
        </table:table-row>
        <table:table-row table:style-name="ro1">
          <table:table-cell office:value-type="string">
            <text:p>Levitre, Andy</text:p>
          </table:table-cell>
          <table:table-cell office:value-type="string">
            <text:p>OL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Lewis, Keenan</text:p>
          </table:table-cell>
          <table:table-cell office:value-type="string">
            <text:p>DB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Lewis, Kendrick</text:p>
          </table:table-cell>
          <table:table-cell office:value-type="string">
            <text:p>DB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Lewis, Marcedes</text:p>
          </table:table-cell>
          <table:table-cell office:value-type="string">
            <text:p>TE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Lewis, Ray</text:p>
          </table:table-cell>
          <table:table-cell office:value-type="string">
            <text:p>LB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Lewis, Thaddeus</text:p>
          </table:table-cell>
          <table:table-cell office:value-type="string">
            <text:p>QB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Light, Matt</text:p>
          </table:table-cell>
          <table:table-cell office:value-type="string">
            <text:p>OL</text:p>
          </table:table-cell>
          <table:table-cell office:value-type="string">
            <text:p>NWE</text:p>
          </table:table-cell>
        </table:table-row>
        <table:table-row table:style-name="ro1">
          <table:table-cell office:value-type="string">
            <text:p>Lilja, Ryan</text:p>
          </table:table-cell>
          <table:table-cell office:value-type="string">
            <text:p>OL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Lindell, Rian</text:p>
          </table:table-cell>
          <table:table-cell office:value-type="string">
            <text:p>K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Linkenbach, Jeffrey</text:p>
          </table:table-cell>
          <table:table-cell office:value-type="string">
            <text:p>OL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Little, Greg</text:p>
          </table:table-cell>
          <table:table-cell office:value-type="string">
            <text:p>WR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Liuget, Corey</text:p>
          </table:table-cell>
          <table:table-cell office:value-type="string">
            <text:p>DL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Livas, Phillip</text:p>
          </table:table-cell>
          <table:table-cell office:value-type="string">
            <text:p>WR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Livings, Nate</text:p>
          </table:table-cell>
          <table:table-cell office:value-type="string">
            <text:p>OL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Locker, Jake</text:p>
          </table:table-cell>
          <table:table-cell office:value-type="string">
            <text:p>QB</text:p>
          </table:table-cell>
          <table:table-cell office:value-type="string">
            <text:p>TEN</text:p>
          </table:table-cell>
        </table:table-row>
        <table:table-row table:style-name="ro1">
          <table:table-cell office:value-type="string">
            <text:p>Lockett, Bret</text:p>
          </table:table-cell>
          <table:table-cell office:value-type="string">
            <text:p>DB</text:p>
          </table:table-cell>
          <table:table-cell office:value-type="string">
            <text:p>NWE</text:p>
          </table:table-cell>
        </table:table-row>
        <table:table-row table:style-name="ro1">
          <table:table-cell office:value-type="string">
            <text:p>Long, Gabe</text:p>
          </table:table-cell>
          <table:table-cell office:value-type="string">
            <text:p>DL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Long, Jake</text:p>
          </table:table-cell>
          <table:table-cell office:value-type="string">
            <text:p>OL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Losman, J.P.</text:p>
          </table:table-cell>
          <table:table-cell office:value-type="string">
            <text:p>QB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Love, Jamar</text:p>
          </table:table-cell>
          <table:table-cell office:value-type="string">
            <text:p>DB</text:p>
          </table:table-cell>
          <table:table-cell office:value-type="string">
            <text:p>TEN</text:p>
          </table:table-cell>
        </table:table-row>
        <table:table-row table:style-name="ro1">
          <table:table-cell office:value-type="string">
            <text:p>Love, Kyle</text:p>
          </table:table-cell>
          <table:table-cell office:value-type="string">
            <text:p>DL</text:p>
          </table:table-cell>
          <table:table-cell office:value-type="string">
            <text:p>NWE</text:p>
          </table:table-cell>
        </table:table-row>
        <table:table-row table:style-name="ro1">
          <table:table-cell office:value-type="string">
            <text:p>Lowery, Dwight</text:p>
          </table:table-cell>
          <table:table-cell office:value-type="string">
            <text:p>DB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Lutrus, Scott</text:p>
          </table:table-cell>
          <table:table-cell office:value-type="string">
            <text:p>LB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Mace, Corey</text:p>
          </table:table-cell>
          <table:table-cell office:value-type="string">
            <text:p>DL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Mack, Alex</text:p>
          </table:table-cell>
          <table:table-cell office:value-type="string">
            <text:p>OL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Madison, Anthony</text:p>
          </table:table-cell>
          <table:table-cell office:value-type="string">
            <text:p>DB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Maehl, Jeff</text:p>
          </table:table-cell>
          <table:table-cell office:value-type="string">
            <text:p>WR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Mahaffey, Ryan</text:p>
          </table:table-cell>
          <table:table-cell office:value-type="string">
            <text:p>RB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Maiava, Kaluka</text:p>
          </table:table-cell>
          <table:table-cell office:value-type="string">
            <text:p>LB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Malast, Kevin</text:p>
          </table:table-cell>
          <table:table-cell office:value-type="string">
            <text:p>LB</text:p>
          </table:table-cell>
          <table:table-cell office:value-type="string">
            <text:p>TEN</text:p>
          </table:table-cell>
        </table:table-row>
        <table:table-row table:style-name="ro1">
          <table:table-cell office:value-type="string">
            <text:p>Malecki, John</text:p>
          </table:table-cell>
          <table:table-cell office:value-type="string">
            <text:p>OL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Mallett, Ryan</text:p>
          </table:table-cell>
          <table:table-cell office:value-type="string">
            <text:p>QB</text:p>
          </table:table-cell>
          <table:table-cell office:value-type="string">
            <text:p>NWE</text:p>
          </table:table-cell>
        </table:table-row>
        <table:table-row table:style-name="ro1">
          <table:table-cell office:value-type="string">
            <text:p>Maneri, Steve</text:p>
          </table:table-cell>
          <table:table-cell office:value-type="string">
            <text:p>OL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Mangold, Nick</text:p>
          </table:table-cell>
          <table:table-cell office:value-type="string">
            <text:p>OL</text:p>
          </table:table-cell>
          <table:table-cell office:value-type="string">
            <text:p>NYJ</text:p>
          </table:table-cell>
        </table:table-row>
        <table:table-row table:style-name="ro1">
          <table:table-cell office:value-type="string">
            <text:p>Mankins, Logan</text:p>
          </table:table-cell>
          <table:table-cell office:value-type="string">
            <text:p>OL</text:p>
          </table:table-cell>
          <table:table-cell office:value-type="string">
            <text:p>NWE</text:p>
          </table:table-cell>
        </table:table-row>
        <table:table-row table:style-name="ro1">
          <table:table-cell office:value-type="string">
            <text:p>Manning, Danieal</text:p>
          </table:table-cell>
          <table:table-cell office:value-type="string">
            <text:p>DB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Manning, Peyton</text:p>
          </table:table-cell>
          <table:table-cell office:value-type="string">
            <text:p>QB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Marecic, Owen</text:p>
          </table:table-cell>
          <table:table-cell office:value-type="string">
            <text:p>RB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Mariani, Marc</text:p>
          </table:table-cell>
          <table:table-cell office:value-type="string">
            <text:p>WR</text:p>
          </table:table-cell>
          <table:table-cell office:value-type="string">
            <text:p>TEN</text:p>
          </table:table-cell>
        </table:table-row>
        <table:table-row table:style-name="ro1">
          <table:table-cell office:value-type="string">
            <text:p>Marks, Sen'Derrick</text:p>
          </table:table-cell>
          <table:table-cell office:value-type="string">
            <text:p>DL</text:p>
          </table:table-cell>
          <table:table-cell office:value-type="string">
            <text:p>TEN</text:p>
          </table:table-cell>
        </table:table-row>
        <table:table-row table:style-name="ro1">
          <table:table-cell office:value-type="string">
            <text:p>Markshausen, Zeke</text:p>
          </table:table-cell>
          <table:table-cell office:value-type="string">
            <text:p>WR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Marshall, Brandon</text:p>
          </table:table-cell>
          <table:table-cell office:value-type="string">
            <text:p>WR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Marten, James</text:p>
          </table:table-cell>
          <table:table-cell office:value-type="string">
            <text:p>OL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Martin, Ruvell</text:p>
          </table:table-cell>
          <table:table-cell office:value-type="string">
            <text:p>WR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Martin, Vaughn</text:p>
          </table:table-cell>
          <table:table-cell office:value-type="string">
            <text:p>DL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Massaquoi, Mohamed</text:p>
          </table:table-cell>
          <table:table-cell office:value-type="string">
            <text:p>WR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Mastrud, Jeron</text:p>
          </table:table-cell>
          <table:table-cell office:value-type="string">
            <text:p>TE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Mathews, Ricardo</text:p>
          </table:table-cell>
          <table:table-cell office:value-type="string">
            <text:p>DL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Mathews, Ryan</text:p>
          </table:table-cell>
          <table:table-cell office:value-type="string">
            <text:p>RB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Mathis, Rashean</text:p>
          </table:table-cell>
          <table:table-cell office:value-type="string">
            <text:p>DB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Mathis, Robert</text:p>
          </table:table-cell>
          <table:table-cell office:value-type="string">
            <text:p>DL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Matthews, Kevin</text:p>
          </table:table-cell>
          <table:table-cell office:value-type="string">
            <text:p>OL</text:p>
          </table:table-cell>
          <table:table-cell office:value-type="string">
            <text:p>TEN</text:p>
          </table:table-cell>
        </table:table-row>
        <table:table-row table:style-name="ro1">
          <table:table-cell office:value-type="string">
            <text:p>Maualuga, Rey</text:p>
          </table:table-cell>
          <table:table-cell office:value-type="string">
            <text:p>LB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Mauga, Josh</text:p>
          </table:table-cell>
          <table:table-cell office:value-type="string">
            <text:p>LB</text:p>
          </table:table-cell>
          <table:table-cell office:value-type="string">
            <text:p>NYJ</text:p>
          </table:table-cell>
        </table:table-row>
        <table:table-row table:style-name="ro1">
          <table:table-cell office:value-type="string">
            <text:p>Maybin, Aaron</text:p>
          </table:table-cell>
          <table:table-cell office:value-type="string">
            <text:p>DL</text:p>
          </table:table-cell>
          <table:table-cell office:value-type="string">
            <text:p>NYJ</text:p>
          </table:table-cell>
        </table:table-row>
        <table:table-row table:style-name="ro1">
          <table:table-cell office:value-type="string">
            <text:p>Mayo, Jerod</text:p>
          </table:table-cell>
          <table:table-cell office:value-type="string">
            <text:p>LB</text:p>
          </table:table-cell>
          <table:table-cell office:value-type="string">
            <text:p>NWE</text:p>
          </table:table-cell>
        </table:table-row>
        <table:table-row table:style-name="ro1">
          <table:table-cell office:value-type="string">
            <text:p>Mays, Joe</text:p>
          </table:table-cell>
          <table:table-cell office:value-type="string">
            <text:p>LB</text:p>
          </table:table-cell>
          <table:table-cell office:value-type="string">
            <text:p>DEN</text:p>
          </table:table-cell>
        </table:table-row>
        <table:table-row table:style-name="ro1">
          <table:table-cell office:value-type="string">
            <text:p>Mays, Taylor</text:p>
          </table:table-cell>
          <table:table-cell office:value-type="string">
            <text:p>DB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McAdoo, Mike</text:p>
          </table:table-cell>
          <table:table-cell office:value-type="string">
            <text:p>LB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McBath, Darcel</text:p>
          </table:table-cell>
          <table:table-cell office:value-type="string">
            <text:p>DB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McBean, Ryan</text:p>
          </table:table-cell>
          <table:table-cell office:value-type="string">
            <text:p>DL</text:p>
          </table:table-cell>
          <table:table-cell office:value-type="string">
            <text:p>DEN</text:p>
          </table:table-cell>
        </table:table-row>
        <table:table-row table:style-name="ro1">
          <table:table-cell office:value-type="string">
            <text:p>McBride, Trumaine</text:p>
          </table:table-cell>
          <table:table-cell office:value-type="string">
            <text:p>DB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McCain, Brice</text:p>
          </table:table-cell>
          <table:table-cell office:value-type="string">
            <text:p>DB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McCann, Bryan</text:p>
          </table:table-cell>
          <table:table-cell office:value-type="string">
            <text:p>DB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McCarthy, Colin</text:p>
          </table:table-cell>
          <table:table-cell office:value-type="string">
            <text:p>LB</text:p>
          </table:table-cell>
          <table:table-cell office:value-type="string">
            <text:p>TEN</text:p>
          </table:table-cell>
        </table:table-row>
        <table:table-row table:style-name="ro1">
          <table:table-cell office:value-type="string">
            <text:p>McClain, Jameel</text:p>
          </table:table-cell>
          <table:table-cell office:value-type="string">
            <text:p>LB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McClain, Le'Ron</text:p>
          </table:table-cell>
          <table:table-cell office:value-type="string">
            <text:p>RB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McClain, Rolando</text:p>
          </table:table-cell>
          <table:table-cell office:value-type="string">
            <text:p>LB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McClellan, Albert</text:p>
          </table:table-cell>
          <table:table-cell office:value-type="string">
            <text:p>LB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McCluskey, James</text:p>
          </table:table-cell>
          <table:table-cell office:value-type="string">
            <text:p>RB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McCluster, Dexter</text:p>
          </table:table-cell>
          <table:table-cell office:value-type="string">
            <text:p>RB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McCourty, Devin</text:p>
          </table:table-cell>
          <table:table-cell office:value-type="string">
            <text:p>DB</text:p>
          </table:table-cell>
          <table:table-cell office:value-type="string">
            <text:p>NWE</text:p>
          </table:table-cell>
        </table:table-row>
        <table:table-row table:style-name="ro1">
          <table:table-cell office:value-type="string">
            <text:p>McCourty, Jason</text:p>
          </table:table-cell>
          <table:table-cell office:value-type="string">
            <text:p>DB</text:p>
          </table:table-cell>
          <table:table-cell office:value-type="string">
            <text:p>TEN</text:p>
          </table:table-cell>
        </table:table-row>
        <table:table-row table:style-name="ro1">
          <table:table-cell office:value-type="string">
            <text:p>McCown, Luke</text:p>
          </table:table-cell>
          <table:table-cell office:value-type="string">
            <text:p>QB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McCoy, Colt</text:p>
          </table:table-cell>
          <table:table-cell office:value-type="string">
            <text:p>QB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McCoy, Jamie</text:p>
          </table:table-cell>
          <table:table-cell office:value-type="string">
            <text:p>TE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McDaniel, Tony</text:p>
          </table:table-cell>
          <table:table-cell office:value-type="string">
            <text:p>DL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McDonald, Nick</text:p>
          </table:table-cell>
          <table:table-cell office:value-type="string">
            <text:p>OL</text:p>
          </table:table-cell>
          <table:table-cell office:value-type="string">
            <text:p>NWE</text:p>
          </table:table-cell>
        </table:table-row>
        <table:table-row table:style-name="ro1">
          <table:table-cell office:value-type="string">
            <text:p>McElroy, Greg</text:p>
          </table:table-cell>
          <table:table-cell office:value-type="string">
            <text:p>QB</text:p>
          </table:table-cell>
          <table:table-cell office:value-type="string">
            <text:p>NYJ</text:p>
          </table:table-cell>
        </table:table-row>
        <table:table-row table:style-name="ro1">
          <table:table-cell office:value-type="string">
            <text:p>McFadden, Bryant</text:p>
          </table:table-cell>
          <table:table-cell office:value-type="string">
            <text:p>DB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McFadden, Darren</text:p>
          </table:table-cell>
          <table:table-cell office:value-type="string">
            <text:p>RB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McGahee, Willis</text:p>
          </table:table-cell>
          <table:table-cell office:value-type="string">
            <text:p>RB</text:p>
          </table:table-cell>
          <table:table-cell office:value-type="string">
            <text:p>DEN</text:p>
          </table:table-cell>
        </table:table-row>
        <table:table-row table:style-name="ro1">
          <table:table-cell office:value-type="string">
            <text:p>McGee, Eddie</text:p>
          </table:table-cell>
          <table:table-cell office:value-type="string">
            <text:p>WR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McGee, Terrence</text:p>
          </table:table-cell>
          <table:table-cell office:value-type="string">
            <text:p>DB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McGlynn, Mike</text:p>
          </table:table-cell>
          <table:table-cell office:value-type="string">
            <text:p>OL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McGraw, Jon</text:p>
          </table:table-cell>
          <table:table-cell office:value-type="string">
            <text:p>DB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McIntyre, Corey</text:p>
          </table:table-cell>
          <table:table-cell office:value-type="string">
            <text:p>RB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McIntyre, Garrett</text:p>
          </table:table-cell>
          <table:table-cell office:value-type="string">
            <text:p>LB</text:p>
          </table:table-cell>
          <table:table-cell office:value-type="string">
            <text:p>NYJ</text:p>
          </table:table-cell>
        </table:table-row>
        <table:table-row table:style-name="ro1">
          <table:table-cell office:value-type="string">
            <text:p>McKelvin, Leodis</text:p>
          </table:table-cell>
          <table:table-cell office:value-type="string">
            <text:p>DB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McKinney, Brandon</text:p>
          </table:table-cell>
          <table:table-cell office:value-type="string">
            <text:p>DL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McKinnie, Bryant</text:p>
          </table:table-cell>
          <table:table-cell office:value-type="string">
            <text:p>OL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McKnight, Joe</text:p>
          </table:table-cell>
          <table:table-cell office:value-type="string">
            <text:p>RB</text:p>
          </table:table-cell>
          <table:table-cell office:value-type="string">
            <text:p>NYJ</text:p>
          </table:table-cell>
        </table:table-row>
        <table:table-row table:style-name="ro1">
          <table:table-cell office:value-type="string">
            <text:p>McLendon, Steve</text:p>
          </table:table-cell>
          <table:table-cell office:value-type="string">
            <text:p>DL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McManis, Sherrick</text:p>
          </table:table-cell>
          <table:table-cell office:value-type="string">
            <text:p>DB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McMichael, Randy</text:p>
          </table:table-cell>
          <table:table-cell office:value-type="string">
            <text:p>TE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McNeal, Shawnbrey</text:p>
          </table:table-cell>
          <table:table-cell office:value-type="string">
            <text:p>RB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McNeill, Marcus</text:p>
          </table:table-cell>
          <table:table-cell office:value-type="string">
            <text:p>OL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McPhee, Pernell</text:p>
          </table:table-cell>
          <table:table-cell office:value-type="string">
            <text:p>DL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McRath, Gerald</text:p>
          </table:table-cell>
          <table:table-cell office:value-type="string">
            <text:p>LB</text:p>
          </table:table-cell>
          <table:table-cell office:value-type="string">
            <text:p>TEN</text:p>
          </table:table-cell>
        </table:table-row>
        <table:table-row table:style-name="ro1">
          <table:table-cell office:value-type="string">
            <text:p>Medlin, Richard</text:p>
          </table:table-cell>
          <table:table-cell office:value-type="string">
            <text:p>RB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Meester, Brad</text:p>
          </table:table-cell>
          <table:table-cell office:value-type="string">
            <text:p>OL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Mendenhall, Rashard</text:p>
          </table:table-cell>
          <table:table-cell office:value-type="string">
            <text:p>RB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Meredith, Jamon</text:p>
          </table:table-cell>
          <table:table-cell office:value-type="string">
            <text:p>OL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Merling, Phillip</text:p>
          </table:table-cell>
          <table:table-cell office:value-type="string">
            <text:p>DL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Merriman, Shawne</text:p>
          </table:table-cell>
          <table:table-cell office:value-type="string">
            <text:p>LB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Middleton, William</text:p>
          </table:table-cell>
          <table:table-cell office:value-type="string">
            <text:p>DB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Miles, Jeromy</text:p>
          </table:table-cell>
          <table:table-cell office:value-type="string">
            <text:p>DB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Miller, Doyle</text:p>
          </table:table-cell>
          <table:table-cell office:value-type="string">
            <text:p>DB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Miller, Gabe</text:p>
          </table:table-cell>
          <table:table-cell office:value-type="string">
            <text:p>LB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Miller, Heath</text:p>
          </table:table-cell>
          <table:table-cell office:value-type="string">
            <text:p>TE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Miller, Lonyae</text:p>
          </table:table-cell>
          <table:table-cell office:value-type="string">
            <text:p>RB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Miller, Prince</text:p>
          </table:table-cell>
          <table:table-cell office:value-type="string">
            <text:p>DB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Miller, Swanson</text:p>
          </table:table-cell>
          <table:table-cell office:value-type="string">
            <text:p>DL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Miller, Von</text:p>
          </table:table-cell>
          <table:table-cell office:value-type="string">
            <text:p>LB</text:p>
          </table:table-cell>
          <table:table-cell office:value-type="string">
            <text:p>DEN</text:p>
          </table:table-cell>
        </table:table-row>
        <table:table-row table:style-name="ro1">
          <table:table-cell office:value-type="string">
            <text:p>Miller, Zach</text:p>
          </table:table-cell>
          <table:table-cell office:value-type="string">
            <text:p>TE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Mims, David</text:p>
          </table:table-cell>
          <table:table-cell office:value-type="string">
            <text:p>OL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Mincey, Jeremy</text:p>
          </table:table-cell>
          <table:table-cell office:value-type="string">
            <text:p>DL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Misi, Koa</text:p>
          </table:table-cell>
          <table:table-cell office:value-type="string">
            <text:p>LB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Mitchell, Carlton</text:p>
          </table:table-cell>
          <table:table-cell office:value-type="string">
            <text:p>WR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Mitchell, Earl</text:p>
          </table:table-cell>
          <table:table-cell office:value-type="string">
            <text:p>DL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Mitchell, Jayme</text:p>
          </table:table-cell>
          <table:table-cell office:value-type="string">
            <text:p>DL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Mitchell, Marvin</text:p>
          </table:table-cell>
          <table:table-cell office:value-type="string">
            <text:p>LB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Mitchell, Mike</text:p>
          </table:table-cell>
          <table:table-cell office:value-type="string">
            <text:p>DB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Moala, Fili</text:p>
          </table:table-cell>
          <table:table-cell office:value-type="string">
            <text:p>DL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Moats, Arthur</text:p>
          </table:table-cell>
          <table:table-cell office:value-type="string">
            <text:p>LB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Moch, Dontay</text:p>
          </table:table-cell>
          <table:table-cell office:value-type="string">
            <text:p>LB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Moeaki, Tony</text:p>
          </table:table-cell>
          <table:table-cell office:value-type="string">
            <text:p>TE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Mohamed, Mike</text:p>
          </table:table-cell>
          <table:table-cell office:value-type="string">
            <text:p>LB</text:p>
          </table:table-cell>
          <table:table-cell office:value-type="string">
            <text:p>DEN</text:p>
          </table:table-cell>
        </table:table-row>
        <table:table-row table:style-name="ro1">
          <table:table-cell office:value-type="string">
            <text:p>Molden, Antwaun</text:p>
          </table:table-cell>
          <table:table-cell office:value-type="string">
            <text:p>DB</text:p>
          </table:table-cell>
          <table:table-cell office:value-type="string">
            <text:p>NWE</text:p>
          </table:table-cell>
        </table:table-row>
        <table:table-row table:style-name="ro1">
          <table:table-cell office:value-type="string">
            <text:p>Moll, Tony</text:p>
          </table:table-cell>
          <table:table-cell office:value-type="string">
            <text:p>OL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Monroe, Eugene</text:p>
          </table:table-cell>
          <table:table-cell office:value-type="string">
            <text:p>OL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Moore, Brandon</text:p>
          </table:table-cell>
          <table:table-cell office:value-type="string">
            <text:p>OL</text:p>
          </table:table-cell>
          <table:table-cell office:value-type="string">
            <text:p>NYJ</text:p>
          </table:table-cell>
        </table:table-row>
        <table:table-row table:style-name="ro1">
          <table:table-cell office:value-type="string">
            <text:p>Moore, Denarius</text:p>
          </table:table-cell>
          <table:table-cell office:value-type="string">
            <text:p>WR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Moore, Dre</text:p>
          </table:table-cell>
          <table:table-cell office:value-type="string">
            <text:p>DL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Moore, Evan</text:p>
          </table:table-cell>
          <table:table-cell office:value-type="string">
            <text:p>TE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Moore, Kyle</text:p>
          </table:table-cell>
          <table:table-cell office:value-type="string">
            <text:p>DL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Moore, Marlon</text:p>
          </table:table-cell>
          <table:table-cell office:value-type="string">
            <text:p>WR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Moore, Matt</text:p>
          </table:table-cell>
          <table:table-cell office:value-type="string">
            <text:p>QB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Moore, Mewelde</text:p>
          </table:table-cell>
          <table:table-cell office:value-type="string">
            <text:p>RB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Moore, Rahim</text:p>
          </table:table-cell>
          <table:table-cell office:value-type="string">
            <text:p>DB</text:p>
          </table:table-cell>
          <table:table-cell office:value-type="string">
            <text:p>DEN</text:p>
          </table:table-cell>
        </table:table-row>
        <table:table-row table:style-name="ro1">
          <table:table-cell office:value-type="string">
            <text:p>Moore, Sterling</text:p>
          </table:table-cell>
          <table:table-cell office:value-type="string">
            <text:p>DB</text:p>
          </table:table-cell>
          <table:table-cell office:value-type="string">
            <text:p>NWE</text:p>
          </table:table-cell>
        </table:table-row>
        <table:table-row table:style-name="ro1">
          <table:table-cell office:value-type="string">
            <text:p>Moreno, Knowshon</text:p>
          </table:table-cell>
          <table:table-cell office:value-type="string">
            <text:p>RB</text:p>
          </table:table-cell>
          <table:table-cell office:value-type="string">
            <text:p>DEN</text:p>
          </table:table-cell>
        </table:table-row>
        <table:table-row table:style-name="ro1">
          <table:table-cell office:value-type="string">
            <text:p>Morgan, Aaron</text:p>
          </table:table-cell>
          <table:table-cell office:value-type="string">
            <text:p>DL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Morgan, Derrick</text:p>
          </table:table-cell>
          <table:table-cell office:value-type="string">
            <text:p>DL</text:p>
          </table:table-cell>
          <table:table-cell office:value-type="string">
            <text:p>TEN</text:p>
          </table:table-cell>
        </table:table-row>
        <table:table-row table:style-name="ro1">
          <table:table-cell office:value-type="string">
            <text:p>Morris, Darius</text:p>
          </table:table-cell>
          <table:table-cell office:value-type="string">
            <text:p>OL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Morrison, Kirk</text:p>
          </table:table-cell>
          <table:table-cell office:value-type="string">
            <text:p>LB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Mosley, C.J.</text:p>
          </table:table-cell>
          <table:table-cell office:value-type="string">
            <text:p>DL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Moss, Jarvis</text:p>
          </table:table-cell>
          <table:table-cell office:value-type="string">
            <text:p>DL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Moulton, Rashod</text:p>
          </table:table-cell>
          <table:table-cell office:value-type="string">
            <text:p>DB</text:p>
          </table:table-cell>
          <table:table-cell office:value-type="string">
            <text:p>DEN</text:p>
          </table:table-cell>
        </table:table-row>
        <table:table-row table:style-name="ro1">
          <table:table-cell office:value-type="string">
            <text:p>Mouton, Jonas</text:p>
          </table:table-cell>
          <table:table-cell office:value-type="string">
            <text:p>LB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Mouton, Ryan</text:p>
          </table:table-cell>
          <table:table-cell office:value-type="string">
            <text:p>DB</text:p>
          </table:table-cell>
          <table:table-cell office:value-type="string">
            <text:p>TEN</text:p>
          </table:table-cell>
        </table:table-row>
        <table:table-row table:style-name="ro1">
          <table:table-cell office:value-type="string">
            <text:p>Mruczkowski, Scott</text:p>
          </table:table-cell>
          <table:table-cell office:value-type="string">
            <text:p>OL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Muckelroy, Roddrick</text:p>
          </table:table-cell>
          <table:table-cell office:value-type="string">
            <text:p>LB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Mulligan, Matthew</text:p>
          </table:table-cell>
          <table:table-cell office:value-type="string">
            <text:p>TE</text:p>
          </table:table-cell>
          <table:table-cell office:value-type="string">
            <text:p>NYJ</text:p>
          </table:table-cell>
        </table:table-row>
        <table:table-row table:style-name="ro1">
          <table:table-cell office:value-type="string">
            <text:p>Mundy, Ryan</text:p>
          </table:table-cell>
          <table:table-cell office:value-type="string">
            <text:p>DB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Murdock, O.J.</text:p>
          </table:table-cell>
          <table:table-cell office:value-type="string">
            <text:p>WR</text:p>
          </table:table-cell>
          <table:table-cell office:value-type="string">
            <text:p>TEN</text:p>
          </table:table-cell>
        </table:table-row>
        <table:table-row table:style-name="ro1">
          <table:table-cell office:value-type="string">
            <text:p>Murphy, Louis</text:p>
          </table:table-cell>
          <table:table-cell office:value-type="string">
            <text:p>WR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Murphy, Matt</text:p>
          </table:table-cell>
          <table:table-cell office:value-type="string">
            <text:p>OL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Murphy, Richard</text:p>
          </table:table-cell>
          <table:table-cell office:value-type="string">
            <text:p>RB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Murphy, Shawn</text:p>
          </table:table-cell>
          <table:table-cell office:value-type="string">
            <text:p>OL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Murray, Rico</text:p>
          </table:table-cell>
          <table:table-cell office:value-type="string">
            <text:p>DB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Murtha, Lydon</text:p>
          </table:table-cell>
          <table:table-cell office:value-type="string">
            <text:p>OL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Myers, Brandon</text:p>
          </table:table-cell>
          <table:table-cell office:value-type="string">
            <text:p>TE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Myers, Chris</text:p>
          </table:table-cell>
          <table:table-cell office:value-type="string">
            <text:p>OL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Nading, Jesse</text:p>
          </table:table-cell>
          <table:table-cell office:value-type="string">
            <text:p>DL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Nakamura, Haruki</text:p>
          </table:table-cell>
          <table:table-cell office:value-type="string">
            <text:p>DB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Nelson, David</text:p>
          </table:table-cell>
          <table:table-cell office:value-type="string">
            <text:p>WR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Nelson, Reggie</text:p>
          </table:table-cell>
          <table:table-cell office:value-type="string">
            <text:p>DB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Nesbitt, Joshua</text:p>
          </table:table-cell>
          <table:table-cell office:value-type="string">
            <text:p>QB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Nevis, Drake</text:p>
          </table:table-cell>
          <table:table-cell office:value-type="string">
            <text:p>DL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Newton, Cecil</text:p>
          </table:table-cell>
          <table:table-cell office:value-type="string">
            <text:p>OL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Newton, Derek</text:p>
          </table:table-cell>
          <table:table-cell office:value-type="string">
            <text:p>OL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Ngata, Haloti</text:p>
          </table:table-cell>
          <table:table-cell office:value-type="string">
            <text:p>DL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Ninkovich, Rob</text:p>
          </table:table-cell>
          <table:table-cell office:value-type="string">
            <text:p>LB</text:p>
          </table:table-cell>
          <table:table-cell office:value-type="string">
            <text:p>NWE</text:p>
          </table:table-cell>
        </table:table-row>
        <table:table-row table:style-name="ro1">
          <table:table-cell office:value-type="string">
            <text:p>Nolan, Troy</text:p>
          </table:table-cell>
          <table:table-cell office:value-type="string">
            <text:p>DB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Norwood, Jordan</text:p>
          </table:table-cell>
          <table:table-cell office:value-type="string">
            <text:p>WR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Novak, Nick</text:p>
          </table:table-cell>
          <table:table-cell office:value-type="string">
            <text:p>K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Nugent, Mike</text:p>
          </table:table-cell>
          <table:table-cell office:value-type="string">
            <text:p>K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Nwaneri, Uche</text:p>
          </table:table-cell>
          <table:table-cell office:value-type="string">
            <text:p>OL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O'Callaghan, Ryan</text:p>
          </table:table-cell>
          <table:table-cell office:value-type="string">
            <text:p>OL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O'Connell, Jake</text:p>
          </table:table-cell>
          <table:table-cell office:value-type="string">
            <text:p>TE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O'Connell, Kevin</text:p>
          </table:table-cell>
          <table:table-cell office:value-type="string">
            <text:p>QB</text:p>
          </table:table-cell>
          <table:table-cell office:value-type="string">
            <text:p>NYJ</text:p>
          </table:table-cell>
        </table:table-row>
        <table:table-row table:style-name="ro1">
          <table:table-cell office:value-type="string">
            <text:p>O'Donnell, Matthew</text:p>
          </table:table-cell>
          <table:table-cell office:value-type="string">
            <text:p>OL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Ochocinco, Chad</text:p>
          </table:table-cell>
          <table:table-cell office:value-type="string">
            <text:p>WR</text:p>
          </table:table-cell>
          <table:table-cell office:value-type="string">
            <text:p>NWE</text:p>
          </table:table-cell>
        </table:table-row>
        <table:table-row table:style-name="ro1">
          <table:table-cell office:value-type="string">
            <text:p>Odrick, Jared</text:p>
          </table:table-cell>
          <table:table-cell office:value-type="string">
            <text:p>DL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Ogbonnaya, Chris</text:p>
          </table:table-cell>
          <table:table-cell office:value-type="string">
            <text:p>RB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Ogbu, Ollie</text:p>
          </table:table-cell>
          <table:table-cell office:value-type="string">
            <text:p>DL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Oher, Michael</text:p>
          </table:table-cell>
          <table:table-cell office:value-type="string">
            <text:p>OL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Ohrnberger, Rich</text:p>
          </table:table-cell>
          <table:table-cell office:value-type="string">
            <text:p>OL</text:p>
          </table:table-cell>
          <table:table-cell office:value-type="string">
            <text:p>NWE</text:p>
          </table:table-cell>
        </table:table-row>
        <table:table-row table:style-name="ro1">
          <table:table-cell office:value-type="string">
            <text:p>Ojinnaka, Quinn</text:p>
          </table:table-cell>
          <table:table-cell office:value-type="string">
            <text:p>OL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Okpokowuruk, Ayanga</text:p>
          </table:table-cell>
          <table:table-cell office:value-type="string">
            <text:p>DL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Oliver, Paul</text:p>
          </table:table-cell>
          <table:table-cell office:value-type="string">
            <text:p>DB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Olsen, Seth</text:p>
          </table:table-cell>
          <table:table-cell office:value-type="string">
            <text:p>OL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Onobun, Fendi</text:p>
          </table:table-cell>
          <table:table-cell office:value-type="string">
            <text:p>TE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Orlovsky, Dan</text:p>
          </table:table-cell>
          <table:table-cell office:value-type="string">
            <text:p>QB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Ortiz, Robert</text:p>
          </table:table-cell>
          <table:table-cell office:value-type="string">
            <text:p>WR</text:p>
          </table:table-cell>
          <table:table-cell office:value-type="string">
            <text:p>NWE</text:p>
          </table:table-cell>
        </table:table-row>
        <table:table-row table:style-name="ro1">
          <table:table-cell office:value-type="string">
            <text:p>Orton, Kyle</text:p>
          </table:table-cell>
          <table:table-cell office:value-type="string">
            <text:p>QB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Osgood, Kassim</text:p>
          </table:table-cell>
          <table:table-cell office:value-type="string">
            <text:p>WR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Otis, Jeff</text:p>
          </table:table-cell>
          <table:table-cell office:value-type="string">
            <text:p>QB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Otto, Michael</text:p>
          </table:table-cell>
          <table:table-cell office:value-type="string">
            <text:p>OL</text:p>
          </table:table-cell>
          <table:table-cell office:value-type="string">
            <text:p>TEN</text:p>
          </table:table-cell>
        </table:table-row>
        <table:table-row table:style-name="ro1">
          <table:table-cell office:value-type="string">
            <text:p>Owens, Montell</text:p>
          </table:table-cell>
          <table:table-cell office:value-type="string">
            <text:p>RB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Owusu-Ansah, Akwasi</text:p>
          </table:table-cell>
          <table:table-cell office:value-type="string">
            <text:p>WR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Pace, Calvin</text:p>
          </table:table-cell>
          <table:table-cell office:value-type="string">
            <text:p>LB</text:p>
          </table:table-cell>
          <table:table-cell office:value-type="string">
            <text:p>NYJ</text:p>
          </table:table-cell>
        </table:table-row>
        <table:table-row table:style-name="ro1">
          <table:table-cell office:value-type="string">
            <text:p>Painter, Curtis</text:p>
          </table:table-cell>
          <table:table-cell office:value-type="string">
            <text:p>QB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Palko, Tyler</text:p>
          </table:table-cell>
          <table:table-cell office:value-type="string">
            <text:p>QB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Palmer, Carson</text:p>
          </table:table-cell>
          <table:table-cell office:value-type="string">
            <text:p>QB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Palmer, Jonathan</text:p>
          </table:table-cell>
          <table:table-cell office:value-type="string">
            <text:p>OL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Parrish, Roscoe</text:p>
          </table:table-cell>
          <table:table-cell office:value-type="string">
            <text:p>WR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Parsons, Alex</text:p>
          </table:table-cell>
          <table:table-cell office:value-type="string">
            <text:p>OL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Pashos, Tony</text:p>
          </table:table-cell>
          <table:table-cell office:value-type="string">
            <text:p>OL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Patterson, Dimitri</text:p>
          </table:table-cell>
          <table:table-cell office:value-type="string">
            <text:p>DB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Patterson, Luke</text:p>
          </table:table-cell>
          <table:table-cell office:value-type="string">
            <text:p>DL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Paxson, Scott</text:p>
          </table:table-cell>
          <table:table-cell office:value-type="string">
            <text:p>DL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Payne, Logan</text:p>
          </table:table-cell>
          <table:table-cell office:value-type="string">
            <text:p>WR</text:p>
          </table:table-cell>
          <table:table-cell office:value-type="string">
            <text:p>NYJ</text:p>
          </table:table-cell>
        </table:table-row>
        <table:table-row table:style-name="ro1">
          <table:table-cell office:value-type="string">
            <text:p>Pears, Erik</text:p>
          </table:table-cell>
          <table:table-cell office:value-type="string">
            <text:p>OL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Peerman, Cedric</text:p>
          </table:table-cell>
          <table:table-cell office:value-type="string">
            <text:p>RB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Peko, Domata</text:p>
          </table:table-cell>
          <table:table-cell office:value-type="string">
            <text:p>DL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Phillips, Shaun</text:p>
          </table:table-cell>
          <table:table-cell office:value-type="string">
            <text:p>LB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Pinkston, Jason</text:p>
          </table:table-cell>
          <table:table-cell office:value-type="string">
            <text:p>OL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Piscitelli, Sabby</text:p>
          </table:table-cell>
          <table:table-cell office:value-type="string">
            <text:p>DB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Pitoitua, Ropati</text:p>
          </table:table-cell>
          <table:table-cell office:value-type="string">
            <text:p>DL</text:p>
          </table:table-cell>
          <table:table-cell office:value-type="string">
            <text:p>NYJ</text:p>
          </table:table-cell>
        </table:table-row>
        <table:table-row table:style-name="ro1">
          <table:table-cell office:value-type="string">
            <text:p>Pitta, Dennis</text:p>
          </table:table-cell>
          <table:table-cell office:value-type="string">
            <text:p>TE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Polamalu, Troy</text:p>
          </table:table-cell>
          <table:table-cell office:value-type="string">
            <text:p>DB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Polite, Lousaka</text:p>
          </table:table-cell>
          <table:table-cell office:value-type="string">
            <text:p>RB</text:p>
          </table:table-cell>
          <table:table-cell office:value-type="string">
            <text:p>NWE</text:p>
          </table:table-cell>
        </table:table-row>
        <table:table-row table:style-name="ro1">
          <table:table-cell office:value-type="string">
            <text:p>Polk, Nick</text:p>
          </table:table-cell>
          <table:table-cell office:value-type="string">
            <text:p>DB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Pollak, Mike</text:p>
          </table:table-cell>
          <table:table-cell office:value-type="string">
            <text:p>OL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Pollak, Mike</text:p>
          </table:table-cell>
          <table:table-cell office:value-type="string">
            <text:p>OL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Pollard, Bernard</text:p>
          </table:table-cell>
          <table:table-cell office:value-type="string">
            <text:p>DB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Pool, Brodney</text:p>
          </table:table-cell>
          <table:table-cell office:value-type="string">
            <text:p>DB</text:p>
          </table:table-cell>
          <table:table-cell office:value-type="string">
            <text:p>NYJ</text:p>
          </table:table-cell>
        </table:table-row>
        <table:table-row table:style-name="ro1">
          <table:table-cell office:value-type="string">
            <text:p>Pope, Leonard</text:p>
          </table:table-cell>
          <table:table-cell office:value-type="string">
            <text:p>TE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Posey, Julian</text:p>
          </table:table-cell>
          <table:table-cell office:value-type="string">
            <text:p>DB</text:p>
          </table:table-cell>
          <table:table-cell office:value-type="string">
            <text:p>NYJ</text:p>
          </table:table-cell>
        </table:table-row>
        <table:table-row table:style-name="ro1">
          <table:table-cell office:value-type="string">
            <text:p>Posluszny, Paul</text:p>
          </table:table-cell>
          <table:table-cell office:value-type="string">
            <text:p>LB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Potter, Zach</text:p>
          </table:table-cell>
          <table:table-cell office:value-type="string">
            <text:p>TE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Pouha, Sione</text:p>
          </table:table-cell>
          <table:table-cell office:value-type="string">
            <text:p>DL</text:p>
          </table:table-cell>
          <table:table-cell office:value-type="string">
            <text:p>NYJ</text:p>
          </table:table-cell>
        </table:table-row>
        <table:table-row table:style-name="ro1">
          <table:table-cell office:value-type="string">
            <text:p>Pouncey, Maurkice</text:p>
          </table:table-cell>
          <table:table-cell office:value-type="string">
            <text:p>OL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Pouncey, Mike</text:p>
          </table:table-cell>
          <table:table-cell office:value-type="string">
            <text:p>OL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Powe, Jerrell</text:p>
          </table:table-cell>
          <table:table-cell office:value-type="string">
            <text:p>DL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Powell, Bilal</text:p>
          </table:table-cell>
          <table:table-cell office:value-type="string">
            <text:p>RB</text:p>
          </table:table-cell>
          <table:table-cell office:value-type="string">
            <text:p>NYJ</text:p>
          </table:table-cell>
        </table:table-row>
        <table:table-row table:style-name="ro1">
          <table:table-cell office:value-type="string">
            <text:p>Powers, Jerraud</text:p>
          </table:table-cell>
          <table:table-cell office:value-type="string">
            <text:p>DB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Prater, Matt</text:p>
          </table:table-cell>
          <table:table-cell office:value-type="string">
            <text:p>K</text:p>
          </table:table-cell>
          <table:table-cell office:value-type="string">
            <text:p>DEN</text:p>
          </table:table-cell>
        </table:table-row>
        <table:table-row table:style-name="ro1">
          <table:table-cell office:value-type="string">
            <text:p>Pressley, Chris</text:p>
          </table:table-cell>
          <table:table-cell office:value-type="string">
            <text:p>RB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Preston, Michael</text:p>
          </table:table-cell>
          <table:table-cell office:value-type="string">
            <text:p>WR</text:p>
          </table:table-cell>
          <table:table-cell office:value-type="string">
            <text:p>TEN</text:p>
          </table:table-cell>
        </table:table-row>
        <table:table-row table:style-name="ro1">
          <table:table-cell office:value-type="string">
            <text:p>Price, Taylor</text:p>
          </table:table-cell>
          <table:table-cell office:value-type="string">
            <text:p>WR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Prosinski, Chris</text:p>
          </table:table-cell>
          <table:table-cell office:value-type="string">
            <text:p>DB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Pruitt, Julius</text:p>
          </table:table-cell>
          <table:table-cell office:value-type="string">
            <text:p>WR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Pryor, Myron</text:p>
          </table:table-cell>
          <table:table-cell office:value-type="string">
            <text:p>DL</text:p>
          </table:table-cell>
          <table:table-cell office:value-type="string">
            <text:p>NWE</text:p>
          </table:table-cell>
        </table:table-row>
        <table:table-row table:style-name="ro1">
          <table:table-cell office:value-type="string">
            <text:p>Pryor, Terrelle</text:p>
          </table:table-cell>
          <table:table-cell office:value-type="string">
            <text:p>QB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Quin, Glover</text:p>
          </table:table-cell>
          <table:table-cell office:value-type="string">
            <text:p>DB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Quinn, Brady</text:p>
          </table:table-cell>
          <table:table-cell office:value-type="string">
            <text:p>QB</text:p>
          </table:table-cell>
          <table:table-cell office:value-type="string">
            <text:p>DEN</text:p>
          </table:table-cell>
        </table:table-row>
        <table:table-row table:style-name="ro1">
          <table:table-cell office:value-type="string">
            <text:p>Rackers, Neil</text:p>
          </table:table-cell>
          <table:table-cell office:value-type="string">
            <text:p>K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Rackley, Will</text:p>
          </table:table-cell>
          <table:table-cell office:value-type="string">
            <text:p>OL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Rackley, Will</text:p>
          </table:table-cell>
          <table:table-cell office:value-type="string">
            <text:p>OL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Ramirez, Manny</text:p>
          </table:table-cell>
          <table:table-cell office:value-type="string">
            <text:p>OL</text:p>
          </table:table-cell>
          <table:table-cell office:value-type="string">
            <text:p>DEN</text:p>
          </table:table-cell>
        </table:table-row>
        <table:table-row table:style-name="ro1">
          <table:table-cell office:value-type="string">
            <text:p>Rayner, Dave</text:p>
          </table:table-cell>
          <table:table-cell office:value-type="string">
            <text:p>K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Redding, Cory</text:p>
          </table:table-cell>
          <table:table-cell office:value-type="string">
            <text:p>DL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Redman, Isaac</text:p>
          </table:table-cell>
          <table:table-cell office:value-type="string">
            <text:p>RB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Reece, Marcel</text:p>
          </table:table-cell>
          <table:table-cell office:value-type="string">
            <text:p>RB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Reed, Brooks</text:p>
          </table:table-cell>
          <table:table-cell office:value-type="string">
            <text:p>LB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Reed, David</text:p>
          </table:table-cell>
          <table:table-cell office:value-type="string">
            <text:p>WR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Reed, Ed</text:p>
          </table:table-cell>
          <table:table-cell office:value-type="string">
            <text:p>DB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Reid, Jah</text:p>
          </table:table-cell>
          <table:table-cell office:value-type="string">
            <text:p>OL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Reitz, Joe</text:p>
          </table:table-cell>
          <table:table-cell office:value-type="string">
            <text:p>OL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Revis, Darrelle</text:p>
          </table:table-cell>
          <table:table-cell office:value-type="string">
            <text:p>DB</text:p>
          </table:table-cell>
          <table:table-cell office:value-type="string">
            <text:p>NYJ</text:p>
          </table:table-cell>
        </table:table-row>
        <table:table-row table:style-name="ro1">
          <table:table-cell office:value-type="string">
            <text:p>Rey, Vincent</text:p>
          </table:table-cell>
          <table:table-cell office:value-type="string">
            <text:p>LB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Rice, Ray</text:p>
          </table:table-cell>
          <table:table-cell office:value-type="string">
            <text:p>RB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Richard, Jamey</text:p>
          </table:table-cell>
          <table:table-cell office:value-type="string">
            <text:p>OL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Richard, Jamey</text:p>
          </table:table-cell>
          <table:table-cell office:value-type="string">
            <text:p>OL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Richardson, Barry</text:p>
          </table:table-cell>
          <table:table-cell office:value-type="string">
            <text:p>OL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Ridley, Stevan</text:p>
          </table:table-cell>
          <table:table-cell office:value-type="string">
            <text:p>RB</text:p>
          </table:table-cell>
          <table:table-cell office:value-type="string">
            <text:p>NWE</text:p>
          </table:table-cell>
        </table:table-row>
        <table:table-row table:style-name="ro1">
          <table:table-cell office:value-type="string">
            <text:p>Riley, Eron</text:p>
          </table:table-cell>
          <table:table-cell office:value-type="string">
            <text:p>WR</text:p>
          </table:table-cell>
          <table:table-cell office:value-type="string">
            <text:p>NYJ</text:p>
          </table:table-cell>
        </table:table-row>
        <table:table-row table:style-name="ro1">
          <table:table-cell office:value-type="string">
            <text:p>Rinehart, Chad</text:p>
          </table:table-cell>
          <table:table-cell office:value-type="string">
            <text:p>OL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Ringer, Javon</text:p>
          </table:table-cell>
          <table:table-cell office:value-type="string">
            <text:p>RB</text:p>
          </table:table-cell>
          <table:table-cell office:value-type="string">
            <text:p>TEN</text:p>
          </table:table-cell>
        </table:table-row>
        <table:table-row table:style-name="ro1">
          <table:table-cell office:value-type="string">
            <text:p>Rivera, Mike</text:p>
          </table:table-cell>
          <table:table-cell office:value-type="string">
            <text:p>LB</text:p>
          </table:table-cell>
          <table:table-cell office:value-type="string">
            <text:p>NWE</text:p>
          </table:table-cell>
        </table:table-row>
        <table:table-row table:style-name="ro1">
          <table:table-cell office:value-type="string">
            <text:p>Rivers, Keith</text:p>
          </table:table-cell>
          <table:table-cell office:value-type="string">
            <text:p>LB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Rivers, Philip</text:p>
          </table:table-cell>
          <table:table-cell office:value-type="string">
            <text:p>QB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Robertson, Craig</text:p>
          </table:table-cell>
          <table:table-cell office:value-type="string">
            <text:p>LB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Robinson, Boo</text:p>
          </table:table-cell>
          <table:table-cell office:value-type="string">
            <text:p>DL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Robinson, Will</text:p>
          </table:table-cell>
          <table:table-cell office:value-type="string">
            <text:p>OL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Robinson, Zac</text:p>
          </table:table-cell>
          <table:table-cell office:value-type="string">
            <text:p>QB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Robiskie, Brian</text:p>
          </table:table-cell>
          <table:table-cell office:value-type="string">
            <text:p>WR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Roethlisberger, Ben</text:p>
          </table:table-cell>
          <table:table-cell office:value-type="string">
            <text:p>QB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Rogers, Justin</text:p>
          </table:table-cell>
          <table:table-cell office:value-type="string">
            <text:p>DB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Roland, Dennis</text:p>
          </table:table-cell>
          <table:table-cell office:value-type="string">
            <text:p>OL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Roos, Michael</text:p>
          </table:table-cell>
          <table:table-cell office:value-type="string">
            <text:p>OL</text:p>
          </table:table-cell>
          <table:table-cell office:value-type="string">
            <text:p>TEN</text:p>
          </table:table-cell>
        </table:table-row>
        <table:table-row table:style-name="ro1">
          <table:table-cell office:value-type="string">
            <text:p>Roosevelt, Naaman</text:p>
          </table:table-cell>
          <table:table-cell office:value-type="string">
            <text:p>WR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Rosario, Dante</text:p>
          </table:table-cell>
          <table:table-cell office:value-type="string">
            <text:p>TE</text:p>
          </table:table-cell>
          <table:table-cell office:value-type="string">
            <text:p>DEN</text:p>
          </table:table-cell>
        </table:table-row>
        <table:table-row table:style-name="ro1">
          <table:table-cell office:value-type="string">
            <text:p>Ross, Jay</text:p>
          </table:table-cell>
          <table:table-cell office:value-type="string">
            <text:p>DL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Ross, Jeremy</text:p>
          </table:table-cell>
          <table:table-cell office:value-type="string">
            <text:p>WR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Roth, Matt</text:p>
          </table:table-cell>
          <table:table-cell office:value-type="string">
            <text:p>DL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Routt, Stanford</text:p>
          </table:table-cell>
          <table:table-cell office:value-type="string">
            <text:p>DB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Royal, Eddie</text:p>
          </table:table-cell>
          <table:table-cell office:value-type="string">
            <text:p>WR</text:p>
          </table:table-cell>
          <table:table-cell office:value-type="string">
            <text:p>DEN</text:p>
          </table:table-cell>
        </table:table-row>
        <table:table-row table:style-name="ro1">
          <table:table-cell office:value-type="string">
            <text:p>Rubin, Ahtyba</text:p>
          </table:table-cell>
          <table:table-cell office:value-type="string">
            <text:p>DL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Rucker, Chris</text:p>
          </table:table-cell>
          <table:table-cell office:value-type="string">
            <text:p>DB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Rucker, Frostee</text:p>
          </table:table-cell>
          <table:table-cell office:value-type="string">
            <text:p>DL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Rucker, Martin</text:p>
          </table:table-cell>
          <table:table-cell office:value-type="string">
            <text:p>TE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Russell, Anderson</text:p>
          </table:table-cell>
          <table:table-cell office:value-type="string">
            <text:p>DB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Rutland, Kevin</text:p>
          </table:table-cell>
          <table:table-cell office:value-type="string">
            <text:p>DB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Ruud, Barrett</text:p>
          </table:table-cell>
          <table:table-cell office:value-type="string">
            <text:p>LB</text:p>
          </table:table-cell>
          <table:table-cell office:value-type="string">
            <text:p>TEN</text:p>
          </table:table-cell>
        </table:table-row>
        <table:table-row table:style-name="ro1">
          <table:table-cell office:value-type="string">
            <text:p>Ryans, DeMeco</text:p>
          </table:table-cell>
          <table:table-cell office:value-type="string">
            <text:p>LB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Sanchez, Mark</text:p>
          </table:table-cell>
          <table:table-cell office:value-type="string">
            <text:p>QB</text:p>
          </table:table-cell>
          <table:table-cell office:value-type="string">
            <text:p>NYJ</text:p>
          </table:table-cell>
        </table:table-row>
        <table:table-row table:style-name="ro1">
          <table:table-cell office:value-type="string">
            <text:p>Sanders, Bob</text:p>
          </table:table-cell>
          <table:table-cell office:value-type="string">
            <text:p>DB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Sanders, Emmanuel</text:p>
          </table:table-cell>
          <table:table-cell office:value-type="string">
            <text:p>WR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Sands, Robert</text:p>
          </table:table-cell>
          <table:table-cell office:value-type="string">
            <text:p>DB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Sanford, Brian</text:p>
          </table:table-cell>
          <table:table-cell office:value-type="string">
            <text:p>DL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Sapp, Ricky</text:p>
          </table:table-cell>
          <table:table-cell office:value-type="string">
            <text:p>DL</text:p>
          </table:table-cell>
          <table:table-cell office:value-type="string">
            <text:p>NYJ</text:p>
          </table:table-cell>
        </table:table-row>
        <table:table-row table:style-name="ro1">
          <table:table-cell office:value-type="string">
            <text:p>Satele, Samson</text:p>
          </table:table-cell>
          <table:table-cell office:value-type="string">
            <text:p>OL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Saturday, Jeff</text:p>
          </table:table-cell>
          <table:table-cell office:value-type="string">
            <text:p>OL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Saunders, Weslye</text:p>
          </table:table-cell>
          <table:table-cell office:value-type="string">
            <text:p>TE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Scafe, Damik</text:p>
          </table:table-cell>
          <table:table-cell office:value-type="string">
            <text:p>DL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Scaife, Bo</text:p>
          </table:table-cell>
          <table:table-cell office:value-type="string">
            <text:p>TE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Schaefering, Brian</text:p>
          </table:table-cell>
          <table:table-cell office:value-type="string">
            <text:p>DL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Schaub, Matt</text:p>
          </table:table-cell>
          <table:table-cell office:value-type="string">
            <text:p>QB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Schilens, Chaz</text:p>
          </table:table-cell>
          <table:table-cell office:value-type="string">
            <text:p>WR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Schilling, Stephen</text:p>
          </table:table-cell>
          <table:table-cell office:value-type="string">
            <text:p>OL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Schlauderaff, Caleb</text:p>
          </table:table-cell>
          <table:table-cell office:value-type="string">
            <text:p>OL</text:p>
          </table:table-cell>
          <table:table-cell office:value-type="string">
            <text:p>NYJ</text:p>
          </table:table-cell>
        </table:table-row>
        <table:table-row table:style-name="ro1">
          <table:table-cell office:value-type="string">
            <text:p>Scobee, Josh</text:p>
          </table:table-cell>
          <table:table-cell office:value-type="string">
            <text:p>K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Scott, Bart</text:p>
          </table:table-cell>
          <table:table-cell office:value-type="string">
            <text:p>LB</text:p>
          </table:table-cell>
          <table:table-cell office:value-type="string">
            <text:p>NYJ</text:p>
          </table:table-cell>
        </table:table-row>
        <table:table-row table:style-name="ro1">
          <table:table-cell office:value-type="string">
            <text:p>Scott, Bernard</text:p>
          </table:table-cell>
          <table:table-cell office:value-type="string">
            <text:p>RB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Scott, Bryan</text:p>
          </table:table-cell>
          <table:table-cell office:value-type="string">
            <text:p>DB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Scott, Chris</text:p>
          </table:table-cell>
          <table:table-cell office:value-type="string">
            <text:p>OL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Scott, Jake</text:p>
          </table:table-cell>
          <table:table-cell office:value-type="string">
            <text:p>OL</text:p>
          </table:table-cell>
          <table:table-cell office:value-type="string">
            <text:p>TEN</text:p>
          </table:table-cell>
        </table:table-row>
        <table:table-row table:style-name="ro1">
          <table:table-cell office:value-type="string">
            <text:p>Scott, Jonathan</text:p>
          </table:table-cell>
          <table:table-cell office:value-type="string">
            <text:p>OL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Scott, Trevor</text:p>
          </table:table-cell>
          <table:table-cell office:value-type="string">
            <text:p>DL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Searcy, Da'Norris</text:p>
          </table:table-cell>
          <table:table-cell office:value-type="string">
            <text:p>DB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Selvie, George</text:p>
          </table:table-cell>
          <table:table-cell office:value-type="string">
            <text:p>DL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Session, Clint</text:p>
          </table:table-cell>
          <table:table-cell office:value-type="string">
            <text:p>LB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Seymour, Richard</text:p>
          </table:table-cell>
          <table:table-cell office:value-type="string">
            <text:p>DL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Sharpton, Darryl</text:p>
          </table:table-cell>
          <table:table-cell office:value-type="string">
            <text:p>LB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Shaughnessy, Matt</text:p>
          </table:table-cell>
          <table:table-cell office:value-type="string">
            <text:p>DL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Shaw, Jarrod</text:p>
          </table:table-cell>
          <table:table-cell office:value-type="string">
            <text:p>OL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Shaw, Tim</text:p>
          </table:table-cell>
          <table:table-cell office:value-type="string">
            <text:p>LB</text:p>
          </table:table-cell>
          <table:table-cell office:value-type="string">
            <text:p>TEN</text:p>
          </table:table-cell>
        </table:table-row>
        <table:table-row table:style-name="ro1">
          <table:table-cell office:value-type="string">
            <text:p>Sheard, Jabaal</text:p>
          </table:table-cell>
          <table:table-cell office:value-type="string">
            <text:p>DL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Sheffield, Cameron</text:p>
          </table:table-cell>
          <table:table-cell office:value-type="string">
            <text:p>LB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Sheppard, Kelvin</text:p>
          </table:table-cell>
          <table:table-cell office:value-type="string">
            <text:p>LB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Sheppard, Lito</text:p>
          </table:table-cell>
          <table:table-cell office:value-type="string">
            <text:p>DB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Sheppard, Malcolm</text:p>
          </table:table-cell>
          <table:table-cell office:value-type="string">
            <text:p>DL</text:p>
          </table:table-cell>
          <table:table-cell office:value-type="string">
            <text:p>TEN</text:p>
          </table:table-cell>
        </table:table-row>
        <table:table-row table:style-name="ro1">
          <table:table-cell office:value-type="string">
            <text:p>Sherrod, Dezmond</text:p>
          </table:table-cell>
          <table:table-cell office:value-type="string">
            <text:p>TE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Shipley, Jordan</text:p>
          </table:table-cell>
          <table:table-cell office:value-type="string">
            <text:p>WR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Shorts, Cecil</text:p>
          </table:table-cell>
          <table:table-cell office:value-type="string">
            <text:p>WR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Siler, Brandon</text:p>
          </table:table-cell>
          <table:table-cell office:value-type="string">
            <text:p>LB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Siliga, Sealver</text:p>
          </table:table-cell>
          <table:table-cell office:value-type="string">
            <text:p>DL</text:p>
          </table:table-cell>
          <table:table-cell office:value-type="string">
            <text:p>DEN</text:p>
          </table:table-cell>
        </table:table-row>
        <table:table-row table:style-name="ro1">
          <table:table-cell office:value-type="string">
            <text:p>Silvestro, Alex</text:p>
          </table:table-cell>
          <table:table-cell office:value-type="string">
            <text:p>DL</text:p>
          </table:table-cell>
          <table:table-cell office:value-type="string">
            <text:p>NWE</text:p>
          </table:table-cell>
        </table:table-row>
        <table:table-row table:style-name="ro1">
          <table:table-cell office:value-type="string">
            <text:p>Simmons, Traye</text:p>
          </table:table-cell>
          <table:table-cell office:value-type="string">
            <text:p>DB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Simpson, Jerome</text:p>
          </table:table-cell>
          <table:table-cell office:value-type="string">
            <text:p>WR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Sims, David</text:p>
          </table:table-cell>
          <table:table-cell office:value-type="string">
            <text:p>DB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Sims, Ernie</text:p>
          </table:table-cell>
          <table:table-cell office:value-type="string">
            <text:p>LB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Sims, Pat</text:p>
          </table:table-cell>
          <table:table-cell office:value-type="string">
            <text:p>DL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Skrine, Buster</text:p>
          </table:table-cell>
          <table:table-cell office:value-type="string">
            <text:p>DB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Skuta, Dan</text:p>
          </table:table-cell>
          <table:table-cell office:value-type="string">
            <text:p>LB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Slater, Matthew</text:p>
          </table:table-cell>
          <table:table-cell office:value-type="string">
            <text:p>DB</text:p>
          </table:table-cell>
          <table:table-cell office:value-type="string">
            <text:p>NWE</text:p>
          </table:table-cell>
        </table:table-row>
        <table:table-row table:style-name="ro1">
          <table:table-cell office:value-type="string">
            <text:p>Slaton, Steve</text:p>
          </table:table-cell>
          <table:table-cell office:value-type="string">
            <text:p>RB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Slauson, Matt</text:p>
          </table:table-cell>
          <table:table-cell office:value-type="string">
            <text:p>OL</text:p>
          </table:table-cell>
          <table:table-cell office:value-type="string">
            <text:p>NYJ</text:p>
          </table:table-cell>
        </table:table-row>
        <table:table-row table:style-name="ro1">
          <table:table-cell office:value-type="string">
            <text:p>Smith, Aaron</text:p>
          </table:table-cell>
          <table:table-cell office:value-type="string">
            <text:p>DL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Smith, Alex</text:p>
          </table:table-cell>
          <table:table-cell office:value-type="string">
            <text:p>TE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Smith, Andre</text:p>
          </table:table-cell>
          <table:table-cell office:value-type="string">
            <text:p>OL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Smith, Anthony</text:p>
          </table:table-cell>
          <table:table-cell office:value-type="string">
            <text:p>DB</text:p>
          </table:table-cell>
          <table:table-cell office:value-type="string">
            <text:p>TEN</text:p>
          </table:table-cell>
        </table:table-row>
        <table:table-row table:style-name="ro1">
          <table:table-cell office:value-type="string">
            <text:p>Smith, Antonio</text:p>
          </table:table-cell>
          <table:table-cell office:value-type="string">
            <text:p>DL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Smith, Armond</text:p>
          </table:table-cell>
          <table:table-cell office:value-type="string">
            <text:p>RB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Smith, Brad</text:p>
          </table:table-cell>
          <table:table-cell office:value-type="string">
            <text:p>WR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Smith, Brian</text:p>
          </table:table-cell>
          <table:table-cell office:value-type="string">
            <text:p>LB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Smith, Clifton</text:p>
          </table:table-cell>
          <table:table-cell office:value-type="string">
            <text:p>RB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Smith, D'Anthony</text:p>
          </table:table-cell>
          <table:table-cell office:value-type="string">
            <text:p>DL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Smith, Daryl</text:p>
          </table:table-cell>
          <table:table-cell office:value-type="string">
            <text:p>LB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Smith, Derrell</text:p>
          </table:table-cell>
          <table:table-cell office:value-type="string">
            <text:p>LB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Smith, Eric</text:p>
          </table:table-cell>
          <table:table-cell office:value-type="string">
            <text:p>DB</text:p>
          </table:table-cell>
          <table:table-cell office:value-type="string">
            <text:p>NYJ</text:p>
          </table:table-cell>
        </table:table-row>
        <table:table-row table:style-name="ro1">
          <table:table-cell office:value-type="string">
            <text:p>Smith, Henry</text:p>
          </table:table-cell>
          <table:table-cell office:value-type="string">
            <text:p>DL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Smith, Jimmy</text:p>
          </table:table-cell>
          <table:table-cell office:value-type="string">
            <text:p>DB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Smith, Lee</text:p>
          </table:table-cell>
          <table:table-cell office:value-type="string">
            <text:p>TE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Smith, Rusty</text:p>
          </table:table-cell>
          <table:table-cell office:value-type="string">
            <text:p>QB</text:p>
          </table:table-cell>
          <table:table-cell office:value-type="string">
            <text:p>TEN</text:p>
          </table:table-cell>
        </table:table-row>
        <table:table-row table:style-name="ro1">
          <table:table-cell office:value-type="string">
            <text:p>Smith, Sean</text:p>
          </table:table-cell>
          <table:table-cell office:value-type="string">
            <text:p>DB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Smith, Shaun</text:p>
          </table:table-cell>
          <table:table-cell office:value-type="string">
            <text:p>DL</text:p>
          </table:table-cell>
          <table:table-cell office:value-type="string">
            <text:p>TEN</text:p>
          </table:table-cell>
        </table:table-row>
        <table:table-row table:style-name="ro1">
          <table:table-cell office:value-type="string">
            <text:p>Smith, Shelley</text:p>
          </table:table-cell>
          <table:table-cell office:value-type="string">
            <text:p>OL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Smith, Torrey</text:p>
          </table:table-cell>
          <table:table-cell office:value-type="string">
            <text:p>WR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Smith, Wade</text:p>
          </table:table-cell>
          <table:table-cell office:value-type="string">
            <text:p>OL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Solder, Nate</text:p>
          </table:table-cell>
          <table:table-cell office:value-type="string">
            <text:p>OL</text:p>
          </table:table-cell>
          <table:table-cell office:value-type="string">
            <text:p>NWE</text:p>
          </table:table-cell>
        </table:table-row>
        <table:table-row table:style-name="ro1">
          <table:table-cell office:value-type="string">
            <text:p>Soliai, Paul</text:p>
          </table:table-cell>
          <table:table-cell office:value-type="string">
            <text:p>DL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Spann, Chad</text:p>
          </table:table-cell>
          <table:table-cell office:value-type="string">
            <text:p>RB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Spears, Quinton</text:p>
          </table:table-cell>
          <table:table-cell office:value-type="string">
            <text:p>LB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Spencer, Owen</text:p>
          </table:table-cell>
          <table:table-cell office:value-type="string">
            <text:p>WR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Sperry, Kory</text:p>
          </table:table-cell>
          <table:table-cell office:value-type="string">
            <text:p>TE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Spikes, Brandon</text:p>
          </table:table-cell>
          <table:table-cell office:value-type="string">
            <text:p>LB</text:p>
          </table:table-cell>
          <table:table-cell office:value-type="string">
            <text:p>NWE</text:p>
          </table:table-cell>
        </table:table-row>
        <table:table-row table:style-name="ro1">
          <table:table-cell office:value-type="string">
            <text:p>Spikes, Takeo</text:p>
          </table:table-cell>
          <table:table-cell office:value-type="string">
            <text:p>LB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Spiller, C.J.</text:p>
          </table:table-cell>
          <table:table-cell office:value-type="string">
            <text:p>RB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Spitler, Austin</text:p>
          </table:table-cell>
          <table:table-cell office:value-type="string">
            <text:p>LB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Spitz, Jason</text:p>
          </table:table-cell>
          <table:table-cell office:value-type="string">
            <text:p>OL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Stanzi, Ricky</text:p>
          </table:table-cell>
          <table:table-cell office:value-type="string">
            <text:p>QB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Starks, Max</text:p>
          </table:table-cell>
          <table:table-cell office:value-type="string">
            <text:p>OL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Starks, Randy</text:p>
          </table:table-cell>
          <table:table-cell office:value-type="string">
            <text:p>DL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Steinbach, Eric</text:p>
          </table:table-cell>
          <table:table-cell office:value-type="string">
            <text:p>OL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Stephens, Emmanuel</text:p>
          </table:table-cell>
          <table:table-cell office:value-type="string">
            <text:p>DL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Stevens, Craig</text:p>
          </table:table-cell>
          <table:table-cell office:value-type="string">
            <text:p>TE</text:p>
          </table:table-cell>
          <table:table-cell office:value-type="string">
            <text:p>TEN</text:p>
          </table:table-cell>
        </table:table-row>
        <table:table-row table:style-name="ro1">
          <table:table-cell office:value-type="string">
            <text:p>Stewart, David</text:p>
          </table:table-cell>
          <table:table-cell office:value-type="string">
            <text:p>OL</text:p>
          </table:table-cell>
          <table:table-cell office:value-type="string">
            <text:p>TEN</text:p>
          </table:table-cell>
        </table:table-row>
        <table:table-row table:style-name="ro1">
          <table:table-cell office:value-type="string">
            <text:p>Stingily, Byron</text:p>
          </table:table-cell>
          <table:table-cell office:value-type="string">
            <text:p>OL</text:p>
          </table:table-cell>
          <table:table-cell office:value-type="string">
            <text:p>TEN</text:p>
          </table:table-cell>
        </table:table-row>
        <table:table-row table:style-name="ro1">
          <table:table-cell office:value-type="string">
            <text:p>Strickland, Donald</text:p>
          </table:table-cell>
          <table:table-cell office:value-type="string">
            <text:p>DB</text:p>
          </table:table-cell>
          <table:table-cell office:value-type="string">
            <text:p>NYJ</text:p>
          </table:table-cell>
        </table:table-row>
        <table:table-row table:style-name="ro1">
          <table:table-cell office:value-type="string">
            <text:p>Stuckey, Darrell</text:p>
          </table:table-cell>
          <table:table-cell office:value-type="string">
            <text:p>DB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Studdard, Kasey</text:p>
          </table:table-cell>
          <table:table-cell office:value-type="string">
            <text:p>OL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Studebaker, Andy</text:p>
          </table:table-cell>
          <table:table-cell office:value-type="string">
            <text:p>LB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Succop, Ryan</text:p>
          </table:table-cell>
          <table:table-cell office:value-type="string">
            <text:p>K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Suggs, Terrell</text:p>
          </table:table-cell>
          <table:table-cell office:value-type="string">
            <text:p>LB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Suisham, Shaun</text:p>
          </table:table-cell>
          <table:table-cell office:value-type="string">
            <text:p>K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Summers, Frank</text:p>
          </table:table-cell>
          <table:table-cell office:value-type="string">
            <text:p>RB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Swift, Nate</text:p>
          </table:table-cell>
          <table:table-cell office:value-type="string">
            <text:p>WR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Switzer, Michael</text:p>
          </table:table-cell>
          <table:table-cell office:value-type="string">
            <text:p>OL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Sylvester, Stevenson</text:p>
          </table:table-cell>
          <table:table-cell office:value-type="string">
            <text:p>LB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Tamme, Jacob</text:p>
          </table:table-cell>
          <table:table-cell office:value-type="string">
            <text:p>TE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Tarpinian, Jeff</text:p>
          </table:table-cell>
          <table:table-cell office:value-type="string">
            <text:p>LB</text:p>
          </table:table-cell>
          <table:table-cell office:value-type="string">
            <text:p>NWE</text:p>
          </table:table-cell>
        </table:table-row>
        <table:table-row table:style-name="ro1">
          <table:table-cell office:value-type="string">
            <text:p>Tate, Ben</text:p>
          </table:table-cell>
          <table:table-cell office:value-type="string">
            <text:p>RB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Tate, Brandon</text:p>
          </table:table-cell>
          <table:table-cell office:value-type="string">
            <text:p>WR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Taylor, Brad</text:p>
          </table:table-cell>
          <table:table-cell office:value-type="string">
            <text:p>TE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Taylor, Fred</text:p>
          </table:table-cell>
          <table:table-cell office:value-type="string">
            <text:p>RB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Taylor, Ike</text:p>
          </table:table-cell>
          <table:table-cell office:value-type="string">
            <text:p>DB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Taylor, Jason</text:p>
          </table:table-cell>
          <table:table-cell office:value-type="string">
            <text:p>LB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Taylor, Phillip</text:p>
          </table:table-cell>
          <table:table-cell office:value-type="string">
            <text:p>DL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Taylor, Phillip</text:p>
          </table:table-cell>
          <table:table-cell office:value-type="string">
            <text:p>DL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Taylor, Tyrod</text:p>
          </table:table-cell>
          <table:table-cell office:value-type="string">
            <text:p>QB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Tebow, Tim</text:p>
          </table:table-cell>
          <table:table-cell office:value-type="string">
            <text:p>QB</text:p>
          </table:table-cell>
          <table:table-cell office:value-type="string">
            <text:p>DEN</text:p>
          </table:table-cell>
        </table:table-row>
        <table:table-row table:style-name="ro1">
          <table:table-cell office:value-type="string">
            <text:p>Tepper, Mike</text:p>
          </table:table-cell>
          <table:table-cell office:value-type="string">
            <text:p>OL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Tevaseu, Martin</text:p>
          </table:table-cell>
          <table:table-cell office:value-type="string">
            <text:p>DL</text:p>
          </table:table-cell>
          <table:table-cell office:value-type="string">
            <text:p>NYJ</text:p>
          </table:table-cell>
        </table:table-row>
        <table:table-row table:style-name="ro1">
          <table:table-cell office:value-type="string">
            <text:p>Thigpen, Tyler</text:p>
          </table:table-cell>
          <table:table-cell office:value-type="string">
            <text:p>QB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Thomas, Bryan</text:p>
          </table:table-cell>
          <table:table-cell office:value-type="string">
            <text:p>LB</text:p>
          </table:table-cell>
          <table:table-cell office:value-type="string">
            <text:p>NYJ</text:p>
          </table:table-cell>
        </table:table-row>
        <table:table-row table:style-name="ro1">
          <table:table-cell office:value-type="string">
            <text:p>Thomas, Cam</text:p>
          </table:table-cell>
          <table:table-cell office:value-type="string">
            <text:p>DL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Thomas, Daniel</text:p>
          </table:table-cell>
          <table:table-cell office:value-type="string">
            <text:p>RB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Thomas, Demaryius</text:p>
          </table:table-cell>
          <table:table-cell office:value-type="string">
            <text:p>WR</text:p>
          </table:table-cell>
          <table:table-cell office:value-type="string">
            <text:p>DEN</text:p>
          </table:table-cell>
        </table:table-row>
        <table:table-row table:style-name="ro1">
          <table:table-cell office:value-type="string">
            <text:p>Thomas, Donald</text:p>
          </table:table-cell>
          <table:table-cell office:value-type="string">
            <text:p>OL</text:p>
          </table:table-cell>
          <table:table-cell office:value-type="string">
            <text:p>NWE</text:p>
          </table:table-cell>
        </table:table-row>
        <table:table-row table:style-name="ro1">
          <table:table-cell office:value-type="string">
            <text:p>Thomas, Jaimie</text:p>
          </table:table-cell>
          <table:table-cell office:value-type="string">
            <text:p>OL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Thomas, Joe</text:p>
          </table:table-cell>
          <table:table-cell office:value-type="string">
            <text:p>OL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Thomas, Julius</text:p>
          </table:table-cell>
          <table:table-cell office:value-type="string">
            <text:p>TE</text:p>
          </table:table-cell>
          <table:table-cell office:value-type="string">
            <text:p>DEN</text:p>
          </table:table-cell>
        </table:table-row>
        <table:table-row table:style-name="ro1">
          <table:table-cell office:value-type="string">
            <text:p>Thomas, Kevin</text:p>
          </table:table-cell>
          <table:table-cell office:value-type="string">
            <text:p>DB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Thomas, Marcus</text:p>
          </table:table-cell>
          <table:table-cell office:value-type="string">
            <text:p>DL</text:p>
          </table:table-cell>
          <table:table-cell office:value-type="string">
            <text:p>DEN</text:p>
          </table:table-cell>
        </table:table-row>
        <table:table-row table:style-name="ro1">
          <table:table-cell office:value-type="string">
            <text:p>Thomas, Mike</text:p>
          </table:table-cell>
          <table:table-cell office:value-type="string">
            <text:p>WR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Thompson, Syd'Quan</text:p>
          </table:table-cell>
          <table:table-cell office:value-type="string">
            <text:p>DB</text:p>
          </table:table-cell>
          <table:table-cell office:value-type="string">
            <text:p>DEN</text:p>
          </table:table-cell>
        </table:table-row>
        <table:table-row table:style-name="ro1">
          <table:table-cell office:value-type="string">
            <text:p>Timmons, Lawrence</text:p>
          </table:table-cell>
          <table:table-cell office:value-type="string">
            <text:p>LB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Tolbert, Mike</text:p>
          </table:table-cell>
          <table:table-cell office:value-type="string">
            <text:p>RB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Tomlinson, LaDainian</text:p>
          </table:table-cell>
          <table:table-cell office:value-type="string">
            <text:p>RB</text:p>
          </table:table-cell>
          <table:table-cell office:value-type="string">
            <text:p>NYJ</text:p>
          </table:table-cell>
        </table:table-row>
        <table:table-row table:style-name="ro1">
          <table:table-cell office:value-type="string">
            <text:p>Tonga, Manase</text:p>
          </table:table-cell>
          <table:table-cell office:value-type="string">
            <text:p>RB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Toone, Tim</text:p>
          </table:table-cell>
          <table:table-cell office:value-type="string">
            <text:p>WR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Torbor, Reggie</text:p>
          </table:table-cell>
          <table:table-cell office:value-type="string">
            <text:p>DL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Toribio, Anthony</text:p>
          </table:table-cell>
          <table:table-cell office:value-type="string">
            <text:p>DL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Trent, Morgan</text:p>
          </table:table-cell>
          <table:table-cell office:value-type="string">
            <text:p>DB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Triplett, Nate</text:p>
          </table:table-cell>
          <table:table-cell office:value-type="string">
            <text:p>LB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Tripp, Kiante</text:p>
          </table:table-cell>
          <table:table-cell office:value-type="string">
            <text:p>DL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Troup, Torell</text:p>
          </table:table-cell>
          <table:table-cell office:value-type="string">
            <text:p>DL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Trufant, Isaiah</text:p>
          </table:table-cell>
          <table:table-cell office:value-type="string">
            <text:p>DB</text:p>
          </table:table-cell>
          <table:table-cell office:value-type="string">
            <text:p>NYJ</text:p>
          </table:table-cell>
        </table:table-row>
        <table:table-row table:style-name="ro1">
          <table:table-cell office:value-type="string">
            <text:p>Trusnik, Jason</text:p>
          </table:table-cell>
          <table:table-cell office:value-type="string">
            <text:p>LB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Turner, Patrick</text:p>
          </table:table-cell>
          <table:table-cell office:value-type="string">
            <text:p>WR</text:p>
          </table:table-cell>
          <table:table-cell office:value-type="string">
            <text:p>NYJ</text:p>
          </table:table-cell>
        </table:table-row>
        <table:table-row table:style-name="ro1">
          <table:table-cell office:value-type="string">
            <text:p>Turner, Robert</text:p>
          </table:table-cell>
          <table:table-cell office:value-type="string">
            <text:p>OL</text:p>
          </table:table-cell>
          <table:table-cell office:value-type="string">
            <text:p>NYJ</text:p>
          </table:table-cell>
        </table:table-row>
        <table:table-row table:style-name="ro1">
          <table:table-cell office:value-type="string">
            <text:p>Turner, Trevis</text:p>
          </table:table-cell>
          <table:table-cell office:value-type="string">
            <text:p>OL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Underwood, Tiquan</text:p>
          </table:table-cell>
          <table:table-cell office:value-type="string">
            <text:p>WR</text:p>
          </table:table-cell>
          <table:table-cell office:value-type="string">
            <text:p>NWE</text:p>
          </table:table-cell>
        </table:table-row>
        <table:table-row table:style-name="ro1">
          <table:table-cell office:value-type="string">
            <text:p>Unrein, Mitch</text:p>
          </table:table-cell>
          <table:table-cell office:value-type="string">
            <text:p>DL</text:p>
          </table:table-cell>
          <table:table-cell office:value-type="string">
            <text:p>DEN</text:p>
          </table:table-cell>
        </table:table-row>
        <table:table-row table:style-name="ro1">
          <table:table-cell office:value-type="string">
            <text:p>Urban, Jerheme</text:p>
          </table:table-cell>
          <table:table-cell office:value-type="string">
            <text:p>WR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Urbik, Kraig</text:p>
          </table:table-cell>
          <table:table-cell office:value-type="string">
            <text:p>OL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Vallos, Steve</text:p>
          </table:table-cell>
          <table:table-cell office:value-type="string">
            <text:p>OL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Van Dyke, DeMarcus</text:p>
          </table:table-cell>
          <table:table-cell office:value-type="string">
            <text:p>DB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Vasquez, Louis</text:p>
          </table:table-cell>
          <table:table-cell office:value-type="string">
            <text:p>OL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Vaughn, Cassius</text:p>
          </table:table-cell>
          <table:table-cell office:value-type="string">
            <text:p>DB</text:p>
          </table:table-cell>
          <table:table-cell office:value-type="string">
            <text:p>DEN</text:p>
          </table:table-cell>
        </table:table-row>
        <table:table-row table:style-name="ro1">
          <table:table-cell office:value-type="string">
            <text:p>Velasco, Fernando</text:p>
          </table:table-cell>
          <table:table-cell office:value-type="string">
            <text:p>OL</text:p>
          </table:table-cell>
          <table:table-cell office:value-type="string">
            <text:p>TEN</text:p>
          </table:table-cell>
        </table:table-row>
        <table:table-row table:style-name="ro1">
          <table:table-cell office:value-type="string">
            <text:p>Veldheer, Jared</text:p>
          </table:table-cell>
          <table:table-cell office:value-type="string">
            <text:p>OL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Ventrone, Raymond</text:p>
          </table:table-cell>
          <table:table-cell office:value-type="string">
            <text:p>DB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Ventrone, Ross</text:p>
          </table:table-cell>
          <table:table-cell office:value-type="string">
            <text:p>DB</text:p>
          </table:table-cell>
          <table:table-cell office:value-type="string">
            <text:p>NWE</text:p>
          </table:table-cell>
        </table:table-row>
        <table:table-row table:style-name="ro1">
          <table:table-cell office:value-type="string">
            <text:p>Vereen, Shane</text:p>
          </table:table-cell>
          <table:table-cell office:value-type="string">
            <text:p>RB</text:p>
          </table:table-cell>
          <table:table-cell office:value-type="string">
            <text:p>NWE</text:p>
          </table:table-cell>
        </table:table-row>
        <table:table-row table:style-name="ro1">
          <table:table-cell office:value-type="string">
            <text:p>Vermiglio, Jake</text:p>
          </table:table-cell>
          <table:table-cell office:value-type="string">
            <text:p>OL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Verner, Alterraun</text:p>
          </table:table-cell>
          <table:table-cell office:value-type="string">
            <text:p>DB</text:p>
          </table:table-cell>
          <table:table-cell office:value-type="string">
            <text:p>TEN</text:p>
          </table:table-cell>
        </table:table-row>
        <table:table-row table:style-name="ro1">
          <table:table-cell office:value-type="string">
            <text:p>Vickers, Lawrence</text:p>
          </table:table-cell>
          <table:table-cell office:value-type="string">
            <text:p>RB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Vickerson, Kevin</text:p>
          </table:table-cell>
          <table:table-cell office:value-type="string">
            <text:p>DL</text:p>
          </table:table-cell>
          <table:table-cell office:value-type="string">
            <text:p>DEN</text:p>
          </table:table-cell>
        </table:table-row>
        <table:table-row table:style-name="ro1">
          <table:table-cell office:value-type="string">
            <text:p>Vinatieri, Adam</text:p>
          </table:table-cell>
          <table:table-cell office:value-type="string">
            <text:p>K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Volek, Billy</text:p>
          </table:table-cell>
          <table:table-cell office:value-type="string">
            <text:p>QB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Vollmer, Sebastian</text:p>
          </table:table-cell>
          <table:table-cell office:value-type="string">
            <text:p>OL</text:p>
          </table:table-cell>
          <table:table-cell office:value-type="string">
            <text:p>NWE</text:p>
          </table:table-cell>
        </table:table-row>
        <table:table-row table:style-name="ro1">
          <table:table-cell office:value-type="string">
            <text:p>Wake, Cameron</text:p>
          </table:table-cell>
          <table:table-cell office:value-type="string">
            <text:p>LB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Wallace, Cody</text:p>
          </table:table-cell>
          <table:table-cell office:value-type="string">
            <text:p>OL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Wallace, Mike</text:p>
          </table:table-cell>
          <table:table-cell office:value-type="string">
            <text:p>WR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Wallace, Roberto</text:p>
          </table:table-cell>
          <table:table-cell office:value-type="string">
            <text:p>WR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Wallace, Seneca</text:p>
          </table:table-cell>
          <table:table-cell office:value-type="string">
            <text:p>QB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Walter, Kevin</text:p>
          </table:table-cell>
          <table:table-cell office:value-type="string">
            <text:p>WR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Walters, Bryan</text:p>
          </table:table-cell>
          <table:table-cell office:value-type="string">
            <text:p>WR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Walton, J.D.</text:p>
          </table:table-cell>
          <table:table-cell office:value-type="string">
            <text:p>OL</text:p>
          </table:table-cell>
          <table:table-cell office:value-type="string">
            <text:p>DEN</text:p>
          </table:table-cell>
        </table:table-row>
        <table:table-row table:style-name="ro1">
          <table:table-cell office:value-type="string">
            <text:p>Ward, Derrick</text:p>
          </table:table-cell>
          <table:table-cell office:value-type="string">
            <text:p>RB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Ward, Hines</text:p>
          </table:table-cell>
          <table:table-cell office:value-type="string">
            <text:p>WR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Ward, T.J.</text:p>
          </table:table-cell>
          <table:table-cell office:value-type="string">
            <text:p>DB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Warren, Gerard</text:p>
          </table:table-cell>
          <table:table-cell office:value-type="string">
            <text:p>DL</text:p>
          </table:table-cell>
          <table:table-cell office:value-type="string">
            <text:p>NWE</text:p>
          </table:table-cell>
        </table:table-row>
        <table:table-row table:style-name="ro1">
          <table:table-cell office:value-type="string">
            <text:p>Warren, Ty</text:p>
          </table:table-cell>
          <table:table-cell office:value-type="string">
            <text:p>DL</text:p>
          </table:table-cell>
          <table:table-cell office:value-type="string">
            <text:p>DEN</text:p>
          </table:table-cell>
        </table:table-row>
        <table:table-row table:style-name="ro1">
          <table:table-cell office:value-type="string">
            <text:p>Washington, Donald</text:p>
          </table:table-cell>
          <table:table-cell office:value-type="string">
            <text:p>DB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Washington, Nate</text:p>
          </table:table-cell>
          <table:table-cell office:value-type="string">
            <text:p>WR</text:p>
          </table:table-cell>
          <table:table-cell office:value-type="string">
            <text:p>TEN</text:p>
          </table:table-cell>
        </table:table-row>
        <table:table-row table:style-name="ro1">
          <table:table-cell office:value-type="string">
            <text:p>Waters, Brian</text:p>
          </table:table-cell>
          <table:table-cell office:value-type="string">
            <text:p>OL</text:p>
          </table:table-cell>
          <table:table-cell office:value-type="string">
            <text:p>NWE</text:p>
          </table:table-cell>
        </table:table-row>
        <table:table-row table:style-name="ro1">
          <table:table-cell office:value-type="string">
            <text:p>Watson, Benjamin</text:p>
          </table:table-cell>
          <table:table-cell office:value-type="string">
            <text:p>TE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Watt, J.J.</text:p>
          </table:table-cell>
          <table:table-cell office:value-type="string">
            <text:p>DL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Wayne, Reggie</text:p>
          </table:table-cell>
          <table:table-cell office:value-type="string">
            <text:p>WR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Webb, Lardarius</text:p>
          </table:table-cell>
          <table:table-cell office:value-type="string">
            <text:p>DB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Weber, Adam</text:p>
          </table:table-cell>
          <table:table-cell office:value-type="string">
            <text:p>QB</text:p>
          </table:table-cell>
          <table:table-cell office:value-type="string">
            <text:p>DEN</text:p>
          </table:table-cell>
        </table:table-row>
        <table:table-row table:style-name="ro1">
          <table:table-cell office:value-type="string">
            <text:p>Weddle, Eric</text:p>
          </table:table-cell>
          <table:table-cell office:value-type="string">
            <text:p>DB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Welker, Wes</text:p>
          </table:table-cell>
          <table:table-cell office:value-type="string">
            <text:p>WR</text:p>
          </table:table-cell>
          <table:table-cell office:value-type="string">
            <text:p>NWE</text:p>
          </table:table-cell>
        </table:table-row>
        <table:table-row table:style-name="ro1">
          <table:table-cell office:value-type="string">
            <text:p>Wendell, Ryan</text:p>
          </table:table-cell>
          <table:table-cell office:value-type="string">
            <text:p>OL</text:p>
          </table:table-cell>
          <table:table-cell office:value-type="string">
            <text:p>NWE</text:p>
          </table:table-cell>
        </table:table-row>
        <table:table-row table:style-name="ro1">
          <table:table-cell office:value-type="string">
            <text:p>West, Chastin</text:p>
          </table:table-cell>
          <table:table-cell office:value-type="string">
            <text:p>WR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Westerman, Jamaal</text:p>
          </table:table-cell>
          <table:table-cell office:value-type="string">
            <text:p>LB</text:p>
          </table:table-cell>
          <table:table-cell office:value-type="string">
            <text:p>NYJ</text:p>
          </table:table-cell>
        </table:table-row>
        <table:table-row table:style-name="ro1">
          <table:table-cell office:value-type="string">
            <text:p>Whalen, Ryan</text:p>
          </table:table-cell>
          <table:table-cell office:value-type="string">
            <text:p>WR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Wheeler, Philip</text:p>
          </table:table-cell>
          <table:table-cell office:value-type="string">
            <text:p>LB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Whimper, Guy</text:p>
          </table:table-cell>
          <table:table-cell office:value-type="string">
            <text:p>OL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White, Blair</text:p>
          </table:table-cell>
          <table:table-cell office:value-type="string">
            <text:p>WR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White, Chris</text:p>
          </table:table-cell>
          <table:table-cell office:value-type="string">
            <text:p>LB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White, Johnny</text:p>
          </table:table-cell>
          <table:table-cell office:value-type="string">
            <text:p>RB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White, Tracy</text:p>
          </table:table-cell>
          <table:table-cell office:value-type="string">
            <text:p>LB</text:p>
          </table:table-cell>
          <table:table-cell office:value-type="string">
            <text:p>NWE</text:p>
          </table:table-cell>
        </table:table-row>
        <table:table-row table:style-name="ro1">
          <table:table-cell office:value-type="string">
            <text:p>Whitehead, Terrell</text:p>
          </table:table-cell>
          <table:table-cell office:value-type="string">
            <text:p>DB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Whitworth, Andrew</text:p>
          </table:table-cell>
          <table:table-cell office:value-type="string">
            <text:p>OL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Wiegmann, Casey</text:p>
          </table:table-cell>
          <table:table-cell office:value-type="string">
            <text:p>OL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Wiggins, Kenny</text:p>
          </table:table-cell>
          <table:table-cell office:value-type="string">
            <text:p>OL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Wilfork, Vince</text:p>
          </table:table-cell>
          <table:table-cell office:value-type="string">
            <text:p>DL</text:p>
          </table:table-cell>
          <table:table-cell office:value-type="string">
            <text:p>NWE</text:p>
          </table:table-cell>
        </table:table-row>
        <table:table-row table:style-name="ro1">
          <table:table-cell office:value-type="string">
            <text:p>Wilhite, Jonathan</text:p>
          </table:table-cell>
          <table:table-cell office:value-type="string">
            <text:p>DB</text:p>
          </table:table-cell>
          <table:table-cell office:value-type="string">
            <text:p>DEN</text:p>
          </table:table-cell>
        </table:table-row>
        <table:table-row table:style-name="ro1">
          <table:table-cell office:value-type="string">
            <text:p>Wilkerson, Muhammad</text:p>
          </table:table-cell>
          <table:table-cell office:value-type="string">
            <text:p>DL</text:p>
          </table:table-cell>
          <table:table-cell office:value-type="string">
            <text:p>NYJ</text:p>
          </table:table-cell>
        </table:table-row>
        <table:table-row table:style-name="ro1">
          <table:table-cell office:value-type="string">
            <text:p>Williams, Aaron</text:p>
          </table:table-cell>
          <table:table-cell office:value-type="string">
            <text:p>DB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Williams, Bobbie</text:p>
          </table:table-cell>
          <table:table-cell office:value-type="string">
            <text:p>OL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Williams, Bobby</text:p>
          </table:table-cell>
          <table:table-cell office:value-type="string">
            <text:p>WR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Williams, Cary</text:p>
          </table:table-cell>
          <table:table-cell office:value-type="string">
            <text:p>DB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Williams, Chavis</text:p>
          </table:table-cell>
          <table:table-cell office:value-type="string">
            <text:p>LB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Williams, D.J.</text:p>
          </table:table-cell>
          <table:table-cell office:value-type="string">
            <text:p>LB</text:p>
          </table:table-cell>
          <table:table-cell office:value-type="string">
            <text:p>DEN</text:p>
          </table:table-cell>
        </table:table-row>
        <table:table-row table:style-name="ro1">
          <table:table-cell office:value-type="string">
            <text:p>Williams, Damian</text:p>
          </table:table-cell>
          <table:table-cell office:value-type="string">
            <text:p>WR</text:p>
          </table:table-cell>
          <table:table-cell office:value-type="string">
            <text:p>TEN</text:p>
          </table:table-cell>
        </table:table-row>
        <table:table-row table:style-name="ro1">
          <table:table-cell office:value-type="string">
            <text:p>Williams, Demorrio</text:p>
          </table:table-cell>
          <table:table-cell office:value-type="string">
            <text:p>LB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Williams, Eddie</text:p>
          </table:table-cell>
          <table:table-cell office:value-type="string">
            <text:p>RB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Williams, James</text:p>
          </table:table-cell>
          <table:table-cell office:value-type="string">
            <text:p>OL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Williams, Javarris</text:p>
          </table:table-cell>
          <table:table-cell office:value-type="string">
            <text:p>RB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Williams, Keith</text:p>
          </table:table-cell>
          <table:table-cell office:value-type="string">
            <text:p>OL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Williams, Kyle</text:p>
          </table:table-cell>
          <table:table-cell office:value-type="string">
            <text:p>DL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Williams, LaQuan</text:p>
          </table:table-cell>
          <table:table-cell office:value-type="string">
            <text:p>WR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Williams, Malcolm</text:p>
          </table:table-cell>
          <table:table-cell office:value-type="string">
            <text:p>DB</text:p>
          </table:table-cell>
          <table:table-cell office:value-type="string">
            <text:p>NWE</text:p>
          </table:table-cell>
        </table:table-row>
        <table:table-row table:style-name="ro1">
          <table:table-cell office:value-type="string">
            <text:p>Williams, Mario</text:p>
          </table:table-cell>
          <table:table-cell office:value-type="string">
            <text:p>LB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Williams, Pat</text:p>
          </table:table-cell>
          <table:table-cell office:value-type="string">
            <text:p>WR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Williams, Ricky</text:p>
          </table:table-cell>
          <table:table-cell office:value-type="string">
            <text:p>RB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Williams, Torri</text:p>
          </table:table-cell>
          <table:table-cell office:value-type="string">
            <text:p>DB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Williams, Trae</text:p>
          </table:table-cell>
          <table:table-cell office:value-type="string">
            <text:p>DB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Willis, Matt</text:p>
          </table:table-cell>
          <table:table-cell office:value-type="string">
            <text:p>WR</text:p>
          </table:table-cell>
          <table:table-cell office:value-type="string">
            <text:p>DEN</text:p>
          </table:table-cell>
        </table:table-row>
        <table:table-row table:style-name="ro1">
          <table:table-cell office:value-type="string">
            <text:p>Willy, Drew</text:p>
          </table:table-cell>
          <table:table-cell office:value-type="string">
            <text:p>QB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Wilson, George</text:p>
          </table:table-cell>
          <table:table-cell office:value-type="string">
            <text:p>DB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Wilson, Gibril</text:p>
          </table:table-cell>
          <table:table-cell office:value-type="string">
            <text:p>DB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Wilson, Jimmy</text:p>
          </table:table-cell>
          <table:table-cell office:value-type="string">
            <text:p>DB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Wilson, Kris</text:p>
          </table:table-cell>
          <table:table-cell office:value-type="string">
            <text:p>TE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Wilson, Kyle</text:p>
          </table:table-cell>
          <table:table-cell office:value-type="string">
            <text:p>DB</text:p>
          </table:table-cell>
          <table:table-cell office:value-type="string">
            <text:p>NYJ</text:p>
          </table:table-cell>
        </table:table-row>
        <table:table-row table:style-name="ro1">
          <table:table-cell office:value-type="string">
            <text:p>Wilson, Tracy</text:p>
          </table:table-cell>
          <table:table-cell office:value-type="string">
            <text:p>DB</text:p>
          </table:table-cell>
          <table:table-cell office:value-type="string">
            <text:p>NYJ</text:p>
          </table:table-cell>
        </table:table-row>
        <table:table-row table:style-name="ro1">
          <table:table-cell office:value-type="string">
            <text:p>Wimbley, Kamerion</text:p>
          </table:table-cell>
          <table:table-cell office:value-type="string">
            <text:p>LB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Windsor, Rod</text:p>
          </table:table-cell>
          <table:table-cell office:value-type="string">
            <text:p>WR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Winston, Eric</text:p>
          </table:table-cell>
          <table:table-cell office:value-type="string">
            <text:p>OL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Wisniewski, Stefen</text:p>
          </table:table-cell>
          <table:table-cell office:value-type="string">
            <text:p>OL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Witherspoon, Will</text:p>
          </table:table-cell>
          <table:table-cell office:value-type="string">
            <text:p>LB</text:p>
          </table:table-cell>
          <table:table-cell office:value-type="string">
            <text:p>TEN</text:p>
          </table:table-cell>
        </table:table-row>
        <table:table-row table:style-name="ro1">
          <table:table-cell office:value-type="string">
            <text:p>Wood, Eric</text:p>
          </table:table-cell>
          <table:table-cell office:value-type="string">
            <text:p>OL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Woodhead, Danny</text:p>
          </table:table-cell>
          <table:table-cell office:value-type="string">
            <text:p>RB</text:p>
          </table:table-cell>
          <table:table-cell office:value-type="string">
            <text:p>NWE</text:p>
          </table:table-cell>
        </table:table-row>
        <table:table-row table:style-name="ro2">
          <table:table-cell office:value-type="string">
            <text:p>Woodley, LaMarr</text:p>
          </table:table-cell>
          <table:table-cell office:value-type="string">
            <text:p>LB</text:p>
          </table:table-cell>
          <table:table-cell office:value-type="string">
            <text:p>PIT</text:p>
          </table:table-cell>
        </table:table-row>
        <table:table-row table:style-name="ro2">
          <table:table-cell office:value-type="string">
            <text:p>Woods, Al</text:p>
          </table:table-cell>
          <table:table-cell office:value-type="string">
            <text:p>DL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Woodyard, Wesley</text:p>
          </table:table-cell>
          <table:table-cell office:value-type="string">
            <text:p>LB</text:p>
          </table:table-cell>
          <table:table-cell office:value-type="string">
            <text:p>DEN</text:p>
          </table:table-cell>
        </table:table-row>
        <table:table-row table:style-name="ro2">
          <table:table-cell office:value-type="string">
            <text:p>Worilds, Jason</text:p>
          </table:table-cell>
          <table:table-cell office:value-type="string">
            <text:p>LB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Wright, Mike</text:p>
          </table:table-cell>
          <table:table-cell office:value-type="string">
            <text:p>DL</text:p>
          </table:table-cell>
          <table:table-cell office:value-type="string">
            <text:p>NWE</text:p>
          </table:table-cell>
        </table:table-row>
        <table:table-row table:style-name="ro1">
          <table:table-cell office:value-type="string">
            <text:p>Wright, Shareece</text:p>
          </table:table-cell>
          <table:table-cell office:value-type="string">
            <text:p>DB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Yanda, Marshal</text:p>
          </table:table-cell>
          <table:table-cell office:value-type="string">
            <text:p>OL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Yates, T.J.</text:p>
          </table:table-cell>
          <table:table-cell office:value-type="string">
            <text:p>QB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Yeatman, Will</text:p>
          </table:table-cell>
          <table:table-cell office:value-type="string">
            <text:p>TE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Youboty, Ashton</text:p>
          </table:table-cell>
          <table:table-cell office:value-type="string">
            <text:p>DB</text:p>
          </table:table-cell>
          <table:table-cell office:value-type="string">
            <text:p>JAC</text:p>
          </table:table-cell>
        </table:table-row>
        <table:table-row table:style-name="ro2">
          <table:table-cell office:value-type="string">
            <text:p>Young, Albert</text:p>
          </table:table-cell>
          <table:table-cell office:value-type="string">
            <text:p>RB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Young, Eric</text:p>
          </table:table-cell>
          <table:table-cell office:value-type="string">
            <text:p>OL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Young, Sam</text:p>
          </table:table-cell>
          <table:table-cell office:value-type="string">
            <text:p>OL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Young, Usama</text:p>
          </table:table-cell>
          <table:table-cell office:value-type="string">
            <text:p>DB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Zbikowski, Tom</text:p>
          </table:table-cell>
          <table:table-cell office:value-type="string">
            <text:p>DB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Zenon, Jonathan</text:p>
          </table:table-cell>
          <table:table-cell office:value-type="string">
            <text:p>DB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Abdul-Quddus, Isa</text:p>
          </table:table-cell>
          <table:table-cell office:value-type="string">
            <text:p>DB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Abdullah, Hamza</text:p>
          </table:table-cell>
          <table:table-cell office:value-type="string">
            <text:p>DB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Abdullah, Husain</text:p>
          </table:table-cell>
          <table:table-cell office:value-type="string">
            <text:p>DB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Abiamiri, Victor</text:p>
          </table:table-cell>
          <table:table-cell office:value-type="string">
            <text:p>DL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Abraham, John</text:p>
          </table:table-cell>
          <table:table-cell office:value-type="string">
            <text:p>DL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Acho, Sam</text:p>
          </table:table-cell>
          <table:table-cell office:value-type="string">
            <text:p>LB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Adams, Anthony</text:p>
          </table:table-cell>
          <table:table-cell office:value-type="string">
            <text:p>DL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Adams, Chester</text:p>
          </table:table-cell>
          <table:table-cell office:value-type="string">
            <text:p>OL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Adams, Darvin</text:p>
          </table:table-cell>
          <table:table-cell office:value-type="string">
            <text:p>WR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Adams, Kyle</text:p>
          </table:table-cell>
          <table:table-cell office:value-type="string">
            <text:p>TE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Adams, Michael</text:p>
          </table:table-cell>
          <table:table-cell office:value-type="string">
            <text:p>DB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Adams, Phillip</text:p>
          </table:table-cell>
          <table:table-cell office:value-type="string">
            <text:p>DB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Adibi, Xavier</text:p>
          </table:table-cell>
          <table:table-cell office:value-type="string">
            <text:p>LB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Adkins, Spencer</text:p>
          </table:table-cell>
          <table:table-cell office:value-type="string">
            <text:p>LB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Agnone, Robert</text:p>
          </table:table-cell>
          <table:table-cell office:value-type="string">
            <text:p>TE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Ah You, C.J.</text:p>
          </table:table-cell>
          <table:table-cell office:value-type="string">
            <text:p>DL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Ajirotutu, Seyi</text:p>
          </table:table-cell>
          <table:table-cell office:value-type="string">
            <text:p>WR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Akers, David</text:p>
          </table:table-cell>
          <table:table-cell office:value-type="string">
            <text:p>K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Albright, Alex</text:p>
          </table:table-cell>
          <table:table-cell office:value-type="string">
            <text:p>LB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Alexander, Danario</text:p>
          </table:table-cell>
          <table:table-cell office:value-type="string">
            <text:p>WR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Alexander, Lorenzo</text:p>
          </table:table-cell>
          <table:table-cell office:value-type="string">
            <text:p>LB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Allen, Armando</text:p>
          </table:table-cell>
          <table:table-cell office:value-type="string">
            <text:p>RB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Allen, Asher</text:p>
          </table:table-cell>
          <table:table-cell office:value-type="string">
            <text:p>DB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Allen, Jared</text:p>
          </table:table-cell>
          <table:table-cell office:value-type="string">
            <text:p>DL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Allen, Nate</text:p>
          </table:table-cell>
          <table:table-cell office:value-type="string">
            <text:p>DB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Allen, Pierre</text:p>
          </table:table-cell>
          <table:table-cell office:value-type="string">
            <text:p>DL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Allen, Roger</text:p>
          </table:table-cell>
          <table:table-cell office:value-type="string">
            <text:p>OL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Amaya, Jonathon</text:p>
          </table:table-cell>
          <table:table-cell office:value-type="string">
            <text:p>DB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Amendola, Danny</text:p>
          </table:table-cell>
          <table:table-cell office:value-type="string">
            <text:p>WR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Amukamara, Prince</text:p>
          </table:table-cell>
          <table:table-cell office:value-type="string">
            <text:p>DB</text:p>
          </table:table-cell>
          <table:table-cell office:value-type="string">
            <text:p>NYG</text:p>
          </table:table-cell>
        </table:table-row>
        <table:table-row table:style-name="ro1">
          <table:table-cell office:value-type="string">
            <text:p>Anderson, Andre'</text:p>
          </table:table-cell>
          <table:table-cell office:value-type="string">
            <text:p>RB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Anderson, Colt</text:p>
          </table:table-cell>
          <table:table-cell office:value-type="string">
            <text:p>DB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Anderson, David</text:p>
          </table:table-cell>
          <table:table-cell office:value-type="string">
            <text:p>WR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Anderson, Derek</text:p>
          </table:table-cell>
          <table:table-cell office:value-type="string">
            <text:p>QB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Anderson, James</text:p>
          </table:table-cell>
          <table:table-cell office:value-type="string">
            <text:p>LB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Andrews, Stacy</text:p>
          </table:table-cell>
          <table:table-cell office:value-type="string">
            <text:p>OL</text:p>
          </table:table-cell>
          <table:table-cell office:value-type="string">
            <text:p>NYG</text:p>
          </table:table-cell>
        </table:table-row>
        <table:table-row table:style-name="ro1">
          <table:table-cell office:value-type="string">
            <text:p>Applewhite, Antwan</text:p>
          </table:table-cell>
          <table:table-cell office:value-type="string">
            <text:p>DL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Arceneaux, Emmanuel</text:p>
          </table:table-cell>
          <table:table-cell office:value-type="string">
            <text:p>WR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Archer, Brandon</text:p>
          </table:table-cell>
          <table:table-cell office:value-type="string">
            <text:p>LB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Arkin, David</text:p>
          </table:table-cell>
          <table:table-cell office:value-type="string">
            <text:p>OL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Armstrong, Anthony</text:p>
          </table:table-cell>
          <table:table-cell office:value-type="string">
            <text:p>WR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Arnett, Alric</text:p>
          </table:table-cell>
          <table:table-cell office:value-type="string">
            <text:p>WR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Aromashodu, Devin</text:p>
          </table:table-cell>
          <table:table-cell office:value-type="string">
            <text:p>WR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Arrington, Adrian</text:p>
          </table:table-cell>
          <table:table-cell office:value-type="string">
            <text:p>WR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Asante, Larry</text:p>
          </table:table-cell>
          <table:table-cell office:value-type="string">
            <text:p>DB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Asiata, Matt</text:p>
          </table:table-cell>
          <table:table-cell office:value-type="string">
            <text:p>RB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Asomugha, Nnamdi</text:p>
          </table:table-cell>
          <table:table-cell office:value-type="string">
            <text:p>DB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Atogwe, Oshiomogho</text:p>
          </table:table-cell>
          <table:table-cell office:value-type="string">
            <text:p>DB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Austin, Marvin</text:p>
          </table:table-cell>
          <table:table-cell office:value-type="string">
            <text:p>DL</text:p>
          </table:table-cell>
          <table:table-cell office:value-type="string">
            <text:p>NYG</text:p>
          </table:table-cell>
        </table:table-row>
        <table:table-row table:style-name="ro1">
          <table:table-cell office:value-type="string">
            <text:p>Austin, Miles</text:p>
          </table:table-cell>
          <table:table-cell office:value-type="string">
            <text:p>WR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Austin, Terrence</text:p>
          </table:table-cell>
          <table:table-cell office:value-type="string">
            <text:p>WR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Avant, Jason</text:p>
          </table:table-cell>
          <table:table-cell office:value-type="string">
            <text:p>WR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Avril, Cliff</text:p>
          </table:table-cell>
          <table:table-cell office:value-type="string">
            <text:p>DL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Ayodele, Remi</text:p>
          </table:table-cell>
          <table:table-cell office:value-type="string">
            <text:p>DL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Baas, David</text:p>
          </table:table-cell>
          <table:table-cell office:value-type="string">
            <text:p>OL</text:p>
          </table:table-cell>
          <table:table-cell office:value-type="string">
            <text:p>NYG</text:p>
          </table:table-cell>
        </table:table-row>
        <table:table-row table:style-name="ro1">
          <table:table-cell office:value-type="string">
            <text:p>Babin, Jason</text:p>
          </table:table-cell>
          <table:table-cell office:value-type="string">
            <text:p>DL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Babineaux, Jonathan</text:p>
          </table:table-cell>
          <table:table-cell office:value-type="string">
            <text:p>DL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Backus, Jeff</text:p>
          </table:table-cell>
          <table:table-cell office:value-type="string">
            <text:p>OL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Bailey, Dan</text:p>
          </table:table-cell>
          <table:table-cell office:value-type="string">
            <text:p>K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Bajema, Billy</text:p>
          </table:table-cell>
          <table:table-cell office:value-type="string">
            <text:p>TE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Baker, Chris</text:p>
          </table:table-cell>
          <table:table-cell office:value-type="string">
            <text:p>DL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Baker, Sam</text:p>
          </table:table-cell>
          <table:table-cell office:value-type="string">
            <text:p>OL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Baldwin, Doug</text:p>
          </table:table-cell>
          <table:table-cell office:value-type="string">
            <text:p>WR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Baldwin, Ervin</text:p>
          </table:table-cell>
          <table:table-cell office:value-type="string">
            <text:p>DL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Ball, Alan</text:p>
          </table:table-cell>
          <table:table-cell office:value-type="string">
            <text:p>DB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Ballard, Christian</text:p>
          </table:table-cell>
          <table:table-cell office:value-type="string">
            <text:p>DL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Ballard, Jake</text:p>
          </table:table-cell>
          <table:table-cell office:value-type="string">
            <text:p>TE</text:p>
          </table:table-cell>
          <table:table-cell office:value-type="string">
            <text:p>NYG</text:p>
          </table:table-cell>
        </table:table-row>
        <table:table-row table:style-name="ro1">
          <table:table-cell office:value-type="string">
            <text:p>Balmer, Kentwan</text:p>
          </table:table-cell>
          <table:table-cell office:value-type="string">
            <text:p>DL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Balogun, Mike</text:p>
          </table:table-cell>
          <table:table-cell office:value-type="string">
            <text:p>LB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Banks, Brandon</text:p>
          </table:table-cell>
          <table:table-cell office:value-type="string">
            <text:p>WR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Bannan, Justin</text:p>
          </table:table-cell>
          <table:table-cell office:value-type="string">
            <text:p>DL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Barber, Marion</text:p>
          </table:table-cell>
          <table:table-cell office:value-type="string">
            <text:p>RB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Barber, Ronde</text:p>
          </table:table-cell>
          <table:table-cell office:value-type="string">
            <text:p>DB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Barbre, Allen</text:p>
          </table:table-cell>
          <table:table-cell office:value-type="string">
            <text:p>OL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Barden, Ramses</text:p>
          </table:table-cell>
          <table:table-cell office:value-type="string">
            <text:p>WR</text:p>
          </table:table-cell>
          <table:table-cell office:value-type="string">
            <text:p>NYG</text:p>
          </table:table-cell>
        </table:table-row>
        <table:table-row table:style-name="ro1">
          <table:table-cell office:value-type="string">
            <text:p>Barnes, Kevin</text:p>
          </table:table-cell>
          <table:table-cell office:value-type="string">
            <text:p>DB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Barnes, Tim</text:p>
          </table:table-cell>
          <table:table-cell office:value-type="string">
            <text:p>OL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Barnidge, Gary</text:p>
          </table:table-cell>
          <table:table-cell office:value-type="string">
            <text:p>TE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Bartel, Richard</text:p>
          </table:table-cell>
          <table:table-cell office:value-type="string">
            <text:p>QB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Bartell, Ron</text:p>
          </table:table-cell>
          <table:table-cell office:value-type="string">
            <text:p>DB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Barth, Connor</text:p>
          </table:table-cell>
          <table:table-cell office:value-type="string">
            <text:p>K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Bartholomew, Ryan</text:p>
          </table:table-cell>
          <table:table-cell office:value-type="string">
            <text:p>OL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Batiste, D'Anthony</text:p>
          </table:table-cell>
          <table:table-cell office:value-type="string">
            <text:p>OL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Beason, Jon</text:p>
          </table:table-cell>
          <table:table-cell office:value-type="string">
            <text:p>LB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Beatty, Will</text:p>
          </table:table-cell>
          <table:table-cell office:value-type="string">
            <text:p>OL</text:p>
          </table:table-cell>
          <table:table-cell office:value-type="string">
            <text:p>NYG</text:p>
          </table:table-cell>
        </table:table-row>
        <table:table-row table:style-name="ro1">
          <table:table-cell office:value-type="string">
            <text:p>Beck, John</text:p>
          </table:table-cell>
          <table:table-cell office:value-type="string">
            <text:p>QB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Beckum, Travis</text:p>
          </table:table-cell>
          <table:table-cell office:value-type="string">
            <text:p>TE</text:p>
          </table:table-cell>
          <table:table-cell office:value-type="string">
            <text:p>NYG</text:p>
          </table:table-cell>
        </table:table-row>
        <table:table-row table:style-name="ro1">
          <table:table-cell office:value-type="string">
            <text:p>Beckwith, Darry</text:p>
          </table:table-cell>
          <table:table-cell office:value-type="string">
            <text:p>LB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Beeler, Chase</text:p>
          </table:table-cell>
          <table:table-cell office:value-type="string">
            <text:p>OL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Bell, Byron</text:p>
          </table:table-cell>
          <table:table-cell office:value-type="string">
            <text:p>OL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Bell, Jacob</text:p>
          </table:table-cell>
          <table:table-cell office:value-type="string">
            <text:p>OL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Bell, Joique</text:p>
          </table:table-cell>
          <table:table-cell office:value-type="string">
            <text:p>RB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Bell, Kahlil</text:p>
          </table:table-cell>
          <table:table-cell office:value-type="string">
            <text:p>RB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Bellamy, Travon</text:p>
          </table:table-cell>
          <table:table-cell office:value-type="string">
            <text:p>DB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Benn, Arrelious</text:p>
          </table:table-cell>
          <table:table-cell office:value-type="string">
            <text:p>WR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Bennett, Earl</text:p>
          </table:table-cell>
          <table:table-cell office:value-type="string">
            <text:p>WR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Bennett, Martellus</text:p>
          </table:table-cell>
          <table:table-cell office:value-type="string">
            <text:p>TE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Bennett, Michael</text:p>
          </table:table-cell>
          <table:table-cell office:value-type="string">
            <text:p>DL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Berger, Joe</text:p>
          </table:table-cell>
          <table:table-cell office:value-type="string">
            <text:p>OL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Bernadeau, Mackenzy</text:p>
          </table:table-cell>
          <table:table-cell office:value-type="string">
            <text:p>OL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Bernard, Rocky</text:p>
          </table:table-cell>
          <table:table-cell office:value-type="string">
            <text:p>DL</text:p>
          </table:table-cell>
          <table:table-cell office:value-type="string">
            <text:p>NYG</text:p>
          </table:table-cell>
        </table:table-row>
        <table:table-row table:style-name="ro1">
          <table:table-cell office:value-type="string">
            <text:p>Berry, Aaron</text:p>
          </table:table-cell>
          <table:table-cell office:value-type="string">
            <text:p>DB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Best, Jahvid</text:p>
          </table:table-cell>
          <table:table-cell office:value-type="string">
            <text:p>RB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Biermann, Kroy</text:p>
          </table:table-cell>
          <table:table-cell office:value-type="string">
            <text:p>DL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Bigby, Atari</text:p>
          </table:table-cell>
          <table:table-cell office:value-type="string">
            <text:p>DB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Biggers, E.J.</text:p>
          </table:table-cell>
          <table:table-cell office:value-type="string">
            <text:p>DB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Billings, Montez</text:p>
          </table:table-cell>
          <table:table-cell office:value-type="string">
            <text:p>WR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Birmingham, DeCori</text:p>
          </table:table-cell>
          <table:table-cell office:value-type="string">
            <text:p>RB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Bishop, Desmond</text:p>
          </table:table-cell>
          <table:table-cell office:value-type="string">
            <text:p>LB</text:p>
          </table:table-cell>
          <table:table-cell office:value-type="string">
            <text:p>GNB</text:p>
          </table:table-cell>
        </table:table-row>
        <table:table-row table:style-name="ro1">
          <table:table-cell office:value-type="string">
            <text:p>Black, Ahmad</text:p>
          </table:table-cell>
          <table:table-cell office:value-type="string">
            <text:p>DB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Black, Quincy</text:p>
          </table:table-cell>
          <table:table-cell office:value-type="string">
            <text:p>LB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Blackburn, Chase</text:p>
          </table:table-cell>
          <table:table-cell office:value-type="string">
            <text:p>LB</text:p>
          </table:table-cell>
          <table:table-cell office:value-type="string">
            <text:p>NYG</text:p>
          </table:table-cell>
        </table:table-row>
        <table:table-row table:style-name="ro1">
          <table:table-cell office:value-type="string">
            <text:p>Blackmon, Will</text:p>
          </table:table-cell>
          <table:table-cell office:value-type="string">
            <text:p>DB</text:p>
          </table:table-cell>
          <table:table-cell office:value-type="string">
            <text:p>NYG</text:p>
          </table:table-cell>
        </table:table-row>
        <table:table-row table:style-name="ro1">
          <table:table-cell office:value-type="string">
            <text:p>Blalock, Justin</text:p>
          </table:table-cell>
          <table:table-cell office:value-type="string">
            <text:p>OL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Blount, LeGarrette</text:p>
          </table:table-cell>
          <table:table-cell office:value-type="string">
            <text:p>RB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Bogan, Dontavia</text:p>
          </table:table-cell>
          <table:table-cell office:value-type="string">
            <text:p>WR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Boley, Michael</text:p>
          </table:table-cell>
          <table:table-cell office:value-type="string">
            <text:p>LB</text:p>
          </table:table-cell>
          <table:table-cell office:value-type="string">
            <text:p>NYG</text:p>
          </table:table-cell>
        </table:table-row>
        <table:table-row table:style-name="ro1">
          <table:table-cell office:value-type="string">
            <text:p>Booker, Lorenzo</text:p>
          </table:table-cell>
          <table:table-cell office:value-type="string">
            <text:p>RB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Boone, Alex</text:p>
          </table:table-cell>
          <table:table-cell office:value-type="string">
            <text:p>OL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Boothe, Kevin</text:p>
          </table:table-cell>
          <table:table-cell office:value-type="string">
            <text:p>OL</text:p>
          </table:table-cell>
          <table:table-cell office:value-type="string">
            <text:p>NYG</text:p>
          </table:table-cell>
        </table:table-row>
        <table:table-row table:style-name="ro1">
          <table:table-cell office:value-type="string">
            <text:p>Borel, Diondre</text:p>
          </table:table-cell>
          <table:table-cell office:value-type="string">
            <text:p>WR</text:p>
          </table:table-cell>
          <table:table-cell office:value-type="string">
            <text:p>GNB</text:p>
          </table:table-cell>
        </table:table-row>
        <table:table-row table:style-name="ro1">
          <table:table-cell office:value-type="string">
            <text:p>Bowen, Stephen</text:p>
          </table:table-cell>
          <table:table-cell office:value-type="string">
            <text:p>DL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Bowers, Da'Quan</text:p>
          </table:table-cell>
          <table:table-cell office:value-type="string">
            <text:p>DL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Bowman, NaVorro</text:p>
          </table:table-cell>
          <table:table-cell office:value-type="string">
            <text:p>LB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Bowman, Zack</text:p>
          </table:table-cell>
          <table:table-cell office:value-type="string">
            <text:p>DB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Bradford, Allen</text:p>
          </table:table-cell>
          <table:table-cell office:value-type="string">
            <text:p>RB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Bradford, Sam</text:p>
          </table:table-cell>
          <table:table-cell office:value-type="string">
            <text:p>QB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Bradley, Stewart</text:p>
          </table:table-cell>
          <table:table-cell office:value-type="string">
            <text:p>LB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Bradshaw, Ahmad</text:p>
          </table:table-cell>
          <table:table-cell office:value-type="string">
            <text:p>RB</text:p>
          </table:table-cell>
          <table:table-cell office:value-type="string">
            <text:p>NYG</text:p>
          </table:table-cell>
        </table:table-row>
        <table:table-row table:style-name="ro1">
          <table:table-cell office:value-type="string">
            <text:p>Branch, Alan</text:p>
          </table:table-cell>
          <table:table-cell office:value-type="string">
            <text:p>DL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Brandstater, Tom</text:p>
          </table:table-cell>
          <table:table-cell office:value-type="string">
            <text:p>QB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Brees, Drew</text:p>
          </table:table-cell>
          <table:table-cell office:value-type="string">
            <text:p>QB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Brent, Josh</text:p>
          </table:table-cell>
          <table:table-cell office:value-type="string">
            <text:p>DL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Brewer, James</text:p>
          </table:table-cell>
          <table:table-cell office:value-type="string">
            <text:p>OL</text:p>
          </table:table-cell>
          <table:table-cell office:value-type="string">
            <text:p>NYG</text:p>
          </table:table-cell>
        </table:table-row>
        <table:table-row table:style-name="ro1">
          <table:table-cell office:value-type="string">
            <text:p>Bridges, Jeremy</text:p>
          </table:table-cell>
          <table:table-cell office:value-type="string">
            <text:p>OL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Briggs, Lance</text:p>
          </table:table-cell>
          <table:table-cell office:value-type="string">
            <text:p>LB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Brinkley, Jasper</text:p>
          </table:table-cell>
          <table:table-cell office:value-type="string">
            <text:p>LB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Briscoe, Dezmon</text:p>
          </table:table-cell>
          <table:table-cell office:value-type="string">
            <text:p>WR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Brock, Raheem</text:p>
          </table:table-cell>
          <table:table-cell office:value-type="string">
            <text:p>DL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Brock, Tramaine</text:p>
          </table:table-cell>
          <table:table-cell office:value-type="string">
            <text:p>DB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Brockel, Richie</text:p>
          </table:table-cell>
          <table:table-cell office:value-type="string">
            <text:p>TE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Brooking, Keith</text:p>
          </table:table-cell>
          <table:table-cell office:value-type="string">
            <text:p>LB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Brooks, Ahmad</text:p>
          </table:table-cell>
          <table:table-cell office:value-type="string">
            <text:p>LB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Brown, Andre</text:p>
          </table:table-cell>
          <table:table-cell office:value-type="string">
            <text:p>RB</text:p>
          </table:table-cell>
          <table:table-cell office:value-type="string">
            <text:p>NYG</text:p>
          </table:table-cell>
        </table:table-row>
        <table:table-row table:style-name="ro1">
          <table:table-cell office:value-type="string">
            <text:p>Brown, Charles</text:p>
          </table:table-cell>
          <table:table-cell office:value-type="string">
            <text:p>OL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Brown, Darrick</text:p>
          </table:table-cell>
          <table:table-cell office:value-type="string">
            <text:p>DB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Brown, Jammal</text:p>
          </table:table-cell>
          <table:table-cell office:value-type="string">
            <text:p>OL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Brown, Jason</text:p>
          </table:table-cell>
          <table:table-cell office:value-type="string">
            <text:p>OL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Brown, Josh</text:p>
          </table:table-cell>
          <table:table-cell office:value-type="string">
            <text:p>K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Brown, Levi</text:p>
          </table:table-cell>
          <table:table-cell office:value-type="string">
            <text:p>OL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Brown, Patrick</text:p>
          </table:table-cell>
          <table:table-cell office:value-type="string">
            <text:p>OL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Brown, Ronnie</text:p>
          </table:table-cell>
          <table:table-cell office:value-type="string">
            <text:p>RB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Brown, Tarell</text:p>
          </table:table-cell>
          <table:table-cell office:value-type="string">
            <text:p>DB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Browner, Brandon</text:p>
          </table:table-cell>
          <table:table-cell office:value-type="string">
            <text:p>DB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Browning, Bryant</text:p>
          </table:table-cell>
          <table:table-cell office:value-type="string">
            <text:p>OL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Bryant, Dez</text:p>
          </table:table-cell>
          <table:table-cell office:value-type="string">
            <text:p>WR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Bryant, Matt</text:p>
          </table:table-cell>
          <table:table-cell office:value-type="string">
            <text:p>K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Bryant, Red</text:p>
          </table:table-cell>
          <table:table-cell office:value-type="string">
            <text:p>DL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Buchanon, Phillip</text:p>
          </table:table-cell>
          <table:table-cell office:value-type="string">
            <text:p>DB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Buehler, David</text:p>
          </table:table-cell>
          <table:table-cell office:value-type="string">
            <text:p>K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Bulaga, Bryan</text:p>
          </table:table-cell>
          <table:table-cell office:value-type="string">
            <text:p>OL</text:p>
          </table:table-cell>
          <table:table-cell office:value-type="string">
            <text:p>GNB</text:p>
          </table:table-cell>
        </table:table-row>
        <table:table-row table:style-name="ro1">
          <table:table-cell office:value-type="string">
            <text:p>Burleson, Nate</text:p>
          </table:table-cell>
          <table:table-cell office:value-type="string">
            <text:p>WR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Burnett, Morgan</text:p>
          </table:table-cell>
          <table:table-cell office:value-type="string">
            <text:p>DB</text:p>
          </table:table-cell>
          <table:table-cell office:value-type="string">
            <text:p>GNB</text:p>
          </table:table-cell>
        </table:table-row>
        <table:table-row table:style-name="ro1">
          <table:table-cell office:value-type="string">
            <text:p>Burton, Brandon</text:p>
          </table:table-cell>
          <table:table-cell office:value-type="string">
            <text:p>DB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Burton, Stephen</text:p>
          </table:table-cell>
          <table:table-cell office:value-type="string">
            <text:p>WR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Bush, Jarrett</text:p>
          </table:table-cell>
          <table:table-cell office:value-type="string">
            <text:p>DB</text:p>
          </table:table-cell>
          <table:table-cell office:value-type="string">
            <text:p>GNB</text:p>
          </table:table-cell>
        </table:table-row>
        <table:table-row table:style-name="ro1">
          <table:table-cell office:value-type="string">
            <text:p>Bushrod, Jermon</text:p>
          </table:table-cell>
          <table:table-cell office:value-type="string">
            <text:p>OL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Bussey, Nate</text:p>
          </table:table-cell>
          <table:table-cell office:value-type="string">
            <text:p>LB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Butler, Crezdon</text:p>
          </table:table-cell>
          <table:table-cell office:value-type="string">
            <text:p>DB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Butler, Darius</text:p>
          </table:table-cell>
          <table:table-cell office:value-type="string">
            <text:p>DB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Butler, Deon</text:p>
          </table:table-cell>
          <table:table-cell office:value-type="string">
            <text:p>WR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Butler, Ezra</text:p>
          </table:table-cell>
          <table:table-cell office:value-type="string">
            <text:p>LB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Butler, James</text:p>
          </table:table-cell>
          <table:table-cell office:value-type="string">
            <text:p>DB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Butler, Mario</text:p>
          </table:table-cell>
          <table:table-cell office:value-type="string">
            <text:p>DB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Butler, Victor</text:p>
          </table:table-cell>
          <table:table-cell office:value-type="string">
            <text:p>LB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Byers, Jeff</text:p>
          </table:table-cell>
          <table:table-cell office:value-type="string">
            <text:p>OL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Byham, Nate</text:p>
          </table:table-cell>
          <table:table-cell office:value-type="string">
            <text:p>TE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Byrd, Dominique</text:p>
          </table:table-cell>
          <table:table-cell office:value-type="string">
            <text:p>TE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Calhoun, Duke</text:p>
          </table:table-cell>
          <table:table-cell office:value-type="string">
            <text:p>WR</text:p>
          </table:table-cell>
          <table:table-cell office:value-type="string">
            <text:p>NYG</text:p>
          </table:table-cell>
        </table:table-row>
        <table:table-row table:style-name="ro1">
          <table:table-cell office:value-type="string">
            <text:p>Callaway, Rob</text:p>
          </table:table-cell>
          <table:table-cell office:value-type="string">
            <text:p>DL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Camarillo, Greg</text:p>
          </table:table-cell>
          <table:table-cell office:value-type="string">
            <text:p>WR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Campbell, Calais</text:p>
          </table:table-cell>
          <table:table-cell office:value-type="string">
            <text:p>DL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Campbell, Chris</text:p>
          </table:table-cell>
          <table:table-cell office:value-type="string">
            <text:p>OL</text:p>
          </table:table-cell>
          <table:table-cell office:value-type="string">
            <text:p>GNB</text:p>
          </table:table-cell>
        </table:table-row>
        <table:table-row table:style-name="ro1">
          <table:table-cell office:value-type="string">
            <text:p>Canfield, Sean</text:p>
          </table:table-cell>
          <table:table-cell office:value-type="string">
            <text:p>QB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Canty, Chris</text:p>
          </table:table-cell>
          <table:table-cell office:value-type="string">
            <text:p>DL</text:p>
          </table:table-cell>
          <table:table-cell office:value-type="string">
            <text:p>NYG</text:p>
          </table:table-cell>
        </table:table-row>
        <table:table-row table:style-name="ro1">
          <table:table-cell office:value-type="string">
            <text:p>Carey, Don</text:p>
          </table:table-cell>
          <table:table-cell office:value-type="string">
            <text:p>DB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Carimi, Gabe</text:p>
          </table:table-cell>
          <table:table-cell office:value-type="string">
            <text:p>OL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Carlos, Keith</text:p>
          </table:table-cell>
          <table:table-cell office:value-type="string">
            <text:p>WR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Carlson, John</text:p>
          </table:table-cell>
          <table:table-cell office:value-type="string">
            <text:p>TE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Carpenter, Bobby</text:p>
          </table:table-cell>
          <table:table-cell office:value-type="string">
            <text:p>LB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Carpenter, James</text:p>
          </table:table-cell>
          <table:table-cell office:value-type="string">
            <text:p>OL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Carpenter, Rudy</text:p>
          </table:table-cell>
          <table:table-cell office:value-type="string">
            <text:p>QB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Carr, David</text:p>
          </table:table-cell>
          <table:table-cell office:value-type="string">
            <text:p>QB</text:p>
          </table:table-cell>
          <table:table-cell office:value-type="string">
            <text:p>NYG</text:p>
          </table:table-cell>
        </table:table-row>
        <table:table-row table:style-name="ro1">
          <table:table-cell office:value-type="string">
            <text:p>Carriker, Adam</text:p>
          </table:table-cell>
          <table:table-cell office:value-type="string">
            <text:p>DL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Carter, Brandon</text:p>
          </table:table-cell>
          <table:table-cell office:value-type="string">
            <text:p>OL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Carter, Bruce</text:p>
          </table:table-cell>
          <table:table-cell office:value-type="string">
            <text:p>LB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Carter, David</text:p>
          </table:table-cell>
          <table:table-cell office:value-type="string">
            <text:p>DL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Casillas, Jonathan</text:p>
          </table:table-cell>
          <table:table-cell office:value-type="string">
            <text:p>LB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Celek, Brent</text:p>
          </table:table-cell>
          <table:table-cell office:value-type="string">
            <text:p>TE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Chamberlain, Chris</text:p>
          </table:table-cell>
          <table:table-cell office:value-type="string">
            <text:p>LB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Chambers, Kirk</text:p>
          </table:table-cell>
          <table:table-cell office:value-type="string">
            <text:p>OL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Chancellor, Kam</text:p>
          </table:table-cell>
          <table:table-cell office:value-type="string">
            <text:p>DB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Chaney, Jamar</text:p>
          </table:table-cell>
          <table:table-cell office:value-type="string">
            <text:p>LB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Chapas, Shaun</text:p>
          </table:table-cell>
          <table:table-cell office:value-type="string">
            <text:p>RB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Charleston, Jeff</text:p>
          </table:table-cell>
          <table:table-cell office:value-type="string">
            <text:p>DL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Cherilus, Gosder</text:p>
          </table:table-cell>
          <table:table-cell office:value-type="string">
            <text:p>OL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Chester, Chris</text:p>
          </table:table-cell>
          <table:table-cell office:value-type="string">
            <text:p>OL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Chiles, John</text:p>
          </table:table-cell>
          <table:table-cell office:value-type="string">
            <text:p>WR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Chinasa, Ugo</text:p>
          </table:table-cell>
          <table:table-cell office:value-type="string">
            <text:p>DL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Church, Barry</text:p>
          </table:table-cell>
          <table:table-cell office:value-type="string">
            <text:p>DB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Clabo, Tyson</text:p>
          </table:table-cell>
          <table:table-cell office:value-type="string">
            <text:p>OL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Clark, Desmond</text:p>
          </table:table-cell>
          <table:table-cell office:value-type="string">
            <text:p>TE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Clausen, Jimmy</text:p>
          </table:table-cell>
          <table:table-cell office:value-type="string">
            <text:p>QB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Clayborn, Adrian</text:p>
          </table:table-cell>
          <table:table-cell office:value-type="string">
            <text:p>DL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Clayton, Keenan</text:p>
          </table:table-cell>
          <table:table-cell office:value-type="string">
            <text:p>LB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Clayton, Mark</text:p>
          </table:table-cell>
          <table:table-cell office:value-type="string">
            <text:p>WR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Clayton, Michael</text:p>
          </table:table-cell>
          <table:table-cell office:value-type="string">
            <text:p>WR</text:p>
          </table:table-cell>
          <table:table-cell office:value-type="string">
            <text:p>NYG</text:p>
          </table:table-cell>
        </table:table-row>
        <table:table-row table:style-name="ro1">
          <table:table-cell office:value-type="string">
            <text:p>Clemens, Kellen</text:p>
          </table:table-cell>
          <table:table-cell office:value-type="string">
            <text:p>QB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Clemons, Chris</text:p>
          </table:table-cell>
          <table:table-cell office:value-type="string">
            <text:p>DL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Clifton, Chad</text:p>
          </table:table-cell>
          <table:table-cell office:value-type="string">
            <text:p>OL</text:p>
          </table:table-cell>
          <table:table-cell office:value-type="string">
            <text:p>GNB</text:p>
          </table:table-cell>
        </table:table-row>
        <table:table-row table:style-name="ro1">
          <table:table-cell office:value-type="string">
            <text:p>Clutts, Tyler</text:p>
          </table:table-cell>
          <table:table-cell office:value-type="string">
            <text:p>RB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Cobb, Randall</text:p>
          </table:table-cell>
          <table:table-cell office:value-type="string">
            <text:p>WR</text:p>
          </table:table-cell>
          <table:table-cell office:value-type="string">
            <text:p>GNB</text:p>
          </table:table-cell>
        </table:table-row>
        <table:table-row table:style-name="ro1">
          <table:table-cell office:value-type="string">
            <text:p>Coe, Michael</text:p>
          </table:table-cell>
          <table:table-cell office:value-type="string">
            <text:p>DB</text:p>
          </table:table-cell>
          <table:table-cell office:value-type="string">
            <text:p>NYG</text:p>
          </table:table-cell>
        </table:table-row>
        <table:table-row table:style-name="ro1">
          <table:table-cell office:value-type="string">
            <text:p>Cofield, Barry</text:p>
          </table:table-cell>
          <table:table-cell office:value-type="string">
            <text:p>DL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Cole, Trent</text:p>
          </table:table-cell>
          <table:table-cell office:value-type="string">
            <text:p>DL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Coleman, Erik</text:p>
          </table:table-cell>
          <table:table-cell office:value-type="string">
            <text:p>DB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Coleman, Kenyon</text:p>
          </table:table-cell>
          <table:table-cell office:value-type="string">
            <text:p>DL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Coleman, Kurt</text:p>
          </table:table-cell>
          <table:table-cell office:value-type="string">
            <text:p>DB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Colledge, Daryn</text:p>
          </table:table-cell>
          <table:table-cell office:value-type="string">
            <text:p>OL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Collins, Jed</text:p>
          </table:table-cell>
          <table:table-cell office:value-type="string">
            <text:p>RB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Collins, Nick</text:p>
          </table:table-cell>
          <table:table-cell office:value-type="string">
            <text:p>DB</text:p>
          </table:table-cell>
          <table:table-cell office:value-type="string">
            <text:p>GNB</text:p>
          </table:table-cell>
        </table:table-row>
        <table:table-row table:style-name="ro1">
          <table:table-cell office:value-type="string">
            <text:p>Colston, Marques</text:p>
          </table:table-cell>
          <table:table-cell office:value-type="string">
            <text:p>WR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Compas, Jonathan</text:p>
          </table:table-cell>
          <table:table-cell office:value-type="string">
            <text:p>OL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Cone, Kevin</text:p>
          </table:table-cell>
          <table:table-cell office:value-type="string">
            <text:p>WR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Connor, Dan</text:p>
          </table:table-cell>
          <table:table-cell office:value-type="string">
            <text:p>LB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Considine, Sean</text:p>
          </table:table-cell>
          <table:table-cell office:value-type="string">
            <text:p>DB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Conte, Chris</text:p>
          </table:table-cell>
          <table:table-cell office:value-type="string">
            <text:p>DB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Cook, Chris</text:p>
          </table:table-cell>
          <table:table-cell office:value-type="string">
            <text:p>DB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Cook, Erik</text:p>
          </table:table-cell>
          <table:table-cell office:value-type="string">
            <text:p>OL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Cooley, Chris</text:p>
          </table:table-cell>
          <table:table-cell office:value-type="string">
            <text:p>TE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Cooper, Riley</text:p>
          </table:table-cell>
          <table:table-cell office:value-type="string">
            <text:p>WR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Cordle, Jim</text:p>
          </table:table-cell>
          <table:table-cell office:value-type="string">
            <text:p>OL</text:p>
          </table:table-cell>
          <table:table-cell office:value-type="string">
            <text:p>NYG</text:p>
          </table:table-cell>
        </table:table-row>
        <table:table-row table:style-name="ro1">
          <table:table-cell office:value-type="string">
            <text:p>Cosby, DeMarco</text:p>
          </table:table-cell>
          <table:table-cell office:value-type="string">
            <text:p>TE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Costa, Phil</text:p>
          </table:table-cell>
          <table:table-cell office:value-type="string">
            <text:p>OL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Costanzo, Blake</text:p>
          </table:table-cell>
          <table:table-cell office:value-type="string">
            <text:p>LB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Cox, Kennard</text:p>
          </table:table-cell>
          <table:table-cell office:value-type="string">
            <text:p>DB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Cox, Mike</text:p>
          </table:table-cell>
          <table:table-cell office:value-type="string">
            <text:p>RB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Crabtree, Michael</text:p>
          </table:table-cell>
          <table:table-cell office:value-type="string">
            <text:p>WR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Crabtree, Tom</text:p>
          </table:table-cell>
          <table:table-cell office:value-type="string">
            <text:p>TE</text:p>
          </table:table-cell>
          <table:table-cell office:value-type="string">
            <text:p>GNB</text:p>
          </table:table-cell>
        </table:table-row>
        <table:table-row table:style-name="ro1">
          <table:table-cell office:value-type="string">
            <text:p>Crompton, Jonathan</text:p>
          </table:table-cell>
          <table:table-cell office:value-type="string">
            <text:p>QB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Crosby, Mason</text:p>
          </table:table-cell>
          <table:table-cell office:value-type="string">
            <text:p>K</text:p>
          </table:table-cell>
          <table:table-cell office:value-type="string">
            <text:p>GNB</text:p>
          </table:table-cell>
        </table:table-row>
        <table:table-row table:style-name="ro1">
          <table:table-cell office:value-type="string">
            <text:p>Crowder, Tim</text:p>
          </table:table-cell>
          <table:table-cell office:value-type="string">
            <text:p>DL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Cruz, Victor</text:p>
          </table:table-cell>
          <table:table-cell office:value-type="string">
            <text:p>WR</text:p>
          </table:table-cell>
          <table:table-cell office:value-type="string">
            <text:p>NYG</text:p>
          </table:table-cell>
        </table:table-row>
        <table:table-row table:style-name="ro1">
          <table:table-cell office:value-type="string">
            <text:p>Cudjo, Jermelle</text:p>
          </table:table-cell>
          <table:table-cell office:value-type="string">
            <text:p>DL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Culbreath, Johnny</text:p>
          </table:table-cell>
          <table:table-cell office:value-type="string">
            <text:p>OL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Culliver, Chris</text:p>
          </table:table-cell>
          <table:table-cell office:value-type="string">
            <text:p>DB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Curry, Dominique</text:p>
          </table:table-cell>
          <table:table-cell office:value-type="string">
            <text:p>WR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Cutler, Jay</text:p>
          </table:table-cell>
          <table:table-cell office:value-type="string">
            <text:p>QB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Cutrera, Jacob</text:p>
          </table:table-cell>
          <table:table-cell office:value-type="string">
            <text:p>LB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D'Imperio, Ryan</text:p>
          </table:table-cell>
          <table:table-cell office:value-type="string">
            <text:p>RB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Dahl, Craig</text:p>
          </table:table-cell>
          <table:table-cell office:value-type="string">
            <text:p>DB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Dahl, Harvey</text:p>
          </table:table-cell>
          <table:table-cell office:value-type="string">
            <text:p>OL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Daniel, Chase</text:p>
          </table:table-cell>
          <table:table-cell office:value-type="string">
            <text:p>QB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Davis, Anthony</text:p>
          </table:table-cell>
          <table:table-cell office:value-type="string">
            <text:p>OL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Davis, C.J.</text:p>
          </table:table-cell>
          <table:table-cell office:value-type="string">
            <text:p>OL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Davis, Chauncey</text:p>
          </table:table-cell>
          <table:table-cell office:value-type="string">
            <text:p>DL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Davis, D.J.</text:p>
          </table:table-cell>
          <table:table-cell office:value-type="string">
            <text:p>WR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Davis, Dexter</text:p>
          </table:table-cell>
          <table:table-cell office:value-type="string">
            <text:p>DL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Davis, Fred</text:p>
          </table:table-cell>
          <table:table-cell office:value-type="string">
            <text:p>TE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Davis, Josh</text:p>
          </table:table-cell>
          <table:table-cell office:value-type="string">
            <text:p>OL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Davis, Kellen</text:p>
          </table:table-cell>
          <table:table-cell office:value-type="string">
            <text:p>TE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Davis, Leonard</text:p>
          </table:table-cell>
          <table:table-cell office:value-type="string">
            <text:p>OL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Davis, Rashied</text:p>
          </table:table-cell>
          <table:table-cell office:value-type="string">
            <text:p>WR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Davis, Thomas</text:p>
          </table:table-cell>
          <table:table-cell office:value-type="string">
            <text:p>LB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Davis, Vernon</text:p>
          </table:table-cell>
          <table:table-cell office:value-type="string">
            <text:p>TE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De La Puente, Brian</text:p>
          </table:table-cell>
          <table:table-cell office:value-type="string">
            <text:p>OL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DeCicco, Dom</text:p>
          </table:table-cell>
          <table:table-cell office:value-type="string">
            <text:p>LB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DeCoud, Thomas</text:p>
          </table:table-cell>
          <table:table-cell office:value-type="string">
            <text:p>DB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DeGeare, Chris</text:p>
          </table:table-cell>
          <table:table-cell office:value-type="string">
            <text:p>OL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DePalma, Dan</text:p>
          </table:table-cell>
          <table:table-cell office:value-type="string">
            <text:p>WR</text:p>
          </table:table-cell>
          <table:table-cell office:value-type="string">
            <text:p>NYG</text:p>
          </table:table-cell>
        </table:table-row>
        <table:table-row table:style-name="ro1">
          <table:table-cell office:value-type="string">
            <text:p>Dean, Larry</text:p>
          </table:table-cell>
          <table:table-cell office:value-type="string">
            <text:p>LB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Delmas, Louis</text:p>
          </table:table-cell>
          <table:table-cell office:value-type="string">
            <text:p>DB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Dent, Akeem</text:p>
          </table:table-cell>
          <table:table-cell office:value-type="string">
            <text:p>LB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Devine, Noel</text:p>
          </table:table-cell>
          <table:table-cell office:value-type="string">
            <text:p>RB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Diehl, David</text:p>
          </table:table-cell>
          <table:table-cell office:value-type="string">
            <text:p>OL</text:p>
          </table:table-cell>
          <table:table-cell office:value-type="string">
            <text:p>NYG</text:p>
          </table:table-cell>
        </table:table-row>
        <table:table-row table:style-name="ro1">
          <table:table-cell office:value-type="string">
            <text:p>Dietrich-Smith, Evan</text:p>
          </table:table-cell>
          <table:table-cell office:value-type="string">
            <text:p>OL</text:p>
          </table:table-cell>
          <table:table-cell office:value-type="string">
            <text:p>GNB</text:p>
          </table:table-cell>
        </table:table-row>
        <table:table-row table:style-name="ro1">
          <table:table-cell office:value-type="string">
            <text:p>Dillard, Phillip</text:p>
          </table:table-cell>
          <table:table-cell office:value-type="string">
            <text:p>LB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Divens, Lamar</text:p>
          </table:table-cell>
          <table:table-cell office:value-type="string">
            <text:p>DL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Dixon, Anthony</text:p>
          </table:table-cell>
          <table:table-cell office:value-type="string">
            <text:p>RB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Dixon, Antonio</text:p>
          </table:table-cell>
          <table:table-cell office:value-type="string">
            <text:p>DL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Dobbs, Demarcus</text:p>
          </table:table-cell>
          <table:table-cell office:value-type="string">
            <text:p>DL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Dockery, Derrick</text:p>
          </table:table-cell>
          <table:table-cell office:value-type="string">
            <text:p>OL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Dockett, Darnell</text:p>
          </table:table-cell>
          <table:table-cell office:value-type="string">
            <text:p>DL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Doggett, Derrick</text:p>
          </table:table-cell>
          <table:table-cell office:value-type="string">
            <text:p>LB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Dominguez, Ray</text:p>
          </table:table-cell>
          <table:table-cell office:value-type="string">
            <text:p>OL</text:p>
          </table:table-cell>
          <table:table-cell office:value-type="string">
            <text:p>GNB</text:p>
          </table:table-cell>
        </table:table-row>
        <table:table-row table:style-name="ro1">
          <table:table-cell office:value-type="string">
            <text:p>Dorrestein, Perry</text:p>
          </table:table-cell>
          <table:table-cell office:value-type="string">
            <text:p>OL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Dotson, Demar</text:p>
          </table:table-cell>
          <table:table-cell office:value-type="string">
            <text:p>OL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Doucet, Early</text:p>
          </table:table-cell>
          <table:table-cell office:value-type="string">
            <text:p>WR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Doughty, Reed</text:p>
          </table:table-cell>
          <table:table-cell office:value-type="string">
            <text:p>DB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Douglas, Harry</text:p>
          </table:table-cell>
          <table:table-cell office:value-type="string">
            <text:p>WR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Dray, Jim</text:p>
          </table:table-cell>
          <table:table-cell office:value-type="string">
            <text:p>TE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Driver, Donald</text:p>
          </table:table-cell>
          <table:table-cell office:value-type="string">
            <text:p>WR</text:p>
          </table:table-cell>
          <table:table-cell office:value-type="string">
            <text:p>GNB</text:p>
          </table:table-cell>
        </table:table-row>
        <table:table-row table:style-name="ro1">
          <table:table-cell office:value-type="string">
            <text:p>Dunbar, Jo-Lonn</text:p>
          </table:table-cell>
          <table:table-cell office:value-type="string">
            <text:p>LB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Dunlap, King</text:p>
          </table:table-cell>
          <table:table-cell office:value-type="string">
            <text:p>OL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Durant, Justin</text:p>
          </table:table-cell>
          <table:table-cell office:value-type="string">
            <text:p>LB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Durham, Kris</text:p>
          </table:table-cell>
          <table:table-cell office:value-type="string">
            <text:p>WR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Dutch, Doug</text:p>
          </table:table-cell>
          <table:table-cell office:value-type="string">
            <text:p>DB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Eason, Nick</text:p>
          </table:table-cell>
          <table:table-cell office:value-type="string">
            <text:p>DL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Edwards, Armanti</text:p>
          </table:table-cell>
          <table:table-cell office:value-type="string">
            <text:p>WR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Edwards, Ray</text:p>
          </table:table-cell>
          <table:table-cell office:value-type="string">
            <text:p>DL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Edwards, Ron</text:p>
          </table:table-cell>
          <table:table-cell office:value-type="string">
            <text:p>DL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Ekejiuba, Isaiah</text:p>
          </table:table-cell>
          <table:table-cell office:value-type="string">
            <text:p>LB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Elam, Abram</text:p>
          </table:table-cell>
          <table:table-cell office:value-type="string">
            <text:p>DB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Ellis, Sedrick</text:p>
          </table:table-cell>
          <table:table-cell office:value-type="string">
            <text:p>DL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Elmore, Ricky</text:p>
          </table:table-cell>
          <table:table-cell office:value-type="string">
            <text:p>LB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Enderle, Nathan</text:p>
          </table:table-cell>
          <table:table-cell office:value-type="string">
            <text:p>QB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Ervin, Allen</text:p>
          </table:table-cell>
          <table:table-cell office:value-type="string">
            <text:p>RB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Evans, Fred</text:p>
          </table:table-cell>
          <table:table-cell office:value-type="string">
            <text:p>DL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Evans, Jahri</text:p>
          </table:table-cell>
          <table:table-cell office:value-type="string">
            <text:p>OL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Evans, Jonathan</text:p>
          </table:table-cell>
          <table:table-cell office:value-type="string">
            <text:p>RB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Faine, Jeff</text:p>
          </table:table-cell>
          <table:table-cell office:value-type="string">
            <text:p>OL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Fairley, Nick</text:p>
          </table:table-cell>
          <table:table-cell office:value-type="string">
            <text:p>DL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Fanaika, Paul</text:p>
          </table:table-cell>
          <table:table-cell office:value-type="string">
            <text:p>OL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Farwell, Heath</text:p>
          </table:table-cell>
          <table:table-cell office:value-type="string">
            <text:p>LB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Feeley, A.J.</text:p>
          </table:table-cell>
          <table:table-cell office:value-type="string">
            <text:p>QB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Feely, Jay</text:p>
          </table:table-cell>
          <table:table-cell office:value-type="string">
            <text:p>K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Fiammetta, Tony</text:p>
          </table:table-cell>
          <table:table-cell office:value-type="string">
            <text:p>RB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Finley, Jay</text:p>
          </table:table-cell>
          <table:table-cell office:value-type="string">
            <text:p>RB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Finley, Jermichael</text:p>
          </table:table-cell>
          <table:table-cell office:value-type="string">
            <text:p>TE</text:p>
          </table:table-cell>
          <table:table-cell office:value-type="string">
            <text:p>GNB</text:p>
          </table:table-cell>
        </table:table-row>
        <table:table-row table:style-name="ro1">
          <table:table-cell office:value-type="string">
            <text:p>Fitzgerald, Larry</text:p>
          </table:table-cell>
          <table:table-cell office:value-type="string">
            <text:p>WR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Fletcher, Bradley</text:p>
          </table:table-cell>
          <table:table-cell office:value-type="string">
            <text:p>DB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Fletcher, London</text:p>
          </table:table-cell>
          <table:table-cell office:value-type="string">
            <text:p>LB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Fluellen, Andre</text:p>
          </table:table-cell>
          <table:table-cell office:value-type="string">
            <text:p>DL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Flynn, Matt</text:p>
          </table:table-cell>
          <table:table-cell office:value-type="string">
            <text:p>QB</text:p>
          </table:table-cell>
          <table:table-cell office:value-type="string">
            <text:p>GNB</text:p>
          </table:table-cell>
        </table:table-row>
        <table:table-row table:style-name="ro1">
          <table:table-cell office:value-type="string">
            <text:p>Fokou, Moise</text:p>
          </table:table-cell>
          <table:table-cell office:value-type="string">
            <text:p>LB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Forbath, Kai</text:p>
          </table:table-cell>
          <table:table-cell office:value-type="string">
            <text:p>K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Forsett, Justin</text:p>
          </table:table-cell>
          <table:table-cell office:value-type="string">
            <text:p>RB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Forte, Matt</text:p>
          </table:table-cell>
          <table:table-cell office:value-type="string">
            <text:p>RB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Foster, Mason</text:p>
          </table:table-cell>
          <table:table-cell office:value-type="string">
            <text:p>LB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Fountain, Maurice</text:p>
          </table:table-cell>
          <table:table-cell office:value-type="string">
            <text:p>DL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Fox, Jason</text:p>
          </table:table-cell>
          <table:table-cell office:value-type="string">
            <text:p>OL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Fox, Keyaron</text:p>
          </table:table-cell>
          <table:table-cell office:value-type="string">
            <text:p>LB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Frampton, Eric</text:p>
          </table:table-cell>
          <table:table-cell office:value-type="string">
            <text:p>DB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Francies, Coye</text:p>
          </table:table-cell>
          <table:table-cell office:value-type="string">
            <text:p>DB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Francois, Rob</text:p>
          </table:table-cell>
          <table:table-cell office:value-type="string">
            <text:p>LB</text:p>
          </table:table-cell>
          <table:table-cell office:value-type="string">
            <text:p>GNB</text:p>
          </table:table-cell>
        </table:table-row>
        <table:table-row table:style-name="ro1">
          <table:table-cell office:value-type="string">
            <text:p>Franklin, Aubrayo</text:p>
          </table:table-cell>
          <table:table-cell office:value-type="string">
            <text:p>DL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Franklin, Collin</text:p>
          </table:table-cell>
          <table:table-cell office:value-type="string">
            <text:p>TE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Franks, Dominique</text:p>
          </table:table-cell>
          <table:table-cell office:value-type="string">
            <text:p>DB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Free, Doug</text:p>
          </table:table-cell>
          <table:table-cell office:value-type="string">
            <text:p>OL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Freeman, Josh</text:p>
          </table:table-cell>
          <table:table-cell office:value-type="string">
            <text:p>QB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Fua, Sione</text:p>
          </table:table-cell>
          <table:table-cell office:value-type="string">
            <text:p>DL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Fusco, Brandon</text:p>
          </table:table-cell>
          <table:table-cell office:value-type="string">
            <text:p>OL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Gaffney, Jabar</text:p>
          </table:table-cell>
          <table:table-cell office:value-type="string">
            <text:p>WR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Gaither, Omar</text:p>
          </table:table-cell>
          <table:table-cell office:value-type="string">
            <text:p>LB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Gaitor, Anthony</text:p>
          </table:table-cell>
          <table:table-cell office:value-type="string">
            <text:p>DB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Galette, Junior</text:p>
          </table:table-cell>
          <table:table-cell office:value-type="string">
            <text:p>DL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Gallarda, Tommy</text:p>
          </table:table-cell>
          <table:table-cell office:value-type="string">
            <text:p>TE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Gallery, Robert</text:p>
          </table:table-cell>
          <table:table-cell office:value-type="string">
            <text:p>OL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Gamble, Chris</text:p>
          </table:table-cell>
          <table:table-cell office:value-type="string">
            <text:p>DB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Gandy, Dylan</text:p>
          </table:table-cell>
          <table:table-cell office:value-type="string">
            <text:p>OL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Gano, Graham</text:p>
          </table:table-cell>
          <table:table-cell office:value-type="string">
            <text:p>K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Gant, Ed</text:p>
          </table:table-cell>
          <table:table-cell office:value-type="string">
            <text:p>WR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Garza, Roberto</text:p>
          </table:table-cell>
          <table:table-cell office:value-type="string">
            <text:p>OL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Geathers, Clifton</text:p>
          </table:table-cell>
          <table:table-cell office:value-type="string">
            <text:p>DL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Genus, Sampson</text:p>
          </table:table-cell>
          <table:table-cell office:value-type="string">
            <text:p>OL</text:p>
          </table:table-cell>
          <table:table-cell office:value-type="string">
            <text:p>GNB</text:p>
          </table:table-cell>
        </table:table-row>
        <table:table-row table:style-name="ro1">
          <table:table-cell office:value-type="string">
            <text:p>Gerberry, Dan</text:p>
          </table:table-cell>
          <table:table-cell office:value-type="string">
            <text:p>OL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Gerhart, Toby</text:p>
          </table:table-cell>
          <table:table-cell office:value-type="string">
            <text:p>RB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Gettis, David</text:p>
          </table:table-cell>
          <table:table-cell office:value-type="string">
            <text:p>WR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Giacomini, Breno</text:p>
          </table:table-cell>
          <table:table-cell office:value-type="string">
            <text:p>OL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Gibson, Brandon</text:p>
          </table:table-cell>
          <table:table-cell office:value-type="string">
            <text:p>WR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Gibson, Gary</text:p>
          </table:table-cell>
          <table:table-cell office:value-type="string">
            <text:p>DL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Gibson, Mike</text:p>
          </table:table-cell>
          <table:table-cell office:value-type="string">
            <text:p>OL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Gibson, Mike</text:p>
          </table:table-cell>
          <table:table-cell office:value-type="string">
            <text:p>OL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Gibson, Thaddeus</text:p>
          </table:table-cell>
          <table:table-cell office:value-type="string">
            <text:p>DL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Gilmore, John</text:p>
          </table:table-cell>
          <table:table-cell office:value-type="string">
            <text:p>TE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Ginn, Ted</text:p>
          </table:table-cell>
          <table:table-cell office:value-type="string">
            <text:p>WR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Godfrey, Charles</text:p>
          </table:table-cell>
          <table:table-cell office:value-type="string">
            <text:p>DB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Goff, Jonathan</text:p>
          </table:table-cell>
          <table:table-cell office:value-type="string">
            <text:p>LB</text:p>
          </table:table-cell>
          <table:table-cell office:value-type="string">
            <text:p>NYG</text:p>
          </table:table-cell>
        </table:table-row>
        <table:table-row table:style-name="ro1">
          <table:table-cell office:value-type="string">
            <text:p>Goldberg, Adam</text:p>
          </table:table-cell>
          <table:table-cell office:value-type="string">
            <text:p>OL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Goldson, Dashon</text:p>
          </table:table-cell>
          <table:table-cell office:value-type="string">
            <text:p>DB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Golston, Kedric</text:p>
          </table:table-cell>
          <table:table-cell office:value-type="string">
            <text:p>DL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Gomes, DeJon</text:p>
          </table:table-cell>
          <table:table-cell office:value-type="string">
            <text:p>DB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Gonzalez, Tony</text:p>
          </table:table-cell>
          <table:table-cell office:value-type="string">
            <text:p>TE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Gooden, Tavares</text:p>
          </table:table-cell>
          <table:table-cell office:value-type="string">
            <text:p>LB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Goodson, Mike</text:p>
          </table:table-cell>
          <table:table-cell office:value-type="string">
            <text:p>RB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Goodwin, Jonathan</text:p>
          </table:table-cell>
          <table:table-cell office:value-type="string">
            <text:p>OL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Gordon, Cletis</text:p>
          </table:table-cell>
          <table:table-cell office:value-type="string">
            <text:p>DB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Gordy, Josh</text:p>
          </table:table-cell>
          <table:table-cell office:value-type="string">
            <text:p>DB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Gore, Frank</text:p>
          </table:table-cell>
          <table:table-cell office:value-type="string">
            <text:p>RB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Gould, Robbie</text:p>
          </table:table-cell>
          <table:table-cell office:value-type="string">
            <text:p>K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Graham, Brandon</text:p>
          </table:table-cell>
          <table:table-cell office:value-type="string">
            <text:p>DL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Graham, Corey</text:p>
          </table:table-cell>
          <table:table-cell office:value-type="string">
            <text:p>DB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Graham, Earnest</text:p>
          </table:table-cell>
          <table:table-cell office:value-type="string">
            <text:p>RB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Graham, Jimmy</text:p>
          </table:table-cell>
          <table:table-cell office:value-type="string">
            <text:p>TE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Grant, Bakari</text:p>
          </table:table-cell>
          <table:table-cell office:value-type="string">
            <text:p>WR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Grant, Deon</text:p>
          </table:table-cell>
          <table:table-cell office:value-type="string">
            <text:p>DB</text:p>
          </table:table-cell>
          <table:table-cell office:value-type="string">
            <text:p>NYG</text:p>
          </table:table-cell>
        </table:table-row>
        <table:table-row table:style-name="ro1">
          <table:table-cell office:value-type="string">
            <text:p>Grant, Larry</text:p>
          </table:table-cell>
          <table:table-cell office:value-type="string">
            <text:p>LB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Grant, Ryan</text:p>
          </table:table-cell>
          <table:table-cell office:value-type="string">
            <text:p>RB</text:p>
          </table:table-cell>
          <table:table-cell office:value-type="string">
            <text:p>GNB</text:p>
          </table:table-cell>
        </table:table-row>
        <table:table-row table:style-name="ro1">
          <table:table-cell office:value-type="string">
            <text:p>Graves, John</text:p>
          </table:table-cell>
          <table:table-cell office:value-type="string">
            <text:p>DL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Green, Alex</text:p>
          </table:table-cell>
          <table:table-cell office:value-type="string">
            <text:p>RB</text:p>
          </table:table-cell>
          <table:table-cell office:value-type="string">
            <text:p>GNB</text:p>
          </table:table-cell>
        </table:table-row>
        <table:table-row table:style-name="ro1">
          <table:table-cell office:value-type="string">
            <text:p>Green, Howard</text:p>
          </table:table-cell>
          <table:table-cell office:value-type="string">
            <text:p>DL</text:p>
          </table:table-cell>
          <table:table-cell office:value-type="string">
            <text:p>GNB</text:p>
          </table:table-cell>
        </table:table-row>
        <table:table-row table:style-name="ro1">
          <table:table-cell office:value-type="string">
            <text:p>Green, Marshay</text:p>
          </table:table-cell>
          <table:table-cell office:value-type="string">
            <text:p>DB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Greenway, Chad</text:p>
          </table:table-cell>
          <table:table-cell office:value-type="string">
            <text:p>LB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Greer, Jabari</text:p>
          </table:table-cell>
          <table:table-cell office:value-type="string">
            <text:p>DB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Greisen, Chris</text:p>
          </table:table-cell>
          <table:table-cell office:value-type="string">
            <text:p>QB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Griffen, Everson</text:p>
          </table:table-cell>
          <table:table-cell office:value-type="string">
            <text:p>DL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Griffin, Cedric</text:p>
          </table:table-cell>
          <table:table-cell office:value-type="string">
            <text:p>DB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Grimes, Brent</text:p>
          </table:table-cell>
          <table:table-cell office:value-type="string">
            <text:p>DB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Grimm, Cody</text:p>
          </table:table-cell>
          <table:table-cell office:value-type="string">
            <text:p>DB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Gross, Jordan</text:p>
          </table:table-cell>
          <table:table-cell office:value-type="string">
            <text:p>OL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Grossman, Rex</text:p>
          </table:table-cell>
          <table:table-cell office:value-type="string">
            <text:p>QB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Guidugli, Ben</text:p>
          </table:table-cell>
          <table:table-cell office:value-type="string">
            <text:p>TE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Guion, Letroy</text:p>
          </table:table-cell>
          <table:table-cell office:value-type="string">
            <text:p>DL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Gurley, Tori</text:p>
          </table:table-cell>
          <table:table-cell office:value-type="string">
            <text:p>WR</text:p>
          </table:table-cell>
          <table:table-cell office:value-type="string">
            <text:p>GNB</text:p>
          </table:table-cell>
        </table:table-row>
        <table:table-row table:style-name="ro1">
          <table:table-cell office:value-type="string">
            <text:p>Gutierrez, Matt</text:p>
          </table:table-cell>
          <table:table-cell office:value-type="string">
            <text:p>QB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Guy, Lawrence</text:p>
          </table:table-cell>
          <table:table-cell office:value-type="string">
            <text:p>DL</text:p>
          </table:table-cell>
          <table:table-cell office:value-type="string">
            <text:p>GNB</text:p>
          </table:table-cell>
        </table:table-row>
        <table:table-row table:style-name="ro1">
          <table:table-cell office:value-type="string">
            <text:p>Hadnot, Rex</text:p>
          </table:table-cell>
          <table:table-cell office:value-type="string">
            <text:p>OL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Haggans, Clark</text:p>
          </table:table-cell>
          <table:table-cell office:value-type="string">
            <text:p>LB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Haggerty, Johnathan</text:p>
          </table:table-cell>
          <table:table-cell office:value-type="string">
            <text:p>WR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Hall, Chad</text:p>
          </table:table-cell>
          <table:table-cell office:value-type="string">
            <text:p>WR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Hall, De'von</text:p>
          </table:table-cell>
          <table:table-cell office:value-type="string">
            <text:p>DB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Hall, DeAngelo</text:p>
          </table:table-cell>
          <table:table-cell office:value-type="string">
            <text:p>DB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Hall, Derek</text:p>
          </table:table-cell>
          <table:table-cell office:value-type="string">
            <text:p>OL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Hall, James</text:p>
          </table:table-cell>
          <table:table-cell office:value-type="string">
            <text:p>DL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Hall, Korey</text:p>
          </table:table-cell>
          <table:table-cell office:value-type="string">
            <text:p>RB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Hall, Max</text:p>
          </table:table-cell>
          <table:table-cell office:value-type="string">
            <text:p>QB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Hall, Roy</text:p>
          </table:table-cell>
          <table:table-cell office:value-type="string">
            <text:p>WR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Hamler, Jamel</text:p>
          </table:table-cell>
          <table:table-cell office:value-type="string">
            <text:p>WR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Hamlin, Mike</text:p>
          </table:table-cell>
          <table:table-cell office:value-type="string">
            <text:p>DB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Hangartner, Geoff</text:p>
          </table:table-cell>
          <table:table-cell office:value-type="string">
            <text:p>OL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Hanie, Caleb</text:p>
          </table:table-cell>
          <table:table-cell office:value-type="string">
            <text:p>QB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Hankerson, Leonard</text:p>
          </table:table-cell>
          <table:table-cell office:value-type="string">
            <text:p>WR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Hannula, Ben</text:p>
          </table:table-cell>
          <table:table-cell office:value-type="string">
            <text:p>DB</text:p>
          </table:table-cell>
          <table:table-cell office:value-type="string">
            <text:p>NYG</text:p>
          </table:table-cell>
        </table:table-row>
        <table:table-row table:style-name="ro1">
          <table:table-cell office:value-type="string">
            <text:p>Hansen, Matt</text:p>
          </table:table-cell>
          <table:table-cell office:value-type="string">
            <text:p>DB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Hanson, Jason</text:p>
          </table:table-cell>
          <table:table-cell office:value-type="string">
            <text:p>K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Hanson, Joselio</text:p>
          </table:table-cell>
          <table:table-cell office:value-type="string">
            <text:p>DB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Haralson, Parys</text:p>
          </table:table-cell>
          <table:table-cell office:value-type="string">
            <text:p>LB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Harbor, Clay</text:p>
          </table:table-cell>
          <table:table-cell office:value-type="string">
            <text:p>TE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Hardman, Derek</text:p>
          </table:table-cell>
          <table:table-cell office:value-type="string">
            <text:p>OL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Hardy, Daniel</text:p>
          </table:table-cell>
          <table:table-cell office:value-type="string">
            <text:p>TE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Hardy, Greg</text:p>
          </table:table-cell>
          <table:table-cell office:value-type="string">
            <text:p>DL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Hargrove, Anthony</text:p>
          </table:table-cell>
          <table:table-cell office:value-type="string">
            <text:p>DL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Harper, Roman</text:p>
          </table:table-cell>
          <table:table-cell office:value-type="string">
            <text:p>DB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Harrell, Graham</text:p>
          </table:table-cell>
          <table:table-cell office:value-type="string">
            <text:p>QB</text:p>
          </table:table-cell>
          <table:table-cell office:value-type="string">
            <text:p>GNB</text:p>
          </table:table-cell>
        </table:table-row>
        <table:table-row table:style-name="ro1">
          <table:table-cell office:value-type="string">
            <text:p>Harris, Al</text:p>
          </table:table-cell>
          <table:table-cell office:value-type="string">
            <text:p>DB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Harris, Chris</text:p>
          </table:table-cell>
          <table:table-cell office:value-type="string">
            <text:p>DB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Harris, Dwayne</text:p>
          </table:table-cell>
          <table:table-cell office:value-type="string">
            <text:p>WR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Harris, Marcus</text:p>
          </table:table-cell>
          <table:table-cell office:value-type="string">
            <text:p>WR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Harrison, Brandon</text:p>
          </table:table-cell>
          <table:table-cell office:value-type="string">
            <text:p>DB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Harrison, Jerome</text:p>
          </table:table-cell>
          <table:table-cell office:value-type="string">
            <text:p>RB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Hartley, Garrett</text:p>
          </table:table-cell>
          <table:table-cell office:value-type="string">
            <text:p>K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Hartsock, Ben</text:p>
          </table:table-cell>
          <table:table-cell office:value-type="string">
            <text:p>TE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Harvin, Percy</text:p>
          </table:table-cell>
          <table:table-cell office:value-type="string">
            <text:p>WR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Hastings, Joe</text:p>
          </table:table-cell>
          <table:table-cell office:value-type="string">
            <text:p>WR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Hatcher, Jason</text:p>
          </table:table-cell>
          <table:table-cell office:value-type="string">
            <text:p>DL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Hauschka, Steven</text:p>
          </table:table-cell>
          <table:table-cell office:value-type="string">
            <text:p>K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Havili, Stanley</text:p>
          </table:table-cell>
          <table:table-cell office:value-type="string">
            <text:p>RB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Hawk, A.J.</text:p>
          </table:table-cell>
          <table:table-cell office:value-type="string">
            <text:p>LB</text:p>
          </table:table-cell>
          <table:table-cell office:value-type="string">
            <text:p>GNB</text:p>
          </table:table-cell>
        </table:table-row>
        <table:table-row table:style-name="ro1">
          <table:table-cell office:value-type="string">
            <text:p>Hawley, Joe</text:p>
          </table:table-cell>
          <table:table-cell office:value-type="string">
            <text:p>OL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Hawthorne, David</text:p>
          </table:table-cell>
          <table:table-cell office:value-type="string">
            <text:p>LB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Hayden, Kelvin</text:p>
          </table:table-cell>
          <table:table-cell office:value-type="string">
            <text:p>DB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Haye, Jovan</text:p>
          </table:table-cell>
          <table:table-cell office:value-type="string">
            <text:p>DL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Hayes, Geno</text:p>
          </table:table-cell>
          <table:table-cell office:value-type="string">
            <text:p>LB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Haynesworth, Albert</text:p>
          </table:table-cell>
          <table:table-cell office:value-type="string">
            <text:p>DL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Hayward, Adam</text:p>
          </table:table-cell>
          <table:table-cell office:value-type="string">
            <text:p>LB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Heap, Todd</text:p>
          </table:table-cell>
          <table:table-cell office:value-type="string">
            <text:p>TE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Heller, Will</text:p>
          </table:table-cell>
          <table:table-cell office:value-type="string">
            <text:p>TE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Helu, Roy</text:p>
          </table:table-cell>
          <table:table-cell office:value-type="string">
            <text:p>RB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Henderson, Devery</text:p>
          </table:table-cell>
          <table:table-cell office:value-type="string">
            <text:p>WR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Henderson, E.J.</text:p>
          </table:table-cell>
          <table:table-cell office:value-type="string">
            <text:p>LB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Henderson, Erin</text:p>
          </table:table-cell>
          <table:table-cell office:value-type="string">
            <text:p>LB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Henderson, John</text:p>
          </table:table-cell>
          <table:table-cell office:value-type="string">
            <text:p>DL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Hendricks, Dwayne</text:p>
          </table:table-cell>
          <table:table-cell office:value-type="string">
            <text:p>DL</text:p>
          </table:table-cell>
          <table:table-cell office:value-type="string">
            <text:p>NYG</text:p>
          </table:table-cell>
        </table:table-row>
        <table:table-row table:style-name="ro1">
          <table:table-cell office:value-type="string">
            <text:p>Henery, Alex</text:p>
          </table:table-cell>
          <table:table-cell office:value-type="string">
            <text:p>K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Henry, Ricky</text:p>
          </table:table-cell>
          <table:table-cell office:value-type="string">
            <text:p>OL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Herremans, Todd</text:p>
          </table:table-cell>
          <table:table-cell office:value-type="string">
            <text:p>OL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Herrera, Anthony</text:p>
          </table:table-cell>
          <table:table-cell office:value-type="string">
            <text:p>OL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Herring, Will</text:p>
          </table:table-cell>
          <table:table-cell office:value-type="string">
            <text:p>LB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Herzlich, Mark</text:p>
          </table:table-cell>
          <table:table-cell office:value-type="string">
            <text:p>LB</text:p>
          </table:table-cell>
          <table:table-cell office:value-type="string">
            <text:p>NYG</text:p>
          </table:table-cell>
        </table:table-row>
        <table:table-row table:style-name="ro1">
          <table:table-cell office:value-type="string">
            <text:p>Hester, Devin</text:p>
          </table:table-cell>
          <table:table-cell office:value-type="string">
            <text:p>WR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Higgins, Mike</text:p>
          </table:table-cell>
          <table:table-cell office:value-type="string">
            <text:p>TE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Hightower, Tim</text:p>
          </table:table-cell>
          <table:table-cell office:value-type="string">
            <text:p>RB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Hill, Leroy</text:p>
          </table:table-cell>
          <table:table-cell office:value-type="string">
            <text:p>LB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Hill, Sammie Lee</text:p>
          </table:table-cell>
          <table:table-cell office:value-type="string">
            <text:p>DL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Hill, Shaun</text:p>
          </table:table-cell>
          <table:table-cell office:value-type="string">
            <text:p>QB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Hilliard, Corey</text:p>
          </table:table-cell>
          <table:table-cell office:value-type="string">
            <text:p>OL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Hixon, Domenik</text:p>
          </table:table-cell>
          <table:table-cell office:value-type="string">
            <text:p>WR</text:p>
          </table:table-cell>
          <table:table-cell office:value-type="string">
            <text:p>NYG</text:p>
          </table:table-cell>
        </table:table-row>
        <table:table-row table:style-name="ro1">
          <table:table-cell office:value-type="string">
            <text:p>Hoese, Jon</text:p>
          </table:table-cell>
          <table:table-cell office:value-type="string">
            <text:p>RB</text:p>
          </table:table-cell>
          <table:table-cell office:value-type="string">
            <text:p>GNB</text:p>
          </table:table-cell>
        </table:table-row>
        <table:table-row table:style-name="ro1">
          <table:table-cell office:value-type="string">
            <text:p>Hogan, Brandon</text:p>
          </table:table-cell>
          <table:table-cell office:value-type="string">
            <text:p>DB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Hogue, Doug</text:p>
          </table:table-cell>
          <table:table-cell office:value-type="string">
            <text:p>LB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Holcomb, Curtis</text:p>
          </table:table-cell>
          <table:table-cell office:value-type="string">
            <text:p>DB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Holland, Devin</text:p>
          </table:table-cell>
          <table:table-cell office:value-type="string">
            <text:p>DB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Holland, Montrae</text:p>
          </table:table-cell>
          <table:table-cell office:value-type="string">
            <text:p>OL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Holley, Jesse</text:p>
          </table:table-cell>
          <table:table-cell office:value-type="string">
            <text:p>WR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Holliday, Vonnie</text:p>
          </table:table-cell>
          <table:table-cell office:value-type="string">
            <text:p>DL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Holmes, Andre</text:p>
          </table:table-cell>
          <table:table-cell office:value-type="string">
            <text:p>WR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Homan, Ross</text:p>
          </table:table-cell>
          <table:table-cell office:value-type="string">
            <text:p>LB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Hood, Roderick</text:p>
          </table:table-cell>
          <table:table-cell office:value-type="string">
            <text:p>DB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Hoomanawanui, Michael</text:p>
          </table:table-cell>
          <table:table-cell office:value-type="string">
            <text:p>TE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Hopkins, Chris</text:p>
          </table:table-cell>
          <table:table-cell office:value-type="string">
            <text:p>TE</text:p>
          </table:table-cell>
          <table:table-cell office:value-type="string">
            <text:p>NYG</text:p>
          </table:table-cell>
        </table:table-row>
        <table:table-row table:style-name="ro1">
          <table:table-cell office:value-type="string">
            <text:p>Horn, Levi</text:p>
          </table:table-cell>
          <table:table-cell office:value-type="string">
            <text:p>OL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House, Davon</text:p>
          </table:table-cell>
          <table:table-cell office:value-type="string">
            <text:p>DB</text:p>
          </table:table-cell>
          <table:table-cell office:value-type="string">
            <text:p>GNB</text:p>
          </table:table-cell>
        </table:table-row>
        <table:table-row table:style-name="ro1">
          <table:table-cell office:value-type="string">
            <text:p>Housler, Rob</text:p>
          </table:table-cell>
          <table:table-cell office:value-type="string">
            <text:p>TE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Houston, Chris</text:p>
          </table:table-cell>
          <table:table-cell office:value-type="string">
            <text:p>DB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Hughes, Brandon</text:p>
          </table:table-cell>
          <table:table-cell office:value-type="string">
            <text:p>DB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Hughes, Kevin</text:p>
          </table:table-cell>
          <table:table-cell office:value-type="string">
            <text:p>OL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Hughes, Robert</text:p>
          </table:table-cell>
          <table:table-cell office:value-type="string">
            <text:p>RB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Hull, Josh</text:p>
          </table:table-cell>
          <table:table-cell office:value-type="string">
            <text:p>LB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Humber, Ramon</text:p>
          </table:table-cell>
          <table:table-cell office:value-type="string">
            <text:p>LB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Humphrey, Tory</text:p>
          </table:table-cell>
          <table:table-cell office:value-type="string">
            <text:p>TE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Hunt, Phillip</text:p>
          </table:table-cell>
          <table:table-cell office:value-type="string">
            <text:p>DL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Hunter, Jeremiha</text:p>
          </table:table-cell>
          <table:table-cell office:value-type="string">
            <text:p>LB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Hunter, Kendall</text:p>
          </table:table-cell>
          <table:table-cell office:value-type="string">
            <text:p>RB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Hurt, Maurice</text:p>
          </table:table-cell>
          <table:table-cell office:value-type="string">
            <text:p>OL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Hutchinson, Steve</text:p>
          </table:table-cell>
          <table:table-cell office:value-type="string">
            <text:p>OL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Hynoski, Henry</text:p>
          </table:table-cell>
          <table:table-cell office:value-type="string">
            <text:p>RB</text:p>
          </table:table-cell>
          <table:table-cell office:value-type="string">
            <text:p>NYG</text:p>
          </table:table-cell>
        </table:table-row>
        <table:table-row table:style-name="ro1">
          <table:table-cell office:value-type="string">
            <text:p>Idonije, Israel</text:p>
          </table:table-cell>
          <table:table-cell office:value-type="string">
            <text:p>DL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Ingersoll, Mike</text:p>
          </table:table-cell>
          <table:table-cell office:value-type="string">
            <text:p>OL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Ingram, Mark</text:p>
          </table:table-cell>
          <table:table-cell office:value-type="string">
            <text:p>RB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Iupati, Mike</text:p>
          </table:table-cell>
          <table:table-cell office:value-type="string">
            <text:p>OL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Ivory, Chris</text:p>
          </table:table-cell>
          <table:table-cell office:value-type="string">
            <text:p>RB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Jackson, Brian</text:p>
          </table:table-cell>
          <table:table-cell office:value-type="string">
            <text:p>DB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Jackson, DeSean</text:p>
          </table:table-cell>
          <table:table-cell office:value-type="string">
            <text:p>WR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Jackson, Deonte'</text:p>
          </table:table-cell>
          <table:table-cell office:value-type="string">
            <text:p>RB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Jackson, Jamaal</text:p>
          </table:table-cell>
          <table:table-cell office:value-type="string">
            <text:p>OL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Jackson, Lawrence</text:p>
          </table:table-cell>
          <table:table-cell office:value-type="string">
            <text:p>DL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Jackson, Rob</text:p>
          </table:table-cell>
          <table:table-cell office:value-type="string">
            <text:p>LB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Jackson, Steven</text:p>
          </table:table-cell>
          <table:table-cell office:value-type="string">
            <text:p>RB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Jackson, Tanard</text:p>
          </table:table-cell>
          <table:table-cell office:value-type="string">
            <text:p>DB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Jackson, Tarvaris</text:p>
          </table:table-cell>
          <table:table-cell office:value-type="string">
            <text:p>QB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Jacobs, Brandon</text:p>
          </table:table-cell>
          <table:table-cell office:value-type="string">
            <text:p>RB</text:p>
          </table:table-cell>
          <table:table-cell office:value-type="string">
            <text:p>NYG</text:p>
          </table:table-cell>
        </table:table-row>
        <table:table-row table:style-name="ro1">
          <table:table-cell office:value-type="string">
            <text:p>James, Bradie</text:p>
          </table:table-cell>
          <table:table-cell office:value-type="string">
            <text:p>LB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James, Robert</text:p>
          </table:table-cell>
          <table:table-cell office:value-type="string">
            <text:p>LB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Jarrett, Jaiquawn</text:p>
          </table:table-cell>
          <table:table-cell office:value-type="string">
            <text:p>DB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Jean Francois, Ricky</text:p>
          </table:table-cell>
          <table:table-cell office:value-type="string">
            <text:p>DL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Jean-Gilles, Max</text:p>
          </table:table-cell>
          <table:table-cell office:value-type="string">
            <text:p>OL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Jeanpierre, Lemuel</text:p>
          </table:table-cell>
          <table:table-cell office:value-type="string">
            <text:p>OL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Jeffcoat, Sean</text:p>
          </table:table-cell>
          <table:table-cell office:value-type="string">
            <text:p>WR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Jefferson, A.J.</text:p>
          </table:table-cell>
          <table:table-cell office:value-type="string">
            <text:p>DB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Jenkins, Cullen</text:p>
          </table:table-cell>
          <table:table-cell office:value-type="string">
            <text:p>DL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Jenkins, Jarvis</text:p>
          </table:table-cell>
          <table:table-cell office:value-type="string">
            <text:p>DL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Jenkins, Malcolm</text:p>
          </table:table-cell>
          <table:table-cell office:value-type="string">
            <text:p>DB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Jenkins, Michael</text:p>
          </table:table-cell>
          <table:table-cell office:value-type="string">
            <text:p>WR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Jenkins, Mike</text:p>
          </table:table-cell>
          <table:table-cell office:value-type="string">
            <text:p>DB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Jennings, Greg</text:p>
          </table:table-cell>
          <table:table-cell office:value-type="string">
            <text:p>WR</text:p>
          </table:table-cell>
          <table:table-cell office:value-type="string">
            <text:p>GNB</text:p>
          </table:table-cell>
        </table:table-row>
        <table:table-row table:style-name="ro1">
          <table:table-cell office:value-type="string">
            <text:p>Jennings, M.D.</text:p>
          </table:table-cell>
          <table:table-cell office:value-type="string">
            <text:p>DB</text:p>
          </table:table-cell>
          <table:table-cell office:value-type="string">
            <text:p>GNB</text:p>
          </table:table-cell>
        </table:table-row>
        <table:table-row table:style-name="ro1">
          <table:table-cell office:value-type="string">
            <text:p>Jennings, Tim</text:p>
          </table:table-cell>
          <table:table-cell office:value-type="string">
            <text:p>DB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Jernigan, Jerrel</text:p>
          </table:table-cell>
          <table:table-cell office:value-type="string">
            <text:p>WR</text:p>
          </table:table-cell>
          <table:table-cell office:value-type="string">
            <text:p>NYG</text:p>
          </table:table-cell>
        </table:table-row>
        <table:table-row table:style-name="ro1">
          <table:table-cell office:value-type="string">
            <text:p>Jerry, Peria</text:p>
          </table:table-cell>
          <table:table-cell office:value-type="string">
            <text:p>DL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Johnson, Bruce</text:p>
          </table:table-cell>
          <table:table-cell office:value-type="string">
            <text:p>DB</text:p>
          </table:table-cell>
          <table:table-cell office:value-type="string">
            <text:p>NYG</text:p>
          </table:table-cell>
        </table:table-row>
        <table:table-row table:style-name="ro1">
          <table:table-cell office:value-type="string">
            <text:p>Johnson, Calvin</text:p>
          </table:table-cell>
          <table:table-cell office:value-type="string">
            <text:p>WR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Johnson, Carl</text:p>
          </table:table-cell>
          <table:table-cell office:value-type="string">
            <text:p>OL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Johnson, Charles</text:p>
          </table:table-cell>
          <table:table-cell office:value-type="string">
            <text:p>DL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Johnson, Charlie</text:p>
          </table:table-cell>
          <table:table-cell office:value-type="string">
            <text:p>OL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Johnson, DJ</text:p>
          </table:table-cell>
          <table:table-cell office:value-type="string">
            <text:p>DB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Johnson, George</text:p>
          </table:table-cell>
          <table:table-cell office:value-type="string">
            <text:p>DL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Johnson, Herman</text:p>
          </table:table-cell>
          <table:table-cell office:value-type="string">
            <text:p>OL</text:p>
          </table:table-cell>
          <table:table-cell office:value-type="string">
            <text:p>NYG</text:p>
          </table:table-cell>
        </table:table-row>
        <table:table-row table:style-name="ro1">
          <table:table-cell office:value-type="string">
            <text:p>Johnson, Jaymar</text:p>
          </table:table-cell>
          <table:table-cell office:value-type="string">
            <text:p>WR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Johnson, Jeron</text:p>
          </table:table-cell>
          <table:table-cell office:value-type="string">
            <text:p>DB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Johnson, Josh</text:p>
          </table:table-cell>
          <table:table-cell office:value-type="string">
            <text:p>QB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Johnson, Marquis</text:p>
          </table:table-cell>
          <table:table-cell office:value-type="string">
            <text:p>DB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Johnson, Michael</text:p>
          </table:table-cell>
          <table:table-cell office:value-type="string">
            <text:p>LB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Johnson, Mike</text:p>
          </table:table-cell>
          <table:table-cell office:value-type="string">
            <text:p>OL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Johnson, Rashad</text:p>
          </table:table-cell>
          <table:table-cell office:value-type="string">
            <text:p>DB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Johnson, Ronald</text:p>
          </table:table-cell>
          <table:table-cell office:value-type="string">
            <text:p>WR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Johnson, Stafon</text:p>
          </table:table-cell>
          <table:table-cell office:value-type="string">
            <text:p>RB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Johnson, Tom</text:p>
          </table:table-cell>
          <table:table-cell office:value-type="string">
            <text:p>DL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Johnson, Tyrell</text:p>
          </table:table-cell>
          <table:table-cell office:value-type="string">
            <text:p>DB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Jolly, Kyle</text:p>
          </table:table-cell>
          <table:table-cell office:value-type="string">
            <text:p>OL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Jones, Brad</text:p>
          </table:table-cell>
          <table:table-cell office:value-type="string">
            <text:p>LB</text:p>
          </table:table-cell>
          <table:table-cell office:value-type="string">
            <text:p>GNB</text:p>
          </table:table-cell>
        </table:table-row>
        <table:table-row table:style-name="ro1">
          <table:table-cell office:value-type="string">
            <text:p>Jones, Chad</text:p>
          </table:table-cell>
          <table:table-cell office:value-type="string">
            <text:p>DB</text:p>
          </table:table-cell>
          <table:table-cell office:value-type="string">
            <text:p>NYG</text:p>
          </table:table-cell>
        </table:table-row>
        <table:table-row table:style-name="ro1">
          <table:table-cell office:value-type="string">
            <text:p>Jones, Colin</text:p>
          </table:table-cell>
          <table:table-cell office:value-type="string">
            <text:p>DB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Jones, Felix</text:p>
          </table:table-cell>
          <table:table-cell office:value-type="string">
            <text:p>RB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Jones, Greg</text:p>
          </table:table-cell>
          <table:table-cell office:value-type="string">
            <text:p>LB</text:p>
          </table:table-cell>
          <table:table-cell office:value-type="string">
            <text:p>NYG</text:p>
          </table:table-cell>
        </table:table-row>
        <table:table-row table:style-name="ro1">
          <table:table-cell office:value-type="string">
            <text:p>Jones, James</text:p>
          </table:table-cell>
          <table:table-cell office:value-type="string">
            <text:p>WR</text:p>
          </table:table-cell>
          <table:table-cell office:value-type="string">
            <text:p>GNB</text:p>
          </table:table-cell>
        </table:table-row>
        <table:table-row table:style-name="ro1">
          <table:table-cell office:value-type="string">
            <text:p>Jones, Johnny</text:p>
          </table:table-cell>
          <table:table-cell office:value-type="string">
            <text:p>DL</text:p>
          </table:table-cell>
          <table:table-cell office:value-type="string">
            <text:p>GNB</text:p>
          </table:table-cell>
        </table:table-row>
        <table:table-row table:style-name="ro1">
          <table:table-cell office:value-type="string">
            <text:p>Jones, Julio</text:p>
          </table:table-cell>
          <table:table-cell office:value-type="string">
            <text:p>WR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Jones, Reggie</text:p>
          </table:table-cell>
          <table:table-cell office:value-type="string">
            <text:p>DB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Jones, Sean</text:p>
          </table:table-cell>
          <table:table-cell office:value-type="string">
            <text:p>DB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Jordan, Akeem</text:p>
          </table:table-cell>
          <table:table-cell office:value-type="string">
            <text:p>LB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Jordan, Cameron</text:p>
          </table:table-cell>
          <table:table-cell office:value-type="string">
            <text:p>DL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Joseph, Davin</text:p>
          </table:table-cell>
          <table:table-cell office:value-type="string">
            <text:p>OL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Joseph, Linval</text:p>
          </table:table-cell>
          <table:table-cell office:value-type="string">
            <text:p>DL</text:p>
          </table:table-cell>
          <table:table-cell office:value-type="string">
            <text:p>NYG</text:p>
          </table:table-cell>
        </table:table-row>
        <table:table-row table:style-name="ro1">
          <table:table-cell office:value-type="string">
            <text:p>Jurovich, Kevin</text:p>
          </table:table-cell>
          <table:table-cell office:value-type="string">
            <text:p>WR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Justice, Winston</text:p>
          </table:table-cell>
          <table:table-cell office:value-type="string">
            <text:p>OL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Kaepernick, Colin</text:p>
          </table:table-cell>
          <table:table-cell office:value-type="string">
            <text:p>QB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Kafka, Mike</text:p>
          </table:table-cell>
          <table:table-cell office:value-type="string">
            <text:p>QB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Kalil, Ryan</text:p>
          </table:table-cell>
          <table:table-cell office:value-type="string">
            <text:p>OL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Kasay, John</text:p>
          </table:table-cell>
          <table:table-cell office:value-type="string">
            <text:p>K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Kearse, Frank</text:p>
          </table:table-cell>
          <table:table-cell office:value-type="string">
            <text:p>DL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Kehl, Bryan</text:p>
          </table:table-cell>
          <table:table-cell office:value-type="string">
            <text:p>LB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Keiser, Thomas</text:p>
          </table:table-cell>
          <table:table-cell office:value-type="string">
            <text:p>DL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Keith, Brandon</text:p>
          </table:table-cell>
          <table:table-cell office:value-type="string">
            <text:p>OL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Kelce, Jason</text:p>
          </table:table-cell>
          <table:table-cell office:value-type="string">
            <text:p>OL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Kelly, Reggie</text:p>
          </table:table-cell>
          <table:table-cell office:value-type="string">
            <text:p>TE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Kendricks, Lance</text:p>
          </table:table-cell>
          <table:table-cell office:value-type="string">
            <text:p>TE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Kennedy, Jimmy</text:p>
          </table:table-cell>
          <table:table-cell office:value-type="string">
            <text:p>DL</text:p>
          </table:table-cell>
          <table:table-cell office:value-type="string">
            <text:p>NYG</text:p>
          </table:table-cell>
        </table:table-row>
        <table:table-row table:style-name="ro1">
          <table:table-cell office:value-type="string">
            <text:p>Kerrigan, Ryan</text:p>
          </table:table-cell>
          <table:table-cell office:value-type="string">
            <text:p>LB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Kilgore, Daniel</text:p>
          </table:table-cell>
          <table:table-cell office:value-type="string">
            <text:p>OL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King, Caleb</text:p>
          </table:table-cell>
          <table:table-cell office:value-type="string">
            <text:p>RB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King, Jarriel</text:p>
          </table:table-cell>
          <table:table-cell office:value-type="string">
            <text:p>OL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King, Jeff</text:p>
          </table:table-cell>
          <table:table-cell office:value-type="string">
            <text:p>TE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King, Justin</text:p>
          </table:table-cell>
          <table:table-cell office:value-type="string">
            <text:p>DB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King, Mitch</text:p>
          </table:table-cell>
          <table:table-cell office:value-type="string">
            <text:p>DL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Kitna, Jon</text:p>
          </table:table-cell>
          <table:table-cell office:value-type="string">
            <text:p>QB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Kiwanuka, Mathias</text:p>
          </table:table-cell>
          <table:table-cell office:value-type="string">
            <text:p>LB</text:p>
          </table:table-cell>
          <table:table-cell office:value-type="string">
            <text:p>NYG</text:p>
          </table:table-cell>
        </table:table-row>
        <table:table-row table:style-name="ro1">
          <table:table-cell office:value-type="string">
            <text:p>Kleinsasser, Jimmy</text:p>
          </table:table-cell>
          <table:table-cell office:value-type="string">
            <text:p>TE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Knox, Johnny</text:p>
          </table:table-cell>
          <table:table-cell office:value-type="string">
            <text:p>WR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Kolb, Kevin</text:p>
          </table:table-cell>
          <table:table-cell office:value-type="string">
            <text:p>QB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Komar, Max</text:p>
          </table:table-cell>
          <table:table-cell office:value-type="string">
            <text:p>WR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Konz, Jameson</text:p>
          </table:table-cell>
          <table:table-cell office:value-type="string">
            <text:p>TE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Kooistra, Scott</text:p>
          </table:table-cell>
          <table:table-cell office:value-type="string">
            <text:p>OL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Kosier, Kyle</text:p>
          </table:table-cell>
          <table:table-cell office:value-type="string">
            <text:p>OL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Kowalski, Kevin</text:p>
          </table:table-cell>
          <table:table-cell office:value-type="string">
            <text:p>OL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Kristick, Keaton</text:p>
          </table:table-cell>
          <table:table-cell office:value-type="string">
            <text:p>LB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Kuhn, John</text:p>
          </table:table-cell>
          <table:table-cell office:value-type="string">
            <text:p>RB</text:p>
          </table:table-cell>
          <table:table-cell office:value-type="string">
            <text:p>GNB</text:p>
          </table:table-cell>
        </table:table-row>
        <table:table-row table:style-name="ro1">
          <table:table-cell office:value-type="string">
            <text:p>Kunalic, Adi</text:p>
          </table:table-cell>
          <table:table-cell office:value-type="string">
            <text:p>K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LaFell, Brandon</text:p>
          </table:table-cell>
          <table:table-cell office:value-type="string">
            <text:p>WR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Landri, Derek</text:p>
          </table:table-cell>
          <table:table-cell office:value-type="string">
            <text:p>DL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Landry, LaRon</text:p>
          </table:table-cell>
          <table:table-cell office:value-type="string">
            <text:p>DB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Lang, T.J.</text:p>
          </table:table-cell>
          <table:table-cell office:value-type="string">
            <text:p>OL</text:p>
          </table:table-cell>
          <table:table-cell office:value-type="string">
            <text:p>GNB</text:p>
          </table:table-cell>
        </table:table-row>
        <table:table-row table:style-name="ro1">
          <table:table-cell office:value-type="string">
            <text:p>Larsen, Ted</text:p>
          </table:table-cell>
          <table:table-cell office:value-type="string">
            <text:p>OL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Lattimore, Jamari</text:p>
          </table:table-cell>
          <table:table-cell office:value-type="string">
            <text:p>LB</text:p>
          </table:table-cell>
          <table:table-cell office:value-type="string">
            <text:p>GNB</text:p>
          </table:table-cell>
        </table:table-row>
        <table:table-row table:style-name="ro1">
          <table:table-cell office:value-type="string">
            <text:p>Lattimore, Keon</text:p>
          </table:table-cell>
          <table:table-cell office:value-type="string">
            <text:p>RB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Laurinaitis, James</text:p>
          </table:table-cell>
          <table:table-cell office:value-type="string">
            <text:p>LB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Laws, Trevor</text:p>
          </table:table-cell>
          <table:table-cell office:value-type="string">
            <text:p>DL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LeVoir, Mark</text:p>
          </table:table-cell>
          <table:table-cell office:value-type="string">
            <text:p>OL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Lee, James</text:p>
          </table:table-cell>
          <table:table-cell office:value-type="string">
            <text:p>OL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Lee, Pat</text:p>
          </table:table-cell>
          <table:table-cell office:value-type="string">
            <text:p>DB</text:p>
          </table:table-cell>
          <table:table-cell office:value-type="string">
            <text:p>GNB</text:p>
          </table:table-cell>
        </table:table-row>
        <table:table-row table:style-name="ro1">
          <table:table-cell office:value-type="string">
            <text:p>Lee, Sean</text:p>
          </table:table-cell>
          <table:table-cell office:value-type="string">
            <text:p>LB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Lemon, Orie</text:p>
          </table:table-cell>
          <table:table-cell office:value-type="string">
            <text:p>LB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Lenon, Paris</text:p>
          </table:table-cell>
          <table:table-cell office:value-type="string">
            <text:p>LB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Leonard, Josh</text:p>
          </table:table-cell>
          <table:table-cell office:value-type="string">
            <text:p>DL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Leshoure, Mikel</text:p>
          </table:table-cell>
          <table:table-cell office:value-type="string">
            <text:p>RB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Letuli, Laupepa</text:p>
          </table:table-cell>
          <table:table-cell office:value-type="string">
            <text:p>OL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Levine, Anthony</text:p>
          </table:table-cell>
          <table:table-cell office:value-type="string">
            <text:p>DB</text:p>
          </table:table-cell>
          <table:table-cell office:value-type="string">
            <text:p>GNB</text:p>
          </table:table-cell>
        </table:table-row>
        <table:table-row table:style-name="ro1">
          <table:table-cell office:value-type="string">
            <text:p>Levingston, Lazarius</text:p>
          </table:table-cell>
          <table:table-cell office:value-type="string">
            <text:p>DL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Levy, DeAndre</text:p>
          </table:table-cell>
          <table:table-cell office:value-type="string">
            <text:p>LB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Lewis, Dion</text:p>
          </table:table-cell>
          <table:table-cell office:value-type="string">
            <text:p>RB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Lewis, Myron</text:p>
          </table:table-cell>
          <table:table-cell office:value-type="string">
            <text:p>DB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Lewis, Roy</text:p>
          </table:table-cell>
          <table:table-cell office:value-type="string">
            <text:p>DB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Lichtensteiger, Kory</text:p>
          </table:table-cell>
          <table:table-cell office:value-type="string">
            <text:p>OL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Lindley, Trevard</text:p>
          </table:table-cell>
          <table:table-cell office:value-type="string">
            <text:p>DB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Lindsey, Korey</text:p>
          </table:table-cell>
          <table:table-cell office:value-type="string">
            <text:p>DB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Lissemore, Sean</text:p>
          </table:table-cell>
          <table:table-cell office:value-type="string">
            <text:p>DL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Lloyd, Brandon</text:p>
          </table:table-cell>
          <table:table-cell office:value-type="string">
            <text:p>WR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Lloyd, Greg</text:p>
          </table:table-cell>
          <table:table-cell office:value-type="string">
            <text:p>LB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Loadholt, Phil</text:p>
          </table:table-cell>
          <table:table-cell office:value-type="string">
            <text:p>OL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Lockette, Ricardo</text:p>
          </table:table-cell>
          <table:table-cell office:value-type="string">
            <text:p>WR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Locklear, Sean</text:p>
          </table:table-cell>
          <table:table-cell office:value-type="string">
            <text:p>OL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Lofton, Curtis</text:p>
          </table:table-cell>
          <table:table-cell office:value-type="string">
            <text:p>LB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Logan, Stefan</text:p>
          </table:table-cell>
          <table:table-cell office:value-type="string">
            <text:p>WR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Long, Chris</text:p>
          </table:table-cell>
          <table:table-cell office:value-type="string">
            <text:p>DL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Longwell, Ryan</text:p>
          </table:table-cell>
          <table:table-cell office:value-type="string">
            <text:p>K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Lorig, Erik</text:p>
          </table:table-cell>
          <table:table-cell office:value-type="string">
            <text:p>RB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Louis, Lance</text:p>
          </table:table-cell>
          <table:table-cell office:value-type="string">
            <text:p>OL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Love, DeMarcus</text:p>
          </table:table-cell>
          <table:table-cell office:value-type="string">
            <text:p>OL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Lumpkin, Kregg</text:p>
          </table:table-cell>
          <table:table-cell office:value-type="string">
            <text:p>RB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Lumpkin, Ricky</text:p>
          </table:table-cell>
          <table:table-cell office:value-type="string">
            <text:p>DL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Lutui, Deuce</text:p>
          </table:table-cell>
          <table:table-cell office:value-type="string">
            <text:p>OL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Lynch, Corey</text:p>
          </table:table-cell>
          <table:table-cell office:value-type="string">
            <text:p>DB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Lynch, Marshawn</text:p>
          </table:table-cell>
          <table:table-cell office:value-type="string">
            <text:p>RB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Mace, Keenan</text:p>
          </table:table-cell>
          <table:table-cell office:value-type="string">
            <text:p>DL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Mack, Elbert</text:p>
          </table:table-cell>
          <table:table-cell office:value-type="string">
            <text:p>DB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Maclin, Jeremy</text:p>
          </table:table-cell>
          <table:table-cell office:value-type="string">
            <text:p>WR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Madu, Mossis</text:p>
          </table:table-cell>
          <table:table-cell office:value-type="string">
            <text:p>RB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Manning, Eli</text:p>
          </table:table-cell>
          <table:table-cell office:value-type="string">
            <text:p>QB</text:p>
          </table:table-cell>
          <table:table-cell office:value-type="string">
            <text:p>NYG</text:p>
          </table:table-cell>
        </table:table-row>
        <table:table-row table:style-name="ro1">
          <table:table-cell office:value-type="string">
            <text:p>Manningham, Mario</text:p>
          </table:table-cell>
          <table:table-cell office:value-type="string">
            <text:p>WR</text:p>
          </table:table-cell>
          <table:table-cell office:value-type="string">
            <text:p>NYG</text:p>
          </table:table-cell>
        </table:table-row>
        <table:table-row table:style-name="ro1">
          <table:table-cell office:value-type="string">
            <text:p>Maragos, Chris</text:p>
          </table:table-cell>
          <table:table-cell office:value-type="string">
            <text:p>DB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Mare, Olindo</text:p>
          </table:table-cell>
          <table:table-cell office:value-type="string">
            <text:p>K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Marsh, Curtis</text:p>
          </table:table-cell>
          <table:table-cell office:value-type="string">
            <text:p>DB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Marshall, Richard</text:p>
          </table:table-cell>
          <table:table-cell office:value-type="string">
            <text:p>DB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Martin, Derrick</text:p>
          </table:table-cell>
          <table:table-cell office:value-type="string">
            <text:p>DB</text:p>
          </table:table-cell>
          <table:table-cell office:value-type="string">
            <text:p>NYG</text:p>
          </table:table-cell>
        </table:table-row>
        <table:table-row table:style-name="ro1">
          <table:table-cell office:value-type="string">
            <text:p>Martin, Sherrod</text:p>
          </table:table-cell>
          <table:table-cell office:value-type="string">
            <text:p>DB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Mathis, Evan</text:p>
          </table:table-cell>
          <table:table-cell office:value-type="string">
            <text:p>OL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Matthews, Casey</text:p>
          </table:table-cell>
          <table:table-cell office:value-type="string">
            <text:p>LB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Matthews, Clay</text:p>
          </table:table-cell>
          <table:table-cell office:value-type="string">
            <text:p>LB</text:p>
          </table:table-cell>
          <table:table-cell office:value-type="string">
            <text:p>GNB</text:p>
          </table:table-cell>
        </table:table-row>
        <table:table-row table:style-name="ro1">
          <table:table-cell office:value-type="string">
            <text:p>Matthews, Cliff</text:p>
          </table:table-cell>
          <table:table-cell office:value-type="string">
            <text:p>DL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Matthews, John</text:p>
          </table:table-cell>
          <table:table-cell office:value-type="string">
            <text:p>WR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Mattison, Bryan</text:p>
          </table:table-cell>
          <table:table-cell office:value-type="string">
            <text:p>OL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Maxwell, Byron</text:p>
          </table:table-cell>
          <table:table-cell office:value-type="string">
            <text:p>DB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McBride, Turk</text:p>
          </table:table-cell>
          <table:table-cell office:value-type="string">
            <text:p>DL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McCargo, John</text:p>
          </table:table-cell>
          <table:table-cell office:value-type="string">
            <text:p>DL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McClain, Terrell</text:p>
          </table:table-cell>
          <table:table-cell office:value-type="string">
            <text:p>DL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McClendon, Jacques</text:p>
          </table:table-cell>
          <table:table-cell office:value-type="string">
            <text:p>OL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McClure, Todd</text:p>
          </table:table-cell>
          <table:table-cell office:value-type="string">
            <text:p>OL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McCown, Josh</text:p>
          </table:table-cell>
          <table:table-cell office:value-type="string">
            <text:p>QB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McCoy, Anthony</text:p>
          </table:table-cell>
          <table:table-cell office:value-type="string">
            <text:p>TE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McCoy, Gerald</text:p>
          </table:table-cell>
          <table:table-cell office:value-type="string">
            <text:p>DL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McCoy, LeSean</text:p>
          </table:table-cell>
          <table:table-cell office:value-type="string">
            <text:p>RB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McCoy, Matt</text:p>
          </table:table-cell>
          <table:table-cell office:value-type="string">
            <text:p>LB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McCray, Danny</text:p>
          </table:table-cell>
          <table:table-cell office:value-type="string">
            <text:p>DB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McDonald, Brandon</text:p>
          </table:table-cell>
          <table:table-cell office:value-type="string">
            <text:p>DB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McDonald, Clinton</text:p>
          </table:table-cell>
          <table:table-cell office:value-type="string">
            <text:p>DL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McDonald, Ray</text:p>
          </table:table-cell>
          <table:table-cell office:value-type="string">
            <text:p>DL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McGee, Stephen</text:p>
          </table:table-cell>
          <table:table-cell office:value-type="string">
            <text:p>QB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McIlwain, Kamaal</text:p>
          </table:table-cell>
          <table:table-cell office:value-type="string">
            <text:p>DB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McIntosh, Rocky</text:p>
          </table:table-cell>
          <table:table-cell office:value-type="string">
            <text:p>LB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McKee, Ryan</text:p>
          </table:table-cell>
          <table:table-cell office:value-type="string">
            <text:p>OL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McKenzie, Kareem</text:p>
          </table:table-cell>
          <table:table-cell office:value-type="string">
            <text:p>OL</text:p>
          </table:table-cell>
          <table:table-cell office:value-type="string">
            <text:p>NYG</text:p>
          </table:table-cell>
        </table:table-row>
        <table:table-row table:style-name="ro1">
          <table:table-cell office:value-type="string">
            <text:p>McKenzie, Tyrone</text:p>
          </table:table-cell>
          <table:table-cell office:value-type="string">
            <text:p>LB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McNeill, Mike</text:p>
          </table:table-cell>
          <table:table-cell office:value-type="string">
            <text:p>TE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McQuistan, Pat</text:p>
          </table:table-cell>
          <table:table-cell office:value-type="string">
            <text:p>OL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McQuistan, Paul</text:p>
          </table:table-cell>
          <table:table-cell office:value-type="string">
            <text:p>OL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Meachem, Robert</text:p>
          </table:table-cell>
          <table:table-cell office:value-type="string">
            <text:p>WR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Mebane, Brandon</text:p>
          </table:table-cell>
          <table:table-cell office:value-type="string">
            <text:p>DL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Meier, Kerry</text:p>
          </table:table-cell>
          <table:table-cell office:value-type="string">
            <text:p>WR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Melton, Henry</text:p>
          </table:table-cell>
          <table:table-cell office:value-type="string">
            <text:p>DL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Meriweather, Brandon</text:p>
          </table:table-cell>
          <table:table-cell office:value-type="string">
            <text:p>DB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Mikell, Quintin</text:p>
          </table:table-cell>
          <table:table-cell office:value-type="string">
            <text:p>DB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Miller, Brit</text:p>
          </table:table-cell>
          <table:table-cell office:value-type="string">
            <text:p>RB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Miller, Bruce</text:p>
          </table:table-cell>
          <table:table-cell office:value-type="string">
            <text:p>RB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Miller, Jordan</text:p>
          </table:table-cell>
          <table:table-cell office:value-type="string">
            <text:p>DL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Miller, Nick</text:p>
          </table:table-cell>
          <table:table-cell office:value-type="string">
            <text:p>WR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Miller, Roy</text:p>
          </table:table-cell>
          <table:table-cell office:value-type="string">
            <text:p>DL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Miller, Zach</text:p>
          </table:table-cell>
          <table:table-cell office:value-type="string">
            <text:p>TE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Moffitt, Ben</text:p>
          </table:table-cell>
          <table:table-cell office:value-type="string">
            <text:p>LB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Moffitt, John</text:p>
          </table:table-cell>
          <table:table-cell office:value-type="string">
            <text:p>OL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Montgomery, Will</text:p>
          </table:table-cell>
          <table:table-cell office:value-type="string">
            <text:p>OL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Moore, D.J.</text:p>
          </table:table-cell>
          <table:table-cell office:value-type="string">
            <text:p>DB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Moore, Joshua</text:p>
          </table:table-cell>
          <table:table-cell office:value-type="string">
            <text:p>DB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Moore, Lance</text:p>
          </table:table-cell>
          <table:table-cell office:value-type="string">
            <text:p>WR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Moore, William</text:p>
          </table:table-cell>
          <table:table-cell office:value-type="string">
            <text:p>DB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Morgan, Joe</text:p>
          </table:table-cell>
          <table:table-cell office:value-type="string">
            <text:p>WR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Morgan, Josh</text:p>
          </table:table-cell>
          <table:table-cell office:value-type="string">
            <text:p>WR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Morgan, Michael</text:p>
          </table:table-cell>
          <table:table-cell office:value-type="string">
            <text:p>LB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Morgan, Mike</text:p>
          </table:table-cell>
          <table:table-cell office:value-type="string">
            <text:p>LB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Morrah, Cameron</text:p>
          </table:table-cell>
          <table:table-cell office:value-type="string">
            <text:p>TE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Morris, Maurice</text:p>
          </table:table-cell>
          <table:table-cell office:value-type="string">
            <text:p>RB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Morris, Sammy</text:p>
          </table:table-cell>
          <table:table-cell office:value-type="string">
            <text:p>RB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Moss, Santana</text:p>
          </table:table-cell>
          <table:table-cell office:value-type="string">
            <text:p>WR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Moten, Adrian</text:p>
          </table:table-cell>
          <table:table-cell office:value-type="string">
            <text:p>LB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Moturi, Jeff</text:p>
          </table:table-cell>
          <table:table-cell office:value-type="string">
            <text:p>WR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Mughelli, Ovie</text:p>
          </table:table-cell>
          <table:table-cell office:value-type="string">
            <text:p>RB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Munnerlyn, Captain</text:p>
          </table:table-cell>
          <table:table-cell office:value-type="string">
            <text:p>DB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Murphy, Jerome</text:p>
          </table:table-cell>
          <table:table-cell office:value-type="string">
            <text:p>DB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Murray, DeMarco</text:p>
          </table:table-cell>
          <table:table-cell office:value-type="string">
            <text:p>RB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Myers, Rob</text:p>
          </table:table-cell>
          <table:table-cell office:value-type="string">
            <text:p>TE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Myles, Lamar</text:p>
          </table:table-cell>
          <table:table-cell office:value-type="string">
            <text:p>LB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Naanee, Legedu</text:p>
          </table:table-cell>
          <table:table-cell office:value-type="string">
            <text:p>WR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Nagy, Bill</text:p>
          </table:table-cell>
          <table:table-cell office:value-type="string">
            <text:p>OL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Nalbone, John</text:p>
          </table:table-cell>
          <table:table-cell office:value-type="string">
            <text:p>TE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Neal, Mike</text:p>
          </table:table-cell>
          <table:table-cell office:value-type="string">
            <text:p>DL</text:p>
          </table:table-cell>
          <table:table-cell office:value-type="string">
            <text:p>GNB</text:p>
          </table:table-cell>
        </table:table-row>
        <table:table-row table:style-name="ro1">
          <table:table-cell office:value-type="string">
            <text:p>Neblett, Andre</text:p>
          </table:table-cell>
          <table:table-cell office:value-type="string">
            <text:p>DL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Neild, Chris</text:p>
          </table:table-cell>
          <table:table-cell office:value-type="string">
            <text:p>DL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Nelms, Cory</text:p>
          </table:table-cell>
          <table:table-cell office:value-type="string">
            <text:p>DB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Nelson, Jonathan</text:p>
          </table:table-cell>
          <table:table-cell office:value-type="string">
            <text:p>DB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Nelson, Jordy</text:p>
          </table:table-cell>
          <table:table-cell office:value-type="string">
            <text:p>WR</text:p>
          </table:table-cell>
          <table:table-cell office:value-type="string">
            <text:p>GNB</text:p>
          </table:table-cell>
        </table:table-row>
        <table:table-row table:style-name="ro1">
          <table:table-cell office:value-type="string">
            <text:p>Nelson, Tom</text:p>
          </table:table-cell>
          <table:table-cell office:value-type="string">
            <text:p>DB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Ness, Nate</text:p>
          </table:table-cell>
          <table:table-cell office:value-type="string">
            <text:p>DB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Newhouse, Marshall</text:p>
          </table:table-cell>
          <table:table-cell office:value-type="string">
            <text:p>OL</text:p>
          </table:table-cell>
          <table:table-cell office:value-type="string">
            <text:p>GNB</text:p>
          </table:table-cell>
        </table:table-row>
        <table:table-row table:style-name="ro1">
          <table:table-cell office:value-type="string">
            <text:p>Newman, Terence</text:p>
          </table:table-cell>
          <table:table-cell office:value-type="string">
            <text:p>DB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Newton, Cam</text:p>
          </table:table-cell>
          <table:table-cell office:value-type="string">
            <text:p>QB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Nicholas, Stephen</text:p>
          </table:table-cell>
          <table:table-cell office:value-type="string">
            <text:p>LB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Nicks, Carl</text:p>
          </table:table-cell>
          <table:table-cell office:value-type="string">
            <text:p>OL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Nicks, Hakeem</text:p>
          </table:table-cell>
          <table:table-cell office:value-type="string">
            <text:p>WR</text:p>
          </table:table-cell>
          <table:table-cell office:value-type="string">
            <text:p>NYG</text:p>
          </table:table-cell>
        </table:table-row>
        <table:table-row table:style-name="ro1">
          <table:table-cell office:value-type="string">
            <text:p>Nixon, David</text:p>
          </table:table-cell>
          <table:table-cell office:value-type="string">
            <text:p>LB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Norris, Moran</text:p>
          </table:table-cell>
          <table:table-cell office:value-type="string">
            <text:p>RB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Norris, Slade</text:p>
          </table:table-cell>
          <table:table-cell office:value-type="string">
            <text:p>LB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Norwood, Eric</text:p>
          </table:table-cell>
          <table:table-cell office:value-type="string">
            <text:p>DL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Norwood, Jerious</text:p>
          </table:table-cell>
          <table:table-cell office:value-type="string">
            <text:p>RB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Nwagbuo, Ogemdi</text:p>
          </table:table-cell>
          <table:table-cell office:value-type="string">
            <text:p>DL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Obomanu, Ben</text:p>
          </table:table-cell>
          <table:table-cell office:value-type="string">
            <text:p>WR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Oghobaase, Vince</text:p>
          </table:table-cell>
          <table:table-cell office:value-type="string">
            <text:p>DL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Ogletree, Kevin</text:p>
          </table:table-cell>
          <table:table-cell office:value-type="string">
            <text:p>WR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Okam, Frank</text:p>
          </table:table-cell>
          <table:table-cell office:value-type="string">
            <text:p>DL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Okoye, Amobi</text:p>
          </table:table-cell>
          <table:table-cell office:value-type="string">
            <text:p>DL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Okung, Russell</text:p>
          </table:table-cell>
          <table:table-cell office:value-type="string">
            <text:p>OL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Olsen, Eric</text:p>
          </table:table-cell>
          <table:table-cell office:value-type="string">
            <text:p>OL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Olsen, Greg</text:p>
          </table:table-cell>
          <table:table-cell office:value-type="string">
            <text:p>TE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Omiyale, Frank</text:p>
          </table:table-cell>
          <table:table-cell office:value-type="string">
            <text:p>OL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Onatolu, Kenny</text:p>
          </table:table-cell>
          <table:table-cell office:value-type="string">
            <text:p>LB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Orakpo, Brian</text:p>
          </table:table-cell>
          <table:table-cell office:value-type="string">
            <text:p>LB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Osborne, Brent</text:p>
          </table:table-cell>
          <table:table-cell office:value-type="string">
            <text:p>OL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Otah, Jeff</text:p>
          </table:table-cell>
          <table:table-cell office:value-type="string">
            <text:p>OL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Overbay, Nathan</text:p>
          </table:table-cell>
          <table:table-cell office:value-type="string">
            <text:p>TE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Owens, Chris</text:p>
          </table:table-cell>
          <table:table-cell office:value-type="string">
            <text:p>DB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Paea, Stephen</text:p>
          </table:table-cell>
          <table:table-cell office:value-type="string">
            <text:p>DL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Page, Jarrad</text:p>
          </table:table-cell>
          <table:table-cell office:value-type="string">
            <text:p>DB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Palmer, Ashlee</text:p>
          </table:table-cell>
          <table:table-cell office:value-type="string">
            <text:p>LB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Palmer, Michael</text:p>
          </table:table-cell>
          <table:table-cell office:value-type="string">
            <text:p>TE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Parker, Juqua</text:p>
          </table:table-cell>
          <table:table-cell office:value-type="string">
            <text:p>DL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Parker, Martin</text:p>
          </table:table-cell>
          <table:table-cell office:value-type="string">
            <text:p>DL</text:p>
          </table:table-cell>
          <table:table-cell office:value-type="string">
            <text:p>NYG</text:p>
          </table:table-cell>
        </table:table-row>
        <table:table-row table:style-name="ro1">
          <table:table-cell office:value-type="string">
            <text:p>Parker, Preston</text:p>
          </table:table-cell>
          <table:table-cell office:value-type="string">
            <text:p>WR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Parker, Ron</text:p>
          </table:table-cell>
          <table:table-cell office:value-type="string">
            <text:p>DB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Parnell, Jermey</text:p>
          </table:table-cell>
          <table:table-cell office:value-type="string">
            <text:p>OL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Pascoe, Bear</text:p>
          </table:table-cell>
          <table:table-cell office:value-type="string">
            <text:p>TE</text:p>
          </table:table-cell>
          <table:table-cell office:value-type="string">
            <text:p>NYG</text:p>
          </table:table-cell>
        </table:table-row>
        <table:table-row table:style-name="ro1">
          <table:table-cell office:value-type="string">
            <text:p>Patrick, Ben</text:p>
          </table:table-cell>
          <table:table-cell office:value-type="string">
            <text:p>TE</text:p>
          </table:table-cell>
          <table:table-cell office:value-type="string">
            <text:p>NYG</text:p>
          </table:table-cell>
        </table:table-row>
        <table:table-row table:style-name="ro1">
          <table:table-cell office:value-type="string">
            <text:p>Patrick, Johnny</text:p>
          </table:table-cell>
          <table:table-cell office:value-type="string">
            <text:p>DB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Patterson, Mike</text:p>
          </table:table-cell>
          <table:table-cell office:value-type="string">
            <text:p>DL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Paul, Niles</text:p>
          </table:table-cell>
          <table:table-cell office:value-type="string">
            <text:p>WR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Paulsen, Logan</text:p>
          </table:table-cell>
          <table:table-cell office:value-type="string">
            <text:p>TE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Paysinger, Spencer</text:p>
          </table:table-cell>
          <table:table-cell office:value-type="string">
            <text:p>LB</text:p>
          </table:table-cell>
          <table:table-cell office:value-type="string">
            <text:p>NYG</text:p>
          </table:table-cell>
        </table:table-row>
        <table:table-row table:style-name="ro1">
          <table:table-cell office:value-type="string">
            <text:p>Peelle, Justin</text:p>
          </table:table-cell>
          <table:table-cell office:value-type="string">
            <text:p>TE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Pemberton, Cole</text:p>
          </table:table-cell>
          <table:table-cell office:value-type="string">
            <text:p>OL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Penn, Donald</text:p>
          </table:table-cell>
          <table:table-cell office:value-type="string">
            <text:p>OL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Peppers, Julius</text:p>
          </table:table-cell>
          <table:table-cell office:value-type="string">
            <text:p>DL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Peprah, Charlie</text:p>
          </table:table-cell>
          <table:table-cell office:value-type="string">
            <text:p>DB</text:p>
          </table:table-cell>
          <table:table-cell office:value-type="string">
            <text:p>GNB</text:p>
          </table:table-cell>
        </table:table-row>
        <table:table-row table:style-name="ro1">
          <table:table-cell office:value-type="string">
            <text:p>Perrilloux, Ryan</text:p>
          </table:table-cell>
          <table:table-cell office:value-type="string">
            <text:p>QB</text:p>
          </table:table-cell>
          <table:table-cell office:value-type="string">
            <text:p>NYG</text:p>
          </table:table-cell>
        </table:table-row>
        <table:table-row table:style-name="ro1">
          <table:table-cell office:value-type="string">
            <text:p>Person, Mike</text:p>
          </table:table-cell>
          <table:table-cell office:value-type="string">
            <text:p>OL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Peterman, Eric</text:p>
          </table:table-cell>
          <table:table-cell office:value-type="string">
            <text:p>WR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Peterman, Stephen</text:p>
          </table:table-cell>
          <table:table-cell office:value-type="string">
            <text:p>OL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Peters, Corey</text:p>
          </table:table-cell>
          <table:table-cell office:value-type="string">
            <text:p>DL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Peters, Jason</text:p>
          </table:table-cell>
          <table:table-cell office:value-type="string">
            <text:p>OL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Peterson, Adrian</text:p>
          </table:table-cell>
          <table:table-cell office:value-type="string">
            <text:p>RB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Peterson, Mike</text:p>
          </table:table-cell>
          <table:table-cell office:value-type="string">
            <text:p>LB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Peterson, Patrick</text:p>
          </table:table-cell>
          <table:table-cell office:value-type="string">
            <text:p>DB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Petrus, Mitch</text:p>
          </table:table-cell>
          <table:table-cell office:value-type="string">
            <text:p>OL</text:p>
          </table:table-cell>
          <table:table-cell office:value-type="string">
            <text:p>NYG</text:p>
          </table:table-cell>
        </table:table-row>
        <table:table-row table:style-name="ro1">
          <table:table-cell office:value-type="string">
            <text:p>Pettigrew, Brandon</text:p>
          </table:table-cell>
          <table:table-cell office:value-type="string">
            <text:p>TE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Pettis, Austin</text:p>
          </table:table-cell>
          <table:table-cell office:value-type="string">
            <text:p>WR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Phillips, Jason</text:p>
          </table:table-cell>
          <table:table-cell office:value-type="string">
            <text:p>LB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Phillips, John</text:p>
          </table:table-cell>
          <table:table-cell office:value-type="string">
            <text:p>TE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Phillips, Kenny</text:p>
          </table:table-cell>
          <table:table-cell office:value-type="string">
            <text:p>DB</text:p>
          </table:table-cell>
          <table:table-cell office:value-type="string">
            <text:p>NYG</text:p>
          </table:table-cell>
        </table:table-row>
        <table:table-row table:style-name="ro1">
          <table:table-cell office:value-type="string">
            <text:p>Pianalto, Zack</text:p>
          </table:table-cell>
          <table:table-cell office:value-type="string">
            <text:p>TE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Pickett, Ryan</text:p>
          </table:table-cell>
          <table:table-cell office:value-type="string">
            <text:p>DL</text:p>
          </table:table-cell>
          <table:table-cell office:value-type="string">
            <text:p>GNB</text:p>
          </table:table-cell>
        </table:table-row>
        <table:table-row table:style-name="ro1">
          <table:table-cell office:value-type="string">
            <text:p>Pierre-Paul, Jason</text:p>
          </table:table-cell>
          <table:table-cell office:value-type="string">
            <text:p>DL</text:p>
          </table:table-cell>
          <table:table-cell office:value-type="string">
            <text:p>NYG</text:p>
          </table:table-cell>
        </table:table-row>
        <table:table-row table:style-name="ro1">
          <table:table-cell office:value-type="string">
            <text:p>Pilares, Kealoha</text:p>
          </table:table-cell>
          <table:table-cell office:value-type="string">
            <text:p>WR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Pinkard, Josh</text:p>
          </table:table-cell>
          <table:table-cell office:value-type="string">
            <text:p>DB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Polumbus, Tyler</text:p>
          </table:table-cell>
          <table:table-cell office:value-type="string">
            <text:p>OL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Ponder, Christian</text:p>
          </table:table-cell>
          <table:table-cell office:value-type="string">
            <text:p>QB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Poppinga, Brady</text:p>
          </table:table-cell>
          <table:table-cell office:value-type="string">
            <text:p>LB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Poppinga, Kelly</text:p>
          </table:table-cell>
          <table:table-cell office:value-type="string">
            <text:p>LB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Porter, Joey</text:p>
          </table:table-cell>
          <table:table-cell office:value-type="string">
            <text:p>LB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Porter, Quinn</text:p>
          </table:table-cell>
          <table:table-cell office:value-type="string">
            <text:p>RB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Porter, Tracy</text:p>
          </table:table-cell>
          <table:table-cell office:value-type="string">
            <text:p>DB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Portis, Josh</text:p>
          </table:table-cell>
          <table:table-cell office:value-type="string">
            <text:p>QB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Powell, Carlton</text:p>
          </table:table-cell>
          <table:table-cell office:value-type="string">
            <text:p>DL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Powell, William</text:p>
          </table:table-cell>
          <table:table-cell office:value-type="string">
            <text:p>RB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Pressley, DeMario</text:p>
          </table:table-cell>
          <table:table-cell office:value-type="string">
            <text:p>DL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Price, Brian</text:p>
          </table:table-cell>
          <table:table-cell office:value-type="string">
            <text:p>DL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Pugh, Jordan</text:p>
          </table:table-cell>
          <table:table-cell office:value-type="string">
            <text:p>DB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Quarless, Andrew</text:p>
          </table:table-cell>
          <table:table-cell office:value-type="string">
            <text:p>TE</text:p>
          </table:table-cell>
          <table:table-cell office:value-type="string">
            <text:p>GNB</text:p>
          </table:table-cell>
        </table:table-row>
        <table:table-row table:style-name="ro1">
          <table:table-cell office:value-type="string">
            <text:p>Quinn, Richard</text:p>
          </table:table-cell>
          <table:table-cell office:value-type="string">
            <text:p>TE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Quinn, Robert</text:p>
          </table:table-cell>
          <table:table-cell office:value-type="string">
            <text:p>DL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Rachal, Chilo</text:p>
          </table:table-cell>
          <table:table-cell office:value-type="string">
            <text:p>OL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Rachal, Chilo</text:p>
          </table:table-cell>
          <table:table-cell office:value-type="string">
            <text:p>OL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Radway, Raymond</text:p>
          </table:table-cell>
          <table:table-cell office:value-type="string">
            <text:p>WR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Raiola, Dominic</text:p>
          </table:table-cell>
          <table:table-cell office:value-type="string">
            <text:p>OL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Raji, B.J.</text:p>
          </table:table-cell>
          <table:table-cell office:value-type="string">
            <text:p>DL</text:p>
          </table:table-cell>
          <table:table-cell office:value-type="string">
            <text:p>GNB</text:p>
          </table:table-cell>
        </table:table-row>
        <table:table-row table:style-name="ro1">
          <table:table-cell office:value-type="string">
            <text:p>Ratliff, Brett</text:p>
          </table:table-cell>
          <table:table-cell office:value-type="string">
            <text:p>QB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Ratliff, Jay</text:p>
          </table:table-cell>
          <table:table-cell office:value-type="string">
            <text:p>DL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Raymond, Mistral</text:p>
          </table:table-cell>
          <table:table-cell office:value-type="string">
            <text:p>DB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Redman, Chris</text:p>
          </table:table-cell>
          <table:table-cell office:value-type="string">
            <text:p>QB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Reed, D'Aundre</text:p>
          </table:table-cell>
          <table:table-cell office:value-type="string">
            <text:p>DL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Reed, Nick</text:p>
          </table:table-cell>
          <table:table-cell office:value-type="string">
            <text:p>DL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Reisner, Allen</text:p>
          </table:table-cell>
          <table:table-cell office:value-type="string">
            <text:p>TE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Reuland, Konrad</text:p>
          </table:table-cell>
          <table:table-cell office:value-type="string">
            <text:p>TE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Reynolds, Chase</text:p>
          </table:table-cell>
          <table:table-cell office:value-type="string">
            <text:p>RB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Reynolds, Dallas</text:p>
          </table:table-cell>
          <table:table-cell office:value-type="string">
            <text:p>OL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Reynolds, Garrett</text:p>
          </table:table-cell>
          <table:table-cell office:value-type="string">
            <text:p>OL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Rhodes, Kerry</text:p>
          </table:table-cell>
          <table:table-cell office:value-type="string">
            <text:p>DB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Rice, Sidney</text:p>
          </table:table-cell>
          <table:table-cell office:value-type="string">
            <text:p>WR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Riley, Chris</text:p>
          </table:table-cell>
          <table:table-cell office:value-type="string">
            <text:p>OL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Riley, Marcus</text:p>
          </table:table-cell>
          <table:table-cell office:value-type="string">
            <text:p>LB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Riley, Perry</text:p>
          </table:table-cell>
          <table:table-cell office:value-type="string">
            <text:p>LB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Roach, Nick</text:p>
          </table:table-cell>
          <table:table-cell office:value-type="string">
            <text:p>LB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Robbins, Fred</text:p>
          </table:table-cell>
          <table:table-cell office:value-type="string">
            <text:p>DL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Roberts, Andre</text:p>
          </table:table-cell>
          <table:table-cell office:value-type="string">
            <text:p>WR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Robinson, Aldrick</text:p>
          </table:table-cell>
          <table:table-cell office:value-type="string">
            <text:p>WR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Robinson, Dunta</text:p>
          </table:table-cell>
          <table:table-cell office:value-type="string">
            <text:p>DB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Robinson, Laurent</text:p>
          </table:table-cell>
          <table:table-cell office:value-type="string">
            <text:p>WR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Robinson, Michael</text:p>
          </table:table-cell>
          <table:table-cell office:value-type="string">
            <text:p>RB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Robinson, Patrick</text:p>
          </table:table-cell>
          <table:table-cell office:value-type="string">
            <text:p>DB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Robison, Brian</text:p>
          </table:table-cell>
          <table:table-cell office:value-type="string">
            <text:p>DL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Roby, Courtney</text:p>
          </table:table-cell>
          <table:table-cell office:value-type="string">
            <text:p>WR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Rodgers, Aaron</text:p>
          </table:table-cell>
          <table:table-cell office:value-type="string">
            <text:p>QB</text:p>
          </table:table-cell>
          <table:table-cell office:value-type="string">
            <text:p>GNB</text:p>
          </table:table-cell>
        </table:table-row>
        <table:table-row table:style-name="ro1">
          <table:table-cell office:value-type="string">
            <text:p>Rodgers, Jacquizz</text:p>
          </table:table-cell>
          <table:table-cell office:value-type="string">
            <text:p>RB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Rodgers-Cromartie, Dominique</text:p>
          </table:table-cell>
          <table:table-cell office:value-type="string">
            <text:p>DB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Rogers, Carlos</text:p>
          </table:table-cell>
          <table:table-cell office:value-type="string">
            <text:p>DB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Rogers, Shaun</text:p>
          </table:table-cell>
          <table:table-cell office:value-type="string">
            <text:p>DL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Rolle, Antrel</text:p>
          </table:table-cell>
          <table:table-cell office:value-type="string">
            <text:p>DB</text:p>
          </table:table-cell>
          <table:table-cell office:value-type="string">
            <text:p>NYG</text:p>
          </table:table-cell>
        </table:table-row>
        <table:table-row table:style-name="ro1">
          <table:table-cell office:value-type="string">
            <text:p>Rolle, Brian</text:p>
          </table:table-cell>
          <table:table-cell office:value-type="string">
            <text:p>LB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Romberg, Brett</text:p>
          </table:table-cell>
          <table:table-cell office:value-type="string">
            <text:p>OL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Romeus, Greg</text:p>
          </table:table-cell>
          <table:table-cell office:value-type="string">
            <text:p>DL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Romo, Tony</text:p>
          </table:table-cell>
          <table:table-cell office:value-type="string">
            <text:p>QB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Rosenfels, Sage</text:p>
          </table:table-cell>
          <table:table-cell office:value-type="string">
            <text:p>QB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Ross, Aaron</text:p>
          </table:table-cell>
          <table:table-cell office:value-type="string">
            <text:p>DB</text:p>
          </table:table-cell>
          <table:table-cell office:value-type="string">
            <text:p>NYG</text:p>
          </table:table-cell>
        </table:table-row>
        <table:table-row table:style-name="ro1">
          <table:table-cell office:value-type="string">
            <text:p>Ross, Brandian</text:p>
          </table:table-cell>
          <table:table-cell office:value-type="string">
            <text:p>DB</text:p>
          </table:table-cell>
          <table:table-cell office:value-type="string">
            <text:p>GNB</text:p>
          </table:table-cell>
        </table:table-row>
        <table:table-row table:style-name="ro1">
          <table:table-cell office:value-type="string">
            <text:p>Ross, Draylen</text:p>
          </table:table-cell>
          <table:table-cell office:value-type="string">
            <text:p>TE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Rossum, Allen</text:p>
          </table:table-cell>
          <table:table-cell office:value-type="string">
            <text:p>DB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Royster, Evan</text:p>
          </table:table-cell>
          <table:table-cell office:value-type="string">
            <text:p>RB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Rudolph, Kyle</text:p>
          </table:table-cell>
          <table:table-cell office:value-type="string">
            <text:p>TE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Ryan, Matt</text:p>
          </table:table-cell>
          <table:table-cell office:value-type="string">
            <text:p>QB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Ryan, Titus</text:p>
          </table:table-cell>
          <table:table-cell office:value-type="string">
            <text:p>WR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Saffold, Rodger</text:p>
          </table:table-cell>
          <table:table-cell office:value-type="string">
            <text:p>OL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Saine, Brandon</text:p>
          </table:table-cell>
          <table:table-cell office:value-type="string">
            <text:p>RB</text:p>
          </table:table-cell>
          <table:table-cell office:value-type="string">
            <text:p>GNB</text:p>
          </table:table-cell>
        </table:table-row>
        <table:table-row table:style-name="ro1">
          <table:table-cell office:value-type="string">
            <text:p>Salas, Greg</text:p>
          </table:table-cell>
          <table:table-cell office:value-type="string">
            <text:p>WR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Sampson, DeMarco</text:p>
          </table:table-cell>
          <table:table-cell office:value-type="string">
            <text:p>WR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Samuel, Asante</text:p>
          </table:table-cell>
          <table:table-cell office:value-type="string">
            <text:p>DB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Sanders, James</text:p>
          </table:table-cell>
          <table:table-cell office:value-type="string">
            <text:p>DB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Sanford, Jamarca</text:p>
          </table:table-cell>
          <table:table-cell office:value-type="string">
            <text:p>DB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Santucci, Dan</text:p>
          </table:table-cell>
          <table:table-cell office:value-type="string">
            <text:p>OL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Sanzenbacher, Dane</text:p>
          </table:table-cell>
          <table:table-cell office:value-type="string">
            <text:p>WR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Sapp, Benny</text:p>
          </table:table-cell>
          <table:table-cell office:value-type="string">
            <text:p>DB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Sash, Tyler</text:p>
          </table:table-cell>
          <table:table-cell office:value-type="string">
            <text:p>DB</text:p>
          </table:table-cell>
          <table:table-cell office:value-type="string">
            <text:p>NYG</text:p>
          </table:table-cell>
        </table:table-row>
        <table:table-row table:style-name="ro1">
          <table:table-cell office:value-type="string">
            <text:p>Scandrick, Orlando</text:p>
          </table:table-cell>
          <table:table-cell office:value-type="string">
            <text:p>DB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Scheffler, Tony</text:p>
          </table:table-cell>
          <table:table-cell office:value-type="string">
            <text:p>TE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Schillinger, Shann</text:p>
          </table:table-cell>
          <table:table-cell office:value-type="string">
            <text:p>DB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Schmitt, Owen</text:p>
          </table:table-cell>
          <table:table-cell office:value-type="string">
            <text:p>RB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Schmitt, Tyler</text:p>
          </table:table-cell>
          <table:table-cell office:value-type="string">
            <text:p>OL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Schofield, O'Brien</text:p>
          </table:table-cell>
          <table:table-cell office:value-type="string">
            <text:p>LB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Schwartz, Geoff</text:p>
          </table:table-cell>
          <table:table-cell office:value-type="string">
            <text:p>OL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Scott, Da'Rel</text:p>
          </table:table-cell>
          <table:table-cell office:value-type="string">
            <text:p>RB</text:p>
          </table:table-cell>
          <table:table-cell office:value-type="string">
            <text:p>NYG</text:p>
          </table:table-cell>
        </table:table-row>
        <table:table-row table:style-name="ro1">
          <table:table-cell office:value-type="string">
            <text:p>Scott, Darell</text:p>
          </table:table-cell>
          <table:table-cell office:value-type="string">
            <text:p>DL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Scott, Darrion</text:p>
          </table:table-cell>
          <table:table-cell office:value-type="string">
            <text:p>DL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Sellers, Mike</text:p>
          </table:table-cell>
          <table:table-cell office:value-type="string">
            <text:p>TE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Sendejo, Andrew</text:p>
          </table:table-cell>
          <table:table-cell office:value-type="string">
            <text:p>DB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Sendlein, Lyle</text:p>
          </table:table-cell>
          <table:table-cell office:value-type="string">
            <text:p>OL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Senn, Jordan</text:p>
          </table:table-cell>
          <table:table-cell office:value-type="string">
            <text:p>LB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Sensabaugh, Gerald</text:p>
          </table:table-cell>
          <table:table-cell office:value-type="string">
            <text:p>DB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Shanle, Scott</text:p>
          </table:table-cell>
          <table:table-cell office:value-type="string">
            <text:p>LB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Sheets, Kory</text:p>
          </table:table-cell>
          <table:table-cell office:value-type="string">
            <text:p>RB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Sherels, Marcus</text:p>
          </table:table-cell>
          <table:table-cell office:value-type="string">
            <text:p>DB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Sherman, Anthony</text:p>
          </table:table-cell>
          <table:table-cell office:value-type="string">
            <text:p>RB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Sherman, Richard</text:p>
          </table:table-cell>
          <table:table-cell office:value-type="string">
            <text:p>DB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Sherrod, Derek</text:p>
          </table:table-cell>
          <table:table-cell office:value-type="string">
            <text:p>OL</text:p>
          </table:table-cell>
          <table:table-cell office:value-type="string">
            <text:p>GNB</text:p>
          </table:table-cell>
        </table:table-row>
        <table:table-row table:style-name="ro1">
          <table:table-cell office:value-type="string">
            <text:p>Shiancoe, Visanthe</text:p>
          </table:table-cell>
          <table:table-cell office:value-type="string">
            <text:p>TE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Shields, Sam</text:p>
          </table:table-cell>
          <table:table-cell office:value-type="string">
            <text:p>DB</text:p>
          </table:table-cell>
          <table:table-cell office:value-type="string">
            <text:p>GNB</text:p>
          </table:table-cell>
        </table:table-row>
        <table:table-row table:style-name="ro1">
          <table:table-cell office:value-type="string">
            <text:p>Shirley, Jason</text:p>
          </table:table-cell>
          <table:table-cell office:value-type="string">
            <text:p>DL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Shoate, Jeff</text:p>
          </table:table-cell>
          <table:table-cell office:value-type="string">
            <text:p>DB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Shockey, Jeremy</text:p>
          </table:table-cell>
          <table:table-cell office:value-type="string">
            <text:p>TE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Shotwell, Kyle</text:p>
          </table:table-cell>
          <table:table-cell office:value-type="string">
            <text:p>LB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Shuler, Mickey</text:p>
          </table:table-cell>
          <table:table-cell office:value-type="string">
            <text:p>TE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Sidbury, Lawrence</text:p>
          </table:table-cell>
          <table:table-cell office:value-type="string">
            <text:p>DL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Silva, Mana</text:p>
          </table:table-cell>
          <table:table-cell office:value-type="string">
            <text:p>DB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Silva, Ricardo</text:p>
          </table:table-cell>
          <table:table-cell office:value-type="string">
            <text:p>DB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Simmons, Monte</text:p>
          </table:table-cell>
          <table:table-cell office:value-type="string">
            <text:p>LB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Sims, Eugene</text:p>
          </table:table-cell>
          <table:table-cell office:value-type="string">
            <text:p>DL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Sims, Rob</text:p>
          </table:table-cell>
          <table:table-cell office:value-type="string">
            <text:p>OL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Sintim, Clint</text:p>
          </table:table-cell>
          <table:table-cell office:value-type="string">
            <text:p>LB</text:p>
          </table:table-cell>
          <table:table-cell office:value-type="string">
            <text:p>NYG</text:p>
          </table:table-cell>
        </table:table-row>
        <table:table-row table:style-name="ro1">
          <table:table-cell office:value-type="string">
            <text:p>Sitton, Josh</text:p>
          </table:table-cell>
          <table:table-cell office:value-type="string">
            <text:p>OL</text:p>
          </table:table-cell>
          <table:table-cell office:value-type="string">
            <text:p>GNB</text:p>
          </table:table-cell>
        </table:table-row>
        <table:table-row table:style-name="ro1">
          <table:table-cell office:value-type="string">
            <text:p>Skelton, John</text:p>
          </table:table-cell>
          <table:table-cell office:value-type="string">
            <text:p>QB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Skelton, Steve</text:p>
          </table:table-cell>
          <table:table-cell office:value-type="string">
            <text:p>TE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Small, Ray</text:p>
          </table:table-cell>
          <table:table-cell office:value-type="string">
            <text:p>WR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Smith, Aldon</text:p>
          </table:table-cell>
          <table:table-cell office:value-type="string">
            <text:p>LB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Smith, Alex</text:p>
          </table:table-cell>
          <table:table-cell office:value-type="string">
            <text:p>QB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Smith, Alfonso</text:p>
          </table:table-cell>
          <table:table-cell office:value-type="string">
            <text:p>RB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Smith, Alphonso</text:p>
          </table:table-cell>
          <table:table-cell office:value-type="string">
            <text:p>DB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Smith, Andre</text:p>
          </table:table-cell>
          <table:table-cell office:value-type="string">
            <text:p>TE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Smith, Antone</text:p>
          </table:table-cell>
          <table:table-cell office:value-type="string">
            <text:p>RB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Smith, Chris</text:p>
          </table:table-cell>
          <table:table-cell office:value-type="string">
            <text:p>DB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Smith, D.J.</text:p>
          </table:table-cell>
          <table:table-cell office:value-type="string">
            <text:p>LB</text:p>
          </table:table-cell>
          <table:table-cell office:value-type="string">
            <text:p>GNB</text:p>
          </table:table-cell>
        </table:table-row>
        <table:table-row table:style-name="ro1">
          <table:table-cell office:value-type="string">
            <text:p>Smith, Greg</text:p>
          </table:table-cell>
          <table:table-cell office:value-type="string">
            <text:p>TE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Smith, Jason</text:p>
          </table:table-cell>
          <table:table-cell office:value-type="string">
            <text:p>OL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Smith, Justin</text:p>
          </table:table-cell>
          <table:table-cell office:value-type="string">
            <text:p>DL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Smith, Kevin</text:p>
          </table:table-cell>
          <table:table-cell office:value-type="string">
            <text:p>RB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Smith, Malcolm</text:p>
          </table:table-cell>
          <table:table-cell office:value-type="string">
            <text:p>LB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Smith, Reggie</text:p>
          </table:table-cell>
          <table:table-cell office:value-type="string">
            <text:p>DB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Smith, Steve</text:p>
          </table:table-cell>
          <table:table-cell office:value-type="string">
            <text:p>WR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Smith, Steve</text:p>
          </table:table-cell>
          <table:table-cell office:value-type="string">
            <text:p>WR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Smith, Tyron</text:p>
          </table:table-cell>
          <table:table-cell office:value-type="string">
            <text:p>OL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Smith, Willie</text:p>
          </table:table-cell>
          <table:table-cell office:value-type="string">
            <text:p>OL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Smith, Will</text:p>
          </table:table-cell>
          <table:table-cell office:value-type="string">
            <text:p>DL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Smithson, Shaky</text:p>
          </table:table-cell>
          <table:table-cell office:value-type="string">
            <text:p>WR</text:p>
          </table:table-cell>
          <table:table-cell office:value-type="string">
            <text:p>GNB</text:p>
          </table:table-cell>
        </table:table-row>
        <table:table-row table:style-name="ro1">
          <table:table-cell office:value-type="string">
            <text:p>Snee, Chris</text:p>
          </table:table-cell>
          <table:table-cell office:value-type="string">
            <text:p>OL</text:p>
          </table:table-cell>
          <table:table-cell office:value-type="string">
            <text:p>NYG</text:p>
          </table:table-cell>
        </table:table-row>
        <table:table-row table:style-name="ro1">
          <table:table-cell office:value-type="string">
            <text:p>Snelling, Jason</text:p>
          </table:table-cell>
          <table:table-cell office:value-type="string">
            <text:p>RB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Snyder, Adam</text:p>
          </table:table-cell>
          <table:table-cell office:value-type="string">
            <text:p>OL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So'oto, Vic</text:p>
          </table:table-cell>
          <table:table-cell office:value-type="string">
            <text:p>LB</text:p>
          </table:table-cell>
          <table:table-cell office:value-type="string">
            <text:p>GNB</text:p>
          </table:table-cell>
        </table:table-row>
        <table:table-row table:style-name="ro1">
          <table:table-cell office:value-type="string">
            <text:p>Sopoaga, Isaac</text:p>
          </table:table-cell>
          <table:table-cell office:value-type="string">
            <text:p>DL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Spach, Stephen</text:p>
          </table:table-cell>
          <table:table-cell office:value-type="string">
            <text:p>TE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Spaeth, Matt</text:p>
          </table:table-cell>
          <table:table-cell office:value-type="string">
            <text:p>TE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Spears, Marcus</text:p>
          </table:table-cell>
          <table:table-cell office:value-type="string">
            <text:p>DL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Spencer, Anthony</text:p>
          </table:table-cell>
          <table:table-cell office:value-type="string">
            <text:p>LB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Spencer, Chris</text:p>
          </table:table-cell>
          <table:table-cell office:value-type="string">
            <text:p>OL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Spencer, Shawntae</text:p>
          </table:table-cell>
          <table:table-cell office:value-type="string">
            <text:p>DB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Spievey, Amari</text:p>
          </table:table-cell>
          <table:table-cell office:value-type="string">
            <text:p>DB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Spillman, C.J.</text:p>
          </table:table-cell>
          <table:table-cell office:value-type="string">
            <text:p>DB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Sproles, Darren</text:p>
          </table:table-cell>
          <table:table-cell office:value-type="string">
            <text:p>RB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Spurlock, Micheal</text:p>
          </table:table-cell>
          <table:table-cell office:value-type="string">
            <text:p>WR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Stafford, Matthew</text:p>
          </table:table-cell>
          <table:table-cell office:value-type="string">
            <text:p>QB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Staley, Joe</text:p>
          </table:table-cell>
          <table:table-cell office:value-type="string">
            <text:p>OL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Stallworth, Donte'</text:p>
          </table:table-cell>
          <table:table-cell office:value-type="string">
            <text:p>WR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Stanback, Isaiah</text:p>
          </table:table-cell>
          <table:table-cell office:value-type="string">
            <text:p>WR</text:p>
          </table:table-cell>
          <table:table-cell office:value-type="string">
            <text:p>NYG</text:p>
          </table:table-cell>
        </table:table-row>
        <table:table-row table:style-name="ro1">
          <table:table-cell office:value-type="string">
            <text:p>Stanford, R.J.</text:p>
          </table:table-cell>
          <table:table-cell office:value-type="string">
            <text:p>DB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Stanton, Drew</text:p>
          </table:table-cell>
          <table:table-cell office:value-type="string">
            <text:p>QB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Starks, James</text:p>
          </table:table-cell>
          <table:table-cell office:value-type="string">
            <text:p>RB</text:p>
          </table:table-cell>
          <table:table-cell office:value-type="string">
            <text:p>GNB</text:p>
          </table:table-cell>
        </table:table-row>
        <table:table-row table:style-name="ro1">
          <table:table-cell office:value-type="string">
            <text:p>Steltz, Craig</text:p>
          </table:table-cell>
          <table:table-cell office:value-type="string">
            <text:p>DB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Stephens, Reggie</text:p>
          </table:table-cell>
          <table:table-cell office:value-type="string">
            <text:p>OL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Stephens-Howling, LaRod</text:p>
          </table:table-cell>
          <table:table-cell office:value-type="string">
            <text:p>RB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Stewart, Darian</text:p>
          </table:table-cell>
          <table:table-cell office:value-type="string">
            <text:p>DB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Stewart, Jonathan</text:p>
          </table:table-cell>
          <table:table-cell office:value-type="string">
            <text:p>RB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Stocker, Luke</text:p>
          </table:table-cell>
          <table:table-cell office:value-type="string">
            <text:p>TE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Stovall, Maurice</text:p>
          </table:table-cell>
          <table:table-cell office:value-type="string">
            <text:p>WR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Strief, Zach</text:p>
          </table:table-cell>
          <table:table-cell office:value-type="string">
            <text:p>OL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Stroughter, Sammie</text:p>
          </table:table-cell>
          <table:table-cell office:value-type="string">
            <text:p>WR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Stuckey, Chansi</text:p>
          </table:table-cell>
          <table:table-cell office:value-type="string">
            <text:p>WR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Sturdivant, Quan</text:p>
          </table:table-cell>
          <table:table-cell office:value-type="string">
            <text:p>LB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Suh, Ndamukong</text:p>
          </table:table-cell>
          <table:table-cell office:value-type="string">
            <text:p>DL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Sullivan, John</text:p>
          </table:table-cell>
          <table:table-cell office:value-type="string">
            <text:p>OL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Svitek, Will</text:p>
          </table:table-cell>
          <table:table-cell office:value-type="string">
            <text:p>OL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Swain, Brett</text:p>
          </table:table-cell>
          <table:table-cell office:value-type="string">
            <text:p>WR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Talib, Aqib</text:p>
          </table:table-cell>
          <table:table-cell office:value-type="string">
            <text:p>DB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Talley, Ronald</text:p>
          </table:table-cell>
          <table:table-cell office:value-type="string">
            <text:p>DL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Tanner, Phillip</text:p>
          </table:table-cell>
          <table:table-cell office:value-type="string">
            <text:p>RB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Tapp, Darryl</text:p>
          </table:table-cell>
          <table:table-cell office:value-type="string">
            <text:p>DL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Tate, Golden</text:p>
          </table:table-cell>
          <table:table-cell office:value-type="string">
            <text:p>WR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Taua, Vai</text:p>
          </table:table-cell>
          <table:table-cell office:value-type="string">
            <text:p>RB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Taylor, Chester</text:p>
          </table:table-cell>
          <table:table-cell office:value-type="string">
            <text:p>RB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Taylor, Chris</text:p>
          </table:table-cell>
          <table:table-cell office:value-type="string">
            <text:p>RB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Taylor, Herb</text:p>
          </table:table-cell>
          <table:table-cell office:value-type="string">
            <text:p>OL</text:p>
          </table:table-cell>
          <table:table-cell office:value-type="string">
            <text:p>GNB</text:p>
          </table:table-cell>
        </table:table-row>
        <table:table-row table:style-name="ro1">
          <table:table-cell office:value-type="string">
            <text:p>Taylor, Kerry</text:p>
          </table:table-cell>
          <table:table-cell office:value-type="string">
            <text:p>WR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Taylor, Ryan</text:p>
          </table:table-cell>
          <table:table-cell office:value-type="string">
            <text:p>TE</text:p>
          </table:table-cell>
          <table:table-cell office:value-type="string">
            <text:p>GNB</text:p>
          </table:table-cell>
        </table:table-row>
        <table:table-row table:style-name="ro1">
          <table:table-cell office:value-type="string">
            <text:p>Taylor, Zane</text:p>
          </table:table-cell>
          <table:table-cell office:value-type="string">
            <text:p>OL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Te'o-Nesheim, Daniel</text:p>
          </table:table-cell>
          <table:table-cell office:value-type="string">
            <text:p>DL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Tennant, Matt</text:p>
          </table:table-cell>
          <table:table-cell office:value-type="string">
            <text:p>OL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Thomas, Arthur</text:p>
          </table:table-cell>
          <table:table-cell office:value-type="string">
            <text:p>DL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Thomas, David</text:p>
          </table:table-cell>
          <table:table-cell office:value-type="string">
            <text:p>TE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Thomas, Devin</text:p>
          </table:table-cell>
          <table:table-cell office:value-type="string">
            <text:p>WR</text:p>
          </table:table-cell>
          <table:table-cell office:value-type="string">
            <text:p>NYG</text:p>
          </table:table-cell>
        </table:table-row>
        <table:table-row table:style-name="ro1">
          <table:table-cell office:value-type="string">
            <text:p>Thomas, Earl</text:p>
          </table:table-cell>
          <table:table-cell office:value-type="string">
            <text:p>DB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Thomas, J.T.</text:p>
          </table:table-cell>
          <table:table-cell office:value-type="string">
            <text:p>LB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Thomas, Josh</text:p>
          </table:table-cell>
          <table:table-cell office:value-type="string">
            <text:p>DB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Thomas, Josh</text:p>
          </table:table-cell>
          <table:table-cell office:value-type="string">
            <text:p>DB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Thomas, Pierre</text:p>
          </table:table-cell>
          <table:table-cell office:value-type="string">
            <text:p>RB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Thomas, Terrell</text:p>
          </table:table-cell>
          <table:table-cell office:value-type="string">
            <text:p>DB</text:p>
          </table:table-cell>
          <table:table-cell office:value-type="string">
            <text:p>NYG</text:p>
          </table:table-cell>
        </table:table-row>
        <table:table-row table:style-name="ro1">
          <table:table-cell office:value-type="string">
            <text:p>Thompson, Brandyn</text:p>
          </table:table-cell>
          <table:table-cell office:value-type="string">
            <text:p>DB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Thornton, Cedric</text:p>
          </table:table-cell>
          <table:table-cell office:value-type="string">
            <text:p>DL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Thorson, Brad</text:p>
          </table:table-cell>
          <table:table-cell office:value-type="string">
            <text:p>OL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Thurmond, Walter</text:p>
          </table:table-cell>
          <table:table-cell office:value-type="string">
            <text:p>DB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Tillman, Charles</text:p>
          </table:table-cell>
          <table:table-cell office:value-type="string">
            <text:p>DB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Todman, Jordan</text:p>
          </table:table-cell>
          <table:table-cell office:value-type="string">
            <text:p>RB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Toeaina, Matt</text:p>
          </table:table-cell>
          <table:table-cell office:value-type="string">
            <text:p>DL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Toler, Greg</text:p>
          </table:table-cell>
          <table:table-cell office:value-type="string">
            <text:p>DB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Toliver, Terrence</text:p>
          </table:table-cell>
          <table:table-cell office:value-type="string">
            <text:p>WR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Tollefson, Dave</text:p>
          </table:table-cell>
          <table:table-cell office:value-type="string">
            <text:p>DL</text:p>
          </table:table-cell>
          <table:table-cell office:value-type="string">
            <text:p>NYG</text:p>
          </table:table-cell>
        </table:table-row>
        <table:table-row table:style-name="ro1">
          <table:table-cell office:value-type="string">
            <text:p>Tolzien, Scott</text:p>
          </table:table-cell>
          <table:table-cell office:value-type="string">
            <text:p>QB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Torrence, Leigh</text:p>
          </table:table-cell>
          <table:table-cell office:value-type="string">
            <text:p>DB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Tow-Arnett, Nick</text:p>
          </table:table-cell>
          <table:table-cell office:value-type="string">
            <text:p>TE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Tracy, Adrian</text:p>
          </table:table-cell>
          <table:table-cell office:value-type="string">
            <text:p>LB</text:p>
          </table:table-cell>
          <table:table-cell office:value-type="string">
            <text:p>NYG</text:p>
          </table:table-cell>
        </table:table-row>
        <table:table-row table:style-name="ro1">
          <table:table-cell office:value-type="string">
            <text:p>Trahan, Patrick</text:p>
          </table:table-cell>
          <table:table-cell office:value-type="string">
            <text:p>LB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Trattou, Justin</text:p>
          </table:table-cell>
          <table:table-cell office:value-type="string">
            <text:p>DL</text:p>
          </table:table-cell>
          <table:table-cell office:value-type="string">
            <text:p>NYG</text:p>
          </table:table-cell>
        </table:table-row>
        <table:table-row table:style-name="ro1">
          <table:table-cell office:value-type="string">
            <text:p>Trautwein, Phil</text:p>
          </table:table-cell>
          <table:table-cell office:value-type="string">
            <text:p>OL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Trueblood, Jeremy</text:p>
          </table:table-cell>
          <table:table-cell office:value-type="string">
            <text:p>OL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Trufant, Marcus</text:p>
          </table:table-cell>
          <table:table-cell office:value-type="string">
            <text:p>DB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Tuck, Justin</text:p>
          </table:table-cell>
          <table:table-cell office:value-type="string">
            <text:p>DL</text:p>
          </table:table-cell>
          <table:table-cell office:value-type="string">
            <text:p>NYG</text:p>
          </table:table-cell>
        </table:table-row>
        <table:table-row table:style-name="ro1">
          <table:table-cell office:value-type="string">
            <text:p>Tuimaunei, Suaesi</text:p>
          </table:table-cell>
          <table:table-cell office:value-type="string">
            <text:p>DB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Tukuafu, Will</text:p>
          </table:table-cell>
          <table:table-cell office:value-type="string">
            <text:p>DL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Tulloch, Stephen</text:p>
          </table:table-cell>
          <table:table-cell office:value-type="string">
            <text:p>LB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Tupou, Fenuki</text:p>
          </table:table-cell>
          <table:table-cell office:value-type="string">
            <text:p>OL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Turner, Barry</text:p>
          </table:table-cell>
          <table:table-cell office:value-type="string">
            <text:p>DL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Turner, Michael</text:p>
          </table:table-cell>
          <table:table-cell office:value-type="string">
            <text:p>RB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Tynes, Lawrence</text:p>
          </table:table-cell>
          <table:table-cell office:value-type="string">
            <text:p>K</text:p>
          </table:table-cell>
          <table:table-cell office:value-type="string">
            <text:p>NYG</text:p>
          </table:table-cell>
        </table:table-row>
        <table:table-row table:style-name="ro1">
          <table:table-cell office:value-type="string">
            <text:p>Ugoh, Tony</text:p>
          </table:table-cell>
          <table:table-cell office:value-type="string">
            <text:p>OL</text:p>
          </table:table-cell>
          <table:table-cell office:value-type="string">
            <text:p>NYG</text:p>
          </table:table-cell>
        </table:table-row>
        <table:table-row table:style-name="ro1">
          <table:table-cell office:value-type="string">
            <text:p>Umenyiora, Osi</text:p>
          </table:table-cell>
          <table:table-cell office:value-type="string">
            <text:p>DL</text:p>
          </table:table-cell>
          <table:table-cell office:value-type="string">
            <text:p>NYG</text:p>
          </table:table-cell>
        </table:table-row>
        <table:table-row table:style-name="ro1">
          <table:table-cell office:value-type="string">
            <text:p>Unger, Max</text:p>
          </table:table-cell>
          <table:table-cell office:value-type="string">
            <text:p>OL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Urlacher, Brian</text:p>
          </table:table-cell>
          <table:table-cell office:value-type="string">
            <text:p>LB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Valdez, Jose</text:p>
          </table:table-cell>
          <table:table-cell office:value-type="string">
            <text:p>OL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Vanden Bosch, Kyle</text:p>
          </table:table-cell>
          <table:table-cell office:value-type="string">
            <text:p>DL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Vandervelde, Julian</text:p>
          </table:table-cell>
          <table:table-cell office:value-type="string">
            <text:p>OL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Vaughan, Josh</text:p>
          </table:table-cell>
          <table:table-cell office:value-type="string">
            <text:p>RB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Vaughn, Chip</text:p>
          </table:table-cell>
          <table:table-cell office:value-type="string">
            <text:p>DB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Venable, Winston</text:p>
          </table:table-cell>
          <table:table-cell office:value-type="string">
            <text:p>DB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Vick, Michael</text:p>
          </table:table-cell>
          <table:table-cell office:value-type="string">
            <text:p>QB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Vilma, Jonathan</text:p>
          </table:table-cell>
          <table:table-cell office:value-type="string">
            <text:p>LB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Vobora, David</text:p>
          </table:table-cell>
          <table:table-cell office:value-type="string">
            <text:p>LB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Walden, Erik</text:p>
          </table:table-cell>
          <table:table-cell office:value-type="string">
            <text:p>LB</text:p>
          </table:table-cell>
          <table:table-cell office:value-type="string">
            <text:p>GNB</text:p>
          </table:table-cell>
        </table:table-row>
        <table:table-row table:style-name="ro1">
          <table:table-cell office:value-type="string">
            <text:p>Walker, Delanie</text:p>
          </table:table-cell>
          <table:table-cell office:value-type="string">
            <text:p>TE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Walker, Frank</text:p>
          </table:table-cell>
          <table:table-cell office:value-type="string">
            <text:p>DB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Walker, Reggie</text:p>
          </table:table-cell>
          <table:table-cell office:value-type="string">
            <text:p>LB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Walker, Sean</text:p>
          </table:table-cell>
          <table:table-cell office:value-type="string">
            <text:p>WR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Walker, Vance</text:p>
          </table:table-cell>
          <table:table-cell office:value-type="string">
            <text:p>DL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Wallace, Cody</text:p>
          </table:table-cell>
          <table:table-cell office:value-type="string">
            <text:p>OL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Walls, Darrin</text:p>
          </table:table-cell>
          <table:table-cell office:value-type="string">
            <text:p>DB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Walters, Anthony</text:p>
          </table:table-cell>
          <table:table-cell office:value-type="string">
            <text:p>DB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Ware, D.J.</text:p>
          </table:table-cell>
          <table:table-cell office:value-type="string">
            <text:p>RB</text:p>
          </table:table-cell>
          <table:table-cell office:value-type="string">
            <text:p>NYG</text:p>
          </table:table-cell>
        </table:table-row>
        <table:table-row table:style-name="ro1">
          <table:table-cell office:value-type="string">
            <text:p>Ware, DeMarcus</text:p>
          </table:table-cell>
          <table:table-cell office:value-type="string">
            <text:p>LB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Washington, Chauncey</text:p>
          </table:table-cell>
          <table:table-cell office:value-type="string">
            <text:p>RB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Washington, Daryl</text:p>
          </table:table-cell>
          <table:table-cell office:value-type="string">
            <text:p>LB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Washington, Leon</text:p>
          </table:table-cell>
          <table:table-cell office:value-type="string">
            <text:p>RB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Watkins, Danny</text:p>
          </table:table-cell>
          <table:table-cell office:value-type="string">
            <text:p>OL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Watson, Dekoda</text:p>
          </table:table-cell>
          <table:table-cell office:value-type="string">
            <text:p>LB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Weatherspoon, Sean</text:p>
          </table:table-cell>
          <table:table-cell office:value-type="string">
            <text:p>LB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Weaver, Ross</text:p>
          </table:table-cell>
          <table:table-cell office:value-type="string">
            <text:p>DB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Webb, J'Marcus</text:p>
          </table:table-cell>
          <table:table-cell office:value-type="string">
            <text:p>OL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Webb, Joe</text:p>
          </table:table-cell>
          <table:table-cell office:value-type="string">
            <text:p>QB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Webber, Raymond</text:p>
          </table:table-cell>
          <table:table-cell office:value-type="string">
            <text:p>WR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Webster, Corey</text:p>
          </table:table-cell>
          <table:table-cell office:value-type="string">
            <text:p>DB</text:p>
          </table:table-cell>
          <table:table-cell office:value-type="string">
            <text:p>NYG</text:p>
          </table:table-cell>
        </table:table-row>
        <table:table-row table:style-name="ro1">
          <table:table-cell office:value-type="string">
            <text:p>Weems, Eric</text:p>
          </table:table-cell>
          <table:table-cell office:value-type="string">
            <text:p>WR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Welch, Thomas</text:p>
          </table:table-cell>
          <table:table-cell office:value-type="string">
            <text:p>OL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Wells, Beanie</text:p>
          </table:table-cell>
          <table:table-cell office:value-type="string">
            <text:p>RB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Wells, Scott</text:p>
          </table:table-cell>
          <table:table-cell office:value-type="string">
            <text:p>OL</text:p>
          </table:table-cell>
          <table:table-cell office:value-type="string">
            <text:p>GNB</text:p>
          </table:table-cell>
        </table:table-row>
        <table:table-row table:style-name="ro1">
          <table:table-cell office:value-type="string">
            <text:p>Wendling, John</text:p>
          </table:table-cell>
          <table:table-cell office:value-type="string">
            <text:p>DB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Westbrook, Byron</text:p>
          </table:table-cell>
          <table:table-cell office:value-type="string">
            <text:p>DB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Wharton, Travelle</text:p>
          </table:table-cell>
          <table:table-cell office:value-type="string">
            <text:p>OL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White, Markus</text:p>
          </table:table-cell>
          <table:table-cell office:value-type="string">
            <text:p>LB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White, Roddy</text:p>
          </table:table-cell>
          <table:table-cell office:value-type="string">
            <text:p>WR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Whitehurst, Charlie</text:p>
          </table:table-cell>
          <table:table-cell office:value-type="string">
            <text:p>QB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Whitner, Donte</text:p>
          </table:table-cell>
          <table:table-cell office:value-type="string">
            <text:p>DB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Wilhoite, Michael</text:p>
          </table:table-cell>
          <table:table-cell office:value-type="string">
            <text:p>LB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Wilkerson, Jimmy</text:p>
          </table:table-cell>
          <table:table-cell office:value-type="string">
            <text:p>DL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Williams, Brandon</text:p>
          </table:table-cell>
          <table:table-cell office:value-type="string">
            <text:p>DL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Williams, Cadillac</text:p>
          </table:table-cell>
          <table:table-cell office:value-type="string">
            <text:p>RB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Williams, Chris</text:p>
          </table:table-cell>
          <table:table-cell office:value-type="string">
            <text:p>OL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Williams, Corey</text:p>
          </table:table-cell>
          <table:table-cell office:value-type="string">
            <text:p>DL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Williams, D.J.</text:p>
          </table:table-cell>
          <table:table-cell office:value-type="string">
            <text:p>TE</text:p>
          </table:table-cell>
          <table:table-cell office:value-type="string">
            <text:p>GNB</text:p>
          </table:table-cell>
        </table:table-row>
        <table:table-row table:style-name="ro1">
          <table:table-cell office:value-type="string">
            <text:p>Williams, Dan</text:p>
          </table:table-cell>
          <table:table-cell office:value-type="string">
            <text:p>DL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Williams, DeAngelo</text:p>
          </table:table-cell>
          <table:table-cell office:value-type="string">
            <text:p>RB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Williams, Edwin</text:p>
          </table:table-cell>
          <table:table-cell office:value-type="string">
            <text:p>OL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Williams, Garry</text:p>
          </table:table-cell>
          <table:table-cell office:value-type="string">
            <text:p>OL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Williams, Ian</text:p>
          </table:table-cell>
          <table:table-cell office:value-type="string">
            <text:p>DL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Williams, Jabara</text:p>
          </table:table-cell>
          <table:table-cell office:value-type="string">
            <text:p>LB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Williams, Jacquian</text:p>
          </table:table-cell>
          <table:table-cell office:value-type="string">
            <text:p>LB</text:p>
          </table:table-cell>
          <table:table-cell office:value-type="string">
            <text:p>NYG</text:p>
          </table:table-cell>
        </table:table-row>
        <table:table-row table:style-name="ro1">
          <table:table-cell office:value-type="string">
            <text:p>Williams, Jason</text:p>
          </table:table-cell>
          <table:table-cell office:value-type="string">
            <text:p>LB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Williams, Keiland</text:p>
          </table:table-cell>
          <table:table-cell office:value-type="string">
            <text:p>RB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Williams, Kevin</text:p>
          </table:table-cell>
          <table:table-cell office:value-type="string">
            <text:p>DL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Williams, Kyle</text:p>
          </table:table-cell>
          <table:table-cell office:value-type="string">
            <text:p>WR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Williams, Madieu</text:p>
          </table:table-cell>
          <table:table-cell office:value-type="string">
            <text:p>DB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Williams, Mike</text:p>
          </table:table-cell>
          <table:table-cell office:value-type="string">
            <text:p>WR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Williams, Mike</text:p>
          </table:table-cell>
          <table:table-cell office:value-type="string">
            <text:p>WR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Williams, Roy</text:p>
          </table:table-cell>
          <table:table-cell office:value-type="string">
            <text:p>WR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Williams, Ryan</text:p>
          </table:table-cell>
          <table:table-cell office:value-type="string">
            <text:p>RB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Williams, Seth</text:p>
          </table:table-cell>
          <table:table-cell office:value-type="string">
            <text:p>DB</text:p>
          </table:table-cell>
          <table:table-cell office:value-type="string">
            <text:p>NYG</text:p>
          </table:table-cell>
        </table:table-row>
        <table:table-row table:style-name="ro1">
          <table:table-cell office:value-type="string">
            <text:p>Williams, Stephen</text:p>
          </table:table-cell>
          <table:table-cell office:value-type="string">
            <text:p>WR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Williams, Teddy</text:p>
          </table:table-cell>
          <table:table-cell office:value-type="string">
            <text:p>WR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Williams, Thomas</text:p>
          </table:table-cell>
          <table:table-cell office:value-type="string">
            <text:p>LB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Williams, Tramon</text:p>
          </table:table-cell>
          <table:table-cell office:value-type="string">
            <text:p>DB</text:p>
          </table:table-cell>
          <table:table-cell office:value-type="string">
            <text:p>GNB</text:p>
          </table:table-cell>
        </table:table-row>
        <table:table-row table:style-name="ro1">
          <table:table-cell office:value-type="string">
            <text:p>Williams, Trent</text:p>
          </table:table-cell>
          <table:table-cell office:value-type="string">
            <text:p>OL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Williams, Zack</text:p>
          </table:table-cell>
          <table:table-cell office:value-type="string">
            <text:p>OL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Willis, Patrick</text:p>
          </table:table-cell>
          <table:table-cell office:value-type="string">
            <text:p>LB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Wilson, Adrian</text:p>
          </table:table-cell>
          <table:table-cell office:value-type="string">
            <text:p>DB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Wilson, C.J.</text:p>
          </table:table-cell>
          <table:table-cell office:value-type="string">
            <text:p>DB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Wilson, C.J.</text:p>
          </table:table-cell>
          <table:table-cell office:value-type="string">
            <text:p>DL</text:p>
          </table:table-cell>
          <table:table-cell office:value-type="string">
            <text:p>GNB</text:p>
          </table:table-cell>
        </table:table-row>
        <table:table-row table:style-name="ro1">
          <table:table-cell office:value-type="string">
            <text:p>Wilson, E.J.</text:p>
          </table:table-cell>
          <table:table-cell office:value-type="string">
            <text:p>DL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Wilson, John Parker</text:p>
          </table:table-cell>
          <table:table-cell office:value-type="string">
            <text:p>QB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Wilson, Josh</text:p>
          </table:table-cell>
          <table:table-cell office:value-type="string">
            <text:p>DB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Wilson, Kion</text:p>
          </table:table-cell>
          <table:table-cell office:value-type="string">
            <text:p>LB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Wilson, Martez</text:p>
          </table:table-cell>
          <table:table-cell office:value-type="string">
            <text:p>LB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Winfield, Antoine</text:p>
          </table:table-cell>
          <table:table-cell office:value-type="string">
            <text:p>DB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Winslow, Kellen</text:p>
          </table:table-cell>
          <table:table-cell office:value-type="string">
            <text:p>TE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Winterswyk, Ryan</text:p>
          </table:table-cell>
          <table:table-cell office:value-type="string">
            <text:p>TE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Witherspoon, Brian</text:p>
          </table:table-cell>
          <table:table-cell office:value-type="string">
            <text:p>DB</text:p>
          </table:table-cell>
          <table:table-cell office:value-type="string">
            <text:p>NYG</text:p>
          </table:table-cell>
        </table:table-row>
        <table:table-row table:style-name="ro1">
          <table:table-cell office:value-type="string">
            <text:p>Witten, Jason</text:p>
          </table:table-cell>
          <table:table-cell office:value-type="string">
            <text:p>TE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Womack, Floyd</text:p>
          </table:table-cell>
          <table:table-cell office:value-type="string">
            <text:p>OL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Woodson, Charles</text:p>
          </table:table-cell>
          <table:table-cell office:value-type="string">
            <text:p>DB</text:p>
          </table:table-cell>
          <table:table-cell office:value-type="string">
            <text:p>GNB</text:p>
          </table:table-cell>
        </table:table-row>
        <table:table-row table:style-name="ro1">
          <table:table-cell office:value-type="string">
            <text:p>Wootton, Corey</text:p>
          </table:table-cell>
          <table:table-cell office:value-type="string">
            <text:p>DL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Worthington, Doug</text:p>
          </table:table-cell>
          <table:table-cell office:value-type="string">
            <text:p>DL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Wragge, Tony</text:p>
          </table:table-cell>
          <table:table-cell office:value-type="string">
            <text:p>OL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Wright, DeAndre</text:p>
          </table:table-cell>
          <table:table-cell office:value-type="string">
            <text:p>DB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Wright, Eric</text:p>
          </table:table-cell>
          <table:table-cell office:value-type="string">
            <text:p>DB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Wright, K.J.</text:p>
          </table:table-cell>
          <table:table-cell office:value-type="string">
            <text:p>LB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Wright, Major</text:p>
          </table:table-cell>
          <table:table-cell office:value-type="string">
            <text:p>DB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Wright, Rodney</text:p>
          </table:table-cell>
          <table:table-cell office:value-type="string">
            <text:p>WR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Wrotto, Mansfield</text:p>
          </table:table-cell>
          <table:table-cell office:value-type="string">
            <text:p>OL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Wynn, Jarius</text:p>
          </table:table-cell>
          <table:table-cell office:value-type="string">
            <text:p>DL</text:p>
          </table:table-cell>
          <table:table-cell office:value-type="string">
            <text:p>GNB</text:p>
          </table:table-cell>
        </table:table-row>
        <table:table-row table:style-name="ro1">
          <table:table-cell office:value-type="string">
            <text:p>Young, D.J.</text:p>
          </table:table-cell>
          <table:table-cell office:value-type="string">
            <text:p>OL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Young, Darrel</text:p>
          </table:table-cell>
          <table:table-cell office:value-type="string">
            <text:p>RB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Young, Titus</text:p>
          </table:table-cell>
          <table:table-cell office:value-type="string">
            <text:p>WR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Young, Vince</text:p>
          </table:table-cell>
          <table:table-cell office:value-type="string">
            <text:p>QB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Young, Willie</text:p>
          </table:table-cell>
          <table:table-cell office:value-type="string">
            <text:p>DL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Ziemba, Lee</text:p>
          </table:table-cell>
          <table:table-cell office:value-type="string">
            <text:p>OL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Zombo, Frank</text:p>
          </table:table-cell>
          <table:table-cell office:value-type="string">
            <text:p>LB</text:p>
          </table:table-cell>
          <table:table-cell office:value-type="string">
            <text:p>GNB</text:p>
          </table:table-cell>
        </table:table-row>
        <table:table-row table:style-name="ro1">
          <table:table-cell office:value-type="string">
            <text:p>Zuttah, Jeremy</text:p>
          </table:table-cell>
          <table:table-cell office:value-type="string">
            <text:p>OL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Zuttah, Jeremy</text:p>
          </table:table-cell>
          <table:table-cell office:value-type="string">
            <text:p>OL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Cardinals, Arizona</text:p>
          </table:table-cell>
          <table:table-cell office:value-type="string">
            <text:p>DEF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Falcons, Atlanta</text:p>
          </table:table-cell>
          <table:table-cell office:value-type="string">
            <text:p>DEF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Ravens, Baltimore</text:p>
          </table:table-cell>
          <table:table-cell office:value-type="string">
            <text:p>DEF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Bills, Buffalo</text:p>
          </table:table-cell>
          <table:table-cell office:value-type="string">
            <text:p>DEF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Panthers, Carolina</text:p>
          </table:table-cell>
          <table:table-cell office:value-type="string">
            <text:p>DEF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Bears, Chicago</text:p>
          </table:table-cell>
          <table:table-cell office:value-type="string">
            <text:p>DEF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Bengals, Cincinnati</text:p>
          </table:table-cell>
          <table:table-cell office:value-type="string">
            <text:p>DEF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Browns, Cleveland</text:p>
          </table:table-cell>
          <table:table-cell office:value-type="string">
            <text:p>DEF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Cowboys, Dallas</text:p>
          </table:table-cell>
          <table:table-cell office:value-type="string">
            <text:p>DEF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Broncos, Denver</text:p>
          </table:table-cell>
          <table:table-cell office:value-type="string">
            <text:p>DEF</text:p>
          </table:table-cell>
          <table:table-cell office:value-type="string">
            <text:p>DEN</text:p>
          </table:table-cell>
        </table:table-row>
        <table:table-row table:style-name="ro1">
          <table:table-cell office:value-type="string">
            <text:p>Lions, Detroit</text:p>
          </table:table-cell>
          <table:table-cell office:value-type="string">
            <text:p>DEF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Packers, Green Bay</text:p>
          </table:table-cell>
          <table:table-cell office:value-type="string">
            <text:p>DEF</text:p>
          </table:table-cell>
          <table:table-cell office:value-type="string">
            <text:p>GNB</text:p>
          </table:table-cell>
        </table:table-row>
        <table:table-row table:style-name="ro1">
          <table:table-cell office:value-type="string">
            <text:p>Texans, Houston</text:p>
          </table:table-cell>
          <table:table-cell office:value-type="string">
            <text:p>DEF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Colts, Indianapolis</text:p>
          </table:table-cell>
          <table:table-cell office:value-type="string">
            <text:p>DEF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Jaguars, Jacksonville</text:p>
          </table:table-cell>
          <table:table-cell office:value-type="string">
            <text:p>DEF</text:p>
          </table:table-cell>
          <table:table-cell office:value-type="string">
            <text:p>JAC</text:p>
          </table:table-cell>
        </table:table-row>
        <table:table-row table:style-name="ro1">
          <table:table-cell office:value-type="string">
            <text:p>Chiefs, Kansas City</text:p>
          </table:table-cell>
          <table:table-cell office:value-type="string">
            <text:p>DEF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Dolphins, Miami</text:p>
          </table:table-cell>
          <table:table-cell office:value-type="string">
            <text:p>DEF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Vikings, Minnesota</text:p>
          </table:table-cell>
          <table:table-cell office:value-type="string">
            <text:p>DEF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Patriots, New England</text:p>
          </table:table-cell>
          <table:table-cell office:value-type="string">
            <text:p>DEF</text:p>
          </table:table-cell>
          <table:table-cell office:value-type="string">
            <text:p>NWE</text:p>
          </table:table-cell>
        </table:table-row>
        <table:table-row table:style-name="ro1">
          <table:table-cell office:value-type="string">
            <text:p>Saints, New Orleans</text:p>
          </table:table-cell>
          <table:table-cell office:value-type="string">
            <text:p>DEF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Giants, New York</text:p>
          </table:table-cell>
          <table:table-cell office:value-type="string">
            <text:p>DEF</text:p>
          </table:table-cell>
          <table:table-cell office:value-type="string">
            <text:p>NYG</text:p>
          </table:table-cell>
        </table:table-row>
        <table:table-row table:style-name="ro1">
          <table:table-cell office:value-type="string">
            <text:p>Jets, New York</text:p>
          </table:table-cell>
          <table:table-cell office:value-type="string">
            <text:p>DEF</text:p>
          </table:table-cell>
          <table:table-cell office:value-type="string">
            <text:p>NYJ</text:p>
          </table:table-cell>
        </table:table-row>
        <table:table-row table:style-name="ro1">
          <table:table-cell office:value-type="string">
            <text:p>Raiders, Oakland</text:p>
          </table:table-cell>
          <table:table-cell office:value-type="string">
            <text:p>DEF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Eagles, Philadelphia</text:p>
          </table:table-cell>
          <table:table-cell office:value-type="string">
            <text:p>DEF</text:p>
          </table:table-cell>
          <table:table-cell office:value-type="string">
            <text:p>PHI</text:p>
          </table:table-cell>
        </table:table-row>
        <table:table-row table:style-name="ro2">
          <table:table-cell office:value-type="string">
            <text:p>Steelers, Pittsburgh</text:p>
          </table:table-cell>
          <table:table-cell office:value-type="string">
            <text:p>DEF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Chargers, San Diego</text:p>
          </table:table-cell>
          <table:table-cell office:value-type="string">
            <text:p>DEF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49ers, San Francisco</text:p>
          </table:table-cell>
          <table:table-cell office:value-type="string">
            <text:p>DEF</text:p>
          </table:table-cell>
          <table:table-cell office:value-type="string">
            <text:p>SFO</text:p>
          </table:table-cell>
        </table:table-row>
        <table:table-row table:style-name="ro2">
          <table:table-cell office:value-type="string">
            <text:p>Seahawks, Seattle</text:p>
          </table:table-cell>
          <table:table-cell office:value-type="string">
            <text:p>DEF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Rams, St Louis</text:p>
          </table:table-cell>
          <table:table-cell office:value-type="string">
            <text:p>DEF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Buccaneers, Tampa Bay</text:p>
          </table:table-cell>
          <table:table-cell office:value-type="string">
            <text:p>DEF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Titans, Tennessee</text:p>
          </table:table-cell>
          <table:table-cell office:value-type="string">
            <text:p>DEF</text:p>
          </table:table-cell>
          <table:table-cell office:value-type="string">
            <text:p>TEN</text:p>
          </table:table-cell>
        </table:table-row>
        <table:table-row table:style-name="ro1">
          <table:table-cell office:value-type="string">
            <text:p>Redskins, Washington</text:p>
          </table:table-cell>
          <table:table-cell office:value-type="string">
            <text:p>DEF</text:p>
          </table:table-cell>
          <table:table-cell office:value-type="string">
            <text:p>WAS</text:p>
          </table:table-cell>
        </table:table-row>
        <table:table-row table:style-name="ro1" table:number-rows-repeated="60710">
          <table:table-cell table:number-columns-repeated="3"/>
        </table:table-row>
        <table:table-row table:style-name="ro1" table:visibility="filter" table:number-rows-repeated="2487">
          <table:table-cell table:number-columns-repeated="3"/>
        </table:table-row>
        <table:table-row table:style-name="ro1" table:visibility="filter">
          <table:table-cell table:number-columns-repeated="3"/>
        </table:table-row>
      </table:table>
      <table:table table:name="MLB 2012" table:style-name="ta1" table:print="false"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row table:style-name="ro1">
          <table:table-cell office:value-type="string">
            <text:p>Player</text:p>
          </table:table-cell>
          <table:table-cell office:value-type="string">
            <text:p>Position</text:p>
          </table:table-cell>
          <table:table-cell office:value-type="string">
            <text:p>Team</text:p>
          </table:table-cell>
        </table:table-row>
        <table:table-row table:style-name="ro1">
          <table:table-cell office:value-type="string">
            <text:p>Adams, Matt</text:p>
          </table:table-cell>
          <table:table-cell office:value-type="string">
            <text:p>1B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Allen, Brandon</text:p>
          </table:table-cell>
          <table:table-cell office:value-type="string">
            <text:p>1B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Alonso, Yonder</text:p>
          </table:table-cell>
          <table:table-cell office:value-type="string">
            <text:p>1B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Anderson, Lars</text:p>
          </table:table-cell>
          <table:table-cell office:value-type="string">
            <text:p>1B</text:p>
          </table:table-cell>
          <table:table-cell office:value-type="string">
            <text:p>BOS</text:p>
          </table:table-cell>
        </table:table-row>
        <table:table-row table:style-name="ro1">
          <table:table-cell office:value-type="string">
            <text:p>Baker, Jeff</text:p>
          </table:table-cell>
          <table:table-cell office:value-type="string">
            <text:p>1B</text:p>
          </table:table-cell>
          <table:table-cell office:value-type="string">
            <text:p>CHC</text:p>
          </table:table-cell>
        </table:table-row>
        <table:table-row table:style-name="ro1">
          <table:table-cell office:value-type="string">
            <text:p>Barton, Daric</text:p>
          </table:table-cell>
          <table:table-cell office:value-type="string">
            <text:p>1B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Bates, Aaron</text:p>
          </table:table-cell>
          <table:table-cell office:value-type="string">
            <text:p>1B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Belt, Brandon</text:p>
          </table:table-cell>
          <table:table-cell office:value-type="string">
            <text:p>1B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Branyan, Russell</text:p>
          </table:table-cell>
          <table:table-cell office:value-type="string">
            <text:p>1B</text:p>
          </table:table-cell>
          <table:table-cell office:value-type="string">
            <text:p>LAA</text:p>
          </table:table-cell>
        </table:table-row>
        <table:table-row table:style-name="ro1">
          <table:table-cell office:value-type="string">
            <text:p>Butler, Billy</text:p>
          </table:table-cell>
          <table:table-cell office:value-type="string">
            <text:p>1B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Cabrera, Miguel</text:p>
          </table:table-cell>
          <table:table-cell office:value-type="string">
            <text:p>1B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Carp, Mike</text:p>
          </table:table-cell>
          <table:table-cell office:value-type="string">
            <text:p>1B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Carter, Chris</text:p>
          </table:table-cell>
          <table:table-cell office:value-type="string">
            <text:p>1B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Clement, Jeff</text:p>
          </table:table-cell>
          <table:table-cell office:value-type="string">
            <text:p>1B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Cooper, David</text:p>
          </table:table-cell>
          <table:table-cell office:value-type="string">
            <text:p>1B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Davis, Chris</text:p>
          </table:table-cell>
          <table:table-cell office:value-type="string">
            <text:p>1B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Davis, Ike</text:p>
          </table:table-cell>
          <table:table-cell office:value-type="string">
            <text:p>1B</text:p>
          </table:table-cell>
          <table:table-cell office:value-type="string">
            <text:p>NYM</text:p>
          </table:table-cell>
        </table:table-row>
        <table:table-row table:style-name="ro1">
          <table:table-cell office:value-type="string">
            <text:p>Doolittle, Sean</text:p>
          </table:table-cell>
          <table:table-cell office:value-type="string">
            <text:p>1B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Duda, Lucas</text:p>
          </table:table-cell>
          <table:table-cell office:value-type="string">
            <text:p>1B</text:p>
          </table:table-cell>
          <table:table-cell office:value-type="string">
            <text:p>NYM</text:p>
          </table:table-cell>
        </table:table-row>
        <table:table-row table:style-name="ro1">
          <table:table-cell office:value-type="string">
            <text:p>Dunn, Adam</text:p>
          </table:table-cell>
          <table:table-cell office:value-type="string">
            <text:p>1B</text:p>
          </table:table-cell>
          <table:table-cell office:value-type="string">
            <text:p>CWS</text:p>
          </table:table-cell>
        </table:table-row>
        <table:table-row table:style-name="ro1">
          <table:table-cell office:value-type="string">
            <text:p>Eldred, Brad</text:p>
          </table:table-cell>
          <table:table-cell office:value-type="string">
            <text:p>1B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Evans, Nick</text:p>
          </table:table-cell>
          <table:table-cell office:value-type="string">
            <text:p>1B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Freeman, Freddie</text:p>
          </table:table-cell>
          <table:table-cell office:value-type="string">
            <text:p>1B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Gallagher, Jim</text:p>
          </table:table-cell>
          <table:table-cell office:value-type="string">
            <text:p>1B</text:p>
          </table:table-cell>
          <table:table-cell office:value-type="string">
            <text:p>CWS</text:p>
          </table:table-cell>
        </table:table-row>
        <table:table-row table:style-name="ro1">
          <table:table-cell office:value-type="string">
            <text:p>Giambi, Jason</text:p>
          </table:table-cell>
          <table:table-cell office:value-type="string">
            <text:p>1B</text:p>
          </table:table-cell>
          <table:table-cell office:value-type="string">
            <text:p>COL</text:p>
          </table:table-cell>
        </table:table-row>
        <table:table-row table:style-name="ro1">
          <table:table-cell office:value-type="string">
            <text:p>Goldschmidt, Paul</text:p>
          </table:table-cell>
          <table:table-cell office:value-type="string">
            <text:p>1B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Gomez, Mauro</text:p>
          </table:table-cell>
          <table:table-cell office:value-type="string">
            <text:p>1B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Gonzalez, Adrian</text:p>
          </table:table-cell>
          <table:table-cell office:value-type="string">
            <text:p>1B</text:p>
          </table:table-cell>
          <table:table-cell office:value-type="string">
            <text:p>BOS</text:p>
          </table:table-cell>
        </table:table-row>
        <table:table-row table:style-name="ro1">
          <table:table-cell office:value-type="string">
            <text:p>Guzman, Jesus</text:p>
          </table:table-cell>
          <table:table-cell office:value-type="string">
            <text:p>1B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Hague, Matt</text:p>
          </table:table-cell>
          <table:table-cell office:value-type="string">
            <text:p>1B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Hamilton, Mark</text:p>
          </table:table-cell>
          <table:table-cell office:value-type="string">
            <text:p>1B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Hawpe, Brad</text:p>
          </table:table-cell>
          <table:table-cell office:value-type="string">
            <text:p>1B</text:p>
          </table:table-cell>
          <table:table-cell office:value-type="string">
            <text:p>TEX</text:p>
          </table:table-cell>
        </table:table-row>
        <table:table-row table:style-name="ro1">
          <table:table-cell office:value-type="string">
            <text:p>Helton, Todd</text:p>
          </table:table-cell>
          <table:table-cell office:value-type="string">
            <text:p>1B</text:p>
          </table:table-cell>
          <table:table-cell office:value-type="string">
            <text:p>COL</text:p>
          </table:table-cell>
        </table:table-row>
        <table:table-row table:style-name="ro1">
          <table:table-cell office:value-type="string">
            <text:p>Hinske, Eric</text:p>
          </table:table-cell>
          <table:table-cell office:value-type="string">
            <text:p>1B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Hosmer, Eric</text:p>
          </table:table-cell>
          <table:table-cell office:value-type="string">
            <text:p>1B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Howard, Ryan</text:p>
          </table:table-cell>
          <table:table-cell office:value-type="string">
            <text:p>1B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Huff, Aubrey</text:p>
          </table:table-cell>
          <table:table-cell office:value-type="string">
            <text:p>1B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Ishikawa, Travis</text:p>
          </table:table-cell>
          <table:table-cell office:value-type="string">
            <text:p>1B</text:p>
          </table:table-cell>
          <table:table-cell office:value-type="string">
            <text:p>MIL</text:p>
          </table:table-cell>
        </table:table-row>
        <table:table-row table:style-name="ro1">
          <table:table-cell office:value-type="string">
            <text:p>Johnson, Dan</text:p>
          </table:table-cell>
          <table:table-cell office:value-type="string">
            <text:p>1B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Ka'aihue, Kila</text:p>
          </table:table-cell>
          <table:table-cell office:value-type="string">
            <text:p>1B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Kjeldgaard, Brock</text:p>
          </table:table-cell>
          <table:table-cell office:value-type="string">
            <text:p>1B</text:p>
          </table:table-cell>
          <table:table-cell office:value-type="string">
            <text:p>MIL</text:p>
          </table:table-cell>
        </table:table-row>
        <table:table-row table:style-name="ro1">
          <table:table-cell office:value-type="string">
            <text:p>Konerko, Paul</text:p>
          </table:table-cell>
          <table:table-cell office:value-type="string">
            <text:p>1B</text:p>
          </table:table-cell>
          <table:table-cell office:value-type="string">
            <text:p>CWS</text:p>
          </table:table-cell>
        </table:table-row>
        <table:table-row table:style-name="ro1">
          <table:table-cell office:value-type="string">
            <text:p>LaPorta, Matt</text:p>
          </table:table-cell>
          <table:table-cell office:value-type="string">
            <text:p>1B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LaRoche, Adam</text:p>
          </table:table-cell>
          <table:table-cell office:value-type="string">
            <text:p>1B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Lind, Adam</text:p>
          </table:table-cell>
          <table:table-cell office:value-type="string">
            <text:p>1B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Loney, James</text:p>
          </table:table-cell>
          <table:table-cell office:value-type="string">
            <text:p>1B</text:p>
          </table:table-cell>
          <table:table-cell office:value-type="string">
            <text:p>LAD</text:p>
          </table:table-cell>
        </table:table-row>
        <table:table-row table:style-name="ro1">
          <table:table-cell office:value-type="string">
            <text:p>Lutz, Donald</text:p>
          </table:table-cell>
          <table:table-cell office:value-type="string">
            <text:p>1B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Mahoney, Joe</text:p>
          </table:table-cell>
          <table:table-cell office:value-type="string">
            <text:p>1B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Marrero, Chris</text:p>
          </table:table-cell>
          <table:table-cell office:value-type="string">
            <text:p>1B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McDade, Michael</text:p>
          </table:table-cell>
          <table:table-cell office:value-type="string">
            <text:p>1B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Mejia, Ernesto</text:p>
          </table:table-cell>
          <table:table-cell office:value-type="string">
            <text:p>1B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Miranda, Juan</text:p>
          </table:table-cell>
          <table:table-cell office:value-type="string">
            <text:p>1B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Moore, Tyler</text:p>
          </table:table-cell>
          <table:table-cell office:value-type="string">
            <text:p>1B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Morales, Kendrys</text:p>
          </table:table-cell>
          <table:table-cell office:value-type="string">
            <text:p>1B</text:p>
          </table:table-cell>
          <table:table-cell office:value-type="string">
            <text:p>LAA</text:p>
          </table:table-cell>
        </table:table-row>
        <table:table-row table:style-name="ro1">
          <table:table-cell office:value-type="string">
            <text:p>Moreland, Mitch</text:p>
          </table:table-cell>
          <table:table-cell office:value-type="string">
            <text:p>1B</text:p>
          </table:table-cell>
          <table:table-cell office:value-type="string">
            <text:p>TEX</text:p>
          </table:table-cell>
        </table:table-row>
        <table:table-row table:style-name="ro1">
          <table:table-cell office:value-type="string">
            <text:p>Morneau, Justin</text:p>
          </table:table-cell>
          <table:table-cell office:value-type="string">
            <text:p>1B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Morse, Michael</text:p>
          </table:table-cell>
          <table:table-cell office:value-type="string">
            <text:p>1B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Murphy, Daniel</text:p>
          </table:table-cell>
          <table:table-cell office:value-type="string">
            <text:p>1B</text:p>
          </table:table-cell>
          <table:table-cell office:value-type="string">
            <text:p>NYM</text:p>
          </table:table-cell>
        </table:table-row>
        <table:table-row table:style-name="ro1">
          <table:table-cell office:value-type="string">
            <text:p>Navarro, Efren</text:p>
          </table:table-cell>
          <table:table-cell office:value-type="string">
            <text:p>1B</text:p>
          </table:table-cell>
          <table:table-cell office:value-type="string">
            <text:p>LAA</text:p>
          </table:table-cell>
        </table:table-row>
        <table:table-row table:style-name="ro1">
          <table:table-cell office:value-type="string">
            <text:p>Nelson, Brad</text:p>
          </table:table-cell>
          <table:table-cell office:value-type="string">
            <text:p>1B</text:p>
          </table:table-cell>
          <table:table-cell office:value-type="string">
            <text:p>TEX</text:p>
          </table:table-cell>
        </table:table-row>
        <table:table-row table:style-name="ro1">
          <table:table-cell office:value-type="string">
            <text:p>Overbay, Lyle</text:p>
          </table:table-cell>
          <table:table-cell office:value-type="string">
            <text:p>1B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Parmelee, Chris</text:p>
          </table:table-cell>
          <table:table-cell office:value-type="string">
            <text:p>1B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Pascucci, Valentino</text:p>
          </table:table-cell>
          <table:table-cell office:value-type="string">
            <text:p>1B</text:p>
          </table:table-cell>
          <table:table-cell office:value-type="string">
            <text:p>NYM</text:p>
          </table:table-cell>
        </table:table-row>
        <table:table-row table:style-name="ro1">
          <table:table-cell office:value-type="string">
            <text:p>Pearce, Steve</text:p>
          </table:table-cell>
          <table:table-cell office:value-type="string">
            <text:p>1B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Pill, Brett</text:p>
          </table:table-cell>
          <table:table-cell office:value-type="string">
            <text:p>1B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Pujols, Albert</text:p>
          </table:table-cell>
          <table:table-cell office:value-type="string">
            <text:p>1B</text:p>
          </table:table-cell>
          <table:table-cell office:value-type="string">
            <text:p>LAA</text:p>
          </table:table-cell>
        </table:table-row>
        <table:table-row table:style-name="ro1">
          <table:table-cell office:value-type="string">
            <text:p>Rizzo, Anthony</text:p>
          </table:table-cell>
          <table:table-cell office:value-type="string">
            <text:p>1B</text:p>
          </table:table-cell>
          <table:table-cell office:value-type="string">
            <text:p>CHC</text:p>
          </table:table-cell>
        </table:table-row>
        <table:table-row table:style-name="ro1">
          <table:table-cell office:value-type="string">
            <text:p>Robinson, Clint</text:p>
          </table:table-cell>
          <table:table-cell office:value-type="string">
            <text:p>1B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Rottino, Vinny</text:p>
          </table:table-cell>
          <table:table-cell office:value-type="string">
            <text:p>1B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Sanchez, Gaby</text:p>
          </table:table-cell>
          <table:table-cell office:value-type="string">
            <text:p>1B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Smoak, Justin</text:p>
          </table:table-cell>
          <table:table-cell office:value-type="string">
            <text:p>1B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Snyder, Brandon</text:p>
          </table:table-cell>
          <table:table-cell office:value-type="string">
            <text:p>1B</text:p>
          </table:table-cell>
          <table:table-cell office:value-type="string">
            <text:p>TEX</text:p>
          </table:table-cell>
        </table:table-row>
        <table:table-row table:style-name="ro1">
          <table:table-cell office:value-type="string">
            <text:p>Strieby, Ryan</text:p>
          </table:table-cell>
          <table:table-cell office:value-type="string">
            <text:p>1B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Teixeira, Mark</text:p>
          </table:table-cell>
          <table:table-cell office:value-type="string">
            <text:p>1B</text:p>
          </table:table-cell>
          <table:table-cell office:value-type="string">
            <text:p>NYY</text:p>
          </table:table-cell>
        </table:table-row>
        <table:table-row table:style-name="ro1">
          <table:table-cell office:value-type="string">
            <text:p>Thome, Jim</text:p>
          </table:table-cell>
          <table:table-cell office:value-type="string">
            <text:p>1B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Tracy, Chad</text:p>
          </table:table-cell>
          <table:table-cell office:value-type="string">
            <text:p>1B</text:p>
          </table:table-cell>
          <table:table-cell office:value-type="string">
            <text:p>COL</text:p>
          </table:table-cell>
        </table:table-row>
        <table:table-row table:style-name="ro1">
          <table:table-cell office:value-type="string">
            <text:p>Tracy, Chad</text:p>
          </table:table-cell>
          <table:table-cell office:value-type="string">
            <text:p>1B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Trumbo, Mark</text:p>
          </table:table-cell>
          <table:table-cell office:value-type="string">
            <text:p>1B</text:p>
          </table:table-cell>
          <table:table-cell office:value-type="string">
            <text:p>LAA</text:p>
          </table:table-cell>
        </table:table-row>
        <table:table-row table:style-name="ro1">
          <table:table-cell office:value-type="string">
            <text:p>Villalona, Angel</text:p>
          </table:table-cell>
          <table:table-cell office:value-type="string">
            <text:p>1B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Votto, Joey</text:p>
          </table:table-cell>
          <table:table-cell office:value-type="string">
            <text:p>1B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Wallace, Brett</text:p>
          </table:table-cell>
          <table:table-cell office:value-type="string">
            <text:p>1B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Wallach, Matt</text:p>
          </table:table-cell>
          <table:table-cell office:value-type="string">
            <text:p>1B</text:p>
          </table:table-cell>
          <table:table-cell office:value-type="string">
            <text:p>LAD</text:p>
          </table:table-cell>
        </table:table-row>
        <table:table-row table:style-name="ro1">
          <table:table-cell office:value-type="string">
            <text:p>Ackley, Dustin</text:p>
          </table:table-cell>
          <table:table-cell office:value-type="string">
            <text:p>2B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Adams, David</text:p>
          </table:table-cell>
          <table:table-cell office:value-type="string">
            <text:p>2B</text:p>
          </table:table-cell>
          <table:table-cell office:value-type="string">
            <text:p>NYY</text:p>
          </table:table-cell>
        </table:table-row>
        <table:table-row table:style-name="ro1">
          <table:table-cell office:value-type="string">
            <text:p>Adams, Ryan</text:p>
          </table:table-cell>
          <table:table-cell office:value-type="string">
            <text:p>2B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Altuve, Jose</text:p>
          </table:table-cell>
          <table:table-cell office:value-type="string">
            <text:p>2B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Amarista, Alexi</text:p>
          </table:table-cell>
          <table:table-cell office:value-type="string">
            <text:p>2B</text:p>
          </table:table-cell>
          <table:table-cell office:value-type="string">
            <text:p>LAA</text:p>
          </table:table-cell>
        </table:table-row>
        <table:table-row table:style-name="ro1">
          <table:table-cell office:value-type="string">
            <text:p>Antonelli, Matt</text:p>
          </table:table-cell>
          <table:table-cell office:value-type="string">
            <text:p>2B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Aviles, Mike</text:p>
          </table:table-cell>
          <table:table-cell office:value-type="string">
            <text:p>2B</text:p>
          </table:table-cell>
          <table:table-cell office:value-type="string">
            <text:p>BOS</text:p>
          </table:table-cell>
        </table:table-row>
        <table:table-row table:style-name="ro1">
          <table:table-cell office:value-type="string">
            <text:p>Barney, Darwin</text:p>
          </table:table-cell>
          <table:table-cell office:value-type="string">
            <text:p>2B</text:p>
          </table:table-cell>
          <table:table-cell office:value-type="string">
            <text:p>CHC</text:p>
          </table:table-cell>
        </table:table-row>
        <table:table-row table:style-name="ro1">
          <table:table-cell office:value-type="string">
            <text:p>Beckham, Gordon</text:p>
          </table:table-cell>
          <table:table-cell office:value-type="string">
            <text:p>2B</text:p>
          </table:table-cell>
          <table:table-cell office:value-type="string">
            <text:p>CWS</text:p>
          </table:table-cell>
        </table:table-row>
        <table:table-row table:style-name="ro1">
          <table:table-cell office:value-type="string">
            <text:p>Blanco, Andres</text:p>
          </table:table-cell>
          <table:table-cell office:value-type="string">
            <text:p>2B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Burriss, Emmanuel</text:p>
          </table:table-cell>
          <table:table-cell office:value-type="string">
            <text:p>2B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Cano, Robinson</text:p>
          </table:table-cell>
          <table:table-cell office:value-type="string">
            <text:p>2B</text:p>
          </table:table-cell>
          <table:table-cell office:value-type="string">
            <text:p>NYY</text:p>
          </table:table-cell>
        </table:table-row>
        <table:table-row table:style-name="ro1">
          <table:table-cell office:value-type="string">
            <text:p>Casilla, Alexi</text:p>
          </table:table-cell>
          <table:table-cell office:value-type="string">
            <text:p>2B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Castellanos, Alex</text:p>
          </table:table-cell>
          <table:table-cell office:value-type="string">
            <text:p>2B</text:p>
          </table:table-cell>
          <table:table-cell office:value-type="string">
            <text:p>LAD</text:p>
          </table:table-cell>
        </table:table-row>
        <table:table-row table:style-name="ro1">
          <table:table-cell office:value-type="string">
            <text:p>Chang, Ray</text:p>
          </table:table-cell>
          <table:table-cell office:value-type="string">
            <text:p>2B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Conrad, Brooks</text:p>
          </table:table-cell>
          <table:table-cell office:value-type="string">
            <text:p>2B</text:p>
          </table:table-cell>
          <table:table-cell office:value-type="string">
            <text:p>MIL</text:p>
          </table:table-cell>
        </table:table-row>
        <table:table-row table:style-name="ro1">
          <table:table-cell office:value-type="string">
            <text:p>Corona, Reegie</text:p>
          </table:table-cell>
          <table:table-cell office:value-type="string">
            <text:p>2B</text:p>
          </table:table-cell>
          <table:table-cell office:value-type="string">
            <text:p>NYY</text:p>
          </table:table-cell>
        </table:table-row>
        <table:table-row table:style-name="ro1">
          <table:table-cell office:value-type="string">
            <text:p>Crabbe, Callix</text:p>
          </table:table-cell>
          <table:table-cell office:value-type="string">
            <text:p>2B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Culberson, Charlie</text:p>
          </table:table-cell>
          <table:table-cell office:value-type="string">
            <text:p>2B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De Jesus, Ivan</text:p>
          </table:table-cell>
          <table:table-cell office:value-type="string">
            <text:p>2B</text:p>
          </table:table-cell>
          <table:table-cell office:value-type="string">
            <text:p>LAD</text:p>
          </table:table-cell>
        </table:table-row>
        <table:table-row table:style-name="ro1">
          <table:table-cell office:value-type="string">
            <text:p>DeWitt, Blake</text:p>
          </table:table-cell>
          <table:table-cell office:value-type="string">
            <text:p>2B</text:p>
          </table:table-cell>
          <table:table-cell office:value-type="string">
            <text:p>CHC</text:p>
          </table:table-cell>
        </table:table-row>
        <table:table-row table:style-name="ro1">
          <table:table-cell office:value-type="string">
            <text:p>Denker, Travis</text:p>
          </table:table-cell>
          <table:table-cell office:value-type="string">
            <text:p>2B</text:p>
          </table:table-cell>
          <table:table-cell office:value-type="string">
            <text:p>LAD</text:p>
          </table:table-cell>
        </table:table-row>
        <table:table-row table:style-name="ro1">
          <table:table-cell office:value-type="string">
            <text:p>Descalso, Daniel</text:p>
          </table:table-cell>
          <table:table-cell office:value-type="string">
            <text:p>2B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Diaz, Argenis</text:p>
          </table:table-cell>
          <table:table-cell office:value-type="string">
            <text:p>2B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Downs, Matt</text:p>
          </table:table-cell>
          <table:table-cell office:value-type="string">
            <text:p>2B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Ellis, Mark</text:p>
          </table:table-cell>
          <table:table-cell office:value-type="string">
            <text:p>2B</text:p>
          </table:table-cell>
          <table:table-cell office:value-type="string">
            <text:p>LAD</text:p>
          </table:table-cell>
        </table:table-row>
        <table:table-row table:style-name="ro1">
          <table:table-cell office:value-type="string">
            <text:p>Espinosa, Danny</text:p>
          </table:table-cell>
          <table:table-cell office:value-type="string">
            <text:p>2B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Farris, Eric</text:p>
          </table:table-cell>
          <table:table-cell office:value-type="string">
            <text:p>2B</text:p>
          </table:table-cell>
          <table:table-cell office:value-type="string">
            <text:p>MIL</text:p>
          </table:table-cell>
        </table:table-row>
        <table:table-row table:style-name="ro1">
          <table:table-cell office:value-type="string">
            <text:p>Flaherty, Ryan</text:p>
          </table:table-cell>
          <table:table-cell office:value-type="string">
            <text:p>2B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Fontenot, Mike</text:p>
          </table:table-cell>
          <table:table-cell office:value-type="string">
            <text:p>2B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Frandsen, Kevin</text:p>
          </table:table-cell>
          <table:table-cell office:value-type="string">
            <text:p>2B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Garcia, Harold</text:p>
          </table:table-cell>
          <table:table-cell office:value-type="string">
            <text:p>2B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German, Esteban</text:p>
          </table:table-cell>
          <table:table-cell office:value-type="string">
            <text:p>2B</text:p>
          </table:table-cell>
          <table:table-cell office:value-type="string">
            <text:p>TEX</text:p>
          </table:table-cell>
        </table:table-row>
        <table:table-row table:style-name="ro1">
          <table:table-cell office:value-type="string">
            <text:p>Getz, Chris</text:p>
          </table:table-cell>
          <table:table-cell office:value-type="string">
            <text:p>2B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Giavotella, Johnny</text:p>
          </table:table-cell>
          <table:table-cell office:value-type="string">
            <text:p>2B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Gonzalez, Alberto</text:p>
          </table:table-cell>
          <table:table-cell office:value-type="string">
            <text:p>2B</text:p>
          </table:table-cell>
          <table:table-cell office:value-type="string">
            <text:p>TEX</text:p>
          </table:table-cell>
        </table:table-row>
        <table:table-row table:style-name="ro1">
          <table:table-cell office:value-type="string">
            <text:p>Gonzalez, Edgar</text:p>
          </table:table-cell>
          <table:table-cell office:value-type="string">
            <text:p>2B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Greene, Tyler</text:p>
          </table:table-cell>
          <table:table-cell office:value-type="string">
            <text:p>2B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Hairston, Jerry</text:p>
          </table:table-cell>
          <table:table-cell office:value-type="string">
            <text:p>2B</text:p>
          </table:table-cell>
          <table:table-cell office:value-type="string">
            <text:p>LAD</text:p>
          </table:table-cell>
        </table:table-row>
        <table:table-row table:style-name="ro1">
          <table:table-cell office:value-type="string">
            <text:p>Harris, Brendan</text:p>
          </table:table-cell>
          <table:table-cell office:value-type="string">
            <text:p>2B</text:p>
          </table:table-cell>
          <table:table-cell office:value-type="string">
            <text:p>COL</text:p>
          </table:table-cell>
        </table:table-row>
        <table:table-row table:style-name="ro1">
          <table:table-cell office:value-type="string">
            <text:p>Havens, Reese</text:p>
          </table:table-cell>
          <table:table-cell office:value-type="string">
            <text:p>2B</text:p>
          </table:table-cell>
          <table:table-cell office:value-type="string">
            <text:p>NYM</text:p>
          </table:table-cell>
        </table:table-row>
        <table:table-row table:style-name="ro1">
          <table:table-cell office:value-type="string">
            <text:p>Hernandez, Anderson</text:p>
          </table:table-cell>
          <table:table-cell office:value-type="string">
            <text:p>2B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Herrera, Jonathan</text:p>
          </table:table-cell>
          <table:table-cell office:value-type="string">
            <text:p>2B</text:p>
          </table:table-cell>
          <table:table-cell office:value-type="string">
            <text:p>COL</text:p>
          </table:table-cell>
        </table:table-row>
        <table:table-row table:style-name="ro1">
          <table:table-cell office:value-type="string">
            <text:p>Hill, Aaron</text:p>
          </table:table-cell>
          <table:table-cell office:value-type="string">
            <text:p>2B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Hoffpauir, Jarrett</text:p>
          </table:table-cell>
          <table:table-cell office:value-type="string">
            <text:p>2B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Hudson, Orlando</text:p>
          </table:table-cell>
          <table:table-cell office:value-type="string">
            <text:p>2B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Hughes, Luke</text:p>
          </table:table-cell>
          <table:table-cell office:value-type="string">
            <text:p>2B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Infante, Omar</text:p>
          </table:table-cell>
          <table:table-cell office:value-type="string">
            <text:p>2B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Izturis, Maicer</text:p>
          </table:table-cell>
          <table:table-cell office:value-type="string">
            <text:p>2B</text:p>
          </table:table-cell>
          <table:table-cell office:value-type="string">
            <text:p>LAA</text:p>
          </table:table-cell>
        </table:table-row>
        <table:table-row table:style-name="ro1">
          <table:table-cell office:value-type="string">
            <text:p>Jimenez, D'Angelo</text:p>
          </table:table-cell>
          <table:table-cell office:value-type="string">
            <text:p>2B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Johnson, Kelly</text:p>
          </table:table-cell>
          <table:table-cell office:value-type="string">
            <text:p>2B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Joseph, Corban</text:p>
          </table:table-cell>
          <table:table-cell office:value-type="string">
            <text:p>2B</text:p>
          </table:table-cell>
          <table:table-cell office:value-type="string">
            <text:p>NYY</text:p>
          </table:table-cell>
        </table:table-row>
        <table:table-row table:style-name="ro1">
          <table:table-cell office:value-type="string">
            <text:p>Kata, Matt</text:p>
          </table:table-cell>
          <table:table-cell office:value-type="string">
            <text:p>2B</text:p>
          </table:table-cell>
          <table:table-cell office:value-type="string">
            <text:p>TEX</text:p>
          </table:table-cell>
        </table:table-row>
        <table:table-row table:style-name="ro1">
          <table:table-cell office:value-type="string">
            <text:p>Kendrick, Howard</text:p>
          </table:table-cell>
          <table:table-cell office:value-type="string">
            <text:p>2B</text:p>
          </table:table-cell>
          <table:table-cell office:value-type="string">
            <text:p>LAA</text:p>
          </table:table-cell>
        </table:table-row>
        <table:table-row table:style-name="ro1">
          <table:table-cell office:value-type="string">
            <text:p>Kennedy, Adam</text:p>
          </table:table-cell>
          <table:table-cell office:value-type="string">
            <text:p>2B</text:p>
          </table:table-cell>
          <table:table-cell office:value-type="string">
            <text:p>LAD</text:p>
          </table:table-cell>
        </table:table-row>
        <table:table-row table:style-name="ro1">
          <table:table-cell office:value-type="string">
            <text:p>Keppinger, Jeff</text:p>
          </table:table-cell>
          <table:table-cell office:value-type="string">
            <text:p>2B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Kinsler, Ian</text:p>
          </table:table-cell>
          <table:table-cell office:value-type="string">
            <text:p>2B</text:p>
          </table:table-cell>
          <table:table-cell office:value-type="string">
            <text:p>TEX</text:p>
          </table:table-cell>
        </table:table-row>
        <table:table-row table:style-name="ro1">
          <table:table-cell office:value-type="string">
            <text:p>Kipnis, Jason</text:p>
          </table:table-cell>
          <table:table-cell office:value-type="string">
            <text:p>2B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LeMahieu, DJ</text:p>
          </table:table-cell>
          <table:table-cell office:value-type="string">
            <text:p>2B</text:p>
          </table:table-cell>
          <table:table-cell office:value-type="string">
            <text:p>COL</text:p>
          </table:table-cell>
        </table:table-row>
        <table:table-row table:style-name="ro1">
          <table:table-cell office:value-type="string">
            <text:p>Lombardozzi, Stephen</text:p>
          </table:table-cell>
          <table:table-cell office:value-type="string">
            <text:p>2B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Luna, Hector</text:p>
          </table:table-cell>
          <table:table-cell office:value-type="string">
            <text:p>2B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Maysonet, Edwin</text:p>
          </table:table-cell>
          <table:table-cell office:value-type="string">
            <text:p>2B</text:p>
          </table:table-cell>
          <table:table-cell office:value-type="string">
            <text:p>MIL</text:p>
          </table:table-cell>
        </table:table-row>
        <table:table-row table:style-name="ro1">
          <table:table-cell office:value-type="string">
            <text:p>Moore, Scott</text:p>
          </table:table-cell>
          <table:table-cell office:value-type="string">
            <text:p>2B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Nelson, Chris</text:p>
          </table:table-cell>
          <table:table-cell office:value-type="string">
            <text:p>2B</text:p>
          </table:table-cell>
          <table:table-cell office:value-type="string">
            <text:p>COL</text:p>
          </table:table-cell>
        </table:table-row>
        <table:table-row table:style-name="ro1">
          <table:table-cell office:value-type="string">
            <text:p>Parrino, Andy</text:p>
          </table:table-cell>
          <table:table-cell office:value-type="string">
            <text:p>2B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Patterson, Eric</text:p>
          </table:table-cell>
          <table:table-cell office:value-type="string">
            <text:p>2B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Pedroia, Dustin</text:p>
          </table:table-cell>
          <table:table-cell office:value-type="string">
            <text:p>2B</text:p>
          </table:table-cell>
          <table:table-cell office:value-type="string">
            <text:p>BOS</text:p>
          </table:table-cell>
        </table:table-row>
        <table:table-row table:style-name="ro1">
          <table:table-cell office:value-type="string">
            <text:p>Pedroza, Jaime</text:p>
          </table:table-cell>
          <table:table-cell office:value-type="string">
            <text:p>2B</text:p>
          </table:table-cell>
          <table:table-cell office:value-type="string">
            <text:p>LAD</text:p>
          </table:table-cell>
        </table:table-row>
        <table:table-row table:style-name="ro1">
          <table:table-cell office:value-type="string">
            <text:p>Phelps, Cord</text:p>
          </table:table-cell>
          <table:table-cell office:value-type="string">
            <text:p>2B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Phillips, Brandon</text:p>
          </table:table-cell>
          <table:table-cell office:value-type="string">
            <text:p>2B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Raburn, Ryan</text:p>
          </table:table-cell>
          <table:table-cell office:value-type="string">
            <text:p>2B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Rhymes, Will</text:p>
          </table:table-cell>
          <table:table-cell office:value-type="string">
            <text:p>2B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Roberts, Brian</text:p>
          </table:table-cell>
          <table:table-cell office:value-type="string">
            <text:p>2B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Roberts, Ryan</text:p>
          </table:table-cell>
          <table:table-cell office:value-type="string">
            <text:p>2B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Rodriguez, Henry</text:p>
          </table:table-cell>
          <table:table-cell office:value-type="string">
            <text:p>2B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Romero, Nicholas</text:p>
          </table:table-cell>
          <table:table-cell office:value-type="string">
            <text:p>2B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Rosales, Adam</text:p>
          </table:table-cell>
          <table:table-cell office:value-type="string">
            <text:p>2B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Sanchez, Freddy</text:p>
          </table:table-cell>
          <table:table-cell office:value-type="string">
            <text:p>2B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Santiago, Ramon</text:p>
          </table:table-cell>
          <table:table-cell office:value-type="string">
            <text:p>2B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Satin, Josh</text:p>
          </table:table-cell>
          <table:table-cell office:value-type="string">
            <text:p>2B</text:p>
          </table:table-cell>
          <table:table-cell office:value-type="string">
            <text:p>NYM</text:p>
          </table:table-cell>
        </table:table-row>
        <table:table-row table:style-name="ro1">
          <table:table-cell office:value-type="string">
            <text:p>Schumaker, Skip</text:p>
          </table:table-cell>
          <table:table-cell office:value-type="string">
            <text:p>2B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Scutaro, Marco</text:p>
          </table:table-cell>
          <table:table-cell office:value-type="string">
            <text:p>2B</text:p>
          </table:table-cell>
          <table:table-cell office:value-type="string">
            <text:p>COL</text:p>
          </table:table-cell>
        </table:table-row>
        <table:table-row table:style-name="ro1">
          <table:table-cell office:value-type="string">
            <text:p>Tejada, Ruben</text:p>
          </table:table-cell>
          <table:table-cell office:value-type="string">
            <text:p>2B</text:p>
          </table:table-cell>
          <table:table-cell office:value-type="string">
            <text:p>NYM</text:p>
          </table:table-cell>
        </table:table-row>
        <table:table-row table:style-name="ro1">
          <table:table-cell office:value-type="string">
            <text:p>Tejeda, Oscar</text:p>
          </table:table-cell>
          <table:table-cell office:value-type="string">
            <text:p>2B</text:p>
          </table:table-cell>
          <table:table-cell office:value-type="string">
            <text:p>BOS</text:p>
          </table:table-cell>
        </table:table-row>
        <table:table-row table:style-name="ro1">
          <table:table-cell office:value-type="string">
            <text:p>Thurston, Joe</text:p>
          </table:table-cell>
          <table:table-cell office:value-type="string">
            <text:p>2B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Tolbert, Matt</text:p>
          </table:table-cell>
          <table:table-cell office:value-type="string">
            <text:p>2B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Tolisano, John</text:p>
          </table:table-cell>
          <table:table-cell office:value-type="string">
            <text:p>2B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Turner, Justin</text:p>
          </table:table-cell>
          <table:table-cell office:value-type="string">
            <text:p>2B</text:p>
          </table:table-cell>
          <table:table-cell office:value-type="string">
            <text:p>NYM</text:p>
          </table:table-cell>
        </table:table-row>
        <table:table-row table:style-name="ro1">
          <table:table-cell office:value-type="string">
            <text:p>Uggla, Dan</text:p>
          </table:table-cell>
          <table:table-cell office:value-type="string">
            <text:p>2B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Utley, Chase</text:p>
          </table:table-cell>
          <table:table-cell office:value-type="string">
            <text:p>2B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Valaika, Chris</text:p>
          </table:table-cell>
          <table:table-cell office:value-type="string">
            <text:p>2B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Valbuena, Luis</text:p>
          </table:table-cell>
          <table:table-cell office:value-type="string">
            <text:p>2B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Valdespin, Jordany</text:p>
          </table:table-cell>
          <table:table-cell office:value-type="string">
            <text:p>2B</text:p>
          </table:table-cell>
          <table:table-cell office:value-type="string">
            <text:p>NYM</text:p>
          </table:table-cell>
        </table:table-row>
        <table:table-row table:style-name="ro1">
          <table:table-cell office:value-type="string">
            <text:p>Valdez, Jeudy</text:p>
          </table:table-cell>
          <table:table-cell office:value-type="string">
            <text:p>2B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Valdez, Wilson</text:p>
          </table:table-cell>
          <table:table-cell office:value-type="string">
            <text:p>2B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Walker, Neil</text:p>
          </table:table-cell>
          <table:table-cell office:value-type="string">
            <text:p>2B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Weeks, Jemile</text:p>
          </table:table-cell>
          <table:table-cell office:value-type="string">
            <text:p>2B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Weeks, Rickie</text:p>
          </table:table-cell>
          <table:table-cell office:value-type="string">
            <text:p>2B</text:p>
          </table:table-cell>
          <table:table-cell office:value-type="string">
            <text:p>MIL</text:p>
          </table:table-cell>
        </table:table-row>
        <table:table-row table:style-name="ro1">
          <table:table-cell office:value-type="string">
            <text:p>Wong, Kolten</text:p>
          </table:table-cell>
          <table:table-cell office:value-type="string">
            <text:p>2B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Young, Delwyn</text:p>
          </table:table-cell>
          <table:table-cell office:value-type="string">
            <text:p>2B</text:p>
          </table:table-cell>
          <table:table-cell office:value-type="string">
            <text:p>CWS</text:p>
          </table:table-cell>
        </table:table-row>
        <table:table-row table:style-name="ro1">
          <table:table-cell office:value-type="string">
            <text:p>Zobrist, Ben</text:p>
          </table:table-cell>
          <table:table-cell office:value-type="string">
            <text:p>2B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Alvarez, Pedro</text:p>
          </table:table-cell>
          <table:table-cell office:value-type="string">
            <text:p>3B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Baez, Pedro</text:p>
          </table:table-cell>
          <table:table-cell office:value-type="string">
            <text:p>3B</text:p>
          </table:table-cell>
          <table:table-cell office:value-type="string">
            <text:p>LAD</text:p>
          </table:table-cell>
        </table:table-row>
        <table:table-row table:style-name="ro1">
          <table:table-cell office:value-type="string">
            <text:p>Baisley, Jeff</text:p>
          </table:table-cell>
          <table:table-cell office:value-type="string">
            <text:p>3B</text:p>
          </table:table-cell>
          <table:table-cell office:value-type="string">
            <text:p>LAD</text:p>
          </table:table-cell>
        </table:table-row>
        <table:table-row table:style-name="ro1">
          <table:table-cell office:value-type="string">
            <text:p>Bell, Josh</text:p>
          </table:table-cell>
          <table:table-cell office:value-type="string">
            <text:p>3B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Belliard, Ronnie</text:p>
          </table:table-cell>
          <table:table-cell office:value-type="string">
            <text:p>3B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Beltre, Adrian</text:p>
          </table:table-cell>
          <table:table-cell office:value-type="string">
            <text:p>3B</text:p>
          </table:table-cell>
          <table:table-cell office:value-type="string">
            <text:p>TEX</text:p>
          </table:table-cell>
        </table:table-row>
        <table:table-row table:style-name="ro1">
          <table:table-cell office:value-type="string">
            <text:p>Betemit, Wilson</text:p>
          </table:table-cell>
          <table:table-cell office:value-type="string">
            <text:p>3B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Blake, Casey</text:p>
          </table:table-cell>
          <table:table-cell office:value-type="string">
            <text:p>3B</text:p>
          </table:table-cell>
          <table:table-cell office:value-type="string">
            <text:p>COL</text:p>
          </table:table-cell>
        </table:table-row>
        <table:table-row table:style-name="ro1">
          <table:table-cell office:value-type="string">
            <text:p>Blum, Geoff</text:p>
          </table:table-cell>
          <table:table-cell office:value-type="string">
            <text:p>3B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Burroughs, Sean</text:p>
          </table:table-cell>
          <table:table-cell office:value-type="string">
            <text:p>3B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Cairo, Miguel</text:p>
          </table:table-cell>
          <table:table-cell office:value-type="string">
            <text:p>3B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Callaspo, Alberto</text:p>
          </table:table-cell>
          <table:table-cell office:value-type="string">
            <text:p>3B</text:p>
          </table:table-cell>
          <table:table-cell office:value-type="string">
            <text:p>LAA</text:p>
          </table:table-cell>
        </table:table-row>
        <table:table-row table:style-name="ro1">
          <table:table-cell office:value-type="string">
            <text:p>Cantu, Jorge</text:p>
          </table:table-cell>
          <table:table-cell office:value-type="string">
            <text:p>3B</text:p>
          </table:table-cell>
          <table:table-cell office:value-type="string">
            <text:p>LAA</text:p>
          </table:table-cell>
        </table:table-row>
        <table:table-row table:style-name="ro1">
          <table:table-cell office:value-type="string">
            <text:p>Canzler, Russ</text:p>
          </table:table-cell>
          <table:table-cell office:value-type="string">
            <text:p>3B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Carpenter, Matt</text:p>
          </table:table-cell>
          <table:table-cell office:value-type="string">
            <text:p>3B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Castellanos, Nick</text:p>
          </table:table-cell>
          <table:table-cell office:value-type="string">
            <text:p>3B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Chisenhall, Lonnie</text:p>
          </table:table-cell>
          <table:table-cell office:value-type="string">
            <text:p>3B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Cox, Zack</text:p>
          </table:table-cell>
          <table:table-cell office:value-type="string">
            <text:p>3B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Darnell, James</text:p>
          </table:table-cell>
          <table:table-cell office:value-type="string">
            <text:p>3B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Dobbs, Greg</text:p>
          </table:table-cell>
          <table:table-cell office:value-type="string">
            <text:p>3B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Dominguez, Chris</text:p>
          </table:table-cell>
          <table:table-cell office:value-type="string">
            <text:p>3B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Dominguez, Matt</text:p>
          </table:table-cell>
          <table:table-cell office:value-type="string">
            <text:p>3B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Evans, Terry</text:p>
          </table:table-cell>
          <table:table-cell office:value-type="string">
            <text:p>3B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Figgins, Chone</text:p>
          </table:table-cell>
          <table:table-cell office:value-type="string">
            <text:p>3B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Forsythe, Logan</text:p>
          </table:table-cell>
          <table:table-cell office:value-type="string">
            <text:p>3B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Francisco, Juan</text:p>
          </table:table-cell>
          <table:table-cell office:value-type="string">
            <text:p>3B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Frazier, Todd</text:p>
          </table:table-cell>
          <table:table-cell office:value-type="string">
            <text:p>3B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Freese, David</text:p>
          </table:table-cell>
          <table:table-cell office:value-type="string">
            <text:p>3B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Gamel, Mat</text:p>
          </table:table-cell>
          <table:table-cell office:value-type="string">
            <text:p>3B</text:p>
          </table:table-cell>
          <table:table-cell office:value-type="string">
            <text:p>MIL</text:p>
          </table:table-cell>
        </table:table-row>
        <table:table-row table:style-name="ro1">
          <table:table-cell office:value-type="string">
            <text:p>Gillaspie, Conor</text:p>
          </table:table-cell>
          <table:table-cell office:value-type="string">
            <text:p>3B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Green, Taylor</text:p>
          </table:table-cell>
          <table:table-cell office:value-type="string">
            <text:p>3B</text:p>
          </table:table-cell>
          <table:table-cell office:value-type="string">
            <text:p>MIL</text:p>
          </table:table-cell>
        </table:table-row>
        <table:table-row table:style-name="ro1">
          <table:table-cell office:value-type="string">
            <text:p>Hannahan, Jack</text:p>
          </table:table-cell>
          <table:table-cell office:value-type="string">
            <text:p>3B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Harrison, Josh</text:p>
          </table:table-cell>
          <table:table-cell office:value-type="string">
            <text:p>3B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Headley, Chase</text:p>
          </table:table-cell>
          <table:table-cell office:value-type="string">
            <text:p>3B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Inge, Brandon</text:p>
          </table:table-cell>
          <table:table-cell office:value-type="string">
            <text:p>3B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Johnson, Chris</text:p>
          </table:table-cell>
          <table:table-cell office:value-type="string">
            <text:p>3B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Jones, Chipper</text:p>
          </table:table-cell>
          <table:table-cell office:value-type="string">
            <text:p>3B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Kelly, Don</text:p>
          </table:table-cell>
          <table:table-cell office:value-type="string">
            <text:p>3B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Kouzmanoff, Kevin</text:p>
          </table:table-cell>
          <table:table-cell office:value-type="string">
            <text:p>3B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LaRoche, Andy</text:p>
          </table:table-cell>
          <table:table-cell office:value-type="string">
            <text:p>3B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Laird, Brandon</text:p>
          </table:table-cell>
          <table:table-cell office:value-type="string">
            <text:p>3B</text:p>
          </table:table-cell>
          <table:table-cell office:value-type="string">
            <text:p>NYY</text:p>
          </table:table-cell>
        </table:table-row>
        <table:table-row table:style-name="ro1">
          <table:table-cell office:value-type="string">
            <text:p>Lawrie, Brett</text:p>
          </table:table-cell>
          <table:table-cell office:value-type="string">
            <text:p>3B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Liddi, Alex</text:p>
          </table:table-cell>
          <table:table-cell office:value-type="string">
            <text:p>3B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Longoria, Evan</text:p>
          </table:table-cell>
          <table:table-cell office:value-type="string">
            <text:p>3B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Lutz, Zach</text:p>
          </table:table-cell>
          <table:table-cell office:value-type="string">
            <text:p>3B</text:p>
          </table:table-cell>
          <table:table-cell office:value-type="string">
            <text:p>NYM</text:p>
          </table:table-cell>
        </table:table-row>
        <table:table-row table:style-name="ro1">
          <table:table-cell office:value-type="string">
            <text:p>Mangini, Matt</text:p>
          </table:table-cell>
          <table:table-cell office:value-type="string">
            <text:p>3B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Martinez, Francisco</text:p>
          </table:table-cell>
          <table:table-cell office:value-type="string">
            <text:p>3B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Martinez, Michael</text:p>
          </table:table-cell>
          <table:table-cell office:value-type="string">
            <text:p>3B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McGehee, Casey</text:p>
          </table:table-cell>
          <table:table-cell office:value-type="string">
            <text:p>3B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McPherson, Dallas</text:p>
          </table:table-cell>
          <table:table-cell office:value-type="string">
            <text:p>3B</text:p>
          </table:table-cell>
          <table:table-cell office:value-type="string">
            <text:p>CWS</text:p>
          </table:table-cell>
        </table:table-row>
        <table:table-row table:style-name="ro1">
          <table:table-cell office:value-type="string">
            <text:p>Middlebrooks, Will</text:p>
          </table:table-cell>
          <table:table-cell office:value-type="string">
            <text:p>3B</text:p>
          </table:table-cell>
          <table:table-cell office:value-type="string">
            <text:p>BOS</text:p>
          </table:table-cell>
        </table:table-row>
        <table:table-row table:style-name="ro1">
          <table:table-cell office:value-type="string">
            <text:p>Mitchell, Russ</text:p>
          </table:table-cell>
          <table:table-cell office:value-type="string">
            <text:p>3B</text:p>
          </table:table-cell>
          <table:table-cell office:value-type="string">
            <text:p>LAD</text:p>
          </table:table-cell>
        </table:table-row>
        <table:table-row table:style-name="ro1">
          <table:table-cell office:value-type="string">
            <text:p>Morel, Brent</text:p>
          </table:table-cell>
          <table:table-cell office:value-type="string">
            <text:p>3B</text:p>
          </table:table-cell>
          <table:table-cell office:value-type="string">
            <text:p>CWS</text:p>
          </table:table-cell>
        </table:table-row>
        <table:table-row table:style-name="ro1">
          <table:table-cell office:value-type="string">
            <text:p>Moustakas, Mike</text:p>
          </table:table-cell>
          <table:table-cell office:value-type="string">
            <text:p>3B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Nuzzo, Matthew</text:p>
          </table:table-cell>
          <table:table-cell office:value-type="string">
            <text:p>3B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Olt, Mike</text:p>
          </table:table-cell>
          <table:table-cell office:value-type="string">
            <text:p>3B</text:p>
          </table:table-cell>
          <table:table-cell office:value-type="string">
            <text:p>TEX</text:p>
          </table:table-cell>
        </table:table-row>
        <table:table-row table:style-name="ro1">
          <table:table-cell office:value-type="string">
            <text:p>Orr, Pete</text:p>
          </table:table-cell>
          <table:table-cell office:value-type="string">
            <text:p>3B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Pena, Ramiro</text:p>
          </table:table-cell>
          <table:table-cell office:value-type="string">
            <text:p>3B</text:p>
          </table:table-cell>
          <table:table-cell office:value-type="string">
            <text:p>NYY</text:p>
          </table:table-cell>
        </table:table-row>
        <table:table-row table:style-name="ro1">
          <table:table-cell office:value-type="string">
            <text:p>Polanco, Placido</text:p>
          </table:table-cell>
          <table:table-cell office:value-type="string">
            <text:p>3B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Punto, Nick</text:p>
          </table:table-cell>
          <table:table-cell office:value-type="string">
            <text:p>3B</text:p>
          </table:table-cell>
          <table:table-cell office:value-type="string">
            <text:p>BOS</text:p>
          </table:table-cell>
        </table:table-row>
        <table:table-row table:style-name="ro1">
          <table:table-cell office:value-type="string">
            <text:p>Ramirez, Aramis</text:p>
          </table:table-cell>
          <table:table-cell office:value-type="string">
            <text:p>3B</text:p>
          </table:table-cell>
          <table:table-cell office:value-type="string">
            <text:p>MIL</text:p>
          </table:table-cell>
        </table:table-row>
        <table:table-row table:style-name="ro1">
          <table:table-cell office:value-type="string">
            <text:p>Reynolds, Mark</text:p>
          </table:table-cell>
          <table:table-cell office:value-type="string">
            <text:p>3B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Rincon, Edinson</text:p>
          </table:table-cell>
          <table:table-cell office:value-type="string">
            <text:p>3B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Rivero, Carlos</text:p>
          </table:table-cell>
          <table:table-cell office:value-type="string">
            <text:p>3B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Rodriguez, Alex</text:p>
          </table:table-cell>
          <table:table-cell office:value-type="string">
            <text:p>3B</text:p>
          </table:table-cell>
          <table:table-cell office:value-type="string">
            <text:p>NYY</text:p>
          </table:table-cell>
        </table:table-row>
        <table:table-row table:style-name="ro1">
          <table:table-cell office:value-type="string">
            <text:p>Rolen, Scott</text:p>
          </table:table-cell>
          <table:table-cell office:value-type="string">
            <text:p>3B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Romero, Deibinson</text:p>
          </table:table-cell>
          <table:table-cell office:value-type="string">
            <text:p>3B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Romine, Andrew</text:p>
          </table:table-cell>
          <table:table-cell office:value-type="string">
            <text:p>3B</text:p>
          </table:table-cell>
          <table:table-cell office:value-type="string">
            <text:p>LAA</text:p>
          </table:table-cell>
        </table:table-row>
        <table:table-row table:style-name="ro1">
          <table:table-cell office:value-type="string">
            <text:p>Sandoval, Pablo</text:p>
          </table:table-cell>
          <table:table-cell office:value-type="string">
            <text:p>3B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Seager, Kyle</text:p>
          </table:table-cell>
          <table:table-cell office:value-type="string">
            <text:p>3B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Sizemore, Scott</text:p>
          </table:table-cell>
          <table:table-cell office:value-type="string">
            <text:p>3B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Smith, Corey</text:p>
          </table:table-cell>
          <table:table-cell office:value-type="string">
            <text:p>3B</text:p>
          </table:table-cell>
          <table:table-cell office:value-type="string">
            <text:p>LAD</text:p>
          </table:table-cell>
        </table:table-row>
        <table:table-row table:style-name="ro1">
          <table:table-cell office:value-type="string">
            <text:p>Soto, Neftali</text:p>
          </table:table-cell>
          <table:table-cell office:value-type="string">
            <text:p>3B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Spears, Nate</text:p>
          </table:table-cell>
          <table:table-cell office:value-type="string">
            <text:p>3B</text:p>
          </table:table-cell>
          <table:table-cell office:value-type="string">
            <text:p>BOS</text:p>
          </table:table-cell>
        </table:table-row>
        <table:table-row table:style-name="ro1">
          <table:table-cell office:value-type="string">
            <text:p>Stansberry, Craig</text:p>
          </table:table-cell>
          <table:table-cell office:value-type="string">
            <text:p>3B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Stewart, Ian</text:p>
          </table:table-cell>
          <table:table-cell office:value-type="string">
            <text:p>3B</text:p>
          </table:table-cell>
          <table:table-cell office:value-type="string">
            <text:p>CHC</text:p>
          </table:table-cell>
        </table:table-row>
        <table:table-row table:style-name="ro1">
          <table:table-cell office:value-type="string">
            <text:p>Timmons, Wes</text:p>
          </table:table-cell>
          <table:table-cell office:value-type="string">
            <text:p>3B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Uribe, Juan</text:p>
          </table:table-cell>
          <table:table-cell office:value-type="string">
            <text:p>3B</text:p>
          </table:table-cell>
          <table:table-cell office:value-type="string">
            <text:p>LAD</text:p>
          </table:table-cell>
        </table:table-row>
        <table:table-row table:style-name="ro1">
          <table:table-cell office:value-type="string">
            <text:p>Valencia, Danny</text:p>
          </table:table-cell>
          <table:table-cell office:value-type="string">
            <text:p>3B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Vitters, Josh</text:p>
          </table:table-cell>
          <table:table-cell office:value-type="string">
            <text:p>3B</text:p>
          </table:table-cell>
          <table:table-cell office:value-type="string">
            <text:p>CHC</text:p>
          </table:table-cell>
        </table:table-row>
        <table:table-row table:style-name="ro1">
          <table:table-cell office:value-type="string">
            <text:p>Wheeler, Zelous</text:p>
          </table:table-cell>
          <table:table-cell office:value-type="string">
            <text:p>3B</text:p>
          </table:table-cell>
          <table:table-cell office:value-type="string">
            <text:p>MIL</text:p>
          </table:table-cell>
        </table:table-row>
        <table:table-row table:style-name="ro1">
          <table:table-cell office:value-type="string">
            <text:p>Wigginton, Ty</text:p>
          </table:table-cell>
          <table:table-cell office:value-type="string">
            <text:p>3B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Wood, Brandon</text:p>
          </table:table-cell>
          <table:table-cell office:value-type="string">
            <text:p>3B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Woodward, Chris</text:p>
          </table:table-cell>
          <table:table-cell office:value-type="string">
            <text:p>3B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Worth, Danny</text:p>
          </table:table-cell>
          <table:table-cell office:value-type="string">
            <text:p>3B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Wright, David</text:p>
          </table:table-cell>
          <table:table-cell office:value-type="string">
            <text:p>3B</text:p>
          </table:table-cell>
          <table:table-cell office:value-type="string">
            <text:p>NYM</text:p>
          </table:table-cell>
        </table:table-row>
        <table:table-row table:style-name="ro1">
          <table:table-cell office:value-type="string">
            <text:p>Youkilis, Kevin</text:p>
          </table:table-cell>
          <table:table-cell office:value-type="string">
            <text:p>3B</text:p>
          </table:table-cell>
          <table:table-cell office:value-type="string">
            <text:p>BOS</text:p>
          </table:table-cell>
        </table:table-row>
        <table:table-row table:style-name="ro1">
          <table:table-cell office:value-type="string">
            <text:p>Young, Michael</text:p>
          </table:table-cell>
          <table:table-cell office:value-type="string">
            <text:p>3B</text:p>
          </table:table-cell>
          <table:table-cell office:value-type="string">
            <text:p>TEX</text:p>
          </table:table-cell>
        </table:table-row>
        <table:table-row table:style-name="ro1">
          <table:table-cell office:value-type="string">
            <text:p>Zimmerman, Ryan</text:p>
          </table:table-cell>
          <table:table-cell office:value-type="string">
            <text:p>3B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Adrianza, Ehire</text:p>
          </table:table-cell>
          <table:table-cell office:value-type="string">
            <text:p>SS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Andino, Robert</text:p>
          </table:table-cell>
          <table:table-cell office:value-type="string">
            <text:p>SS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Andrus, Elvis</text:p>
          </table:table-cell>
          <table:table-cell office:value-type="string">
            <text:p>SS</text:p>
          </table:table-cell>
          <table:table-cell office:value-type="string">
            <text:p>TEX</text:p>
          </table:table-cell>
        </table:table-row>
        <table:table-row table:style-name="ro1">
          <table:table-cell office:value-type="string">
            <text:p>Arias, Joaquin</text:p>
          </table:table-cell>
          <table:table-cell office:value-type="string">
            <text:p>SS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Aybar, Erick</text:p>
          </table:table-cell>
          <table:table-cell office:value-type="string">
            <text:p>SS</text:p>
          </table:table-cell>
          <table:table-cell office:value-type="string">
            <text:p>LAA</text:p>
          </table:table-cell>
        </table:table-row>
        <table:table-row table:style-name="ro1">
          <table:table-cell office:value-type="string">
            <text:p>Barmes, Clint</text:p>
          </table:table-cell>
          <table:table-cell office:value-type="string">
            <text:p>SS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Bartlett, Jason</text:p>
          </table:table-cell>
          <table:table-cell office:value-type="string">
            <text:p>SS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Betancourt, Yuniesky</text:p>
          </table:table-cell>
          <table:table-cell office:value-type="string">
            <text:p>SS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Bianchi, Jeff</text:p>
          </table:table-cell>
          <table:table-cell office:value-type="string">
            <text:p>SS</text:p>
          </table:table-cell>
          <table:table-cell office:value-type="string">
            <text:p>MIL</text:p>
          </table:table-cell>
        </table:table-row>
        <table:table-row table:style-name="ro1">
          <table:table-cell office:value-type="string">
            <text:p>Bocock, Brian</text:p>
          </table:table-cell>
          <table:table-cell office:value-type="string">
            <text:p>SS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Bonifacio, Emilio</text:p>
          </table:table-cell>
          <table:table-cell office:value-type="string">
            <text:p>SS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Brignac, Reid</text:p>
          </table:table-cell>
          <table:table-cell office:value-type="string">
            <text:p>SS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Cabrera, Asdrubal</text:p>
          </table:table-cell>
          <table:table-cell office:value-type="string">
            <text:p>SS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Cabrera, Everth</text:p>
          </table:table-cell>
          <table:table-cell office:value-type="string">
            <text:p>SS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Cardenas, Adrian</text:p>
          </table:table-cell>
          <table:table-cell office:value-type="string">
            <text:p>SS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Carroll, Jamey</text:p>
          </table:table-cell>
          <table:table-cell office:value-type="string">
            <text:p>SS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Castro, Starlin</text:p>
          </table:table-cell>
          <table:table-cell office:value-type="string">
            <text:p>SS</text:p>
          </table:table-cell>
          <table:table-cell office:value-type="string">
            <text:p>CHC</text:p>
          </table:table-cell>
        </table:table-row>
        <table:table-row table:style-name="ro1">
          <table:table-cell office:value-type="string">
            <text:p>Cedeno, Ronny</text:p>
          </table:table-cell>
          <table:table-cell office:value-type="string">
            <text:p>SS</text:p>
          </table:table-cell>
          <table:table-cell office:value-type="string">
            <text:p>NYM</text:p>
          </table:table-cell>
        </table:table-row>
        <table:table-row table:style-name="ro1">
          <table:table-cell office:value-type="string">
            <text:p>Ciriaco, Audy</text:p>
          </table:table-cell>
          <table:table-cell office:value-type="string">
            <text:p>SS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Ciriaco, Pedro</text:p>
          </table:table-cell>
          <table:table-cell office:value-type="string">
            <text:p>SS</text:p>
          </table:table-cell>
          <table:table-cell office:value-type="string">
            <text:p>BOS</text:p>
          </table:table-cell>
        </table:table-row>
        <table:table-row table:style-name="ro1">
          <table:table-cell office:value-type="string">
            <text:p>Cozart, Zack</text:p>
          </table:table-cell>
          <table:table-cell office:value-type="string">
            <text:p>SS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Crawford, Brandon</text:p>
          </table:table-cell>
          <table:table-cell office:value-type="string">
            <text:p>SS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Cruz, Luis</text:p>
          </table:table-cell>
          <table:table-cell office:value-type="string">
            <text:p>SS</text:p>
          </table:table-cell>
          <table:table-cell office:value-type="string">
            <text:p>LAD</text:p>
          </table:table-cell>
        </table:table-row>
        <table:table-row table:style-name="ro1">
          <table:table-cell office:value-type="string">
            <text:p>Desmond, Ian</text:p>
          </table:table-cell>
          <table:table-cell office:value-type="string">
            <text:p>SS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Diaz, Jonathan</text:p>
          </table:table-cell>
          <table:table-cell office:value-type="string">
            <text:p>SS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Diaz, Juan</text:p>
          </table:table-cell>
          <table:table-cell office:value-type="string">
            <text:p>SS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Donald, Jason</text:p>
          </table:table-cell>
          <table:table-cell office:value-type="string">
            <text:p>SS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Dozier, Brian</text:p>
          </table:table-cell>
          <table:table-cell office:value-type="string">
            <text:p>SS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Drew, Stephen</text:p>
          </table:table-cell>
          <table:table-cell office:value-type="string">
            <text:p>SS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Escobar, Alcides</text:p>
          </table:table-cell>
          <table:table-cell office:value-type="string">
            <text:p>SS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Escobar, Eduardo</text:p>
          </table:table-cell>
          <table:table-cell office:value-type="string">
            <text:p>SS</text:p>
          </table:table-cell>
          <table:table-cell office:value-type="string">
            <text:p>CWS</text:p>
          </table:table-cell>
        </table:table-row>
        <table:table-row table:style-name="ro1">
          <table:table-cell office:value-type="string">
            <text:p>Escobar, Yunel</text:p>
          </table:table-cell>
          <table:table-cell office:value-type="string">
            <text:p>SS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Field, Thomas</text:p>
          </table:table-cell>
          <table:table-cell office:value-type="string">
            <text:p>SS</text:p>
          </table:table-cell>
          <table:table-cell office:value-type="string">
            <text:p>COL</text:p>
          </table:table-cell>
        </table:table-row>
        <table:table-row table:style-name="ro1">
          <table:table-cell office:value-type="string">
            <text:p>Flores, Wilmer</text:p>
          </table:table-cell>
          <table:table-cell office:value-type="string">
            <text:p>SS</text:p>
          </table:table-cell>
          <table:table-cell office:value-type="string">
            <text:p>NYM</text:p>
          </table:table-cell>
        </table:table-row>
        <table:table-row table:style-name="ro1">
          <table:table-cell office:value-type="string">
            <text:p>Florimon, Pedro</text:p>
          </table:table-cell>
          <table:table-cell office:value-type="string">
            <text:p>SS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Furcal, Rafael</text:p>
          </table:table-cell>
          <table:table-cell office:value-type="string">
            <text:p>SS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Galvis, Freddy</text:p>
          </table:table-cell>
          <table:table-cell office:value-type="string">
            <text:p>SS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Gomez, Hector</text:p>
          </table:table-cell>
          <table:table-cell office:value-type="string">
            <text:p>SS</text:p>
          </table:table-cell>
          <table:table-cell office:value-type="string">
            <text:p>COL</text:p>
          </table:table-cell>
        </table:table-row>
        <table:table-row table:style-name="ro1">
          <table:table-cell office:value-type="string">
            <text:p>Gonzalez, Alex</text:p>
          </table:table-cell>
          <table:table-cell office:value-type="string">
            <text:p>SS</text:p>
          </table:table-cell>
          <table:table-cell office:value-type="string">
            <text:p>MIL</text:p>
          </table:table-cell>
        </table:table-row>
        <table:table-row table:style-name="ro1">
          <table:table-cell office:value-type="string">
            <text:p>Gonzalez, Marwin</text:p>
          </table:table-cell>
          <table:table-cell office:value-type="string">
            <text:p>SS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Gordon, Dee</text:p>
          </table:table-cell>
          <table:table-cell office:value-type="string">
            <text:p>SS</text:p>
          </table:table-cell>
          <table:table-cell office:value-type="string">
            <text:p>LAD</text:p>
          </table:table-cell>
        </table:table-row>
        <table:table-row table:style-name="ro1">
          <table:table-cell office:value-type="string">
            <text:p>Gordon, Devaris</text:p>
          </table:table-cell>
          <table:table-cell office:value-type="string">
            <text:p>SS</text:p>
          </table:table-cell>
          <table:table-cell office:value-type="string">
            <text:p>LAD</text:p>
          </table:table-cell>
        </table:table-row>
        <table:table-row table:style-name="ro1">
          <table:table-cell office:value-type="string">
            <text:p>Green, Nick</text:p>
          </table:table-cell>
          <table:table-cell office:value-type="string">
            <text:p>SS</text:p>
          </table:table-cell>
          <table:table-cell office:value-type="string">
            <text:p>TEX</text:p>
          </table:table-cell>
        </table:table-row>
        <table:table-row table:style-name="ro1">
          <table:table-cell office:value-type="string">
            <text:p>Gregorius, Didi</text:p>
          </table:table-cell>
          <table:table-cell office:value-type="string">
            <text:p>SS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Hardy, J.J.</text:p>
          </table:table-cell>
          <table:table-cell office:value-type="string">
            <text:p>SS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Hechavarria, Adeiny</text:p>
          </table:table-cell>
          <table:table-cell office:value-type="string">
            <text:p>SS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Hernandez, Diory</text:p>
          </table:table-cell>
          <table:table-cell office:value-type="string">
            <text:p>SS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Hicks, Brandon</text:p>
          </table:table-cell>
          <table:table-cell office:value-type="string">
            <text:p>SS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Hollimon, Michael</text:p>
          </table:table-cell>
          <table:table-cell office:value-type="string">
            <text:p>SS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Iglesias, Jose</text:p>
          </table:table-cell>
          <table:table-cell office:value-type="string">
            <text:p>SS</text:p>
          </table:table-cell>
          <table:table-cell office:value-type="string">
            <text:p>BOS</text:p>
          </table:table-cell>
        </table:table-row>
        <table:table-row table:style-name="ro1">
          <table:table-cell office:value-type="string">
            <text:p>Iorg, Cale</text:p>
          </table:table-cell>
          <table:table-cell office:value-type="string">
            <text:p>SS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Izturis, Cesar</text:p>
          </table:table-cell>
          <table:table-cell office:value-type="string">
            <text:p>SS</text:p>
          </table:table-cell>
          <table:table-cell office:value-type="string">
            <text:p>MIL</text:p>
          </table:table-cell>
        </table:table-row>
        <table:table-row table:style-name="ro1">
          <table:table-cell office:value-type="string">
            <text:p>Jackson, Ryan</text:p>
          </table:table-cell>
          <table:table-cell office:value-type="string">
            <text:p>SS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Janish, Paul</text:p>
          </table:table-cell>
          <table:table-cell office:value-type="string">
            <text:p>SS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Jeter, Derek</text:p>
          </table:table-cell>
          <table:table-cell office:value-type="string">
            <text:p>SS</text:p>
          </table:table-cell>
          <table:table-cell office:value-type="string">
            <text:p>NYY</text:p>
          </table:table-cell>
        </table:table-row>
        <table:table-row table:style-name="ro1">
          <table:table-cell office:value-type="string">
            <text:p>Johnson, Elliot</text:p>
          </table:table-cell>
          <table:table-cell office:value-type="string">
            <text:p>SS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Kawasaki, Munenori</text:p>
          </table:table-cell>
          <table:table-cell office:value-type="string">
            <text:p>SS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Kozma, Pete</text:p>
          </table:table-cell>
          <table:table-cell office:value-type="string">
            <text:p>SS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Kuhn, Tyler</text:p>
          </table:table-cell>
          <table:table-cell office:value-type="string">
            <text:p>SS</text:p>
          </table:table-cell>
          <table:table-cell office:value-type="string">
            <text:p>CWS</text:p>
          </table:table-cell>
        </table:table-row>
        <table:table-row table:style-name="ro1">
          <table:table-cell office:value-type="string">
            <text:p>Lake, Junior</text:p>
          </table:table-cell>
          <table:table-cell office:value-type="string">
            <text:p>SS</text:p>
          </table:table-cell>
          <table:table-cell office:value-type="string">
            <text:p>CHC</text:p>
          </table:table-cell>
        </table:table-row>
        <table:table-row table:style-name="ro1">
          <table:table-cell office:value-type="string">
            <text:p>Lambin, Chase</text:p>
          </table:table-cell>
          <table:table-cell office:value-type="string">
            <text:p>SS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Lara, Christian</text:p>
          </table:table-cell>
          <table:table-cell office:value-type="string">
            <text:p>SS</text:p>
          </table:table-cell>
          <table:table-cell office:value-type="string">
            <text:p>LAD</text:p>
          </table:table-cell>
        </table:table-row>
        <table:table-row table:style-name="ro1">
          <table:table-cell office:value-type="string">
            <text:p>Lemmerman, Jake</text:p>
          </table:table-cell>
          <table:table-cell office:value-type="string">
            <text:p>SS</text:p>
          </table:table-cell>
          <table:table-cell office:value-type="string">
            <text:p>LAD</text:p>
          </table:table-cell>
        </table:table-row>
        <table:table-row table:style-name="ro1">
          <table:table-cell office:value-type="string">
            <text:p>Lindsey, Taylor</text:p>
          </table:table-cell>
          <table:table-cell office:value-type="string">
            <text:p>SS</text:p>
          </table:table-cell>
          <table:table-cell office:value-type="string">
            <text:p>LAA</text:p>
          </table:table-cell>
        </table:table-row>
        <table:table-row table:style-name="ro1">
          <table:table-cell office:value-type="string">
            <text:p>Lowrie, Jed</text:p>
          </table:table-cell>
          <table:table-cell office:value-type="string">
            <text:p>SS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Martinez, Ozzie</text:p>
          </table:table-cell>
          <table:table-cell office:value-type="string">
            <text:p>SS</text:p>
          </table:table-cell>
          <table:table-cell office:value-type="string">
            <text:p>CWS</text:p>
          </table:table-cell>
        </table:table-row>
        <table:table-row table:style-name="ro1">
          <table:table-cell office:value-type="string">
            <text:p>McCoy, Mike</text:p>
          </table:table-cell>
          <table:table-cell office:value-type="string">
            <text:p>SS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McDonald, John</text:p>
          </table:table-cell>
          <table:table-cell office:value-type="string">
            <text:p>SS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Mercer, Jordy</text:p>
          </table:table-cell>
          <table:table-cell office:value-type="string">
            <text:p>SS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Miclat, Greg</text:p>
          </table:table-cell>
          <table:table-cell office:value-type="string">
            <text:p>SS</text:p>
          </table:table-cell>
          <table:table-cell office:value-type="string">
            <text:p>TEX</text:p>
          </table:table-cell>
        </table:table-row>
        <table:table-row table:style-name="ro1">
          <table:table-cell office:value-type="string">
            <text:p>Murphy, Donnie</text:p>
          </table:table-cell>
          <table:table-cell office:value-type="string">
            <text:p>SS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Navarro, Yamaico</text:p>
          </table:table-cell>
          <table:table-cell office:value-type="string">
            <text:p>SS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Negron, Kris</text:p>
          </table:table-cell>
          <table:table-cell office:value-type="string">
            <text:p>SS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Nishioka, Tsuyoshi</text:p>
          </table:table-cell>
          <table:table-cell office:value-type="string">
            <text:p>SS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Noonan, Nick</text:p>
          </table:table-cell>
          <table:table-cell office:value-type="string">
            <text:p>SS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Nunez, Eduardo</text:p>
          </table:table-cell>
          <table:table-cell office:value-type="string">
            <text:p>SS</text:p>
          </table:table-cell>
          <table:table-cell office:value-type="string">
            <text:p>NYY</text:p>
          </table:table-cell>
        </table:table-row>
        <table:table-row table:style-name="ro1">
          <table:table-cell office:value-type="string">
            <text:p>Nunez, Gustavo</text:p>
          </table:table-cell>
          <table:table-cell office:value-type="string">
            <text:p>SS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Olmedo, Ray</text:p>
          </table:table-cell>
          <table:table-cell office:value-type="string">
            <text:p>SS</text:p>
          </table:table-cell>
          <table:table-cell office:value-type="string">
            <text:p>CWS</text:p>
          </table:table-cell>
        </table:table-row>
        <table:table-row table:style-name="ro1">
          <table:table-cell office:value-type="string">
            <text:p>Panik, Joe</text:p>
          </table:table-cell>
          <table:table-cell office:value-type="string">
            <text:p>SS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Paredes, Jimmy</text:p>
          </table:table-cell>
          <table:table-cell office:value-type="string">
            <text:p>SS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Pastornicky, Tyler</text:p>
          </table:table-cell>
          <table:table-cell office:value-type="string">
            <text:p>SS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Pennington, Cliff</text:p>
          </table:table-cell>
          <table:table-cell office:value-type="string">
            <text:p>SS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Peralta, Jhonny</text:p>
          </table:table-cell>
          <table:table-cell office:value-type="string">
            <text:p>SS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Perez, Darwin</text:p>
          </table:table-cell>
          <table:table-cell office:value-type="string">
            <text:p>SS</text:p>
          </table:table-cell>
          <table:table-cell office:value-type="string">
            <text:p>LAA</text:p>
          </table:table-cell>
        </table:table-row>
        <table:table-row table:style-name="ro1">
          <table:table-cell office:value-type="string">
            <text:p>Perez, Hernan</text:p>
          </table:table-cell>
          <table:table-cell office:value-type="string">
            <text:p>SS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Plouffe, Trevor</text:p>
          </table:table-cell>
          <table:table-cell office:value-type="string">
            <text:p>SS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Quintanilla, Omar</text:p>
          </table:table-cell>
          <table:table-cell office:value-type="string">
            <text:p>SS</text:p>
          </table:table-cell>
          <table:table-cell office:value-type="string">
            <text:p>NYM</text:p>
          </table:table-cell>
        </table:table-row>
        <table:table-row table:style-name="ro1">
          <table:table-cell office:value-type="string">
            <text:p>Ramirez, Alexei</text:p>
          </table:table-cell>
          <table:table-cell office:value-type="string">
            <text:p>SS</text:p>
          </table:table-cell>
          <table:table-cell office:value-type="string">
            <text:p>CWS</text:p>
          </table:table-cell>
        </table:table-row>
        <table:table-row table:style-name="ro1">
          <table:table-cell office:value-type="string">
            <text:p>Ramirez, Hanley</text:p>
          </table:table-cell>
          <table:table-cell office:value-type="string">
            <text:p>SS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Reyes, Jose</text:p>
          </table:table-cell>
          <table:table-cell office:value-type="string">
            <text:p>SS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Rodriguez, Luis</text:p>
          </table:table-cell>
          <table:table-cell office:value-type="string">
            <text:p>SS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Rodriguez, Sean</text:p>
          </table:table-cell>
          <table:table-cell office:value-type="string">
            <text:p>SS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Rollins, Jimmy</text:p>
          </table:table-cell>
          <table:table-cell office:value-type="string">
            <text:p>SS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Romero, Niuman</text:p>
          </table:table-cell>
          <table:table-cell office:value-type="string">
            <text:p>SS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Ryan, Brendan</text:p>
          </table:table-cell>
          <table:table-cell office:value-type="string">
            <text:p>SS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Sanchez, Angel</text:p>
          </table:table-cell>
          <table:table-cell office:value-type="string">
            <text:p>SS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Segura, Jean</text:p>
          </table:table-cell>
          <table:table-cell office:value-type="string">
            <text:p>SS</text:p>
          </table:table-cell>
          <table:table-cell office:value-type="string">
            <text:p>LAA</text:p>
          </table:table-cell>
        </table:table-row>
        <table:table-row table:style-name="ro1">
          <table:table-cell office:value-type="string">
            <text:p>Sellers, Justin</text:p>
          </table:table-cell>
          <table:table-cell office:value-type="string">
            <text:p>SS</text:p>
          </table:table-cell>
          <table:table-cell office:value-type="string">
            <text:p>LAD</text:p>
          </table:table-cell>
        </table:table-row>
        <table:table-row table:style-name="ro1">
          <table:table-cell office:value-type="string">
            <text:p>Sogard, Eric</text:p>
          </table:table-cell>
          <table:table-cell office:value-type="string">
            <text:p>SS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Sutton, Drew</text:p>
          </table:table-cell>
          <table:table-cell office:value-type="string">
            <text:p>SS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Triunfel, Carlos</text:p>
          </table:table-cell>
          <table:table-cell office:value-type="string">
            <text:p>SS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Tulowitzki, Troy</text:p>
          </table:table-cell>
          <table:table-cell office:value-type="string">
            <text:p>SS</text:p>
          </table:table-cell>
          <table:table-cell office:value-type="string">
            <text:p>COL</text:p>
          </table:table-cell>
        </table:table-row>
        <table:table-row table:style-name="ro1">
          <table:table-cell office:value-type="string">
            <text:p>Velazquez, Gil</text:p>
          </table:table-cell>
          <table:table-cell office:value-type="string">
            <text:p>SS</text:p>
          </table:table-cell>
          <table:table-cell office:value-type="string">
            <text:p>LAA</text:p>
          </table:table-cell>
        </table:table-row>
        <table:table-row table:style-name="ro1">
          <table:table-cell office:value-type="string">
            <text:p>Velez, Eugenio</text:p>
          </table:table-cell>
          <table:table-cell office:value-type="string">
            <text:p>SS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Vizquel, Omar</text:p>
          </table:table-cell>
          <table:table-cell office:value-type="string">
            <text:p>SS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Wilson, Jack</text:p>
          </table:table-cell>
          <table:table-cell office:value-type="string">
            <text:p>SS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Wilson, Josh</text:p>
          </table:table-cell>
          <table:table-cell office:value-type="string">
            <text:p>SS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Zawadzki, Lance</text:p>
          </table:table-cell>
          <table:table-cell office:value-type="string">
            <text:p>SS</text:p>
          </table:table-cell>
          <table:table-cell office:value-type="string">
            <text:p>LAD</text:p>
          </table:table-cell>
        </table:table-row>
        <table:table-row table:style-name="ro1">
          <table:table-cell office:value-type="string">
            <text:p>d'Arnaud, Chase</text:p>
          </table:table-cell>
          <table:table-cell office:value-type="string">
            <text:p>SS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Abreu, Bobby</text:p>
          </table:table-cell>
          <table:table-cell office:value-type="string">
            <text:p>OF</text:p>
          </table:table-cell>
          <table:table-cell office:value-type="string">
            <text:p>LAA</text:p>
          </table:table-cell>
        </table:table-row>
        <table:table-row table:style-name="ro1">
          <table:table-cell office:value-type="string">
            <text:p>Bay, Jason</text:p>
          </table:table-cell>
          <table:table-cell office:value-type="string">
            <text:p>OF</text:p>
          </table:table-cell>
          <table:table-cell office:value-type="string">
            <text:p>NYM</text:p>
          </table:table-cell>
        </table:table-row>
        <table:table-row table:style-name="ro1">
          <table:table-cell office:value-type="string">
            <text:p>Blackmon, Charlie</text:p>
          </table:table-cell>
          <table:table-cell office:value-type="string">
            <text:p>OF</text:p>
          </table:table-cell>
          <table:table-cell office:value-type="string">
            <text:p>COL</text:p>
          </table:table-cell>
        </table:table-row>
        <table:table-row table:style-name="ro1">
          <table:table-cell office:value-type="string">
            <text:p>Blanks, Kyle</text:p>
          </table:table-cell>
          <table:table-cell office:value-type="string">
            <text:p>OF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Bloomquist, Willie</text:p>
          </table:table-cell>
          <table:table-cell office:value-type="string">
            <text:p>OF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Boesch, Brennan</text:p>
          </table:table-cell>
          <table:table-cell office:value-type="string">
            <text:p>OF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Bourgeois, Jason</text:p>
          </table:table-cell>
          <table:table-cell office:value-type="string">
            <text:p>OF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Brantley, Michael</text:p>
          </table:table-cell>
          <table:table-cell office:value-type="string">
            <text:p>OF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Braun, Ryan</text:p>
          </table:table-cell>
          <table:table-cell office:value-type="string">
            <text:p>OF</text:p>
          </table:table-cell>
          <table:table-cell office:value-type="string">
            <text:p>MIL</text:p>
          </table:table-cell>
        </table:table-row>
        <table:table-row table:style-name="ro1">
          <table:table-cell office:value-type="string">
            <text:p>Campana, Tony</text:p>
          </table:table-cell>
          <table:table-cell office:value-type="string">
            <text:p>OF</text:p>
          </table:table-cell>
          <table:table-cell office:value-type="string">
            <text:p>CHC</text:p>
          </table:table-cell>
        </table:table-row>
        <table:table-row table:style-name="ro1">
          <table:table-cell office:value-type="string">
            <text:p>Cavazos-Galvez, Brian</text:p>
          </table:table-cell>
          <table:table-cell office:value-type="string">
            <text:p>OF</text:p>
          </table:table-cell>
          <table:table-cell office:value-type="string">
            <text:p>LAD</text:p>
          </table:table-cell>
        </table:table-row>
        <table:table-row table:style-name="ro1">
          <table:table-cell office:value-type="string">
            <text:p>Colvin, Tyler</text:p>
          </table:table-cell>
          <table:table-cell office:value-type="string">
            <text:p>OF</text:p>
          </table:table-cell>
          <table:table-cell office:value-type="string">
            <text:p>COL</text:p>
          </table:table-cell>
        </table:table-row>
        <table:table-row table:style-name="ro1">
          <table:table-cell office:value-type="string">
            <text:p>Constanza, Jose</text:p>
          </table:table-cell>
          <table:table-cell office:value-type="string">
            <text:p>OF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Craig, Allen</text:p>
          </table:table-cell>
          <table:table-cell office:value-type="string">
            <text:p>OF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Crawford, Carl</text:p>
          </table:table-cell>
          <table:table-cell office:value-type="string">
            <text:p>OF</text:p>
          </table:table-cell>
          <table:table-cell office:value-type="string">
            <text:p>BOS</text:p>
          </table:table-cell>
        </table:table-row>
        <table:table-row table:style-name="ro1">
          <table:table-cell office:value-type="string">
            <text:p>Crowe, Trevor</text:p>
          </table:table-cell>
          <table:table-cell office:value-type="string">
            <text:p>OF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Cust, Jack</text:p>
          </table:table-cell>
          <table:table-cell office:value-type="string">
            <text:p>OF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Dirks, Andy</text:p>
          </table:table-cell>
          <table:table-cell office:value-type="string">
            <text:p>OF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Duncan, Shelley</text:p>
          </table:table-cell>
          <table:table-cell office:value-type="string">
            <text:p>OF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Fuld, Sam</text:p>
          </table:table-cell>
          <table:table-cell office:value-type="string">
            <text:p>OF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Gardner, Brett</text:p>
          </table:table-cell>
          <table:table-cell office:value-type="string">
            <text:p>OF</text:p>
          </table:table-cell>
          <table:table-cell office:value-type="string">
            <text:p>NYY</text:p>
          </table:table-cell>
        </table:table-row>
        <table:table-row table:style-name="ro1">
          <table:table-cell office:value-type="string">
            <text:p>Gillespie, Cole</text:p>
          </table:table-cell>
          <table:table-cell office:value-type="string">
            <text:p>OF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Gonzalez, Carlos</text:p>
          </table:table-cell>
          <table:table-cell office:value-type="string">
            <text:p>OF</text:p>
          </table:table-cell>
          <table:table-cell office:value-type="string">
            <text:p>COL</text:p>
          </table:table-cell>
        </table:table-row>
        <table:table-row table:style-name="ro1">
          <table:table-cell office:value-type="string">
            <text:p>Gordon, Alex</text:p>
          </table:table-cell>
          <table:table-cell office:value-type="string">
            <text:p>OF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Gwynn, Tony</text:p>
          </table:table-cell>
          <table:table-cell office:value-type="string">
            <text:p>OF</text:p>
          </table:table-cell>
          <table:table-cell office:value-type="string">
            <text:p>LAD</text:p>
          </table:table-cell>
        </table:table-row>
        <table:table-row table:style-name="ro1">
          <table:table-cell office:value-type="string">
            <text:p>Halman, Greg</text:p>
          </table:table-cell>
          <table:table-cell office:value-type="string">
            <text:p>OF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Hamilton, Josh</text:p>
          </table:table-cell>
          <table:table-cell office:value-type="string">
            <text:p>OF</text:p>
          </table:table-cell>
          <table:table-cell office:value-type="string">
            <text:p>TEX</text:p>
          </table:table-cell>
        </table:table-row>
        <table:table-row table:style-name="ro1">
          <table:table-cell office:value-type="string">
            <text:p>Heisey, Chris</text:p>
          </table:table-cell>
          <table:table-cell office:value-type="string">
            <text:p>OF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Holliday, Matt</text:p>
          </table:table-cell>
          <table:table-cell office:value-type="string">
            <text:p>OF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Huffman, Chad</text:p>
          </table:table-cell>
          <table:table-cell office:value-type="string">
            <text:p>OF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Jennings, Desmond</text:p>
          </table:table-cell>
          <table:table-cell office:value-type="string">
            <text:p>OF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Kieschnick, Roger</text:p>
          </table:table-cell>
          <table:table-cell office:value-type="string">
            <text:p>OF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Kubel, Jason</text:p>
          </table:table-cell>
          <table:table-cell office:value-type="string">
            <text:p>OF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Lee, Carlos</text:p>
          </table:table-cell>
          <table:table-cell office:value-type="string">
            <text:p>OF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Lough, David</text:p>
          </table:table-cell>
          <table:table-cell office:value-type="string">
            <text:p>OF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Martinez, J.D.</text:p>
          </table:table-cell>
          <table:table-cell office:value-type="string">
            <text:p>OF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Maxwell, Justin</text:p>
          </table:table-cell>
          <table:table-cell office:value-type="string">
            <text:p>OF</text:p>
          </table:table-cell>
          <table:table-cell office:value-type="string">
            <text:p>NYY</text:p>
          </table:table-cell>
        </table:table-row>
        <table:table-row table:style-name="ro1">
          <table:table-cell office:value-type="string">
            <text:p>McBryde, Mike</text:p>
          </table:table-cell>
          <table:table-cell office:value-type="string">
            <text:p>OF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Morrison, Logan</text:p>
          </table:table-cell>
          <table:table-cell office:value-type="string">
            <text:p>OF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Murphy, David</text:p>
          </table:table-cell>
          <table:table-cell office:value-type="string">
            <text:p>OF</text:p>
          </table:table-cell>
          <table:table-cell office:value-type="string">
            <text:p>TEX</text:p>
          </table:table-cell>
        </table:table-row>
        <table:table-row table:style-name="ro1">
          <table:table-cell office:value-type="string">
            <text:p>Neal, Thomas</text:p>
          </table:table-cell>
          <table:table-cell office:value-type="string">
            <text:p>OF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Parra, Gerardo</text:p>
          </table:table-cell>
          <table:table-cell office:value-type="string">
            <text:p>OF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Peguero, Carlos</text:p>
          </table:table-cell>
          <table:table-cell office:value-type="string">
            <text:p>OF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Peguero, Francisco</text:p>
          </table:table-cell>
          <table:table-cell office:value-type="string">
            <text:p>OF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Perez, Juan</text:p>
          </table:table-cell>
          <table:table-cell office:value-type="string">
            <text:p>OF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Pettit, Chris</text:p>
          </table:table-cell>
          <table:table-cell office:value-type="string">
            <text:p>OF</text:p>
          </table:table-cell>
          <table:table-cell office:value-type="string">
            <text:p>LAA</text:p>
          </table:table-cell>
        </table:table-row>
        <table:table-row table:style-name="ro1">
          <table:table-cell office:value-type="string">
            <text:p>Prado, Martin</text:p>
          </table:table-cell>
          <table:table-cell office:value-type="string">
            <text:p>OF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Presley, Alex</text:p>
          </table:table-cell>
          <table:table-cell office:value-type="string">
            <text:p>OF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Reddick, Josh</text:p>
          </table:table-cell>
          <table:table-cell office:value-type="string">
            <text:p>OF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Reimold, Nolan</text:p>
          </table:table-cell>
          <table:table-cell office:value-type="string">
            <text:p>OF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Rivera, Juan</text:p>
          </table:table-cell>
          <table:table-cell office:value-type="string">
            <text:p>OF</text:p>
          </table:table-cell>
          <table:table-cell office:value-type="string">
            <text:p>LAD</text:p>
          </table:table-cell>
        </table:table-row>
        <table:table-row table:style-name="ro1">
          <table:table-cell office:value-type="string">
            <text:p>Robinson, Derrick</text:p>
          </table:table-cell>
          <table:table-cell office:value-type="string">
            <text:p>OF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Ruggiano, Justin</text:p>
          </table:table-cell>
          <table:table-cell office:value-type="string">
            <text:p>OF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Short, Brandon</text:p>
          </table:table-cell>
          <table:table-cell office:value-type="string">
            <text:p>OF</text:p>
          </table:table-cell>
          <table:table-cell office:value-type="string">
            <text:p>CWS</text:p>
          </table:table-cell>
        </table:table-row>
        <table:table-row table:style-name="ro1">
          <table:table-cell office:value-type="string">
            <text:p>Silverio, AOFredo</text:p>
          </table:table-cell>
          <table:table-cell office:value-type="string">
            <text:p>OF</text:p>
          </table:table-cell>
          <table:table-cell office:value-type="string">
            <text:p>LAD</text:p>
          </table:table-cell>
        </table:table-row>
        <table:table-row table:style-name="ro1">
          <table:table-cell office:value-type="string">
            <text:p>Snider, Travis</text:p>
          </table:table-cell>
          <table:table-cell office:value-type="string">
            <text:p>OF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Soriano, AOFonso</text:p>
          </table:table-cell>
          <table:table-cell office:value-type="string">
            <text:p>OF</text:p>
          </table:table-cell>
          <table:table-cell office:value-type="string">
            <text:p>CHC</text:p>
          </table:table-cell>
        </table:table-row>
        <table:table-row table:style-name="ro1">
          <table:table-cell office:value-type="string">
            <text:p>Tabata, Jose</text:p>
          </table:table-cell>
          <table:table-cell office:value-type="string">
            <text:p>OF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Thames, Eric</text:p>
          </table:table-cell>
          <table:table-cell office:value-type="string">
            <text:p>OF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Tosoni, Rene</text:p>
          </table:table-cell>
          <table:table-cell office:value-type="string">
            <text:p>OF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Weglarz, Nick</text:p>
          </table:table-cell>
          <table:table-cell office:value-type="string">
            <text:p>OF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Wells, Vernon</text:p>
          </table:table-cell>
          <table:table-cell office:value-type="string">
            <text:p>OF</text:p>
          </table:table-cell>
          <table:table-cell office:value-type="string">
            <text:p>LAA</text:p>
          </table:table-cell>
        </table:table-row>
        <table:table-row table:style-name="ro1">
          <table:table-cell office:value-type="string">
            <text:p>Willingham, Josh</text:p>
          </table:table-cell>
          <table:table-cell office:value-type="string">
            <text:p>OF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Wilson, Mike</text:p>
          </table:table-cell>
          <table:table-cell office:value-type="string">
            <text:p>OF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Young, Delmon</text:p>
          </table:table-cell>
          <table:table-cell office:value-type="string">
            <text:p>OF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Young, Eric</text:p>
          </table:table-cell>
          <table:table-cell office:value-type="string">
            <text:p>OF</text:p>
          </table:table-cell>
          <table:table-cell office:value-type="string">
            <text:p>COL</text:p>
          </table:table-cell>
        </table:table-row>
        <table:table-row table:style-name="ro1">
          <table:table-cell office:value-type="string">
            <text:p>Young, Matt</text:p>
          </table:table-cell>
          <table:table-cell office:value-type="string">
            <text:p>OF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Angle, Matt</text:p>
          </table:table-cell>
          <table:table-cell office:value-type="string">
            <text:p>OF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Beltre, Engel</text:p>
          </table:table-cell>
          <table:table-cell office:value-type="string">
            <text:p>OF</text:p>
          </table:table-cell>
          <table:table-cell office:value-type="string">
            <text:p>TEX</text:p>
          </table:table-cell>
        </table:table-row>
        <table:table-row table:style-name="ro1">
          <table:table-cell office:value-type="string">
            <text:p>Benson, Joe</text:p>
          </table:table-cell>
          <table:table-cell office:value-type="string">
            <text:p>OF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Bernadina, Roger</text:p>
          </table:table-cell>
          <table:table-cell office:value-type="string">
            <text:p>OF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Berry, Quintin</text:p>
          </table:table-cell>
          <table:table-cell office:value-type="string">
            <text:p>OF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Borbon, Julio</text:p>
          </table:table-cell>
          <table:table-cell office:value-type="string">
            <text:p>OF</text:p>
          </table:table-cell>
          <table:table-cell office:value-type="string">
            <text:p>TEX</text:p>
          </table:table-cell>
        </table:table-row>
        <table:table-row table:style-name="ro1">
          <table:table-cell office:value-type="string">
            <text:p>Bourjos, Peter</text:p>
          </table:table-cell>
          <table:table-cell office:value-type="string">
            <text:p>OF</text:p>
          </table:table-cell>
          <table:table-cell office:value-type="string">
            <text:p>LAA</text:p>
          </table:table-cell>
        </table:table-row>
        <table:table-row table:style-name="ro1">
          <table:table-cell office:value-type="string">
            <text:p>Bourn, Michael</text:p>
          </table:table-cell>
          <table:table-cell office:value-type="string">
            <text:p>OF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Brown, Corey</text:p>
          </table:table-cell>
          <table:table-cell office:value-type="string">
            <text:p>OF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Brown, Gary</text:p>
          </table:table-cell>
          <table:table-cell office:value-type="string">
            <text:p>OF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Byrd, Marlon</text:p>
          </table:table-cell>
          <table:table-cell office:value-type="string">
            <text:p>OF</text:p>
          </table:table-cell>
          <table:table-cell office:value-type="string">
            <text:p>CHC</text:p>
          </table:table-cell>
        </table:table-row>
        <table:table-row table:style-name="ro1">
          <table:table-cell office:value-type="string">
            <text:p>Cain, Lorenzo</text:p>
          </table:table-cell>
          <table:table-cell office:value-type="string">
            <text:p>OF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Cameron, Mike</text:p>
          </table:table-cell>
          <table:table-cell office:value-type="string">
            <text:p>OF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Carrera, Ezequiel</text:p>
          </table:table-cell>
          <table:table-cell office:value-type="string">
            <text:p>OF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Chambers, Adron</text:p>
          </table:table-cell>
          <table:table-cell office:value-type="string">
            <text:p>OF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Christian, Justin</text:p>
          </table:table-cell>
          <table:table-cell office:value-type="string">
            <text:p>OF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Coghlan, Chris</text:p>
          </table:table-cell>
          <table:table-cell office:value-type="string">
            <text:p>OF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Coon, Brad</text:p>
          </table:table-cell>
          <table:table-cell office:value-type="string">
            <text:p>OF</text:p>
          </table:table-cell>
          <table:table-cell office:value-type="string">
            <text:p>LAD</text:p>
          </table:table-cell>
        </table:table-row>
        <table:table-row table:style-name="ro1">
          <table:table-cell office:value-type="string">
            <text:p>Cousins, Scott</text:p>
          </table:table-cell>
          <table:table-cell office:value-type="string">
            <text:p>OF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Crisp, Coco</text:p>
          </table:table-cell>
          <table:table-cell office:value-type="string">
            <text:p>OF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Danks, Jordan</text:p>
          </table:table-cell>
          <table:table-cell office:value-type="string">
            <text:p>OF</text:p>
          </table:table-cell>
          <table:table-cell office:value-type="string">
            <text:p>CWS</text:p>
          </table:table-cell>
        </table:table-row>
        <table:table-row table:style-name="ro1">
          <table:table-cell office:value-type="string">
            <text:p>Davis, Rajai</text:p>
          </table:table-cell>
          <table:table-cell office:value-type="string">
            <text:p>OF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Dyson, Jarrod</text:p>
          </table:table-cell>
          <table:table-cell office:value-type="string">
            <text:p>OF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Edmonds, Jim</text:p>
          </table:table-cell>
          <table:table-cell office:value-type="string">
            <text:p>OF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Ellsbury, Jacoby</text:p>
          </table:table-cell>
          <table:table-cell office:value-type="string">
            <text:p>OF</text:p>
          </table:table-cell>
          <table:table-cell office:value-type="string">
            <text:p>BOS</text:p>
          </table:table-cell>
        </table:table-row>
        <table:table-row table:style-name="ro1">
          <table:table-cell office:value-type="string">
            <text:p>Fairley, Wendell</text:p>
          </table:table-cell>
          <table:table-cell office:value-type="string">
            <text:p>OF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Feliciano, Jesus</text:p>
          </table:table-cell>
          <table:table-cell office:value-type="string">
            <text:p>OF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Ford, Darren</text:p>
          </table:table-cell>
          <table:table-cell office:value-type="string">
            <text:p>OF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Fowler, Dexter</text:p>
          </table:table-cell>
          <table:table-cell office:value-type="string">
            <text:p>OF</text:p>
          </table:table-cell>
          <table:table-cell office:value-type="string">
            <text:p>COL</text:p>
          </table:table-cell>
        </table:table-row>
        <table:table-row table:style-name="ro1">
          <table:table-cell office:value-type="string">
            <text:p>Garcia, Avisail</text:p>
          </table:table-cell>
          <table:table-cell office:value-type="string">
            <text:p>OF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Gathright, Joey</text:p>
          </table:table-cell>
          <table:table-cell office:value-type="string">
            <text:p>OF</text:p>
          </table:table-cell>
          <table:table-cell office:value-type="string">
            <text:p>BOS</text:p>
          </table:table-cell>
        </table:table-row>
        <table:table-row table:style-name="ro1">
          <table:table-cell office:value-type="string">
            <text:p>Gentry, Craig</text:p>
          </table:table-cell>
          <table:table-cell office:value-type="string">
            <text:p>OF</text:p>
          </table:table-cell>
          <table:table-cell office:value-type="string">
            <text:p>TEX</text:p>
          </table:table-cell>
        </table:table-row>
        <table:table-row table:style-name="ro1">
          <table:table-cell office:value-type="string">
            <text:p>Gomez, Carlos</text:p>
          </table:table-cell>
          <table:table-cell office:value-type="string">
            <text:p>OF</text:p>
          </table:table-cell>
          <table:table-cell office:value-type="string">
            <text:p>MIL</text:p>
          </table:table-cell>
        </table:table-row>
        <table:table-row table:style-name="ro1">
          <table:table-cell office:value-type="string">
            <text:p>Graham, Tyler</text:p>
          </table:table-cell>
          <table:table-cell office:value-type="string">
            <text:p>OF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Granderson, Curtis</text:p>
          </table:table-cell>
          <table:table-cell office:value-type="string">
            <text:p>OF</text:p>
          </table:table-cell>
          <table:table-cell office:value-type="string">
            <text:p>NYY</text:p>
          </table:table-cell>
        </table:table-row>
        <table:table-row table:style-name="ro1">
          <table:table-cell office:value-type="string">
            <text:p>Gutierrez, Franklin</text:p>
          </table:table-cell>
          <table:table-cell office:value-type="string">
            <text:p>OF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Hernandez, Gorkys</text:p>
          </table:table-cell>
          <table:table-cell office:value-type="string">
            <text:p>OF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Hudson, Kyle</text:p>
          </table:table-cell>
          <table:table-cell office:value-type="string">
            <text:p>OF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Hunter, Cedric</text:p>
          </table:table-cell>
          <table:table-cell office:value-type="string">
            <text:p>OF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Jackson, Austin</text:p>
          </table:table-cell>
          <table:table-cell office:value-type="string">
            <text:p>OF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Jay, Jon</text:p>
          </table:table-cell>
          <table:table-cell office:value-type="string">
            <text:p>OF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Jones, Adam</text:p>
          </table:table-cell>
          <table:table-cell office:value-type="string">
            <text:p>OF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Jones, Daryl</text:p>
          </table:table-cell>
          <table:table-cell office:value-type="string">
            <text:p>OF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Kalish, Ryan</text:p>
          </table:table-cell>
          <table:table-cell office:value-type="string">
            <text:p>OF</text:p>
          </table:table-cell>
          <table:table-cell office:value-type="string">
            <text:p>BOS</text:p>
          </table:table-cell>
        </table:table-row>
        <table:table-row table:style-name="ro1">
          <table:table-cell office:value-type="string">
            <text:p>Kemp, Matt</text:p>
          </table:table-cell>
          <table:table-cell office:value-type="string">
            <text:p>OF</text:p>
          </table:table-cell>
          <table:table-cell office:value-type="string">
            <text:p>LAD</text:p>
          </table:table-cell>
        </table:table-row>
        <table:table-row table:style-name="ro1">
          <table:table-cell office:value-type="string">
            <text:p>Lin, Che-Hsuan</text:p>
          </table:table-cell>
          <table:table-cell office:value-type="string">
            <text:p>OF</text:p>
          </table:table-cell>
          <table:table-cell office:value-type="string">
            <text:p>BOS</text:p>
          </table:table-cell>
        </table:table-row>
        <table:table-row table:style-name="ro1">
          <table:table-cell office:value-type="string">
            <text:p>Loewen, Adam</text:p>
          </table:table-cell>
          <table:table-cell office:value-type="string">
            <text:p>OF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Maier, Mitch</text:p>
          </table:table-cell>
          <table:table-cell office:value-type="string">
            <text:p>OF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Martin, Leonys</text:p>
          </table:table-cell>
          <table:table-cell office:value-type="string">
            <text:p>OF</text:p>
          </table:table-cell>
          <table:table-cell office:value-type="string">
            <text:p>TEX</text:p>
          </table:table-cell>
        </table:table-row>
        <table:table-row table:style-name="ro1">
          <table:table-cell office:value-type="string">
            <text:p>Mastroianni, Darin</text:p>
          </table:table-cell>
          <table:table-cell office:value-type="string">
            <text:p>OF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Mattison, Kevin</text:p>
          </table:table-cell>
          <table:table-cell office:value-type="string">
            <text:p>OF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Mayberry, John</text:p>
          </table:table-cell>
          <table:table-cell office:value-type="string">
            <text:p>OF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Maybin, Cameron</text:p>
          </table:table-cell>
          <table:table-cell office:value-type="string">
            <text:p>OF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McCutchen, Andrew</text:p>
          </table:table-cell>
          <table:table-cell office:value-type="string">
            <text:p>OF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Mitchell, Jared</text:p>
          </table:table-cell>
          <table:table-cell office:value-type="string">
            <text:p>OF</text:p>
          </table:table-cell>
          <table:table-cell office:value-type="string">
            <text:p>CWS</text:p>
          </table:table-cell>
        </table:table-row>
        <table:table-row table:style-name="ro1">
          <table:table-cell office:value-type="string">
            <text:p>Moore, Jeremy</text:p>
          </table:table-cell>
          <table:table-cell office:value-type="string">
            <text:p>OF</text:p>
          </table:table-cell>
          <table:table-cell office:value-type="string">
            <text:p>LAA</text:p>
          </table:table-cell>
        </table:table-row>
        <table:table-row table:style-name="ro1">
          <table:table-cell office:value-type="string">
            <text:p>Morgan, Nyjer</text:p>
          </table:table-cell>
          <table:table-cell office:value-type="string">
            <text:p>OF</text:p>
          </table:table-cell>
          <table:table-cell office:value-type="string">
            <text:p>MIL</text:p>
          </table:table-cell>
        </table:table-row>
        <table:table-row table:style-name="ro1">
          <table:table-cell office:value-type="string">
            <text:p>Nieuwenhuis, Kirk</text:p>
          </table:table-cell>
          <table:table-cell office:value-type="string">
            <text:p>OF</text:p>
          </table:table-cell>
          <table:table-cell office:value-type="string">
            <text:p>NYM</text:p>
          </table:table-cell>
        </table:table-row>
        <table:table-row table:style-name="ro1">
          <table:table-cell office:value-type="string">
            <text:p>Pagan, Angel</text:p>
          </table:table-cell>
          <table:table-cell office:value-type="string">
            <text:p>OF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Parraz, Jordan</text:p>
          </table:table-cell>
          <table:table-cell office:value-type="string">
            <text:p>OF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Petersen, Bryan</text:p>
          </table:table-cell>
          <table:table-cell office:value-type="string">
            <text:p>OF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Phipps, Denis</text:p>
          </table:table-cell>
          <table:table-cell office:value-type="string">
            <text:p>OF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Pridie, Jason</text:p>
          </table:table-cell>
          <table:table-cell office:value-type="string">
            <text:p>OF</text:p>
          </table:table-cell>
          <table:table-cell office:value-type="string">
            <text:p>NYM</text:p>
          </table:table-cell>
        </table:table-row>
        <table:table-row table:style-name="ro1">
          <table:table-cell office:value-type="string">
            <text:p>Rasmus, Colby</text:p>
          </table:table-cell>
          <table:table-cell office:value-type="string">
            <text:p>OF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Revere, Ben</text:p>
          </table:table-cell>
          <table:table-cell office:value-type="string">
            <text:p>OF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Richardson, Antoan</text:p>
          </table:table-cell>
          <table:table-cell office:value-type="string">
            <text:p>OF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Rios, Alex</text:p>
          </table:table-cell>
          <table:table-cell office:value-type="string">
            <text:p>OF</text:p>
          </table:table-cell>
          <table:table-cell office:value-type="string">
            <text:p>CWS</text:p>
          </table:table-cell>
        </table:table-row>
        <table:table-row table:style-name="ro1">
          <table:table-cell office:value-type="string">
            <text:p>Roberts, Brandon</text:p>
          </table:table-cell>
          <table:table-cell office:value-type="string">
            <text:p>OF</text:p>
          </table:table-cell>
          <table:table-cell office:value-type="string">
            <text:p>COL</text:p>
          </table:table-cell>
        </table:table-row>
        <table:table-row table:style-name="ro1">
          <table:table-cell office:value-type="string">
            <text:p>Robinson, Shane</text:p>
          </table:table-cell>
          <table:table-cell office:value-type="string">
            <text:p>OF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Robinson, Trayvon</text:p>
          </table:table-cell>
          <table:table-cell office:value-type="string">
            <text:p>OF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Sappelt, Dave</text:p>
          </table:table-cell>
          <table:table-cell office:value-type="string">
            <text:p>OF</text:p>
          </table:table-cell>
          <table:table-cell office:value-type="string">
            <text:p>CHC</text:p>
          </table:table-cell>
        </table:table-row>
        <table:table-row table:style-name="ro1">
          <table:table-cell office:value-type="string">
            <text:p>Saunders, Michael</text:p>
          </table:table-cell>
          <table:table-cell office:value-type="string">
            <text:p>OF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Schafer, Jordan</text:p>
          </table:table-cell>
          <table:table-cell office:value-type="string">
            <text:p>OF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Schafer, Logan</text:p>
          </table:table-cell>
          <table:table-cell office:value-type="string">
            <text:p>OF</text:p>
          </table:table-cell>
          <table:table-cell office:value-type="string">
            <text:p>MIL</text:p>
          </table:table-cell>
        </table:table-row>
        <table:table-row table:style-name="ro1">
          <table:table-cell office:value-type="string">
            <text:p>Shuck, J.B.</text:p>
          </table:table-cell>
          <table:table-cell office:value-type="string">
            <text:p>OF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Sizemore, Grady</text:p>
          </table:table-cell>
          <table:table-cell office:value-type="string">
            <text:p>OF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Span, Denard</text:p>
          </table:table-cell>
          <table:table-cell office:value-type="string">
            <text:p>OF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Stubbs, Drew</text:p>
          </table:table-cell>
          <table:table-cell office:value-type="string">
            <text:p>OF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Szczur, Matt</text:p>
          </table:table-cell>
          <table:table-cell office:value-type="string">
            <text:p>OF</text:p>
          </table:table-cell>
          <table:table-cell office:value-type="string">
            <text:p>CHC</text:p>
          </table:table-cell>
        </table:table-row>
        <table:table-row table:style-name="ro1">
          <table:table-cell office:value-type="string">
            <text:p>Taveras, Willy</text:p>
          </table:table-cell>
          <table:table-cell office:value-type="string">
            <text:p>OF</text:p>
          </table:table-cell>
          <table:table-cell office:value-type="string">
            <text:p>COL</text:p>
          </table:table-cell>
        </table:table-row>
        <table:table-row table:style-name="ro1">
          <table:table-cell office:value-type="string">
            <text:p>Taylor, Michael</text:p>
          </table:table-cell>
          <table:table-cell office:value-type="string">
            <text:p>OF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Tekotte, Blake</text:p>
          </table:table-cell>
          <table:table-cell office:value-type="string">
            <text:p>OF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Thompson, Trayce</text:p>
          </table:table-cell>
          <table:table-cell office:value-type="string">
            <text:p>OF</text:p>
          </table:table-cell>
          <table:table-cell office:value-type="string">
            <text:p>CWS</text:p>
          </table:table-cell>
        </table:table-row>
        <table:table-row table:style-name="ro1">
          <table:table-cell office:value-type="string">
            <text:p>Torres, Andres</text:p>
          </table:table-cell>
          <table:table-cell office:value-type="string">
            <text:p>OF</text:p>
          </table:table-cell>
          <table:table-cell office:value-type="string">
            <text:p>NYM</text:p>
          </table:table-cell>
        </table:table-row>
        <table:table-row table:style-name="ro1">
          <table:table-cell office:value-type="string">
            <text:p>Trout, Mike</text:p>
          </table:table-cell>
          <table:table-cell office:value-type="string">
            <text:p>OF</text:p>
          </table:table-cell>
          <table:table-cell office:value-type="string">
            <text:p>LAA</text:p>
          </table:table-cell>
        </table:table-row>
        <table:table-row table:style-name="ro1">
          <table:table-cell office:value-type="string">
            <text:p>Upton, B.J.</text:p>
          </table:table-cell>
          <table:table-cell office:value-type="string">
            <text:p>OF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Van Slyke, Scott</text:p>
          </table:table-cell>
          <table:table-cell office:value-type="string">
            <text:p>OF</text:p>
          </table:table-cell>
          <table:table-cell office:value-type="string">
            <text:p>LAD</text:p>
          </table:table-cell>
        </table:table-row>
        <table:table-row table:style-name="ro1">
          <table:table-cell office:value-type="string">
            <text:p>Victorino, Shane</text:p>
          </table:table-cell>
          <table:table-cell office:value-type="string">
            <text:p>OF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Winfree, David</text:p>
          </table:table-cell>
          <table:table-cell office:value-type="string">
            <text:p>OF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Wise, Dewayne</text:p>
          </table:table-cell>
          <table:table-cell office:value-type="string">
            <text:p>OF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Young, Chris</text:p>
          </table:table-cell>
          <table:table-cell office:value-type="string">
            <text:p>OF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Arcia, Oswaldo</text:p>
          </table:table-cell>
          <table:table-cell office:value-type="string">
            <text:p>OF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Bautista, Jose</text:p>
          </table:table-cell>
          <table:table-cell office:value-type="string">
            <text:p>OF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Beltran, Carlos</text:p>
          </table:table-cell>
          <table:table-cell office:value-type="string">
            <text:p>OF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Berkman, Lance</text:p>
          </table:table-cell>
          <table:table-cell office:value-type="string">
            <text:p>OF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Bogusevic, Brian</text:p>
          </table:table-cell>
          <table:table-cell office:value-type="string">
            <text:p>OF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Bowker, John</text:p>
          </table:table-cell>
          <table:table-cell office:value-type="string">
            <text:p>OF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Brown, Andrew</text:p>
          </table:table-cell>
          <table:table-cell office:value-type="string">
            <text:p>OF</text:p>
          </table:table-cell>
          <table:table-cell office:value-type="string">
            <text:p>COL</text:p>
          </table:table-cell>
        </table:table-row>
        <table:table-row table:style-name="ro1">
          <table:table-cell office:value-type="string">
            <text:p>Brown, Domonic</text:p>
          </table:table-cell>
          <table:table-cell office:value-type="string">
            <text:p>OF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Bruce, Jay</text:p>
          </table:table-cell>
          <table:table-cell office:value-type="string">
            <text:p>OF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Calhoun, Kole</text:p>
          </table:table-cell>
          <table:table-cell office:value-type="string">
            <text:p>OF</text:p>
          </table:table-cell>
          <table:table-cell office:value-type="string">
            <text:p>LAA</text:p>
          </table:table-cell>
        </table:table-row>
        <table:table-row table:style-name="ro1">
          <table:table-cell office:value-type="string">
            <text:p>Carson, Matt</text:p>
          </table:table-cell>
          <table:table-cell office:value-type="string">
            <text:p>OF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Chavez, Johermyn</text:p>
          </table:table-cell>
          <table:table-cell office:value-type="string">
            <text:p>OF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Choo, Shin-Soo</text:p>
          </table:table-cell>
          <table:table-cell office:value-type="string">
            <text:p>OF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Copeland, Ben</text:p>
          </table:table-cell>
          <table:table-cell office:value-type="string">
            <text:p>OF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Cowgill, Collin</text:p>
          </table:table-cell>
          <table:table-cell office:value-type="string">
            <text:p>OF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Cruz, Nelson</text:p>
          </table:table-cell>
          <table:table-cell office:value-type="string">
            <text:p>OF</text:p>
          </table:table-cell>
          <table:table-cell office:value-type="string">
            <text:p>TEX</text:p>
          </table:table-cell>
        </table:table-row>
        <table:table-row table:style-name="ro1">
          <table:table-cell office:value-type="string">
            <text:p>Cuddyer, Michael</text:p>
          </table:table-cell>
          <table:table-cell office:value-type="string">
            <text:p>OF</text:p>
          </table:table-cell>
          <table:table-cell office:value-type="string">
            <text:p>COL</text:p>
          </table:table-cell>
        </table:table-row>
        <table:table-row table:style-name="ro1">
          <table:table-cell office:value-type="string">
            <text:p>De Aza, Alejandro</text:p>
          </table:table-cell>
          <table:table-cell office:value-type="string">
            <text:p>OF</text:p>
          </table:table-cell>
          <table:table-cell office:value-type="string">
            <text:p>CWS</text:p>
          </table:table-cell>
        </table:table-row>
        <table:table-row table:style-name="ro1">
          <table:table-cell office:value-type="string">
            <text:p>DeJesus, David</text:p>
          </table:table-cell>
          <table:table-cell office:value-type="string">
            <text:p>OF</text:p>
          </table:table-cell>
          <table:table-cell office:value-type="string">
            <text:p>CHC</text:p>
          </table:table-cell>
        </table:table-row>
        <table:table-row table:style-name="ro1">
          <table:table-cell office:value-type="string">
            <text:p>DenoOFia, Chris</text:p>
          </table:table-cell>
          <table:table-cell office:value-type="string">
            <text:p>OF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Diaz, Matt</text:p>
          </table:table-cell>
          <table:table-cell office:value-type="string">
            <text:p>OF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Dickerson, Chris</text:p>
          </table:table-cell>
          <table:table-cell office:value-type="string">
            <text:p>OF</text:p>
          </table:table-cell>
          <table:table-cell office:value-type="string">
            <text:p>NYY</text:p>
          </table:table-cell>
        </table:table-row>
        <table:table-row table:style-name="ro1">
          <table:table-cell office:value-type="string">
            <text:p>Dinkelman, Brian</text:p>
          </table:table-cell>
          <table:table-cell office:value-type="string">
            <text:p>OF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Ethier, Andre</text:p>
          </table:table-cell>
          <table:table-cell office:value-type="string">
            <text:p>OF</text:p>
          </table:table-cell>
          <table:table-cell office:value-type="string">
            <text:p>LAD</text:p>
          </table:table-cell>
        </table:table-row>
        <table:table-row table:style-name="ro1">
          <table:table-cell office:value-type="string">
            <text:p>Francoeur, Jeff</text:p>
          </table:table-cell>
          <table:table-cell office:value-type="string">
            <text:p>OF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Gillies, Tyson</text:p>
          </table:table-cell>
          <table:table-cell office:value-type="string">
            <text:p>OF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Gindl, Caleb</text:p>
          </table:table-cell>
          <table:table-cell office:value-type="string">
            <text:p>OF</text:p>
          </table:table-cell>
          <table:table-cell office:value-type="string">
            <text:p>MIL</text:p>
          </table:table-cell>
        </table:table-row>
        <table:table-row table:style-name="ro1">
          <table:table-cell office:value-type="string">
            <text:p>Guyer, Brandon</text:p>
          </table:table-cell>
          <table:table-cell office:value-type="string">
            <text:p>OF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Hairston, Scott</text:p>
          </table:table-cell>
          <table:table-cell office:value-type="string">
            <text:p>OF</text:p>
          </table:table-cell>
          <table:table-cell office:value-type="string">
            <text:p>NYM</text:p>
          </table:table-cell>
        </table:table-row>
        <table:table-row table:style-name="ro1">
          <table:table-cell office:value-type="string">
            <text:p>Harper, Bryce</text:p>
          </table:table-cell>
          <table:table-cell office:value-type="string">
            <text:p>OF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Hart, Corey</text:p>
          </table:table-cell>
          <table:table-cell office:value-type="string">
            <text:p>OF</text:p>
          </table:table-cell>
          <table:table-cell office:value-type="string">
            <text:p>MIL</text:p>
          </table:table-cell>
        </table:table-row>
        <table:table-row table:style-name="ro1">
          <table:table-cell office:value-type="string">
            <text:p>Hermida, Jeremy</text:p>
          </table:table-cell>
          <table:table-cell office:value-type="string">
            <text:p>OF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Heyward, Jason</text:p>
          </table:table-cell>
          <table:table-cell office:value-type="string">
            <text:p>OF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Hunter, Torii</text:p>
          </table:table-cell>
          <table:table-cell office:value-type="string">
            <text:p>OF</text:p>
          </table:table-cell>
          <table:table-cell office:value-type="string">
            <text:p>LAA</text:p>
          </table:table-cell>
        </table:table-row>
        <table:table-row table:style-name="ro1">
          <table:table-cell office:value-type="string">
            <text:p>Johnson, Reed</text:p>
          </table:table-cell>
          <table:table-cell office:value-type="string">
            <text:p>OF</text:p>
          </table:table-cell>
          <table:table-cell office:value-type="string">
            <text:p>CHC</text:p>
          </table:table-cell>
        </table:table-row>
        <table:table-row table:style-name="ro1">
          <table:table-cell office:value-type="string">
            <text:p>Jones, Garrett</text:p>
          </table:table-cell>
          <table:table-cell office:value-type="string">
            <text:p>OF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Joyce, Matt</text:p>
          </table:table-cell>
          <table:table-cell office:value-type="string">
            <text:p>OF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Kapler, Gabe</text:p>
          </table:table-cell>
          <table:table-cell office:value-type="string">
            <text:p>OF</text:p>
          </table:table-cell>
          <table:table-cell office:value-type="string">
            <text:p>LAD</text:p>
          </table:table-cell>
        </table:table-row>
        <table:table-row table:style-name="ro1">
          <table:table-cell office:value-type="string">
            <text:p>Komatsu, Erik</text:p>
          </table:table-cell>
          <table:table-cell office:value-type="string">
            <text:p>OF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LaHair, Bryan</text:p>
          </table:table-cell>
          <table:table-cell office:value-type="string">
            <text:p>OF</text:p>
          </table:table-cell>
          <table:table-cell office:value-type="string">
            <text:p>CHC</text:p>
          </table:table-cell>
        </table:table-row>
        <table:table-row table:style-name="ro1">
          <table:table-cell office:value-type="string">
            <text:p>Lane, Jason</text:p>
          </table:table-cell>
          <table:table-cell office:value-type="string">
            <text:p>OF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Lillibridge, Brent</text:p>
          </table:table-cell>
          <table:table-cell office:value-type="string">
            <text:p>OF</text:p>
          </table:table-cell>
          <table:table-cell office:value-type="string">
            <text:p>CWS</text:p>
          </table:table-cell>
        </table:table-row>
        <table:table-row table:style-name="ro1">
          <table:table-cell office:value-type="string">
            <text:p>Markakis, Nick</text:p>
          </table:table-cell>
          <table:table-cell office:value-type="string">
            <text:p>OF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McDonald, Darnell</text:p>
          </table:table-cell>
          <table:table-cell office:value-type="string">
            <text:p>OF</text:p>
          </table:table-cell>
          <table:table-cell office:value-type="string">
            <text:p>BOS</text:p>
          </table:table-cell>
        </table:table-row>
        <table:table-row table:style-name="ro1">
          <table:table-cell office:value-type="string">
            <text:p>McQuail, Stephen</text:p>
          </table:table-cell>
          <table:table-cell office:value-type="string">
            <text:p>OF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Mesa, Melky</text:p>
          </table:table-cell>
          <table:table-cell office:value-type="string">
            <text:p>OF</text:p>
          </table:table-cell>
          <table:table-cell office:value-type="string">
            <text:p>NYY</text:p>
          </table:table-cell>
        </table:table-row>
        <table:table-row table:style-name="ro1">
          <table:table-cell office:value-type="string">
            <text:p>Moss, Brandon</text:p>
          </table:table-cell>
          <table:table-cell office:value-type="string">
            <text:p>OF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Oeltjen, Trent</text:p>
          </table:table-cell>
          <table:table-cell office:value-type="string">
            <text:p>OF</text:p>
          </table:table-cell>
          <table:table-cell office:value-type="string">
            <text:p>LAD</text:p>
          </table:table-cell>
        </table:table-row>
        <table:table-row table:style-name="ro1">
          <table:table-cell office:value-type="string">
            <text:p>Pence, Hunter</text:p>
          </table:table-cell>
          <table:table-cell office:value-type="string">
            <text:p>OF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Repko, Jason</text:p>
          </table:table-cell>
          <table:table-cell office:value-type="string">
            <text:p>OF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Russell, Kyle</text:p>
          </table:table-cell>
          <table:table-cell office:value-type="string">
            <text:p>OF</text:p>
          </table:table-cell>
          <table:table-cell office:value-type="string">
            <text:p>LAD</text:p>
          </table:table-cell>
        </table:table-row>
        <table:table-row table:style-name="ro1">
          <table:table-cell office:value-type="string">
            <text:p>Sands, Jerry</text:p>
          </table:table-cell>
          <table:table-cell office:value-type="string">
            <text:p>OF</text:p>
          </table:table-cell>
          <table:table-cell office:value-type="string">
            <text:p>LAD</text:p>
          </table:table-cell>
        </table:table-row>
        <table:table-row table:style-name="ro1">
          <table:table-cell office:value-type="string">
            <text:p>Schierholtz, Nate</text:p>
          </table:table-cell>
          <table:table-cell office:value-type="string">
            <text:p>OF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Sierra, Moises</text:p>
          </table:table-cell>
          <table:table-cell office:value-type="string">
            <text:p>OF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Stanton, Mike</text:p>
          </table:table-cell>
          <table:table-cell office:value-type="string">
            <text:p>OF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Suzuki, Ichiro</text:p>
          </table:table-cell>
          <table:table-cell office:value-type="string">
            <text:p>OF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Swisher, Nick</text:p>
          </table:table-cell>
          <table:table-cell office:value-type="string">
            <text:p>OF</text:p>
          </table:table-cell>
          <table:table-cell office:value-type="string">
            <text:p>NYY</text:p>
          </table:table-cell>
        </table:table-row>
        <table:table-row table:style-name="ro1">
          <table:table-cell office:value-type="string">
            <text:p>Thomas, Clete</text:p>
          </table:table-cell>
          <table:table-cell office:value-type="string">
            <text:p>OF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Upton, Justin</text:p>
          </table:table-cell>
          <table:table-cell office:value-type="string">
            <text:p>OF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Venable, Will</text:p>
          </table:table-cell>
          <table:table-cell office:value-type="string">
            <text:p>OF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Viciedo, Dayan</text:p>
          </table:table-cell>
          <table:table-cell office:value-type="string">
            <text:p>OF</text:p>
          </table:table-cell>
          <table:table-cell office:value-type="string">
            <text:p>CWS</text:p>
          </table:table-cell>
        </table:table-row>
        <table:table-row table:style-name="ro1">
          <table:table-cell office:value-type="string">
            <text:p>Wells, Casper</text:p>
          </table:table-cell>
          <table:table-cell office:value-type="string">
            <text:p>OF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Werth, Jayson</text:p>
          </table:table-cell>
          <table:table-cell office:value-type="string">
            <text:p>OF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Encarnacion, Edwin</text:p>
          </table:table-cell>
          <table:table-cell office:value-type="string">
            <text:p>UTIL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Hafner, Travis</text:p>
          </table:table-cell>
          <table:table-cell office:value-type="string">
            <text:p>UTIL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Ortiz, David</text:p>
          </table:table-cell>
          <table:table-cell office:value-type="string">
            <text:p>UTIL</text:p>
          </table:table-cell>
          <table:table-cell office:value-type="string">
            <text:p>BOS</text:p>
          </table:table-cell>
        </table:table-row>
        <table:table-row table:style-name="ro1">
          <table:table-cell office:value-type="string">
            <text:p>Pericht, Michael</text:p>
          </table:table-cell>
          <table:table-cell office:value-type="string">
            <text:p>UTIL</text:p>
          </table:table-cell>
          <table:table-cell office:value-type="string">
            <text:p>LAD</text:p>
          </table:table-cell>
        </table:table-row>
        <table:table-row table:style-name="ro1">
          <table:table-cell office:value-type="string">
            <text:p>Adams, Austin</text:p>
          </table:table-cell>
          <table:table-cell office:value-type="string">
            <text:p>SP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Alvarez, Henderson</text:p>
          </table:table-cell>
          <table:table-cell office:value-type="string">
            <text:p>SP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Anderson, Brett</text:p>
          </table:table-cell>
          <table:table-cell office:value-type="string">
            <text:p>SP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Antonini, Michael</text:p>
          </table:table-cell>
          <table:table-cell office:value-type="string">
            <text:p>SP</text:p>
          </table:table-cell>
          <table:table-cell office:value-type="string">
            <text:p>LAD</text:p>
          </table:table-cell>
        </table:table-row>
        <table:table-row table:style-name="ro1">
          <table:table-cell office:value-type="string">
            <text:p>Archer, Chris</text:p>
          </table:table-cell>
          <table:table-cell office:value-type="string">
            <text:p>SP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Arguelles, Noel</text:p>
          </table:table-cell>
          <table:table-cell office:value-type="string">
            <text:p>SP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Arrieta, Jake</text:p>
          </table:table-cell>
          <table:table-cell office:value-type="string">
            <text:p>SP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Arroyo, Bronson</text:p>
          </table:table-cell>
          <table:table-cell office:value-type="string">
            <text:p>SP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Asencio, Jairo</text:p>
          </table:table-cell>
          <table:table-cell office:value-type="string">
            <text:p>SP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Aumont, Phillippe</text:p>
          </table:table-cell>
          <table:table-cell office:value-type="string">
            <text:p>SP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Avilan, Luis</text:p>
          </table:table-cell>
          <table:table-cell office:value-type="string">
            <text:p>SP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Axelrod, Dylan</text:p>
          </table:table-cell>
          <table:table-cell office:value-type="string">
            <text:p>SP</text:p>
          </table:table-cell>
          <table:table-cell office:value-type="string">
            <text:p>CWS</text:p>
          </table:table-cell>
        </table:table-row>
        <table:table-row table:style-name="ro1">
          <table:table-cell office:value-type="string">
            <text:p>Badenhop, Burke</text:p>
          </table:table-cell>
          <table:table-cell office:value-type="string">
            <text:p>SP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Bailey, Homer</text:p>
          </table:table-cell>
          <table:table-cell office:value-type="string">
            <text:p>SP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Baker, Scott</text:p>
          </table:table-cell>
          <table:table-cell office:value-type="string">
            <text:p>SP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Banks, Josh</text:p>
          </table:table-cell>
          <table:table-cell office:value-type="string">
            <text:p>SP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Barnes, Scott</text:p>
          </table:table-cell>
          <table:table-cell office:value-type="string">
            <text:p>SP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Beachy, Brandon</text:p>
          </table:table-cell>
          <table:table-cell office:value-type="string">
            <text:p>SP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Beavan, Blake</text:p>
          </table:table-cell>
          <table:table-cell office:value-type="string">
            <text:p>SP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Beckett, Josh</text:p>
          </table:table-cell>
          <table:table-cell office:value-type="string">
            <text:p>SP</text:p>
          </table:table-cell>
          <table:table-cell office:value-type="string">
            <text:p>BOS</text:p>
          </table:table-cell>
        </table:table-row>
        <table:table-row table:style-name="ro1">
          <table:table-cell office:value-type="string">
            <text:p>Bedard, Erik</text:p>
          </table:table-cell>
          <table:table-cell office:value-type="string">
            <text:p>SP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Beltre, Omar</text:p>
          </table:table-cell>
          <table:table-cell office:value-type="string">
            <text:p>SP</text:p>
          </table:table-cell>
          <table:table-cell office:value-type="string">
            <text:p>TEX</text:p>
          </table:table-cell>
        </table:table-row>
        <table:table-row table:style-name="ro1">
          <table:table-cell office:value-type="string">
            <text:p>Benjamin, Ramon</text:p>
          </table:table-cell>
          <table:table-cell office:value-type="string">
            <text:p>SP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Bergesen, Brad</text:p>
          </table:table-cell>
          <table:table-cell office:value-type="string">
            <text:p>SP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Betances, Dellin</text:p>
          </table:table-cell>
          <table:table-cell office:value-type="string">
            <text:p>SP</text:p>
          </table:table-cell>
          <table:table-cell office:value-type="string">
            <text:p>NYY</text:p>
          </table:table-cell>
        </table:table-row>
        <table:table-row table:style-name="ro1">
          <table:table-cell office:value-type="string">
            <text:p>Billingsley, Chad</text:p>
          </table:table-cell>
          <table:table-cell office:value-type="string">
            <text:p>SP</text:p>
          </table:table-cell>
          <table:table-cell office:value-type="string">
            <text:p>LAD</text:p>
          </table:table-cell>
        </table:table-row>
        <table:table-row table:style-name="ro1">
          <table:table-cell office:value-type="string">
            <text:p>Blackburn, Nick</text:p>
          </table:table-cell>
          <table:table-cell office:value-type="string">
            <text:p>SP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Blanton, Joe</text:p>
          </table:table-cell>
          <table:table-cell office:value-type="string">
            <text:p>SP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Brackman, Andrew</text:p>
          </table:table-cell>
          <table:table-cell office:value-type="string">
            <text:p>SP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Braden, Dallas</text:p>
          </table:table-cell>
          <table:table-cell office:value-type="string">
            <text:p>SP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Brigham, Jake</text:p>
          </table:table-cell>
          <table:table-cell office:value-type="string">
            <text:p>SP</text:p>
          </table:table-cell>
          <table:table-cell office:value-type="string">
            <text:p>TEX</text:p>
          </table:table-cell>
        </table:table-row>
        <table:table-row table:style-name="ro1">
          <table:table-cell office:value-type="string">
            <text:p>Britton, Drake</text:p>
          </table:table-cell>
          <table:table-cell office:value-type="string">
            <text:p>SP</text:p>
          </table:table-cell>
          <table:table-cell office:value-type="string">
            <text:p>BOS</text:p>
          </table:table-cell>
        </table:table-row>
        <table:table-row table:style-name="ro1">
          <table:table-cell office:value-type="string">
            <text:p>Britton, Zach</text:p>
          </table:table-cell>
          <table:table-cell office:value-type="string">
            <text:p>SP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Bromberg, David</text:p>
          </table:table-cell>
          <table:table-cell office:value-type="string">
            <text:p>SP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Buchholz, Clay</text:p>
          </table:table-cell>
          <table:table-cell office:value-type="string">
            <text:p>SP</text:p>
          </table:table-cell>
          <table:table-cell office:value-type="string">
            <text:p>BOS</text:p>
          </table:table-cell>
        </table:table-row>
        <table:table-row table:style-name="ro1">
          <table:table-cell office:value-type="string">
            <text:p>Buehrle, Mark</text:p>
          </table:table-cell>
          <table:table-cell office:value-type="string">
            <text:p>SP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Bueno, Francisley</text:p>
          </table:table-cell>
          <table:table-cell office:value-type="string">
            <text:p>SP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Bumgarner, Madison</text:p>
          </table:table-cell>
          <table:table-cell office:value-type="string">
            <text:p>SP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Bundy, Dylan</text:p>
          </table:table-cell>
          <table:table-cell office:value-type="string">
            <text:p>SP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Burnett, A.J.</text:p>
          </table:table-cell>
          <table:table-cell office:value-type="string">
            <text:p>SP</text:p>
          </table:table-cell>
          <table:table-cell office:value-type="string">
            <text:p>NYY</text:p>
          </table:table-cell>
        </table:table-row>
        <table:table-row table:style-name="ro1">
          <table:table-cell office:value-type="string">
            <text:p>Burres, Brian</text:p>
          </table:table-cell>
          <table:table-cell office:value-type="string">
            <text:p>SP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Bush, Dave</text:p>
          </table:table-cell>
          <table:table-cell office:value-type="string">
            <text:p>SP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Cabrera, Alberto</text:p>
          </table:table-cell>
          <table:table-cell office:value-type="string">
            <text:p>SP</text:p>
          </table:table-cell>
          <table:table-cell office:value-type="string">
            <text:p>CHC</text:p>
          </table:table-cell>
        </table:table-row>
        <table:table-row table:style-name="ro1">
          <table:table-cell office:value-type="string">
            <text:p>Cabrera, Edwar</text:p>
          </table:table-cell>
          <table:table-cell office:value-type="string">
            <text:p>SP</text:p>
          </table:table-cell>
          <table:table-cell office:value-type="string">
            <text:p>COL</text:p>
          </table:table-cell>
        </table:table-row>
        <table:table-row table:style-name="ro1">
          <table:table-cell office:value-type="string">
            <text:p>Cahill, Trevor</text:p>
          </table:table-cell>
          <table:table-cell office:value-type="string">
            <text:p>SP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Cain, Matt</text:p>
          </table:table-cell>
          <table:table-cell office:value-type="string">
            <text:p>SP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Caminero, Arquimedes</text:p>
          </table:table-cell>
          <table:table-cell office:value-type="string">
            <text:p>SP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Capuano, Chris</text:p>
          </table:table-cell>
          <table:table-cell office:value-type="string">
            <text:p>SP</text:p>
          </table:table-cell>
          <table:table-cell office:value-type="string">
            <text:p>LAD</text:p>
          </table:table-cell>
        </table:table-row>
        <table:table-row table:style-name="ro1">
          <table:table-cell office:value-type="string">
            <text:p>Carmona, Fausto</text:p>
          </table:table-cell>
          <table:table-cell office:value-type="string">
            <text:p>SP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Carpenter, Chris</text:p>
          </table:table-cell>
          <table:table-cell office:value-type="string">
            <text:p>SP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Carrasco, Carlos</text:p>
          </table:table-cell>
          <table:table-cell office:value-type="string">
            <text:p>SP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Carson, Robert</text:p>
          </table:table-cell>
          <table:table-cell office:value-type="string">
            <text:p>SP</text:p>
          </table:table-cell>
          <table:table-cell office:value-type="string">
            <text:p>NYM</text:p>
          </table:table-cell>
        </table:table-row>
        <table:table-row table:style-name="ro1">
          <table:table-cell office:value-type="string">
            <text:p>Cashner, Andrew</text:p>
          </table:table-cell>
          <table:table-cell office:value-type="string">
            <text:p>SP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Castro, Simon</text:p>
          </table:table-cell>
          <table:table-cell office:value-type="string">
            <text:p>SP</text:p>
          </table:table-cell>
          <table:table-cell office:value-type="string">
            <text:p>CWS</text:p>
          </table:table-cell>
        </table:table-row>
        <table:table-row table:style-name="ro1">
          <table:table-cell office:value-type="string">
            <text:p>Cecil, Brett</text:p>
          </table:table-cell>
          <table:table-cell office:value-type="string">
            <text:p>SP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Chacin, Jhoulys</text:p>
          </table:table-cell>
          <table:table-cell office:value-type="string">
            <text:p>SP</text:p>
          </table:table-cell>
          <table:table-cell office:value-type="string">
            <text:p>COL</text:p>
          </table:table-cell>
        </table:table-row>
        <table:table-row table:style-name="ro1">
          <table:table-cell office:value-type="string">
            <text:p>Chapman, Jaye</text:p>
          </table:table-cell>
          <table:table-cell office:value-type="string">
            <text:p>SP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Chatwood, Tyler</text:p>
          </table:table-cell>
          <table:table-cell office:value-type="string">
            <text:p>SP</text:p>
          </table:table-cell>
          <table:table-cell office:value-type="string">
            <text:p>COL</text:p>
          </table:table-cell>
        </table:table-row>
        <table:table-row table:style-name="ro1">
          <table:table-cell office:value-type="string">
            <text:p>Chen, Bruce</text:p>
          </table:table-cell>
          <table:table-cell office:value-type="string">
            <text:p>SP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Chen, Wei-Yin</text:p>
          </table:table-cell>
          <table:table-cell office:value-type="string">
            <text:p>SP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Chico, Matt</text:p>
          </table:table-cell>
          <table:table-cell office:value-type="string">
            <text:p>SP</text:p>
          </table:table-cell>
          <table:table-cell office:value-type="string">
            <text:p>LAD</text:p>
          </table:table-cell>
        </table:table-row>
        <table:table-row table:style-name="ro1">
          <table:table-cell office:value-type="string">
            <text:p>Clemens, Paul</text:p>
          </table:table-cell>
          <table:table-cell office:value-type="string">
            <text:p>SP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Cobb, Alex</text:p>
          </table:table-cell>
          <table:table-cell office:value-type="string">
            <text:p>SP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Coleman, Casey</text:p>
          </table:table-cell>
          <table:table-cell office:value-type="string">
            <text:p>SP</text:p>
          </table:table-cell>
          <table:table-cell office:value-type="string">
            <text:p>CHC</text:p>
          </table:table-cell>
        </table:table-row>
        <table:table-row table:style-name="ro1">
          <table:table-cell office:value-type="string">
            <text:p>Collmenter, Josh</text:p>
          </table:table-cell>
          <table:table-cell office:value-type="string">
            <text:p>SP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Colome, Alexander</text:p>
          </table:table-cell>
          <table:table-cell office:value-type="string">
            <text:p>SP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Corcino, Daniel</text:p>
          </table:table-cell>
          <table:table-cell office:value-type="string">
            <text:p>SP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Cordier, Erik</text:p>
          </table:table-cell>
          <table:table-cell office:value-type="string">
            <text:p>SP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Correia, Kevin</text:p>
          </table:table-cell>
          <table:table-cell office:value-type="string">
            <text:p>SP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Crosby, Casey</text:p>
          </table:table-cell>
          <table:table-cell office:value-type="string">
            <text:p>SP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Cueto, Johnny</text:p>
          </table:table-cell>
          <table:table-cell office:value-type="string">
            <text:p>SP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Danks, John</text:p>
          </table:table-cell>
          <table:table-cell office:value-type="string">
            <text:p>SP</text:p>
          </table:table-cell>
          <table:table-cell office:value-type="string">
            <text:p>CWS</text:p>
          </table:table-cell>
        </table:table-row>
        <table:table-row table:style-name="ro1">
          <table:table-cell office:value-type="string">
            <text:p>Darvish, Yu</text:p>
          </table:table-cell>
          <table:table-cell office:value-type="string">
            <text:p>SP</text:p>
          </table:table-cell>
          <table:table-cell office:value-type="string">
            <text:p>TEX</text:p>
          </table:table-cell>
        </table:table-row>
        <table:table-row table:style-name="ro1">
          <table:table-cell office:value-type="string">
            <text:p>Davis, Wade</text:p>
          </table:table-cell>
          <table:table-cell office:value-type="string">
            <text:p>SP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De La Cruz, Kelvin</text:p>
          </table:table-cell>
          <table:table-cell office:value-type="string">
            <text:p>SP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De La Rosa, Dane</text:p>
          </table:table-cell>
          <table:table-cell office:value-type="string">
            <text:p>SP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De La Rosa, Jorge</text:p>
          </table:table-cell>
          <table:table-cell office:value-type="string">
            <text:p>SP</text:p>
          </table:table-cell>
          <table:table-cell office:value-type="string">
            <text:p>COL</text:p>
          </table:table-cell>
        </table:table-row>
        <table:table-row table:style-name="ro1">
          <table:table-cell office:value-type="string">
            <text:p>De La Rosa, Rubby</text:p>
          </table:table-cell>
          <table:table-cell office:value-type="string">
            <text:p>SP</text:p>
          </table:table-cell>
          <table:table-cell office:value-type="string">
            <text:p>LAD</text:p>
          </table:table-cell>
        </table:table-row>
        <table:table-row table:style-name="ro1">
          <table:table-cell office:value-type="string">
            <text:p>De Los Santos, Miguel</text:p>
          </table:table-cell>
          <table:table-cell office:value-type="string">
            <text:p>SP</text:p>
          </table:table-cell>
          <table:table-cell office:value-type="string">
            <text:p>TEX</text:p>
          </table:table-cell>
        </table:table-row>
        <table:table-row table:style-name="ro1">
          <table:table-cell office:value-type="string">
            <text:p>De Paula, Jose</text:p>
          </table:table-cell>
          <table:table-cell office:value-type="string">
            <text:p>SP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Delgado, Randall</text:p>
          </table:table-cell>
          <table:table-cell office:value-type="string">
            <text:p>SP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Dempster, Ryan</text:p>
          </table:table-cell>
          <table:table-cell office:value-type="string">
            <text:p>SP</text:p>
          </table:table-cell>
          <table:table-cell office:value-type="string">
            <text:p>CHC</text:p>
          </table:table-cell>
        </table:table-row>
        <table:table-row table:style-name="ro1">
          <table:table-cell office:value-type="string">
            <text:p>Detwiler, Ross</text:p>
          </table:table-cell>
          <table:table-cell office:value-type="string">
            <text:p>SP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Diamond, Scott</text:p>
          </table:table-cell>
          <table:table-cell office:value-type="string">
            <text:p>SP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Dickey, R.A.</text:p>
          </table:table-cell>
          <table:table-cell office:value-type="string">
            <text:p>SP</text:p>
          </table:table-cell>
          <table:table-cell office:value-type="string">
            <text:p>NYM</text:p>
          </table:table-cell>
        </table:table-row>
        <table:table-row table:style-name="ro1">
          <table:table-cell office:value-type="string">
            <text:p>Dickson, Brandon</text:p>
          </table:table-cell>
          <table:table-cell office:value-type="string">
            <text:p>SP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Dolis, Rafael</text:p>
          </table:table-cell>
          <table:table-cell office:value-type="string">
            <text:p>SP</text:p>
          </table:table-cell>
          <table:table-cell office:value-type="string">
            <text:p>CHC</text:p>
          </table:table-cell>
        </table:table-row>
        <table:table-row table:style-name="ro1">
          <table:table-cell office:value-type="string">
            <text:p>Downs, Darin</text:p>
          </table:table-cell>
          <table:table-cell office:value-type="string">
            <text:p>SP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Doyle, Terry</text:p>
          </table:table-cell>
          <table:table-cell office:value-type="string">
            <text:p>SP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Drabek, Kyle</text:p>
          </table:table-cell>
          <table:table-cell office:value-type="string">
            <text:p>SP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Drake, Oliver</text:p>
          </table:table-cell>
          <table:table-cell office:value-type="string">
            <text:p>SP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Duckworth, Brandon</text:p>
          </table:table-cell>
          <table:table-cell office:value-type="string">
            <text:p>SP</text:p>
          </table:table-cell>
          <table:table-cell office:value-type="string">
            <text:p>BOS</text:p>
          </table:table-cell>
        </table:table-row>
        <table:table-row table:style-name="ro1">
          <table:table-cell office:value-type="string">
            <text:p>Duensing, Brian</text:p>
          </table:table-cell>
          <table:table-cell office:value-type="string">
            <text:p>SP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Duffy, Danny</text:p>
          </table:table-cell>
          <table:table-cell office:value-type="string">
            <text:p>SP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Dumatrait, Phil</text:p>
          </table:table-cell>
          <table:table-cell office:value-type="string">
            <text:p>SP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Elarton, Scott</text:p>
          </table:table-cell>
          <table:table-cell office:value-type="string">
            <text:p>SP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Enright, Barry</text:p>
          </table:table-cell>
          <table:table-cell office:value-type="string">
            <text:p>SP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Eovaldi, Nate</text:p>
          </table:table-cell>
          <table:table-cell office:value-type="string">
            <text:p>SP</text:p>
          </table:table-cell>
          <table:table-cell office:value-type="string">
            <text:p>LAD</text:p>
          </table:table-cell>
        </table:table-row>
        <table:table-row table:style-name="ro1">
          <table:table-cell office:value-type="string">
            <text:p>Eveland, Dana</text:p>
          </table:table-cell>
          <table:table-cell office:value-type="string">
            <text:p>SP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Familia, Jeurys</text:p>
          </table:table-cell>
          <table:table-cell office:value-type="string">
            <text:p>SP</text:p>
          </table:table-cell>
          <table:table-cell office:value-type="string">
            <text:p>NYM</text:p>
          </table:table-cell>
        </table:table-row>
        <table:table-row table:style-name="ro1">
          <table:table-cell office:value-type="string">
            <text:p>Feldman, Scott</text:p>
          </table:table-cell>
          <table:table-cell office:value-type="string">
            <text:p>SP</text:p>
          </table:table-cell>
          <table:table-cell office:value-type="string">
            <text:p>TEX</text:p>
          </table:table-cell>
        </table:table-row>
        <table:table-row table:style-name="ro1">
          <table:table-cell office:value-type="string">
            <text:p>Fife, Stephen</text:p>
          </table:table-cell>
          <table:table-cell office:value-type="string">
            <text:p>SP</text:p>
          </table:table-cell>
          <table:table-cell office:value-type="string">
            <text:p>LAD</text:p>
          </table:table-cell>
        </table:table-row>
        <table:table-row table:style-name="ro1">
          <table:table-cell office:value-type="string">
            <text:p>Figueroa, Pedro</text:p>
          </table:table-cell>
          <table:table-cell office:value-type="string">
            <text:p>SP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Fister, Doug</text:p>
          </table:table-cell>
          <table:table-cell office:value-type="string">
            <text:p>SP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Fitzgerald, Justin</text:p>
          </table:table-cell>
          <table:table-cell office:value-type="string">
            <text:p>SP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Flande, Yohan</text:p>
          </table:table-cell>
          <table:table-cell office:value-type="string">
            <text:p>SP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Floyd, Gavin</text:p>
          </table:table-cell>
          <table:table-cell office:value-type="string">
            <text:p>SP</text:p>
          </table:table-cell>
          <table:table-cell office:value-type="string">
            <text:p>CWS</text:p>
          </table:table-cell>
        </table:table-row>
        <table:table-row table:style-name="ro1">
          <table:table-cell office:value-type="string">
            <text:p>Font, Wilmer</text:p>
          </table:table-cell>
          <table:table-cell office:value-type="string">
            <text:p>SP</text:p>
          </table:table-cell>
          <table:table-cell office:value-type="string">
            <text:p>TEX</text:p>
          </table:table-cell>
        </table:table-row>
        <table:table-row table:style-name="ro1">
          <table:table-cell office:value-type="string">
            <text:p>Fox, Matt</text:p>
          </table:table-cell>
          <table:table-cell office:value-type="string">
            <text:p>SP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Friedrich, Christian</text:p>
          </table:table-cell>
          <table:table-cell office:value-type="string">
            <text:p>SP</text:p>
          </table:table-cell>
          <table:table-cell office:value-type="string">
            <text:p>COL</text:p>
          </table:table-cell>
        </table:table-row>
        <table:table-row table:style-name="ro1">
          <table:table-cell office:value-type="string">
            <text:p>Furbush, Charlie</text:p>
          </table:table-cell>
          <table:table-cell office:value-type="string">
            <text:p>SP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Gallardo, Yovani</text:p>
          </table:table-cell>
          <table:table-cell office:value-type="string">
            <text:p>SP</text:p>
          </table:table-cell>
          <table:table-cell office:value-type="string">
            <text:p>MIL</text:p>
          </table:table-cell>
        </table:table-row>
        <table:table-row table:style-name="ro1">
          <table:table-cell office:value-type="string">
            <text:p>Garcia, Freddy</text:p>
          </table:table-cell>
          <table:table-cell office:value-type="string">
            <text:p>SP</text:p>
          </table:table-cell>
          <table:table-cell office:value-type="string">
            <text:p>NYY</text:p>
          </table:table-cell>
        </table:table-row>
        <table:table-row table:style-name="ro1">
          <table:table-cell office:value-type="string">
            <text:p>Garcia, Jaime</text:p>
          </table:table-cell>
          <table:table-cell office:value-type="string">
            <text:p>SP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Garrison, Steve</text:p>
          </table:table-cell>
          <table:table-cell office:value-type="string">
            <text:p>SP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Garza, Matt</text:p>
          </table:table-cell>
          <table:table-cell office:value-type="string">
            <text:p>SP</text:p>
          </table:table-cell>
          <table:table-cell office:value-type="string">
            <text:p>CHC</text:p>
          </table:table-cell>
        </table:table-row>
        <table:table-row table:style-name="ro1">
          <table:table-cell office:value-type="string">
            <text:p>Gast, John</text:p>
          </table:table-cell>
          <table:table-cell office:value-type="string">
            <text:p>SP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Gaub, John</text:p>
          </table:table-cell>
          <table:table-cell office:value-type="string">
            <text:p>SP</text:p>
          </table:table-cell>
          <table:table-cell office:value-type="string">
            <text:p>CHC</text:p>
          </table:table-cell>
        </table:table-row>
        <table:table-row table:style-name="ro1">
          <table:table-cell office:value-type="string">
            <text:p>Gee, Dillon</text:p>
          </table:table-cell>
          <table:table-cell office:value-type="string">
            <text:p>SP</text:p>
          </table:table-cell>
          <table:table-cell office:value-type="string">
            <text:p>NYM</text:p>
          </table:table-cell>
        </table:table-row>
        <table:table-row table:style-name="ro1">
          <table:table-cell office:value-type="string">
            <text:p>Godfrey, Graham</text:p>
          </table:table-cell>
          <table:table-cell office:value-type="string">
            <text:p>SP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Gomez, Jeanmar</text:p>
          </table:table-cell>
          <table:table-cell office:value-type="string">
            <text:p>SP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Gonzalez, Edgar</text:p>
          </table:table-cell>
          <table:table-cell office:value-type="string">
            <text:p>SP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Gonzalez, Gio</text:p>
          </table:table-cell>
          <table:table-cell office:value-type="string">
            <text:p>SP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Greenwood, Nick</text:p>
          </table:table-cell>
          <table:table-cell office:value-type="string">
            <text:p>SP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Greinke, Zack</text:p>
          </table:table-cell>
          <table:table-cell office:value-type="string">
            <text:p>SP</text:p>
          </table:table-cell>
          <table:table-cell office:value-type="string">
            <text:p>MIL</text:p>
          </table:table-cell>
        </table:table-row>
        <table:table-row table:style-name="ro1">
          <table:table-cell office:value-type="string">
            <text:p>Grube, Jarrett</text:p>
          </table:table-cell>
          <table:table-cell office:value-type="string">
            <text:p>SP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Guerra, Deolis</text:p>
          </table:table-cell>
          <table:table-cell office:value-type="string">
            <text:p>SP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Guthrie, Jeremy</text:p>
          </table:table-cell>
          <table:table-cell office:value-type="string">
            <text:p>SP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Haeger, Charlie</text:p>
          </table:table-cell>
          <table:table-cell office:value-type="string">
            <text:p>SP</text:p>
          </table:table-cell>
          <table:table-cell office:value-type="string">
            <text:p>BOS</text:p>
          </table:table-cell>
        </table:table-row>
        <table:table-row table:style-name="ro1">
          <table:table-cell office:value-type="string">
            <text:p>Halladay, Roy</text:p>
          </table:table-cell>
          <table:table-cell office:value-type="string">
            <text:p>SP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Hamels, Cole</text:p>
          </table:table-cell>
          <table:table-cell office:value-type="string">
            <text:p>SP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Hammel, Jason</text:p>
          </table:table-cell>
          <table:table-cell office:value-type="string">
            <text:p>SP</text:p>
          </table:table-cell>
          <table:table-cell office:value-type="string">
            <text:p>COL</text:p>
          </table:table-cell>
        </table:table-row>
        <table:table-row table:style-name="ro1">
          <table:table-cell office:value-type="string">
            <text:p>Hand, Brad</text:p>
          </table:table-cell>
          <table:table-cell office:value-type="string">
            <text:p>SP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Hanson, Tommy</text:p>
          </table:table-cell>
          <table:table-cell office:value-type="string">
            <text:p>SP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Happ, J.A.</text:p>
          </table:table-cell>
          <table:table-cell office:value-type="string">
            <text:p>SP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Harang, Aaron</text:p>
          </table:table-cell>
          <table:table-cell office:value-type="string">
            <text:p>SP</text:p>
          </table:table-cell>
          <table:table-cell office:value-type="string">
            <text:p>LAD</text:p>
          </table:table-cell>
        </table:table-row>
        <table:table-row table:style-name="ro1">
          <table:table-cell office:value-type="string">
            <text:p>Haren, Dan</text:p>
          </table:table-cell>
          <table:table-cell office:value-type="string">
            <text:p>SP</text:p>
          </table:table-cell>
          <table:table-cell office:value-type="string">
            <text:p>LAA</text:p>
          </table:table-cell>
        </table:table-row>
        <table:table-row table:style-name="ro1">
          <table:table-cell office:value-type="string">
            <text:p>Harrison, Matt</text:p>
          </table:table-cell>
          <table:table-cell office:value-type="string">
            <text:p>SP</text:p>
          </table:table-cell>
          <table:table-cell office:value-type="string">
            <text:p>TEX</text:p>
          </table:table-cell>
        </table:table-row>
        <table:table-row table:style-name="ro1">
          <table:table-cell office:value-type="string">
            <text:p>Hart, Kevin</text:p>
          </table:table-cell>
          <table:table-cell office:value-type="string">
            <text:p>SP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Heath, Deunte</text:p>
          </table:table-cell>
          <table:table-cell office:value-type="string">
            <text:p>SP</text:p>
          </table:table-cell>
          <table:table-cell office:value-type="string">
            <text:p>CWS</text:p>
          </table:table-cell>
        </table:table-row>
        <table:table-row table:style-name="ro1">
          <table:table-cell office:value-type="string">
            <text:p>Hefner, Jeremy</text:p>
          </table:table-cell>
          <table:table-cell office:value-type="string">
            <text:p>SP</text:p>
          </table:table-cell>
          <table:table-cell office:value-type="string">
            <text:p>NYM</text:p>
          </table:table-cell>
        </table:table-row>
        <table:table-row table:style-name="ro1">
          <table:table-cell office:value-type="string">
            <text:p>Hellickson, Jeremy</text:p>
          </table:table-cell>
          <table:table-cell office:value-type="string">
            <text:p>SP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Hendriks, Liam</text:p>
          </table:table-cell>
          <table:table-cell office:value-type="string">
            <text:p>SP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Henn, Sean</text:p>
          </table:table-cell>
          <table:table-cell office:value-type="string">
            <text:p>SP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Hernandez, Felix</text:p>
          </table:table-cell>
          <table:table-cell office:value-type="string">
            <text:p>SP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Hernandez, Pedro</text:p>
          </table:table-cell>
          <table:table-cell office:value-type="string">
            <text:p>SP</text:p>
          </table:table-cell>
          <table:table-cell office:value-type="string">
            <text:p>CWS</text:p>
          </table:table-cell>
        </table:table-row>
        <table:table-row table:style-name="ro1">
          <table:table-cell office:value-type="string">
            <text:p>Hinckley, Mike</text:p>
          </table:table-cell>
          <table:table-cell office:value-type="string">
            <text:p>SP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Hochevar, Luke</text:p>
          </table:table-cell>
          <table:table-cell office:value-type="string">
            <text:p>SP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Holland, Derek</text:p>
          </table:table-cell>
          <table:table-cell office:value-type="string">
            <text:p>SP</text:p>
          </table:table-cell>
          <table:table-cell office:value-type="string">
            <text:p>TEX</text:p>
          </table:table-cell>
        </table:table-row>
        <table:table-row table:style-name="ro1">
          <table:table-cell office:value-type="string">
            <text:p>Hoover, J.J.</text:p>
          </table:table-cell>
          <table:table-cell office:value-type="string">
            <text:p>SP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Hudson, Daniel</text:p>
          </table:table-cell>
          <table:table-cell office:value-type="string">
            <text:p>SP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Hudson, Tim</text:p>
          </table:table-cell>
          <table:table-cell office:value-type="string">
            <text:p>SP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Huff, David</text:p>
          </table:table-cell>
          <table:table-cell office:value-type="string">
            <text:p>SP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Hughes, Phil</text:p>
          </table:table-cell>
          <table:table-cell office:value-type="string">
            <text:p>SP</text:p>
          </table:table-cell>
          <table:table-cell office:value-type="string">
            <text:p>NYY</text:p>
          </table:table-cell>
        </table:table-row>
        <table:table-row table:style-name="ro1">
          <table:table-cell office:value-type="string">
            <text:p>Hultzen, Danny</text:p>
          </table:table-cell>
          <table:table-cell office:value-type="string">
            <text:p>SP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Humber, Philip</text:p>
          </table:table-cell>
          <table:table-cell office:value-type="string">
            <text:p>SP</text:p>
          </table:table-cell>
          <table:table-cell office:value-type="string">
            <text:p>CWS</text:p>
          </table:table-cell>
        </table:table-row>
        <table:table-row table:style-name="ro1">
          <table:table-cell office:value-type="string">
            <text:p>Hunter, Tommy</text:p>
          </table:table-cell>
          <table:table-cell office:value-type="string">
            <text:p>SP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Hurley, Eric</text:p>
          </table:table-cell>
          <table:table-cell office:value-type="string">
            <text:p>SP</text:p>
          </table:table-cell>
          <table:table-cell office:value-type="string">
            <text:p>LAA</text:p>
          </table:table-cell>
        </table:table-row>
        <table:table-row table:style-name="ro1">
          <table:table-cell office:value-type="string">
            <text:p>Iwakuma, Hisashi</text:p>
          </table:table-cell>
          <table:table-cell office:value-type="string">
            <text:p>SP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Jackson, Zach</text:p>
          </table:table-cell>
          <table:table-cell office:value-type="string">
            <text:p>SP</text:p>
          </table:table-cell>
          <table:table-cell office:value-type="string">
            <text:p>TEX</text:p>
          </table:table-cell>
        </table:table-row>
        <table:table-row table:style-name="ro1">
          <table:table-cell office:value-type="string">
            <text:p>Jenkins, Chad</text:p>
          </table:table-cell>
          <table:table-cell office:value-type="string">
            <text:p>SP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Jenkins, Tyrell</text:p>
          </table:table-cell>
          <table:table-cell office:value-type="string">
            <text:p>SP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Jennings, Dan</text:p>
          </table:table-cell>
          <table:table-cell office:value-type="string">
            <text:p>SP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Jimenez, Ubaldo</text:p>
          </table:table-cell>
          <table:table-cell office:value-type="string">
            <text:p>SP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Johnson, Josh</text:p>
          </table:table-cell>
          <table:table-cell office:value-type="string">
            <text:p>SP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Jones, Nathan</text:p>
          </table:table-cell>
          <table:table-cell office:value-type="string">
            <text:p>SP</text:p>
          </table:table-cell>
          <table:table-cell office:value-type="string">
            <text:p>CWS</text:p>
          </table:table-cell>
        </table:table-row>
        <table:table-row table:style-name="ro1">
          <table:table-cell office:value-type="string">
            <text:p>Jurrjens, Jair</text:p>
          </table:table-cell>
          <table:table-cell office:value-type="string">
            <text:p>SP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Karstens, Jeff</text:p>
          </table:table-cell>
          <table:table-cell office:value-type="string">
            <text:p>SP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Kelly, Joe</text:p>
          </table:table-cell>
          <table:table-cell office:value-type="string">
            <text:p>SP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Kennedy, Ian</text:p>
          </table:table-cell>
          <table:table-cell office:value-type="string">
            <text:p>SP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Kershaw, Clayton</text:p>
          </table:table-cell>
          <table:table-cell office:value-type="string">
            <text:p>SP</text:p>
          </table:table-cell>
          <table:table-cell office:value-type="string">
            <text:p>LAD</text:p>
          </table:table-cell>
        </table:table-row>
        <table:table-row table:style-name="ro1">
          <table:table-cell office:value-type="string">
            <text:p>Kluber, Corey</text:p>
          </table:table-cell>
          <table:table-cell office:value-type="string">
            <text:p>SP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Koehler, Tom</text:p>
          </table:table-cell>
          <table:table-cell office:value-type="string">
            <text:p>SP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Lackey, John</text:p>
          </table:table-cell>
          <table:table-cell office:value-type="string">
            <text:p>SP</text:p>
          </table:table-cell>
          <table:table-cell office:value-type="string">
            <text:p>BOS</text:p>
          </table:table-cell>
        </table:table-row>
        <table:table-row table:style-name="ro1">
          <table:table-cell office:value-type="string">
            <text:p>Laffey, Aaron</text:p>
          </table:table-cell>
          <table:table-cell office:value-type="string">
            <text:p>SP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Lannan, John</text:p>
          </table:table-cell>
          <table:table-cell office:value-type="string">
            <text:p>SP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Latos, Mat</text:p>
          </table:table-cell>
          <table:table-cell office:value-type="string">
            <text:p>SP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LeBlanc, Wade</text:p>
          </table:table-cell>
          <table:table-cell office:value-type="string">
            <text:p>SP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Leake, Mike</text:p>
          </table:table-cell>
          <table:table-cell office:value-type="string">
            <text:p>SP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Lee, Cliff</text:p>
          </table:table-cell>
          <table:table-cell office:value-type="string">
            <text:p>SP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Lee, Zach</text:p>
          </table:table-cell>
          <table:table-cell office:value-type="string">
            <text:p>SP</text:p>
          </table:table-cell>
          <table:table-cell office:value-type="string">
            <text:p>LAD</text:p>
          </table:table-cell>
        </table:table-row>
        <table:table-row table:style-name="ro1">
          <table:table-cell office:value-type="string">
            <text:p>Leesman, Charlie</text:p>
          </table:table-cell>
          <table:table-cell office:value-type="string">
            <text:p>SP</text:p>
          </table:table-cell>
          <table:table-cell office:value-type="string">
            <text:p>CWS</text:p>
          </table:table-cell>
        </table:table-row>
        <table:table-row table:style-name="ro1">
          <table:table-cell office:value-type="string">
            <text:p>Lester, Jon</text:p>
          </table:table-cell>
          <table:table-cell office:value-type="string">
            <text:p>SP</text:p>
          </table:table-cell>
          <table:table-cell office:value-type="string">
            <text:p>BOS</text:p>
          </table:table-cell>
        </table:table-row>
        <table:table-row table:style-name="ro1">
          <table:table-cell office:value-type="string">
            <text:p>Lewis, Colby</text:p>
          </table:table-cell>
          <table:table-cell office:value-type="string">
            <text:p>SP</text:p>
          </table:table-cell>
          <table:table-cell office:value-type="string">
            <text:p>TEX</text:p>
          </table:table-cell>
        </table:table-row>
        <table:table-row table:style-name="ro1">
          <table:table-cell office:value-type="string">
            <text:p>Lewis, Rommie</text:p>
          </table:table-cell>
          <table:table-cell office:value-type="string">
            <text:p>SP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Lilly, Ted</text:p>
          </table:table-cell>
          <table:table-cell office:value-type="string">
            <text:p>SP</text:p>
          </table:table-cell>
          <table:table-cell office:value-type="string">
            <text:p>LAD</text:p>
          </table:table-cell>
        </table:table-row>
        <table:table-row table:style-name="ro1">
          <table:table-cell office:value-type="string">
            <text:p>Lincecum, Tim</text:p>
          </table:table-cell>
          <table:table-cell office:value-type="string">
            <text:p>SP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Liriano, Francisco</text:p>
          </table:table-cell>
          <table:table-cell office:value-type="string">
            <text:p>SP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Locke, Jeff</text:p>
          </table:table-cell>
          <table:table-cell office:value-type="string">
            <text:p>SP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Lohse, Kyle</text:p>
          </table:table-cell>
          <table:table-cell office:value-type="string">
            <text:p>SP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Lorin, Brett</text:p>
          </table:table-cell>
          <table:table-cell office:value-type="string">
            <text:p>SP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Lotzkar, Kyle</text:p>
          </table:table-cell>
          <table:table-cell office:value-type="string">
            <text:p>SP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Loux, Shane</text:p>
          </table:table-cell>
          <table:table-cell office:value-type="string">
            <text:p>SP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Lowe, Derek</text:p>
          </table:table-cell>
          <table:table-cell office:value-type="string">
            <text:p>SP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Lyles, Jordan</text:p>
          </table:table-cell>
          <table:table-cell office:value-type="string">
            <text:p>SP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Maholm, Paul</text:p>
          </table:table-cell>
          <table:table-cell office:value-type="string">
            <text:p>SP</text:p>
          </table:table-cell>
          <table:table-cell office:value-type="string">
            <text:p>CHC</text:p>
          </table:table-cell>
        </table:table-row>
        <table:table-row table:style-name="ro1">
          <table:table-cell office:value-type="string">
            <text:p>Maloney, Matt</text:p>
          </table:table-cell>
          <table:table-cell office:value-type="string">
            <text:p>SP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Marcum, Shaun</text:p>
          </table:table-cell>
          <table:table-cell office:value-type="string">
            <text:p>SP</text:p>
          </table:table-cell>
          <table:table-cell office:value-type="string">
            <text:p>MIL</text:p>
          </table:table-cell>
        </table:table-row>
        <table:table-row table:style-name="ro1">
          <table:table-cell office:value-type="string">
            <text:p>Marquez, Jeff</text:p>
          </table:table-cell>
          <table:table-cell office:value-type="string">
            <text:p>SP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Marquis, Jason</text:p>
          </table:table-cell>
          <table:table-cell office:value-type="string">
            <text:p>SP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Martinez, Fabio</text:p>
          </table:table-cell>
          <table:table-cell office:value-type="string">
            <text:p>SP</text:p>
          </table:table-cell>
          <table:table-cell office:value-type="string">
            <text:p>LAA</text:p>
          </table:table-cell>
        </table:table-row>
        <table:table-row table:style-name="ro1">
          <table:table-cell office:value-type="string">
            <text:p>Martis, Shairon</text:p>
          </table:table-cell>
          <table:table-cell office:value-type="string">
            <text:p>SP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Masterson, Justin</text:p>
          </table:table-cell>
          <table:table-cell office:value-type="string">
            <text:p>SP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Mathis, Doug</text:p>
          </table:table-cell>
          <table:table-cell office:value-type="string">
            <text:p>SP</text:p>
          </table:table-cell>
          <table:table-cell office:value-type="string">
            <text:p>BOS</text:p>
          </table:table-cell>
        </table:table-row>
        <table:table-row table:style-name="ro1">
          <table:table-cell office:value-type="string">
            <text:p>Matos, Osiris</text:p>
          </table:table-cell>
          <table:table-cell office:value-type="string">
            <text:p>SP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Matsuzaka, Daisuke</text:p>
          </table:table-cell>
          <table:table-cell office:value-type="string">
            <text:p>SP</text:p>
          </table:table-cell>
          <table:table-cell office:value-type="string">
            <text:p>BOS</text:p>
          </table:table-cell>
        </table:table-row>
        <table:table-row table:style-name="ro1">
          <table:table-cell office:value-type="string">
            <text:p>Matusz, Brian</text:p>
          </table:table-cell>
          <table:table-cell office:value-type="string">
            <text:p>SP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Maya, Yunesky</text:p>
          </table:table-cell>
          <table:table-cell office:value-type="string">
            <text:p>SP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Mazzaro, Vin</text:p>
          </table:table-cell>
          <table:table-cell office:value-type="string">
            <text:p>SP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McAllister, Zach</text:p>
          </table:table-cell>
          <table:table-cell office:value-type="string">
            <text:p>SP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McCarthy, Brandon</text:p>
          </table:table-cell>
          <table:table-cell office:value-type="string">
            <text:p>SP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McDonald, James</text:p>
          </table:table-cell>
          <table:table-cell office:value-type="string">
            <text:p>SP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McGowan, Dustin</text:p>
          </table:table-cell>
          <table:table-cell office:value-type="string">
            <text:p>SP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McGuire, Deck</text:p>
          </table:table-cell>
          <table:table-cell office:value-type="string">
            <text:p>SP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Medina, Yoervis</text:p>
          </table:table-cell>
          <table:table-cell office:value-type="string">
            <text:p>SP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Mendez, Roman</text:p>
          </table:table-cell>
          <table:table-cell office:value-type="string">
            <text:p>SP</text:p>
          </table:table-cell>
          <table:table-cell office:value-type="string">
            <text:p>TEX</text:p>
          </table:table-cell>
        </table:table-row>
        <table:table-row table:style-name="ro1">
          <table:table-cell office:value-type="string">
            <text:p>Mendoza, Luis</text:p>
          </table:table-cell>
          <table:table-cell office:value-type="string">
            <text:p>SP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Meyers, Brad</text:p>
          </table:table-cell>
          <table:table-cell office:value-type="string">
            <text:p>SP</text:p>
          </table:table-cell>
          <table:table-cell office:value-type="string">
            <text:p>NYY</text:p>
          </table:table-cell>
        </table:table-row>
        <table:table-row table:style-name="ro1">
          <table:table-cell office:value-type="string">
            <text:p>Miley, Wade</text:p>
          </table:table-cell>
          <table:table-cell office:value-type="string">
            <text:p>SP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Miller, Andrew</text:p>
          </table:table-cell>
          <table:table-cell office:value-type="string">
            <text:p>SP</text:p>
          </table:table-cell>
          <table:table-cell office:value-type="string">
            <text:p>BOS</text:p>
          </table:table-cell>
        </table:table-row>
        <table:table-row table:style-name="ro1">
          <table:table-cell office:value-type="string">
            <text:p>Miller, Shelby</text:p>
          </table:table-cell>
          <table:table-cell office:value-type="string">
            <text:p>SP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Milone, Tommy</text:p>
          </table:table-cell>
          <table:table-cell office:value-type="string">
            <text:p>SP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Minor, Mike</text:p>
          </table:table-cell>
          <table:table-cell office:value-type="string">
            <text:p>SP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Misch, Pat</text:p>
          </table:table-cell>
          <table:table-cell office:value-type="string">
            <text:p>SP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Mitchell, D.J.</text:p>
          </table:table-cell>
          <table:table-cell office:value-type="string">
            <text:p>SP</text:p>
          </table:table-cell>
          <table:table-cell office:value-type="string">
            <text:p>NYY</text:p>
          </table:table-cell>
        </table:table-row>
        <table:table-row table:style-name="ro1">
          <table:table-cell office:value-type="string">
            <text:p>Molina, Nestor</text:p>
          </table:table-cell>
          <table:table-cell office:value-type="string">
            <text:p>SP</text:p>
          </table:table-cell>
          <table:table-cell office:value-type="string">
            <text:p>CWS</text:p>
          </table:table-cell>
        </table:table-row>
        <table:table-row table:style-name="ro1">
          <table:table-cell office:value-type="string">
            <text:p>Moore, Matt</text:p>
          </table:table-cell>
          <table:table-cell office:value-type="string">
            <text:p>SP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Morris, Bryan</text:p>
          </table:table-cell>
          <table:table-cell office:value-type="string">
            <text:p>SP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Morrow, Brandon</text:p>
          </table:table-cell>
          <table:table-cell office:value-type="string">
            <text:p>SP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Mortensen, Clayton</text:p>
          </table:table-cell>
          <table:table-cell office:value-type="string">
            <text:p>SP</text:p>
          </table:table-cell>
          <table:table-cell office:value-type="string">
            <text:p>BOS</text:p>
          </table:table-cell>
        </table:table-row>
        <table:table-row table:style-name="ro1">
          <table:table-cell office:value-type="string">
            <text:p>Morton, Charlie</text:p>
          </table:table-cell>
          <table:table-cell office:value-type="string">
            <text:p>SP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Moscoso, Guillermo</text:p>
          </table:table-cell>
          <table:table-cell office:value-type="string">
            <text:p>SP</text:p>
          </table:table-cell>
          <table:table-cell office:value-type="string">
            <text:p>COL</text:p>
          </table:table-cell>
        </table:table-row>
        <table:table-row table:style-name="ro1">
          <table:table-cell office:value-type="string">
            <text:p>Moseley, Dustin</text:p>
          </table:table-cell>
          <table:table-cell office:value-type="string">
            <text:p>SP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Moyer, Jamie</text:p>
          </table:table-cell>
          <table:table-cell office:value-type="string">
            <text:p>SP</text:p>
          </table:table-cell>
          <table:table-cell office:value-type="string">
            <text:p>COL</text:p>
          </table:table-cell>
        </table:table-row>
        <table:table-row table:style-name="ro1">
          <table:table-cell office:value-type="string">
            <text:p>Myers, Brett</text:p>
          </table:table-cell>
          <table:table-cell office:value-type="string">
            <text:p>SP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Narveson, Chris</text:p>
          </table:table-cell>
          <table:table-cell office:value-type="string">
            <text:p>SP</text:p>
          </table:table-cell>
          <table:table-cell office:value-type="string">
            <text:p>MIL</text:p>
          </table:table-cell>
        </table:table-row>
        <table:table-row table:style-name="ro1">
          <table:table-cell office:value-type="string">
            <text:p>Nicasio, Juan</text:p>
          </table:table-cell>
          <table:table-cell office:value-type="string">
            <text:p>SP</text:p>
          </table:table-cell>
          <table:table-cell office:value-type="string">
            <text:p>COL</text:p>
          </table:table-cell>
        </table:table-row>
        <table:table-row table:style-name="ro1">
          <table:table-cell office:value-type="string">
            <text:p>Niemann, Jeff</text:p>
          </table:table-cell>
          <table:table-cell office:value-type="string">
            <text:p>SP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Niese, Jonathon</text:p>
          </table:table-cell>
          <table:table-cell office:value-type="string">
            <text:p>SP</text:p>
          </table:table-cell>
          <table:table-cell office:value-type="string">
            <text:p>NYM</text:p>
          </table:table-cell>
        </table:table-row>
        <table:table-row table:style-name="ro1">
          <table:table-cell office:value-type="string">
            <text:p>Noesi, Hector</text:p>
          </table:table-cell>
          <table:table-cell office:value-type="string">
            <text:p>SP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Nolasco, Ricky</text:p>
          </table:table-cell>
          <table:table-cell office:value-type="string">
            <text:p>SP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Norris, Bud</text:p>
          </table:table-cell>
          <table:table-cell office:value-type="string">
            <text:p>SP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Nova, Ivan</text:p>
          </table:table-cell>
          <table:table-cell office:value-type="string">
            <text:p>SP</text:p>
          </table:table-cell>
          <table:table-cell office:value-type="string">
            <text:p>NYY</text:p>
          </table:table-cell>
        </table:table-row>
        <table:table-row table:style-name="ro1">
          <table:table-cell office:value-type="string">
            <text:p>O'Sullivan, Sean</text:p>
          </table:table-cell>
          <table:table-cell office:value-type="string">
            <text:p>SP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Ogando, Alexi</text:p>
          </table:table-cell>
          <table:table-cell office:value-type="string">
            <text:p>SP</text:p>
          </table:table-cell>
          <table:table-cell office:value-type="string">
            <text:p>TEX</text:p>
          </table:table-cell>
        </table:table-row>
        <table:table-row table:style-name="ro1">
          <table:table-cell office:value-type="string">
            <text:p>OhlendoOF, Ross</text:p>
          </table:table-cell>
          <table:table-cell office:value-type="string">
            <text:p>SP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Oliver, Andrew</text:p>
          </table:table-cell>
          <table:table-cell office:value-type="string">
            <text:p>SP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Oramas, Juan</text:p>
          </table:table-cell>
          <table:table-cell office:value-type="string">
            <text:p>SP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Ortega, Anthony</text:p>
          </table:table-cell>
          <table:table-cell office:value-type="string">
            <text:p>SP</text:p>
          </table:table-cell>
          <table:table-cell office:value-type="string">
            <text:p>LAA</text:p>
          </table:table-cell>
        </table:table-row>
        <table:table-row table:style-name="ro1">
          <table:table-cell office:value-type="string">
            <text:p>Ortega, Yonata</text:p>
          </table:table-cell>
          <table:table-cell office:value-type="string">
            <text:p>SP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Ottavino, Adam</text:p>
          </table:table-cell>
          <table:table-cell office:value-type="string">
            <text:p>SP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Outman, Josh</text:p>
          </table:table-cell>
          <table:table-cell office:value-type="string">
            <text:p>SP</text:p>
          </table:table-cell>
          <table:table-cell office:value-type="string">
            <text:p>COL</text:p>
          </table:table-cell>
        </table:table-row>
        <table:table-row table:style-name="ro1">
          <table:table-cell office:value-type="string">
            <text:p>Owens, Rudy</text:p>
          </table:table-cell>
          <table:table-cell office:value-type="string">
            <text:p>SP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Parker, Jarrod</text:p>
          </table:table-cell>
          <table:table-cell office:value-type="string">
            <text:p>SP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Paulino, Felipe</text:p>
          </table:table-cell>
          <table:table-cell office:value-type="string">
            <text:p>SP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Pavano, Carl</text:p>
          </table:table-cell>
          <table:table-cell office:value-type="string">
            <text:p>SP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Peacock, Brad</text:p>
          </table:table-cell>
          <table:table-cell office:value-type="string">
            <text:p>SP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Peavy, Jake</text:p>
          </table:table-cell>
          <table:table-cell office:value-type="string">
            <text:p>SP</text:p>
          </table:table-cell>
          <table:table-cell office:value-type="string">
            <text:p>CWS</text:p>
          </table:table-cell>
        </table:table-row>
        <table:table-row table:style-name="ro1">
          <table:table-cell office:value-type="string">
            <text:p>PeOFrey, Mike</text:p>
          </table:table-cell>
          <table:table-cell office:value-type="string">
            <text:p>SP</text:p>
          </table:table-cell>
          <table:table-cell office:value-type="string">
            <text:p>NYM</text:p>
          </table:table-cell>
        </table:table-row>
        <table:table-row table:style-name="ro1">
          <table:table-cell office:value-type="string">
            <text:p>Pena, Ariel</text:p>
          </table:table-cell>
          <table:table-cell office:value-type="string">
            <text:p>SP</text:p>
          </table:table-cell>
          <table:table-cell office:value-type="string">
            <text:p>LAA</text:p>
          </table:table-cell>
        </table:table-row>
        <table:table-row table:style-name="ro1">
          <table:table-cell office:value-type="string">
            <text:p>Pendleton, Lance</text:p>
          </table:table-cell>
          <table:table-cell office:value-type="string">
            <text:p>SP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Peralta, Wily</text:p>
          </table:table-cell>
          <table:table-cell office:value-type="string">
            <text:p>SP</text:p>
          </table:table-cell>
          <table:table-cell office:value-type="string">
            <text:p>MIL</text:p>
          </table:table-cell>
        </table:table-row>
        <table:table-row table:style-name="ro1">
          <table:table-cell office:value-type="string">
            <text:p>Perez, Martin</text:p>
          </table:table-cell>
          <table:table-cell office:value-type="string">
            <text:p>SP</text:p>
          </table:table-cell>
          <table:table-cell office:value-type="string">
            <text:p>TEX</text:p>
          </table:table-cell>
        </table:table-row>
        <table:table-row table:style-name="ro1">
          <table:table-cell office:value-type="string">
            <text:p>Perez, Oliver</text:p>
          </table:table-cell>
          <table:table-cell office:value-type="string">
            <text:p>SP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Petricka, Jacob</text:p>
          </table:table-cell>
          <table:table-cell office:value-type="string">
            <text:p>SP</text:p>
          </table:table-cell>
          <table:table-cell office:value-type="string">
            <text:p>CWS</text:p>
          </table:table-cell>
        </table:table-row>
        <table:table-row table:style-name="ro1">
          <table:table-cell office:value-type="string">
            <text:p>Phelps, David</text:p>
          </table:table-cell>
          <table:table-cell office:value-type="string">
            <text:p>SP</text:p>
          </table:table-cell>
          <table:table-cell office:value-type="string">
            <text:p>NYY</text:p>
          </table:table-cell>
        </table:table-row>
        <table:table-row table:style-name="ro1">
          <table:table-cell office:value-type="string">
            <text:p>Pimentel, Stolmy</text:p>
          </table:table-cell>
          <table:table-cell office:value-type="string">
            <text:p>SP</text:p>
          </table:table-cell>
          <table:table-cell office:value-type="string">
            <text:p>BOS</text:p>
          </table:table-cell>
        </table:table-row>
        <table:table-row table:style-name="ro1">
          <table:table-cell office:value-type="string">
            <text:p>Pineda, Michael</text:p>
          </table:table-cell>
          <table:table-cell office:value-type="string">
            <text:p>SP</text:p>
          </table:table-cell>
          <table:table-cell office:value-type="string">
            <text:p>NYY</text:p>
          </table:table-cell>
        </table:table-row>
        <table:table-row table:style-name="ro1">
          <table:table-cell office:value-type="string">
            <text:p>Pineiro, Joel</text:p>
          </table:table-cell>
          <table:table-cell office:value-type="string">
            <text:p>SP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Pomeranz, Drew</text:p>
          </table:table-cell>
          <table:table-cell office:value-type="string">
            <text:p>SP</text:p>
          </table:table-cell>
          <table:table-cell office:value-type="string">
            <text:p>COL</text:p>
          </table:table-cell>
        </table:table-row>
        <table:table-row table:style-name="ro1">
          <table:table-cell office:value-type="string">
            <text:p>Porcello, Rick</text:p>
          </table:table-cell>
          <table:table-cell office:value-type="string">
            <text:p>SP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Poveda, Omar</text:p>
          </table:table-cell>
          <table:table-cell office:value-type="string">
            <text:p>SP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Price, David</text:p>
          </table:table-cell>
          <table:table-cell office:value-type="string">
            <text:p>SP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Ramirez, Elvin</text:p>
          </table:table-cell>
          <table:table-cell office:value-type="string">
            <text:p>SP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Ramirez, J.C.</text:p>
          </table:table-cell>
          <table:table-cell office:value-type="string">
            <text:p>SP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Ramirez, Neil</text:p>
          </table:table-cell>
          <table:table-cell office:value-type="string">
            <text:p>SP</text:p>
          </table:table-cell>
          <table:table-cell office:value-type="string">
            <text:p>TEX</text:p>
          </table:table-cell>
        </table:table-row>
        <table:table-row table:style-name="ro1">
          <table:table-cell office:value-type="string">
            <text:p>Redding, Tim</text:p>
          </table:table-cell>
          <table:table-cell office:value-type="string">
            <text:p>SP</text:p>
          </table:table-cell>
          <table:table-cell office:value-type="string">
            <text:p>LAD</text:p>
          </table:table-cell>
        </table:table-row>
        <table:table-row table:style-name="ro1">
          <table:table-cell office:value-type="string">
            <text:p>Redmond, Todd</text:p>
          </table:table-cell>
          <table:table-cell office:value-type="string">
            <text:p>SP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Reyes, Jo-Jo</text:p>
          </table:table-cell>
          <table:table-cell office:value-type="string">
            <text:p>SP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Reynolds, Greg</text:p>
          </table:table-cell>
          <table:table-cell office:value-type="string">
            <text:p>SP</text:p>
          </table:table-cell>
          <table:table-cell office:value-type="string">
            <text:p>TEX</text:p>
          </table:table-cell>
        </table:table-row>
        <table:table-row table:style-name="ro1">
          <table:table-cell office:value-type="string">
            <text:p>Richard, Clayton</text:p>
          </table:table-cell>
          <table:table-cell office:value-type="string">
            <text:p>SP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Richards, Garrett</text:p>
          </table:table-cell>
          <table:table-cell office:value-type="string">
            <text:p>SP</text:p>
          </table:table-cell>
          <table:table-cell office:value-type="string">
            <text:p>LAA</text:p>
          </table:table-cell>
        </table:table-row>
        <table:table-row table:style-name="ro1">
          <table:table-cell office:value-type="string">
            <text:p>Rivas, Amaury</text:p>
          </table:table-cell>
          <table:table-cell office:value-type="string">
            <text:p>SP</text:p>
          </table:table-cell>
          <table:table-cell office:value-type="string">
            <text:p>MIL</text:p>
          </table:table-cell>
        </table:table-row>
        <table:table-row table:style-name="ro1">
          <table:table-cell office:value-type="string">
            <text:p>Robertson, Nate</text:p>
          </table:table-cell>
          <table:table-cell office:value-type="string">
            <text:p>SP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Robles, Mauricio</text:p>
          </table:table-cell>
          <table:table-cell office:value-type="string">
            <text:p>SP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Rodriguez, Aneury</text:p>
          </table:table-cell>
          <table:table-cell office:value-type="string">
            <text:p>SP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Rodriguez, Armando</text:p>
          </table:table-cell>
          <table:table-cell office:value-type="string">
            <text:p>SP</text:p>
          </table:table-cell>
          <table:table-cell office:value-type="string">
            <text:p>NYM</text:p>
          </table:table-cell>
        </table:table-row>
        <table:table-row table:style-name="ro1">
          <table:table-cell office:value-type="string">
            <text:p>Rodriguez, Wandy</text:p>
          </table:table-cell>
          <table:table-cell office:value-type="string">
            <text:p>SP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Rogers, Esmil</text:p>
          </table:table-cell>
          <table:table-cell office:value-type="string">
            <text:p>SP</text:p>
          </table:table-cell>
          <table:table-cell office:value-type="string">
            <text:p>COL</text:p>
          </table:table-cell>
        </table:table-row>
        <table:table-row table:style-name="ro1">
          <table:table-cell office:value-type="string">
            <text:p>Rogers, Mark</text:p>
          </table:table-cell>
          <table:table-cell office:value-type="string">
            <text:p>SP</text:p>
          </table:table-cell>
          <table:table-cell office:value-type="string">
            <text:p>MIL</text:p>
          </table:table-cell>
        </table:table-row>
        <table:table-row table:style-name="ro1">
          <table:table-cell office:value-type="string">
            <text:p>Romero, Ricky</text:p>
          </table:table-cell>
          <table:table-cell office:value-type="string">
            <text:p>SP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Rondon, Hector</text:p>
          </table:table-cell>
          <table:table-cell office:value-type="string">
            <text:p>SP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Rosenthal, Trevor</text:p>
          </table:table-cell>
          <table:table-cell office:value-type="string">
            <text:p>SP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Ross, Robbie</text:p>
          </table:table-cell>
          <table:table-cell office:value-type="string">
            <text:p>SP</text:p>
          </table:table-cell>
          <table:table-cell office:value-type="string">
            <text:p>TEX</text:p>
          </table:table-cell>
        </table:table-row>
        <table:table-row table:style-name="ro1">
          <table:table-cell office:value-type="string">
            <text:p>Ross, Tyson</text:p>
          </table:table-cell>
          <table:table-cell office:value-type="string">
            <text:p>SP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Sabathia, CC</text:p>
          </table:table-cell>
          <table:table-cell office:value-type="string">
            <text:p>SP</text:p>
          </table:table-cell>
          <table:table-cell office:value-type="string">
            <text:p>NYY</text:p>
          </table:table-cell>
        </table:table-row>
        <table:table-row table:style-name="ro1">
          <table:table-cell office:value-type="string">
            <text:p>Salazar, Danny</text:p>
          </table:table-cell>
          <table:table-cell office:value-type="string">
            <text:p>SP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Sanabia, Alex</text:p>
          </table:table-cell>
          <table:table-cell office:value-type="string">
            <text:p>SP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Sanchez, Anibal</text:p>
          </table:table-cell>
          <table:table-cell office:value-type="string">
            <text:p>SP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Sanchez, Jonathan</text:p>
          </table:table-cell>
          <table:table-cell office:value-type="string">
            <text:p>SP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Sanford, Shawn</text:p>
          </table:table-cell>
          <table:table-cell office:value-type="string">
            <text:p>SP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Santana, Ervin</text:p>
          </table:table-cell>
          <table:table-cell office:value-type="string">
            <text:p>SP</text:p>
          </table:table-cell>
          <table:table-cell office:value-type="string">
            <text:p>LAA</text:p>
          </table:table-cell>
        </table:table-row>
        <table:table-row table:style-name="ro1">
          <table:table-cell office:value-type="string">
            <text:p>Santana, Johan</text:p>
          </table:table-cell>
          <table:table-cell office:value-type="string">
            <text:p>SP</text:p>
          </table:table-cell>
          <table:table-cell office:value-type="string">
            <text:p>NYM</text:p>
          </table:table-cell>
        </table:table-row>
        <table:table-row table:style-name="ro1">
          <table:table-cell office:value-type="string">
            <text:p>Saunders, Joe</text:p>
          </table:table-cell>
          <table:table-cell office:value-type="string">
            <text:p>SP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Savage, Will</text:p>
          </table:table-cell>
          <table:table-cell office:value-type="string">
            <text:p>SP</text:p>
          </table:table-cell>
          <table:table-cell office:value-type="string">
            <text:p>LAD</text:p>
          </table:table-cell>
        </table:table-row>
        <table:table-row table:style-name="ro1">
          <table:table-cell office:value-type="string">
            <text:p>Savery, Joe</text:p>
          </table:table-cell>
          <table:table-cell office:value-type="string">
            <text:p>SP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Scheppers, Tanner</text:p>
          </table:table-cell>
          <table:table-cell office:value-type="string">
            <text:p>SP</text:p>
          </table:table-cell>
          <table:table-cell office:value-type="string">
            <text:p>TEX</text:p>
          </table:table-cell>
        </table:table-row>
        <table:table-row table:style-name="ro1">
          <table:table-cell office:value-type="string">
            <text:p>Scherzer, Max</text:p>
          </table:table-cell>
          <table:table-cell office:value-type="string">
            <text:p>SP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Schwinden, Chris</text:p>
          </table:table-cell>
          <table:table-cell office:value-type="string">
            <text:p>SP</text:p>
          </table:table-cell>
          <table:table-cell office:value-type="string">
            <text:p>NYM</text:p>
          </table:table-cell>
        </table:table-row>
        <table:table-row table:style-name="ro1">
          <table:table-cell office:value-type="string">
            <text:p>Seddon, Chris</text:p>
          </table:table-cell>
          <table:table-cell office:value-type="string">
            <text:p>SP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Shields, James</text:p>
          </table:table-cell>
          <table:table-cell office:value-type="string">
            <text:p>SP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Shoemaker, Matt</text:p>
          </table:table-cell>
          <table:table-cell office:value-type="string">
            <text:p>SP</text:p>
          </table:table-cell>
          <table:table-cell office:value-type="string">
            <text:p>LAA</text:p>
          </table:table-cell>
        </table:table-row>
        <table:table-row table:style-name="ro1">
          <table:table-cell office:value-type="string">
            <text:p>Siegrist, Kevin</text:p>
          </table:table-cell>
          <table:table-cell office:value-type="string">
            <text:p>SP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Silva, Carlos</text:p>
          </table:table-cell>
          <table:table-cell office:value-type="string">
            <text:p>SP</text:p>
          </table:table-cell>
          <table:table-cell office:value-type="string">
            <text:p>BOS</text:p>
          </table:table-cell>
        </table:table-row>
        <table:table-row table:style-name="ro1">
          <table:table-cell office:value-type="string">
            <text:p>Simon, AOFredo</text:p>
          </table:table-cell>
          <table:table-cell office:value-type="string">
            <text:p>SP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Slowey, Kevin</text:p>
          </table:table-cell>
          <table:table-cell office:value-type="string">
            <text:p>SP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Smyly, Drew</text:p>
          </table:table-cell>
          <table:table-cell office:value-type="string">
            <text:p>SP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Sonnanstine, Andy</text:p>
          </table:table-cell>
          <table:table-cell office:value-type="string">
            <text:p>SP</text:p>
          </table:table-cell>
          <table:table-cell office:value-type="string">
            <text:p>CHC</text:p>
          </table:table-cell>
        </table:table-row>
        <table:table-row table:style-name="ro1">
          <table:table-cell office:value-type="string">
            <text:p>Sosa, Henry</text:p>
          </table:table-cell>
          <table:table-cell office:value-type="string">
            <text:p>SP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Spoone, Chorye</text:p>
          </table:table-cell>
          <table:table-cell office:value-type="string">
            <text:p>SP</text:p>
          </table:table-cell>
          <table:table-cell office:value-type="string">
            <text:p>BOS</text:p>
          </table:table-cell>
        </table:table-row>
        <table:table-row table:style-name="ro1">
          <table:table-cell office:value-type="string">
            <text:p>Stauffer, Tim</text:p>
          </table:table-cell>
          <table:table-cell office:value-type="string">
            <text:p>SP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Stewart, Zach</text:p>
          </table:table-cell>
          <table:table-cell office:value-type="string">
            <text:p>SP</text:p>
          </table:table-cell>
          <table:table-cell office:value-type="string">
            <text:p>CWS</text:p>
          </table:table-cell>
        </table:table-row>
        <table:table-row table:style-name="ro1">
          <table:table-cell office:value-type="string">
            <text:p>Strasburg, Stephen</text:p>
          </table:table-cell>
          <table:table-cell office:value-type="string">
            <text:p>SP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Suarez, Albert</text:p>
          </table:table-cell>
          <table:table-cell office:value-type="string">
            <text:p>SP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Surkamp, Eric</text:p>
          </table:table-cell>
          <table:table-cell office:value-type="string">
            <text:p>SP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Talbot, Mitch</text:p>
          </table:table-cell>
          <table:table-cell office:value-type="string">
            <text:p>SP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Tanner, Clayton</text:p>
          </table:table-cell>
          <table:table-cell office:value-type="string">
            <text:p>SP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Taubenheim, Ty</text:p>
          </table:table-cell>
          <table:table-cell office:value-type="string">
            <text:p>SP</text:p>
          </table:table-cell>
          <table:table-cell office:value-type="string">
            <text:p>TEX</text:p>
          </table:table-cell>
        </table:table-row>
        <table:table-row table:style-name="ro1">
          <table:table-cell office:value-type="string">
            <text:p>Teheran, Julio</text:p>
          </table:table-cell>
          <table:table-cell office:value-type="string">
            <text:p>SP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Thompson, Aaron</text:p>
          </table:table-cell>
          <table:table-cell office:value-type="string">
            <text:p>SP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Tillman, Chris</text:p>
          </table:table-cell>
          <table:table-cell office:value-type="string">
            <text:p>SP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Tomlin, Josh</text:p>
          </table:table-cell>
          <table:table-cell office:value-type="string">
            <text:p>SP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Torra, Matt</text:p>
          </table:table-cell>
          <table:table-cell office:value-type="string">
            <text:p>SP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Torres, Alex</text:p>
          </table:table-cell>
          <table:table-cell office:value-type="string">
            <text:p>SP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Torres, Carlos</text:p>
          </table:table-cell>
          <table:table-cell office:value-type="string">
            <text:p>SP</text:p>
          </table:table-cell>
          <table:table-cell office:value-type="string">
            <text:p>COL</text:p>
          </table:table-cell>
        </table:table-row>
        <table:table-row table:style-name="ro1">
          <table:table-cell office:value-type="string">
            <text:p>Tucker, Ryan</text:p>
          </table:table-cell>
          <table:table-cell office:value-type="string">
            <text:p>SP</text:p>
          </table:table-cell>
          <table:table-cell office:value-type="string">
            <text:p>LAD</text:p>
          </table:table-cell>
        </table:table-row>
        <table:table-row table:style-name="ro1">
          <table:table-cell office:value-type="string">
            <text:p>Turner, Jacob</text:p>
          </table:table-cell>
          <table:table-cell office:value-type="string">
            <text:p>SP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Vargas, Jason</text:p>
          </table:table-cell>
          <table:table-cell office:value-type="string">
            <text:p>SP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Vasquez, Anthony</text:p>
          </table:table-cell>
          <table:table-cell office:value-type="string">
            <text:p>SP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Verlander, Justin</text:p>
          </table:table-cell>
          <table:table-cell office:value-type="string">
            <text:p>SP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Villarreal, Pedro</text:p>
          </table:table-cell>
          <table:table-cell office:value-type="string">
            <text:p>SP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Vincent, Nick</text:p>
          </table:table-cell>
          <table:table-cell office:value-type="string">
            <text:p>SP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Vogelsong, Ryan</text:p>
          </table:table-cell>
          <table:table-cell office:value-type="string">
            <text:p>SP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Volquez, Edinson</text:p>
          </table:table-cell>
          <table:table-cell office:value-type="string">
            <text:p>SP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Volstad, Chris</text:p>
          </table:table-cell>
          <table:table-cell office:value-type="string">
            <text:p>SP</text:p>
          </table:table-cell>
          <table:table-cell office:value-type="string">
            <text:p>CHC</text:p>
          </table:table-cell>
        </table:table-row>
        <table:table-row table:style-name="ro1">
          <table:table-cell office:value-type="string">
            <text:p>Wada, Tsuyoshi</text:p>
          </table:table-cell>
          <table:table-cell office:value-type="string">
            <text:p>SP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Wainwright, Adam</text:p>
          </table:table-cell>
          <table:table-cell office:value-type="string">
            <text:p>SP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Wall, Josh</text:p>
          </table:table-cell>
          <table:table-cell office:value-type="string">
            <text:p>SP</text:p>
          </table:table-cell>
          <table:table-cell office:value-type="string">
            <text:p>LAD</text:p>
          </table:table-cell>
        </table:table-row>
        <table:table-row table:style-name="ro1">
          <table:table-cell office:value-type="string">
            <text:p>Wang, Chien-Ming</text:p>
          </table:table-cell>
          <table:table-cell office:value-type="string">
            <text:p>SP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Weaver, Jered</text:p>
          </table:table-cell>
          <table:table-cell office:value-type="string">
            <text:p>SP</text:p>
          </table:table-cell>
          <table:table-cell office:value-type="string">
            <text:p>LAA</text:p>
          </table:table-cell>
        </table:table-row>
        <table:table-row table:style-name="ro1">
          <table:table-cell office:value-type="string">
            <text:p>Webster, Allen</text:p>
          </table:table-cell>
          <table:table-cell office:value-type="string">
            <text:p>SP</text:p>
          </table:table-cell>
          <table:table-cell office:value-type="string">
            <text:p>LAD</text:p>
          </table:table-cell>
        </table:table-row>
        <table:table-row table:style-name="ro1">
          <table:table-cell office:value-type="string">
            <text:p>Weiland, Kyle</text:p>
          </table:table-cell>
          <table:table-cell office:value-type="string">
            <text:p>SP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Wells, Randy</text:p>
          </table:table-cell>
          <table:table-cell office:value-type="string">
            <text:p>SP</text:p>
          </table:table-cell>
          <table:table-cell office:value-type="string">
            <text:p>CHC</text:p>
          </table:table-cell>
        </table:table-row>
        <table:table-row table:style-name="ro1">
          <table:table-cell office:value-type="string">
            <text:p>West, Sean</text:p>
          </table:table-cell>
          <table:table-cell office:value-type="string">
            <text:p>SP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Westbrook, Jake</text:p>
          </table:table-cell>
          <table:table-cell office:value-type="string">
            <text:p>SP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White, Alex</text:p>
          </table:table-cell>
          <table:table-cell office:value-type="string">
            <text:p>SP</text:p>
          </table:table-cell>
          <table:table-cell office:value-type="string">
            <text:p>COL</text:p>
          </table:table-cell>
        </table:table-row>
        <table:table-row table:style-name="ro1">
          <table:table-cell office:value-type="string">
            <text:p>Williams, Jerome</text:p>
          </table:table-cell>
          <table:table-cell office:value-type="string">
            <text:p>SP</text:p>
          </table:table-cell>
          <table:table-cell office:value-type="string">
            <text:p>LAA</text:p>
          </table:table-cell>
        </table:table-row>
        <table:table-row table:style-name="ro1">
          <table:table-cell office:value-type="string">
            <text:p>Willis, Dontrelle</text:p>
          </table:table-cell>
          <table:table-cell office:value-type="string">
            <text:p>SP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Wilson, C.J.</text:p>
          </table:table-cell>
          <table:table-cell office:value-type="string">
            <text:p>SP</text:p>
          </table:table-cell>
          <table:table-cell office:value-type="string">
            <text:p>LAA</text:p>
          </table:table-cell>
        </table:table-row>
        <table:table-row table:style-name="ro1">
          <table:table-cell office:value-type="string">
            <text:p>Wilson, Justin</text:p>
          </table:table-cell>
          <table:table-cell office:value-type="string">
            <text:p>SP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Withrow, Chris</text:p>
          </table:table-cell>
          <table:table-cell office:value-type="string">
            <text:p>SP</text:p>
          </table:table-cell>
          <table:table-cell office:value-type="string">
            <text:p>LAD</text:p>
          </table:table-cell>
        </table:table-row>
        <table:table-row table:style-name="ro1">
          <table:table-cell office:value-type="string">
            <text:p>WoOF, Randy</text:p>
          </table:table-cell>
          <table:table-cell office:value-type="string">
            <text:p>SP</text:p>
          </table:table-cell>
          <table:table-cell office:value-type="string">
            <text:p>MIL</text:p>
          </table:table-cell>
        </table:table-row>
        <table:table-row table:style-name="ro1">
          <table:table-cell office:value-type="string">
            <text:p>Wood, Travis</text:p>
          </table:table-cell>
          <table:table-cell office:value-type="string">
            <text:p>SP</text:p>
          </table:table-cell>
          <table:table-cell office:value-type="string">
            <text:p>CHC</text:p>
          </table:table-cell>
        </table:table-row>
        <table:table-row table:style-name="ro1">
          <table:table-cell office:value-type="string">
            <text:p>Worley, Vance</text:p>
          </table:table-cell>
          <table:table-cell office:value-type="string">
            <text:p>SP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Zambrano, Carlos</text:p>
          </table:table-cell>
          <table:table-cell office:value-type="string">
            <text:p>SP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Zimmermann, Jordan</text:p>
          </table:table-cell>
          <table:table-cell office:value-type="string">
            <text:p>SP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Zito, Barry</text:p>
          </table:table-cell>
          <table:table-cell office:value-type="string">
            <text:p>SP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Aardsma, David</text:p>
          </table:table-cell>
          <table:table-cell office:value-type="string">
            <text:p>RP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Abad, Fernando</text:p>
          </table:table-cell>
          <table:table-cell office:value-type="string">
            <text:p>RP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Abreu, Juan</text:p>
          </table:table-cell>
          <table:table-cell office:value-type="string">
            <text:p>RP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Abreu, Winston</text:p>
          </table:table-cell>
          <table:table-cell office:value-type="string">
            <text:p>RP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Accardo, Jeremy</text:p>
          </table:table-cell>
          <table:table-cell office:value-type="string">
            <text:p>RP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Aceves, AOFredo</text:p>
          </table:table-cell>
          <table:table-cell office:value-type="string">
            <text:p>RP</text:p>
          </table:table-cell>
          <table:table-cell office:value-type="string">
            <text:p>BOS</text:p>
          </table:table-cell>
        </table:table-row>
        <table:table-row table:style-name="ro1">
          <table:table-cell office:value-type="string">
            <text:p>Acosta, Manny</text:p>
          </table:table-cell>
          <table:table-cell office:value-type="string">
            <text:p>RP</text:p>
          </table:table-cell>
          <table:table-cell office:value-type="string">
            <text:p>NYM</text:p>
          </table:table-cell>
        </table:table-row>
        <table:table-row table:style-name="ro1">
          <table:table-cell office:value-type="string">
            <text:p>Adams, Mike</text:p>
          </table:table-cell>
          <table:table-cell office:value-type="string">
            <text:p>RP</text:p>
          </table:table-cell>
          <table:table-cell office:value-type="string">
            <text:p>TEX</text:p>
          </table:table-cell>
        </table:table-row>
        <table:table-row table:style-name="ro1">
          <table:table-cell office:value-type="string">
            <text:p>Adcock, Nate</text:p>
          </table:table-cell>
          <table:table-cell office:value-type="string">
            <text:p>RP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Affeldt, Jeremy</text:p>
          </table:table-cell>
          <table:table-cell office:value-type="string">
            <text:p>RP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Albers, Matt</text:p>
          </table:table-cell>
          <table:table-cell office:value-type="string">
            <text:p>RP</text:p>
          </table:table-cell>
          <table:table-cell office:value-type="string">
            <text:p>BOS</text:p>
          </table:table-cell>
        </table:table-row>
        <table:table-row table:style-name="ro1">
          <table:table-cell office:value-type="string">
            <text:p>Alburquerque, Al</text:p>
          </table:table-cell>
          <table:table-cell office:value-type="string">
            <text:p>RP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Ambriz, Hector</text:p>
          </table:table-cell>
          <table:table-cell office:value-type="string">
            <text:p>RP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Arias, Alberto</text:p>
          </table:table-cell>
          <table:table-cell office:value-type="string">
            <text:p>RP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Arredondo, Jose</text:p>
          </table:table-cell>
          <table:table-cell office:value-type="string">
            <text:p>RP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Ascanio, Jose</text:p>
          </table:table-cell>
          <table:table-cell office:value-type="string">
            <text:p>RP</text:p>
          </table:table-cell>
          <table:table-cell office:value-type="string">
            <text:p>LAD</text:p>
          </table:table-cell>
        </table:table-row>
        <table:table-row table:style-name="ro1">
          <table:table-cell office:value-type="string">
            <text:p>Atchison, Scott</text:p>
          </table:table-cell>
          <table:table-cell office:value-type="string">
            <text:p>RP</text:p>
          </table:table-cell>
          <table:table-cell office:value-type="string">
            <text:p>BOS</text:p>
          </table:table-cell>
        </table:table-row>
        <table:table-row table:style-name="ro1">
          <table:table-cell office:value-type="string">
            <text:p>Axford, John</text:p>
          </table:table-cell>
          <table:table-cell office:value-type="string">
            <text:p>RP</text:p>
          </table:table-cell>
          <table:table-cell office:value-type="string">
            <text:p>MIL</text:p>
          </table:table-cell>
        </table:table-row>
        <table:table-row table:style-name="ro1">
          <table:table-cell office:value-type="string">
            <text:p>Bailey, Andrew</text:p>
          </table:table-cell>
          <table:table-cell office:value-type="string">
            <text:p>RP</text:p>
          </table:table-cell>
          <table:table-cell office:value-type="string">
            <text:p>BOS</text:p>
          </table:table-cell>
        </table:table-row>
        <table:table-row table:style-name="ro1">
          <table:table-cell office:value-type="string">
            <text:p>Balester, Collin</text:p>
          </table:table-cell>
          <table:table-cell office:value-type="string">
            <text:p>RP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BaOFour, Grant</text:p>
          </table:table-cell>
          <table:table-cell office:value-type="string">
            <text:p>RP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Bard, Daniel</text:p>
          </table:table-cell>
          <table:table-cell office:value-type="string">
            <text:p>RP</text:p>
          </table:table-cell>
          <table:table-cell office:value-type="string">
            <text:p>BOS</text:p>
          </table:table-cell>
        </table:table-row>
        <table:table-row table:style-name="ro1">
          <table:table-cell office:value-type="string">
            <text:p>Bass, Anthony</text:p>
          </table:table-cell>
          <table:table-cell office:value-type="string">
            <text:p>RP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Bastardo, Antonio</text:p>
          </table:table-cell>
          <table:table-cell office:value-type="string">
            <text:p>RP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Bauer, Trevor</text:p>
          </table:table-cell>
          <table:table-cell office:value-type="string">
            <text:p>RP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Beato, Pedro</text:p>
          </table:table-cell>
          <table:table-cell office:value-type="string">
            <text:p>RP</text:p>
          </table:table-cell>
          <table:table-cell office:value-type="string">
            <text:p>NYM</text:p>
          </table:table-cell>
        </table:table-row>
        <table:table-row table:style-name="ro1">
          <table:table-cell office:value-type="string">
            <text:p>Beck, Chad</text:p>
          </table:table-cell>
          <table:table-cell office:value-type="string">
            <text:p>RP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Belisario, Ronald</text:p>
          </table:table-cell>
          <table:table-cell office:value-type="string">
            <text:p>RP</text:p>
          </table:table-cell>
          <table:table-cell office:value-type="string">
            <text:p>LAD</text:p>
          </table:table-cell>
        </table:table-row>
        <table:table-row table:style-name="ro1">
          <table:table-cell office:value-type="string">
            <text:p>Belisle, Matt</text:p>
          </table:table-cell>
          <table:table-cell office:value-type="string">
            <text:p>RP</text:p>
          </table:table-cell>
          <table:table-cell office:value-type="string">
            <text:p>COL</text:p>
          </table:table-cell>
        </table:table-row>
        <table:table-row table:style-name="ro1">
          <table:table-cell office:value-type="string">
            <text:p>Beliveau, Jeff</text:p>
          </table:table-cell>
          <table:table-cell office:value-type="string">
            <text:p>RP</text:p>
          </table:table-cell>
          <table:table-cell office:value-type="string">
            <text:p>CHC</text:p>
          </table:table-cell>
        </table:table-row>
        <table:table-row table:style-name="ro1">
          <table:table-cell office:value-type="string">
            <text:p>Bell, Heath</text:p>
          </table:table-cell>
          <table:table-cell office:value-type="string">
            <text:p>RP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Bell, Trevor</text:p>
          </table:table-cell>
          <table:table-cell office:value-type="string">
            <text:p>RP</text:p>
          </table:table-cell>
          <table:table-cell office:value-type="string">
            <text:p>LAA</text:p>
          </table:table-cell>
        </table:table-row>
        <table:table-row table:style-name="ro1">
          <table:table-cell office:value-type="string">
            <text:p>Below, Duane</text:p>
          </table:table-cell>
          <table:table-cell office:value-type="string">
            <text:p>RP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Benoit, Joaquin</text:p>
          </table:table-cell>
          <table:table-cell office:value-type="string">
            <text:p>RP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Berken, Jason</text:p>
          </table:table-cell>
          <table:table-cell office:value-type="string">
            <text:p>RP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Betancourt, Rafael</text:p>
          </table:table-cell>
          <table:table-cell office:value-type="string">
            <text:p>RP</text:p>
          </table:table-cell>
          <table:table-cell office:value-type="string">
            <text:p>COL</text:p>
          </table:table-cell>
        </table:table-row>
        <table:table-row table:style-name="ro1">
          <table:table-cell office:value-type="string">
            <text:p>Blevins, Jerry</text:p>
          </table:table-cell>
          <table:table-cell office:value-type="string">
            <text:p>RP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Boggs, Mitchell</text:p>
          </table:table-cell>
          <table:table-cell office:value-type="string">
            <text:p>RP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Bootcheck, Chris</text:p>
          </table:table-cell>
          <table:table-cell office:value-type="string">
            <text:p>RP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Bowden, Michael</text:p>
          </table:table-cell>
          <table:table-cell office:value-type="string">
            <text:p>RP</text:p>
          </table:table-cell>
          <table:table-cell office:value-type="string">
            <text:p>BOS</text:p>
          </table:table-cell>
        </table:table-row>
        <table:table-row table:style-name="ro1">
          <table:table-cell office:value-type="string">
            <text:p>Brach, Brad</text:p>
          </table:table-cell>
          <table:table-cell office:value-type="string">
            <text:p>RP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Braddock, Zach</text:p>
          </table:table-cell>
          <table:table-cell office:value-type="string">
            <text:p>RP</text:p>
          </table:table-cell>
          <table:table-cell office:value-type="string">
            <text:p>MIL</text:p>
          </table:table-cell>
        </table:table-row>
        <table:table-row table:style-name="ro1">
          <table:table-cell office:value-type="string">
            <text:p>Brasier, Ryan</text:p>
          </table:table-cell>
          <table:table-cell office:value-type="string">
            <text:p>RP</text:p>
          </table:table-cell>
          <table:table-cell office:value-type="string">
            <text:p>LAA</text:p>
          </table:table-cell>
        </table:table-row>
        <table:table-row table:style-name="ro1">
          <table:table-cell office:value-type="string">
            <text:p>Bray, Bill</text:p>
          </table:table-cell>
          <table:table-cell office:value-type="string">
            <text:p>RP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Breslow, Craig</text:p>
          </table:table-cell>
          <table:table-cell office:value-type="string">
            <text:p>RP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Brothers, Rex</text:p>
          </table:table-cell>
          <table:table-cell office:value-type="string">
            <text:p>RP</text:p>
          </table:table-cell>
          <table:table-cell office:value-type="string">
            <text:p>COL</text:p>
          </table:table-cell>
        </table:table-row>
        <table:table-row table:style-name="ro1">
          <table:table-cell office:value-type="string">
            <text:p>Broxton, Jonathan</text:p>
          </table:table-cell>
          <table:table-cell office:value-type="string">
            <text:p>RP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Bruney, Brian</text:p>
          </table:table-cell>
          <table:table-cell office:value-type="string">
            <text:p>RP</text:p>
          </table:table-cell>
          <table:table-cell office:value-type="string">
            <text:p>CWS</text:p>
          </table:table-cell>
        </table:table-row>
        <table:table-row table:style-name="ro1">
          <table:table-cell office:value-type="string">
            <text:p>Buchholz, Taylor</text:p>
          </table:table-cell>
          <table:table-cell office:value-type="string">
            <text:p>RP</text:p>
          </table:table-cell>
          <table:table-cell office:value-type="string">
            <text:p>NYM</text:p>
          </table:table-cell>
        </table:table-row>
        <table:table-row table:style-name="ro1">
          <table:table-cell office:value-type="string">
            <text:p>Bulger, Jason</text:p>
          </table:table-cell>
          <table:table-cell office:value-type="string">
            <text:p>RP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Burnett, Alex</text:p>
          </table:table-cell>
          <table:table-cell office:value-type="string">
            <text:p>RP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Burnett, Sean</text:p>
          </table:table-cell>
          <table:table-cell office:value-type="string">
            <text:p>RP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Burton, Jared</text:p>
          </table:table-cell>
          <table:table-cell office:value-type="string">
            <text:p>RP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Bush, Matt</text:p>
          </table:table-cell>
          <table:table-cell office:value-type="string">
            <text:p>RP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Byrdak, Tim</text:p>
          </table:table-cell>
          <table:table-cell office:value-type="string">
            <text:p>RP</text:p>
          </table:table-cell>
          <table:table-cell office:value-type="string">
            <text:p>NYM</text:p>
          </table:table-cell>
        </table:table-row>
        <table:table-row table:style-name="ro1">
          <table:table-cell office:value-type="string">
            <text:p>Cabral, Cesar</text:p>
          </table:table-cell>
          <table:table-cell office:value-type="string">
            <text:p>RP</text:p>
          </table:table-cell>
          <table:table-cell office:value-type="string">
            <text:p>NYY</text:p>
          </table:table-cell>
        </table:table-row>
        <table:table-row table:style-name="ro1">
          <table:table-cell office:value-type="string">
            <text:p>Capps, Matt</text:p>
          </table:table-cell>
          <table:table-cell office:value-type="string">
            <text:p>RP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Caridad, Esmailin</text:p>
          </table:table-cell>
          <table:table-cell office:value-type="string">
            <text:p>RP</text:p>
          </table:table-cell>
          <table:table-cell office:value-type="string">
            <text:p>CHC</text:p>
          </table:table-cell>
        </table:table-row>
        <table:table-row table:style-name="ro1">
          <table:table-cell office:value-type="string">
            <text:p>Carignan, Andrew</text:p>
          </table:table-cell>
          <table:table-cell office:value-type="string">
            <text:p>RP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Carlson, Jesse</text:p>
          </table:table-cell>
          <table:table-cell office:value-type="string">
            <text:p>RP</text:p>
          </table:table-cell>
          <table:table-cell office:value-type="string">
            <text:p>BOS</text:p>
          </table:table-cell>
        </table:table-row>
        <table:table-row table:style-name="ro1">
          <table:table-cell office:value-type="string">
            <text:p>Carmona, Ysmael</text:p>
          </table:table-cell>
          <table:table-cell office:value-type="string">
            <text:p>RP</text:p>
          </table:table-cell>
          <table:table-cell office:value-type="string">
            <text:p>LAA</text:p>
          </table:table-cell>
        </table:table-row>
        <table:table-row table:style-name="ro1">
          <table:table-cell office:value-type="string">
            <text:p>Carpenter, Chris</text:p>
          </table:table-cell>
          <table:table-cell office:value-type="string">
            <text:p>RP</text:p>
          </table:table-cell>
          <table:table-cell office:value-type="string">
            <text:p>CHC</text:p>
          </table:table-cell>
        </table:table-row>
        <table:table-row table:style-name="ro1">
          <table:table-cell office:value-type="string">
            <text:p>Carpenter, David</text:p>
          </table:table-cell>
          <table:table-cell office:value-type="string">
            <text:p>RP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Carpenter, David</text:p>
          </table:table-cell>
          <table:table-cell office:value-type="string">
            <text:p>RP</text:p>
          </table:table-cell>
          <table:table-cell office:value-type="string">
            <text:p>LAA</text:p>
          </table:table-cell>
        </table:table-row>
        <table:table-row table:style-name="ro1">
          <table:table-cell office:value-type="string">
            <text:p>Carrasco, D.J.</text:p>
          </table:table-cell>
          <table:table-cell office:value-type="string">
            <text:p>RP</text:p>
          </table:table-cell>
          <table:table-cell office:value-type="string">
            <text:p>NYM</text:p>
          </table:table-cell>
        </table:table-row>
        <table:table-row table:style-name="ro1">
          <table:table-cell office:value-type="string">
            <text:p>Carreno, Joel</text:p>
          </table:table-cell>
          <table:table-cell office:value-type="string">
            <text:p>RP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Carter, Anthony</text:p>
          </table:table-cell>
          <table:table-cell office:value-type="string">
            <text:p>RP</text:p>
          </table:table-cell>
          <table:table-cell office:value-type="string">
            <text:p>CWS</text:p>
          </table:table-cell>
        </table:table-row>
        <table:table-row table:style-name="ro1">
          <table:table-cell office:value-type="string">
            <text:p>Casilla, Santiago</text:p>
          </table:table-cell>
          <table:table-cell office:value-type="string">
            <text:p>RP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Cassevah, Bobby</text:p>
          </table:table-cell>
          <table:table-cell office:value-type="string">
            <text:p>RP</text:p>
          </table:table-cell>
          <table:table-cell office:value-type="string">
            <text:p>LAA</text:p>
          </table:table-cell>
        </table:table-row>
        <table:table-row table:style-name="ro1">
          <table:table-cell office:value-type="string">
            <text:p>Castillo, Alberto</text:p>
          </table:table-cell>
          <table:table-cell office:value-type="string">
            <text:p>RP</text:p>
          </table:table-cell>
          <table:table-cell office:value-type="string">
            <text:p>LAD</text:p>
          </table:table-cell>
        </table:table-row>
        <table:table-row table:style-name="ro1">
          <table:table-cell office:value-type="string">
            <text:p>Castillo, Fabio</text:p>
          </table:table-cell>
          <table:table-cell office:value-type="string">
            <text:p>RP</text:p>
          </table:table-cell>
          <table:table-cell office:value-type="string">
            <text:p>TEX</text:p>
          </table:table-cell>
        </table:table-row>
        <table:table-row table:style-name="ro1">
          <table:table-cell office:value-type="string">
            <text:p>Castillo, Lendy</text:p>
          </table:table-cell>
          <table:table-cell office:value-type="string">
            <text:p>RP</text:p>
          </table:table-cell>
          <table:table-cell office:value-type="string">
            <text:p>CHC</text:p>
          </table:table-cell>
        </table:table-row>
        <table:table-row table:style-name="ro1">
          <table:table-cell office:value-type="string">
            <text:p>Ceda, Jose</text:p>
          </table:table-cell>
          <table:table-cell office:value-type="string">
            <text:p>RP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Cedeno, Xavier</text:p>
          </table:table-cell>
          <table:table-cell office:value-type="string">
            <text:p>RP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Chamberlain, Joba</text:p>
          </table:table-cell>
          <table:table-cell office:value-type="string">
            <text:p>RP</text:p>
          </table:table-cell>
          <table:table-cell office:value-type="string">
            <text:p>NYY</text:p>
          </table:table-cell>
        </table:table-row>
        <table:table-row table:style-name="ro1">
          <table:table-cell office:value-type="string">
            <text:p>Chapman, Aroldis</text:p>
          </table:table-cell>
          <table:table-cell office:value-type="string">
            <text:p>RP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Chavez, Jesse</text:p>
          </table:table-cell>
          <table:table-cell office:value-type="string">
            <text:p>RP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Choate, Randy</text:p>
          </table:table-cell>
          <table:table-cell office:value-type="string">
            <text:p>RP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Christiani, Nick</text:p>
          </table:table-cell>
          <table:table-cell office:value-type="string">
            <text:p>RP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Cishek, Steve</text:p>
          </table:table-cell>
          <table:table-cell office:value-type="string">
            <text:p>RP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Cleto, Maikel</text:p>
          </table:table-cell>
          <table:table-cell office:value-type="string">
            <text:p>RP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Clippard, Tyler</text:p>
          </table:table-cell>
          <table:table-cell office:value-type="string">
            <text:p>RP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Coello, Robert</text:p>
          </table:table-cell>
          <table:table-cell office:value-type="string">
            <text:p>RP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Coke, Phil</text:p>
          </table:table-cell>
          <table:table-cell office:value-type="string">
            <text:p>RP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Coleman, Louis</text:p>
          </table:table-cell>
          <table:table-cell office:value-type="string">
            <text:p>RP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Collins, Tim</text:p>
          </table:table-cell>
          <table:table-cell office:value-type="string">
            <text:p>RP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Colon, Roman</text:p>
          </table:table-cell>
          <table:table-cell office:value-type="string">
            <text:p>RP</text:p>
          </table:table-cell>
          <table:table-cell office:value-type="string">
            <text:p>LAD</text:p>
          </table:table-cell>
        </table:table-row>
        <table:table-row table:style-name="ro1">
          <table:table-cell office:value-type="string">
            <text:p>Contreras, Jose</text:p>
          </table:table-cell>
          <table:table-cell office:value-type="string">
            <text:p>RP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Cook, Ryan</text:p>
          </table:table-cell>
          <table:table-cell office:value-type="string">
            <text:p>RP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Corpas, Manny</text:p>
          </table:table-cell>
          <table:table-cell office:value-type="string">
            <text:p>RP</text:p>
          </table:table-cell>
          <table:table-cell office:value-type="string">
            <text:p>CHC</text:p>
          </table:table-cell>
        </table:table-row>
        <table:table-row table:style-name="ro1">
          <table:table-cell office:value-type="string">
            <text:p>Correa, Hector</text:p>
          </table:table-cell>
          <table:table-cell office:value-type="string">
            <text:p>RP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Crain, Jesse</text:p>
          </table:table-cell>
          <table:table-cell office:value-type="string">
            <text:p>RP</text:p>
          </table:table-cell>
          <table:table-cell office:value-type="string">
            <text:p>CWS</text:p>
          </table:table-cell>
        </table:table-row>
        <table:table-row table:style-name="ro1">
          <table:table-cell office:value-type="string">
            <text:p>Crawford, Evan</text:p>
          </table:table-cell>
          <table:table-cell office:value-type="string">
            <text:p>RP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Crow, Aaron</text:p>
          </table:table-cell>
          <table:table-cell office:value-type="string">
            <text:p>RP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Cruz, Rhiner</text:p>
          </table:table-cell>
          <table:table-cell office:value-type="string">
            <text:p>RP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Daigle, Casey</text:p>
          </table:table-cell>
          <table:table-cell office:value-type="string">
            <text:p>RP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Daley, Matt</text:p>
          </table:table-cell>
          <table:table-cell office:value-type="string">
            <text:p>RP</text:p>
          </table:table-cell>
          <table:table-cell office:value-type="string">
            <text:p>COL</text:p>
          </table:table-cell>
        </table:table-row>
        <table:table-row table:style-name="ro1">
          <table:table-cell office:value-type="string">
            <text:p>De Fratus, Justin</text:p>
          </table:table-cell>
          <table:table-cell office:value-type="string">
            <text:p>RP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De La Cruz, Frankie</text:p>
          </table:table-cell>
          <table:table-cell office:value-type="string">
            <text:p>RP</text:p>
          </table:table-cell>
          <table:table-cell office:value-type="string">
            <text:p>MIL</text:p>
          </table:table-cell>
        </table:table-row>
        <table:table-row table:style-name="ro1">
          <table:table-cell office:value-type="string">
            <text:p>De Leon, Jorge</text:p>
          </table:table-cell>
          <table:table-cell office:value-type="string">
            <text:p>RP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De Los Santos, Fautino</text:p>
          </table:table-cell>
          <table:table-cell office:value-type="string">
            <text:p>RP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Deduno, Samuel</text:p>
          </table:table-cell>
          <table:table-cell office:value-type="string">
            <text:p>RP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Del Rosario, Enerio</text:p>
          </table:table-cell>
          <table:table-cell office:value-type="string">
            <text:p>RP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Delabar, Steve</text:p>
          </table:table-cell>
          <table:table-cell office:value-type="string">
            <text:p>RP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Demel, Sam</text:p>
          </table:table-cell>
          <table:table-cell office:value-type="string">
            <text:p>RP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Devine, Joey</text:p>
          </table:table-cell>
          <table:table-cell office:value-type="string">
            <text:p>RP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Diekman, Jacob</text:p>
          </table:table-cell>
          <table:table-cell office:value-type="string">
            <text:p>RP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Dillard, Tim</text:p>
          </table:table-cell>
          <table:table-cell office:value-type="string">
            <text:p>RP</text:p>
          </table:table-cell>
          <table:table-cell office:value-type="string">
            <text:p>MIL</text:p>
          </table:table-cell>
        </table:table-row>
        <table:table-row table:style-name="ro1">
          <table:table-cell office:value-type="string">
            <text:p>Dotel, Octavio</text:p>
          </table:table-cell>
          <table:table-cell office:value-type="string">
            <text:p>RP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Doubront, Felix</text:p>
          </table:table-cell>
          <table:table-cell office:value-type="string">
            <text:p>RP</text:p>
          </table:table-cell>
          <table:table-cell office:value-type="string">
            <text:p>BOS</text:p>
          </table:table-cell>
        </table:table-row>
        <table:table-row table:style-name="ro1">
          <table:table-cell office:value-type="string">
            <text:p>Downs, Scott</text:p>
          </table:table-cell>
          <table:table-cell office:value-type="string">
            <text:p>RP</text:p>
          </table:table-cell>
          <table:table-cell office:value-type="string">
            <text:p>LAA</text:p>
          </table:table-cell>
        </table:table-row>
        <table:table-row table:style-name="ro1">
          <table:table-cell office:value-type="string">
            <text:p>Dunn, Mike</text:p>
          </table:table-cell>
          <table:table-cell office:value-type="string">
            <text:p>RP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Dunning, Jake</text:p>
          </table:table-cell>
          <table:table-cell office:value-type="string">
            <text:p>RP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Edlefsen, Steve</text:p>
          </table:table-cell>
          <table:table-cell office:value-type="string">
            <text:p>RP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Ekstrom, Mike</text:p>
          </table:table-cell>
          <table:table-cell office:value-type="string">
            <text:p>RP</text:p>
          </table:table-cell>
          <table:table-cell office:value-type="string">
            <text:p>COL</text:p>
          </table:table-cell>
        </table:table-row>
        <table:table-row table:style-name="ro1">
          <table:table-cell office:value-type="string">
            <text:p>Elbert, Scott</text:p>
          </table:table-cell>
          <table:table-cell office:value-type="string">
            <text:p>RP</text:p>
          </table:table-cell>
          <table:table-cell office:value-type="string">
            <text:p>LAD</text:p>
          </table:table-cell>
        </table:table-row>
        <table:table-row table:style-name="ro1">
          <table:table-cell office:value-type="string">
            <text:p>Ely, John</text:p>
          </table:table-cell>
          <table:table-cell office:value-type="string">
            <text:p>RP</text:p>
          </table:table-cell>
          <table:table-cell office:value-type="string">
            <text:p>LAD</text:p>
          </table:table-cell>
        </table:table-row>
        <table:table-row table:style-name="ro1">
          <table:table-cell office:value-type="string">
            <text:p>Eppley, Cody</text:p>
          </table:table-cell>
          <table:table-cell office:value-type="string">
            <text:p>RP</text:p>
          </table:table-cell>
          <table:table-cell office:value-type="string">
            <text:p>TEX</text:p>
          </table:table-cell>
        </table:table-row>
        <table:table-row table:style-name="ro1">
          <table:table-cell office:value-type="string">
            <text:p>Escalona, Edgmer</text:p>
          </table:table-cell>
          <table:table-cell office:value-type="string">
            <text:p>RP</text:p>
          </table:table-cell>
          <table:table-cell office:value-type="string">
            <text:p>COL</text:p>
          </table:table-cell>
        </table:table-row>
        <table:table-row table:style-name="ro1">
          <table:table-cell office:value-type="string">
            <text:p>Escalona, Sergio</text:p>
          </table:table-cell>
          <table:table-cell office:value-type="string">
            <text:p>RP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Estrada, Marco</text:p>
          </table:table-cell>
          <table:table-cell office:value-type="string">
            <text:p>RP</text:p>
          </table:table-cell>
          <table:table-cell office:value-type="string">
            <text:p>MIL</text:p>
          </table:table-cell>
        </table:table-row>
        <table:table-row table:style-name="ro1">
          <table:table-cell office:value-type="string">
            <text:p>Eyre, Willie</text:p>
          </table:table-cell>
          <table:table-cell office:value-type="string">
            <text:p>RP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Farina, Alan</text:p>
          </table:table-cell>
          <table:table-cell office:value-type="string">
            <text:p>RP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Farnsworth, Kyle</text:p>
          </table:table-cell>
          <table:table-cell office:value-type="string">
            <text:p>RP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Farquhar, Danny</text:p>
          </table:table-cell>
          <table:table-cell office:value-type="string">
            <text:p>RP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Feliciano, Pedro</text:p>
          </table:table-cell>
          <table:table-cell office:value-type="string">
            <text:p>RP</text:p>
          </table:table-cell>
          <table:table-cell office:value-type="string">
            <text:p>NYY</text:p>
          </table:table-cell>
        </table:table-row>
        <table:table-row table:style-name="ro1">
          <table:table-cell office:value-type="string">
            <text:p>Felix, Francisco</text:p>
          </table:table-cell>
          <table:table-cell office:value-type="string">
            <text:p>RP</text:p>
          </table:table-cell>
          <table:table-cell office:value-type="string">
            <text:p>LAD</text:p>
          </table:table-cell>
        </table:table-row>
        <table:table-row table:style-name="ro1">
          <table:table-cell office:value-type="string">
            <text:p>Feliz, Neftali</text:p>
          </table:table-cell>
          <table:table-cell office:value-type="string">
            <text:p>RP</text:p>
          </table:table-cell>
          <table:table-cell office:value-type="string">
            <text:p>TEX</text:p>
          </table:table-cell>
        </table:table-row>
        <table:table-row table:style-name="ro1">
          <table:table-cell office:value-type="string">
            <text:p>Fick, Chuckie</text:p>
          </table:table-cell>
          <table:table-cell office:value-type="string">
            <text:p>RP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Fien, Casey</text:p>
          </table:table-cell>
          <table:table-cell office:value-type="string">
            <text:p>RP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Fiers, Michael</text:p>
          </table:table-cell>
          <table:table-cell office:value-type="string">
            <text:p>RP</text:p>
          </table:table-cell>
          <table:table-cell office:value-type="string">
            <text:p>MIL</text:p>
          </table:table-cell>
        </table:table-row>
        <table:table-row table:style-name="ro1">
          <table:table-cell office:value-type="string">
            <text:p>Fish, Robert</text:p>
          </table:table-cell>
          <table:table-cell office:value-type="string">
            <text:p>RP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Fisher, Carlos</text:p>
          </table:table-cell>
          <table:table-cell office:value-type="string">
            <text:p>RP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Fleet, Austin</text:p>
          </table:table-cell>
          <table:table-cell office:value-type="string">
            <text:p>RP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Francisco, Frank</text:p>
          </table:table-cell>
          <table:table-cell office:value-type="string">
            <text:p>RP</text:p>
          </table:table-cell>
          <table:table-cell office:value-type="string">
            <text:p>NYM</text:p>
          </table:table-cell>
        </table:table-row>
        <table:table-row table:style-name="ro1">
          <table:table-cell office:value-type="string">
            <text:p>Frasor, Jason</text:p>
          </table:table-cell>
          <table:table-cell office:value-type="string">
            <text:p>RP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Freeman, Sam</text:p>
          </table:table-cell>
          <table:table-cell office:value-type="string">
            <text:p>RP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Frieri, Ernesto</text:p>
          </table:table-cell>
          <table:table-cell office:value-type="string">
            <text:p>RP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Fuentes, Brian</text:p>
          </table:table-cell>
          <table:table-cell office:value-type="string">
            <text:p>RP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Fulchino, Jeff</text:p>
          </table:table-cell>
          <table:table-cell office:value-type="string">
            <text:p>RP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Gallagher, Sean</text:p>
          </table:table-cell>
          <table:table-cell office:value-type="string">
            <text:p>RP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Gearrin, Cory</text:p>
          </table:table-cell>
          <table:table-cell office:value-type="string">
            <text:p>RP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Gil, Jerry</text:p>
          </table:table-cell>
          <table:table-cell office:value-type="string">
            <text:p>RP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Gomes, Brandon</text:p>
          </table:table-cell>
          <table:table-cell office:value-type="string">
            <text:p>RP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Gorzelanny, Tom</text:p>
          </table:table-cell>
          <table:table-cell office:value-type="string">
            <text:p>RP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Gray, Jeff</text:p>
          </table:table-cell>
          <table:table-cell office:value-type="string">
            <text:p>RP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Green, Sean</text:p>
          </table:table-cell>
          <table:table-cell office:value-type="string">
            <text:p>RP</text:p>
          </table:table-cell>
          <table:table-cell office:value-type="string">
            <text:p>TEX</text:p>
          </table:table-cell>
        </table:table-row>
        <table:table-row table:style-name="ro1">
          <table:table-cell office:value-type="string">
            <text:p>Gregerson, Luke</text:p>
          </table:table-cell>
          <table:table-cell office:value-type="string">
            <text:p>RP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Gregg, Kevin</text:p>
          </table:table-cell>
          <table:table-cell office:value-type="string">
            <text:p>RP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Grilli, Jason</text:p>
          </table:table-cell>
          <table:table-cell office:value-type="string">
            <text:p>RP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Guerra, Javy</text:p>
          </table:table-cell>
          <table:table-cell office:value-type="string">
            <text:p>RP</text:p>
          </table:table-cell>
          <table:table-cell office:value-type="string">
            <text:p>LAD</text:p>
          </table:table-cell>
        </table:table-row>
        <table:table-row table:style-name="ro1">
          <table:table-cell office:value-type="string">
            <text:p>Guerrier, Matt</text:p>
          </table:table-cell>
          <table:table-cell office:value-type="string">
            <text:p>RP</text:p>
          </table:table-cell>
          <table:table-cell office:value-type="string">
            <text:p>LAD</text:p>
          </table:table-cell>
        </table:table-row>
        <table:table-row table:style-name="ro1">
          <table:table-cell office:value-type="string">
            <text:p>Gutierrez, Carlos</text:p>
          </table:table-cell>
          <table:table-cell office:value-type="string">
            <text:p>RP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Gutierrez, Juan</text:p>
          </table:table-cell>
          <table:table-cell office:value-type="string">
            <text:p>RP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Guzman, Angel</text:p>
          </table:table-cell>
          <table:table-cell office:value-type="string">
            <text:p>RP</text:p>
          </table:table-cell>
          <table:table-cell office:value-type="string">
            <text:p>LAD</text:p>
          </table:table-cell>
        </table:table-row>
        <table:table-row table:style-name="ro1">
          <table:table-cell office:value-type="string">
            <text:p>Hagadone, Nick</text:p>
          </table:table-cell>
          <table:table-cell office:value-type="string">
            <text:p>RP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Hamburger, Mark</text:p>
          </table:table-cell>
          <table:table-cell office:value-type="string">
            <text:p>RP</text:p>
          </table:table-cell>
          <table:table-cell office:value-type="string">
            <text:p>TEX</text:p>
          </table:table-cell>
        </table:table-row>
        <table:table-row table:style-name="ro1">
          <table:table-cell office:value-type="string">
            <text:p>Hamren, Erik</text:p>
          </table:table-cell>
          <table:table-cell office:value-type="string">
            <text:p>RP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Hanrahan, Joel</text:p>
          </table:table-cell>
          <table:table-cell office:value-type="string">
            <text:p>RP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Harrell, Lucas</text:p>
          </table:table-cell>
          <table:table-cell office:value-type="string">
            <text:p>RP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Harrold, Stephen</text:p>
          </table:table-cell>
          <table:table-cell office:value-type="string">
            <text:p>RP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Hatcher, Chris</text:p>
          </table:table-cell>
          <table:table-cell office:value-type="string">
            <text:p>RP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Hawksworth, Blake</text:p>
          </table:table-cell>
          <table:table-cell office:value-type="string">
            <text:p>RP</text:p>
          </table:table-cell>
          <table:table-cell office:value-type="string">
            <text:p>LAD</text:p>
          </table:table-cell>
        </table:table-row>
        <table:table-row table:style-name="ro1">
          <table:table-cell office:value-type="string">
            <text:p>Heilman, Aaron</text:p>
          </table:table-cell>
          <table:table-cell office:value-type="string">
            <text:p>RP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Hellweg, Johnny</text:p>
          </table:table-cell>
          <table:table-cell office:value-type="string">
            <text:p>RP</text:p>
          </table:table-cell>
          <table:table-cell office:value-type="string">
            <text:p>LAA</text:p>
          </table:table-cell>
        </table:table-row>
        <table:table-row table:style-name="ro1">
          <table:table-cell office:value-type="string">
            <text:p>Hembree, Heath</text:p>
          </table:table-cell>
          <table:table-cell office:value-type="string">
            <text:p>RP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Hernandez, David</text:p>
          </table:table-cell>
          <table:table-cell office:value-type="string">
            <text:p>RP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Herndon, David</text:p>
          </table:table-cell>
          <table:table-cell office:value-type="string">
            <text:p>RP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Herrera, Danny</text:p>
          </table:table-cell>
          <table:table-cell office:value-type="string">
            <text:p>RP</text:p>
          </table:table-cell>
          <table:table-cell office:value-type="string">
            <text:p>NYM</text:p>
          </table:table-cell>
        </table:table-row>
        <table:table-row table:style-name="ro1">
          <table:table-cell office:value-type="string">
            <text:p>Herrera, Kelvin</text:p>
          </table:table-cell>
          <table:table-cell office:value-type="string">
            <text:p>RP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Herrmann, Frank</text:p>
          </table:table-cell>
          <table:table-cell office:value-type="string">
            <text:p>RP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Hill, Rich</text:p>
          </table:table-cell>
          <table:table-cell office:value-type="string">
            <text:p>RP</text:p>
          </table:table-cell>
          <table:table-cell office:value-type="string">
            <text:p>BOS</text:p>
          </table:table-cell>
        </table:table-row>
        <table:table-row table:style-name="ro1">
          <table:table-cell office:value-type="string">
            <text:p>Hoffman, Matt</text:p>
          </table:table-cell>
          <table:table-cell office:value-type="string">
            <text:p>RP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Holland, Greg</text:p>
          </table:table-cell>
          <table:table-cell office:value-type="string">
            <text:p>RP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Horst, Jeremy</text:p>
          </table:table-cell>
          <table:table-cell office:value-type="string">
            <text:p>RP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Howell, J.P.</text:p>
          </table:table-cell>
          <table:table-cell office:value-type="string">
            <text:p>RP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Huber, Jon</text:p>
          </table:table-cell>
          <table:table-cell office:value-type="string">
            <text:p>RP</text:p>
          </table:table-cell>
          <table:table-cell office:value-type="string">
            <text:p>LAD</text:p>
          </table:table-cell>
        </table:table-row>
        <table:table-row table:style-name="ro1">
          <table:table-cell office:value-type="string">
            <text:p>Hughes, Dusty</text:p>
          </table:table-cell>
          <table:table-cell office:value-type="string">
            <text:p>RP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Hughes, Jared</text:p>
          </table:table-cell>
          <table:table-cell office:value-type="string">
            <text:p>RP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Igarashi, Ryota</text:p>
          </table:table-cell>
          <table:table-cell office:value-type="string">
            <text:p>RP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Infante, Gregory</text:p>
          </table:table-cell>
          <table:table-cell office:value-type="string">
            <text:p>RP</text:p>
          </table:table-cell>
          <table:table-cell office:value-type="string">
            <text:p>CWS</text:p>
          </table:table-cell>
        </table:table-row>
        <table:table-row table:style-name="ro1">
          <table:table-cell office:value-type="string">
            <text:p>Inman, Will</text:p>
          </table:table-cell>
          <table:table-cell office:value-type="string">
            <text:p>RP</text:p>
          </table:table-cell>
          <table:table-cell office:value-type="string">
            <text:p>BOS</text:p>
          </table:table-cell>
        </table:table-row>
        <table:table-row table:style-name="ro1">
          <table:table-cell office:value-type="string">
            <text:p>Isringhausen, Jason</text:p>
          </table:table-cell>
          <table:table-cell office:value-type="string">
            <text:p>RP</text:p>
          </table:table-cell>
          <table:table-cell office:value-type="string">
            <text:p>NYM</text:p>
          </table:table-cell>
        </table:table-row>
        <table:table-row table:style-name="ro1">
          <table:table-cell office:value-type="string">
            <text:p>Jackson, Steven</text:p>
          </table:table-cell>
          <table:table-cell office:value-type="string">
            <text:p>RP</text:p>
          </table:table-cell>
          <table:table-cell office:value-type="string">
            <text:p>LAD</text:p>
          </table:table-cell>
        </table:table-row>
        <table:table-row table:style-name="ro1">
          <table:table-cell office:value-type="string">
            <text:p>Jakubauskas, Chris</text:p>
          </table:table-cell>
          <table:table-cell office:value-type="string">
            <text:p>RP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Jansen, Kenley</text:p>
          </table:table-cell>
          <table:table-cell office:value-type="string">
            <text:p>RP</text:p>
          </table:table-cell>
          <table:table-cell office:value-type="string">
            <text:p>LAD</text:p>
          </table:table-cell>
        </table:table-row>
        <table:table-row table:style-name="ro1">
          <table:table-cell office:value-type="string">
            <text:p>Janssen, Casey</text:p>
          </table:table-cell>
          <table:table-cell office:value-type="string">
            <text:p>RP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Jeffress, Jeremy</text:p>
          </table:table-cell>
          <table:table-cell office:value-type="string">
            <text:p>RP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Jenks, Bobby</text:p>
          </table:table-cell>
          <table:table-cell office:value-type="string">
            <text:p>RP</text:p>
          </table:table-cell>
          <table:table-cell office:value-type="string">
            <text:p>BOS</text:p>
          </table:table-cell>
        </table:table-row>
        <table:table-row table:style-name="ro1">
          <table:table-cell office:value-type="string">
            <text:p>Jepsen, Kevin</text:p>
          </table:table-cell>
          <table:table-cell office:value-type="string">
            <text:p>RP</text:p>
          </table:table-cell>
          <table:table-cell office:value-type="string">
            <text:p>LAA</text:p>
          </table:table-cell>
        </table:table-row>
        <table:table-row table:style-name="ro1">
          <table:table-cell office:value-type="string">
            <text:p>Jimenez, Cesar</text:p>
          </table:table-cell>
          <table:table-cell office:value-type="string">
            <text:p>RP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Joaquin, Waldis</text:p>
          </table:table-cell>
          <table:table-cell office:value-type="string">
            <text:p>RP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Johnson, Jim</text:p>
          </table:table-cell>
          <table:table-cell office:value-type="string">
            <text:p>RP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Judy, Josh</text:p>
          </table:table-cell>
          <table:table-cell office:value-type="string">
            <text:p>RP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Kelley, Shawn</text:p>
          </table:table-cell>
          <table:table-cell office:value-type="string">
            <text:p>RP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Kendrick, Kyle</text:p>
          </table:table-cell>
          <table:table-cell office:value-type="string">
            <text:p>RP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Kensing, Logan</text:p>
          </table:table-cell>
          <table:table-cell office:value-type="string">
            <text:p>RP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Kimball, Cole</text:p>
          </table:table-cell>
          <table:table-cell office:value-type="string">
            <text:p>RP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Kimbrel, Craig</text:p>
          </table:table-cell>
          <table:table-cell office:value-type="string">
            <text:p>RP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Kinney, Josh</text:p>
          </table:table-cell>
          <table:table-cell office:value-type="string">
            <text:p>RP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Kintzler, Brandon</text:p>
          </table:table-cell>
          <table:table-cell office:value-type="string">
            <text:p>RP</text:p>
          </table:table-cell>
          <table:table-cell office:value-type="string">
            <text:p>MIL</text:p>
          </table:table-cell>
        </table:table-row>
        <table:table-row table:style-name="ro1">
          <table:table-cell office:value-type="string">
            <text:p>Kirkman, Michael</text:p>
          </table:table-cell>
          <table:table-cell office:value-type="string">
            <text:p>RP</text:p>
          </table:table-cell>
          <table:table-cell office:value-type="string">
            <text:p>TEX</text:p>
          </table:table-cell>
        </table:table-row>
        <table:table-row table:style-name="ro1">
          <table:table-cell office:value-type="string">
            <text:p>Kohn, Michael</text:p>
          </table:table-cell>
          <table:table-cell office:value-type="string">
            <text:p>RP</text:p>
          </table:table-cell>
          <table:table-cell office:value-type="string">
            <text:p>LAA</text:p>
          </table:table-cell>
        </table:table-row>
        <table:table-row table:style-name="ro1">
          <table:table-cell office:value-type="string">
            <text:p>Kontos, George</text:p>
          </table:table-cell>
          <table:table-cell office:value-type="string">
            <text:p>RP</text:p>
          </table:table-cell>
          <table:table-cell office:value-type="string">
            <text:p>NYY</text:p>
          </table:table-cell>
        </table:table-row>
        <table:table-row table:style-name="ro1">
          <table:table-cell office:value-type="string">
            <text:p>Kown, Andrew</text:p>
          </table:table-cell>
          <table:table-cell office:value-type="string">
            <text:p>RP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Kroenke, Zach</text:p>
          </table:table-cell>
          <table:table-cell office:value-type="string">
            <text:p>RP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Kuo, Hong-Chih</text:p>
          </table:table-cell>
          <table:table-cell office:value-type="string">
            <text:p>RP</text:p>
          </table:table-cell>
          <table:table-cell office:value-type="string">
            <text:p>LAD</text:p>
          </table:table-cell>
        </table:table-row>
        <table:table-row table:style-name="ro1">
          <table:table-cell office:value-type="string">
            <text:p>LeCure, Sam</text:p>
          </table:table-cell>
          <table:table-cell office:value-type="string">
            <text:p>RP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League, Brandon</text:p>
          </table:table-cell>
          <table:table-cell office:value-type="string">
            <text:p>RP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Ledezma, Wil</text:p>
          </table:table-cell>
          <table:table-cell office:value-type="string">
            <text:p>RP</text:p>
          </table:table-cell>
          <table:table-cell office:value-type="string">
            <text:p>LAD</text:p>
          </table:table-cell>
        </table:table-row>
        <table:table-row table:style-name="ro1">
          <table:table-cell office:value-type="string">
            <text:p>Lee, Chen-Chang</text:p>
          </table:table-cell>
          <table:table-cell office:value-type="string">
            <text:p>RP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Leon, Arcenio</text:p>
          </table:table-cell>
          <table:table-cell office:value-type="string">
            <text:p>RP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Leroux, Chris</text:p>
          </table:table-cell>
          <table:table-cell office:value-type="string">
            <text:p>RP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Lincoln, Brad</text:p>
          </table:table-cell>
          <table:table-cell office:value-type="string">
            <text:p>RP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Lindblom, Josh</text:p>
          </table:table-cell>
          <table:table-cell office:value-type="string">
            <text:p>RP</text:p>
          </table:table-cell>
          <table:table-cell office:value-type="string">
            <text:p>LAD</text:p>
          </table:table-cell>
        </table:table-row>
        <table:table-row table:style-name="ro1">
          <table:table-cell office:value-type="string">
            <text:p>Lindsay, Shane</text:p>
          </table:table-cell>
          <table:table-cell office:value-type="string">
            <text:p>RP</text:p>
          </table:table-cell>
          <table:table-cell office:value-type="string">
            <text:p>CWS</text:p>
          </table:table-cell>
        </table:table-row>
        <table:table-row table:style-name="ro1">
          <table:table-cell office:value-type="string">
            <text:p>Lindstrom, Matt</text:p>
          </table:table-cell>
          <table:table-cell office:value-type="string">
            <text:p>RP</text:p>
          </table:table-cell>
          <table:table-cell office:value-type="string">
            <text:p>COL</text:p>
          </table:table-cell>
        </table:table-row>
        <table:table-row table:style-name="ro1">
          <table:table-cell office:value-type="string">
            <text:p>Link, Jon</text:p>
          </table:table-cell>
          <table:table-cell office:value-type="string">
            <text:p>RP</text:p>
          </table:table-cell>
          <table:table-cell office:value-type="string">
            <text:p>LAD</text:p>
          </table:table-cell>
        </table:table-row>
        <table:table-row table:style-name="ro1">
          <table:table-cell office:value-type="string">
            <text:p>Litsch, Jesse</text:p>
          </table:table-cell>
          <table:table-cell office:value-type="string">
            <text:p>RP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Lively, Mitch</text:p>
          </table:table-cell>
          <table:table-cell office:value-type="string">
            <text:p>RP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Loe, Kameron</text:p>
          </table:table-cell>
          <table:table-cell office:value-type="string">
            <text:p>RP</text:p>
          </table:table-cell>
          <table:table-cell office:value-type="string">
            <text:p>MIL</text:p>
          </table:table-cell>
        </table:table-row>
        <table:table-row table:style-name="ro1">
          <table:table-cell office:value-type="string">
            <text:p>Logan, Boone</text:p>
          </table:table-cell>
          <table:table-cell office:value-type="string">
            <text:p>RP</text:p>
          </table:table-cell>
          <table:table-cell office:value-type="string">
            <text:p>NYY</text:p>
          </table:table-cell>
        </table:table-row>
        <table:table-row table:style-name="ro1">
          <table:table-cell office:value-type="string">
            <text:p>Lopez, Javier</text:p>
          </table:table-cell>
          <table:table-cell office:value-type="string">
            <text:p>RP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Lopez, Wilton</text:p>
          </table:table-cell>
          <table:table-cell office:value-type="string">
            <text:p>RP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Lowe, Mark</text:p>
          </table:table-cell>
          <table:table-cell office:value-type="string">
            <text:p>RP</text:p>
          </table:table-cell>
          <table:table-cell office:value-type="string">
            <text:p>TEX</text:p>
          </table:table-cell>
        </table:table-row>
        <table:table-row table:style-name="ro1">
          <table:table-cell office:value-type="string">
            <text:p>Luebke, Cory</text:p>
          </table:table-cell>
          <table:table-cell office:value-type="string">
            <text:p>RP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Lueke, Josh</text:p>
          </table:table-cell>
          <table:table-cell office:value-type="string">
            <text:p>RP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Luetge, Lucas</text:p>
          </table:table-cell>
          <table:table-cell office:value-type="string">
            <text:p>RP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Lynn, Lance</text:p>
          </table:table-cell>
          <table:table-cell office:value-type="string">
            <text:p>RP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Lyon, Brandon</text:p>
          </table:table-cell>
          <table:table-cell office:value-type="string">
            <text:p>RP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MacDougal, Mike</text:p>
          </table:table-cell>
          <table:table-cell office:value-type="string">
            <text:p>RP</text:p>
          </table:table-cell>
          <table:table-cell office:value-type="string">
            <text:p>LAD</text:p>
          </table:table-cell>
        </table:table-row>
        <table:table-row table:style-name="ro1">
          <table:table-cell office:value-type="string">
            <text:p>Machi, Jean</text:p>
          </table:table-cell>
          <table:table-cell office:value-type="string">
            <text:p>RP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Madson, Ryan</text:p>
          </table:table-cell>
          <table:table-cell office:value-type="string">
            <text:p>RP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Magnuson, Trystan</text:p>
          </table:table-cell>
          <table:table-cell office:value-type="string">
            <text:p>RP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Mahay, Ron</text:p>
          </table:table-cell>
          <table:table-cell office:value-type="string">
            <text:p>RP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Maine, Scott</text:p>
          </table:table-cell>
          <table:table-cell office:value-type="string">
            <text:p>RP</text:p>
          </table:table-cell>
          <table:table-cell office:value-type="string">
            <text:p>CHC</text:p>
          </table:table-cell>
        </table:table-row>
        <table:table-row table:style-name="ro1">
          <table:table-cell office:value-type="string">
            <text:p>Manship, Jeff</text:p>
          </table:table-cell>
          <table:table-cell office:value-type="string">
            <text:p>RP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Manzanillo, Santo</text:p>
          </table:table-cell>
          <table:table-cell office:value-type="string">
            <text:p>RP</text:p>
          </table:table-cell>
          <table:table-cell office:value-type="string">
            <text:p>MIL</text:p>
          </table:table-cell>
        </table:table-row>
        <table:table-row table:style-name="ro1">
          <table:table-cell office:value-type="string">
            <text:p>Marek, Stephen</text:p>
          </table:table-cell>
          <table:table-cell office:value-type="string">
            <text:p>RP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Marinez, Jhan</text:p>
          </table:table-cell>
          <table:table-cell office:value-type="string">
            <text:p>RP</text:p>
          </table:table-cell>
          <table:table-cell office:value-type="string">
            <text:p>CWS</text:p>
          </table:table-cell>
        </table:table-row>
        <table:table-row table:style-name="ro1">
          <table:table-cell office:value-type="string">
            <text:p>Marmol, Carlos</text:p>
          </table:table-cell>
          <table:table-cell office:value-type="string">
            <text:p>RP</text:p>
          </table:table-cell>
          <table:table-cell office:value-type="string">
            <text:p>CHC</text:p>
          </table:table-cell>
        </table:table-row>
        <table:table-row table:style-name="ro1">
          <table:table-cell office:value-type="string">
            <text:p>Marshall, Sean</text:p>
          </table:table-cell>
          <table:table-cell office:value-type="string">
            <text:p>RP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Marte, Luis</text:p>
          </table:table-cell>
          <table:table-cell office:value-type="string">
            <text:p>RP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Marte, Victor</text:p>
          </table:table-cell>
          <table:table-cell office:value-type="string">
            <text:p>RP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Martin, Rafael</text:p>
          </table:table-cell>
          <table:table-cell office:value-type="string">
            <text:p>RP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Martinez, Cristhian</text:p>
          </table:table-cell>
          <table:table-cell office:value-type="string">
            <text:p>RP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Masset, Nick</text:p>
          </table:table-cell>
          <table:table-cell office:value-type="string">
            <text:p>RP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Mateo, Marcos</text:p>
          </table:table-cell>
          <table:table-cell office:value-type="string">
            <text:p>RP</text:p>
          </table:table-cell>
          <table:table-cell office:value-type="string">
            <text:p>CHC</text:p>
          </table:table-cell>
        </table:table-row>
        <table:table-row table:style-name="ro1">
          <table:table-cell office:value-type="string">
            <text:p>Mathieson, Scott</text:p>
          </table:table-cell>
          <table:table-cell office:value-type="string">
            <text:p>RP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Mattheus, Ryan</text:p>
          </table:table-cell>
          <table:table-cell office:value-type="string">
            <text:p>RP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McClellan, Kyle</text:p>
          </table:table-cell>
          <table:table-cell office:value-type="string">
            <text:p>RP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McClendon, Mike</text:p>
          </table:table-cell>
          <table:table-cell office:value-type="string">
            <text:p>RP</text:p>
          </table:table-cell>
          <table:table-cell office:value-type="string">
            <text:p>MIL</text:p>
          </table:table-cell>
        </table:table-row>
        <table:table-row table:style-name="ro1">
          <table:table-cell office:value-type="string">
            <text:p>McCutchen, Daniel</text:p>
          </table:table-cell>
          <table:table-cell office:value-type="string">
            <text:p>RP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McGee, Jake</text:p>
          </table:table-cell>
          <table:table-cell office:value-type="string">
            <text:p>RP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Medlen, Kris</text:p>
          </table:table-cell>
          <table:table-cell office:value-type="string">
            <text:p>RP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Meek, Evan</text:p>
          </table:table-cell>
          <table:table-cell office:value-type="string">
            <text:p>RP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Mejia, Jenrry</text:p>
          </table:table-cell>
          <table:table-cell office:value-type="string">
            <text:p>RP</text:p>
          </table:table-cell>
          <table:table-cell office:value-type="string">
            <text:p>NYM</text:p>
          </table:table-cell>
        </table:table-row>
        <table:table-row table:style-name="ro1">
          <table:table-cell office:value-type="string">
            <text:p>Melancon, Mark</text:p>
          </table:table-cell>
          <table:table-cell office:value-type="string">
            <text:p>RP</text:p>
          </table:table-cell>
          <table:table-cell office:value-type="string">
            <text:p>BOS</text:p>
          </table:table-cell>
        </table:table-row>
        <table:table-row table:style-name="ro1">
          <table:table-cell office:value-type="string">
            <text:p>Meloan, Jon</text:p>
          </table:table-cell>
          <table:table-cell office:value-type="string">
            <text:p>RP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Meyer, Matt</text:p>
          </table:table-cell>
          <table:table-cell office:value-type="string">
            <text:p>RP</text:p>
          </table:table-cell>
          <table:table-cell office:value-type="string">
            <text:p>LAA</text:p>
          </table:table-cell>
        </table:table-row>
        <table:table-row table:style-name="ro1">
          <table:table-cell office:value-type="string">
            <text:p>Mickolio, Kam</text:p>
          </table:table-cell>
          <table:table-cell office:value-type="string">
            <text:p>RP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Mijares, Jose</text:p>
          </table:table-cell>
          <table:table-cell office:value-type="string">
            <text:p>RP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Miller, Jim</text:p>
          </table:table-cell>
          <table:table-cell office:value-type="string">
            <text:p>RP</text:p>
          </table:table-cell>
          <table:table-cell office:value-type="string">
            <text:p>COL</text:p>
          </table:table-cell>
        </table:table-row>
        <table:table-row table:style-name="ro1">
          <table:table-cell office:value-type="string">
            <text:p>Miller, Justin</text:p>
          </table:table-cell>
          <table:table-cell office:value-type="string">
            <text:p>RP</text:p>
          </table:table-cell>
          <table:table-cell office:value-type="string">
            <text:p>TEX</text:p>
          </table:table-cell>
        </table:table-row>
        <table:table-row table:style-name="ro1">
          <table:table-cell office:value-type="string">
            <text:p>Mills, Brad</text:p>
          </table:table-cell>
          <table:table-cell office:value-type="string">
            <text:p>RP</text:p>
          </table:table-cell>
          <table:table-cell office:value-type="string">
            <text:p>LAA</text:p>
          </table:table-cell>
        </table:table-row>
        <table:table-row table:style-name="ro1">
          <table:table-cell office:value-type="string">
            <text:p>Monasterios, Carlos</text:p>
          </table:table-cell>
          <table:table-cell office:value-type="string">
            <text:p>RP</text:p>
          </table:table-cell>
          <table:table-cell office:value-type="string">
            <text:p>LAD</text:p>
          </table:table-cell>
        </table:table-row>
        <table:table-row table:style-name="ro1">
          <table:table-cell office:value-type="string">
            <text:p>Morales, Franklin</text:p>
          </table:table-cell>
          <table:table-cell office:value-type="string">
            <text:p>RP</text:p>
          </table:table-cell>
          <table:table-cell office:value-type="string">
            <text:p>BOS</text:p>
          </table:table-cell>
        </table:table-row>
        <table:table-row table:style-name="ro1">
          <table:table-cell office:value-type="string">
            <text:p>Moskos, Daniel</text:p>
          </table:table-cell>
          <table:table-cell office:value-type="string">
            <text:p>RP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Motte, Jason</text:p>
          </table:table-cell>
          <table:table-cell office:value-type="string">
            <text:p>RP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Mujica, Edward</text:p>
          </table:table-cell>
          <table:table-cell office:value-type="string">
            <text:p>RP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Nathan, Joe</text:p>
          </table:table-cell>
          <table:table-cell office:value-type="string">
            <text:p>RP</text:p>
          </table:table-cell>
          <table:table-cell office:value-type="string">
            <text:p>TEX</text:p>
          </table:table-cell>
        </table:table-row>
        <table:table-row table:style-name="ro1">
          <table:table-cell office:value-type="string">
            <text:p>Nieve, Fernando</text:p>
          </table:table-cell>
          <table:table-cell office:value-type="string">
            <text:p>RP</text:p>
          </table:table-cell>
          <table:table-cell office:value-type="string">
            <text:p>LAD</text:p>
          </table:table-cell>
        </table:table-row>
        <table:table-row table:style-name="ro1">
          <table:table-cell office:value-type="string">
            <text:p>Norberto, Jordan</text:p>
          </table:table-cell>
          <table:table-cell office:value-type="string">
            <text:p>RP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Nunez, Jhonny</text:p>
          </table:table-cell>
          <table:table-cell office:value-type="string">
            <text:p>RP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Nunez, Leo</text:p>
          </table:table-cell>
          <table:table-cell office:value-type="string">
            <text:p>RP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O'Day, Darren</text:p>
          </table:table-cell>
          <table:table-cell office:value-type="string">
            <text:p>RP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O'Flaherty, Eric</text:p>
          </table:table-cell>
          <table:table-cell office:value-type="string">
            <text:p>RP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Ohman, Will</text:p>
          </table:table-cell>
          <table:table-cell office:value-type="string">
            <text:p>RP</text:p>
          </table:table-cell>
          <table:table-cell office:value-type="string">
            <text:p>CWS</text:p>
          </table:table-cell>
        </table:table-row>
        <table:table-row table:style-name="ro1">
          <table:table-cell office:value-type="string">
            <text:p>Oliver, Darren</text:p>
          </table:table-cell>
          <table:table-cell office:value-type="string">
            <text:p>RP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Oliveros, Lester</text:p>
          </table:table-cell>
          <table:table-cell office:value-type="string">
            <text:p>RP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Omogrosso, Brian</text:p>
          </table:table-cell>
          <table:table-cell office:value-type="string">
            <text:p>RP</text:p>
          </table:table-cell>
          <table:table-cell office:value-type="string">
            <text:p>CWS</text:p>
          </table:table-cell>
        </table:table-row>
        <table:table-row table:style-name="ro1">
          <table:table-cell office:value-type="string">
            <text:p>Ondrusek, Logan</text:p>
          </table:table-cell>
          <table:table-cell office:value-type="string">
            <text:p>RP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Orta, Ricky</text:p>
          </table:table-cell>
          <table:table-cell office:value-type="string">
            <text:p>RP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Ortega, Jose</text:p>
          </table:table-cell>
          <table:table-cell office:value-type="string">
            <text:p>RP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Otero, Dan</text:p>
          </table:table-cell>
          <table:table-cell office:value-type="string">
            <text:p>RP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Papelbon, Jonathan</text:p>
          </table:table-cell>
          <table:table-cell office:value-type="string">
            <text:p>RP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Parnell, Bobby</text:p>
          </table:table-cell>
          <table:table-cell office:value-type="string">
            <text:p>RP</text:p>
          </table:table-cell>
          <table:table-cell office:value-type="string">
            <text:p>NYM</text:p>
          </table:table-cell>
        </table:table-row>
        <table:table-row table:style-name="ro1">
          <table:table-cell office:value-type="string">
            <text:p>Parra, Manny</text:p>
          </table:table-cell>
          <table:table-cell office:value-type="string">
            <text:p>RP</text:p>
          </table:table-cell>
          <table:table-cell office:value-type="string">
            <text:p>MIL</text:p>
          </table:table-cell>
        </table:table-row>
        <table:table-row table:style-name="ro1">
          <table:table-cell office:value-type="string">
            <text:p>Paterson, Joe</text:p>
          </table:table-cell>
          <table:table-cell office:value-type="string">
            <text:p>RP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Patterson, Scott</text:p>
          </table:table-cell>
          <table:table-cell office:value-type="string">
            <text:p>RP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Patton, Troy</text:p>
          </table:table-cell>
          <table:table-cell office:value-type="string">
            <text:p>RP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Pauley, David</text:p>
          </table:table-cell>
          <table:table-cell office:value-type="string">
            <text:p>RP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Pena, Tony</text:p>
          </table:table-cell>
          <table:table-cell office:value-type="string">
            <text:p>RP</text:p>
          </table:table-cell>
          <table:table-cell office:value-type="string">
            <text:p>BOS</text:p>
          </table:table-cell>
        </table:table-row>
        <table:table-row table:style-name="ro1">
          <table:table-cell office:value-type="string">
            <text:p>Pena, Tony</text:p>
          </table:table-cell>
          <table:table-cell office:value-type="string">
            <text:p>RP</text:p>
          </table:table-cell>
          <table:table-cell office:value-type="string">
            <text:p>CWS</text:p>
          </table:table-cell>
        </table:table-row>
        <table:table-row table:style-name="ro1">
          <table:table-cell office:value-type="string">
            <text:p>Peralta, Joel</text:p>
          </table:table-cell>
          <table:table-cell office:value-type="string">
            <text:p>RP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Perdomo, Luis</text:p>
          </table:table-cell>
          <table:table-cell office:value-type="string">
            <text:p>RP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Perez, Chris</text:p>
          </table:table-cell>
          <table:table-cell office:value-type="string">
            <text:p>RP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Perez, Juan</text:p>
          </table:table-cell>
          <table:table-cell office:value-type="string">
            <text:p>RP</text:p>
          </table:table-cell>
          <table:table-cell office:value-type="string">
            <text:p>MIL</text:p>
          </table:table-cell>
        </table:table-row>
        <table:table-row table:style-name="ro1">
          <table:table-cell office:value-type="string">
            <text:p>Perez, Luis</text:p>
          </table:table-cell>
          <table:table-cell office:value-type="string">
            <text:p>RP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Perez, Rafael</text:p>
          </table:table-cell>
          <table:table-cell office:value-type="string">
            <text:p>RP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Perkins, Glen</text:p>
          </table:table-cell>
          <table:table-cell office:value-type="string">
            <text:p>RP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Perkins, Vince</text:p>
          </table:table-cell>
          <table:table-cell office:value-type="string">
            <text:p>RP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Perry, Ryan</text:p>
          </table:table-cell>
          <table:table-cell office:value-type="string">
            <text:p>RP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Pestano, Vinnie</text:p>
          </table:table-cell>
          <table:table-cell office:value-type="string">
            <text:p>RP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Phillips, Zach</text:p>
          </table:table-cell>
          <table:table-cell office:value-type="string">
            <text:p>RP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Pomeranz, Stuart</text:p>
          </table:table-cell>
          <table:table-cell office:value-type="string">
            <text:p>RP</text:p>
          </table:table-cell>
          <table:table-cell office:value-type="string">
            <text:p>LAD</text:p>
          </table:table-cell>
        </table:table-row>
        <table:table-row table:style-name="ro1">
          <table:table-cell office:value-type="string">
            <text:p>Proctor, Scott</text:p>
          </table:table-cell>
          <table:table-cell office:value-type="string">
            <text:p>RP</text:p>
          </table:table-cell>
          <table:table-cell office:value-type="string">
            <text:p>NYY</text:p>
          </table:table-cell>
        </table:table-row>
        <table:table-row table:style-name="ro1">
          <table:table-cell office:value-type="string">
            <text:p>Purcey, David</text:p>
          </table:table-cell>
          <table:table-cell office:value-type="string">
            <text:p>RP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Putnam, Zach</text:p>
          </table:table-cell>
          <table:table-cell office:value-type="string">
            <text:p>RP</text:p>
          </table:table-cell>
          <table:table-cell office:value-type="string">
            <text:p>COL</text:p>
          </table:table-cell>
        </table:table-row>
        <table:table-row table:style-name="ro1">
          <table:table-cell office:value-type="string">
            <text:p>Putz, J.J.</text:p>
          </table:table-cell>
          <table:table-cell office:value-type="string">
            <text:p>RP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Quinowski, David</text:p>
          </table:table-cell>
          <table:table-cell office:value-type="string">
            <text:p>RP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Quintana, Jose</text:p>
          </table:table-cell>
          <table:table-cell office:value-type="string">
            <text:p>RP</text:p>
          </table:table-cell>
          <table:table-cell office:value-type="string">
            <text:p>CWS</text:p>
          </table:table-cell>
        </table:table-row>
        <table:table-row table:style-name="ro1">
          <table:table-cell office:value-type="string">
            <text:p>Ramirez, Horacio</text:p>
          </table:table-cell>
          <table:table-cell office:value-type="string">
            <text:p>RP</text:p>
          </table:table-cell>
          <table:table-cell office:value-type="string">
            <text:p>LAA</text:p>
          </table:table-cell>
        </table:table-row>
        <table:table-row table:style-name="ro1">
          <table:table-cell office:value-type="string">
            <text:p>Ramirez, Ramon</text:p>
          </table:table-cell>
          <table:table-cell office:value-type="string">
            <text:p>RP</text:p>
          </table:table-cell>
          <table:table-cell office:value-type="string">
            <text:p>NYM</text:p>
          </table:table-cell>
        </table:table-row>
        <table:table-row table:style-name="ro1">
          <table:table-cell office:value-type="string">
            <text:p>Ramos, Cesar</text:p>
          </table:table-cell>
          <table:table-cell office:value-type="string">
            <text:p>RP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Rapada, Clay</text:p>
          </table:table-cell>
          <table:table-cell office:value-type="string">
            <text:p>RP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Rauch, Jon</text:p>
          </table:table-cell>
          <table:table-cell office:value-type="string">
            <text:p>RP</text:p>
          </table:table-cell>
          <table:table-cell office:value-type="string">
            <text:p>NYM</text:p>
          </table:table-cell>
        </table:table-row>
        <table:table-row table:style-name="ro1">
          <table:table-cell office:value-type="string">
            <text:p>Ray, Chris</text:p>
          </table:table-cell>
          <table:table-cell office:value-type="string">
            <text:p>RP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Ray, Ronald</text:p>
          </table:table-cell>
          <table:table-cell office:value-type="string">
            <text:p>RP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Reed, Addison</text:p>
          </table:table-cell>
          <table:table-cell office:value-type="string">
            <text:p>RP</text:p>
          </table:table-cell>
          <table:table-cell office:value-type="string">
            <text:p>CWS</text:p>
          </table:table-cell>
        </table:table-row>
        <table:table-row table:style-name="ro1">
          <table:table-cell office:value-type="string">
            <text:p>Reed, Evan</text:p>
          </table:table-cell>
          <table:table-cell office:value-type="string">
            <text:p>RP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Reifer, Adam</text:p>
          </table:table-cell>
          <table:table-cell office:value-type="string">
            <text:p>RP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Reineke, Chad</text:p>
          </table:table-cell>
          <table:table-cell office:value-type="string">
            <text:p>RP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Resop, Chris</text:p>
          </table:table-cell>
          <table:table-cell office:value-type="string">
            <text:p>RP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Reynolds, Matt</text:p>
          </table:table-cell>
          <table:table-cell office:value-type="string">
            <text:p>RP</text:p>
          </table:table-cell>
          <table:table-cell office:value-type="string">
            <text:p>COL</text:p>
          </table:table-cell>
        </table:table-row>
        <table:table-row table:style-name="ro1">
          <table:table-cell office:value-type="string">
            <text:p>Rice, Jason</text:p>
          </table:table-cell>
          <table:table-cell office:value-type="string">
            <text:p>RP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Rice, Scott</text:p>
          </table:table-cell>
          <table:table-cell office:value-type="string">
            <text:p>RP</text:p>
          </table:table-cell>
          <table:table-cell office:value-type="string">
            <text:p>LAD</text:p>
          </table:table-cell>
        </table:table-row>
        <table:table-row table:style-name="ro1">
          <table:table-cell office:value-type="string">
            <text:p>Rincon, Juan</text:p>
          </table:table-cell>
          <table:table-cell office:value-type="string">
            <text:p>RP</text:p>
          </table:table-cell>
          <table:table-cell office:value-type="string">
            <text:p>LAD</text:p>
          </table:table-cell>
        </table:table-row>
        <table:table-row table:style-name="ro1">
          <table:table-cell office:value-type="string">
            <text:p>Rivera, Mariano</text:p>
          </table:table-cell>
          <table:table-cell office:value-type="string">
            <text:p>RP</text:p>
          </table:table-cell>
          <table:table-cell office:value-type="string">
            <text:p>NYY</text:p>
          </table:table-cell>
        </table:table-row>
        <table:table-row table:style-name="ro1">
          <table:table-cell office:value-type="string">
            <text:p>Robertson, David</text:p>
          </table:table-cell>
          <table:table-cell office:value-type="string">
            <text:p>RP</text:p>
          </table:table-cell>
          <table:table-cell office:value-type="string">
            <text:p>NYY</text:p>
          </table:table-cell>
        </table:table-row>
        <table:table-row table:style-name="ro1">
          <table:table-cell office:value-type="string">
            <text:p>Robertson, Tyler</text:p>
          </table:table-cell>
          <table:table-cell office:value-type="string">
            <text:p>RP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Rodney, Fernando</text:p>
          </table:table-cell>
          <table:table-cell office:value-type="string">
            <text:p>RP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Rodriguez, Fernando</text:p>
          </table:table-cell>
          <table:table-cell office:value-type="string">
            <text:p>RP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Rodriguez, Francisco</text:p>
          </table:table-cell>
          <table:table-cell office:value-type="string">
            <text:p>RP</text:p>
          </table:table-cell>
          <table:table-cell office:value-type="string">
            <text:p>LAA</text:p>
          </table:table-cell>
        </table:table-row>
        <table:table-row table:style-name="ro1">
          <table:table-cell office:value-type="string">
            <text:p>Rodriguez, Francisco</text:p>
          </table:table-cell>
          <table:table-cell office:value-type="string">
            <text:p>RP</text:p>
          </table:table-cell>
          <table:table-cell office:value-type="string">
            <text:p>MIL</text:p>
          </table:table-cell>
        </table:table-row>
        <table:table-row table:style-name="ro1">
          <table:table-cell office:value-type="string">
            <text:p>Rodriguez, Henry</text:p>
          </table:table-cell>
          <table:table-cell office:value-type="string">
            <text:p>RP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Rodriguez, Wilmin</text:p>
          </table:table-cell>
          <table:table-cell office:value-type="string">
            <text:p>RP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Roenicke, Josh</text:p>
          </table:table-cell>
          <table:table-cell office:value-type="string">
            <text:p>RP</text:p>
          </table:table-cell>
          <table:table-cell office:value-type="string">
            <text:p>COL</text:p>
          </table:table-cell>
        </table:table-row>
        <table:table-row table:style-name="ro1">
          <table:table-cell office:value-type="string">
            <text:p>Romero, Felix</text:p>
          </table:table-cell>
          <table:table-cell office:value-type="string">
            <text:p>RP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Romero, J.C.</text:p>
          </table:table-cell>
          <table:table-cell office:value-type="string">
            <text:p>RP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Romo, Sergio</text:p>
          </table:table-cell>
          <table:table-cell office:value-type="string">
            <text:p>RP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Rosario, Sandy</text:p>
          </table:table-cell>
          <table:table-cell office:value-type="string">
            <text:p>RP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Rosin, Seth</text:p>
          </table:table-cell>
          <table:table-cell office:value-type="string">
            <text:p>RP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Ruffin, Chance</text:p>
          </table:table-cell>
          <table:table-cell office:value-type="string">
            <text:p>RP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Runzler, Dan</text:p>
          </table:table-cell>
          <table:table-cell office:value-type="string">
            <text:p>RP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Russell, Adam</text:p>
          </table:table-cell>
          <table:table-cell office:value-type="string">
            <text:p>RP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Russell, James</text:p>
          </table:table-cell>
          <table:table-cell office:value-type="string">
            <text:p>RP</text:p>
          </table:table-cell>
          <table:table-cell office:value-type="string">
            <text:p>CHC</text:p>
          </table:table-cell>
        </table:table-row>
        <table:table-row table:style-name="ro1">
          <table:table-cell office:value-type="string">
            <text:p>Rzepczynski, Marc</text:p>
          </table:table-cell>
          <table:table-cell office:value-type="string">
            <text:p>RP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Saito, Takashi</text:p>
          </table:table-cell>
          <table:table-cell office:value-type="string">
            <text:p>RP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Salas, Fernando</text:p>
          </table:table-cell>
          <table:table-cell office:value-type="string">
            <text:p>RP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Sale, Chris</text:p>
          </table:table-cell>
          <table:table-cell office:value-type="string">
            <text:p>RP</text:p>
          </table:table-cell>
          <table:table-cell office:value-type="string">
            <text:p>CWS</text:p>
          </table:table-cell>
        </table:table-row>
        <table:table-row table:style-name="ro1">
          <table:table-cell office:value-type="string">
            <text:p>Samardzija, Jeff</text:p>
          </table:table-cell>
          <table:table-cell office:value-type="string">
            <text:p>RP</text:p>
          </table:table-cell>
          <table:table-cell office:value-type="string">
            <text:p>CHC</text:p>
          </table:table-cell>
        </table:table-row>
        <table:table-row table:style-name="ro1">
          <table:table-cell office:value-type="string">
            <text:p>Sanches, Brian</text:p>
          </table:table-cell>
          <table:table-cell office:value-type="string">
            <text:p>RP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Sanchez, Eduardo</text:p>
          </table:table-cell>
          <table:table-cell office:value-type="string">
            <text:p>RP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Sanchez, Romulo</text:p>
          </table:table-cell>
          <table:table-cell office:value-type="string">
            <text:p>RP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Santiago, Hector</text:p>
          </table:table-cell>
          <table:table-cell office:value-type="string">
            <text:p>RP</text:p>
          </table:table-cell>
          <table:table-cell office:value-type="string">
            <text:p>CWS</text:p>
          </table:table-cell>
        </table:table-row>
        <table:table-row table:style-name="ro1">
          <table:table-cell office:value-type="string">
            <text:p>Santos, Sergio</text:p>
          </table:table-cell>
          <table:table-cell office:value-type="string">
            <text:p>RP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Scarpetta, Cody</text:p>
          </table:table-cell>
          <table:table-cell office:value-type="string">
            <text:p>RP</text:p>
          </table:table-cell>
          <table:table-cell office:value-type="string">
            <text:p>MIL</text:p>
          </table:table-cell>
        </table:table-row>
        <table:table-row table:style-name="ro1">
          <table:table-cell office:value-type="string">
            <text:p>Schlereth, Daniel</text:p>
          </table:table-cell>
          <table:table-cell office:value-type="string">
            <text:p>RP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Schlitter, Brian</text:p>
          </table:table-cell>
          <table:table-cell office:value-type="string">
            <text:p>RP</text:p>
          </table:table-cell>
          <table:table-cell office:value-type="string">
            <text:p>CHC</text:p>
          </table:table-cell>
        </table:table-row>
        <table:table-row table:style-name="ro1">
          <table:table-cell office:value-type="string">
            <text:p>Schwimer, Michael</text:p>
          </table:table-cell>
          <table:table-cell office:value-type="string">
            <text:p>RP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Scribner, Evan</text:p>
          </table:table-cell>
          <table:table-cell office:value-type="string">
            <text:p>RP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Septimo, Leyson</text:p>
          </table:table-cell>
          <table:table-cell office:value-type="string">
            <text:p>RP</text:p>
          </table:table-cell>
          <table:table-cell office:value-type="string">
            <text:p>CWS</text:p>
          </table:table-cell>
        </table:table-row>
        <table:table-row table:style-name="ro1">
          <table:table-cell office:value-type="string">
            <text:p>Severino, Atahualpa</text:p>
          </table:table-cell>
          <table:table-cell office:value-type="string">
            <text:p>RP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Shaw, Bryan</text:p>
          </table:table-cell>
          <table:table-cell office:value-type="string">
            <text:p>RP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Sherrill, George</text:p>
          </table:table-cell>
          <table:table-cell office:value-type="string">
            <text:p>RP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Simons, Zach</text:p>
          </table:table-cell>
          <table:table-cell office:value-type="string">
            <text:p>RP</text:p>
          </table:table-cell>
          <table:table-cell office:value-type="string">
            <text:p>COL</text:p>
          </table:table-cell>
        </table:table-row>
        <table:table-row table:style-name="ro1">
          <table:table-cell office:value-type="string">
            <text:p>Sipp, Tony</text:p>
          </table:table-cell>
          <table:table-cell office:value-type="string">
            <text:p>RP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Slaten, Doug</text:p>
          </table:table-cell>
          <table:table-cell office:value-type="string">
            <text:p>RP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Smit, Kyle</text:p>
          </table:table-cell>
          <table:table-cell office:value-type="string">
            <text:p>RP</text:p>
          </table:table-cell>
          <table:table-cell office:value-type="string">
            <text:p>CHC</text:p>
          </table:table-cell>
        </table:table-row>
        <table:table-row table:style-name="ro1">
          <table:table-cell office:value-type="string">
            <text:p>Smith, Joe</text:p>
          </table:table-cell>
          <table:table-cell office:value-type="string">
            <text:p>RP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Smith, Jordan</text:p>
          </table:table-cell>
          <table:table-cell office:value-type="string">
            <text:p>RP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Snyder, Ben</text:p>
          </table:table-cell>
          <table:table-cell office:value-type="string">
            <text:p>RP</text:p>
          </table:table-cell>
          <table:table-cell office:value-type="string">
            <text:p>TEX</text:p>
          </table:table-cell>
        </table:table-row>
        <table:table-row table:style-name="ro1">
          <table:table-cell office:value-type="string">
            <text:p>Soria, Joakim</text:p>
          </table:table-cell>
          <table:table-cell office:value-type="string">
            <text:p>RP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Soriano, Rafael</text:p>
          </table:table-cell>
          <table:table-cell office:value-type="string">
            <text:p>RP</text:p>
          </table:table-cell>
          <table:table-cell office:value-type="string">
            <text:p>NYY</text:p>
          </table:table-cell>
        </table:table-row>
        <table:table-row table:style-name="ro1">
          <table:table-cell office:value-type="string">
            <text:p>Spence, Josh</text:p>
          </table:table-cell>
          <table:table-cell office:value-type="string">
            <text:p>RP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Stammen, Craig</text:p>
          </table:table-cell>
          <table:table-cell office:value-type="string">
            <text:p>RP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Stetter, Mitch</text:p>
          </table:table-cell>
          <table:table-cell office:value-type="string">
            <text:p>RP</text:p>
          </table:table-cell>
          <table:table-cell office:value-type="string">
            <text:p>TEX</text:p>
          </table:table-cell>
        </table:table-row>
        <table:table-row table:style-name="ro1">
          <table:table-cell office:value-type="string">
            <text:p>Stinson, Josh</text:p>
          </table:table-cell>
          <table:table-cell office:value-type="string">
            <text:p>RP</text:p>
          </table:table-cell>
          <table:table-cell office:value-type="string">
            <text:p>NYM</text:p>
          </table:table-cell>
        </table:table-row>
        <table:table-row table:style-name="ro1">
          <table:table-cell office:value-type="string">
            <text:p>Stohr, Tyler</text:p>
          </table:table-cell>
          <table:table-cell office:value-type="string">
            <text:p>RP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Storen, Drew</text:p>
          </table:table-cell>
          <table:table-cell office:value-type="string">
            <text:p>RP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Street, Huston</text:p>
          </table:table-cell>
          <table:table-cell office:value-type="string">
            <text:p>RP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Strop, Pedro</text:p>
          </table:table-cell>
          <table:table-cell office:value-type="string">
            <text:p>RP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Stults, Eric</text:p>
          </table:table-cell>
          <table:table-cell office:value-type="string">
            <text:p>RP</text:p>
          </table:table-cell>
          <table:table-cell office:value-type="string">
            <text:p>CWS</text:p>
          </table:table-cell>
        </table:table-row>
        <table:table-row table:style-name="ro1">
          <table:table-cell office:value-type="string">
            <text:p>Sturdevant, Tyler</text:p>
          </table:table-cell>
          <table:table-cell office:value-type="string">
            <text:p>RP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Stutes, Michael</text:p>
          </table:table-cell>
          <table:table-cell office:value-type="string">
            <text:p>RP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Swagerty, Jordan</text:p>
          </table:table-cell>
          <table:table-cell office:value-type="string">
            <text:p>RP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Swarzak, Anthony</text:p>
          </table:table-cell>
          <table:table-cell office:value-type="string">
            <text:p>RP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Swindle, R.J.</text:p>
          </table:table-cell>
          <table:table-cell office:value-type="string">
            <text:p>RP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Takahashi, Hisanori</text:p>
          </table:table-cell>
          <table:table-cell office:value-type="string">
            <text:p>RP</text:p>
          </table:table-cell>
          <table:table-cell office:value-type="string">
            <text:p>LAA</text:p>
          </table:table-cell>
        </table:table-row>
        <table:table-row table:style-name="ro1">
          <table:table-cell office:value-type="string">
            <text:p>Tateyama, Yoshinori</text:p>
          </table:table-cell>
          <table:table-cell office:value-type="string">
            <text:p>RP</text:p>
          </table:table-cell>
          <table:table-cell office:value-type="string">
            <text:p>TEX</text:p>
          </table:table-cell>
        </table:table-row>
        <table:table-row table:style-name="ro1">
          <table:table-cell office:value-type="string">
            <text:p>Tazawa, Junichi</text:p>
          </table:table-cell>
          <table:table-cell office:value-type="string">
            <text:p>RP</text:p>
          </table:table-cell>
          <table:table-cell office:value-type="string">
            <text:p>BOS</text:p>
          </table:table-cell>
        </table:table-row>
        <table:table-row table:style-name="ro1">
          <table:table-cell office:value-type="string">
            <text:p>Teaford, Everett</text:p>
          </table:table-cell>
          <table:table-cell office:value-type="string">
            <text:p>RP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Tejeda, Robinson</text:p>
          </table:table-cell>
          <table:table-cell office:value-type="string">
            <text:p>RP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Texeira, Kanekoa</text:p>
          </table:table-cell>
          <table:table-cell office:value-type="string">
            <text:p>RP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Thatcher, Joe</text:p>
          </table:table-cell>
          <table:table-cell office:value-type="string">
            <text:p>RP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Thayer, Dale</text:p>
          </table:table-cell>
          <table:table-cell office:value-type="string">
            <text:p>RP</text:p>
          </table:table-cell>
          <table:table-cell office:value-type="string">
            <text:p>NYM</text:p>
          </table:table-cell>
        </table:table-row>
        <table:table-row table:style-name="ro1">
          <table:table-cell office:value-type="string">
            <text:p>Thomas, Brad</text:p>
          </table:table-cell>
          <table:table-cell office:value-type="string">
            <text:p>RP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Thomas, Justin</text:p>
          </table:table-cell>
          <table:table-cell office:value-type="string">
            <text:p>RP</text:p>
          </table:table-cell>
          <table:table-cell office:value-type="string">
            <text:p>BOS</text:p>
          </table:table-cell>
        </table:table-row>
        <table:table-row table:style-name="ro1">
          <table:table-cell office:value-type="string">
            <text:p>Thompson, Daryl</text:p>
          </table:table-cell>
          <table:table-cell office:value-type="string">
            <text:p>RP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Thompson, Rich</text:p>
          </table:table-cell>
          <table:table-cell office:value-type="string">
            <text:p>RP</text:p>
          </table:table-cell>
          <table:table-cell office:value-type="string">
            <text:p>LAA</text:p>
          </table:table-cell>
        </table:table-row>
        <table:table-row table:style-name="ro1">
          <table:table-cell office:value-type="string">
            <text:p>Thornton, Matt</text:p>
          </table:table-cell>
          <table:table-cell office:value-type="string">
            <text:p>RP</text:p>
          </table:table-cell>
          <table:table-cell office:value-type="string">
            <text:p>CWS</text:p>
          </table:table-cell>
        </table:table-row>
        <table:table-row table:style-name="ro1">
          <table:table-cell office:value-type="string">
            <text:p>Tillman, Daniel</text:p>
          </table:table-cell>
          <table:table-cell office:value-type="string">
            <text:p>RP</text:p>
          </table:table-cell>
          <table:table-cell office:value-type="string">
            <text:p>LAA</text:p>
          </table:table-cell>
        </table:table-row>
        <table:table-row table:style-name="ro1">
          <table:table-cell office:value-type="string">
            <text:p>Tobin, Mason</text:p>
          </table:table-cell>
          <table:table-cell office:value-type="string">
            <text:p>RP</text:p>
          </table:table-cell>
          <table:table-cell office:value-type="string">
            <text:p>TEX</text:p>
          </table:table-cell>
        </table:table-row>
        <table:table-row table:style-name="ro1">
          <table:table-cell office:value-type="string">
            <text:p>Troncoso, Ramon</text:p>
          </table:table-cell>
          <table:table-cell office:value-type="string">
            <text:p>RP</text:p>
          </table:table-cell>
          <table:table-cell office:value-type="string">
            <text:p>LAD</text:p>
          </table:table-cell>
        </table:table-row>
        <table:table-row table:style-name="ro1">
          <table:table-cell office:value-type="string">
            <text:p>Uehara, Koji</text:p>
          </table:table-cell>
          <table:table-cell office:value-type="string">
            <text:p>RP</text:p>
          </table:table-cell>
          <table:table-cell office:value-type="string">
            <text:p>TEX</text:p>
          </table:table-cell>
        </table:table-row>
        <table:table-row table:style-name="ro1">
          <table:table-cell office:value-type="string">
            <text:p>Valdes, Raul</text:p>
          </table:table-cell>
          <table:table-cell office:value-type="string">
            <text:p>RP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Valdez, Merkin</text:p>
          </table:table-cell>
          <table:table-cell office:value-type="string">
            <text:p>RP</text:p>
          </table:table-cell>
          <table:table-cell office:value-type="string">
            <text:p>TEX</text:p>
          </table:table-cell>
        </table:table-row>
        <table:table-row table:style-name="ro1">
          <table:table-cell office:value-type="string">
            <text:p>Valiquette, Philippe</text:p>
          </table:table-cell>
          <table:table-cell office:value-type="string">
            <text:p>RP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Valverde, Jose</text:p>
          </table:table-cell>
          <table:table-cell office:value-type="string">
            <text:p>RP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Van Mil, Loek</text:p>
          </table:table-cell>
          <table:table-cell office:value-type="string">
            <text:p>RP</text:p>
          </table:table-cell>
          <table:table-cell office:value-type="string">
            <text:p>LAA</text:p>
          </table:table-cell>
        </table:table-row>
        <table:table-row table:style-name="ro1">
          <table:table-cell office:value-type="string">
            <text:p>Varvaro, Anthony</text:p>
          </table:table-cell>
          <table:table-cell office:value-type="string">
            <text:p>RP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Vasquez, Esmerling</text:p>
          </table:table-cell>
          <table:table-cell office:value-type="string">
            <text:p>RP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Veal, Donnie</text:p>
          </table:table-cell>
          <table:table-cell office:value-type="string">
            <text:p>RP</text:p>
          </table:table-cell>
          <table:table-cell office:value-type="string">
            <text:p>CWS</text:p>
          </table:table-cell>
        </table:table-row>
        <table:table-row table:style-name="ro1">
          <table:table-cell office:value-type="string">
            <text:p>Venters, Jonny</text:p>
          </table:table-cell>
          <table:table-cell office:value-type="string">
            <text:p>RP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Veras, Jose</text:p>
          </table:table-cell>
          <table:table-cell office:value-type="string">
            <text:p>RP</text:p>
          </table:table-cell>
          <table:table-cell office:value-type="string">
            <text:p>MIL</text:p>
          </table:table-cell>
        </table:table-row>
        <table:table-row table:style-name="ro1">
          <table:table-cell office:value-type="string">
            <text:p>Verdugo, Ryan</text:p>
          </table:table-cell>
          <table:table-cell office:value-type="string">
            <text:p>RP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Villanueva, Carlos</text:p>
          </table:table-cell>
          <table:table-cell office:value-type="string">
            <text:p>RP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Villarreal, Brayan</text:p>
          </table:table-cell>
          <table:table-cell office:value-type="string">
            <text:p>RP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Villarreal, Oscar</text:p>
          </table:table-cell>
          <table:table-cell office:value-type="string">
            <text:p>RP</text:p>
          </table:table-cell>
          <table:table-cell office:value-type="string">
            <text:p>LAD</text:p>
          </table:table-cell>
        </table:table-row>
        <table:table-row table:style-name="ro1">
          <table:table-cell office:value-type="string">
            <text:p>Viola, Pedro</text:p>
          </table:table-cell>
          <table:table-cell office:value-type="string">
            <text:p>RP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Vizcaino, Arodys</text:p>
          </table:table-cell>
          <table:table-cell office:value-type="string">
            <text:p>RP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Wade, Cory</text:p>
          </table:table-cell>
          <table:table-cell office:value-type="string">
            <text:p>RP</text:p>
          </table:table-cell>
          <table:table-cell office:value-type="string">
            <text:p>NYY</text:p>
          </table:table-cell>
        </table:table-row>
        <table:table-row table:style-name="ro1">
          <table:table-cell office:value-type="string">
            <text:p>Wagner, Neil</text:p>
          </table:table-cell>
          <table:table-cell office:value-type="string">
            <text:p>RP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Walden, Jordan</text:p>
          </table:table-cell>
          <table:table-cell office:value-type="string">
            <text:p>RP</text:p>
          </table:table-cell>
          <table:table-cell office:value-type="string">
            <text:p>LAA</text:p>
          </table:table-cell>
        </table:table-row>
        <table:table-row table:style-name="ro1">
          <table:table-cell office:value-type="string">
            <text:p>Waldrop, Kyle</text:p>
          </table:table-cell>
          <table:table-cell office:value-type="string">
            <text:p>RP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Walters, P.J.</text:p>
          </table:table-cell>
          <table:table-cell office:value-type="string">
            <text:p>RP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Watson, Tony</text:p>
          </table:table-cell>
          <table:table-cell office:value-type="string">
            <text:p>RP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Weathers, Casey</text:p>
          </table:table-cell>
          <table:table-cell office:value-type="string">
            <text:p>RP</text:p>
          </table:table-cell>
          <table:table-cell office:value-type="string">
            <text:p>CHC</text:p>
          </table:table-cell>
        </table:table-row>
        <table:table-row table:style-name="ro1">
          <table:table-cell office:value-type="string">
            <text:p>Webb, Ryan</text:p>
          </table:table-cell>
          <table:table-cell office:value-type="string">
            <text:p>RP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Welker, Duke</text:p>
          </table:table-cell>
          <table:table-cell office:value-type="string">
            <text:p>RP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West, Matt</text:p>
          </table:table-cell>
          <table:table-cell office:value-type="string">
            <text:p>RP</text:p>
          </table:table-cell>
          <table:table-cell office:value-type="string">
            <text:p>TEX</text:p>
          </table:table-cell>
        </table:table-row>
        <table:table-row table:style-name="ro1">
          <table:table-cell office:value-type="string">
            <text:p>Whelan, Kevin</text:p>
          </table:table-cell>
          <table:table-cell office:value-type="string">
            <text:p>RP</text:p>
          </table:table-cell>
          <table:table-cell office:value-type="string">
            <text:p>NYY</text:p>
          </table:table-cell>
        </table:table-row>
        <table:table-row table:style-name="ro1">
          <table:table-cell office:value-type="string">
            <text:p>Wilhelmsen, Tom</text:p>
          </table:table-cell>
          <table:table-cell office:value-type="string">
            <text:p>RP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Wilk, Adam</text:p>
          </table:table-cell>
          <table:table-cell office:value-type="string">
            <text:p>RP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Wilson, Brian</text:p>
          </table:table-cell>
          <table:table-cell office:value-type="string">
            <text:p>RP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Wise, Brendan</text:p>
          </table:table-cell>
          <table:table-cell office:value-type="string">
            <text:p>RP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Wood, Blake</text:p>
          </table:table-cell>
          <table:table-cell office:value-type="string">
            <text:p>RP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Wood, Kerry</text:p>
          </table:table-cell>
          <table:table-cell office:value-type="string">
            <text:p>RP</text:p>
          </table:table-cell>
          <table:table-cell office:value-type="string">
            <text:p>CHC</text:p>
          </table:table-cell>
        </table:table-row>
        <table:table-row table:style-name="ro1">
          <table:table-cell office:value-type="string">
            <text:p>Wood, Tim</text:p>
          </table:table-cell>
          <table:table-cell office:value-type="string">
            <text:p>RP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Wright, Wesley</text:p>
          </table:table-cell>
          <table:table-cell office:value-type="string">
            <text:p>RP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Wuertz, Michael</text:p>
          </table:table-cell>
          <table:table-cell office:value-type="string">
            <text:p>RP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Yourkin, Matt</text:p>
          </table:table-cell>
          <table:table-cell office:value-type="string">
            <text:p>RP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Zagurski, Mike</text:p>
          </table:table-cell>
          <table:table-cell office:value-type="string">
            <text:p>RP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Zavada, Clay</text:p>
          </table:table-cell>
          <table:table-cell office:value-type="string">
            <text:p>RP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Ziegler, Brad</text:p>
          </table:table-cell>
          <table:table-cell office:value-type="string">
            <text:p>RP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Zumaya, Joel</text:p>
          </table:table-cell>
          <table:table-cell office:value-type="string">
            <text:p>RP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AOFonzo, Eliezer</text:p>
          </table:table-cell>
          <table:table-cell office:value-type="string">
            <text:p>C</text:p>
          </table:table-cell>
          <table:table-cell office:value-type="string">
            <text:p>COL</text:p>
          </table:table-cell>
        </table:table-row>
        <table:table-row table:style-name="ro1">
          <table:table-cell office:value-type="string">
            <text:p>Anderson, Bryan</text:p>
          </table:table-cell>
          <table:table-cell office:value-type="string">
            <text:p>C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Arencibia, J.P.</text:p>
          </table:table-cell>
          <table:table-cell office:value-type="string">
            <text:p>C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Ausmus, Brad</text:p>
          </table:table-cell>
          <table:table-cell office:value-type="string">
            <text:p>C</text:p>
          </table:table-cell>
          <table:table-cell office:value-type="string">
            <text:p>LAD</text:p>
          </table:table-cell>
        </table:table-row>
        <table:table-row table:style-name="ro1">
          <table:table-cell office:value-type="string">
            <text:p>Avila, Alex</text:p>
          </table:table-cell>
          <table:table-cell office:value-type="string">
            <text:p>C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Baker, John</text:p>
          </table:table-cell>
          <table:table-cell office:value-type="string">
            <text:p>C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Bandy, Jett</text:p>
          </table:table-cell>
          <table:table-cell office:value-type="string">
            <text:p>C</text:p>
          </table:table-cell>
          <table:table-cell office:value-type="string">
            <text:p>LAA</text:p>
          </table:table-cell>
        </table:table-row>
        <table:table-row table:style-name="ro1">
          <table:table-cell office:value-type="string">
            <text:p>Barajas, Rod</text:p>
          </table:table-cell>
          <table:table-cell office:value-type="string">
            <text:p>C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Bard, Josh</text:p>
          </table:table-cell>
          <table:table-cell office:value-type="string">
            <text:p>C</text:p>
          </table:table-cell>
          <table:table-cell office:value-type="string">
            <text:p>LAD</text:p>
          </table:table-cell>
        </table:table-row>
        <table:table-row table:style-name="ro1">
          <table:table-cell office:value-type="string">
            <text:p>Barnhart, Tucker</text:p>
          </table:table-cell>
          <table:table-cell office:value-type="string">
            <text:p>C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Blanco, Henry</text:p>
          </table:table-cell>
          <table:table-cell office:value-type="string">
            <text:p>C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Blanke, Mike</text:p>
          </table:table-cell>
          <table:table-cell office:value-type="string">
            <text:p>C</text:p>
          </table:table-cell>
          <table:table-cell office:value-type="string">
            <text:p>CWS</text:p>
          </table:table-cell>
        </table:table-row>
        <table:table-row table:style-name="ro1">
          <table:table-cell office:value-type="string">
            <text:p>Boscan, J.C.</text:p>
          </table:table-cell>
          <table:table-cell office:value-type="string">
            <text:p>C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Brantly, Rob</text:p>
          </table:table-cell>
          <table:table-cell office:value-type="string">
            <text:p>C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Buck, John</text:p>
          </table:table-cell>
          <table:table-cell office:value-type="string">
            <text:p>C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Budde, Ryan</text:p>
          </table:table-cell>
          <table:table-cell office:value-type="string">
            <text:p>C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Butera, Drew</text:p>
          </table:table-cell>
          <table:table-cell office:value-type="string">
            <text:p>C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Carlin, Luke</text:p>
          </table:table-cell>
          <table:table-cell office:value-type="string">
            <text:p>C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Casali, Curt</text:p>
          </table:table-cell>
          <table:table-cell office:value-type="string">
            <text:p>C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Cash, Kevin</text:p>
          </table:table-cell>
          <table:table-cell office:value-type="string">
            <text:p>C</text:p>
          </table:table-cell>
          <table:table-cell office:value-type="string">
            <text:p>TEX</text:p>
          </table:table-cell>
        </table:table-row>
        <table:table-row table:style-name="ro1">
          <table:table-cell office:value-type="string">
            <text:p>Castillo, Welington</text:p>
          </table:table-cell>
          <table:table-cell office:value-type="string">
            <text:p>C</text:p>
          </table:table-cell>
          <table:table-cell office:value-type="string">
            <text:p>CHC</text:p>
          </table:table-cell>
        </table:table-row>
        <table:table-row table:style-name="ro1">
          <table:table-cell office:value-type="string">
            <text:p>Castillo, Wilkin</text:p>
          </table:table-cell>
          <table:table-cell office:value-type="string">
            <text:p>C</text:p>
          </table:table-cell>
          <table:table-cell office:value-type="string">
            <text:p>COL</text:p>
          </table:table-cell>
        </table:table-row>
        <table:table-row table:style-name="ro1">
          <table:table-cell office:value-type="string">
            <text:p>Castro, Jason</text:p>
          </table:table-cell>
          <table:table-cell office:value-type="string">
            <text:p>C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Cervelli, Francisco</text:p>
          </table:table-cell>
          <table:table-cell office:value-type="string">
            <text:p>C</text:p>
          </table:table-cell>
          <table:table-cell office:value-type="string">
            <text:p>NYY</text:p>
          </table:table-cell>
        </table:table-row>
        <table:table-row table:style-name="ro1">
          <table:table-cell office:value-type="string">
            <text:p>Chen, Chun</text:p>
          </table:table-cell>
          <table:table-cell office:value-type="string">
            <text:p>C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Chirinos, Robinson</text:p>
          </table:table-cell>
          <table:table-cell office:value-type="string">
            <text:p>C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Clevenger, Steve</text:p>
          </table:table-cell>
          <table:table-cell office:value-type="string">
            <text:p>C</text:p>
          </table:table-cell>
          <table:table-cell office:value-type="string">
            <text:p>CHC</text:p>
          </table:table-cell>
        </table:table-row>
        <table:table-row table:style-name="ro1">
          <table:table-cell office:value-type="string">
            <text:p>Closser, JD</text:p>
          </table:table-cell>
          <table:table-cell office:value-type="string">
            <text:p>C</text:p>
          </table:table-cell>
          <table:table-cell office:value-type="string">
            <text:p>LAD</text:p>
          </table:table-cell>
        </table:table-row>
        <table:table-row table:style-name="ro1">
          <table:table-cell office:value-type="string">
            <text:p>Conger, Hank</text:p>
          </table:table-cell>
          <table:table-cell office:value-type="string">
            <text:p>C</text:p>
          </table:table-cell>
          <table:table-cell office:value-type="string">
            <text:p>LAA</text:p>
          </table:table-cell>
        </table:table-row>
        <table:table-row table:style-name="ro1">
          <table:table-cell office:value-type="string">
            <text:p>Corporan, Carlos</text:p>
          </table:table-cell>
          <table:table-cell office:value-type="string">
            <text:p>C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Cruz, Tony</text:p>
          </table:table-cell>
          <table:table-cell office:value-type="string">
            <text:p>C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De La Cruz, Luis</text:p>
          </table:table-cell>
          <table:table-cell office:value-type="string">
            <text:p>C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De La Rosa, Anderson</text:p>
          </table:table-cell>
          <table:table-cell office:value-type="string">
            <text:p>C</text:p>
          </table:table-cell>
          <table:table-cell office:value-type="string">
            <text:p>MIL</text:p>
          </table:table-cell>
        </table:table-row>
        <table:table-row table:style-name="ro1">
          <table:table-cell office:value-type="string">
            <text:p>Delmonico, Anthony</text:p>
          </table:table-cell>
          <table:table-cell office:value-type="string">
            <text:p>C</text:p>
          </table:table-cell>
          <table:table-cell office:value-type="string">
            <text:p>LAD</text:p>
          </table:table-cell>
        </table:table-row>
        <table:table-row table:style-name="ro1">
          <table:table-cell office:value-type="string">
            <text:p>Diaz, Robinzon</text:p>
          </table:table-cell>
          <table:table-cell office:value-type="string">
            <text:p>C</text:p>
          </table:table-cell>
          <table:table-cell office:value-type="string">
            <text:p>LAA</text:p>
          </table:table-cell>
        </table:table-row>
        <table:table-row table:style-name="ro1">
          <table:table-cell office:value-type="string">
            <text:p>Donaldson, Josh</text:p>
          </table:table-cell>
          <table:table-cell office:value-type="string">
            <text:p>C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Doumit, Ryan</text:p>
          </table:table-cell>
          <table:table-cell office:value-type="string">
            <text:p>C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Ellis, A.J.</text:p>
          </table:table-cell>
          <table:table-cell office:value-type="string">
            <text:p>C</text:p>
          </table:table-cell>
          <table:table-cell office:value-type="string">
            <text:p>LAD</text:p>
          </table:table-cell>
        </table:table-row>
        <table:table-row table:style-name="ro1">
          <table:table-cell office:value-type="string">
            <text:p>Espino, Damaso</text:p>
          </table:table-cell>
          <table:table-cell office:value-type="string">
            <text:p>C</text:p>
          </table:table-cell>
          <table:table-cell office:value-type="string">
            <text:p>CWS</text:p>
          </table:table-cell>
        </table:table-row>
        <table:table-row table:style-name="ro1">
          <table:table-cell office:value-type="string">
            <text:p>Esposito, Brian</text:p>
          </table:table-cell>
          <table:table-cell office:value-type="string">
            <text:p>C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Exposito, Luis</text:p>
          </table:table-cell>
          <table:table-cell office:value-type="string">
            <text:p>C</text:p>
          </table:table-cell>
          <table:table-cell office:value-type="string">
            <text:p>BOS</text:p>
          </table:table-cell>
        </table:table-row>
        <table:table-row table:style-name="ro1">
          <table:table-cell office:value-type="string">
            <text:p>Federowicz, Tim</text:p>
          </table:table-cell>
          <table:table-cell office:value-type="string">
            <text:p>C</text:p>
          </table:table-cell>
          <table:table-cell office:value-type="string">
            <text:p>LAD</text:p>
          </table:table-cell>
        </table:table-row>
        <table:table-row table:style-name="ro1">
          <table:table-cell office:value-type="string">
            <text:p>Flores, Jesus</text:p>
          </table:table-cell>
          <table:table-cell office:value-type="string">
            <text:p>C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Flowers, Tyler</text:p>
          </table:table-cell>
          <table:table-cell office:value-type="string">
            <text:p>C</text:p>
          </table:table-cell>
          <table:table-cell office:value-type="string">
            <text:p>CWS</text:p>
          </table:table-cell>
        </table:table-row>
        <table:table-row table:style-name="ro1">
          <table:table-cell office:value-type="string">
            <text:p>Fox, Jake</text:p>
          </table:table-cell>
          <table:table-cell office:value-type="string">
            <text:p>C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Fryer, Eric</text:p>
          </table:table-cell>
          <table:table-cell office:value-type="string">
            <text:p>C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Gimenez, Chris</text:p>
          </table:table-cell>
          <table:table-cell office:value-type="string">
            <text:p>C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Gimenez, Hector</text:p>
          </table:table-cell>
          <table:table-cell office:value-type="string">
            <text:p>C</text:p>
          </table:table-cell>
          <table:table-cell office:value-type="string">
            <text:p>CWS</text:p>
          </table:table-cell>
        </table:table-row>
        <table:table-row table:style-name="ro1">
          <table:table-cell office:value-type="string">
            <text:p>Gonzalez, Jose</text:p>
          </table:table-cell>
          <table:table-cell office:value-type="string">
            <text:p>C</text:p>
          </table:table-cell>
          <table:table-cell office:value-type="string">
            <text:p>COL</text:p>
          </table:table-cell>
        </table:table-row>
        <table:table-row table:style-name="ro1">
          <table:table-cell office:value-type="string">
            <text:p>Gosewisch, Tuffy</text:p>
          </table:table-cell>
          <table:table-cell office:value-type="string">
            <text:p>C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Grandal, Yasmani</text:p>
          </table:table-cell>
          <table:table-cell office:value-type="string">
            <text:p>C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Hammock, Robby</text:p>
          </table:table-cell>
          <table:table-cell office:value-type="string">
            <text:p>C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Hanigan, Ryan</text:p>
          </table:table-cell>
          <table:table-cell office:value-type="string">
            <text:p>C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Hayes, Brett</text:p>
          </table:table-cell>
          <table:table-cell office:value-type="string">
            <text:p>C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Hernandez, Michel</text:p>
          </table:table-cell>
          <table:table-cell office:value-type="string">
            <text:p>C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Hernandez, Ramon</text:p>
          </table:table-cell>
          <table:table-cell office:value-type="string">
            <text:p>C</text:p>
          </table:table-cell>
          <table:table-cell office:value-type="string">
            <text:p>COL</text:p>
          </table:table-cell>
        </table:table-row>
        <table:table-row table:style-name="ro1">
          <table:table-cell office:value-type="string">
            <text:p>Herrmann, Chris</text:p>
          </table:table-cell>
          <table:table-cell office:value-type="string">
            <text:p>C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Hill, Koyie</text:p>
          </table:table-cell>
          <table:table-cell office:value-type="string">
            <text:p>C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Hill, Steve</text:p>
          </table:table-cell>
          <table:table-cell office:value-type="string">
            <text:p>C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Holaday, Bryan</text:p>
          </table:table-cell>
          <table:table-cell office:value-type="string">
            <text:p>C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Hundley, Nick</text:p>
          </table:table-cell>
          <table:table-cell office:value-type="string">
            <text:p>C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Iannetta, Chris</text:p>
          </table:table-cell>
          <table:table-cell office:value-type="string">
            <text:p>C</text:p>
          </table:table-cell>
          <table:table-cell office:value-type="string">
            <text:p>LAA</text:p>
          </table:table-cell>
        </table:table-row>
        <table:table-row table:style-name="ro1">
          <table:table-cell office:value-type="string">
            <text:p>Jaramillo, Jason</text:p>
          </table:table-cell>
          <table:table-cell office:value-type="string">
            <text:p>C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Jaso, John</text:p>
          </table:table-cell>
          <table:table-cell office:value-type="string">
            <text:p>C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Jeroloman, Brian</text:p>
          </table:table-cell>
          <table:table-cell office:value-type="string">
            <text:p>C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Jimenez, A.J.</text:p>
          </table:table-cell>
          <table:table-cell office:value-type="string">
            <text:p>C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Jimenez, Luis</text:p>
          </table:table-cell>
          <table:table-cell office:value-type="string">
            <text:p>C</text:p>
          </table:table-cell>
          <table:table-cell office:value-type="string">
            <text:p>LAA</text:p>
          </table:table-cell>
        </table:table-row>
        <table:table-row table:style-name="ro1">
          <table:table-cell office:value-type="string">
            <text:p>Johnson, Rob</text:p>
          </table:table-cell>
          <table:table-cell office:value-type="string">
            <text:p>C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Joseph, Tommy</text:p>
          </table:table-cell>
          <table:table-cell office:value-type="string">
            <text:p>C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Kottaras, George</text:p>
          </table:table-cell>
          <table:table-cell office:value-type="string">
            <text:p>C</text:p>
          </table:table-cell>
          <table:table-cell office:value-type="string">
            <text:p>MIL</text:p>
          </table:table-cell>
        </table:table-row>
        <table:table-row table:style-name="ro1">
          <table:table-cell office:value-type="string">
            <text:p>Kratz, Erik</text:p>
          </table:table-cell>
          <table:table-cell office:value-type="string">
            <text:p>C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Laird, Gerald</text:p>
          </table:table-cell>
          <table:table-cell office:value-type="string">
            <text:p>C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Lavarnway, Ryan</text:p>
          </table:table-cell>
          <table:table-cell office:value-type="string">
            <text:p>C</text:p>
          </table:table-cell>
          <table:table-cell office:value-type="string">
            <text:p>BOS</text:p>
          </table:table-cell>
        </table:table-row>
        <table:table-row table:style-name="ro1">
          <table:table-cell office:value-type="string">
            <text:p>Lehmann, Danny</text:p>
          </table:table-cell>
          <table:table-cell office:value-type="string">
            <text:p>C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Leon, Sandy</text:p>
          </table:table-cell>
          <table:table-cell office:value-type="string">
            <text:p>C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Lerud, Steve</text:p>
          </table:table-cell>
          <table:table-cell office:value-type="string">
            <text:p>C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Leyland, Patrick</text:p>
          </table:table-cell>
          <table:table-cell office:value-type="string">
            <text:p>C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Lobaton, Jose</text:p>
          </table:table-cell>
          <table:table-cell office:value-type="string">
            <text:p>C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Lucroy, Jonathan</text:p>
          </table:table-cell>
          <table:table-cell office:value-type="string">
            <text:p>C</text:p>
          </table:table-cell>
          <table:table-cell office:value-type="string">
            <text:p>MIL</text:p>
          </table:table-cell>
        </table:table-row>
        <table:table-row table:style-name="ro1">
          <table:table-cell office:value-type="string">
            <text:p>Lucy, Donny</text:p>
          </table:table-cell>
          <table:table-cell office:value-type="string">
            <text:p>C</text:p>
          </table:table-cell>
          <table:table-cell office:value-type="string">
            <text:p>CWS</text:p>
          </table:table-cell>
        </table:table-row>
        <table:table-row table:style-name="ro1">
          <table:table-cell office:value-type="string">
            <text:p>Maldonado, Carlos</text:p>
          </table:table-cell>
          <table:table-cell office:value-type="string">
            <text:p>C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Maldonado, Martin</text:p>
          </table:table-cell>
          <table:table-cell office:value-type="string">
            <text:p>C</text:p>
          </table:table-cell>
          <table:table-cell office:value-type="string">
            <text:p>MIL</text:p>
          </table:table-cell>
        </table:table-row>
        <table:table-row table:style-name="ro1">
          <table:table-cell office:value-type="string">
            <text:p>Marson, Lou</text:p>
          </table:table-cell>
          <table:table-cell office:value-type="string">
            <text:p>C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Martin, Russell</text:p>
          </table:table-cell>
          <table:table-cell office:value-type="string">
            <text:p>C</text:p>
          </table:table-cell>
          <table:table-cell office:value-type="string">
            <text:p>NYY</text:p>
          </table:table-cell>
        </table:table-row>
        <table:table-row table:style-name="ro1">
          <table:table-cell office:value-type="string">
            <text:p>Martinez, Luis</text:p>
          </table:table-cell>
          <table:table-cell office:value-type="string">
            <text:p>C</text:p>
          </table:table-cell>
          <table:table-cell office:value-type="string">
            <text:p>TEX</text:p>
          </table:table-cell>
        </table:table-row>
        <table:table-row table:style-name="ro1">
          <table:table-cell office:value-type="string">
            <text:p>Martinez, Victor</text:p>
          </table:table-cell>
          <table:table-cell office:value-type="string">
            <text:p>C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Mathis, Jeff</text:p>
          </table:table-cell>
          <table:table-cell office:value-type="string">
            <text:p>C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Mauer, Joe</text:p>
          </table:table-cell>
          <table:table-cell office:value-type="string">
            <text:p>C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McCann, Brian</text:p>
          </table:table-cell>
          <table:table-cell office:value-type="string">
            <text:p>C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McCann, James</text:p>
          </table:table-cell>
          <table:table-cell office:value-type="string">
            <text:p>C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McKenry, Michael</text:p>
          </table:table-cell>
          <table:table-cell office:value-type="string">
            <text:p>C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Mendonca, Tommy</text:p>
          </table:table-cell>
          <table:table-cell office:value-type="string">
            <text:p>C</text:p>
          </table:table-cell>
          <table:table-cell office:value-type="string">
            <text:p>TEX</text:p>
          </table:table-cell>
        </table:table-row>
        <table:table-row table:style-name="ro1">
          <table:table-cell office:value-type="string">
            <text:p>Mercado, Orlando</text:p>
          </table:table-cell>
          <table:table-cell office:value-type="string">
            <text:p>C</text:p>
          </table:table-cell>
          <table:table-cell office:value-type="string">
            <text:p>LAD</text:p>
          </table:table-cell>
        </table:table-row>
        <table:table-row table:style-name="ro1">
          <table:table-cell office:value-type="string">
            <text:p>Mesoraco, Devin</text:p>
          </table:table-cell>
          <table:table-cell office:value-type="string">
            <text:p>C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Miller, Corky</text:p>
          </table:table-cell>
          <table:table-cell office:value-type="string">
            <text:p>C</text:p>
          </table:table-cell>
          <table:table-cell office:value-type="string">
            <text:p>CIN</text:p>
          </table:table-cell>
        </table:table-row>
        <table:table-row table:style-name="ro1">
          <table:table-cell office:value-type="string">
            <text:p>Molina, Jose</text:p>
          </table:table-cell>
          <table:table-cell office:value-type="string">
            <text:p>C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Molina, Yadier</text:p>
          </table:table-cell>
          <table:table-cell office:value-type="string">
            <text:p>C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Montero, Jesus</text:p>
          </table:table-cell>
          <table:table-cell office:value-type="string">
            <text:p>C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Montero, Miguel</text:p>
          </table:table-cell>
          <table:table-cell office:value-type="string">
            <text:p>C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Moore, Adam</text:p>
          </table:table-cell>
          <table:table-cell office:value-type="string">
            <text:p>C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Morales, Jose</text:p>
          </table:table-cell>
          <table:table-cell office:value-type="string">
            <text:p>C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Napoli, Mike</text:p>
          </table:table-cell>
          <table:table-cell office:value-type="string">
            <text:p>C</text:p>
          </table:table-cell>
          <table:table-cell office:value-type="string">
            <text:p>TEX</text:p>
          </table:table-cell>
        </table:table-row>
        <table:table-row table:style-name="ro1">
          <table:table-cell office:value-type="string">
            <text:p>Nickeas, Mike</text:p>
          </table:table-cell>
          <table:table-cell office:value-type="string">
            <text:p>C</text:p>
          </table:table-cell>
          <table:table-cell office:value-type="string">
            <text:p>NYM</text:p>
          </table:table-cell>
        </table:table-row>
        <table:table-row table:style-name="ro1">
          <table:table-cell office:value-type="string">
            <text:p>Norris, Derek</text:p>
          </table:table-cell>
          <table:table-cell office:value-type="string">
            <text:p>C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Olivo, Miguel</text:p>
          </table:table-cell>
          <table:table-cell office:value-type="string">
            <text:p>C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Pacheco, Jordan</text:p>
          </table:table-cell>
          <table:table-cell office:value-type="string">
            <text:p>C</text:p>
          </table:table-cell>
          <table:table-cell office:value-type="string">
            <text:p>COL</text:p>
          </table:table-cell>
        </table:table-row>
        <table:table-row table:style-name="ro1">
          <table:table-cell office:value-type="string">
            <text:p>Pagnozzi, Matt</text:p>
          </table:table-cell>
          <table:table-cell office:value-type="string">
            <text:p>C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Pena, Brayan</text:p>
          </table:table-cell>
          <table:table-cell office:value-type="string">
            <text:p>C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Perez, Salvador</text:p>
          </table:table-cell>
          <table:table-cell office:value-type="string">
            <text:p>C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Phegley, Josh</text:p>
          </table:table-cell>
          <table:table-cell office:value-type="string">
            <text:p>C</text:p>
          </table:table-cell>
          <table:table-cell office:value-type="string">
            <text:p>CWS</text:p>
          </table:table-cell>
        </table:table-row>
        <table:table-row table:style-name="ro1">
          <table:table-cell office:value-type="string">
            <text:p>Phillips, Paul</text:p>
          </table:table-cell>
          <table:table-cell office:value-type="string">
            <text:p>C</text:p>
          </table:table-cell>
          <table:table-cell office:value-type="string">
            <text:p>MIL</text:p>
          </table:table-cell>
        </table:table-row>
        <table:table-row table:style-name="ro1">
          <table:table-cell office:value-type="string">
            <text:p>Pierzynski, A.J.</text:p>
          </table:table-cell>
          <table:table-cell office:value-type="string">
            <text:p>C</text:p>
          </table:table-cell>
          <table:table-cell office:value-type="string">
            <text:p>CWS</text:p>
          </table:table-cell>
        </table:table-row>
        <table:table-row table:style-name="ro1">
          <table:table-cell office:value-type="string">
            <text:p>Pina, Manny</text:p>
          </table:table-cell>
          <table:table-cell office:value-type="string">
            <text:p>C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Posey, Buster</text:p>
          </table:table-cell>
          <table:table-cell office:value-type="string">
            <text:p>C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Quintero, Humberto</text:p>
          </table:table-cell>
          <table:table-cell office:value-type="string">
            <text:p>C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Quiroz, Guillermo</text:p>
          </table:table-cell>
          <table:table-cell office:value-type="string">
            <text:p>C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Ramirez, Carlos</text:p>
          </table:table-cell>
          <table:table-cell office:value-type="string">
            <text:p>C</text:p>
          </table:table-cell>
          <table:table-cell office:value-type="string">
            <text:p>LAA</text:p>
          </table:table-cell>
        </table:table-row>
        <table:table-row table:style-name="ro1">
          <table:table-cell office:value-type="string">
            <text:p>Ramirez, Max</text:p>
          </table:table-cell>
          <table:table-cell office:value-type="string">
            <text:p>C</text:p>
          </table:table-cell>
          <table:table-cell office:value-type="string">
            <text:p>K.C</text:p>
          </table:table-cell>
        </table:table-row>
        <table:table-row table:style-name="ro1">
          <table:table-cell office:value-type="string">
            <text:p>Ramos, Wilson</text:p>
          </table:table-cell>
          <table:table-cell office:value-type="string">
            <text:p>C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Recker, Anthony</text:p>
          </table:table-cell>
          <table:table-cell office:value-type="string">
            <text:p>C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Rivera, Mike</text:p>
          </table:table-cell>
          <table:table-cell office:value-type="string">
            <text:p>C</text:p>
          </table:table-cell>
          <table:table-cell office:value-type="string">
            <text:p>MIL</text:p>
          </table:table-cell>
        </table:table-row>
        <table:table-row table:style-name="ro1">
          <table:table-cell office:value-type="string">
            <text:p>Rivera, Rene</text:p>
          </table:table-cell>
          <table:table-cell office:value-type="string">
            <text:p>C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Robinson, Chris</text:p>
          </table:table-cell>
          <table:table-cell office:value-type="string">
            <text:p>C</text:p>
          </table:table-cell>
          <table:table-cell office:value-type="string">
            <text:p>TEX</text:p>
          </table:table-cell>
        </table:table-row>
        <table:table-row table:style-name="ro1">
          <table:table-cell office:value-type="string">
            <text:p>RohOFing, Dan</text:p>
          </table:table-cell>
          <table:table-cell office:value-type="string">
            <text:p>C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Romine, Austin</text:p>
          </table:table-cell>
          <table:table-cell office:value-type="string">
            <text:p>C</text:p>
          </table:table-cell>
          <table:table-cell office:value-type="string">
            <text:p>NYY</text:p>
          </table:table-cell>
        </table:table-row>
        <table:table-row table:style-name="ro1">
          <table:table-cell office:value-type="string">
            <text:p>Rosario, Alberto</text:p>
          </table:table-cell>
          <table:table-cell office:value-type="string">
            <text:p>C</text:p>
          </table:table-cell>
          <table:table-cell office:value-type="string">
            <text:p>LAA</text:p>
          </table:table-cell>
        </table:table-row>
        <table:table-row table:style-name="ro1">
          <table:table-cell office:value-type="string">
            <text:p>Rosario, Wilin</text:p>
          </table:table-cell>
          <table:table-cell office:value-type="string">
            <text:p>C</text:p>
          </table:table-cell>
          <table:table-cell office:value-type="string">
            <text:p>COL</text:p>
          </table:table-cell>
        </table:table-row>
        <table:table-row table:style-name="ro1">
          <table:table-cell office:value-type="string">
            <text:p>Ross, David</text:p>
          </table:table-cell>
          <table:table-cell office:value-type="string">
            <text:p>C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Ruiz, Carlos</text:p>
          </table:table-cell>
          <table:table-cell office:value-type="string">
            <text:p>C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Saltalamacchia, Jarrod</text:p>
          </table:table-cell>
          <table:table-cell office:value-type="string">
            <text:p>C</text:p>
          </table:table-cell>
          <table:table-cell office:value-type="string">
            <text:p>BOS</text:p>
          </table:table-cell>
        </table:table-row>
        <table:table-row table:style-name="ro1">
          <table:table-cell office:value-type="string">
            <text:p>Sanchez, Hector</text:p>
          </table:table-cell>
          <table:table-cell office:value-type="string">
            <text:p>C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Santana, Carlos</text:p>
          </table:table-cell>
          <table:table-cell office:value-type="string">
            <text:p>C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Santos, Omir</text:p>
          </table:table-cell>
          <table:table-cell office:value-type="string">
            <text:p>C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Schmidt, Konrad</text:p>
          </table:table-cell>
          <table:table-cell office:value-type="string">
            <text:p>C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Schneider, Brian</text:p>
          </table:table-cell>
          <table:table-cell office:value-type="string">
            <text:p>C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Shoppach, Kelly</text:p>
          </table:table-cell>
          <table:table-cell office:value-type="string">
            <text:p>C</text:p>
          </table:table-cell>
          <table:table-cell office:value-type="string">
            <text:p>BOS</text:p>
          </table:table-cell>
        </table:table-row>
        <table:table-row table:style-name="ro1">
          <table:table-cell office:value-type="string">
            <text:p>Snyder, Chris</text:p>
          </table:table-cell>
          <table:table-cell office:value-type="string">
            <text:p>C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Solano, Jhonatan</text:p>
          </table:table-cell>
          <table:table-cell office:value-type="string">
            <text:p>C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Soto, Geovany</text:p>
          </table:table-cell>
          <table:table-cell office:value-type="string">
            <text:p>C</text:p>
          </table:table-cell>
          <table:table-cell office:value-type="string">
            <text:p>CHC</text:p>
          </table:table-cell>
        </table:table-row>
        <table:table-row table:style-name="ro1">
          <table:table-cell office:value-type="string">
            <text:p>Stanley, Cody</text:p>
          </table:table-cell>
          <table:table-cell office:value-type="string">
            <text:p>C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Stewart, Chris</text:p>
          </table:table-cell>
          <table:table-cell office:value-type="string">
            <text:p>C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Stock, Robert</text:p>
          </table:table-cell>
          <table:table-cell office:value-type="string">
            <text:p>C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Susac, Andrew</text:p>
          </table:table-cell>
          <table:table-cell office:value-type="string">
            <text:p>C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Suzuki, Kurt</text:p>
          </table:table-cell>
          <table:table-cell office:value-type="string">
            <text:p>C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string">
            <text:p>Tatum, Craig</text:p>
          </table:table-cell>
          <table:table-cell office:value-type="string">
            <text:p>C</text:p>
          </table:table-cell>
          <table:table-cell office:value-type="string">
            <text:p>ARI</text:p>
          </table:table-cell>
        </table:table-row>
        <table:table-row table:style-name="ro1">
          <table:table-cell office:value-type="string">
            <text:p>Teagarden, Taylor</text:p>
          </table:table-cell>
          <table:table-cell office:value-type="string">
            <text:p>C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Thole, Josh</text:p>
          </table:table-cell>
          <table:table-cell office:value-type="string">
            <text:p>C</text:p>
          </table:table-cell>
          <table:table-cell office:value-type="string">
            <text:p>NYM</text:p>
          </table:table-cell>
        </table:table-row>
        <table:table-row table:style-name="ro1">
          <table:table-cell office:value-type="string">
            <text:p>Torrealba, Yorvit</text:p>
          </table:table-cell>
          <table:table-cell office:value-type="string">
            <text:p>C</text:p>
          </table:table-cell>
          <table:table-cell office:value-type="string">
            <text:p>TEX</text:p>
          </table:table-cell>
        </table:table-row>
        <table:table-row table:style-name="ro1">
          <table:table-cell office:value-type="string">
            <text:p>Towles, J.R.</text:p>
          </table:table-cell>
          <table:table-cell office:value-type="string">
            <text:p>C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Treanor, Matt</text:p>
          </table:table-cell>
          <table:table-cell office:value-type="string">
            <text:p>C</text:p>
          </table:table-cell>
          <table:table-cell office:value-type="string">
            <text:p>LAD</text:p>
          </table:table-cell>
        </table:table-row>
        <table:table-row table:style-name="ro1">
          <table:table-cell office:value-type="string">
            <text:p>Valle, Sebastian</text:p>
          </table:table-cell>
          <table:table-cell office:value-type="string">
            <text:p>C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Whiteside, Eli</text:p>
          </table:table-cell>
          <table:table-cell office:value-type="string">
            <text:p>C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Wieters, Matt</text:p>
          </table:table-cell>
          <table:table-cell office:value-type="string">
            <text:p>C</text:p>
          </table:table-cell>
          <table:table-cell office:value-type="string">
            <text:p>BAL</text:p>
          </table:table-cell>
        </table:table-row>
        <table:table-row table:style-name="ro1">
          <table:table-cell office:value-type="string">
            <text:p>Williams, Jackson</text:p>
          </table:table-cell>
          <table:table-cell office:value-type="string">
            <text:p>C</text:p>
          </table:table-cell>
          <table:table-cell office:value-type="string">
            <text:p>SFO</text:p>
          </table:table-cell>
        </table:table-row>
        <table:table-row table:style-name="ro1">
          <table:table-cell office:value-type="string">
            <text:p>Wilson, Bobby</text:p>
          </table:table-cell>
          <table:table-cell office:value-type="string">
            <text:p>C</text:p>
          </table:table-cell>
          <table:table-cell office:value-type="string">
            <text:p>LAA</text:p>
          </table:table-cell>
        </table:table-row>
        <table:table-row table:style-name="ro1">
          <table:table-cell office:value-type="string">
            <text:p>Yepez, Jose</text:p>
          </table:table-cell>
          <table:table-cell office:value-type="string">
            <text:p>C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d'Arnaud, Travis</text:p>
          </table:table-cell>
          <table:table-cell office:value-type="string">
            <text:p>C</text:p>
          </table:table-cell>
          <table:table-cell office:value-type="string">
            <text:p>TOR</text:p>
          </table:table-cell>
        </table:table-row>
      </table:table>
      <table:table table:name="NBA 2011 - 2012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Player</text:p>
          </table:table-cell>
          <table:table-cell office:value-type="string">
            <text:p>Position</text:p>
          </table:table-cell>
          <table:table-cell office:value-type="string">
            <text:p>Team</text:p>
          </table:table-cell>
        </table:table-row>
        <table:table-row table:style-name="ro1">
          <table:table-cell office:value-type="string">
            <text:p>Alabi, Solomon</text:p>
          </table:table-cell>
          <table:table-cell office:value-type="string">
            <text:p>C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Aldrich, Cole</text:p>
          </table:table-cell>
          <table:table-cell office:value-type="string">
            <text:p>C</text:p>
          </table:table-cell>
          <table:table-cell office:value-type="string">
            <text:p>OKC</text:p>
          </table:table-cell>
        </table:table-row>
        <table:table-row table:style-name="ro1">
          <table:table-cell office:value-type="string">
            <text:p>Anthony, Joel</text:p>
          </table:table-cell>
          <table:table-cell office:value-type="string">
            <text:p>C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Asik, Omer</text:p>
          </table:table-cell>
          <table:table-cell office:value-type="string">
            <text:p>C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Barac, Stanko</text:p>
          </table:table-cell>
          <table:table-cell office:value-type="string">
            <text:p>C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Bargnani, Andrea</text:p>
          </table:table-cell>
          <table:table-cell office:value-type="string">
            <text:p>C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Biedrins, Andris</text:p>
          </table:table-cell>
          <table:table-cell office:value-type="string">
            <text:p>C</text:p>
          </table:table-cell>
          <table:table-cell office:value-type="string">
            <text:p>GSW</text:p>
          </table:table-cell>
        </table:table-row>
        <table:table-row table:style-name="ro1">
          <table:table-cell office:value-type="string">
            <text:p>Blatche, Andray</text:p>
          </table:table-cell>
          <table:table-cell office:value-type="string">
            <text:p>C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Bogut, Andrew</text:p>
          </table:table-cell>
          <table:table-cell office:value-type="string">
            <text:p>C</text:p>
          </table:table-cell>
          <table:table-cell office:value-type="string">
            <text:p>MIL</text:p>
          </table:table-cell>
        </table:table-row>
        <table:table-row table:style-name="ro1">
          <table:table-cell office:value-type="string">
            <text:p>Brown, Kwame</text:p>
          </table:table-cell>
          <table:table-cell office:value-type="string">
            <text:p>C</text:p>
          </table:table-cell>
          <table:table-cell office:value-type="string">
            <text:p>GSW</text:p>
          </table:table-cell>
        </table:table-row>
        <table:table-row table:style-name="ro1">
          <table:table-cell office:value-type="string">
            <text:p>Bynum, Andrew</text:p>
          </table:table-cell>
          <table:table-cell office:value-type="string">
            <text:p>C</text:p>
          </table:table-cell>
          <table:table-cell office:value-type="string">
            <text:p>LAL</text:p>
          </table:table-cell>
        </table:table-row>
        <table:table-row table:style-name="ro1">
          <table:table-cell office:value-type="string">
            <text:p>Camby, Marcus</text:p>
          </table:table-cell>
          <table:table-cell office:value-type="string">
            <text:p>C</text:p>
          </table:table-cell>
          <table:table-cell office:value-type="string">
            <text:p>POR</text:p>
          </table:table-cell>
        </table:table-row>
        <table:table-row table:style-name="ro1">
          <table:table-cell office:value-type="string">
            <text:p>Chandler, Tyson</text:p>
          </table:table-cell>
          <table:table-cell office:value-type="string">
            <text:p>C</text:p>
          </table:table-cell>
          <table:table-cell office:value-type="string">
            <text:p>NYK</text:p>
          </table:table-cell>
        </table:table-row>
        <table:table-row table:style-name="ro1">
          <table:table-cell office:value-type="string">
            <text:p>Collins, Jason</text:p>
          </table:table-cell>
          <table:table-cell office:value-type="string">
            <text:p>C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Cousins, DeMarcus</text:p>
          </table:table-cell>
          <table:table-cell office:value-type="string">
            <text:p>C</text:p>
          </table:table-cell>
          <table:table-cell office:value-type="string">
            <text:p>SAC</text:p>
          </table:table-cell>
        </table:table-row>
        <table:table-row table:style-name="ro1">
          <table:table-cell office:value-type="string">
            <text:p>Curry, Eddy</text:p>
          </table:table-cell>
          <table:table-cell office:value-type="string">
            <text:p>C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Dalembert, Samuel</text:p>
          </table:table-cell>
          <table:table-cell office:value-type="string">
            <text:p>C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Diop, DeSagana</text:p>
          </table:table-cell>
          <table:table-cell office:value-type="string">
            <text:p>C</text:p>
          </table:table-cell>
          <table:table-cell office:value-type="string">
            <text:p>CHA</text:p>
          </table:table-cell>
        </table:table-row>
        <table:table-row table:style-name="ro1">
          <table:table-cell office:value-type="string">
            <text:p>Elonu, Chinemelu</text:p>
          </table:table-cell>
          <table:table-cell office:value-type="string">
            <text:p>C</text:p>
          </table:table-cell>
          <table:table-cell office:value-type="string">
            <text:p>LAL</text:p>
          </table:table-cell>
        </table:table-row>
        <table:table-row table:style-name="ro1">
          <table:table-cell office:value-type="string">
            <text:p>Erden, Semih</text:p>
          </table:table-cell>
          <table:table-cell office:value-type="string">
            <text:p>C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Foster, Jeff</text:p>
          </table:table-cell>
          <table:table-cell office:value-type="string">
            <text:p>C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Frye, Channing</text:p>
          </table:table-cell>
          <table:table-cell office:value-type="string">
            <text:p>C</text:p>
          </table:table-cell>
          <table:table-cell office:value-type="string">
            <text:p>PHO</text:p>
          </table:table-cell>
        </table:table-row>
        <table:table-row table:style-name="ro1">
          <table:table-cell office:value-type="string">
            <text:p>Gasol, Marc</text:p>
          </table:table-cell>
          <table:table-cell office:value-type="string">
            <text:p>C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Gladness, Mickell</text:p>
          </table:table-cell>
          <table:table-cell office:value-type="string">
            <text:p>C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Gray, Aaron</text:p>
          </table:table-cell>
          <table:table-cell office:value-type="string">
            <text:p>C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Haddadi, Hamed</text:p>
          </table:table-cell>
          <table:table-cell office:value-type="string">
            <text:p>C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Harrellson, Josh</text:p>
          </table:table-cell>
          <table:table-cell office:value-type="string">
            <text:p>C</text:p>
          </table:table-cell>
          <table:table-cell office:value-type="string">
            <text:p>NYK</text:p>
          </table:table-cell>
        </table:table-row>
        <table:table-row table:style-name="ro1">
          <table:table-cell office:value-type="string">
            <text:p>Hawes, Spencer</text:p>
          </table:table-cell>
          <table:table-cell office:value-type="string">
            <text:p>C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Haywood, Brendan</text:p>
          </table:table-cell>
          <table:table-cell office:value-type="string">
            <text:p>C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Hibbert, Roy</text:p>
          </table:table-cell>
          <table:table-cell office:value-type="string">
            <text:p>C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Hollins, Ryan</text:p>
          </table:table-cell>
          <table:table-cell office:value-type="string">
            <text:p>C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Horford, Al</text:p>
          </table:table-cell>
          <table:table-cell office:value-type="string">
            <text:p>C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Howard, Dwight</text:p>
          </table:table-cell>
          <table:table-cell office:value-type="string">
            <text:p>C</text:p>
          </table:table-cell>
          <table:table-cell office:value-type="string">
            <text:p>ORL</text:p>
          </table:table-cell>
        </table:table-row>
        <table:table-row table:style-name="ro1">
          <table:table-cell office:value-type="string">
            <text:p>Jefferson, Al</text:p>
          </table:table-cell>
          <table:table-cell office:value-type="string">
            <text:p>C</text:p>
          </table:table-cell>
          <table:table-cell office:value-type="string">
            <text:p>UTH</text:p>
          </table:table-cell>
        </table:table-row>
        <table:table-row table:style-name="ro1">
          <table:table-cell office:value-type="string">
            <text:p>Jordan, DeAndre</text:p>
          </table:table-cell>
          <table:table-cell office:value-type="string">
            <text:p>C</text:p>
          </table:table-cell>
          <table:table-cell office:value-type="string">
            <text:p>LAC</text:p>
          </table:table-cell>
        </table:table-row>
        <table:table-row table:style-name="ro1">
          <table:table-cell office:value-type="string">
            <text:p>Jordan, Jerome</text:p>
          </table:table-cell>
          <table:table-cell office:value-type="string">
            <text:p>C</text:p>
          </table:table-cell>
          <table:table-cell office:value-type="string">
            <text:p>NYK</text:p>
          </table:table-cell>
        </table:table-row>
        <table:table-row table:style-name="ro1">
          <table:table-cell office:value-type="string">
            <text:p>Kaman, Chris</text:p>
          </table:table-cell>
          <table:table-cell office:value-type="string">
            <text:p>C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Kanter, Enes</text:p>
          </table:table-cell>
          <table:table-cell office:value-type="string">
            <text:p>C</text:p>
          </table:table-cell>
          <table:table-cell office:value-type="string">
            <text:p>UTH</text:p>
          </table:table-cell>
        </table:table-row>
        <table:table-row table:style-name="ro1">
          <table:table-cell office:value-type="string">
            <text:p>Koufos, Kosta</text:p>
          </table:table-cell>
          <table:table-cell office:value-type="string">
            <text:p>C</text:p>
          </table:table-cell>
          <table:table-cell office:value-type="string">
            <text:p>DEN</text:p>
          </table:table-cell>
        </table:table-row>
        <table:table-row table:style-name="ro1">
          <table:table-cell office:value-type="string">
            <text:p>Lee, David</text:p>
          </table:table-cell>
          <table:table-cell office:value-type="string">
            <text:p>C</text:p>
          </table:table-cell>
          <table:table-cell office:value-type="string">
            <text:p>GSW</text:p>
          </table:table-cell>
        </table:table-row>
        <table:table-row table:style-name="ro1">
          <table:table-cell office:value-type="string">
            <text:p>Lopez, Brook</text:p>
          </table:table-cell>
          <table:table-cell office:value-type="string">
            <text:p>C</text:p>
          </table:table-cell>
          <table:table-cell office:value-type="string">
            <text:p>NJN</text:p>
          </table:table-cell>
        </table:table-row>
        <table:table-row table:style-name="ro1">
          <table:table-cell office:value-type="string">
            <text:p>Lopez, Robin</text:p>
          </table:table-cell>
          <table:table-cell office:value-type="string">
            <text:p>C</text:p>
          </table:table-cell>
          <table:table-cell office:value-type="string">
            <text:p>PHO</text:p>
          </table:table-cell>
        </table:table-row>
        <table:table-row table:style-name="ro1">
          <table:table-cell office:value-type="string">
            <text:p>Magloire, Jamaal</text:p>
          </table:table-cell>
          <table:table-cell office:value-type="string">
            <text:p>C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Mahinmi, Ian</text:p>
          </table:table-cell>
          <table:table-cell office:value-type="string">
            <text:p>C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Mavrokefalidis, Loukas</text:p>
          </table:table-cell>
          <table:table-cell office:value-type="string">
            <text:p>C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McGee, JaVale</text:p>
          </table:table-cell>
          <table:table-cell office:value-type="string">
            <text:p>C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Milicic, Darko</text:p>
          </table:table-cell>
          <table:table-cell office:value-type="string">
            <text:p>C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Miller, Brad</text:p>
          </table:table-cell>
          <table:table-cell office:value-type="string">
            <text:p>C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Mohammed, Nazr</text:p>
          </table:table-cell>
          <table:table-cell office:value-type="string">
            <text:p>C</text:p>
          </table:table-cell>
          <table:table-cell office:value-type="string">
            <text:p>OKC</text:p>
          </table:table-cell>
        </table:table-row>
        <table:table-row table:style-name="ro1">
          <table:table-cell office:value-type="string">
            <text:p>Monroe, Greg</text:p>
          </table:table-cell>
          <table:table-cell office:value-type="string">
            <text:p>C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Mozgov, Timofey</text:p>
          </table:table-cell>
          <table:table-cell office:value-type="string">
            <text:p>C</text:p>
          </table:table-cell>
          <table:table-cell office:value-type="string">
            <text:p>DEN</text:p>
          </table:table-cell>
        </table:table-row>
        <table:table-row table:style-name="ro1">
          <table:table-cell office:value-type="string">
            <text:p>Mullens, Byron</text:p>
          </table:table-cell>
          <table:table-cell office:value-type="string">
            <text:p>C</text:p>
          </table:table-cell>
          <table:table-cell office:value-type="string">
            <text:p>CHA</text:p>
          </table:table-cell>
        </table:table-row>
        <table:table-row table:style-name="ro1">
          <table:table-cell office:value-type="string">
            <text:p>Ndiaye, Hamady</text:p>
          </table:table-cell>
          <table:table-cell office:value-type="string">
            <text:p>C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Nene, Nene</text:p>
          </table:table-cell>
          <table:table-cell office:value-type="string">
            <text:p>C</text:p>
          </table:table-cell>
          <table:table-cell office:value-type="string">
            <text:p>DEN</text:p>
          </table:table-cell>
        </table:table-row>
        <table:table-row table:style-name="ro1">
          <table:table-cell office:value-type="string">
            <text:p>Noah, Joakim</text:p>
          </table:table-cell>
          <table:table-cell office:value-type="string">
            <text:p>C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O'Neal, Jermaine</text:p>
          </table:table-cell>
          <table:table-cell office:value-type="string">
            <text:p>C</text:p>
          </table:table-cell>
          <table:table-cell office:value-type="string">
            <text:p>BOS</text:p>
          </table:table-cell>
        </table:table-row>
        <table:table-row table:style-name="ro1">
          <table:table-cell office:value-type="string">
            <text:p>Oden, Greg</text:p>
          </table:table-cell>
          <table:table-cell office:value-type="string">
            <text:p>C</text:p>
          </table:table-cell>
          <table:table-cell office:value-type="string">
            <text:p>POR</text:p>
          </table:table-cell>
        </table:table-row>
        <table:table-row table:style-name="ro1">
          <table:table-cell office:value-type="string">
            <text:p>Okafor, Emeka</text:p>
          </table:table-cell>
          <table:table-cell office:value-type="string">
            <text:p>C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Okur, Mehmet</text:p>
          </table:table-cell>
          <table:table-cell office:value-type="string">
            <text:p>C</text:p>
          </table:table-cell>
          <table:table-cell office:value-type="string">
            <text:p>NJN</text:p>
          </table:table-cell>
        </table:table-row>
        <table:table-row table:style-name="ro1">
          <table:table-cell office:value-type="string">
            <text:p>Orton, Daniel</text:p>
          </table:table-cell>
          <table:table-cell office:value-type="string">
            <text:p>C</text:p>
          </table:table-cell>
          <table:table-cell office:value-type="string">
            <text:p>ORL</text:p>
          </table:table-cell>
        </table:table-row>
        <table:table-row table:style-name="ro1">
          <table:table-cell office:value-type="string">
            <text:p>Pachulia, Zaza</text:p>
          </table:table-cell>
          <table:table-cell office:value-type="string">
            <text:p>C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Padgett, David</text:p>
          </table:table-cell>
          <table:table-cell office:value-type="string">
            <text:p>C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Pekovic, Nikola</text:p>
          </table:table-cell>
          <table:table-cell office:value-type="string">
            <text:p>C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Perkins, Kendrick</text:p>
          </table:table-cell>
          <table:table-cell office:value-type="string">
            <text:p>C</text:p>
          </table:table-cell>
          <table:table-cell office:value-type="string">
            <text:p>OKC</text:p>
          </table:table-cell>
        </table:table-row>
        <table:table-row table:style-name="ro1">
          <table:table-cell office:value-type="string">
            <text:p>Petro, Johan</text:p>
          </table:table-cell>
          <table:table-cell office:value-type="string">
            <text:p>C</text:p>
          </table:table-cell>
          <table:table-cell office:value-type="string">
            <text:p>NJN</text:p>
          </table:table-cell>
        </table:table-row>
        <table:table-row table:style-name="ro1">
          <table:table-cell office:value-type="string">
            <text:p>Pittman, Dexter</text:p>
          </table:table-cell>
          <table:table-cell office:value-type="string">
            <text:p>C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Prestes, Paulo</text:p>
          </table:table-cell>
          <table:table-cell office:value-type="string">
            <text:p>C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Samuels, Samardo</text:p>
          </table:table-cell>
          <table:table-cell office:value-type="string">
            <text:p>C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Scalabrine, Brian</text:p>
          </table:table-cell>
          <table:table-cell office:value-type="string">
            <text:p>C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Stiemsma, Greg</text:p>
          </table:table-cell>
          <table:table-cell office:value-type="string">
            <text:p>C</text:p>
          </table:table-cell>
          <table:table-cell office:value-type="string">
            <text:p>BOS</text:p>
          </table:table-cell>
        </table:table-row>
        <table:table-row table:style-name="ro1">
          <table:table-cell office:value-type="string">
            <text:p>Thabeet, Hasheem</text:p>
          </table:table-cell>
          <table:table-cell office:value-type="string">
            <text:p>C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Turiaf, Ronny</text:p>
          </table:table-cell>
          <table:table-cell office:value-type="string">
            <text:p>C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Tyler, Jeremy</text:p>
          </table:table-cell>
          <table:table-cell office:value-type="string">
            <text:p>C</text:p>
          </table:table-cell>
          <table:table-cell office:value-type="string">
            <text:p>GSW</text:p>
          </table:table-cell>
        </table:table-row>
        <table:table-row table:style-name="ro1">
          <table:table-cell office:value-type="string">
            <text:p>Varejao, Anderson</text:p>
          </table:table-cell>
          <table:table-cell office:value-type="string">
            <text:p>C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Vucevic, Nikola</text:p>
          </table:table-cell>
          <table:table-cell office:value-type="string">
            <text:p>C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Wallace, Ben</text:p>
          </table:table-cell>
          <table:table-cell office:value-type="string">
            <text:p>C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Whiteside, Hassan</text:p>
          </table:table-cell>
          <table:table-cell office:value-type="string">
            <text:p>C</text:p>
          </table:table-cell>
          <table:table-cell office:value-type="string">
            <text:p>SAC</text:p>
          </table:table-cell>
        </table:table-row>
        <table:table-row table:style-name="ro1">
          <table:table-cell office:value-type="string">
            <text:p>Wilcox, Chris</text:p>
          </table:table-cell>
          <table:table-cell office:value-type="string">
            <text:p>C</text:p>
          </table:table-cell>
          <table:table-cell office:value-type="string">
            <text:p>BOS</text:p>
          </table:table-cell>
        </table:table-row>
        <table:table-row table:style-name="ro1">
          <table:table-cell office:value-type="string">
            <text:p>Aminu, Al-Farouq</text:p>
          </table:table-cell>
          <table:table-cell office:value-type="string">
            <text:p>SF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Anthony, Carmelo</text:p>
          </table:table-cell>
          <table:table-cell office:value-type="string">
            <text:p>SF</text:p>
          </table:table-cell>
          <table:table-cell office:value-type="string">
            <text:p>NYK</text:p>
          </table:table-cell>
        </table:table-row>
        <table:table-row table:style-name="ro1">
          <table:table-cell office:value-type="string">
            <text:p>Babbitt, Luke</text:p>
          </table:table-cell>
          <table:table-cell office:value-type="string">
            <text:p>SF</text:p>
          </table:table-cell>
          <table:table-cell office:value-type="string">
            <text:p>POR</text:p>
          </table:table-cell>
        </table:table-row>
        <table:table-row table:style-name="ro1">
          <table:table-cell office:value-type="string">
            <text:p>Balkman, Renaldo</text:p>
          </table:table-cell>
          <table:table-cell office:value-type="string">
            <text:p>SF</text:p>
          </table:table-cell>
          <table:table-cell office:value-type="string">
            <text:p>NYK</text:p>
          </table:table-cell>
        </table:table-row>
        <table:table-row table:style-name="ro1">
          <table:table-cell office:value-type="string">
            <text:p>Barnes, Matt</text:p>
          </table:table-cell>
          <table:table-cell office:value-type="string">
            <text:p>SF</text:p>
          </table:table-cell>
          <table:table-cell office:value-type="string">
            <text:p>LAL</text:p>
          </table:table-cell>
        </table:table-row>
        <table:table-row table:style-name="ro1">
          <table:table-cell office:value-type="string">
            <text:p>Battier, Shane</text:p>
          </table:table-cell>
          <table:table-cell office:value-type="string">
            <text:p>SF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Batum, Nicolas</text:p>
          </table:table-cell>
          <table:table-cell office:value-type="string">
            <text:p>SF</text:p>
          </table:table-cell>
          <table:table-cell office:value-type="string">
            <text:p>POR</text:p>
          </table:table-cell>
        </table:table-row>
        <table:table-row table:style-name="ro1">
          <table:table-cell office:value-type="string">
            <text:p>Brewer, Corey</text:p>
          </table:table-cell>
          <table:table-cell office:value-type="string">
            <text:p>SF</text:p>
          </table:table-cell>
          <table:table-cell office:value-type="string">
            <text:p>DEN</text:p>
          </table:table-cell>
        </table:table-row>
        <table:table-row table:style-name="ro1">
          <table:table-cell office:value-type="string">
            <text:p>Brown, Derrick</text:p>
          </table:table-cell>
          <table:table-cell office:value-type="string">
            <text:p>SF</text:p>
          </table:table-cell>
          <table:table-cell office:value-type="string">
            <text:p>CHA</text:p>
          </table:table-cell>
        </table:table-row>
        <table:table-row table:style-name="ro1">
          <table:table-cell office:value-type="string">
            <text:p>Budinger, Chase</text:p>
          </table:table-cell>
          <table:table-cell office:value-type="string">
            <text:p>SF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Butler, Caron</text:p>
          </table:table-cell>
          <table:table-cell office:value-type="string">
            <text:p>SF</text:p>
          </table:table-cell>
          <table:table-cell office:value-type="string">
            <text:p>LAC</text:p>
          </table:table-cell>
        </table:table-row>
        <table:table-row table:style-name="ro1">
          <table:table-cell office:value-type="string">
            <text:p>Butler, Jimmy</text:p>
          </table:table-cell>
          <table:table-cell office:value-type="string">
            <text:p>SF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Carroll, DeMarre</text:p>
          </table:table-cell>
          <table:table-cell office:value-type="string">
            <text:p>SF</text:p>
          </table:table-cell>
          <table:table-cell office:value-type="string">
            <text:p>DEN</text:p>
          </table:table-cell>
        </table:table-row>
        <table:table-row table:style-name="ro1">
          <table:table-cell office:value-type="string">
            <text:p>Casspi, Omri</text:p>
          </table:table-cell>
          <table:table-cell office:value-type="string">
            <text:p>SF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Childress, Josh</text:p>
          </table:table-cell>
          <table:table-cell office:value-type="string">
            <text:p>SF</text:p>
          </table:table-cell>
          <table:table-cell office:value-type="string">
            <text:p>PHO</text:p>
          </table:table-cell>
        </table:table-row>
        <table:table-row table:style-name="ro1">
          <table:table-cell office:value-type="string">
            <text:p>Clark, Earl</text:p>
          </table:table-cell>
          <table:table-cell office:value-type="string">
            <text:p>SF</text:p>
          </table:table-cell>
          <table:table-cell office:value-type="string">
            <text:p>ORL</text:p>
          </table:table-cell>
        </table:table-row>
        <table:table-row table:style-name="ro1">
          <table:table-cell office:value-type="string">
            <text:p>Claver, Victor</text:p>
          </table:table-cell>
          <table:table-cell office:value-type="string">
            <text:p>SF</text:p>
          </table:table-cell>
          <table:table-cell office:value-type="string">
            <text:p>POR</text:p>
          </table:table-cell>
        </table:table-row>
        <table:table-row table:style-name="ro1">
          <table:table-cell office:value-type="string">
            <text:p>Cunningham, Dante</text:p>
          </table:table-cell>
          <table:table-cell office:value-type="string">
            <text:p>SF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Davis, Josh</text:p>
          </table:table-cell>
          <table:table-cell office:value-type="string">
            <text:p>SF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Daye, Austin</text:p>
          </table:table-cell>
          <table:table-cell office:value-type="string">
            <text:p>SF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Deng, Luol</text:p>
          </table:table-cell>
          <table:table-cell office:value-type="string">
            <text:p>SF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Dudley, Jared</text:p>
          </table:table-cell>
          <table:table-cell office:value-type="string">
            <text:p>SF</text:p>
          </table:table-cell>
          <table:table-cell office:value-type="string">
            <text:p>PHO</text:p>
          </table:table-cell>
        </table:table-row>
        <table:table-row table:style-name="ro1">
          <table:table-cell office:value-type="string">
            <text:p>Dunleavy, Mike</text:p>
          </table:table-cell>
          <table:table-cell office:value-type="string">
            <text:p>SF</text:p>
          </table:table-cell>
          <table:table-cell office:value-type="string">
            <text:p>MIL</text:p>
          </table:table-cell>
        </table:table-row>
        <table:table-row table:style-name="ro1">
          <table:table-cell office:value-type="string">
            <text:p>Durant, Kevin</text:p>
          </table:table-cell>
          <table:table-cell office:value-type="string">
            <text:p>SF</text:p>
          </table:table-cell>
          <table:table-cell office:value-type="string">
            <text:p>OKC</text:p>
          </table:table-cell>
        </table:table-row>
        <table:table-row table:style-name="ro1">
          <table:table-cell office:value-type="string">
            <text:p>Ebanks, Devin</text:p>
          </table:table-cell>
          <table:table-cell office:value-type="string">
            <text:p>SF</text:p>
          </table:table-cell>
          <table:table-cell office:value-type="string">
            <text:p>LAL</text:p>
          </table:table-cell>
        </table:table-row>
        <table:table-row table:style-name="ro1">
          <table:table-cell office:value-type="string">
            <text:p>Evans, Jeremy</text:p>
          </table:table-cell>
          <table:table-cell office:value-type="string">
            <text:p>SF</text:p>
          </table:table-cell>
          <table:table-cell office:value-type="string">
            <text:p>UTH</text:p>
          </table:table-cell>
        </table:table-row>
        <table:table-row table:style-name="ro1">
          <table:table-cell office:value-type="string">
            <text:p>Evans, Maurice</text:p>
          </table:table-cell>
          <table:table-cell office:value-type="string">
            <text:p>SF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Eyenga, Christian</text:p>
          </table:table-cell>
          <table:table-cell office:value-type="string">
            <text:p>SF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Faried, Kenneth</text:p>
          </table:table-cell>
          <table:table-cell office:value-type="string">
            <text:p>SF</text:p>
          </table:table-cell>
          <table:table-cell office:value-type="string">
            <text:p>DEN</text:p>
          </table:table-cell>
        </table:table-row>
        <table:table-row table:style-name="ro1">
          <table:table-cell office:value-type="string">
            <text:p>Forbes, Gary</text:p>
          </table:table-cell>
          <table:table-cell office:value-type="string">
            <text:p>SF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Gallinari, Danilo</text:p>
          </table:table-cell>
          <table:table-cell office:value-type="string">
            <text:p>SF</text:p>
          </table:table-cell>
          <table:table-cell office:value-type="string">
            <text:p>DEN</text:p>
          </table:table-cell>
        </table:table-row>
        <table:table-row table:style-name="ro1">
          <table:table-cell office:value-type="string">
            <text:p>Gay, Rudy</text:p>
          </table:table-cell>
          <table:table-cell office:value-type="string">
            <text:p>SF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Gee, Alonzo</text:p>
          </table:table-cell>
          <table:table-cell office:value-type="string">
            <text:p>SF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Gomes, Ryan</text:p>
          </table:table-cell>
          <table:table-cell office:value-type="string">
            <text:p>SF</text:p>
          </table:table-cell>
          <table:table-cell office:value-type="string">
            <text:p>LAC</text:p>
          </table:table-cell>
        </table:table-row>
        <table:table-row table:style-name="ro1">
          <table:table-cell office:value-type="string">
            <text:p>Granger, Danny</text:p>
          </table:table-cell>
          <table:table-cell office:value-type="string">
            <text:p>SF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Green, Danny</text:p>
          </table:table-cell>
          <table:table-cell office:value-type="string">
            <text:p>SF</text:p>
          </table:table-cell>
          <table:table-cell office:value-type="string">
            <text:p>SAS</text:p>
          </table:table-cell>
        </table:table-row>
        <table:table-row table:style-name="ro1">
          <table:table-cell office:value-type="string">
            <text:p>Greene, Donte</text:p>
          </table:table-cell>
          <table:table-cell office:value-type="string">
            <text:p>SF</text:p>
          </table:table-cell>
          <table:table-cell office:value-type="string">
            <text:p>SAC</text:p>
          </table:table-cell>
        </table:table-row>
        <table:table-row table:style-name="ro1">
          <table:table-cell office:value-type="string">
            <text:p>Harris, Tobias</text:p>
          </table:table-cell>
          <table:table-cell office:value-type="string">
            <text:p>SF</text:p>
          </table:table-cell>
          <table:table-cell office:value-type="string">
            <text:p>MIL</text:p>
          </table:table-cell>
        </table:table-row>
        <table:table-row table:style-name="ro1">
          <table:table-cell office:value-type="string">
            <text:p>Hayward, Gordon</text:p>
          </table:table-cell>
          <table:table-cell office:value-type="string">
            <text:p>SF</text:p>
          </table:table-cell>
          <table:table-cell office:value-type="string">
            <text:p>UTH</text:p>
          </table:table-cell>
        </table:table-row>
        <table:table-row table:style-name="ro1">
          <table:table-cell office:value-type="string">
            <text:p>Hayward, Lazar</text:p>
          </table:table-cell>
          <table:table-cell office:value-type="string">
            <text:p>SF</text:p>
          </table:table-cell>
          <table:table-cell office:value-type="string">
            <text:p>OKC</text:p>
          </table:table-cell>
        </table:table-row>
        <table:table-row table:style-name="ro1">
          <table:table-cell office:value-type="string">
            <text:p>Hill, Grant</text:p>
          </table:table-cell>
          <table:table-cell office:value-type="string">
            <text:p>SF</text:p>
          </table:table-cell>
          <table:table-cell office:value-type="string">
            <text:p>PHO</text:p>
          </table:table-cell>
        </table:table-row>
        <table:table-row table:style-name="ro1">
          <table:table-cell office:value-type="string">
            <text:p>Honeycutt, Tyler</text:p>
          </table:table-cell>
          <table:table-cell office:value-type="string">
            <text:p>SF</text:p>
          </table:table-cell>
          <table:table-cell office:value-type="string">
            <text:p>SAC</text:p>
          </table:table-cell>
        </table:table-row>
        <table:table-row table:style-name="ro1">
          <table:table-cell office:value-type="string">
            <text:p>Howard, Josh</text:p>
          </table:table-cell>
          <table:table-cell office:value-type="string">
            <text:p>SF</text:p>
          </table:table-cell>
          <table:table-cell office:value-type="string">
            <text:p>UTH</text:p>
          </table:table-cell>
        </table:table-row>
        <table:table-row table:style-name="ro1">
          <table:table-cell office:value-type="string">
            <text:p>Ilyasova, Ersan</text:p>
          </table:table-cell>
          <table:table-cell office:value-type="string">
            <text:p>SF</text:p>
          </table:table-cell>
          <table:table-cell office:value-type="string">
            <text:p>MIL</text:p>
          </table:table-cell>
        </table:table-row>
        <table:table-row table:style-name="ro1">
          <table:table-cell office:value-type="string">
            <text:p>Jackson, Stephen</text:p>
          </table:table-cell>
          <table:table-cell office:value-type="string">
            <text:p>SF</text:p>
          </table:table-cell>
          <table:table-cell office:value-type="string">
            <text:p>MIL</text:p>
          </table:table-cell>
        </table:table-row>
        <table:table-row table:style-name="ro1">
          <table:table-cell office:value-type="string">
            <text:p>James, Damion</text:p>
          </table:table-cell>
          <table:table-cell office:value-type="string">
            <text:p>SF</text:p>
          </table:table-cell>
          <table:table-cell office:value-type="string">
            <text:p>NJN</text:p>
          </table:table-cell>
        </table:table-row>
        <table:table-row table:style-name="ro1">
          <table:table-cell office:value-type="string">
            <text:p>James, LeBron</text:p>
          </table:table-cell>
          <table:table-cell office:value-type="string">
            <text:p>SF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Jefferson, Richard</text:p>
          </table:table-cell>
          <table:table-cell office:value-type="string">
            <text:p>SF</text:p>
          </table:table-cell>
          <table:table-cell office:value-type="string">
            <text:p>SAS</text:p>
          </table:table-cell>
        </table:table-row>
        <table:table-row table:style-name="ro1">
          <table:table-cell office:value-type="string">
            <text:p>Jerebko, Jonas</text:p>
          </table:table-cell>
          <table:table-cell office:value-type="string">
            <text:p>SF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Johnson, Amir</text:p>
          </table:table-cell>
          <table:table-cell office:value-type="string">
            <text:p>SF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Jones, James</text:p>
          </table:table-cell>
          <table:table-cell office:value-type="string">
            <text:p>SF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Kleiza, Linas</text:p>
          </table:table-cell>
          <table:table-cell office:value-type="string">
            <text:p>SF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Leunen, Maarty</text:p>
          </table:table-cell>
          <table:table-cell office:value-type="string">
            <text:p>SF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Maggette, Corey</text:p>
          </table:table-cell>
          <table:table-cell office:value-type="string">
            <text:p>SF</text:p>
          </table:table-cell>
          <table:table-cell office:value-type="string">
            <text:p>CHA</text:p>
          </table:table-cell>
        </table:table-row>
        <table:table-row table:style-name="ro1">
          <table:table-cell office:value-type="string">
            <text:p>Mbah a Moute, Luc Richard</text:p>
          </table:table-cell>
          <table:table-cell office:value-type="string">
            <text:p>SF</text:p>
          </table:table-cell>
          <table:table-cell office:value-type="string">
            <text:p>MIL</text:p>
          </table:table-cell>
        </table:table-row>
        <table:table-row table:style-name="ro1">
          <table:table-cell office:value-type="string">
            <text:p>Miles, C.J.</text:p>
          </table:table-cell>
          <table:table-cell office:value-type="string">
            <text:p>SF</text:p>
          </table:table-cell>
          <table:table-cell office:value-type="string">
            <text:p>UTH</text:p>
          </table:table-cell>
        </table:table-row>
        <table:table-row table:style-name="ro1">
          <table:table-cell office:value-type="string">
            <text:p>Miller, Mike</text:p>
          </table:table-cell>
          <table:table-cell office:value-type="string">
            <text:p>SF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Nocioni, Andres</text:p>
          </table:table-cell>
          <table:table-cell office:value-type="string">
            <text:p>SF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Novak, Steve</text:p>
          </table:table-cell>
          <table:table-cell office:value-type="string">
            <text:p>SF</text:p>
          </table:table-cell>
          <table:table-cell office:value-type="string">
            <text:p>NYK</text:p>
          </table:table-cell>
        </table:table-row>
        <table:table-row table:style-name="ro1">
          <table:table-cell office:value-type="string">
            <text:p>Outlaw, Travis</text:p>
          </table:table-cell>
          <table:table-cell office:value-type="string">
            <text:p>SF</text:p>
          </table:table-cell>
          <table:table-cell office:value-type="string">
            <text:p>SAC</text:p>
          </table:table-cell>
        </table:table-row>
        <table:table-row table:style-name="ro1">
          <table:table-cell office:value-type="string">
            <text:p>Owens, Larry</text:p>
          </table:table-cell>
          <table:table-cell office:value-type="string">
            <text:p>SF</text:p>
          </table:table-cell>
          <table:table-cell office:value-type="string">
            <text:p>NJN</text:p>
          </table:table-cell>
        </table:table-row>
        <table:table-row table:style-name="ro1">
          <table:table-cell office:value-type="string">
            <text:p>Parsons, Chandler</text:p>
          </table:table-cell>
          <table:table-cell office:value-type="string">
            <text:p>SF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Pierce, Paul</text:p>
          </table:table-cell>
          <table:table-cell office:value-type="string">
            <text:p>SF</text:p>
          </table:table-cell>
          <table:table-cell office:value-type="string">
            <text:p>BOS</text:p>
          </table:table-cell>
        </table:table-row>
        <table:table-row table:style-name="ro1">
          <table:table-cell office:value-type="string">
            <text:p>Pondexter, Quincy</text:p>
          </table:table-cell>
          <table:table-cell office:value-type="string">
            <text:p>SF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Prince, Tayshaun</text:p>
          </table:table-cell>
          <table:table-cell office:value-type="string">
            <text:p>SF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Radmanovic, Vladimir</text:p>
          </table:table-cell>
          <table:table-cell office:value-type="string">
            <text:p>SF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Salmons, John</text:p>
          </table:table-cell>
          <table:table-cell office:value-type="string">
            <text:p>SF</text:p>
          </table:table-cell>
          <table:table-cell office:value-type="string">
            <text:p>SAC</text:p>
          </table:table-cell>
        </table:table-row>
        <table:table-row table:style-name="ro1">
          <table:table-cell office:value-type="string">
            <text:p>Sefolosha, Thabo</text:p>
          </table:table-cell>
          <table:table-cell office:value-type="string">
            <text:p>SF</text:p>
          </table:table-cell>
          <table:table-cell office:value-type="string">
            <text:p>OKC</text:p>
          </table:table-cell>
        </table:table-row>
        <table:table-row table:style-name="ro1">
          <table:table-cell office:value-type="string">
            <text:p>Singleton, Chris</text:p>
          </table:table-cell>
          <table:table-cell office:value-type="string">
            <text:p>SF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Smith, Josh</text:p>
          </table:table-cell>
          <table:table-cell office:value-type="string">
            <text:p>SF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Stackhouse, Jerry</text:p>
          </table:table-cell>
          <table:table-cell office:value-type="string">
            <text:p>SF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Summers, DaJuan</text:p>
          </table:table-cell>
          <table:table-cell office:value-type="string">
            <text:p>SF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Thompson, Mychel</text:p>
          </table:table-cell>
          <table:table-cell office:value-type="string">
            <text:p>SF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Turkoglu, Hedo</text:p>
          </table:table-cell>
          <table:table-cell office:value-type="string">
            <text:p>SF</text:p>
          </table:table-cell>
          <table:table-cell office:value-type="string">
            <text:p>ORL</text:p>
          </table:table-cell>
        </table:table-row>
        <table:table-row table:style-name="ro1">
          <table:table-cell office:value-type="string">
            <text:p>Vesely, Jan</text:p>
          </table:table-cell>
          <table:table-cell office:value-type="string">
            <text:p>SF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Wallace, Gerald</text:p>
          </table:table-cell>
          <table:table-cell office:value-type="string">
            <text:p>SF</text:p>
          </table:table-cell>
          <table:table-cell office:value-type="string">
            <text:p>POR</text:p>
          </table:table-cell>
        </table:table-row>
        <table:table-row table:style-name="ro1">
          <table:table-cell office:value-type="string">
            <text:p>Walton, Luke</text:p>
          </table:table-cell>
          <table:table-cell office:value-type="string">
            <text:p>SF</text:p>
          </table:table-cell>
          <table:table-cell office:value-type="string">
            <text:p>LAL</text:p>
          </table:table-cell>
        </table:table-row>
        <table:table-row table:style-name="ro1">
          <table:table-cell office:value-type="string">
            <text:p>Williams, Reggie</text:p>
          </table:table-cell>
          <table:table-cell office:value-type="string">
            <text:p>SF</text:p>
          </table:table-cell>
          <table:table-cell office:value-type="string">
            <text:p>CHA</text:p>
          </table:table-cell>
        </table:table-row>
        <table:table-row table:style-name="ro1">
          <table:table-cell office:value-type="string">
            <text:p>Williams, Shawne</text:p>
          </table:table-cell>
          <table:table-cell office:value-type="string">
            <text:p>SF</text:p>
          </table:table-cell>
          <table:table-cell office:value-type="string">
            <text:p>NJN</text:p>
          </table:table-cell>
        </table:table-row>
        <table:table-row table:style-name="ro1">
          <table:table-cell office:value-type="string">
            <text:p>World Peace, Metta</text:p>
          </table:table-cell>
          <table:table-cell office:value-type="string">
            <text:p>SF</text:p>
          </table:table-cell>
          <table:table-cell office:value-type="string">
            <text:p>LAL</text:p>
          </table:table-cell>
        </table:table-row>
        <table:table-row table:style-name="ro1">
          <table:table-cell office:value-type="string">
            <text:p>Wright, Chris</text:p>
          </table:table-cell>
          <table:table-cell office:value-type="string">
            <text:p>SF</text:p>
          </table:table-cell>
          <table:table-cell office:value-type="string">
            <text:p>GSW</text:p>
          </table:table-cell>
        </table:table-row>
        <table:table-row table:style-name="ro1">
          <table:table-cell office:value-type="string">
            <text:p>Young, Sam</text:p>
          </table:table-cell>
          <table:table-cell office:value-type="string">
            <text:p>SF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Young, Thaddeus</text:p>
          </table:table-cell>
          <table:table-cell office:value-type="string">
            <text:p>SF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Adrien, Jeff</text:p>
          </table:table-cell>
          <table:table-cell office:value-type="string">
            <text:p>PF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Aldridge, LaMarcus</text:p>
          </table:table-cell>
          <table:table-cell office:value-type="string">
            <text:p>PF</text:p>
          </table:table-cell>
          <table:table-cell office:value-type="string">
            <text:p>POR</text:p>
          </table:table-cell>
        </table:table-row>
        <table:table-row table:style-name="ro1">
          <table:table-cell office:value-type="string">
            <text:p>Allen, Lavoy</text:p>
          </table:table-cell>
          <table:table-cell office:value-type="string">
            <text:p>PF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Amundson, Lou</text:p>
          </table:table-cell>
          <table:table-cell office:value-type="string">
            <text:p>PF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Andersen, Chris</text:p>
          </table:table-cell>
          <table:table-cell office:value-type="string">
            <text:p>PF</text:p>
          </table:table-cell>
          <table:table-cell office:value-type="string">
            <text:p>DEN</text:p>
          </table:table-cell>
        </table:table-row>
        <table:table-row table:style-name="ro1">
          <table:table-cell office:value-type="string">
            <text:p>Anderson, Ryan</text:p>
          </table:table-cell>
          <table:table-cell office:value-type="string">
            <text:p>PF</text:p>
          </table:table-cell>
          <table:table-cell office:value-type="string">
            <text:p>ORL</text:p>
          </table:table-cell>
        </table:table-row>
        <table:table-row table:style-name="ro1">
          <table:table-cell office:value-type="string">
            <text:p>Arthur, Darrell</text:p>
          </table:table-cell>
          <table:table-cell office:value-type="string">
            <text:p>PF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Ayon, Gustavo</text:p>
          </table:table-cell>
          <table:table-cell office:value-type="string">
            <text:p>PF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Barron, Earl</text:p>
          </table:table-cell>
          <table:table-cell office:value-type="string">
            <text:p>PF</text:p>
          </table:table-cell>
          <table:table-cell office:value-type="string">
            <text:p>GSW</text:p>
          </table:table-cell>
        </table:table-row>
        <table:table-row table:style-name="ro1">
          <table:table-cell office:value-type="string">
            <text:p>Bass, Brandon</text:p>
          </table:table-cell>
          <table:table-cell office:value-type="string">
            <text:p>PF</text:p>
          </table:table-cell>
          <table:table-cell office:value-type="string">
            <text:p>BOS</text:p>
          </table:table-cell>
        </table:table-row>
        <table:table-row table:style-name="ro1">
          <table:table-cell office:value-type="string">
            <text:p>Battie, Tony</text:p>
          </table:table-cell>
          <table:table-cell office:value-type="string">
            <text:p>PF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Beasley, Michael</text:p>
          </table:table-cell>
          <table:table-cell office:value-type="string">
            <text:p>PF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Biyombo, Bismack</text:p>
          </table:table-cell>
          <table:table-cell office:value-type="string">
            <text:p>PF</text:p>
          </table:table-cell>
          <table:table-cell office:value-type="string">
            <text:p>CHA</text:p>
          </table:table-cell>
        </table:table-row>
        <table:table-row table:style-name="ro1">
          <table:table-cell office:value-type="string">
            <text:p>Bjelica, Nemanja</text:p>
          </table:table-cell>
          <table:table-cell office:value-type="string">
            <text:p>PF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Blair, DeJuan</text:p>
          </table:table-cell>
          <table:table-cell office:value-type="string">
            <text:p>PF</text:p>
          </table:table-cell>
          <table:table-cell office:value-type="string">
            <text:p>SAS</text:p>
          </table:table-cell>
        </table:table-row>
        <table:table-row table:style-name="ro1">
          <table:table-cell office:value-type="string">
            <text:p>Bonner, Matt</text:p>
          </table:table-cell>
          <table:table-cell office:value-type="string">
            <text:p>PF</text:p>
          </table:table-cell>
          <table:table-cell office:value-type="string">
            <text:p>SAS</text:p>
          </table:table-cell>
        </table:table-row>
        <table:table-row table:style-name="ro1">
          <table:table-cell office:value-type="string">
            <text:p>Booker, Trevor</text:p>
          </table:table-cell>
          <table:table-cell office:value-type="string">
            <text:p>PF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Boozer, Carlos</text:p>
          </table:table-cell>
          <table:table-cell office:value-type="string">
            <text:p>PF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Bosh, Chris</text:p>
          </table:table-cell>
          <table:table-cell office:value-type="string">
            <text:p>PF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Brackins, Craig</text:p>
          </table:table-cell>
          <table:table-cell office:value-type="string">
            <text:p>PF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Brand, Elton</text:p>
          </table:table-cell>
          <table:table-cell office:value-type="string">
            <text:p>PF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Brockman, Jon</text:p>
          </table:table-cell>
          <table:table-cell office:value-type="string">
            <text:p>PF</text:p>
          </table:table-cell>
          <table:table-cell office:value-type="string">
            <text:p>MIL</text:p>
          </table:table-cell>
        </table:table-row>
        <table:table-row table:style-name="ro1">
          <table:table-cell office:value-type="string">
            <text:p>Caracter, Derrick</text:p>
          </table:table-cell>
          <table:table-cell office:value-type="string">
            <text:p>PF</text:p>
          </table:table-cell>
          <table:table-cell office:value-type="string">
            <text:p>LAL</text:p>
          </table:table-cell>
        </table:table-row>
        <table:table-row table:style-name="ro1">
          <table:table-cell office:value-type="string">
            <text:p>Cardinal, Brian</text:p>
          </table:table-cell>
          <table:table-cell office:value-type="string">
            <text:p>PF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Collins, Dwayne</text:p>
          </table:table-cell>
          <table:table-cell office:value-type="string">
            <text:p>PF</text:p>
          </table:table-cell>
          <table:table-cell office:value-type="string">
            <text:p>PHO</text:p>
          </table:table-cell>
        </table:table-row>
        <table:table-row table:style-name="ro1">
          <table:table-cell office:value-type="string">
            <text:p>Collison, Nick</text:p>
          </table:table-cell>
          <table:table-cell office:value-type="string">
            <text:p>PF</text:p>
          </table:table-cell>
          <table:table-cell office:value-type="string">
            <text:p>OKC</text:p>
          </table:table-cell>
        </table:table-row>
        <table:table-row table:style-name="ro1">
          <table:table-cell office:value-type="string">
            <text:p>Cook, Brian</text:p>
          </table:table-cell>
          <table:table-cell office:value-type="string">
            <text:p>PF</text:p>
          </table:table-cell>
          <table:table-cell office:value-type="string">
            <text:p>LAC</text:p>
          </table:table-cell>
        </table:table-row>
        <table:table-row table:style-name="ro1">
          <table:table-cell office:value-type="string">
            <text:p>Davis, Ed</text:p>
          </table:table-cell>
          <table:table-cell office:value-type="string">
            <text:p>PF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Davis, Glen</text:p>
          </table:table-cell>
          <table:table-cell office:value-type="string">
            <text:p>PF</text:p>
          </table:table-cell>
          <table:table-cell office:value-type="string">
            <text:p>ORL</text:p>
          </table:table-cell>
        </table:table-row>
        <table:table-row table:style-name="ro1">
          <table:table-cell office:value-type="string">
            <text:p>Diaw, Boris</text:p>
          </table:table-cell>
          <table:table-cell office:value-type="string">
            <text:p>PF</text:p>
          </table:table-cell>
          <table:table-cell office:value-type="string">
            <text:p>CHA</text:p>
          </table:table-cell>
        </table:table-row>
        <table:table-row table:style-name="ro1">
          <table:table-cell office:value-type="string">
            <text:p>Dragicevic, Tadija</text:p>
          </table:table-cell>
          <table:table-cell office:value-type="string">
            <text:p>PF</text:p>
          </table:table-cell>
          <table:table-cell office:value-type="string">
            <text:p>UTH</text:p>
          </table:table-cell>
        </table:table-row>
        <table:table-row table:style-name="ro1">
          <table:table-cell office:value-type="string">
            <text:p>Duncan, Tim</text:p>
          </table:table-cell>
          <table:table-cell office:value-type="string">
            <text:p>PF</text:p>
          </table:table-cell>
          <table:table-cell office:value-type="string">
            <text:p>SAS</text:p>
          </table:table-cell>
        </table:table-row>
        <table:table-row table:style-name="ro1">
          <table:table-cell office:value-type="string">
            <text:p>Evans, Reggie</text:p>
          </table:table-cell>
          <table:table-cell office:value-type="string">
            <text:p>PF</text:p>
          </table:table-cell>
          <table:table-cell office:value-type="string">
            <text:p>LAC</text:p>
          </table:table-cell>
        </table:table-row>
        <table:table-row table:style-name="ro1">
          <table:table-cell office:value-type="string">
            <text:p>Favors, Derrick</text:p>
          </table:table-cell>
          <table:table-cell office:value-type="string">
            <text:p>PF</text:p>
          </table:table-cell>
          <table:table-cell office:value-type="string">
            <text:p>UTH</text:p>
          </table:table-cell>
        </table:table-row>
        <table:table-row table:style-name="ro1">
          <table:table-cell office:value-type="string">
            <text:p>Garnett, Kevin</text:p>
          </table:table-cell>
          <table:table-cell office:value-type="string">
            <text:p>PF</text:p>
          </table:table-cell>
          <table:table-cell office:value-type="string">
            <text:p>BOS</text:p>
          </table:table-cell>
        </table:table-row>
        <table:table-row table:style-name="ro1">
          <table:table-cell office:value-type="string">
            <text:p>Gasol, Pau</text:p>
          </table:table-cell>
          <table:table-cell office:value-type="string">
            <text:p>PF</text:p>
          </table:table-cell>
          <table:table-cell office:value-type="string">
            <text:p>LAL</text:p>
          </table:table-cell>
        </table:table-row>
        <table:table-row table:style-name="ro1">
          <table:table-cell office:value-type="string">
            <text:p>Gibson, Taj</text:p>
          </table:table-cell>
          <table:table-cell office:value-type="string">
            <text:p>PF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Gooden, Drew</text:p>
          </table:table-cell>
          <table:table-cell office:value-type="string">
            <text:p>PF</text:p>
          </table:table-cell>
          <table:table-cell office:value-type="string">
            <text:p>MIL</text:p>
          </table:table-cell>
        </table:table-row>
        <table:table-row table:style-name="ro1">
          <table:table-cell office:value-type="string">
            <text:p>Gortat, Marcin</text:p>
          </table:table-cell>
          <table:table-cell office:value-type="string">
            <text:p>PF</text:p>
          </table:table-cell>
          <table:table-cell office:value-type="string">
            <text:p>PHO</text:p>
          </table:table-cell>
        </table:table-row>
        <table:table-row table:style-name="ro1">
          <table:table-cell office:value-type="string">
            <text:p>Griffin, Blake</text:p>
          </table:table-cell>
          <table:table-cell office:value-type="string">
            <text:p>PF</text:p>
          </table:table-cell>
          <table:table-cell office:value-type="string">
            <text:p>LAC</text:p>
          </table:table-cell>
        </table:table-row>
        <table:table-row table:style-name="ro1">
          <table:table-cell office:value-type="string">
            <text:p>Hansbrough, Tyler</text:p>
          </table:table-cell>
          <table:table-cell office:value-type="string">
            <text:p>PF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Harangody, Luke</text:p>
          </table:table-cell>
          <table:table-cell office:value-type="string">
            <text:p>PF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Harper, Justin</text:p>
          </table:table-cell>
          <table:table-cell office:value-type="string">
            <text:p>PF</text:p>
          </table:table-cell>
          <table:table-cell office:value-type="string">
            <text:p>ORL</text:p>
          </table:table-cell>
        </table:table-row>
        <table:table-row table:style-name="ro1">
          <table:table-cell office:value-type="string">
            <text:p>Harrington, Al</text:p>
          </table:table-cell>
          <table:table-cell office:value-type="string">
            <text:p>PF</text:p>
          </table:table-cell>
          <table:table-cell office:value-type="string">
            <text:p>DEN</text:p>
          </table:table-cell>
        </table:table-row>
        <table:table-row table:style-name="ro1">
          <table:table-cell office:value-type="string">
            <text:p>Haslem, Udonis</text:p>
          </table:table-cell>
          <table:table-cell office:value-type="string">
            <text:p>PF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Hayes, Chuck</text:p>
          </table:table-cell>
          <table:table-cell office:value-type="string">
            <text:p>PF</text:p>
          </table:table-cell>
          <table:table-cell office:value-type="string">
            <text:p>SAC</text:p>
          </table:table-cell>
        </table:table-row>
        <table:table-row table:style-name="ro1">
          <table:table-cell office:value-type="string">
            <text:p>Hickson, J.J.</text:p>
          </table:table-cell>
          <table:table-cell office:value-type="string">
            <text:p>PF</text:p>
          </table:table-cell>
          <table:table-cell office:value-type="string">
            <text:p>SAC</text:p>
          </table:table-cell>
        </table:table-row>
        <table:table-row table:style-name="ro1">
          <table:table-cell office:value-type="string">
            <text:p>Hill, Jordan</text:p>
          </table:table-cell>
          <table:table-cell office:value-type="string">
            <text:p>PF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Howard, Juwan</text:p>
          </table:table-cell>
          <table:table-cell office:value-type="string">
            <text:p>PF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Humphries, Kris</text:p>
          </table:table-cell>
          <table:table-cell office:value-type="string">
            <text:p>PF</text:p>
          </table:table-cell>
          <table:table-cell office:value-type="string">
            <text:p>NJN</text:p>
          </table:table-cell>
        </table:table-row>
        <table:table-row table:style-name="ro1">
          <table:table-cell office:value-type="string">
            <text:p>Ibaka, Serge</text:p>
          </table:table-cell>
          <table:table-cell office:value-type="string">
            <text:p>PF</text:p>
          </table:table-cell>
          <table:table-cell office:value-type="string">
            <text:p>OKC</text:p>
          </table:table-cell>
        </table:table-row>
        <table:table-row table:style-name="ro1">
          <table:table-cell office:value-type="string">
            <text:p>Jamison, Antawn</text:p>
          </table:table-cell>
          <table:table-cell office:value-type="string">
            <text:p>PF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Jeffries, Jared</text:p>
          </table:table-cell>
          <table:table-cell office:value-type="string">
            <text:p>PF</text:p>
          </table:table-cell>
          <table:table-cell office:value-type="string">
            <text:p>NYK</text:p>
          </table:table-cell>
        </table:table-row>
        <table:table-row table:style-name="ro1">
          <table:table-cell office:value-type="string">
            <text:p>Jianlian, Yi</text:p>
          </table:table-cell>
          <table:table-cell office:value-type="string">
            <text:p>PF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Johnson, Chris</text:p>
          </table:table-cell>
          <table:table-cell office:value-type="string">
            <text:p>PF</text:p>
          </table:table-cell>
          <table:table-cell office:value-type="string">
            <text:p>POR</text:p>
          </table:table-cell>
        </table:table-row>
        <table:table-row table:style-name="ro1">
          <table:table-cell office:value-type="string">
            <text:p>Johnson, Ivan</text:p>
          </table:table-cell>
          <table:table-cell office:value-type="string">
            <text:p>PF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Johnson, JaJuan</text:p>
          </table:table-cell>
          <table:table-cell office:value-type="string">
            <text:p>PF</text:p>
          </table:table-cell>
          <table:table-cell office:value-type="string">
            <text:p>BOS</text:p>
          </table:table-cell>
        </table:table-row>
        <table:table-row table:style-name="ro1">
          <table:table-cell office:value-type="string">
            <text:p>Johnson, James</text:p>
          </table:table-cell>
          <table:table-cell office:value-type="string">
            <text:p>PF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Jones, Solomon</text:p>
          </table:table-cell>
          <table:table-cell office:value-type="string">
            <text:p>PF</text:p>
          </table:table-cell>
          <table:table-cell office:value-type="string">
            <text:p>LAC</text:p>
          </table:table-cell>
        </table:table-row>
        <table:table-row table:style-name="ro1">
          <table:table-cell office:value-type="string">
            <text:p>Landry, Carl</text:p>
          </table:table-cell>
          <table:table-cell office:value-type="string">
            <text:p>PF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Leuer, Jon</text:p>
          </table:table-cell>
          <table:table-cell office:value-type="string">
            <text:p>PF</text:p>
          </table:table-cell>
          <table:table-cell office:value-type="string">
            <text:p>MIL</text:p>
          </table:table-cell>
        </table:table-row>
        <table:table-row table:style-name="ro1">
          <table:table-cell office:value-type="string">
            <text:p>Lewis, Rashard</text:p>
          </table:table-cell>
          <table:table-cell office:value-type="string">
            <text:p>PF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Love, Kevin</text:p>
          </table:table-cell>
          <table:table-cell office:value-type="string">
            <text:p>PF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Macklin, Vernon</text:p>
          </table:table-cell>
          <table:table-cell office:value-type="string">
            <text:p>PF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Marion, Shawn</text:p>
          </table:table-cell>
          <table:table-cell office:value-type="string">
            <text:p>PF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Maxiell, Jason</text:p>
          </table:table-cell>
          <table:table-cell office:value-type="string">
            <text:p>PF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McGuire, Dominic</text:p>
          </table:table-cell>
          <table:table-cell office:value-type="string">
            <text:p>PF</text:p>
          </table:table-cell>
          <table:table-cell office:value-type="string">
            <text:p>GSW</text:p>
          </table:table-cell>
        </table:table-row>
        <table:table-row table:style-name="ro1">
          <table:table-cell office:value-type="string">
            <text:p>McRoberts, Josh</text:p>
          </table:table-cell>
          <table:table-cell office:value-type="string">
            <text:p>PF</text:p>
          </table:table-cell>
          <table:table-cell office:value-type="string">
            <text:p>LAL</text:p>
          </table:table-cell>
        </table:table-row>
        <table:table-row table:style-name="ro1">
          <table:table-cell office:value-type="string">
            <text:p>Millsap, Paul</text:p>
          </table:table-cell>
          <table:table-cell office:value-type="string">
            <text:p>PF</text:p>
          </table:table-cell>
          <table:table-cell office:value-type="string">
            <text:p>UTH</text:p>
          </table:table-cell>
        </table:table-row>
        <table:table-row table:style-name="ro1">
          <table:table-cell office:value-type="string">
            <text:p>Morris, Marcus</text:p>
          </table:table-cell>
          <table:table-cell office:value-type="string">
            <text:p>PF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Morris, Markieff</text:p>
          </table:table-cell>
          <table:table-cell office:value-type="string">
            <text:p>PF</text:p>
          </table:table-cell>
          <table:table-cell office:value-type="string">
            <text:p>PHO</text:p>
          </table:table-cell>
        </table:table-row>
        <table:table-row table:style-name="ro1">
          <table:table-cell office:value-type="string">
            <text:p>Murphy, Troy</text:p>
          </table:table-cell>
          <table:table-cell office:value-type="string">
            <text:p>PF</text:p>
          </table:table-cell>
          <table:table-cell office:value-type="string">
            <text:p>LAL</text:p>
          </table:table-cell>
        </table:table-row>
        <table:table-row table:style-name="ro1">
          <table:table-cell office:value-type="string">
            <text:p>Najera, Eduardo</text:p>
          </table:table-cell>
          <table:table-cell office:value-type="string">
            <text:p>PF</text:p>
          </table:table-cell>
          <table:table-cell office:value-type="string">
            <text:p>CHA</text:p>
          </table:table-cell>
        </table:table-row>
        <table:table-row table:style-name="ro1">
          <table:table-cell office:value-type="string">
            <text:p>Nowitzki, Dirk</text:p>
          </table:table-cell>
          <table:table-cell office:value-type="string">
            <text:p>PF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Odom, Lamar</text:p>
          </table:table-cell>
          <table:table-cell office:value-type="string">
            <text:p>PF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Patterson, Patrick</text:p>
          </table:table-cell>
          <table:table-cell office:value-type="string">
            <text:p>PF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Pendergraph, Jeff</text:p>
          </table:table-cell>
          <table:table-cell office:value-type="string">
            <text:p>PF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Rakovic, Milovan</text:p>
          </table:table-cell>
          <table:table-cell office:value-type="string">
            <text:p>PF</text:p>
          </table:table-cell>
          <table:table-cell office:value-type="string">
            <text:p>ORL</text:p>
          </table:table-cell>
        </table:table-row>
        <table:table-row table:style-name="ro1">
          <table:table-cell office:value-type="string">
            <text:p>Randolph, Anthony</text:p>
          </table:table-cell>
          <table:table-cell office:value-type="string">
            <text:p>PF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Randolph, Zach</text:p>
          </table:table-cell>
          <table:table-cell office:value-type="string">
            <text:p>PF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Reid, Ryan</text:p>
          </table:table-cell>
          <table:table-cell office:value-type="string">
            <text:p>PF</text:p>
          </table:table-cell>
          <table:table-cell office:value-type="string">
            <text:p>OKC</text:p>
          </table:table-cell>
        </table:table-row>
        <table:table-row table:style-name="ro1">
          <table:table-cell office:value-type="string">
            <text:p>Richards, Ryan</text:p>
          </table:table-cell>
          <table:table-cell office:value-type="string">
            <text:p>PF</text:p>
          </table:table-cell>
          <table:table-cell office:value-type="string">
            <text:p>SAS</text:p>
          </table:table-cell>
        </table:table-row>
        <table:table-row table:style-name="ro1">
          <table:table-cell office:value-type="string">
            <text:p>Sanders, Larry</text:p>
          </table:table-cell>
          <table:table-cell office:value-type="string">
            <text:p>PF</text:p>
          </table:table-cell>
          <table:table-cell office:value-type="string">
            <text:p>MIL</text:p>
          </table:table-cell>
        </table:table-row>
        <table:table-row table:style-name="ro1">
          <table:table-cell office:value-type="string">
            <text:p>Scola, Luis</text:p>
          </table:table-cell>
          <table:table-cell office:value-type="string">
            <text:p>PF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Seraphin, Kevin</text:p>
          </table:table-cell>
          <table:table-cell office:value-type="string">
            <text:p>PF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Smith, Craig</text:p>
          </table:table-cell>
          <table:table-cell office:value-type="string">
            <text:p>PF</text:p>
          </table:table-cell>
          <table:table-cell office:value-type="string">
            <text:p>POR</text:p>
          </table:table-cell>
        </table:table-row>
        <table:table-row table:style-name="ro1">
          <table:table-cell office:value-type="string">
            <text:p>Smith, Jason</text:p>
          </table:table-cell>
          <table:table-cell office:value-type="string">
            <text:p>PF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Speights, Marreese</text:p>
          </table:table-cell>
          <table:table-cell office:value-type="string">
            <text:p>PF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Splitter, Tiago</text:p>
          </table:table-cell>
          <table:table-cell office:value-type="string">
            <text:p>PF</text:p>
          </table:table-cell>
          <table:table-cell office:value-type="string">
            <text:p>SAS</text:p>
          </table:table-cell>
        </table:table-row>
        <table:table-row table:style-name="ro1">
          <table:table-cell office:value-type="string">
            <text:p>Stoudemire, Amar'e</text:p>
          </table:table-cell>
          <table:table-cell office:value-type="string">
            <text:p>PF</text:p>
          </table:table-cell>
          <table:table-cell office:value-type="string">
            <text:p>NYK</text:p>
          </table:table-cell>
        </table:table-row>
        <table:table-row table:style-name="ro1">
          <table:table-cell office:value-type="string">
            <text:p>Thomas, Kurt</text:p>
          </table:table-cell>
          <table:table-cell office:value-type="string">
            <text:p>PF</text:p>
          </table:table-cell>
          <table:table-cell office:value-type="string">
            <text:p>POR</text:p>
          </table:table-cell>
        </table:table-row>
        <table:table-row table:style-name="ro1">
          <table:table-cell office:value-type="string">
            <text:p>Thomas, Malcolm</text:p>
          </table:table-cell>
          <table:table-cell office:value-type="string">
            <text:p>PF</text:p>
          </table:table-cell>
          <table:table-cell office:value-type="string">
            <text:p>SAS</text:p>
          </table:table-cell>
        </table:table-row>
        <table:table-row table:style-name="ro1">
          <table:table-cell office:value-type="string">
            <text:p>Thomas, Tyrus</text:p>
          </table:table-cell>
          <table:table-cell office:value-type="string">
            <text:p>PF</text:p>
          </table:table-cell>
          <table:table-cell office:value-type="string">
            <text:p>CHA</text:p>
          </table:table-cell>
        </table:table-row>
        <table:table-row table:style-name="ro1">
          <table:table-cell office:value-type="string">
            <text:p>Thompkins, Trey</text:p>
          </table:table-cell>
          <table:table-cell office:value-type="string">
            <text:p>PF</text:p>
          </table:table-cell>
          <table:table-cell office:value-type="string">
            <text:p>LAC</text:p>
          </table:table-cell>
        </table:table-row>
        <table:table-row table:style-name="ro1">
          <table:table-cell office:value-type="string">
            <text:p>Thompson, Jason</text:p>
          </table:table-cell>
          <table:table-cell office:value-type="string">
            <text:p>PF</text:p>
          </table:table-cell>
          <table:table-cell office:value-type="string">
            <text:p>SAC</text:p>
          </table:table-cell>
        </table:table-row>
        <table:table-row table:style-name="ro1">
          <table:table-cell office:value-type="string">
            <text:p>Thompson, Tristan</text:p>
          </table:table-cell>
          <table:table-cell office:value-type="string">
            <text:p>PF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Tolliver, Anthony</text:p>
          </table:table-cell>
          <table:table-cell office:value-type="string">
            <text:p>PF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Tomic, Ante</text:p>
          </table:table-cell>
          <table:table-cell office:value-type="string">
            <text:p>PF</text:p>
          </table:table-cell>
          <table:table-cell office:value-type="string">
            <text:p>UTH</text:p>
          </table:table-cell>
        </table:table-row>
        <table:table-row table:style-name="ro1">
          <table:table-cell office:value-type="string">
            <text:p>Udoh, Ekpe</text:p>
          </table:table-cell>
          <table:table-cell office:value-type="string">
            <text:p>PF</text:p>
          </table:table-cell>
          <table:table-cell office:value-type="string">
            <text:p>GSW</text:p>
          </table:table-cell>
        </table:table-row>
        <table:table-row table:style-name="ro1">
          <table:table-cell office:value-type="string">
            <text:p>Varnado, Jarvis</text:p>
          </table:table-cell>
          <table:table-cell office:value-type="string">
            <text:p>PF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Villanueva, Charlie</text:p>
          </table:table-cell>
          <table:table-cell office:value-type="string">
            <text:p>PF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Warrick, Hakim</text:p>
          </table:table-cell>
          <table:table-cell office:value-type="string">
            <text:p>PF</text:p>
          </table:table-cell>
          <table:table-cell office:value-type="string">
            <text:p>PHO</text:p>
          </table:table-cell>
        </table:table-row>
        <table:table-row table:style-name="ro1">
          <table:table-cell office:value-type="string">
            <text:p>West, David</text:p>
          </table:table-cell>
          <table:table-cell office:value-type="string">
            <text:p>PF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White, D.J.</text:p>
          </table:table-cell>
          <table:table-cell office:value-type="string">
            <text:p>PF</text:p>
          </table:table-cell>
          <table:table-cell office:value-type="string">
            <text:p>CHA</text:p>
          </table:table-cell>
        </table:table-row>
        <table:table-row table:style-name="ro1">
          <table:table-cell office:value-type="string">
            <text:p>Williams, Derrick</text:p>
          </table:table-cell>
          <table:table-cell office:value-type="string">
            <text:p>PF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Williams, Jordan</text:p>
          </table:table-cell>
          <table:table-cell office:value-type="string">
            <text:p>PF</text:p>
          </table:table-cell>
          <table:table-cell office:value-type="string">
            <text:p>NJN</text:p>
          </table:table-cell>
        </table:table-row>
        <table:table-row table:style-name="ro1">
          <table:table-cell office:value-type="string">
            <text:p>Williams, Marvin</text:p>
          </table:table-cell>
          <table:table-cell office:value-type="string">
            <text:p>PF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Williams, Sean</text:p>
          </table:table-cell>
          <table:table-cell office:value-type="string">
            <text:p>PF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Williams, Shelden</text:p>
          </table:table-cell>
          <table:table-cell office:value-type="string">
            <text:p>PF</text:p>
          </table:table-cell>
          <table:table-cell office:value-type="string">
            <text:p>NJN</text:p>
          </table:table-cell>
        </table:table-row>
        <table:table-row table:style-name="ro1">
          <table:table-cell office:value-type="string">
            <text:p>Wright, Brandan</text:p>
          </table:table-cell>
          <table:table-cell office:value-type="string">
            <text:p>PF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Augustin, D.J.</text:p>
          </table:table-cell>
          <table:table-cell office:value-type="string">
            <text:p>PG</text:p>
          </table:table-cell>
          <table:table-cell office:value-type="string">
            <text:p>CHA</text:p>
          </table:table-cell>
        </table:table-row>
        <table:table-row table:style-name="ro1">
          <table:table-cell office:value-type="string">
            <text:p>Barea, Jose Juan</text:p>
          </table:table-cell>
          <table:table-cell office:value-type="string">
            <text:p>PG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Bayless, Jerryd</text:p>
          </table:table-cell>
          <table:table-cell office:value-type="string">
            <text:p>PG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Beaubois, Roddy</text:p>
          </table:table-cell>
          <table:table-cell office:value-type="string">
            <text:p>PG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Bibby, Mike</text:p>
          </table:table-cell>
          <table:table-cell office:value-type="string">
            <text:p>PG</text:p>
          </table:table-cell>
          <table:table-cell office:value-type="string">
            <text:p>NYK</text:p>
          </table:table-cell>
        </table:table-row>
        <table:table-row table:style-name="ro1">
          <table:table-cell office:value-type="string">
            <text:p>Billups, Chauncey</text:p>
          </table:table-cell>
          <table:table-cell office:value-type="string">
            <text:p>PG</text:p>
          </table:table-cell>
          <table:table-cell office:value-type="string">
            <text:p>LAC</text:p>
          </table:table-cell>
        </table:table-row>
        <table:table-row table:style-name="ro1">
          <table:table-cell office:value-type="string">
            <text:p>Blake, Steve</text:p>
          </table:table-cell>
          <table:table-cell office:value-type="string">
            <text:p>PG</text:p>
          </table:table-cell>
          <table:table-cell office:value-type="string">
            <text:p>LAL</text:p>
          </table:table-cell>
        </table:table-row>
        <table:table-row table:style-name="ro1">
          <table:table-cell office:value-type="string">
            <text:p>Bledsoe, Eric</text:p>
          </table:table-cell>
          <table:table-cell office:value-type="string">
            <text:p>PG</text:p>
          </table:table-cell>
          <table:table-cell office:value-type="string">
            <text:p>LAC</text:p>
          </table:table-cell>
        </table:table-row>
        <table:table-row table:style-name="ro1">
          <table:table-cell office:value-type="string">
            <text:p>Bradley, Avery</text:p>
          </table:table-cell>
          <table:table-cell office:value-type="string">
            <text:p>PG</text:p>
          </table:table-cell>
          <table:table-cell office:value-type="string">
            <text:p>BOS</text:p>
          </table:table-cell>
        </table:table-row>
        <table:table-row table:style-name="ro1">
          <table:table-cell office:value-type="string">
            <text:p>Brown, Shannon</text:p>
          </table:table-cell>
          <table:table-cell office:value-type="string">
            <text:p>PG</text:p>
          </table:table-cell>
          <table:table-cell office:value-type="string">
            <text:p>PHO</text:p>
          </table:table-cell>
        </table:table-row>
        <table:table-row table:style-name="ro1">
          <table:table-cell office:value-type="string">
            <text:p>Burks, Alec</text:p>
          </table:table-cell>
          <table:table-cell office:value-type="string">
            <text:p>PG</text:p>
          </table:table-cell>
          <table:table-cell office:value-type="string">
            <text:p>UTH</text:p>
          </table:table-cell>
        </table:table-row>
        <table:table-row table:style-name="ro1">
          <table:table-cell office:value-type="string">
            <text:p>Bynum, Will</text:p>
          </table:table-cell>
          <table:table-cell office:value-type="string">
            <text:p>PG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Calderon, Jose</text:p>
          </table:table-cell>
          <table:table-cell office:value-type="string">
            <text:p>PG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Carter, Anthony</text:p>
          </table:table-cell>
          <table:table-cell office:value-type="string">
            <text:p>PG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Chalmers, Mario</text:p>
          </table:table-cell>
          <table:table-cell office:value-type="string">
            <text:p>PG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Cole, Norris</text:p>
          </table:table-cell>
          <table:table-cell office:value-type="string">
            <text:p>PG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Collison, Darren</text:p>
          </table:table-cell>
          <table:table-cell office:value-type="string">
            <text:p>PG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Conley, Mike</text:p>
          </table:table-cell>
          <table:table-cell office:value-type="string">
            <text:p>PG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Curry, Stephen</text:p>
          </table:table-cell>
          <table:table-cell office:value-type="string">
            <text:p>PG</text:p>
          </table:table-cell>
          <table:table-cell office:value-type="string">
            <text:p>GSW</text:p>
          </table:table-cell>
        </table:table-row>
        <table:table-row table:style-name="ro1">
          <table:table-cell office:value-type="string">
            <text:p>Davis, Baron</text:p>
          </table:table-cell>
          <table:table-cell office:value-type="string">
            <text:p>PG</text:p>
          </table:table-cell>
          <table:table-cell office:value-type="string">
            <text:p>NYK</text:p>
          </table:table-cell>
        </table:table-row>
        <table:table-row table:style-name="ro1">
          <table:table-cell office:value-type="string">
            <text:p>Dooling, Keyon</text:p>
          </table:table-cell>
          <table:table-cell office:value-type="string">
            <text:p>PG</text:p>
          </table:table-cell>
          <table:table-cell office:value-type="string">
            <text:p>BOS</text:p>
          </table:table-cell>
        </table:table-row>
        <table:table-row table:style-name="ro1">
          <table:table-cell office:value-type="string">
            <text:p>Douglas, Toney</text:p>
          </table:table-cell>
          <table:table-cell office:value-type="string">
            <text:p>PG</text:p>
          </table:table-cell>
          <table:table-cell office:value-type="string">
            <text:p>NYK</text:p>
          </table:table-cell>
        </table:table-row>
        <table:table-row table:style-name="ro1">
          <table:table-cell office:value-type="string">
            <text:p>Dragic, Goran</text:p>
          </table:table-cell>
          <table:table-cell office:value-type="string">
            <text:p>PG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Duhon, Chris</text:p>
          </table:table-cell>
          <table:table-cell office:value-type="string">
            <text:p>PG</text:p>
          </table:table-cell>
          <table:table-cell office:value-type="string">
            <text:p>ORL</text:p>
          </table:table-cell>
        </table:table-row>
        <table:table-row table:style-name="ro1">
          <table:table-cell office:value-type="string">
            <text:p>Ellis, Monta</text:p>
          </table:table-cell>
          <table:table-cell office:value-type="string">
            <text:p>PG</text:p>
          </table:table-cell>
          <table:table-cell office:value-type="string">
            <text:p>GSW</text:p>
          </table:table-cell>
        </table:table-row>
        <table:table-row table:style-name="ro1">
          <table:table-cell office:value-type="string">
            <text:p>Evans, Tyreke</text:p>
          </table:table-cell>
          <table:table-cell office:value-type="string">
            <text:p>PG</text:p>
          </table:table-cell>
          <table:table-cell office:value-type="string">
            <text:p>SAC</text:p>
          </table:table-cell>
        </table:table-row>
        <table:table-row table:style-name="ro1">
          <table:table-cell office:value-type="string">
            <text:p>Farmar, Jordan</text:p>
          </table:table-cell>
          <table:table-cell office:value-type="string">
            <text:p>PG</text:p>
          </table:table-cell>
          <table:table-cell office:value-type="string">
            <text:p>NJN</text:p>
          </table:table-cell>
        </table:table-row>
        <table:table-row table:style-name="ro1">
          <table:table-cell office:value-type="string">
            <text:p>Felton, Raymond</text:p>
          </table:table-cell>
          <table:table-cell office:value-type="string">
            <text:p>PG</text:p>
          </table:table-cell>
          <table:table-cell office:value-type="string">
            <text:p>POR</text:p>
          </table:table-cell>
        </table:table-row>
        <table:table-row table:style-name="ro1">
          <table:table-cell office:value-type="string">
            <text:p>Fisher, Derek</text:p>
          </table:table-cell>
          <table:table-cell office:value-type="string">
            <text:p>PG</text:p>
          </table:table-cell>
          <table:table-cell office:value-type="string">
            <text:p>LAL</text:p>
          </table:table-cell>
        </table:table-row>
        <table:table-row table:style-name="ro1">
          <table:table-cell office:value-type="string">
            <text:p>Flynn, Jonny</text:p>
          </table:table-cell>
          <table:table-cell office:value-type="string">
            <text:p>PG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Ford, T.J.</text:p>
          </table:table-cell>
          <table:table-cell office:value-type="string">
            <text:p>PG</text:p>
          </table:table-cell>
          <table:table-cell office:value-type="string">
            <text:p>SAS</text:p>
          </table:table-cell>
        </table:table-row>
        <table:table-row table:style-name="ro1">
          <table:table-cell office:value-type="string">
            <text:p>Fortson, Courtney</text:p>
          </table:table-cell>
          <table:table-cell office:value-type="string">
            <text:p>PG</text:p>
          </table:table-cell>
          <table:table-cell office:value-type="string">
            <text:p>LAC</text:p>
          </table:table-cell>
        </table:table-row>
        <table:table-row table:style-name="ro1">
          <table:table-cell office:value-type="string">
            <text:p>Foye, Randy</text:p>
          </table:table-cell>
          <table:table-cell office:value-type="string">
            <text:p>PG</text:p>
          </table:table-cell>
          <table:table-cell office:value-type="string">
            <text:p>LAC</text:p>
          </table:table-cell>
        </table:table-row>
        <table:table-row table:style-name="ro1">
          <table:table-cell office:value-type="string">
            <text:p>Fredette, Jimmer</text:p>
          </table:table-cell>
          <table:table-cell office:value-type="string">
            <text:p>PG</text:p>
          </table:table-cell>
          <table:table-cell office:value-type="string">
            <text:p>SAC</text:p>
          </table:table-cell>
        </table:table-row>
        <table:table-row table:style-name="ro1">
          <table:table-cell office:value-type="string">
            <text:p>Gaines, Sundiata</text:p>
          </table:table-cell>
          <table:table-cell office:value-type="string">
            <text:p>PG</text:p>
          </table:table-cell>
          <table:table-cell office:value-type="string">
            <text:p>NJN</text:p>
          </table:table-cell>
        </table:table-row>
        <table:table-row table:style-name="ro1">
          <table:table-cell office:value-type="string">
            <text:p>Gibson, Daniel</text:p>
          </table:table-cell>
          <table:table-cell office:value-type="string">
            <text:p>PG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Harris, Devin</text:p>
          </table:table-cell>
          <table:table-cell office:value-type="string">
            <text:p>PG</text:p>
          </table:table-cell>
          <table:table-cell office:value-type="string">
            <text:p>UTH</text:p>
          </table:table-cell>
        </table:table-row>
        <table:table-row table:style-name="ro1">
          <table:table-cell office:value-type="string">
            <text:p>Higgins, Cory</text:p>
          </table:table-cell>
          <table:table-cell office:value-type="string">
            <text:p>PG</text:p>
          </table:table-cell>
          <table:table-cell office:value-type="string">
            <text:p>CHA</text:p>
          </table:table-cell>
        </table:table-row>
        <table:table-row table:style-name="ro1">
          <table:table-cell office:value-type="string">
            <text:p>Hill, George</text:p>
          </table:table-cell>
          <table:table-cell office:value-type="string">
            <text:p>PG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Hinrich, Kirk</text:p>
          </table:table-cell>
          <table:table-cell office:value-type="string">
            <text:p>PG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Holiday, Jrue</text:p>
          </table:table-cell>
          <table:table-cell office:value-type="string">
            <text:p>PG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Irving, Kyrie</text:p>
          </table:table-cell>
          <table:table-cell office:value-type="string">
            <text:p>PG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Ivey, Royal</text:p>
          </table:table-cell>
          <table:table-cell office:value-type="string">
            <text:p>PG</text:p>
          </table:table-cell>
          <table:table-cell office:value-type="string">
            <text:p>OKC</text:p>
          </table:table-cell>
        </table:table-row>
        <table:table-row table:style-name="ro1">
          <table:table-cell office:value-type="string">
            <text:p>Jack, Jarrett</text:p>
          </table:table-cell>
          <table:table-cell office:value-type="string">
            <text:p>PG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Jackson, Reggie</text:p>
          </table:table-cell>
          <table:table-cell office:value-type="string">
            <text:p>PG</text:p>
          </table:table-cell>
          <table:table-cell office:value-type="string">
            <text:p>OKC</text:p>
          </table:table-cell>
        </table:table-row>
        <table:table-row table:style-name="ro1">
          <table:table-cell office:value-type="string">
            <text:p>James, Mike</text:p>
          </table:table-cell>
          <table:table-cell office:value-type="string">
            <text:p>PG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Jenkins, Charles</text:p>
          </table:table-cell>
          <table:table-cell office:value-type="string">
            <text:p>PG</text:p>
          </table:table-cell>
          <table:table-cell office:value-type="string">
            <text:p>GSW</text:p>
          </table:table-cell>
        </table:table-row>
        <table:table-row table:style-name="ro1">
          <table:table-cell office:value-type="string">
            <text:p>Jennings, Brandon</text:p>
          </table:table-cell>
          <table:table-cell office:value-type="string">
            <text:p>PG</text:p>
          </table:table-cell>
          <table:table-cell office:value-type="string">
            <text:p>MIL</text:p>
          </table:table-cell>
        </table:table-row>
        <table:table-row table:style-name="ro1">
          <table:table-cell office:value-type="string">
            <text:p>Johnson, Armon</text:p>
          </table:table-cell>
          <table:table-cell office:value-type="string">
            <text:p>PG</text:p>
          </table:table-cell>
          <table:table-cell office:value-type="string">
            <text:p>POR</text:p>
          </table:table-cell>
        </table:table-row>
        <table:table-row table:style-name="ro1">
          <table:table-cell office:value-type="string">
            <text:p>Johnson, Carldell</text:p>
          </table:table-cell>
          <table:table-cell office:value-type="string">
            <text:p>PG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Joseph, Cory</text:p>
          </table:table-cell>
          <table:table-cell office:value-type="string">
            <text:p>PG</text:p>
          </table:table-cell>
          <table:table-cell office:value-type="string">
            <text:p>SAS</text:p>
          </table:table-cell>
        </table:table-row>
        <table:table-row table:style-name="ro1">
          <table:table-cell office:value-type="string">
            <text:p>Kidd, Jason</text:p>
          </table:table-cell>
          <table:table-cell office:value-type="string">
            <text:p>PG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Knight, Brandon</text:p>
          </table:table-cell>
          <table:table-cell office:value-type="string">
            <text:p>PG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Lawson, Ty</text:p>
          </table:table-cell>
          <table:table-cell office:value-type="string">
            <text:p>PG</text:p>
          </table:table-cell>
          <table:table-cell office:value-type="string">
            <text:p>DEN</text:p>
          </table:table-cell>
        </table:table-row>
        <table:table-row table:style-name="ro1">
          <table:table-cell office:value-type="string">
            <text:p>Leslie, Travis</text:p>
          </table:table-cell>
          <table:table-cell office:value-type="string">
            <text:p>PG</text:p>
          </table:table-cell>
          <table:table-cell office:value-type="string">
            <text:p>LAC</text:p>
          </table:table-cell>
        </table:table-row>
        <table:table-row table:style-name="ro1">
          <table:table-cell office:value-type="string">
            <text:p>Lin, Jeremy</text:p>
          </table:table-cell>
          <table:table-cell office:value-type="string">
            <text:p>PG</text:p>
          </table:table-cell>
          <table:table-cell office:value-type="string">
            <text:p>NYK</text:p>
          </table:table-cell>
        </table:table-row>
        <table:table-row table:style-name="ro1">
          <table:table-cell office:value-type="string">
            <text:p>Livingston, Shaun</text:p>
          </table:table-cell>
          <table:table-cell office:value-type="string">
            <text:p>PG</text:p>
          </table:table-cell>
          <table:table-cell office:value-type="string">
            <text:p>MIL</text:p>
          </table:table-cell>
        </table:table-row>
        <table:table-row table:style-name="ro1">
          <table:table-cell office:value-type="string">
            <text:p>Lowry, Kyle</text:p>
          </table:table-cell>
          <table:table-cell office:value-type="string">
            <text:p>PG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Lucas, John</text:p>
          </table:table-cell>
          <table:table-cell office:value-type="string">
            <text:p>PG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Mack, Shelvin</text:p>
          </table:table-cell>
          <table:table-cell office:value-type="string">
            <text:p>PG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Maynor, Eric</text:p>
          </table:table-cell>
          <table:table-cell office:value-type="string">
            <text:p>PG</text:p>
          </table:table-cell>
          <table:table-cell office:value-type="string">
            <text:p>OKC</text:p>
          </table:table-cell>
        </table:table-row>
        <table:table-row table:style-name="ro1">
          <table:table-cell office:value-type="string">
            <text:p>Miller, Andre</text:p>
          </table:table-cell>
          <table:table-cell office:value-type="string">
            <text:p>PG</text:p>
          </table:table-cell>
          <table:table-cell office:value-type="string">
            <text:p>DEN</text:p>
          </table:table-cell>
        </table:table-row>
        <table:table-row table:style-name="ro1">
          <table:table-cell office:value-type="string">
            <text:p>Morris, Darius</text:p>
          </table:table-cell>
          <table:table-cell office:value-type="string">
            <text:p>PG</text:p>
          </table:table-cell>
          <table:table-cell office:value-type="string">
            <text:p>LAL</text:p>
          </table:table-cell>
        </table:table-row>
        <table:table-row table:style-name="ro1">
          <table:table-cell office:value-type="string">
            <text:p>Nash, Steve</text:p>
          </table:table-cell>
          <table:table-cell office:value-type="string">
            <text:p>PG</text:p>
          </table:table-cell>
          <table:table-cell office:value-type="string">
            <text:p>PHO</text:p>
          </table:table-cell>
        </table:table-row>
        <table:table-row table:style-name="ro1">
          <table:table-cell office:value-type="string">
            <text:p>Nelson, Jameer</text:p>
          </table:table-cell>
          <table:table-cell office:value-type="string">
            <text:p>PG</text:p>
          </table:table-cell>
          <table:table-cell office:value-type="string">
            <text:p>ORL</text:p>
          </table:table-cell>
        </table:table-row>
        <table:table-row table:style-name="ro1">
          <table:table-cell office:value-type="string">
            <text:p>Pargo, Jannero</text:p>
          </table:table-cell>
          <table:table-cell office:value-type="string">
            <text:p>PG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Pargo, Jeremy</text:p>
          </table:table-cell>
          <table:table-cell office:value-type="string">
            <text:p>PG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Parker, Tony</text:p>
          </table:table-cell>
          <table:table-cell office:value-type="string">
            <text:p>PG</text:p>
          </table:table-cell>
          <table:table-cell office:value-type="string">
            <text:p>SAS</text:p>
          </table:table-cell>
        </table:table-row>
        <table:table-row table:style-name="ro1">
          <table:table-cell office:value-type="string">
            <text:p>Paul, Chris</text:p>
          </table:table-cell>
          <table:table-cell office:value-type="string">
            <text:p>PG</text:p>
          </table:table-cell>
          <table:table-cell office:value-type="string">
            <text:p>LAC</text:p>
          </table:table-cell>
        </table:table-row>
        <table:table-row table:style-name="ro1">
          <table:table-cell office:value-type="string">
            <text:p>Price, A.J.</text:p>
          </table:table-cell>
          <table:table-cell office:value-type="string">
            <text:p>PG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Price, Ronnie</text:p>
          </table:table-cell>
          <table:table-cell office:value-type="string">
            <text:p>PG</text:p>
          </table:table-cell>
          <table:table-cell office:value-type="string">
            <text:p>PHO</text:p>
          </table:table-cell>
        </table:table-row>
        <table:table-row table:style-name="ro1">
          <table:table-cell office:value-type="string">
            <text:p>Ridnour, Luke</text:p>
          </table:table-cell>
          <table:table-cell office:value-type="string">
            <text:p>PG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Robinson, Nate</text:p>
          </table:table-cell>
          <table:table-cell office:value-type="string">
            <text:p>PG</text:p>
          </table:table-cell>
          <table:table-cell office:value-type="string">
            <text:p>GSW</text:p>
          </table:table-cell>
        </table:table-row>
        <table:table-row table:style-name="ro1">
          <table:table-cell office:value-type="string">
            <text:p>Rondo, Rajon</text:p>
          </table:table-cell>
          <table:table-cell office:value-type="string">
            <text:p>PG</text:p>
          </table:table-cell>
          <table:table-cell office:value-type="string">
            <text:p>BOS</text:p>
          </table:table-cell>
        </table:table-row>
        <table:table-row table:style-name="ro1">
          <table:table-cell office:value-type="string">
            <text:p>Rose, Derrick</text:p>
          </table:table-cell>
          <table:table-cell office:value-type="string">
            <text:p>PG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Rubio, Ricky</text:p>
          </table:table-cell>
          <table:table-cell office:value-type="string">
            <text:p>PG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Russell, Walker</text:p>
          </table:table-cell>
          <table:table-cell office:value-type="string">
            <text:p>PG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Selby, Josh</text:p>
          </table:table-cell>
          <table:table-cell office:value-type="string">
            <text:p>PG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Sessions, Ramon</text:p>
          </table:table-cell>
          <table:table-cell office:value-type="string">
            <text:p>PG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Shumpert, Iman</text:p>
          </table:table-cell>
          <table:table-cell office:value-type="string">
            <text:p>PG</text:p>
          </table:table-cell>
          <table:table-cell office:value-type="string">
            <text:p>NYK</text:p>
          </table:table-cell>
        </table:table-row>
        <table:table-row table:style-name="ro1">
          <table:table-cell office:value-type="string">
            <text:p>Sloan, Donald</text:p>
          </table:table-cell>
          <table:table-cell office:value-type="string">
            <text:p>PG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Smith, Nolan</text:p>
          </table:table-cell>
          <table:table-cell office:value-type="string">
            <text:p>PG</text:p>
          </table:table-cell>
          <table:table-cell office:value-type="string">
            <text:p>POR</text:p>
          </table:table-cell>
        </table:table-row>
        <table:table-row table:style-name="ro1">
          <table:table-cell office:value-type="string">
            <text:p>Stone, Julyan</text:p>
          </table:table-cell>
          <table:table-cell office:value-type="string">
            <text:p>PG</text:p>
          </table:table-cell>
          <table:table-cell office:value-type="string">
            <text:p>DEN</text:p>
          </table:table-cell>
        </table:table-row>
        <table:table-row table:style-name="ro1">
          <table:table-cell office:value-type="string">
            <text:p>Stuckey, Rodney</text:p>
          </table:table-cell>
          <table:table-cell office:value-type="string">
            <text:p>PG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Teague, Jeff</text:p>
          </table:table-cell>
          <table:table-cell office:value-type="string">
            <text:p>PG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Telfair, Sebastian</text:p>
          </table:table-cell>
          <table:table-cell office:value-type="string">
            <text:p>PG</text:p>
          </table:table-cell>
          <table:table-cell office:value-type="string">
            <text:p>PHO</text:p>
          </table:table-cell>
        </table:table-row>
        <table:table-row table:style-name="ro1">
          <table:table-cell office:value-type="string">
            <text:p>Thomas, Isaiah</text:p>
          </table:table-cell>
          <table:table-cell office:value-type="string">
            <text:p>PG</text:p>
          </table:table-cell>
          <table:table-cell office:value-type="string">
            <text:p>SAC</text:p>
          </table:table-cell>
        </table:table-row>
        <table:table-row table:style-name="ro1">
          <table:table-cell office:value-type="string">
            <text:p>Tinsley, Jamaal</text:p>
          </table:table-cell>
          <table:table-cell office:value-type="string">
            <text:p>PG</text:p>
          </table:table-cell>
          <table:table-cell office:value-type="string">
            <text:p>UTH</text:p>
          </table:table-cell>
        </table:table-row>
        <table:table-row table:style-name="ro1">
          <table:table-cell office:value-type="string">
            <text:p>Udrih, Beno</text:p>
          </table:table-cell>
          <table:table-cell office:value-type="string">
            <text:p>PG</text:p>
          </table:table-cell>
          <table:table-cell office:value-type="string">
            <text:p>MIL</text:p>
          </table:table-cell>
        </table:table-row>
        <table:table-row table:style-name="ro1">
          <table:table-cell office:value-type="string">
            <text:p>Vasquez, Greivis</text:p>
          </table:table-cell>
          <table:table-cell office:value-type="string">
            <text:p>PG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Walker, Kemba</text:p>
          </table:table-cell>
          <table:table-cell office:value-type="string">
            <text:p>PG</text:p>
          </table:table-cell>
          <table:table-cell office:value-type="string">
            <text:p>CHA</text:p>
          </table:table-cell>
        </table:table-row>
        <table:table-row table:style-name="ro1">
          <table:table-cell office:value-type="string">
            <text:p>Wall, John</text:p>
          </table:table-cell>
          <table:table-cell office:value-type="string">
            <text:p>PG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Watson, C.J.</text:p>
          </table:table-cell>
          <table:table-cell office:value-type="string">
            <text:p>PG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Watson, Earl</text:p>
          </table:table-cell>
          <table:table-cell office:value-type="string">
            <text:p>PG</text:p>
          </table:table-cell>
          <table:table-cell office:value-type="string">
            <text:p>UTH</text:p>
          </table:table-cell>
        </table:table-row>
        <table:table-row table:style-name="ro1">
          <table:table-cell office:value-type="string">
            <text:p>Westbrook, Russell</text:p>
          </table:table-cell>
          <table:table-cell office:value-type="string">
            <text:p>PG</text:p>
          </table:table-cell>
          <table:table-cell office:value-type="string">
            <text:p>OKC</text:p>
          </table:table-cell>
        </table:table-row>
        <table:table-row table:style-name="ro1">
          <table:table-cell office:value-type="string">
            <text:p>Williams, Deron</text:p>
          </table:table-cell>
          <table:table-cell office:value-type="string">
            <text:p>PG</text:p>
          </table:table-cell>
          <table:table-cell office:value-type="string">
            <text:p>NJN</text:p>
          </table:table-cell>
        </table:table-row>
        <table:table-row table:style-name="ro1">
          <table:table-cell office:value-type="string">
            <text:p>Williams, Mo</text:p>
          </table:table-cell>
          <table:table-cell office:value-type="string">
            <text:p>PG</text:p>
          </table:table-cell>
          <table:table-cell office:value-type="string">
            <text:p>LAC</text:p>
          </table:table-cell>
        </table:table-row>
        <table:table-row table:style-name="ro1">
          <table:table-cell office:value-type="string">
            <text:p>Afflalo, Arron</text:p>
          </table:table-cell>
          <table:table-cell office:value-type="string">
            <text:p>SG</text:p>
          </table:table-cell>
          <table:table-cell office:value-type="string">
            <text:p>DEN</text:p>
          </table:table-cell>
        </table:table-row>
        <table:table-row table:style-name="ro1">
          <table:table-cell office:value-type="string">
            <text:p>Allen, Ray</text:p>
          </table:table-cell>
          <table:table-cell office:value-type="string">
            <text:p>SG</text:p>
          </table:table-cell>
          <table:table-cell office:value-type="string">
            <text:p>BOS</text:p>
          </table:table-cell>
        </table:table-row>
        <table:table-row table:style-name="ro1">
          <table:table-cell office:value-type="string">
            <text:p>Allen, Tony</text:p>
          </table:table-cell>
          <table:table-cell office:value-type="string">
            <text:p>SG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Anderson, James</text:p>
          </table:table-cell>
          <table:table-cell office:value-type="string">
            <text:p>SG</text:p>
          </table:table-cell>
          <table:table-cell office:value-type="string">
            <text:p>SAS</text:p>
          </table:table-cell>
        </table:table-row>
        <table:table-row table:style-name="ro1">
          <table:table-cell office:value-type="string">
            <text:p>Ariza, Trevor</text:p>
          </table:table-cell>
          <table:table-cell office:value-type="string">
            <text:p>SG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Barbosa, Leandro</text:p>
          </table:table-cell>
          <table:table-cell office:value-type="string">
            <text:p>SG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Belinelli, Marco</text:p>
          </table:table-cell>
          <table:table-cell office:value-type="string">
            <text:p>SG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Bell, Raja</text:p>
          </table:table-cell>
          <table:table-cell office:value-type="string">
            <text:p>SG</text:p>
          </table:table-cell>
          <table:table-cell office:value-type="string">
            <text:p>UTH</text:p>
          </table:table-cell>
        </table:table-row>
        <table:table-row table:style-name="ro1">
          <table:table-cell office:value-type="string">
            <text:p>Brewer, Ronnie</text:p>
          </table:table-cell>
          <table:table-cell office:value-type="string">
            <text:p>SG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Brooks, MarShon</text:p>
          </table:table-cell>
          <table:table-cell office:value-type="string">
            <text:p>SG</text:p>
          </table:table-cell>
          <table:table-cell office:value-type="string">
            <text:p>NJN</text:p>
          </table:table-cell>
        </table:table-row>
        <table:table-row table:style-name="ro1">
          <table:table-cell office:value-type="string">
            <text:p>Bryant, Kobe</text:p>
          </table:table-cell>
          <table:table-cell office:value-type="string">
            <text:p>SG</text:p>
          </table:table-cell>
          <table:table-cell office:value-type="string">
            <text:p>LAL</text:p>
          </table:table-cell>
        </table:table-row>
        <table:table-row table:style-name="ro1">
          <table:table-cell office:value-type="string">
            <text:p>Butler, Rasual</text:p>
          </table:table-cell>
          <table:table-cell office:value-type="string">
            <text:p>SG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Carroll, Matt</text:p>
          </table:table-cell>
          <table:table-cell office:value-type="string">
            <text:p>SG</text:p>
          </table:table-cell>
          <table:table-cell office:value-type="string">
            <text:p>CHA</text:p>
          </table:table-cell>
        </table:table-row>
        <table:table-row table:style-name="ro1">
          <table:table-cell office:value-type="string">
            <text:p>Carter, Vince</text:p>
          </table:table-cell>
          <table:table-cell office:value-type="string">
            <text:p>SG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Cook, Daequan</text:p>
          </table:table-cell>
          <table:table-cell office:value-type="string">
            <text:p>SG</text:p>
          </table:table-cell>
          <table:table-cell office:value-type="string">
            <text:p>OKC</text:p>
          </table:table-cell>
        </table:table-row>
        <table:table-row table:style-name="ro1">
          <table:table-cell office:value-type="string">
            <text:p>Crawford, Jamal</text:p>
          </table:table-cell>
          <table:table-cell office:value-type="string">
            <text:p>SG</text:p>
          </table:table-cell>
          <table:table-cell office:value-type="string">
            <text:p>POR</text:p>
          </table:table-cell>
        </table:table-row>
        <table:table-row table:style-name="ro1">
          <table:table-cell office:value-type="string">
            <text:p>Crawford, Jordan</text:p>
          </table:table-cell>
          <table:table-cell office:value-type="string">
            <text:p>SG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Daniels, Marquis</text:p>
          </table:table-cell>
          <table:table-cell office:value-type="string">
            <text:p>SG</text:p>
          </table:table-cell>
          <table:table-cell office:value-type="string">
            <text:p>BOS</text:p>
          </table:table-cell>
        </table:table-row>
        <table:table-row table:style-name="ro1">
          <table:table-cell office:value-type="string">
            <text:p>DeRozan, DeMar</text:p>
          </table:table-cell>
          <table:table-cell office:value-type="string">
            <text:p>SG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Delfino, Carlos</text:p>
          </table:table-cell>
          <table:table-cell office:value-type="string">
            <text:p>SG</text:p>
          </table:table-cell>
          <table:table-cell office:value-type="string">
            <text:p>MIL</text:p>
          </table:table-cell>
        </table:table-row>
        <table:table-row table:style-name="ro1">
          <table:table-cell office:value-type="string">
            <text:p>Ellington, Wayne</text:p>
          </table:table-cell>
          <table:table-cell office:value-type="string">
            <text:p>SG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Fernandez, Rudy</text:p>
          </table:table-cell>
          <table:table-cell office:value-type="string">
            <text:p>SG</text:p>
          </table:table-cell>
          <table:table-cell office:value-type="string">
            <text:p>DEN</text:p>
          </table:table-cell>
        </table:table-row>
        <table:table-row table:style-name="ro1">
          <table:table-cell office:value-type="string">
            <text:p>Fields, Landry</text:p>
          </table:table-cell>
          <table:table-cell office:value-type="string">
            <text:p>SG</text:p>
          </table:table-cell>
          <table:table-cell office:value-type="string">
            <text:p>NYK</text:p>
          </table:table-cell>
        </table:table-row>
        <table:table-row table:style-name="ro1">
          <table:table-cell office:value-type="string">
            <text:p>Foster, Shan</text:p>
          </table:table-cell>
          <table:table-cell office:value-type="string">
            <text:p>SG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Garcia, Francisco</text:p>
          </table:table-cell>
          <table:table-cell office:value-type="string">
            <text:p>SG</text:p>
          </table:table-cell>
          <table:table-cell office:value-type="string">
            <text:p>SAC</text:p>
          </table:table-cell>
        </table:table-row>
        <table:table-row table:style-name="ro1">
          <table:table-cell office:value-type="string">
            <text:p>George, Paul</text:p>
          </table:table-cell>
          <table:table-cell office:value-type="string">
            <text:p>SG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Ginobili, Manu</text:p>
          </table:table-cell>
          <table:table-cell office:value-type="string">
            <text:p>SG</text:p>
          </table:table-cell>
          <table:table-cell office:value-type="string">
            <text:p>SAS</text:p>
          </table:table-cell>
        </table:table-row>
        <table:table-row table:style-name="ro1">
          <table:table-cell office:value-type="string">
            <text:p>Gordon, Ben</text:p>
          </table:table-cell>
          <table:table-cell office:value-type="string">
            <text:p>SG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Gordon, Eric</text:p>
          </table:table-cell>
          <table:table-cell office:value-type="string">
            <text:p>SG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Goudelock, Andrew</text:p>
          </table:table-cell>
          <table:table-cell office:value-type="string">
            <text:p>SG</text:p>
          </table:table-cell>
          <table:table-cell office:value-type="string">
            <text:p>LAL</text:p>
          </table:table-cell>
        </table:table-row>
        <table:table-row table:style-name="ro1">
          <table:table-cell office:value-type="string">
            <text:p>Green, Willie</text:p>
          </table:table-cell>
          <table:table-cell office:value-type="string">
            <text:p>SG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Griffin, Adrian</text:p>
          </table:table-cell>
          <table:table-cell office:value-type="string">
            <text:p>SG</text:p>
          </table:table-cell>
          <table:table-cell office:value-type="string">
            <text:p>MIL</text:p>
          </table:table-cell>
        </table:table-row>
        <table:table-row table:style-name="ro1">
          <table:table-cell office:value-type="string">
            <text:p>Hamilton, Jordan</text:p>
          </table:table-cell>
          <table:table-cell office:value-type="string">
            <text:p>SG</text:p>
          </table:table-cell>
          <table:table-cell office:value-type="string">
            <text:p>DEN</text:p>
          </table:table-cell>
        </table:table-row>
        <table:table-row table:style-name="ro1">
          <table:table-cell office:value-type="string">
            <text:p>Hamilton, Richard</text:p>
          </table:table-cell>
          <table:table-cell office:value-type="string">
            <text:p>SG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Harden, James</text:p>
          </table:table-cell>
          <table:table-cell office:value-type="string">
            <text:p>SG</text:p>
          </table:table-cell>
          <table:table-cell office:value-type="string">
            <text:p>OKC</text:p>
          </table:table-cell>
        </table:table-row>
        <table:table-row table:style-name="ro1">
          <table:table-cell office:value-type="string">
            <text:p>Harris, Terrel</text:p>
          </table:table-cell>
          <table:table-cell office:value-type="string">
            <text:p>SG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Henderson, Gerald</text:p>
          </table:table-cell>
          <table:table-cell office:value-type="string">
            <text:p>SG</text:p>
          </table:table-cell>
          <table:table-cell office:value-type="string">
            <text:p>CHA</text:p>
          </table:table-cell>
        </table:table-row>
        <table:table-row table:style-name="ro1">
          <table:table-cell office:value-type="string">
            <text:p>Henry, Xavier</text:p>
          </table:table-cell>
          <table:table-cell office:value-type="string">
            <text:p>SG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Hobson, Darington</text:p>
          </table:table-cell>
          <table:table-cell office:value-type="string">
            <text:p>SG</text:p>
          </table:table-cell>
          <table:table-cell office:value-type="string">
            <text:p>MIL</text:p>
          </table:table-cell>
        </table:table-row>
        <table:table-row table:style-name="ro1">
          <table:table-cell office:value-type="string">
            <text:p>Hughes, Larry</text:p>
          </table:table-cell>
          <table:table-cell office:value-type="string">
            <text:p>SG</text:p>
          </table:table-cell>
          <table:table-cell office:value-type="string">
            <text:p>ORL</text:p>
          </table:table-cell>
        </table:table-row>
        <table:table-row table:style-name="ro1">
          <table:table-cell office:value-type="string">
            <text:p>Iguodala, Andre</text:p>
          </table:table-cell>
          <table:table-cell office:value-type="string">
            <text:p>SG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Johnson, Joe</text:p>
          </table:table-cell>
          <table:table-cell office:value-type="string">
            <text:p>SG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Johnson, Trey</text:p>
          </table:table-cell>
          <table:table-cell office:value-type="string">
            <text:p>SG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Johnson, Wesley</text:p>
          </table:table-cell>
          <table:table-cell office:value-type="string">
            <text:p>SG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Jones, Dahntay</text:p>
          </table:table-cell>
          <table:table-cell office:value-type="string">
            <text:p>SG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Jones, Dominique</text:p>
          </table:table-cell>
          <table:table-cell office:value-type="string">
            <text:p>SG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Kapono, Jason</text:p>
          </table:table-cell>
          <table:table-cell office:value-type="string">
            <text:p>SG</text:p>
          </table:table-cell>
          <table:table-cell office:value-type="string">
            <text:p>LAL</text:p>
          </table:table-cell>
        </table:table-row>
        <table:table-row table:style-name="ro1">
          <table:table-cell office:value-type="string">
            <text:p>Korver, Kyle</text:p>
          </table:table-cell>
          <table:table-cell office:value-type="string">
            <text:p>SG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Lee, Courtney</text:p>
          </table:table-cell>
          <table:table-cell office:value-type="string">
            <text:p>SG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Lee, Malcolm</text:p>
          </table:table-cell>
          <table:table-cell office:value-type="string">
            <text:p>SG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Leonard, Kawhi</text:p>
          </table:table-cell>
          <table:table-cell office:value-type="string">
            <text:p>SG</text:p>
          </table:table-cell>
          <table:table-cell office:value-type="string">
            <text:p>SAS</text:p>
          </table:table-cell>
        </table:table-row>
        <table:table-row table:style-name="ro1">
          <table:table-cell office:value-type="string">
            <text:p>Liggins, DeAndre</text:p>
          </table:table-cell>
          <table:table-cell office:value-type="string">
            <text:p>SG</text:p>
          </table:table-cell>
          <table:table-cell office:value-type="string">
            <text:p>ORL</text:p>
          </table:table-cell>
        </table:table-row>
        <table:table-row table:style-name="ro1">
          <table:table-cell office:value-type="string">
            <text:p>Martin, Kevin</text:p>
          </table:table-cell>
          <table:table-cell office:value-type="string">
            <text:p>SG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Mason Jr., Roger</text:p>
          </table:table-cell>
          <table:table-cell office:value-type="string">
            <text:p>SG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Matthews, Wesley</text:p>
          </table:table-cell>
          <table:table-cell office:value-type="string">
            <text:p>SG</text:p>
          </table:table-cell>
          <table:table-cell office:value-type="string">
            <text:p>POR</text:p>
          </table:table-cell>
        </table:table-row>
        <table:table-row table:style-name="ro1">
          <table:table-cell office:value-type="string">
            <text:p>Mayo, O.J.</text:p>
          </table:table-cell>
          <table:table-cell office:value-type="string">
            <text:p>SG</text:p>
          </table:table-cell>
          <table:table-cell office:value-type="string">
            <text:p>MEM</text:p>
          </table:table-cell>
        </table:table-row>
        <table:table-row table:style-name="ro1">
          <table:table-cell office:value-type="string">
            <text:p>McGrady, Tracy</text:p>
          </table:table-cell>
          <table:table-cell office:value-type="string">
            <text:p>SG</text:p>
          </table:table-cell>
          <table:table-cell office:value-type="string">
            <text:p>ATL</text:p>
          </table:table-cell>
        </table:table-row>
        <table:table-row table:style-name="ro1">
          <table:table-cell office:value-type="string">
            <text:p>Meeks, Jodie</text:p>
          </table:table-cell>
          <table:table-cell office:value-type="string">
            <text:p>SG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Moore, E'Twaun</text:p>
          </table:table-cell>
          <table:table-cell office:value-type="string">
            <text:p>SG</text:p>
          </table:table-cell>
          <table:table-cell office:value-type="string">
            <text:p>BOS</text:p>
          </table:table-cell>
        </table:table-row>
        <table:table-row table:style-name="ro1">
          <table:table-cell office:value-type="string">
            <text:p>Morrow, Anthony</text:p>
          </table:table-cell>
          <table:table-cell office:value-type="string">
            <text:p>SG</text:p>
          </table:table-cell>
          <table:table-cell office:value-type="string">
            <text:p>NJN</text:p>
          </table:table-cell>
        </table:table-row>
        <table:table-row table:style-name="ro1">
          <table:table-cell office:value-type="string">
            <text:p>Neal, Gary</text:p>
          </table:table-cell>
          <table:table-cell office:value-type="string">
            <text:p>SG</text:p>
          </table:table-cell>
          <table:table-cell office:value-type="string">
            <text:p>SAS</text:p>
          </table:table-cell>
        </table:table-row>
        <table:table-row table:style-name="ro1">
          <table:table-cell office:value-type="string">
            <text:p>Newley, Brad</text:p>
          </table:table-cell>
          <table:table-cell office:value-type="string">
            <text:p>SG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Parker, Anthony</text:p>
          </table:table-cell>
          <table:table-cell office:value-type="string">
            <text:p>SG</text:p>
          </table:table-cell>
          <table:table-cell office:value-type="string">
            <text:p>CLE</text:p>
          </table:table-cell>
        </table:table-row>
        <table:table-row table:style-name="ro1">
          <table:table-cell office:value-type="string">
            <text:p>Pavlovic, Sasha</text:p>
          </table:table-cell>
          <table:table-cell office:value-type="string">
            <text:p>SG</text:p>
          </table:table-cell>
          <table:table-cell office:value-type="string">
            <text:p>BOS</text:p>
          </table:table-cell>
        </table:table-row>
        <table:table-row table:style-name="ro1">
          <table:table-cell office:value-type="string">
            <text:p>Pietrus, Mickael</text:p>
          </table:table-cell>
          <table:table-cell office:value-type="string">
            <text:p>SG</text:p>
          </table:table-cell>
          <table:table-cell office:value-type="string">
            <text:p>BOS</text:p>
          </table:table-cell>
        </table:table-row>
        <table:table-row table:style-name="ro1">
          <table:table-cell office:value-type="string">
            <text:p>Redd, Michael</text:p>
          </table:table-cell>
          <table:table-cell office:value-type="string">
            <text:p>SG</text:p>
          </table:table-cell>
          <table:table-cell office:value-type="string">
            <text:p>PHO</text:p>
          </table:table-cell>
        </table:table-row>
        <table:table-row table:style-name="ro1">
          <table:table-cell office:value-type="string">
            <text:p>Redick, J.J.</text:p>
          </table:table-cell>
          <table:table-cell office:value-type="string">
            <text:p>SG</text:p>
          </table:table-cell>
          <table:table-cell office:value-type="string">
            <text:p>ORL</text:p>
          </table:table-cell>
        </table:table-row>
        <table:table-row table:style-name="ro1">
          <table:table-cell office:value-type="string">
            <text:p>Richardson, Jason</text:p>
          </table:table-cell>
          <table:table-cell office:value-type="string">
            <text:p>SG</text:p>
          </table:table-cell>
          <table:table-cell office:value-type="string">
            <text:p>ORL</text:p>
          </table:table-cell>
        </table:table-row>
        <table:table-row table:style-name="ro1">
          <table:table-cell office:value-type="string">
            <text:p>Richardson, Quentin</text:p>
          </table:table-cell>
          <table:table-cell office:value-type="string">
            <text:p>SG</text:p>
          </table:table-cell>
          <table:table-cell office:value-type="string">
            <text:p>ORL</text:p>
          </table:table-cell>
        </table:table-row>
        <table:table-row table:style-name="ro1">
          <table:table-cell office:value-type="string">
            <text:p>Rush, Brandon</text:p>
          </table:table-cell>
          <table:table-cell office:value-type="string">
            <text:p>SG</text:p>
          </table:table-cell>
          <table:table-cell office:value-type="string">
            <text:p>GSW</text:p>
          </table:table-cell>
        </table:table-row>
        <table:table-row table:style-name="ro1">
          <table:table-cell office:value-type="string">
            <text:p>Seibutis, Renaldas</text:p>
          </table:table-cell>
          <table:table-cell office:value-type="string">
            <text:p>SG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Stephenson, Lance</text:p>
          </table:table-cell>
          <table:table-cell office:value-type="string">
            <text:p>SG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Stevenson, DeShawn</text:p>
          </table:table-cell>
          <table:table-cell office:value-type="string">
            <text:p>SG</text:p>
          </table:table-cell>
          <table:table-cell office:value-type="string">
            <text:p>NJN</text:p>
          </table:table-cell>
        </table:table-row>
        <table:table-row table:style-name="ro1">
          <table:table-cell office:value-type="string">
            <text:p>Terry, Jason</text:p>
          </table:table-cell>
          <table:table-cell office:value-type="string">
            <text:p>SG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Thompson, Klay</text:p>
          </table:table-cell>
          <table:table-cell office:value-type="string">
            <text:p>SG</text:p>
          </table:table-cell>
          <table:table-cell office:value-type="string">
            <text:p>GSW</text:p>
          </table:table-cell>
        </table:table-row>
        <table:table-row table:style-name="ro1">
          <table:table-cell office:value-type="string">
            <text:p>Thornton, Marcus</text:p>
          </table:table-cell>
          <table:table-cell office:value-type="string">
            <text:p>SG</text:p>
          </table:table-cell>
          <table:table-cell office:value-type="string">
            <text:p>SAC</text:p>
          </table:table-cell>
        </table:table-row>
        <table:table-row table:style-name="ro1">
          <table:table-cell office:value-type="string">
            <text:p>Turner, Evan</text:p>
          </table:table-cell>
          <table:table-cell office:value-type="string">
            <text:p>SG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Wade, Dwyane</text:p>
          </table:table-cell>
          <table:table-cell office:value-type="string">
            <text:p>SG</text:p>
          </table:table-cell>
          <table:table-cell office:value-type="string">
            <text:p>MIA</text:p>
          </table:table-cell>
        </table:table-row>
        <table:table-row table:style-name="ro1">
          <table:table-cell office:value-type="string">
            <text:p>Wafer, Von</text:p>
          </table:table-cell>
          <table:table-cell office:value-type="string">
            <text:p>SG</text:p>
          </table:table-cell>
          <table:table-cell office:value-type="string">
            <text:p>ORL</text:p>
          </table:table-cell>
        </table:table-row>
        <table:table-row table:style-name="ro1">
          <table:table-cell office:value-type="string">
            <text:p>Walker, Bill</text:p>
          </table:table-cell>
          <table:table-cell office:value-type="string">
            <text:p>SG</text:p>
          </table:table-cell>
          <table:table-cell office:value-type="string">
            <text:p>NYK</text:p>
          </table:table-cell>
        </table:table-row>
        <table:table-row table:style-name="ro1">
          <table:table-cell office:value-type="string">
            <text:p>Webster, Martell</text:p>
          </table:table-cell>
          <table:table-cell office:value-type="string">
            <text:p>SG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West, Delonte</text:p>
          </table:table-cell>
          <table:table-cell office:value-type="string">
            <text:p>SG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Wilkins, Damien</text:p>
          </table:table-cell>
          <table:table-cell office:value-type="string">
            <text:p>SG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Williams, Elliot</text:p>
          </table:table-cell>
          <table:table-cell office:value-type="string">
            <text:p>SG</text:p>
          </table:table-cell>
          <table:table-cell office:value-type="string">
            <text:p>POR</text:p>
          </table:table-cell>
        </table:table-row>
        <table:table-row table:style-name="ro1">
          <table:table-cell office:value-type="string">
            <text:p>Williams, Lou</text:p>
          </table:table-cell>
          <table:table-cell office:value-type="string">
            <text:p>SG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Williams, Terrence</text:p>
          </table:table-cell>
          <table:table-cell office:value-type="string">
            <text:p>SG</text:p>
          </table:table-cell>
          <table:table-cell office:value-type="string">
            <text:p>HOU</text:p>
          </table:table-cell>
        </table:table-row>
        <table:table-row table:style-name="ro1">
          <table:table-cell office:value-type="string">
            <text:p>Wright, Dorell</text:p>
          </table:table-cell>
          <table:table-cell office:value-type="string">
            <text:p>SG</text:p>
          </table:table-cell>
          <table:table-cell office:value-type="string">
            <text:p>GSW</text:p>
          </table:table-cell>
        </table:table-row>
        <table:table-row table:style-name="ro1">
          <table:table-cell office:value-type="string">
            <text:p>Young, Nick</text:p>
          </table:table-cell>
          <table:table-cell office:value-type="string">
            <text:p>SG</text:p>
          </table:table-cell>
          <table:table-cell office:value-type="string">
            <text:p>WAS</text:p>
          </table:table-cell>
        </table:table-row>
      </table:table>
      <table:table table:name="NHL 2011 - 2012" table:style-name="ta1" table:print="false">
        <table:table-column table:style-name="co11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office:value-type="string">
            <text:p>Player</text:p>
          </table:table-cell>
          <table:table-cell office:value-type="string">
            <text:p>Position</text:p>
          </table:table-cell>
          <table:table-cell office:value-type="string">
            <text:p>Team</text:p>
          </table:table-cell>
        </table:table-row>
        <table:table-row table:style-name="ro1">
          <table:table-cell office:value-type="string">
            <text:p>Adam, Luke</text:p>
          </table:table-cell>
          <table:table-cell office:value-type="string">
            <text:p>C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Almond, Cody</text:p>
          </table:table-cell>
          <table:table-cell office:value-type="string">
            <text:p>C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Andersson, Joakim</text:p>
          </table:table-cell>
          <table:table-cell office:value-type="string">
            <text:p>C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Anisimov, Artem</text:p>
          </table:table-cell>
          <table:table-cell office:value-type="string">
            <text:p>C</text:p>
          </table:table-cell>
          <table:table-cell office:value-type="string">
            <text:p>NYR</text:p>
          </table:table-cell>
        </table:table-row>
        <table:table-row table:style-name="ro1">
          <table:table-cell office:value-type="string">
            <text:p>Antropov, Nik</text:p>
          </table:table-cell>
          <table:table-cell office:value-type="string">
            <text:p>C</text:p>
          </table:table-cell>
          <table:table-cell office:value-type="string">
            <text:p>WPG</text:p>
          </table:table-cell>
        </table:table-row>
        <table:table-row table:style-name="ro1">
          <table:table-cell office:value-type="string">
            <text:p>Arnott, Jason</text:p>
          </table:table-cell>
          <table:table-cell office:value-type="string">
            <text:p>C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Aucoin, Keith</text:p>
          </table:table-cell>
          <table:table-cell office:value-type="string">
            <text:p>C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Avery, Sean</text:p>
          </table:table-cell>
          <table:table-cell office:value-type="string">
            <text:p>C</text:p>
          </table:table-cell>
          <table:table-cell office:value-type="string">
            <text:p>NYR</text:p>
          </table:table-cell>
        </table:table-row>
        <table:table-row table:style-name="ro1">
          <table:table-cell office:value-type="string">
            <text:p>Backes, David</text:p>
          </table:table-cell>
          <table:table-cell office:value-type="string">
            <text:p>C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Backlund, Mikael</text:p>
          </table:table-cell>
          <table:table-cell office:value-type="string">
            <text:p>C</text:p>
          </table:table-cell>
          <table:table-cell office:value-type="string">
            <text:p>CGY</text:p>
          </table:table-cell>
        </table:table-row>
        <table:table-row table:style-name="ro1">
          <table:table-cell office:value-type="string">
            <text:p>Backstrom, Nicklas</text:p>
          </table:table-cell>
          <table:table-cell office:value-type="string">
            <text:p>C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Bailey, Josh</text:p>
          </table:table-cell>
          <table:table-cell office:value-type="string">
            <text:p>C</text:p>
          </table:table-cell>
          <table:table-cell office:value-type="string">
            <text:p>NYI</text:p>
          </table:table-cell>
        </table:table-row>
        <table:table-row table:style-name="ro1">
          <table:table-cell office:value-type="string">
            <text:p>Bass, Cody</text:p>
          </table:table-cell>
          <table:table-cell office:value-type="string">
            <text:p>C</text:p>
          </table:table-cell>
          <table:table-cell office:value-type="string">
            <text:p>CBS</text:p>
          </table:table-cell>
        </table:table-row>
        <table:table-row table:style-name="ro1">
          <table:table-cell office:value-type="string">
            <text:p>Beagle, Jay</text:p>
          </table:table-cell>
          <table:table-cell office:value-type="string">
            <text:p>C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Belanger, Eric</text:p>
          </table:table-cell>
          <table:table-cell office:value-type="string">
            <text:p>C</text:p>
          </table:table-cell>
          <table:table-cell office:value-type="string">
            <text:p>EDM</text:p>
          </table:table-cell>
        </table:table-row>
        <table:table-row table:style-name="ro1">
          <table:table-cell office:value-type="string">
            <text:p>Bergeron, Patrice</text:p>
          </table:table-cell>
          <table:table-cell office:value-type="string">
            <text:p>C</text:p>
          </table:table-cell>
          <table:table-cell office:value-type="string">
            <text:p>BOS</text:p>
          </table:table-cell>
        </table:table-row>
        <table:table-row table:style-name="ro1">
          <table:table-cell office:value-type="string">
            <text:p>Berglund, Patrik</text:p>
          </table:table-cell>
          <table:table-cell office:value-type="string">
            <text:p>C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Bolland, Dave</text:p>
          </table:table-cell>
          <table:table-cell office:value-type="string">
            <text:p>C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Bonino, Nick</text:p>
          </table:table-cell>
          <table:table-cell office:value-type="string">
            <text:p>C</text:p>
          </table:table-cell>
          <table:table-cell office:value-type="string">
            <text:p>ANA</text:p>
          </table:table-cell>
        </table:table-row>
        <table:table-row table:style-name="ro1">
          <table:table-cell office:value-type="string">
            <text:p>Bouma, Lance</text:p>
          </table:table-cell>
          <table:table-cell office:value-type="string">
            <text:p>C</text:p>
          </table:table-cell>
          <table:table-cell office:value-type="string">
            <text:p>CGY</text:p>
          </table:table-cell>
        </table:table-row>
        <table:table-row table:style-name="ro1">
          <table:table-cell office:value-type="string">
            <text:p>Boyce, Darryl</text:p>
          </table:table-cell>
          <table:table-cell office:value-type="string">
            <text:p>C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Boychuk, Zach</text:p>
          </table:table-cell>
          <table:table-cell office:value-type="string">
            <text:p>C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Boyle, Brian</text:p>
          </table:table-cell>
          <table:table-cell office:value-type="string">
            <text:p>C</text:p>
          </table:table-cell>
          <table:table-cell office:value-type="string">
            <text:p>NYR</text:p>
          </table:table-cell>
        </table:table-row>
        <table:table-row table:style-name="ro1">
          <table:table-cell office:value-type="string">
            <text:p>Bozak, Tyler</text:p>
          </table:table-cell>
          <table:table-cell office:value-type="string">
            <text:p>C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Brassard, Derick</text:p>
          </table:table-cell>
          <table:table-cell office:value-type="string">
            <text:p>C</text:p>
          </table:table-cell>
          <table:table-cell office:value-type="string">
            <text:p>CBS</text:p>
          </table:table-cell>
        </table:table-row>
        <table:table-row table:style-name="ro1">
          <table:table-cell office:value-type="string">
            <text:p>Brent, Tim</text:p>
          </table:table-cell>
          <table:table-cell office:value-type="string">
            <text:p>C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Briere, Danny</text:p>
          </table:table-cell>
          <table:table-cell office:value-type="string">
            <text:p>C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Brodziak, Kyle</text:p>
          </table:table-cell>
          <table:table-cell office:value-type="string">
            <text:p>C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Brophey, Evan</text:p>
          </table:table-cell>
          <table:table-cell office:value-type="string">
            <text:p>C</text:p>
          </table:table-cell>
          <table:table-cell office:value-type="string">
            <text:p>COL</text:p>
          </table:table-cell>
        </table:table-row>
        <table:table-row table:style-name="ro1">
          <table:table-cell office:value-type="string">
            <text:p>Brule, Gilbert</text:p>
          </table:table-cell>
          <table:table-cell office:value-type="string">
            <text:p>C</text:p>
          </table:table-cell>
          <table:table-cell office:value-type="string">
            <text:p>PHO</text:p>
          </table:table-cell>
        </table:table-row>
        <table:table-row table:style-name="ro1">
          <table:table-cell office:value-type="string">
            <text:p>Burmistrov, Alex</text:p>
          </table:table-cell>
          <table:table-cell office:value-type="string">
            <text:p>C</text:p>
          </table:table-cell>
          <table:table-cell office:value-type="string">
            <text:p>WPG</text:p>
          </table:table-cell>
        </table:table-row>
        <table:table-row table:style-name="ro1">
          <table:table-cell office:value-type="string">
            <text:p>Byron, Paul</text:p>
          </table:table-cell>
          <table:table-cell office:value-type="string">
            <text:p>C</text:p>
          </table:table-cell>
          <table:table-cell office:value-type="string">
            <text:p>CGY</text:p>
          </table:table-cell>
        </table:table-row>
        <table:table-row table:style-name="ro1">
          <table:table-cell office:value-type="string">
            <text:p>Campbell, Gregory</text:p>
          </table:table-cell>
          <table:table-cell office:value-type="string">
            <text:p>C</text:p>
          </table:table-cell>
          <table:table-cell office:value-type="string">
            <text:p>BOS</text:p>
          </table:table-cell>
        </table:table-row>
        <table:table-row table:style-name="ro1">
          <table:table-cell office:value-type="string">
            <text:p>Carter, Jeff</text:p>
          </table:table-cell>
          <table:table-cell office:value-type="string">
            <text:p>C</text:p>
          </table:table-cell>
          <table:table-cell office:value-type="string">
            <text:p>CBS</text:p>
          </table:table-cell>
        </table:table-row>
        <table:table-row table:style-name="ro1">
          <table:table-cell office:value-type="string">
            <text:p>Carter, Ryan</text:p>
          </table:table-cell>
          <table:table-cell office:value-type="string">
            <text:p>C</text:p>
          </table:table-cell>
          <table:table-cell office:value-type="string">
            <text:p>NJD</text:p>
          </table:table-cell>
        </table:table-row>
        <table:table-row table:style-name="ro1">
          <table:table-cell office:value-type="string">
            <text:p>Chipchura, Kyle</text:p>
          </table:table-cell>
          <table:table-cell office:value-type="string">
            <text:p>C</text:p>
          </table:table-cell>
          <table:table-cell office:value-type="string">
            <text:p>PHO</text:p>
          </table:table-cell>
        </table:table-row>
        <table:table-row table:style-name="ro1">
          <table:table-cell office:value-type="string">
            <text:p>Christensen, Erik</text:p>
          </table:table-cell>
          <table:table-cell office:value-type="string">
            <text:p>C</text:p>
          </table:table-cell>
          <table:table-cell office:value-type="string">
            <text:p>NYR</text:p>
          </table:table-cell>
        </table:table-row>
        <table:table-row table:style-name="ro1">
          <table:table-cell office:value-type="string">
            <text:p>Cogliano, Andrew</text:p>
          </table:table-cell>
          <table:table-cell office:value-type="string">
            <text:p>C</text:p>
          </table:table-cell>
          <table:table-cell office:value-type="string">
            <text:p>ANA</text:p>
          </table:table-cell>
        </table:table-row>
        <table:table-row table:style-name="ro1">
          <table:table-cell office:value-type="string">
            <text:p>Colborne, Joe</text:p>
          </table:table-cell>
          <table:table-cell office:value-type="string">
            <text:p>C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Colliton, Jeremy</text:p>
          </table:table-cell>
          <table:table-cell office:value-type="string">
            <text:p>C</text:p>
          </table:table-cell>
          <table:table-cell office:value-type="string">
            <text:p>NYI</text:p>
          </table:table-cell>
        </table:table-row>
        <table:table-row table:style-name="ro1">
          <table:table-cell office:value-type="string">
            <text:p>Connolly, Tim</text:p>
          </table:table-cell>
          <table:table-cell office:value-type="string">
            <text:p>C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Cormier, Patrice</text:p>
          </table:table-cell>
          <table:table-cell office:value-type="string">
            <text:p>C</text:p>
          </table:table-cell>
          <table:table-cell office:value-type="string">
            <text:p>WPG</text:p>
          </table:table-cell>
        </table:table-row>
        <table:table-row table:style-name="ro1">
          <table:table-cell office:value-type="string">
            <text:p>Couture, Logan</text:p>
          </table:table-cell>
          <table:table-cell office:value-type="string">
            <text:p>C</text:p>
          </table:table-cell>
          <table:table-cell office:value-type="string">
            <text:p>SJS</text:p>
          </table:table-cell>
        </table:table-row>
        <table:table-row table:style-name="ro1">
          <table:table-cell office:value-type="string">
            <text:p>Couturier, Sean</text:p>
          </table:table-cell>
          <table:table-cell office:value-type="string">
            <text:p>C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Cullen, Mark</text:p>
          </table:table-cell>
          <table:table-cell office:value-type="string">
            <text:p>C</text:p>
          </table:table-cell>
          <table:table-cell office:value-type="string">
            <text:p>FLA</text:p>
          </table:table-cell>
        </table:table-row>
        <table:table-row table:style-name="ro1">
          <table:table-cell office:value-type="string">
            <text:p>Cullen, Matt</text:p>
          </table:table-cell>
          <table:table-cell office:value-type="string">
            <text:p>C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Da Costa, Stephane</text:p>
          </table:table-cell>
          <table:table-cell office:value-type="string">
            <text:p>C</text:p>
          </table:table-cell>
          <table:table-cell office:value-type="string">
            <text:p>OTT</text:p>
          </table:table-cell>
        </table:table-row>
        <table:table-row table:style-name="ro1">
          <table:table-cell office:value-type="string">
            <text:p>Dalpe, Zac</text:p>
          </table:table-cell>
          <table:table-cell office:value-type="string">
            <text:p>C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Datsyuk, Pavel</text:p>
          </table:table-cell>
          <table:table-cell office:value-type="string">
            <text:p>C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Desharnais, David</text:p>
          </table:table-cell>
          <table:table-cell office:value-type="string">
            <text:p>C</text:p>
          </table:table-cell>
          <table:table-cell office:value-type="string">
            <text:p>MTL</text:p>
          </table:table-cell>
        </table:table-row>
        <table:table-row table:style-name="ro1">
          <table:table-cell office:value-type="string">
            <text:p>Desjardins, Andrew</text:p>
          </table:table-cell>
          <table:table-cell office:value-type="string">
            <text:p>C</text:p>
          </table:table-cell>
          <table:table-cell office:value-type="string">
            <text:p>SJS</text:p>
          </table:table-cell>
        </table:table-row>
        <table:table-row table:style-name="ro1">
          <table:table-cell office:value-type="string">
            <text:p>Deveaux, Andre</text:p>
          </table:table-cell>
          <table:table-cell office:value-type="string">
            <text:p>C</text:p>
          </table:table-cell>
          <table:table-cell office:value-type="string">
            <text:p>NYR</text:p>
          </table:table-cell>
        </table:table-row>
        <table:table-row table:style-name="ro1">
          <table:table-cell office:value-type="string">
            <text:p>Dowell, Jake</text:p>
          </table:table-cell>
          <table:table-cell office:value-type="string">
            <text:p>C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Duchene, Matt</text:p>
          </table:table-cell>
          <table:table-cell office:value-type="string">
            <text:p>C</text:p>
          </table:table-cell>
          <table:table-cell office:value-type="string">
            <text:p>COL</text:p>
          </table:table-cell>
        </table:table-row>
        <table:table-row table:style-name="ro1">
          <table:table-cell office:value-type="string">
            <text:p>Eakin, Cody</text:p>
          </table:table-cell>
          <table:table-cell office:value-type="string">
            <text:p>C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Ebbett, Andrew</text:p>
          </table:table-cell>
          <table:table-cell office:value-type="string">
            <text:p>C</text:p>
          </table:table-cell>
          <table:table-cell office:value-type="string">
            <text:p>VAN</text:p>
          </table:table-cell>
        </table:table-row>
        <table:table-row table:style-name="ro1">
          <table:table-cell office:value-type="string">
            <text:p>Elias, Patrik</text:p>
          </table:table-cell>
          <table:table-cell office:value-type="string">
            <text:p>C</text:p>
          </table:table-cell>
          <table:table-cell office:value-type="string">
            <text:p>NJD</text:p>
          </table:table-cell>
        </table:table-row>
        <table:table-row table:style-name="ro1">
          <table:table-cell office:value-type="string">
            <text:p>Eller, Lars</text:p>
          </table:table-cell>
          <table:table-cell office:value-type="string">
            <text:p>C</text:p>
          </table:table-cell>
          <table:table-cell office:value-type="string">
            <text:p>MTL</text:p>
          </table:table-cell>
        </table:table-row>
        <table:table-row table:style-name="ro1">
          <table:table-cell office:value-type="string">
            <text:p>Emmerton, Cory</text:p>
          </table:table-cell>
          <table:table-cell office:value-type="string">
            <text:p>C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Engqvist, Andreas</text:p>
          </table:table-cell>
          <table:table-cell office:value-type="string">
            <text:p>C</text:p>
          </table:table-cell>
          <table:table-cell office:value-type="string">
            <text:p>MTL</text:p>
          </table:table-cell>
        </table:table-row>
        <table:table-row table:style-name="ro1">
          <table:table-cell office:value-type="string">
            <text:p>Ferriero, Benn</text:p>
          </table:table-cell>
          <table:table-cell office:value-type="string">
            <text:p>C</text:p>
          </table:table-cell>
          <table:table-cell office:value-type="string">
            <text:p>SJS</text:p>
          </table:table-cell>
        </table:table-row>
        <table:table-row table:style-name="ro1">
          <table:table-cell office:value-type="string">
            <text:p>Fiddler, Vernon</text:p>
          </table:table-cell>
          <table:table-cell office:value-type="string">
            <text:p>C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Filppula, Valtteri</text:p>
          </table:table-cell>
          <table:table-cell office:value-type="string">
            <text:p>C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Fisher, Mike</text:p>
          </table:table-cell>
          <table:table-cell office:value-type="string">
            <text:p>C</text:p>
          </table:table-cell>
          <table:table-cell office:value-type="string">
            <text:p>NSH</text:p>
          </table:table-cell>
        </table:table-row>
        <table:table-row table:style-name="ro1">
          <table:table-cell office:value-type="string">
            <text:p>Fraser, Colin</text:p>
          </table:table-cell>
          <table:table-cell office:value-type="string">
            <text:p>C</text:p>
          </table:table-cell>
          <table:table-cell office:value-type="string">
            <text:p>LAK</text:p>
          </table:table-cell>
        </table:table-row>
        <table:table-row table:style-name="ro1">
          <table:table-cell office:value-type="string">
            <text:p>Gagner, Sam</text:p>
          </table:table-cell>
          <table:table-cell office:value-type="string">
            <text:p>C</text:p>
          </table:table-cell>
          <table:table-cell office:value-type="string">
            <text:p>EDM</text:p>
          </table:table-cell>
        </table:table-row>
        <table:table-row table:style-name="ro1">
          <table:table-cell office:value-type="string">
            <text:p>Gagnon, Aaron</text:p>
          </table:table-cell>
          <table:table-cell office:value-type="string">
            <text:p>C</text:p>
          </table:table-cell>
          <table:table-cell office:value-type="string">
            <text:p>WPG</text:p>
          </table:table-cell>
        </table:table-row>
        <table:table-row table:style-name="ro1">
          <table:table-cell office:value-type="string">
            <text:p>Gaustad, Paul</text:p>
          </table:table-cell>
          <table:table-cell office:value-type="string">
            <text:p>C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Getzlaf, Ryan</text:p>
          </table:table-cell>
          <table:table-cell office:value-type="string">
            <text:p>C</text:p>
          </table:table-cell>
          <table:table-cell office:value-type="string">
            <text:p>ANA</text:p>
          </table:table-cell>
        </table:table-row>
        <table:table-row table:style-name="ro1">
          <table:table-cell office:value-type="string">
            <text:p>Giroux, Claude</text:p>
          </table:table-cell>
          <table:table-cell office:value-type="string">
            <text:p>C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Goc, Marcel</text:p>
          </table:table-cell>
          <table:table-cell office:value-type="string">
            <text:p>C</text:p>
          </table:table-cell>
          <table:table-cell office:value-type="string">
            <text:p>FLA</text:p>
          </table:table-cell>
        </table:table-row>
        <table:table-row table:style-name="ro1">
          <table:table-cell office:value-type="string">
            <text:p>Gomez, Scott</text:p>
          </table:table-cell>
          <table:table-cell office:value-type="string">
            <text:p>C</text:p>
          </table:table-cell>
          <table:table-cell office:value-type="string">
            <text:p>MTL</text:p>
          </table:table-cell>
        </table:table-row>
        <table:table-row table:style-name="ro1">
          <table:table-cell office:value-type="string">
            <text:p>Gordon, Boyd</text:p>
          </table:table-cell>
          <table:table-cell office:value-type="string">
            <text:p>C</text:p>
          </table:table-cell>
          <table:table-cell office:value-type="string">
            <text:p>PHO</text:p>
          </table:table-cell>
        </table:table-row>
        <table:table-row table:style-name="ro1">
          <table:table-cell office:value-type="string">
            <text:p>Grabovski, Mikhail</text:p>
          </table:table-cell>
          <table:table-cell office:value-type="string">
            <text:p>C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Grachev, Evgeny</text:p>
          </table:table-cell>
          <table:table-cell office:value-type="string">
            <text:p>C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Haley, Micheal</text:p>
          </table:table-cell>
          <table:table-cell office:value-type="string">
            <text:p>C</text:p>
          </table:table-cell>
          <table:table-cell office:value-type="string">
            <text:p>NYI</text:p>
          </table:table-cell>
        </table:table-row>
        <table:table-row table:style-name="ro1">
          <table:table-cell office:value-type="string">
            <text:p>Halpern, Jeff</text:p>
          </table:table-cell>
          <table:table-cell office:value-type="string">
            <text:p>C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Hamill, Zach</text:p>
          </table:table-cell>
          <table:table-cell office:value-type="string">
            <text:p>C</text:p>
          </table:table-cell>
          <table:table-cell office:value-type="string">
            <text:p>BOS</text:p>
          </table:table-cell>
        </table:table-row>
        <table:table-row table:style-name="ro1">
          <table:table-cell office:value-type="string">
            <text:p>Handzus, Michal</text:p>
          </table:table-cell>
          <table:table-cell office:value-type="string">
            <text:p>C</text:p>
          </table:table-cell>
          <table:table-cell office:value-type="string">
            <text:p>SJS</text:p>
          </table:table-cell>
        </table:table-row>
        <table:table-row table:style-name="ro1">
          <table:table-cell office:value-type="string">
            <text:p>Hanzal, Martin</text:p>
          </table:table-cell>
          <table:table-cell office:value-type="string">
            <text:p>C</text:p>
          </table:table-cell>
          <table:table-cell office:value-type="string">
            <text:p>PHO</text:p>
          </table:table-cell>
        </table:table-row>
        <table:table-row table:style-name="ro1">
          <table:table-cell office:value-type="string">
            <text:p>Hartikainen, Teemu</text:p>
          </table:table-cell>
          <table:table-cell office:value-type="string">
            <text:p>C</text:p>
          </table:table-cell>
          <table:table-cell office:value-type="string">
            <text:p>EDM</text:p>
          </table:table-cell>
        </table:table-row>
        <table:table-row table:style-name="ro1">
          <table:table-cell office:value-type="string">
            <text:p>Hecht, Jochen</text:p>
          </table:table-cell>
          <table:table-cell office:value-type="string">
            <text:p>C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Helm, Darren</text:p>
          </table:table-cell>
          <table:table-cell office:value-type="string">
            <text:p>C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Henrique, Adam</text:p>
          </table:table-cell>
          <table:table-cell office:value-type="string">
            <text:p>C</text:p>
          </table:table-cell>
          <table:table-cell office:value-type="string">
            <text:p>NJD</text:p>
          </table:table-cell>
        </table:table-row>
        <table:table-row table:style-name="ro1">
          <table:table-cell office:value-type="string">
            <text:p>Hodgson, Cody</text:p>
          </table:table-cell>
          <table:table-cell office:value-type="string">
            <text:p>C</text:p>
          </table:table-cell>
          <table:table-cell office:value-type="string">
            <text:p>VAN</text:p>
          </table:table-cell>
        </table:table-row>
        <table:table-row table:style-name="ro1">
          <table:table-cell office:value-type="string">
            <text:p>Hoffman, Mike</text:p>
          </table:table-cell>
          <table:table-cell office:value-type="string">
            <text:p>C</text:p>
          </table:table-cell>
          <table:table-cell office:value-type="string">
            <text:p>OTT</text:p>
          </table:table-cell>
        </table:table-row>
        <table:table-row table:style-name="ro1">
          <table:table-cell office:value-type="string">
            <text:p>Holland, Peter</text:p>
          </table:table-cell>
          <table:table-cell office:value-type="string">
            <text:p>C</text:p>
          </table:table-cell>
          <table:table-cell office:value-type="string">
            <text:p>ANA</text:p>
          </table:table-cell>
        </table:table-row>
        <table:table-row table:style-name="ro1">
          <table:table-cell office:value-type="string">
            <text:p>Holmstrom, Ben</text:p>
          </table:table-cell>
          <table:table-cell office:value-type="string">
            <text:p>C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Horcoff, Shawn</text:p>
          </table:table-cell>
          <table:table-cell office:value-type="string">
            <text:p>C</text:p>
          </table:table-cell>
          <table:table-cell office:value-type="string">
            <text:p>EDM</text:p>
          </table:table-cell>
        </table:table-row>
        <table:table-row table:style-name="ro1">
          <table:table-cell office:value-type="string">
            <text:p>Jaffray, Jason</text:p>
          </table:table-cell>
          <table:table-cell office:value-type="string">
            <text:p>C</text:p>
          </table:table-cell>
          <table:table-cell office:value-type="string">
            <text:p>WPG</text:p>
          </table:table-cell>
        </table:table-row>
        <table:table-row table:style-name="ro1">
          <table:table-cell office:value-type="string">
            <text:p>Jeffrey, Dustin</text:p>
          </table:table-cell>
          <table:table-cell office:value-type="string">
            <text:p>C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Johansen, Ryan</text:p>
          </table:table-cell>
          <table:table-cell office:value-type="string">
            <text:p>C</text:p>
          </table:table-cell>
          <table:table-cell office:value-type="string">
            <text:p>CBS</text:p>
          </table:table-cell>
        </table:table-row>
        <table:table-row table:style-name="ro1">
          <table:table-cell office:value-type="string">
            <text:p>Johansson, Marcus</text:p>
          </table:table-cell>
          <table:table-cell office:value-type="string">
            <text:p>C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Jokinen, Olli</text:p>
          </table:table-cell>
          <table:table-cell office:value-type="string">
            <text:p>C</text:p>
          </table:table-cell>
          <table:table-cell office:value-type="string">
            <text:p>CGY</text:p>
          </table:table-cell>
        </table:table-row>
        <table:table-row table:style-name="ro1">
          <table:table-cell office:value-type="string">
            <text:p>Jones, Blair</text:p>
          </table:table-cell>
          <table:table-cell office:value-type="string">
            <text:p>C</text:p>
          </table:table-cell>
          <table:table-cell office:value-type="string">
            <text:p>CGY</text:p>
          </table:table-cell>
        </table:table-row>
        <table:table-row table:style-name="ro1">
          <table:table-cell office:value-type="string">
            <text:p>Josefson, Jacob</text:p>
          </table:table-cell>
          <table:table-cell office:value-type="string">
            <text:p>C</text:p>
          </table:table-cell>
          <table:table-cell office:value-type="string">
            <text:p>NJD</text:p>
          </table:table-cell>
        </table:table-row>
        <table:table-row table:style-name="ro1">
          <table:table-cell office:value-type="string">
            <text:p>Kearns, Bracken</text:p>
          </table:table-cell>
          <table:table-cell office:value-type="string">
            <text:p>C</text:p>
          </table:table-cell>
          <table:table-cell office:value-type="string">
            <text:p>FLA</text:p>
          </table:table-cell>
        </table:table-row>
        <table:table-row table:style-name="ro1">
          <table:table-cell office:value-type="string">
            <text:p>Kelly, Chris</text:p>
          </table:table-cell>
          <table:table-cell office:value-type="string">
            <text:p>C</text:p>
          </table:table-cell>
          <table:table-cell office:value-type="string">
            <text:p>BOS</text:p>
          </table:table-cell>
        </table:table-row>
        <table:table-row table:style-name="ro1">
          <table:table-cell office:value-type="string">
            <text:p>Kennedy, Tyler</text:p>
          </table:table-cell>
          <table:table-cell office:value-type="string">
            <text:p>C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Kesler, Ryan</text:p>
          </table:table-cell>
          <table:table-cell office:value-type="string">
            <text:p>C</text:p>
          </table:table-cell>
          <table:table-cell office:value-type="string">
            <text:p>VAN</text:p>
          </table:table-cell>
        </table:table-row>
        <table:table-row table:style-name="ro1">
          <table:table-cell office:value-type="string">
            <text:p>Koivu, Mikko</text:p>
          </table:table-cell>
          <table:table-cell office:value-type="string">
            <text:p>C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Koivu, Saku</text:p>
          </table:table-cell>
          <table:table-cell office:value-type="string">
            <text:p>C</text:p>
          </table:table-cell>
          <table:table-cell office:value-type="string">
            <text:p>ANA</text:p>
          </table:table-cell>
        </table:table-row>
        <table:table-row table:style-name="ro1">
          <table:table-cell office:value-type="string">
            <text:p>Kolarik, Chad</text:p>
          </table:table-cell>
          <table:table-cell office:value-type="string">
            <text:p>C</text:p>
          </table:table-cell>
          <table:table-cell office:value-type="string">
            <text:p>NYR</text:p>
          </table:table-cell>
        </table:table-row>
        <table:table-row table:style-name="ro1">
          <table:table-cell office:value-type="string">
            <text:p>Konopka, Zenon</text:p>
          </table:table-cell>
          <table:table-cell office:value-type="string">
            <text:p>C</text:p>
          </table:table-cell>
          <table:table-cell office:value-type="string">
            <text:p>OTT</text:p>
          </table:table-cell>
        </table:table-row>
        <table:table-row table:style-name="ro1">
          <table:table-cell office:value-type="string">
            <text:p>Kopecky, Tomas</text:p>
          </table:table-cell>
          <table:table-cell office:value-type="string">
            <text:p>C</text:p>
          </table:table-cell>
          <table:table-cell office:value-type="string">
            <text:p>FLA</text:p>
          </table:table-cell>
        </table:table-row>
        <table:table-row table:style-name="ro1">
          <table:table-cell office:value-type="string">
            <text:p>Kopitar, Anze</text:p>
          </table:table-cell>
          <table:table-cell office:value-type="string">
            <text:p>C</text:p>
          </table:table-cell>
          <table:table-cell office:value-type="string">
            <text:p>LAK</text:p>
          </table:table-cell>
        </table:table-row>
        <table:table-row table:style-name="ro1">
          <table:table-cell office:value-type="string">
            <text:p>Krejci, David</text:p>
          </table:table-cell>
          <table:table-cell office:value-type="string">
            <text:p>C</text:p>
          </table:table-cell>
          <table:table-cell office:value-type="string">
            <text:p>BOS</text:p>
          </table:table-cell>
        </table:table-row>
        <table:table-row table:style-name="ro1">
          <table:table-cell office:value-type="string">
            <text:p>Kruger, Marcus</text:p>
          </table:table-cell>
          <table:table-cell office:value-type="string">
            <text:p>C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Kytnar, Milan</text:p>
          </table:table-cell>
          <table:table-cell office:value-type="string">
            <text:p>C</text:p>
          </table:table-cell>
          <table:table-cell office:value-type="string">
            <text:p>EDM</text:p>
          </table:table-cell>
        </table:table-row>
        <table:table-row table:style-name="ro1">
          <table:table-cell office:value-type="string">
            <text:p>Laich, Brooks</text:p>
          </table:table-cell>
          <table:table-cell office:value-type="string">
            <text:p>C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Lander, Anton</text:p>
          </table:table-cell>
          <table:table-cell office:value-type="string">
            <text:p>C</text:p>
          </table:table-cell>
          <table:table-cell office:value-type="string">
            <text:p>EDM</text:p>
          </table:table-cell>
        </table:table-row>
        <table:table-row table:style-name="ro1">
          <table:table-cell office:value-type="string">
            <text:p>Langkow, Daymond</text:p>
          </table:table-cell>
          <table:table-cell office:value-type="string">
            <text:p>C</text:p>
          </table:table-cell>
          <table:table-cell office:value-type="string">
            <text:p>PHO</text:p>
          </table:table-cell>
        </table:table-row>
        <table:table-row table:style-name="ro1">
          <table:table-cell office:value-type="string">
            <text:p>Lapierre, Maxim</text:p>
          </table:table-cell>
          <table:table-cell office:value-type="string">
            <text:p>C</text:p>
          </table:table-cell>
          <table:table-cell office:value-type="string">
            <text:p>VAN</text:p>
          </table:table-cell>
        </table:table-row>
        <table:table-row table:style-name="ro1">
          <table:table-cell office:value-type="string">
            <text:p>Leblanc, Louis</text:p>
          </table:table-cell>
          <table:table-cell office:value-type="string">
            <text:p>C</text:p>
          </table:table-cell>
          <table:table-cell office:value-type="string">
            <text:p>MTL</text:p>
          </table:table-cell>
        </table:table-row>
        <table:table-row table:style-name="ro1">
          <table:table-cell office:value-type="string">
            <text:p>Lecavalier, Vincent</text:p>
          </table:table-cell>
          <table:table-cell office:value-type="string">
            <text:p>C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Legwand, David</text:p>
          </table:table-cell>
          <table:table-cell office:value-type="string">
            <text:p>C</text:p>
          </table:table-cell>
          <table:table-cell office:value-type="string">
            <text:p>NSH</text:p>
          </table:table-cell>
        </table:table-row>
        <table:table-row table:style-name="ro1">
          <table:table-cell office:value-type="string">
            <text:p>Leino, Ville</text:p>
          </table:table-cell>
          <table:table-cell office:value-type="string">
            <text:p>C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Letestu, Mark</text:p>
          </table:table-cell>
          <table:table-cell office:value-type="string">
            <text:p>C</text:p>
          </table:table-cell>
          <table:table-cell office:value-type="string">
            <text:p>CBS</text:p>
          </table:table-cell>
        </table:table-row>
        <table:table-row table:style-name="ro1">
          <table:table-cell office:value-type="string">
            <text:p>Lewis, Trevor</text:p>
          </table:table-cell>
          <table:table-cell office:value-type="string">
            <text:p>C</text:p>
          </table:table-cell>
          <table:table-cell office:value-type="string">
            <text:p>LAK</text:p>
          </table:table-cell>
        </table:table-row>
        <table:table-row table:style-name="ro1">
          <table:table-cell office:value-type="string">
            <text:p>Little, Bryan</text:p>
          </table:table-cell>
          <table:table-cell office:value-type="string">
            <text:p>C</text:p>
          </table:table-cell>
          <table:table-cell office:value-type="string">
            <text:p>WPG</text:p>
          </table:table-cell>
        </table:table-row>
        <table:table-row table:style-name="ro1">
          <table:table-cell office:value-type="string">
            <text:p>Loktionov, Andrei</text:p>
          </table:table-cell>
          <table:table-cell office:value-type="string">
            <text:p>C</text:p>
          </table:table-cell>
          <table:table-cell office:value-type="string">
            <text:p>LAK</text:p>
          </table:table-cell>
        </table:table-row>
        <table:table-row table:style-name="ro1">
          <table:table-cell office:value-type="string">
            <text:p>Lombardi, Matthew</text:p>
          </table:table-cell>
          <table:table-cell office:value-type="string">
            <text:p>C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MacKenzie, Derek</text:p>
          </table:table-cell>
          <table:table-cell office:value-type="string">
            <text:p>C</text:p>
          </table:table-cell>
          <table:table-cell office:value-type="string">
            <text:p>CBS</text:p>
          </table:table-cell>
        </table:table-row>
        <table:table-row table:style-name="ro1">
          <table:table-cell office:value-type="string">
            <text:p>Macenauer, Maxime</text:p>
          </table:table-cell>
          <table:table-cell office:value-type="string">
            <text:p>C</text:p>
          </table:table-cell>
          <table:table-cell office:value-type="string">
            <text:p>ANA</text:p>
          </table:table-cell>
        </table:table-row>
        <table:table-row table:style-name="ro1">
          <table:table-cell office:value-type="string">
            <text:p>Madden, John</text:p>
          </table:table-cell>
          <table:table-cell office:value-type="string">
            <text:p>C</text:p>
          </table:table-cell>
          <table:table-cell office:value-type="string">
            <text:p>FLA</text:p>
          </table:table-cell>
        </table:table-row>
        <table:table-row table:style-name="ro1">
          <table:table-cell office:value-type="string">
            <text:p>Malhotra, Manny</text:p>
          </table:table-cell>
          <table:table-cell office:value-type="string">
            <text:p>C</text:p>
          </table:table-cell>
          <table:table-cell office:value-type="string">
            <text:p>VAN</text:p>
          </table:table-cell>
        </table:table-row>
        <table:table-row table:style-name="ro1">
          <table:table-cell office:value-type="string">
            <text:p>Malkin, Evgeni</text:p>
          </table:table-cell>
          <table:table-cell office:value-type="string">
            <text:p>C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Malone, Brad</text:p>
          </table:table-cell>
          <table:table-cell office:value-type="string">
            <text:p>C</text:p>
          </table:table-cell>
          <table:table-cell office:value-type="string">
            <text:p>COL</text:p>
          </table:table-cell>
        </table:table-row>
        <table:table-row table:style-name="ro1">
          <table:table-cell office:value-type="string">
            <text:p>Matthias, Shawn</text:p>
          </table:table-cell>
          <table:table-cell office:value-type="string">
            <text:p>C</text:p>
          </table:table-cell>
          <table:table-cell office:value-type="string">
            <text:p>FLA</text:p>
          </table:table-cell>
        </table:table-row>
        <table:table-row table:style-name="ro1">
          <table:table-cell office:value-type="string">
            <text:p>Maxwell, Ben</text:p>
          </table:table-cell>
          <table:table-cell office:value-type="string">
            <text:p>C</text:p>
          </table:table-cell>
          <table:table-cell office:value-type="string">
            <text:p>WPG</text:p>
          </table:table-cell>
        </table:table-row>
        <table:table-row table:style-name="ro1">
          <table:table-cell office:value-type="string">
            <text:p>McClement, Jay</text:p>
          </table:table-cell>
          <table:table-cell office:value-type="string">
            <text:p>C</text:p>
          </table:table-cell>
          <table:table-cell office:value-type="string">
            <text:p>COL</text:p>
          </table:table-cell>
        </table:table-row>
        <table:table-row table:style-name="ro1">
          <table:table-cell office:value-type="string">
            <text:p>McDonald, Andy</text:p>
          </table:table-cell>
          <table:table-cell office:value-type="string">
            <text:p>C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McIntyre, David</text:p>
          </table:table-cell>
          <table:table-cell office:value-type="string">
            <text:p>C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McMillan, Brandon</text:p>
          </table:table-cell>
          <table:table-cell office:value-type="string">
            <text:p>C</text:p>
          </table:table-cell>
          <table:table-cell office:value-type="string">
            <text:p>ANA</text:p>
          </table:table-cell>
        </table:table-row>
        <table:table-row table:style-name="ro1">
          <table:table-cell office:value-type="string">
            <text:p>Miele, Andy</text:p>
          </table:table-cell>
          <table:table-cell office:value-type="string">
            <text:p>C</text:p>
          </table:table-cell>
          <table:table-cell office:value-type="string">
            <text:p>PHO</text:p>
          </table:table-cell>
        </table:table-row>
        <table:table-row table:style-name="ro1">
          <table:table-cell office:value-type="string">
            <text:p>Mills, Brad</text:p>
          </table:table-cell>
          <table:table-cell office:value-type="string">
            <text:p>C</text:p>
          </table:table-cell>
          <table:table-cell office:value-type="string">
            <text:p>NJD</text:p>
          </table:table-cell>
        </table:table-row>
        <table:table-row table:style-name="ro1">
          <table:table-cell office:value-type="string">
            <text:p>Mitchell, John</text:p>
          </table:table-cell>
          <table:table-cell office:value-type="string">
            <text:p>C</text:p>
          </table:table-cell>
          <table:table-cell office:value-type="string">
            <text:p>NYR</text:p>
          </table:table-cell>
        </table:table-row>
        <table:table-row table:style-name="ro1">
          <table:table-cell office:value-type="string">
            <text:p>Moore, Dominic</text:p>
          </table:table-cell>
          <table:table-cell office:value-type="string">
            <text:p>C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Morrison, Brendan</text:p>
          </table:table-cell>
          <table:table-cell office:value-type="string">
            <text:p>C</text:p>
          </table:table-cell>
          <table:table-cell office:value-type="string">
            <text:p>CGY</text:p>
          </table:table-cell>
        </table:table-row>
        <table:table-row table:style-name="ro1">
          <table:table-cell office:value-type="string">
            <text:p>Murray, Andrew</text:p>
          </table:table-cell>
          <table:table-cell office:value-type="string">
            <text:p>C</text:p>
          </table:table-cell>
          <table:table-cell office:value-type="string">
            <text:p>SJS</text:p>
          </table:table-cell>
        </table:table-row>
        <table:table-row table:style-name="ro1">
          <table:table-cell office:value-type="string">
            <text:p>Nash, Riley</text:p>
          </table:table-cell>
          <table:table-cell office:value-type="string">
            <text:p>C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Nemisz, Greg</text:p>
          </table:table-cell>
          <table:table-cell office:value-type="string">
            <text:p>C</text:p>
          </table:table-cell>
          <table:table-cell office:value-type="string">
            <text:p>CGY</text:p>
          </table:table-cell>
        </table:table-row>
        <table:table-row table:style-name="ro1">
          <table:table-cell office:value-type="string">
            <text:p>Newbury, Kris</text:p>
          </table:table-cell>
          <table:table-cell office:value-type="string">
            <text:p>C</text:p>
          </table:table-cell>
          <table:table-cell office:value-type="string">
            <text:p>NYR</text:p>
          </table:table-cell>
        </table:table-row>
        <table:table-row table:style-name="ro1">
          <table:table-cell office:value-type="string">
            <text:p>Nichol, Scott</text:p>
          </table:table-cell>
          <table:table-cell office:value-type="string">
            <text:p>C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Nielsen, Frans</text:p>
          </table:table-cell>
          <table:table-cell office:value-type="string">
            <text:p>C</text:p>
          </table:table-cell>
          <table:table-cell office:value-type="string">
            <text:p>NYI</text:p>
          </table:table-cell>
        </table:table-row>
        <table:table-row table:style-name="ro1">
          <table:table-cell office:value-type="string">
            <text:p>Nokelainen, Petteri</text:p>
          </table:table-cell>
          <table:table-cell office:value-type="string">
            <text:p>C</text:p>
          </table:table-cell>
          <table:table-cell office:value-type="string">
            <text:p>MTL</text:p>
          </table:table-cell>
        </table:table-row>
        <table:table-row table:style-name="ro1">
          <table:table-cell office:value-type="string">
            <text:p>Nugent-Hopkins, Ryan</text:p>
          </table:table-cell>
          <table:table-cell office:value-type="string">
            <text:p>C</text:p>
          </table:table-cell>
          <table:table-cell office:value-type="string">
            <text:p>EDM</text:p>
          </table:table-cell>
        </table:table-row>
        <table:table-row table:style-name="ro1">
          <table:table-cell office:value-type="string">
            <text:p>Nyquist, Gustav</text:p>
          </table:table-cell>
          <table:table-cell office:value-type="string">
            <text:p>C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O'Marra, Ryan</text:p>
          </table:table-cell>
          <table:table-cell office:value-type="string">
            <text:p>C</text:p>
          </table:table-cell>
          <table:table-cell office:value-type="string">
            <text:p>EDM</text:p>
          </table:table-cell>
        </table:table-row>
        <table:table-row table:style-name="ro1">
          <table:table-cell office:value-type="string">
            <text:p>O'Reilly, Cal</text:p>
          </table:table-cell>
          <table:table-cell office:value-type="string">
            <text:p>C</text:p>
          </table:table-cell>
          <table:table-cell office:value-type="string">
            <text:p>PHO</text:p>
          </table:table-cell>
        </table:table-row>
        <table:table-row table:style-name="ro1">
          <table:table-cell office:value-type="string">
            <text:p>O'Reilly, Ryan</text:p>
          </table:table-cell>
          <table:table-cell office:value-type="string">
            <text:p>C</text:p>
          </table:table-cell>
          <table:table-cell office:value-type="string">
            <text:p>COL</text:p>
          </table:table-cell>
        </table:table-row>
        <table:table-row table:style-name="ro1">
          <table:table-cell office:value-type="string">
            <text:p>O'Sullivan, Patrick</text:p>
          </table:table-cell>
          <table:table-cell office:value-type="string">
            <text:p>C</text:p>
          </table:table-cell>
          <table:table-cell office:value-type="string">
            <text:p>PHO</text:p>
          </table:table-cell>
        </table:table-row>
        <table:table-row table:style-name="ro1">
          <table:table-cell office:value-type="string">
            <text:p>Olver, Mark</text:p>
          </table:table-cell>
          <table:table-cell office:value-type="string">
            <text:p>C</text:p>
          </table:table-cell>
          <table:table-cell office:value-type="string">
            <text:p>COL</text:p>
          </table:table-cell>
        </table:table-row>
        <table:table-row table:style-name="ro1">
          <table:table-cell office:value-type="string">
            <text:p>Oshie, T.J.</text:p>
          </table:table-cell>
          <table:table-cell office:value-type="string">
            <text:p>C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Ott, Steve</text:p>
          </table:table-cell>
          <table:table-cell office:value-type="string">
            <text:p>C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Pahlsson, Samuel</text:p>
          </table:table-cell>
          <table:table-cell office:value-type="string">
            <text:p>C</text:p>
          </table:table-cell>
          <table:table-cell office:value-type="string">
            <text:p>CBS</text:p>
          </table:table-cell>
        </table:table-row>
        <table:table-row table:style-name="ro1">
          <table:table-cell office:value-type="string">
            <text:p>Paradis, Philippe</text:p>
          </table:table-cell>
          <table:table-cell office:value-type="string">
            <text:p>C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Pavelski, Joe</text:p>
          </table:table-cell>
          <table:table-cell office:value-type="string">
            <text:p>C</text:p>
          </table:table-cell>
          <table:table-cell office:value-type="string">
            <text:p>SJS</text:p>
          </table:table-cell>
        </table:table-row>
        <table:table-row table:style-name="ro1">
          <table:table-cell office:value-type="string">
            <text:p>Pelley, Rod</text:p>
          </table:table-cell>
          <table:table-cell office:value-type="string">
            <text:p>C</text:p>
          </table:table-cell>
          <table:table-cell office:value-type="string">
            <text:p>ANA</text:p>
          </table:table-cell>
        </table:table-row>
        <table:table-row table:style-name="ro1">
          <table:table-cell office:value-type="string">
            <text:p>Perreault, Mathieu</text:p>
          </table:table-cell>
          <table:table-cell office:value-type="string">
            <text:p>C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Peters, Warren</text:p>
          </table:table-cell>
          <table:table-cell office:value-type="string">
            <text:p>C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Petersen, Toby</text:p>
          </table:table-cell>
          <table:table-cell office:value-type="string">
            <text:p>C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Petrell, Lennart</text:p>
          </table:table-cell>
          <table:table-cell office:value-type="string">
            <text:p>C</text:p>
          </table:table-cell>
          <table:table-cell office:value-type="string">
            <text:p>EDM</text:p>
          </table:table-cell>
        </table:table-row>
        <table:table-row table:style-name="ro1">
          <table:table-cell office:value-type="string">
            <text:p>Pirri, Brandon</text:p>
          </table:table-cell>
          <table:table-cell office:value-type="string">
            <text:p>C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Plekanec, Tomas</text:p>
          </table:table-cell>
          <table:table-cell office:value-type="string">
            <text:p>C</text:p>
          </table:table-cell>
          <table:table-cell office:value-type="string">
            <text:p>MTL</text:p>
          </table:table-cell>
        </table:table-row>
        <table:table-row table:style-name="ro1">
          <table:table-cell office:value-type="string">
            <text:p>Pouliot, Marc-Antoine</text:p>
          </table:table-cell>
          <table:table-cell office:value-type="string">
            <text:p>C</text:p>
          </table:table-cell>
          <table:table-cell office:value-type="string">
            <text:p>PHO</text:p>
          </table:table-cell>
        </table:table-row>
        <table:table-row table:style-name="ro1">
          <table:table-cell office:value-type="string">
            <text:p>Rau, Chad</text:p>
          </table:table-cell>
          <table:table-cell office:value-type="string">
            <text:p>C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Reasoner, Marty</text:p>
          </table:table-cell>
          <table:table-cell office:value-type="string">
            <text:p>C</text:p>
          </table:table-cell>
          <table:table-cell office:value-type="string">
            <text:p>NYI</text:p>
          </table:table-cell>
        </table:table-row>
        <table:table-row table:style-name="ro1">
          <table:table-cell office:value-type="string">
            <text:p>Regin, Peter</text:p>
          </table:table-cell>
          <table:table-cell office:value-type="string">
            <text:p>C</text:p>
          </table:table-cell>
          <table:table-cell office:value-type="string">
            <text:p>OTT</text:p>
          </table:table-cell>
        </table:table-row>
        <table:table-row table:style-name="ro1">
          <table:table-cell office:value-type="string">
            <text:p>Ribeiro, Mike</text:p>
          </table:table-cell>
          <table:table-cell office:value-type="string">
            <text:p>C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Richards, Brad</text:p>
          </table:table-cell>
          <table:table-cell office:value-type="string">
            <text:p>C</text:p>
          </table:table-cell>
          <table:table-cell office:value-type="string">
            <text:p>NYR</text:p>
          </table:table-cell>
        </table:table-row>
        <table:table-row table:style-name="ro1">
          <table:table-cell office:value-type="string">
            <text:p>Richards, Mike</text:p>
          </table:table-cell>
          <table:table-cell office:value-type="string">
            <text:p>C</text:p>
          </table:table-cell>
          <table:table-cell office:value-type="string">
            <text:p>LAK</text:p>
          </table:table-cell>
        </table:table-row>
        <table:table-row table:style-name="ro1">
          <table:table-cell office:value-type="string">
            <text:p>Richardson, Brad</text:p>
          </table:table-cell>
          <table:table-cell office:value-type="string">
            <text:p>C</text:p>
          </table:table-cell>
          <table:table-cell office:value-type="string">
            <text:p>LAK</text:p>
          </table:table-cell>
        </table:table-row>
        <table:table-row table:style-name="ro1">
          <table:table-cell office:value-type="string">
            <text:p>Rinaldo, Zac</text:p>
          </table:table-cell>
          <table:table-cell office:value-type="string">
            <text:p>C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Roy, Derek</text:p>
          </table:table-cell>
          <table:table-cell office:value-type="string">
            <text:p>C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Russell, Ryan</text:p>
          </table:table-cell>
          <table:table-cell office:value-type="string">
            <text:p>C</text:p>
          </table:table-cell>
          <table:table-cell office:value-type="string">
            <text:p>CBS</text:p>
          </table:table-cell>
        </table:table-row>
        <table:table-row table:style-name="ro1">
          <table:table-cell office:value-type="string">
            <text:p>Ruutu, Tuomo</text:p>
          </table:table-cell>
          <table:table-cell office:value-type="string">
            <text:p>C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Santorelli, Mike</text:p>
          </table:table-cell>
          <table:table-cell office:value-type="string">
            <text:p>C</text:p>
          </table:table-cell>
          <table:table-cell office:value-type="string">
            <text:p>FLA</text:p>
          </table:table-cell>
        </table:table-row>
        <table:table-row table:style-name="ro1">
          <table:table-cell office:value-type="string">
            <text:p>Savard, Marc</text:p>
          </table:table-cell>
          <table:table-cell office:value-type="string">
            <text:p>C</text:p>
          </table:table-cell>
          <table:table-cell office:value-type="string">
            <text:p>BOS</text:p>
          </table:table-cell>
        </table:table-row>
        <table:table-row table:style-name="ro1">
          <table:table-cell office:value-type="string">
            <text:p>Schenn, Brayden</text:p>
          </table:table-cell>
          <table:table-cell office:value-type="string">
            <text:p>C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Schneider, Stefan</text:p>
          </table:table-cell>
          <table:table-cell office:value-type="string">
            <text:p>C</text:p>
          </table:table-cell>
          <table:table-cell office:value-type="string">
            <text:p>VAN</text:p>
          </table:table-cell>
        </table:table-row>
        <table:table-row table:style-name="ro1">
          <table:table-cell office:value-type="string">
            <text:p>Sedin, Henrik</text:p>
          </table:table-cell>
          <table:table-cell office:value-type="string">
            <text:p>C</text:p>
          </table:table-cell>
          <table:table-cell office:value-type="string">
            <text:p>VAN</text:p>
          </table:table-cell>
        </table:table-row>
        <table:table-row table:style-name="ro1">
          <table:table-cell office:value-type="string">
            <text:p>Seguin, Tyler</text:p>
          </table:table-cell>
          <table:table-cell office:value-type="string">
            <text:p>C</text:p>
          </table:table-cell>
          <table:table-cell office:value-type="string">
            <text:p>BOS</text:p>
          </table:table-cell>
        </table:table-row>
        <table:table-row table:style-name="ro1">
          <table:table-cell office:value-type="string">
            <text:p>Sestito, Tim</text:p>
          </table:table-cell>
          <table:table-cell office:value-type="string">
            <text:p>C</text:p>
          </table:table-cell>
          <table:table-cell office:value-type="string">
            <text:p>NJD</text:p>
          </table:table-cell>
        </table:table-row>
        <table:table-row table:style-name="ro1">
          <table:table-cell office:value-type="string">
            <text:p>Shannon, Ryan</text:p>
          </table:table-cell>
          <table:table-cell office:value-type="string">
            <text:p>C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Sharp, Patrick</text:p>
          </table:table-cell>
          <table:table-cell office:value-type="string">
            <text:p>C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Shaw, Andrew</text:p>
          </table:table-cell>
          <table:table-cell office:value-type="string">
            <text:p>C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Slater, Jim</text:p>
          </table:table-cell>
          <table:table-cell office:value-type="string">
            <text:p>C</text:p>
          </table:table-cell>
          <table:table-cell office:value-type="string">
            <text:p>WPG</text:p>
          </table:table-cell>
        </table:table-row>
        <table:table-row table:style-name="ro1">
          <table:table-cell office:value-type="string">
            <text:p>Smith, Craig</text:p>
          </table:table-cell>
          <table:table-cell office:value-type="string">
            <text:p>C</text:p>
          </table:table-cell>
          <table:table-cell office:value-type="string">
            <text:p>NSH</text:p>
          </table:table-cell>
        </table:table-row>
        <table:table-row table:style-name="ro1">
          <table:table-cell office:value-type="string">
            <text:p>Smithson, Jerred</text:p>
          </table:table-cell>
          <table:table-cell office:value-type="string">
            <text:p>C</text:p>
          </table:table-cell>
          <table:table-cell office:value-type="string">
            <text:p>NSH</text:p>
          </table:table-cell>
        </table:table-row>
        <table:table-row table:style-name="ro1">
          <table:table-cell office:value-type="string">
            <text:p>Sobotka, Vladimir</text:p>
          </table:table-cell>
          <table:table-cell office:value-type="string">
            <text:p>C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Spaling, Nick</text:p>
          </table:table-cell>
          <table:table-cell office:value-type="string">
            <text:p>C</text:p>
          </table:table-cell>
          <table:table-cell office:value-type="string">
            <text:p>NSH</text:p>
          </table:table-cell>
        </table:table-row>
        <table:table-row table:style-name="ro1">
          <table:table-cell office:value-type="string">
            <text:p>Spezza, Jason</text:p>
          </table:table-cell>
          <table:table-cell office:value-type="string">
            <text:p>C</text:p>
          </table:table-cell>
          <table:table-cell office:value-type="string">
            <text:p>OTT</text:p>
          </table:table-cell>
        </table:table-row>
        <table:table-row table:style-name="ro1">
          <table:table-cell office:value-type="string">
            <text:p>Staal, Eric</text:p>
          </table:table-cell>
          <table:table-cell office:value-type="string">
            <text:p>C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Staal, Jordan</text:p>
          </table:table-cell>
          <table:table-cell office:value-type="string">
            <text:p>C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Stajan, Matt</text:p>
          </table:table-cell>
          <table:table-cell office:value-type="string">
            <text:p>C</text:p>
          </table:table-cell>
          <table:table-cell office:value-type="string">
            <text:p>CGY</text:p>
          </table:table-cell>
        </table:table-row>
        <table:table-row table:style-name="ro1">
          <table:table-cell office:value-type="string">
            <text:p>Stamkos, Steven</text:p>
          </table:table-cell>
          <table:table-cell office:value-type="string">
            <text:p>C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Stastny, Paul</text:p>
          </table:table-cell>
          <table:table-cell office:value-type="string">
            <text:p>C</text:p>
          </table:table-cell>
          <table:table-cell office:value-type="string">
            <text:p>COL</text:p>
          </table:table-cell>
        </table:table-row>
        <table:table-row table:style-name="ro1">
          <table:table-cell office:value-type="string">
            <text:p>Steckel, David</text:p>
          </table:table-cell>
          <table:table-cell office:value-type="string">
            <text:p>C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Stepan, Derek</text:p>
          </table:table-cell>
          <table:table-cell office:value-type="string">
            <text:p>C</text:p>
          </table:table-cell>
          <table:table-cell office:value-type="string">
            <text:p>NYR</text:p>
          </table:table-cell>
        </table:table-row>
        <table:table-row table:style-name="ro1">
          <table:table-cell office:value-type="string">
            <text:p>Stoll, Jarret</text:p>
          </table:table-cell>
          <table:table-cell office:value-type="string">
            <text:p>C</text:p>
          </table:table-cell>
          <table:table-cell office:value-type="string">
            <text:p>LAK</text:p>
          </table:table-cell>
        </table:table-row>
        <table:table-row table:style-name="ro1">
          <table:table-cell office:value-type="string">
            <text:p>Stuart, Colin</text:p>
          </table:table-cell>
          <table:table-cell office:value-type="string">
            <text:p>C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Sutter, Brandon</text:p>
          </table:table-cell>
          <table:table-cell office:value-type="string">
            <text:p>C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Sutter, Brett</text:p>
          </table:table-cell>
          <table:table-cell office:value-type="string">
            <text:p>C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Szczechura, Paul</text:p>
          </table:table-cell>
          <table:table-cell office:value-type="string">
            <text:p>C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Taffe, Jeff</text:p>
          </table:table-cell>
          <table:table-cell office:value-type="string">
            <text:p>C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Talbot, Maxime</text:p>
          </table:table-cell>
          <table:table-cell office:value-type="string">
            <text:p>C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Tatar, Tomas</text:p>
          </table:table-cell>
          <table:table-cell office:value-type="string">
            <text:p>C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Tavares, John</text:p>
          </table:table-cell>
          <table:table-cell office:value-type="string">
            <text:p>C</text:p>
          </table:table-cell>
          <table:table-cell office:value-type="string">
            <text:p>NYI</text:p>
          </table:table-cell>
        </table:table-row>
        <table:table-row table:style-name="ro1">
          <table:table-cell office:value-type="string">
            <text:p>Thompson, Nate</text:p>
          </table:table-cell>
          <table:table-cell office:value-type="string">
            <text:p>C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Thornton, Joe</text:p>
          </table:table-cell>
          <table:table-cell office:value-type="string">
            <text:p>C</text:p>
          </table:table-cell>
          <table:table-cell office:value-type="string">
            <text:p>SJS</text:p>
          </table:table-cell>
        </table:table-row>
        <table:table-row table:style-name="ro1">
          <table:table-cell office:value-type="string">
            <text:p>Toews, Jonathan</text:p>
          </table:table-cell>
          <table:table-cell office:value-type="string">
            <text:p>C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Turris, Kyle</text:p>
          </table:table-cell>
          <table:table-cell office:value-type="string">
            <text:p>C</text:p>
          </table:table-cell>
          <table:table-cell office:value-type="string">
            <text:p>OTT</text:p>
          </table:table-cell>
        </table:table-row>
        <table:table-row table:style-name="ro1">
          <table:table-cell office:value-type="string">
            <text:p>Tyrell, Dana</text:p>
          </table:table-cell>
          <table:table-cell office:value-type="string">
            <text:p>C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Vermette, Antoine</text:p>
          </table:table-cell>
          <table:table-cell office:value-type="string">
            <text:p>C</text:p>
          </table:table-cell>
          <table:table-cell office:value-type="string">
            <text:p>CBS</text:p>
          </table:table-cell>
        </table:table-row>
        <table:table-row table:style-name="ro1">
          <table:table-cell office:value-type="string">
            <text:p>Vincour, Tomas</text:p>
          </table:table-cell>
          <table:table-cell office:value-type="string">
            <text:p>C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Vitale, Joe</text:p>
          </table:table-cell>
          <table:table-cell office:value-type="string">
            <text:p>C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Wandell, Tom</text:p>
          </table:table-cell>
          <table:table-cell office:value-type="string">
            <text:p>C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Weiss, Stephen</text:p>
          </table:table-cell>
          <table:table-cell office:value-type="string">
            <text:p>C</text:p>
          </table:table-cell>
          <table:table-cell office:value-type="string">
            <text:p>FLA</text:p>
          </table:table-cell>
        </table:table-row>
        <table:table-row table:style-name="ro1">
          <table:table-cell office:value-type="string">
            <text:p>Wellman, Casey</text:p>
          </table:table-cell>
          <table:table-cell office:value-type="string">
            <text:p>C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Wellwood, Kyle</text:p>
          </table:table-cell>
          <table:table-cell office:value-type="string">
            <text:p>C</text:p>
          </table:table-cell>
          <table:table-cell office:value-type="string">
            <text:p>WPG</text:p>
          </table:table-cell>
        </table:table-row>
        <table:table-row table:style-name="ro1">
          <table:table-cell office:value-type="string">
            <text:p>White, Ryan</text:p>
          </table:table-cell>
          <table:table-cell office:value-type="string">
            <text:p>C</text:p>
          </table:table-cell>
          <table:table-cell office:value-type="string">
            <text:p>MTL</text:p>
          </table:table-cell>
        </table:table-row>
        <table:table-row table:style-name="ro1">
          <table:table-cell office:value-type="string">
            <text:p>Wilson, Kyle</text:p>
          </table:table-cell>
          <table:table-cell office:value-type="string">
            <text:p>C</text:p>
          </table:table-cell>
          <table:table-cell office:value-type="string">
            <text:p>NSH</text:p>
          </table:table-cell>
        </table:table-row>
        <table:table-row table:style-name="ro1">
          <table:table-cell office:value-type="string">
            <text:p>Winchester, Jesse</text:p>
          </table:table-cell>
          <table:table-cell office:value-type="string">
            <text:p>C</text:p>
          </table:table-cell>
          <table:table-cell office:value-type="string">
            <text:p>OTT</text:p>
          </table:table-cell>
        </table:table-row>
        <table:table-row table:style-name="ro1">
          <table:table-cell office:value-type="string">
            <text:p>Zajac, Travis</text:p>
          </table:table-cell>
          <table:table-cell office:value-type="string">
            <text:p>C</text:p>
          </table:table-cell>
          <table:table-cell office:value-type="string">
            <text:p>NJD</text:p>
          </table:table-cell>
        </table:table-row>
        <table:table-row table:style-name="ro1">
          <table:table-cell office:value-type="string">
            <text:p>Zalewski, Steven</text:p>
          </table:table-cell>
          <table:table-cell office:value-type="string">
            <text:p>C</text:p>
          </table:table-cell>
          <table:table-cell office:value-type="string">
            <text:p>NJD</text:p>
          </table:table-cell>
        </table:table-row>
        <table:table-row table:style-name="ro1">
          <table:table-cell office:value-type="string">
            <text:p>Zetterberg, Henrik</text:p>
          </table:table-cell>
          <table:table-cell office:value-type="string">
            <text:p>C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Abdelkader, Justin</text:p>
          </table:table-cell>
          <table:table-cell office:value-type="string">
            <text:p>LW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Angelidis, Mike</text:p>
          </table:table-cell>
          <table:table-cell office:value-type="string">
            <text:p>LW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Beleskey, Matt</text:p>
          </table:table-cell>
          <table:table-cell office:value-type="string">
            <text:p>LW</text:p>
          </table:table-cell>
          <table:table-cell office:value-type="string">
            <text:p>ANA</text:p>
          </table:table-cell>
        </table:table-row>
        <table:table-row table:style-name="ro1">
          <table:table-cell office:value-type="string">
            <text:p>Bell, Mark</text:p>
          </table:table-cell>
          <table:table-cell office:value-type="string">
            <text:p>LW</text:p>
          </table:table-cell>
          <table:table-cell office:value-type="string">
            <text:p>ANA</text:p>
          </table:table-cell>
        </table:table-row>
        <table:table-row table:style-name="ro1">
          <table:table-cell office:value-type="string">
            <text:p>Benn, Jamie</text:p>
          </table:table-cell>
          <table:table-cell office:value-type="string">
            <text:p>LW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Bergenheim, Sean</text:p>
          </table:table-cell>
          <table:table-cell office:value-type="string">
            <text:p>LW</text:p>
          </table:table-cell>
          <table:table-cell office:value-type="string">
            <text:p>FLA</text:p>
          </table:table-cell>
        </table:table-row>
        <table:table-row table:style-name="ro1">
          <table:table-cell office:value-type="string">
            <text:p>Bickell, Bryan</text:p>
          </table:table-cell>
          <table:table-cell office:value-type="string">
            <text:p>LW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Bishop, Hunter</text:p>
          </table:table-cell>
          <table:table-cell office:value-type="string">
            <text:p>LW</text:p>
          </table:table-cell>
          <table:table-cell office:value-type="string">
            <text:p>MTL</text:p>
          </table:table-cell>
        </table:table-row>
        <table:table-row table:style-name="ro1">
          <table:table-cell office:value-type="string">
            <text:p>Bissonnette, Paul</text:p>
          </table:table-cell>
          <table:table-cell office:value-type="string">
            <text:p>LW</text:p>
          </table:table-cell>
          <table:table-cell office:value-type="string">
            <text:p>PHO</text:p>
          </table:table-cell>
        </table:table-row>
        <table:table-row table:style-name="ro1">
          <table:table-cell office:value-type="string">
            <text:p>Blake, Jason</text:p>
          </table:table-cell>
          <table:table-cell office:value-type="string">
            <text:p>LW</text:p>
          </table:table-cell>
          <table:table-cell office:value-type="string">
            <text:p>ANA</text:p>
          </table:table-cell>
        </table:table-row>
        <table:table-row table:style-name="ro1">
          <table:table-cell office:value-type="string">
            <text:p>Booth, David</text:p>
          </table:table-cell>
          <table:table-cell office:value-type="string">
            <text:p>LW</text:p>
          </table:table-cell>
          <table:table-cell office:value-type="string">
            <text:p>VAN</text:p>
          </table:table-cell>
        </table:table-row>
        <table:table-row table:style-name="ro1">
          <table:table-cell office:value-type="string">
            <text:p>Bouchard, Pierre-Marc</text:p>
          </table:table-cell>
          <table:table-cell office:value-type="string">
            <text:p>LW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Boulton, Eric</text:p>
          </table:table-cell>
          <table:table-cell office:value-type="string">
            <text:p>LW</text:p>
          </table:table-cell>
          <table:table-cell office:value-type="string">
            <text:p>NJD</text:p>
          </table:table-cell>
        </table:table-row>
        <table:table-row table:style-name="ro1">
          <table:table-cell office:value-type="string">
            <text:p>Bourque, Gabriel</text:p>
          </table:table-cell>
          <table:table-cell office:value-type="string">
            <text:p>LW</text:p>
          </table:table-cell>
          <table:table-cell office:value-type="string">
            <text:p>NSH</text:p>
          </table:table-cell>
        </table:table-row>
        <table:table-row table:style-name="ro1">
          <table:table-cell office:value-type="string">
            <text:p>Bourque, Rene</text:p>
          </table:table-cell>
          <table:table-cell office:value-type="string">
            <text:p>LW</text:p>
          </table:table-cell>
          <table:table-cell office:value-type="string">
            <text:p>MTL</text:p>
          </table:table-cell>
        </table:table-row>
        <table:table-row table:style-name="ro1">
          <table:table-cell office:value-type="string">
            <text:p>Bowman, Drayson</text:p>
          </table:table-cell>
          <table:table-cell office:value-type="string">
            <text:p>LW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Brouwer, Troy</text:p>
          </table:table-cell>
          <table:table-cell office:value-type="string">
            <text:p>LW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Brown, Mike</text:p>
          </table:table-cell>
          <table:table-cell office:value-type="string">
            <text:p>LW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Brunette, Andrew</text:p>
          </table:table-cell>
          <table:table-cell office:value-type="string">
            <text:p>LW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Brunnstrom, Fabian</text:p>
          </table:table-cell>
          <table:table-cell office:value-type="string">
            <text:p>LW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Byers, Dane</text:p>
          </table:table-cell>
          <table:table-cell office:value-type="string">
            <text:p>LW</text:p>
          </table:table-cell>
          <table:table-cell office:value-type="string">
            <text:p>CBS</text:p>
          </table:table-cell>
        </table:table-row>
        <table:table-row table:style-name="ro1">
          <table:table-cell office:value-type="string">
            <text:p>Calvert, Matt</text:p>
          </table:table-cell>
          <table:table-cell office:value-type="string">
            <text:p>LW</text:p>
          </table:table-cell>
          <table:table-cell office:value-type="string">
            <text:p>CBS</text:p>
          </table:table-cell>
        </table:table-row>
        <table:table-row table:style-name="ro1">
          <table:table-cell office:value-type="string">
            <text:p>Cammalleri, Mike</text:p>
          </table:table-cell>
          <table:table-cell office:value-type="string">
            <text:p>LW</text:p>
          </table:table-cell>
          <table:table-cell office:value-type="string">
            <text:p>CGY</text:p>
          </table:table-cell>
        </table:table-row>
        <table:table-row table:style-name="ro1">
          <table:table-cell office:value-type="string">
            <text:p>Carcillo, Daniel</text:p>
          </table:table-cell>
          <table:table-cell office:value-type="string">
            <text:p>LW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Chimera, Jason</text:p>
          </table:table-cell>
          <table:table-cell office:value-type="string">
            <text:p>LW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Clifford, Kyle</text:p>
          </table:table-cell>
          <table:table-cell office:value-type="string">
            <text:p>LW</text:p>
          </table:table-cell>
          <table:table-cell office:value-type="string">
            <text:p>LAK</text:p>
          </table:table-cell>
        </table:table-row>
        <table:table-row table:style-name="ro1">
          <table:table-cell office:value-type="string">
            <text:p>Clowe, Ryane</text:p>
          </table:table-cell>
          <table:table-cell office:value-type="string">
            <text:p>LW</text:p>
          </table:table-cell>
          <table:table-cell office:value-type="string">
            <text:p>SJS</text:p>
          </table:table-cell>
        </table:table-row>
        <table:table-row table:style-name="ro1">
          <table:table-cell office:value-type="string">
            <text:p>Cooke, Matt</text:p>
          </table:table-cell>
          <table:table-cell office:value-type="string">
            <text:p>LW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Darche, Mathieu</text:p>
          </table:table-cell>
          <table:table-cell office:value-type="string">
            <text:p>LW</text:p>
          </table:table-cell>
          <table:table-cell office:value-type="string">
            <text:p>MTL</text:p>
          </table:table-cell>
        </table:table-row>
        <table:table-row table:style-name="ro1">
          <table:table-cell office:value-type="string">
            <text:p>Daugavins, Kaspars</text:p>
          </table:table-cell>
          <table:table-cell office:value-type="string">
            <text:p>LW</text:p>
          </table:table-cell>
          <table:table-cell office:value-type="string">
            <text:p>OTT</text:p>
          </table:table-cell>
        </table:table-row>
        <table:table-row table:style-name="ro1">
          <table:table-cell office:value-type="string">
            <text:p>Dubinsky, Brandon</text:p>
          </table:table-cell>
          <table:table-cell office:value-type="string">
            <text:p>LW</text:p>
          </table:table-cell>
          <table:table-cell office:value-type="string">
            <text:p>NYR</text:p>
          </table:table-cell>
        </table:table-row>
        <table:table-row table:style-name="ro1">
          <table:table-cell office:value-type="string">
            <text:p>Eager, Ben</text:p>
          </table:table-cell>
          <table:table-cell office:value-type="string">
            <text:p>LW</text:p>
          </table:table-cell>
          <table:table-cell office:value-type="string">
            <text:p>EDM</text:p>
          </table:table-cell>
        </table:table-row>
        <table:table-row table:style-name="ro1">
          <table:table-cell office:value-type="string">
            <text:p>Ellis, Matt</text:p>
          </table:table-cell>
          <table:table-cell office:value-type="string">
            <text:p>LW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Ennis, Tyler</text:p>
          </table:table-cell>
          <table:table-cell office:value-type="string">
            <text:p>LW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Eriksson, Loui</text:p>
          </table:table-cell>
          <table:table-cell office:value-type="string">
            <text:p>LW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Fedotenko, Ruslan</text:p>
          </table:table-cell>
          <table:table-cell office:value-type="string">
            <text:p>LW</text:p>
          </table:table-cell>
          <table:table-cell office:value-type="string">
            <text:p>NYR</text:p>
          </table:table-cell>
        </table:table-row>
        <table:table-row table:style-name="ro1">
          <table:table-cell office:value-type="string">
            <text:p>Fleischmann, Tomas</text:p>
          </table:table-cell>
          <table:table-cell office:value-type="string">
            <text:p>LW</text:p>
          </table:table-cell>
          <table:table-cell office:value-type="string">
            <text:p>FLA</text:p>
          </table:table-cell>
        </table:table-row>
        <table:table-row table:style-name="ro1">
          <table:table-cell office:value-type="string">
            <text:p>Foligno, Marcus</text:p>
          </table:table-cell>
          <table:table-cell office:value-type="string">
            <text:p>LW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Foligno, Nick</text:p>
          </table:table-cell>
          <table:table-cell office:value-type="string">
            <text:p>LW</text:p>
          </table:table-cell>
          <table:table-cell office:value-type="string">
            <text:p>OTT</text:p>
          </table:table-cell>
        </table:table-row>
        <table:table-row table:style-name="ro1">
          <table:table-cell office:value-type="string">
            <text:p>Fraser, Matt</text:p>
          </table:table-cell>
          <table:table-cell office:value-type="string">
            <text:p>LW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Frattin, Matt</text:p>
          </table:table-cell>
          <table:table-cell office:value-type="string">
            <text:p>LW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Gagne, Simon</text:p>
          </table:table-cell>
          <table:table-cell office:value-type="string">
            <text:p>LW</text:p>
          </table:table-cell>
          <table:table-cell office:value-type="string">
            <text:p>LAK</text:p>
          </table:table-cell>
        </table:table-row>
        <table:table-row table:style-name="ro1">
          <table:table-cell office:value-type="string">
            <text:p>Galiardi, T.J.</text:p>
          </table:table-cell>
          <table:table-cell office:value-type="string">
            <text:p>LW</text:p>
          </table:table-cell>
          <table:table-cell office:value-type="string">
            <text:p>COL</text:p>
          </table:table-cell>
        </table:table-row>
        <table:table-row table:style-name="ro1">
          <table:table-cell office:value-type="string">
            <text:p>Geoffrion, Blake</text:p>
          </table:table-cell>
          <table:table-cell office:value-type="string">
            <text:p>LW</text:p>
          </table:table-cell>
          <table:table-cell office:value-type="string">
            <text:p>NSH</text:p>
          </table:table-cell>
        </table:table-row>
        <table:table-row table:style-name="ro1">
          <table:table-cell office:value-type="string">
            <text:p>Gerbe, Nathan</text:p>
          </table:table-cell>
          <table:table-cell office:value-type="string">
            <text:p>LW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Gillies, Colton</text:p>
          </table:table-cell>
          <table:table-cell office:value-type="string">
            <text:p>LW</text:p>
          </table:table-cell>
          <table:table-cell office:value-type="string">
            <text:p>CBS</text:p>
          </table:table-cell>
        </table:table-row>
        <table:table-row table:style-name="ro1">
          <table:table-cell office:value-type="string">
            <text:p>Gillies, Trevor</text:p>
          </table:table-cell>
          <table:table-cell office:value-type="string">
            <text:p>LW</text:p>
          </table:table-cell>
          <table:table-cell office:value-type="string">
            <text:p>NYI</text:p>
          </table:table-cell>
        </table:table-row>
        <table:table-row table:style-name="ro1">
          <table:table-cell office:value-type="string">
            <text:p>Giroux, Alexandre</text:p>
          </table:table-cell>
          <table:table-cell office:value-type="string">
            <text:p>LW</text:p>
          </table:table-cell>
          <table:table-cell office:value-type="string">
            <text:p>CBS</text:p>
          </table:table-cell>
        </table:table-row>
        <table:table-row table:style-name="ro1">
          <table:table-cell office:value-type="string">
            <text:p>Glass, Tanner</text:p>
          </table:table-cell>
          <table:table-cell office:value-type="string">
            <text:p>LW</text:p>
          </table:table-cell>
          <table:table-cell office:value-type="string">
            <text:p>WPG</text:p>
          </table:table-cell>
        </table:table-row>
        <table:table-row table:style-name="ro1">
          <table:table-cell office:value-type="string">
            <text:p>Glencross, Curtis</text:p>
          </table:table-cell>
          <table:table-cell office:value-type="string">
            <text:p>LW</text:p>
          </table:table-cell>
          <table:table-cell office:value-type="string">
            <text:p>CGY</text:p>
          </table:table-cell>
        </table:table-row>
        <table:table-row table:style-name="ro1">
          <table:table-cell office:value-type="string">
            <text:p>Green, Josh</text:p>
          </table:table-cell>
          <table:table-cell office:value-type="string">
            <text:p>LW</text:p>
          </table:table-cell>
          <table:table-cell office:value-type="string">
            <text:p>EDM</text:p>
          </table:table-cell>
        </table:table-row>
        <table:table-row table:style-name="ro1">
          <table:table-cell office:value-type="string">
            <text:p>Greening, Colin</text:p>
          </table:table-cell>
          <table:table-cell office:value-type="string">
            <text:p>LW</text:p>
          </table:table-cell>
          <table:table-cell office:value-type="string">
            <text:p>OTT</text:p>
          </table:table-cell>
        </table:table-row>
        <table:table-row table:style-name="ro1">
          <table:table-cell office:value-type="string">
            <text:p>Greentree, Kyle</text:p>
          </table:table-cell>
          <table:table-cell office:value-type="string">
            <text:p>LW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Hagelin, Carl</text:p>
          </table:table-cell>
          <table:table-cell office:value-type="string">
            <text:p>LW</text:p>
          </table:table-cell>
          <table:table-cell office:value-type="string">
            <text:p>NYR</text:p>
          </table:table-cell>
        </table:table-row>
        <table:table-row table:style-name="ro1">
          <table:table-cell office:value-type="string">
            <text:p>Hagman, Niklas</text:p>
          </table:table-cell>
          <table:table-cell office:value-type="string">
            <text:p>LW</text:p>
          </table:table-cell>
          <table:table-cell office:value-type="string">
            <text:p>ANA</text:p>
          </table:table-cell>
        </table:table-row>
        <table:table-row table:style-name="ro1">
          <table:table-cell office:value-type="string">
            <text:p>Hall, Taylor</text:p>
          </table:table-cell>
          <table:table-cell office:value-type="string">
            <text:p>LW</text:p>
          </table:table-cell>
          <table:table-cell office:value-type="string">
            <text:p>EDM</text:p>
          </table:table-cell>
        </table:table-row>
        <table:table-row table:style-name="ro1">
          <table:table-cell office:value-type="string">
            <text:p>Hartnell, Scott</text:p>
          </table:table-cell>
          <table:table-cell office:value-type="string">
            <text:p>LW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Hendricks, Matt</text:p>
          </table:table-cell>
          <table:table-cell office:value-type="string">
            <text:p>LW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Higgins, Christopher</text:p>
          </table:table-cell>
          <table:table-cell office:value-type="string">
            <text:p>LW</text:p>
          </table:table-cell>
          <table:table-cell office:value-type="string">
            <text:p>VAN</text:p>
          </table:table-cell>
        </table:table-row>
        <table:table-row table:style-name="ro1">
          <table:table-cell office:value-type="string">
            <text:p>Holmstrom, Tomas</text:p>
          </table:table-cell>
          <table:table-cell office:value-type="string">
            <text:p>LW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Horak, Roman</text:p>
          </table:table-cell>
          <table:table-cell office:value-type="string">
            <text:p>LW</text:p>
          </table:table-cell>
          <table:table-cell office:value-type="string">
            <text:p>CGY</text:p>
          </table:table-cell>
        </table:table-row>
        <table:table-row table:style-name="ro1">
          <table:table-cell office:value-type="string">
            <text:p>Hordichuk, Darcy</text:p>
          </table:table-cell>
          <table:table-cell office:value-type="string">
            <text:p>LW</text:p>
          </table:table-cell>
          <table:table-cell office:value-type="string">
            <text:p>EDM</text:p>
          </table:table-cell>
        </table:table-row>
        <table:table-row table:style-name="ro1">
          <table:table-cell office:value-type="string">
            <text:p>Hudler, Jiri</text:p>
          </table:table-cell>
          <table:table-cell office:value-type="string">
            <text:p>LW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Huselius, Kristian</text:p>
          </table:table-cell>
          <table:table-cell office:value-type="string">
            <text:p>LW</text:p>
          </table:table-cell>
          <table:table-cell office:value-type="string">
            <text:p>CBS</text:p>
          </table:table-cell>
        </table:table-row>
        <table:table-row table:style-name="ro1">
          <table:table-cell office:value-type="string">
            <text:p>Ivanans, Raitis</text:p>
          </table:table-cell>
          <table:table-cell office:value-type="string">
            <text:p>LW</text:p>
          </table:table-cell>
          <table:table-cell office:value-type="string">
            <text:p>CGY</text:p>
          </table:table-cell>
        </table:table-row>
        <table:table-row table:style-name="ro1">
          <table:table-cell office:value-type="string">
            <text:p>Jacques, Jean-Francois</text:p>
          </table:table-cell>
          <table:table-cell office:value-type="string">
            <text:p>LW</text:p>
          </table:table-cell>
          <table:table-cell office:value-type="string">
            <text:p>ANA</text:p>
          </table:table-cell>
        </table:table-row>
        <table:table-row table:style-name="ro1">
          <table:table-cell office:value-type="string">
            <text:p>Jokinen, Jussi</text:p>
          </table:table-cell>
          <table:table-cell office:value-type="string">
            <text:p>LW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Kadri, Nazem</text:p>
          </table:table-cell>
          <table:table-cell office:value-type="string">
            <text:p>LW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Kane, Evander</text:p>
          </table:table-cell>
          <table:table-cell office:value-type="string">
            <text:p>LW</text:p>
          </table:table-cell>
          <table:table-cell office:value-type="string">
            <text:p>WPG</text:p>
          </table:table-cell>
        </table:table-row>
        <table:table-row table:style-name="ro1">
          <table:table-cell office:value-type="string">
            <text:p>Kassian, Matt</text:p>
          </table:table-cell>
          <table:table-cell office:value-type="string">
            <text:p>LW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Kennedy, Tim</text:p>
          </table:table-cell>
          <table:table-cell office:value-type="string">
            <text:p>LW</text:p>
          </table:table-cell>
          <table:table-cell office:value-type="string">
            <text:p>FLA</text:p>
          </table:table-cell>
        </table:table-row>
        <table:table-row table:style-name="ro1">
          <table:table-cell office:value-type="string">
            <text:p>Klingberg, Carl</text:p>
          </table:table-cell>
          <table:table-cell office:value-type="string">
            <text:p>LW</text:p>
          </table:table-cell>
          <table:table-cell office:value-type="string">
            <text:p>WPG</text:p>
          </table:table-cell>
        </table:table-row>
        <table:table-row table:style-name="ro1">
          <table:table-cell office:value-type="string">
            <text:p>Korpikoski, Lauri</text:p>
          </table:table-cell>
          <table:table-cell office:value-type="string">
            <text:p>LW</text:p>
          </table:table-cell>
          <table:table-cell office:value-type="string">
            <text:p>PHO</text:p>
          </table:table-cell>
        </table:table-row>
        <table:table-row table:style-name="ro1">
          <table:table-cell office:value-type="string">
            <text:p>Kostitsyn, Sergei</text:p>
          </table:table-cell>
          <table:table-cell office:value-type="string">
            <text:p>LW</text:p>
          </table:table-cell>
          <table:table-cell office:value-type="string">
            <text:p>NSH</text:p>
          </table:table-cell>
        </table:table-row>
        <table:table-row table:style-name="ro1">
          <table:table-cell office:value-type="string">
            <text:p>Kovalchuk, Ilya</text:p>
          </table:table-cell>
          <table:table-cell office:value-type="string">
            <text:p>LW</text:p>
          </table:table-cell>
          <table:table-cell office:value-type="string">
            <text:p>NJD</text:p>
          </table:table-cell>
        </table:table-row>
        <table:table-row table:style-name="ro1">
          <table:table-cell office:value-type="string">
            <text:p>Kunitz, Chris</text:p>
          </table:table-cell>
          <table:table-cell office:value-type="string">
            <text:p>LW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Labrie, Pierre-Cedric</text:p>
          </table:table-cell>
          <table:table-cell office:value-type="string">
            <text:p>LW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Ladd, Andrew</text:p>
          </table:table-cell>
          <table:table-cell office:value-type="string">
            <text:p>LW</text:p>
          </table:table-cell>
          <table:table-cell office:value-type="string">
            <text:p>WPG</text:p>
          </table:table-cell>
        </table:table-row>
        <table:table-row table:style-name="ro1">
          <table:table-cell office:value-type="string">
            <text:p>Landeskog, Gabriel</text:p>
          </table:table-cell>
          <table:table-cell office:value-type="string">
            <text:p>LW</text:p>
          </table:table-cell>
          <table:table-cell office:value-type="string">
            <text:p>COL</text:p>
          </table:table-cell>
        </table:table-row>
        <table:table-row table:style-name="ro1">
          <table:table-cell office:value-type="string">
            <text:p>Latendresse, Guillaume</text:p>
          </table:table-cell>
          <table:table-cell office:value-type="string">
            <text:p>LW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Lucic, Milan</text:p>
          </table:table-cell>
          <table:table-cell office:value-type="string">
            <text:p>LW</text:p>
          </table:table-cell>
          <table:table-cell office:value-type="string">
            <text:p>BOS</text:p>
          </table:table-cell>
        </table:table-row>
        <table:table-row table:style-name="ro1">
          <table:table-cell office:value-type="string">
            <text:p>Lupul, Joffrey</text:p>
          </table:table-cell>
          <table:table-cell office:value-type="string">
            <text:p>LW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MacArthur, Clarke</text:p>
          </table:table-cell>
          <table:table-cell office:value-type="string">
            <text:p>LW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MacIntyre, Steve</text:p>
          </table:table-cell>
          <table:table-cell office:value-type="string">
            <text:p>LW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MacLean, Brett</text:p>
          </table:table-cell>
          <table:table-cell office:value-type="string">
            <text:p>LW</text:p>
          </table:table-cell>
          <table:table-cell office:value-type="string">
            <text:p>PHO</text:p>
          </table:table-cell>
        </table:table-row>
        <table:table-row table:style-name="ro1">
          <table:table-cell office:value-type="string">
            <text:p>Malone, Ryan</text:p>
          </table:table-cell>
          <table:table-cell office:value-type="string">
            <text:p>LW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Marchand, Brad</text:p>
          </table:table-cell>
          <table:table-cell office:value-type="string">
            <text:p>LW</text:p>
          </table:table-cell>
          <table:table-cell office:value-type="string">
            <text:p>BOS</text:p>
          </table:table-cell>
        </table:table-row>
        <table:table-row table:style-name="ro1">
          <table:table-cell office:value-type="string">
            <text:p>Marleau, Patrick</text:p>
          </table:table-cell>
          <table:table-cell office:value-type="string">
            <text:p>LW</text:p>
          </table:table-cell>
          <table:table-cell office:value-type="string">
            <text:p>SJS</text:p>
          </table:table-cell>
        </table:table-row>
        <table:table-row table:style-name="ro1">
          <table:table-cell office:value-type="string">
            <text:p>Maroon, Patrick</text:p>
          </table:table-cell>
          <table:table-cell office:value-type="string">
            <text:p>LW</text:p>
          </table:table-cell>
          <table:table-cell office:value-type="string">
            <text:p>ANA</text:p>
          </table:table-cell>
        </table:table-row>
        <table:table-row table:style-name="ro1">
          <table:table-cell office:value-type="string">
            <text:p>Martin, Matt</text:p>
          </table:table-cell>
          <table:table-cell office:value-type="string">
            <text:p>LW</text:p>
          </table:table-cell>
          <table:table-cell office:value-type="string">
            <text:p>NYI</text:p>
          </table:table-cell>
        </table:table-row>
        <table:table-row table:style-name="ro1">
          <table:table-cell office:value-type="string">
            <text:p>Mayorov, Maksim</text:p>
          </table:table-cell>
          <table:table-cell office:value-type="string">
            <text:p>LW</text:p>
          </table:table-cell>
          <table:table-cell office:value-type="string">
            <text:p>CBS</text:p>
          </table:table-cell>
        </table:table-row>
        <table:table-row table:style-name="ro1">
          <table:table-cell office:value-type="string">
            <text:p>McArdle, Kenndal</text:p>
          </table:table-cell>
          <table:table-cell office:value-type="string">
            <text:p>LW</text:p>
          </table:table-cell>
          <table:table-cell office:value-type="string">
            <text:p>WPG</text:p>
          </table:table-cell>
        </table:table-row>
        <table:table-row table:style-name="ro1">
          <table:table-cell office:value-type="string">
            <text:p>McCarthy, John</text:p>
          </table:table-cell>
          <table:table-cell office:value-type="string">
            <text:p>LW</text:p>
          </table:table-cell>
          <table:table-cell office:value-type="string">
            <text:p>SJS</text:p>
          </table:table-cell>
        </table:table-row>
        <table:table-row table:style-name="ro1">
          <table:table-cell office:value-type="string">
            <text:p>McCormick, Cody</text:p>
          </table:table-cell>
          <table:table-cell office:value-type="string">
            <text:p>LW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McGinn, Jamie</text:p>
          </table:table-cell>
          <table:table-cell office:value-type="string">
            <text:p>LW</text:p>
          </table:table-cell>
          <table:table-cell office:value-type="string">
            <text:p>SJS</text:p>
          </table:table-cell>
        </table:table-row>
        <table:table-row table:style-name="ro1">
          <table:table-cell office:value-type="string">
            <text:p>McLaren, Frazer</text:p>
          </table:table-cell>
          <table:table-cell office:value-type="string">
            <text:p>LW</text:p>
          </table:table-cell>
          <table:table-cell office:value-type="string">
            <text:p>SJS</text:p>
          </table:table-cell>
        </table:table-row>
        <table:table-row table:style-name="ro1">
          <table:table-cell office:value-type="string">
            <text:p>McLeod, Cody</text:p>
          </table:table-cell>
          <table:table-cell office:value-type="string">
            <text:p>LW</text:p>
          </table:table-cell>
          <table:table-cell office:value-type="string">
            <text:p>COL</text:p>
          </table:table-cell>
        </table:table-row>
        <table:table-row table:style-name="ro1">
          <table:table-cell office:value-type="string">
            <text:p>Michalek, Milan</text:p>
          </table:table-cell>
          <table:table-cell office:value-type="string">
            <text:p>LW</text:p>
          </table:table-cell>
          <table:table-cell office:value-type="string">
            <text:p>OTT</text:p>
          </table:table-cell>
        </table:table-row>
        <table:table-row table:style-name="ro1">
          <table:table-cell office:value-type="string">
            <text:p>Miller, Drew</text:p>
          </table:table-cell>
          <table:table-cell office:value-type="string">
            <text:p>LW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Mitchell, Torrey</text:p>
          </table:table-cell>
          <table:table-cell office:value-type="string">
            <text:p>LW</text:p>
          </table:table-cell>
          <table:table-cell office:value-type="string">
            <text:p>SJS</text:p>
          </table:table-cell>
        </table:table-row>
        <table:table-row table:style-name="ro1">
          <table:table-cell office:value-type="string">
            <text:p>Moen, Travis</text:p>
          </table:table-cell>
          <table:table-cell office:value-type="string">
            <text:p>LW</text:p>
          </table:table-cell>
          <table:table-cell office:value-type="string">
            <text:p>MTL</text:p>
          </table:table-cell>
        </table:table-row>
        <table:table-row table:style-name="ro1">
          <table:table-cell office:value-type="string">
            <text:p>Moreau, Ethan</text:p>
          </table:table-cell>
          <table:table-cell office:value-type="string">
            <text:p>LW</text:p>
          </table:table-cell>
          <table:table-cell office:value-type="string">
            <text:p>LAK</text:p>
          </table:table-cell>
        </table:table-row>
        <table:table-row table:style-name="ro1">
          <table:table-cell office:value-type="string">
            <text:p>Morin, Jeremy</text:p>
          </table:table-cell>
          <table:table-cell office:value-type="string">
            <text:p>LW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Morrow, Brenden</text:p>
          </table:table-cell>
          <table:table-cell office:value-type="string">
            <text:p>LW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Moulson, Matt</text:p>
          </table:table-cell>
          <table:table-cell office:value-type="string">
            <text:p>LW</text:p>
          </table:table-cell>
          <table:table-cell office:value-type="string">
            <text:p>NYI</text:p>
          </table:table-cell>
        </table:table-row>
        <table:table-row table:style-name="ro1">
          <table:table-cell office:value-type="string">
            <text:p>Mursak, Jan</text:p>
          </table:table-cell>
          <table:table-cell office:value-type="string">
            <text:p>LW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Neal, James</text:p>
          </table:table-cell>
          <table:table-cell office:value-type="string">
            <text:p>LW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Nystrom, Eric</text:p>
          </table:table-cell>
          <table:table-cell office:value-type="string">
            <text:p>LW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Olesz, Rostislav</text:p>
          </table:table-cell>
          <table:table-cell office:value-type="string">
            <text:p>LW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Omark, Linus</text:p>
          </table:table-cell>
          <table:table-cell office:value-type="string">
            <text:p>LW</text:p>
          </table:table-cell>
          <table:table-cell office:value-type="string">
            <text:p>EDM</text:p>
          </table:table-cell>
        </table:table-row>
        <table:table-row table:style-name="ro1">
          <table:table-cell office:value-type="string">
            <text:p>Ovechkin, Alex</text:p>
          </table:table-cell>
          <table:table-cell office:value-type="string">
            <text:p>LW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Paajarvi, Magnus</text:p>
          </table:table-cell>
          <table:table-cell office:value-type="string">
            <text:p>LW</text:p>
          </table:table-cell>
          <table:table-cell office:value-type="string">
            <text:p>EDM</text:p>
          </table:table-cell>
        </table:table-row>
        <table:table-row table:style-name="ro1">
          <table:table-cell office:value-type="string">
            <text:p>Pacioretty, Max</text:p>
          </table:table-cell>
          <table:table-cell office:value-type="string">
            <text:p>LW</text:p>
          </table:table-cell>
          <table:table-cell office:value-type="string">
            <text:p>MTL</text:p>
          </table:table-cell>
        </table:table-row>
        <table:table-row table:style-name="ro1">
          <table:table-cell office:value-type="string">
            <text:p>Paille, Daniel</text:p>
          </table:table-cell>
          <table:table-cell office:value-type="string">
            <text:p>LW</text:p>
          </table:table-cell>
          <table:table-cell office:value-type="string">
            <text:p>BOS</text:p>
          </table:table-cell>
        </table:table-row>
        <table:table-row table:style-name="ro1">
          <table:table-cell office:value-type="string">
            <text:p>Pandolfo, Jay</text:p>
          </table:table-cell>
          <table:table-cell office:value-type="string">
            <text:p>LW</text:p>
          </table:table-cell>
          <table:table-cell office:value-type="string">
            <text:p>NYI</text:p>
          </table:table-cell>
        </table:table-row>
        <table:table-row table:style-name="ro1">
          <table:table-cell office:value-type="string">
            <text:p>Parise, Zach</text:p>
          </table:table-cell>
          <table:table-cell office:value-type="string">
            <text:p>LW</text:p>
          </table:table-cell>
          <table:table-cell office:value-type="string">
            <text:p>NJD</text:p>
          </table:table-cell>
        </table:table-row>
        <table:table-row table:style-name="ro1">
          <table:table-cell office:value-type="string">
            <text:p>Penner, Dustin</text:p>
          </table:table-cell>
          <table:table-cell office:value-type="string">
            <text:p>LW</text:p>
          </table:table-cell>
          <table:table-cell office:value-type="string">
            <text:p>LAK</text:p>
          </table:table-cell>
        </table:table-row>
        <table:table-row table:style-name="ro1">
          <table:table-cell office:value-type="string">
            <text:p>Perron, David</text:p>
          </table:table-cell>
          <table:table-cell office:value-type="string">
            <text:p>LW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Ponikarovsky, Alexei</text:p>
          </table:table-cell>
          <table:table-cell office:value-type="string">
            <text:p>LW</text:p>
          </table:table-cell>
          <table:table-cell office:value-type="string">
            <text:p>NJD</text:p>
          </table:table-cell>
        </table:table-row>
        <table:table-row table:style-name="ro1">
          <table:table-cell office:value-type="string">
            <text:p>Porter, Chris</text:p>
          </table:table-cell>
          <table:table-cell office:value-type="string">
            <text:p>LW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Porter, Kevin</text:p>
          </table:table-cell>
          <table:table-cell office:value-type="string">
            <text:p>LW</text:p>
          </table:table-cell>
          <table:table-cell office:value-type="string">
            <text:p>COL</text:p>
          </table:table-cell>
        </table:table-row>
        <table:table-row table:style-name="ro1">
          <table:table-cell office:value-type="string">
            <text:p>Pouliot, Benoit</text:p>
          </table:table-cell>
          <table:table-cell office:value-type="string">
            <text:p>LW</text:p>
          </table:table-cell>
          <table:table-cell office:value-type="string">
            <text:p>BOS</text:p>
          </table:table-cell>
        </table:table-row>
        <table:table-row table:style-name="ro1">
          <table:table-cell office:value-type="string">
            <text:p>Powe, Darroll</text:p>
          </table:table-cell>
          <table:table-cell office:value-type="string">
            <text:p>LW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Prospal, Vaclav</text:p>
          </table:table-cell>
          <table:table-cell office:value-type="string">
            <text:p>LW</text:p>
          </table:table-cell>
          <table:table-cell office:value-type="string">
            <text:p>CBS</text:p>
          </table:table-cell>
        </table:table-row>
        <table:table-row table:style-name="ro1">
          <table:table-cell office:value-type="string">
            <text:p>Pyatt, Taylor</text:p>
          </table:table-cell>
          <table:table-cell office:value-type="string">
            <text:p>LW</text:p>
          </table:table-cell>
          <table:table-cell office:value-type="string">
            <text:p>PHO</text:p>
          </table:table-cell>
        </table:table-row>
        <table:table-row table:style-name="ro1">
          <table:table-cell office:value-type="string">
            <text:p>Pyatt, Tom</text:p>
          </table:table-cell>
          <table:table-cell office:value-type="string">
            <text:p>LW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Raymond, Mason</text:p>
          </table:table-cell>
          <table:table-cell office:value-type="string">
            <text:p>LW</text:p>
          </table:table-cell>
          <table:table-cell office:value-type="string">
            <text:p>VAN</text:p>
          </table:table-cell>
        </table:table-row>
        <table:table-row table:style-name="ro1">
          <table:table-cell office:value-type="string">
            <text:p>Ritola, Mattias</text:p>
          </table:table-cell>
          <table:table-cell office:value-type="string">
            <text:p>LW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Rolston, Brian</text:p>
          </table:table-cell>
          <table:table-cell office:value-type="string">
            <text:p>LW</text:p>
          </table:table-cell>
          <table:table-cell office:value-type="string">
            <text:p>NYI</text:p>
          </table:table-cell>
        </table:table-row>
        <table:table-row table:style-name="ro1">
          <table:table-cell office:value-type="string">
            <text:p>Rosehill, Jay</text:p>
          </table:table-cell>
          <table:table-cell office:value-type="string">
            <text:p>LW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Rowe, Andrew</text:p>
          </table:table-cell>
          <table:table-cell office:value-type="string">
            <text:p>LW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Rupp, Mike</text:p>
          </table:table-cell>
          <table:table-cell office:value-type="string">
            <text:p>LW</text:p>
          </table:table-cell>
          <table:table-cell office:value-type="string">
            <text:p>NYR</text:p>
          </table:table-cell>
        </table:table-row>
        <table:table-row table:style-name="ro1">
          <table:table-cell office:value-type="string">
            <text:p>Ryan, Bobby</text:p>
          </table:table-cell>
          <table:table-cell office:value-type="string">
            <text:p>LW</text:p>
          </table:table-cell>
          <table:table-cell office:value-type="string">
            <text:p>ANA</text:p>
          </table:table-cell>
        </table:table-row>
        <table:table-row table:style-name="ro1">
          <table:table-cell office:value-type="string">
            <text:p>Sedin, Daniel</text:p>
          </table:table-cell>
          <table:table-cell office:value-type="string">
            <text:p>LW</text:p>
          </table:table-cell>
          <table:table-cell office:value-type="string">
            <text:p>VAN</text:p>
          </table:table-cell>
        </table:table-row>
        <table:table-row table:style-name="ro1">
          <table:table-cell office:value-type="string">
            <text:p>Semin, Alexander</text:p>
          </table:table-cell>
          <table:table-cell office:value-type="string">
            <text:p>LW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Sestito, Tom</text:p>
          </table:table-cell>
          <table:table-cell office:value-type="string">
            <text:p>LW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Shelley, Jody</text:p>
          </table:table-cell>
          <table:table-cell office:value-type="string">
            <text:p>LW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Sheppard, James</text:p>
          </table:table-cell>
          <table:table-cell office:value-type="string">
            <text:p>LW</text:p>
          </table:table-cell>
          <table:table-cell office:value-type="string">
            <text:p>SJS</text:p>
          </table:table-cell>
        </table:table-row>
        <table:table-row table:style-name="ro1">
          <table:table-cell office:value-type="string">
            <text:p>Skinner, Jeff</text:p>
          </table:table-cell>
          <table:table-cell office:value-type="string">
            <text:p>LW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Smith, Trevor</text:p>
          </table:table-cell>
          <table:table-cell office:value-type="string">
            <text:p>LW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Smith, Zack</text:p>
          </table:table-cell>
          <table:table-cell office:value-type="string">
            <text:p>LW</text:p>
          </table:table-cell>
          <table:table-cell office:value-type="string">
            <text:p>OTT</text:p>
          </table:table-cell>
        </table:table-row>
        <table:table-row table:style-name="ro1">
          <table:table-cell office:value-type="string">
            <text:p>Smyth, Ryan</text:p>
          </table:table-cell>
          <table:table-cell office:value-type="string">
            <text:p>LW</text:p>
          </table:table-cell>
          <table:table-cell office:value-type="string">
            <text:p>EDM</text:p>
          </table:table-cell>
        </table:table-row>
        <table:table-row table:style-name="ro1">
          <table:table-cell office:value-type="string">
            <text:p>Stalberg, Viktor</text:p>
          </table:table-cell>
          <table:table-cell office:value-type="string">
            <text:p>LW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Steen, Alexander</text:p>
          </table:table-cell>
          <table:table-cell office:value-type="string">
            <text:p>LW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Sterling, Brett</text:p>
          </table:table-cell>
          <table:table-cell office:value-type="string">
            <text:p>LW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Sturm, Marco</text:p>
          </table:table-cell>
          <table:table-cell office:value-type="string">
            <text:p>LW</text:p>
          </table:table-cell>
          <table:table-cell office:value-type="string">
            <text:p>FLA</text:p>
          </table:table-cell>
        </table:table-row>
        <table:table-row table:style-name="ro1">
          <table:table-cell office:value-type="string">
            <text:p>Sullivan, Steve</text:p>
          </table:table-cell>
          <table:table-cell office:value-type="string">
            <text:p>LW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Sweatt, Bill</text:p>
          </table:table-cell>
          <table:table-cell office:value-type="string">
            <text:p>LW</text:p>
          </table:table-cell>
          <table:table-cell office:value-type="string">
            <text:p>VAN</text:p>
          </table:table-cell>
        </table:table-row>
        <table:table-row table:style-name="ro1">
          <table:table-cell office:value-type="string">
            <text:p>Tangradi, Eric</text:p>
          </table:table-cell>
          <table:table-cell office:value-type="string">
            <text:p>LW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Tedenby, Mattias</text:p>
          </table:table-cell>
          <table:table-cell office:value-type="string">
            <text:p>LW</text:p>
          </table:table-cell>
          <table:table-cell office:value-type="string">
            <text:p>NJD</text:p>
          </table:table-cell>
        </table:table-row>
        <table:table-row table:style-name="ro1">
          <table:table-cell office:value-type="string">
            <text:p>Thang, Ryan</text:p>
          </table:table-cell>
          <table:table-cell office:value-type="string">
            <text:p>LW</text:p>
          </table:table-cell>
          <table:table-cell office:value-type="string">
            <text:p>NSH</text:p>
          </table:table-cell>
        </table:table-row>
        <table:table-row table:style-name="ro1">
          <table:table-cell office:value-type="string">
            <text:p>Torres, Raffi</text:p>
          </table:table-cell>
          <table:table-cell office:value-type="string">
            <text:p>LW</text:p>
          </table:table-cell>
          <table:table-cell office:value-type="string">
            <text:p>PHO</text:p>
          </table:table-cell>
        </table:table-row>
        <table:table-row table:style-name="ro1">
          <table:table-cell office:value-type="string">
            <text:p>Ullstrom, David</text:p>
          </table:table-cell>
          <table:table-cell office:value-type="string">
            <text:p>LW</text:p>
          </table:table-cell>
          <table:table-cell office:value-type="string">
            <text:p>NYI</text:p>
          </table:table-cell>
        </table:table-row>
        <table:table-row table:style-name="ro1">
          <table:table-cell office:value-type="string">
            <text:p>Umberger, R.J.</text:p>
          </table:table-cell>
          <table:table-cell office:value-type="string">
            <text:p>LW</text:p>
          </table:table-cell>
          <table:table-cell office:value-type="string">
            <text:p>CBS</text:p>
          </table:table-cell>
        </table:table-row>
        <table:table-row table:style-name="ro1">
          <table:table-cell office:value-type="string">
            <text:p>Vanek, Thomas</text:p>
          </table:table-cell>
          <table:table-cell office:value-type="string">
            <text:p>LW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Wathier, Francis</text:p>
          </table:table-cell>
          <table:table-cell office:value-type="string">
            <text:p>LW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Wellwood, Eric</text:p>
          </table:table-cell>
          <table:table-cell office:value-type="string">
            <text:p>LW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Whitmore, Derek</text:p>
          </table:table-cell>
          <table:table-cell office:value-type="string">
            <text:p>LW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Whitney, Ray</text:p>
          </table:table-cell>
          <table:table-cell office:value-type="string">
            <text:p>LW</text:p>
          </table:table-cell>
          <table:table-cell office:value-type="string">
            <text:p>PHO</text:p>
          </table:table-cell>
        </table:table-row>
        <table:table-row table:style-name="ro1">
          <table:table-cell office:value-type="string">
            <text:p>Wilson, Colin</text:p>
          </table:table-cell>
          <table:table-cell office:value-type="string">
            <text:p>LW</text:p>
          </table:table-cell>
          <table:table-cell office:value-type="string">
            <text:p>NSH</text:p>
          </table:table-cell>
        </table:table-row>
        <table:table-row table:style-name="ro1">
          <table:table-cell office:value-type="string">
            <text:p>Winchester, Brad</text:p>
          </table:table-cell>
          <table:table-cell office:value-type="string">
            <text:p>LW</text:p>
          </table:table-cell>
          <table:table-cell office:value-type="string">
            <text:p>SJS</text:p>
          </table:table-cell>
        </table:table-row>
        <table:table-row table:style-name="ro1">
          <table:table-cell office:value-type="string">
            <text:p>Winnik, Daniel</text:p>
          </table:table-cell>
          <table:table-cell office:value-type="string">
            <text:p>LW</text:p>
          </table:table-cell>
          <table:table-cell office:value-type="string">
            <text:p>COL</text:p>
          </table:table-cell>
        </table:table-row>
        <table:table-row table:style-name="ro1">
          <table:table-cell office:value-type="string">
            <text:p>Wolski, Wojtek</text:p>
          </table:table-cell>
          <table:table-cell office:value-type="string">
            <text:p>LW</text:p>
          </table:table-cell>
          <table:table-cell office:value-type="string">
            <text:p>NYR</text:p>
          </table:table-cell>
        </table:table-row>
        <table:table-row table:style-name="ro1">
          <table:table-cell office:value-type="string">
            <text:p>Zharkov, Vladimir</text:p>
          </table:table-cell>
          <table:table-cell office:value-type="string">
            <text:p>LW</text:p>
          </table:table-cell>
          <table:table-cell office:value-type="string">
            <text:p>NJD</text:p>
          </table:table-cell>
        </table:table-row>
        <table:table-row table:style-name="ro1">
          <table:table-cell office:value-type="string">
            <text:p>van Riemsdyk, James</text:p>
          </table:table-cell>
          <table:table-cell office:value-type="string">
            <text:p>LW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Adams, Craig</text:p>
          </table:table-cell>
          <table:table-cell office:value-type="string">
            <text:p>RW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Alfredsson, Daniel</text:p>
          </table:table-cell>
          <table:table-cell office:value-type="string">
            <text:p>RW</text:p>
          </table:table-cell>
          <table:table-cell office:value-type="string">
            <text:p>OTT</text:p>
          </table:table-cell>
        </table:table-row>
        <table:table-row table:style-name="ro1">
          <table:table-cell office:value-type="string">
            <text:p>Armstrong, Colby</text:p>
          </table:table-cell>
          <table:table-cell office:value-type="string">
            <text:p>RW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Asham, Arron</text:p>
          </table:table-cell>
          <table:table-cell office:value-type="string">
            <text:p>RW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Atkinson, Cam</text:p>
          </table:table-cell>
          <table:table-cell office:value-type="string">
            <text:p>RW</text:p>
          </table:table-cell>
          <table:table-cell office:value-type="string">
            <text:p>CBS</text:p>
          </table:table-cell>
        </table:table-row>
        <table:table-row table:style-name="ro1">
          <table:table-cell office:value-type="string">
            <text:p>Barch, Krys</text:p>
          </table:table-cell>
          <table:table-cell office:value-type="string">
            <text:p>RW</text:p>
          </table:table-cell>
          <table:table-cell office:value-type="string">
            <text:p>FLA</text:p>
          </table:table-cell>
        </table:table-row>
        <table:table-row table:style-name="ro1">
          <table:table-cell office:value-type="string">
            <text:p>Bergfors, Niclas</text:p>
          </table:table-cell>
          <table:table-cell office:value-type="string">
            <text:p>RW</text:p>
          </table:table-cell>
          <table:table-cell office:value-type="string">
            <text:p>NSH</text:p>
          </table:table-cell>
        </table:table-row>
        <table:table-row table:style-name="ro1">
          <table:table-cell office:value-type="string">
            <text:p>Bertuzzi, Todd</text:p>
          </table:table-cell>
          <table:table-cell office:value-type="string">
            <text:p>RW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Bitz, Byron</text:p>
          </table:table-cell>
          <table:table-cell office:value-type="string">
            <text:p>RW</text:p>
          </table:table-cell>
          <table:table-cell office:value-type="string">
            <text:p>VAN</text:p>
          </table:table-cell>
        </table:table-row>
        <table:table-row table:style-name="ro1">
          <table:table-cell office:value-type="string">
            <text:p>Blunden, Michael</text:p>
          </table:table-cell>
          <table:table-cell office:value-type="string">
            <text:p>RW</text:p>
          </table:table-cell>
          <table:table-cell office:value-type="string">
            <text:p>MTL</text:p>
          </table:table-cell>
        </table:table-row>
        <table:table-row table:style-name="ro1">
          <table:table-cell office:value-type="string">
            <text:p>Boedker, Mikkel</text:p>
          </table:table-cell>
          <table:table-cell office:value-type="string">
            <text:p>RW</text:p>
          </table:table-cell>
          <table:table-cell office:value-type="string">
            <text:p>PHO</text:p>
          </table:table-cell>
        </table:table-row>
        <table:table-row table:style-name="ro1">
          <table:table-cell office:value-type="string">
            <text:p>Boll, Jared</text:p>
          </table:table-cell>
          <table:table-cell office:value-type="string">
            <text:p>RW</text:p>
          </table:table-cell>
          <table:table-cell office:value-type="string">
            <text:p>CBS</text:p>
          </table:table-cell>
        </table:table-row>
        <table:table-row table:style-name="ro1">
          <table:table-cell office:value-type="string">
            <text:p>Boyes, Brad</text:p>
          </table:table-cell>
          <table:table-cell office:value-type="string">
            <text:p>RW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Bradley, Matt</text:p>
          </table:table-cell>
          <table:table-cell office:value-type="string">
            <text:p>RW</text:p>
          </table:table-cell>
          <table:table-cell office:value-type="string">
            <text:p>FLA</text:p>
          </table:table-cell>
        </table:table-row>
        <table:table-row table:style-name="ro1">
          <table:table-cell office:value-type="string">
            <text:p>Brown, Dustin</text:p>
          </table:table-cell>
          <table:table-cell office:value-type="string">
            <text:p>RW</text:p>
          </table:table-cell>
          <table:table-cell office:value-type="string">
            <text:p>LAK</text:p>
          </table:table-cell>
        </table:table-row>
        <table:table-row table:style-name="ro1">
          <table:table-cell office:value-type="string">
            <text:p>Bulmer, Brett</text:p>
          </table:table-cell>
          <table:table-cell office:value-type="string">
            <text:p>RW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Burish, Adam</text:p>
          </table:table-cell>
          <table:table-cell office:value-type="string">
            <text:p>RW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Burrows, Alex</text:p>
          </table:table-cell>
          <table:table-cell office:value-type="string">
            <text:p>RW</text:p>
          </table:table-cell>
          <table:table-cell office:value-type="string">
            <text:p>VAN</text:p>
          </table:table-cell>
        </table:table-row>
        <table:table-row table:style-name="ro1">
          <table:table-cell office:value-type="string">
            <text:p>Butler, Bobby</text:p>
          </table:table-cell>
          <table:table-cell office:value-type="string">
            <text:p>RW</text:p>
          </table:table-cell>
          <table:table-cell office:value-type="string">
            <text:p>OTT</text:p>
          </table:table-cell>
        </table:table-row>
        <table:table-row table:style-name="ro1">
          <table:table-cell office:value-type="string">
            <text:p>Callahan, Ryan</text:p>
          </table:table-cell>
          <table:table-cell office:value-type="string">
            <text:p>RW</text:p>
          </table:table-cell>
          <table:table-cell office:value-type="string">
            <text:p>NYR</text:p>
          </table:table-cell>
        </table:table-row>
        <table:table-row table:style-name="ro1">
          <table:table-cell office:value-type="string">
            <text:p>Caron, Jordan</text:p>
          </table:table-cell>
          <table:table-cell office:value-type="string">
            <text:p>RW</text:p>
          </table:table-cell>
          <table:table-cell office:value-type="string">
            <text:p>BOS</text:p>
          </table:table-cell>
        </table:table-row>
        <table:table-row table:style-name="ro1">
          <table:table-cell office:value-type="string">
            <text:p>Clarkson, David</text:p>
          </table:table-cell>
          <table:table-cell office:value-type="string">
            <text:p>RW</text:p>
          </table:table-cell>
          <table:table-cell office:value-type="string">
            <text:p>NJD</text:p>
          </table:table-cell>
        </table:table-row>
        <table:table-row table:style-name="ro1">
          <table:table-cell office:value-type="string">
            <text:p>Cleary, Daniel</text:p>
          </table:table-cell>
          <table:table-cell office:value-type="string">
            <text:p>RW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Clutterbuck, Cal</text:p>
          </table:table-cell>
          <table:table-cell office:value-type="string">
            <text:p>RW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Cole, Erik</text:p>
          </table:table-cell>
          <table:table-cell office:value-type="string">
            <text:p>RW</text:p>
          </table:table-cell>
          <table:table-cell office:value-type="string">
            <text:p>MTL</text:p>
          </table:table-cell>
        </table:table-row>
        <table:table-row table:style-name="ro1">
          <table:table-cell office:value-type="string">
            <text:p>Comeau, Blake</text:p>
          </table:table-cell>
          <table:table-cell office:value-type="string">
            <text:p>RW</text:p>
          </table:table-cell>
          <table:table-cell office:value-type="string">
            <text:p>CGY</text:p>
          </table:table-cell>
        </table:table-row>
        <table:table-row table:style-name="ro1">
          <table:table-cell office:value-type="string">
            <text:p>Condra, Erik</text:p>
          </table:table-cell>
          <table:table-cell office:value-type="string">
            <text:p>RW</text:p>
          </table:table-cell>
          <table:table-cell office:value-type="string">
            <text:p>OTT</text:p>
          </table:table-cell>
        </table:table-row>
        <table:table-row table:style-name="ro1">
          <table:table-cell office:value-type="string">
            <text:p>Conner, Chris</text:p>
          </table:table-cell>
          <table:table-cell office:value-type="string">
            <text:p>RW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Connolly, Brett</text:p>
          </table:table-cell>
          <table:table-cell office:value-type="string">
            <text:p>RW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Crabb, Joey</text:p>
          </table:table-cell>
          <table:table-cell office:value-type="string">
            <text:p>RW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Cracknell, Adam</text:p>
          </table:table-cell>
          <table:table-cell office:value-type="string">
            <text:p>RW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Crombeen, B.J.</text:p>
          </table:table-cell>
          <table:table-cell office:value-type="string">
            <text:p>RW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D'Agostini, Matt</text:p>
          </table:table-cell>
          <table:table-cell office:value-type="string">
            <text:p>RW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Dadonov, Evgeni</text:p>
          </table:table-cell>
          <table:table-cell office:value-type="string">
            <text:p>RW</text:p>
          </table:table-cell>
          <table:table-cell office:value-type="string">
            <text:p>FLA</text:p>
          </table:table-cell>
        </table:table-row>
        <table:table-row table:style-name="ro1">
          <table:table-cell office:value-type="string">
            <text:p>DiSalvatore, Jon</text:p>
          </table:table-cell>
          <table:table-cell office:value-type="string">
            <text:p>RW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Doan, Shane</text:p>
          </table:table-cell>
          <table:table-cell office:value-type="string">
            <text:p>RW</text:p>
          </table:table-cell>
          <table:table-cell office:value-type="string">
            <text:p>PHO</text:p>
          </table:table-cell>
        </table:table-row>
        <table:table-row table:style-name="ro1">
          <table:table-cell office:value-type="string">
            <text:p>Dorsett, Derek</text:p>
          </table:table-cell>
          <table:table-cell office:value-type="string">
            <text:p>RW</text:p>
          </table:table-cell>
          <table:table-cell office:value-type="string">
            <text:p>CBS</text:p>
          </table:table-cell>
        </table:table-row>
        <table:table-row table:style-name="ro1">
          <table:table-cell office:value-type="string">
            <text:p>Downie, Steve</text:p>
          </table:table-cell>
          <table:table-cell office:value-type="string">
            <text:p>RW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Duco, Mike</text:p>
          </table:table-cell>
          <table:table-cell office:value-type="string">
            <text:p>RW</text:p>
          </table:table-cell>
          <table:table-cell office:value-type="string">
            <text:p>VAN</text:p>
          </table:table-cell>
        </table:table-row>
        <table:table-row table:style-name="ro1">
          <table:table-cell office:value-type="string">
            <text:p>Dupuis, Pascal</text:p>
          </table:table-cell>
          <table:table-cell office:value-type="string">
            <text:p>RW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Dupuis, Philippe</text:p>
          </table:table-cell>
          <table:table-cell office:value-type="string">
            <text:p>RW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Dvorak, Radek</text:p>
          </table:table-cell>
          <table:table-cell office:value-type="string">
            <text:p>RW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Dwyer, Patrick</text:p>
          </table:table-cell>
          <table:table-cell office:value-type="string">
            <text:p>RW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Eaves, Patrick</text:p>
          </table:table-cell>
          <table:table-cell office:value-type="string">
            <text:p>RW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Eberle, Jordan</text:p>
          </table:table-cell>
          <table:table-cell office:value-type="string">
            <text:p>RW</text:p>
          </table:table-cell>
          <table:table-cell office:value-type="string">
            <text:p>EDM</text:p>
          </table:table-cell>
        </table:table-row>
        <table:table-row table:style-name="ro1">
          <table:table-cell office:value-type="string">
            <text:p>Erat, Martin</text:p>
          </table:table-cell>
          <table:table-cell office:value-type="string">
            <text:p>RW</text:p>
          </table:table-cell>
          <table:table-cell office:value-type="string">
            <text:p>NSH</text:p>
          </table:table-cell>
        </table:table-row>
        <table:table-row table:style-name="ro1">
          <table:table-cell office:value-type="string">
            <text:p>Fehr, Eric</text:p>
          </table:table-cell>
          <table:table-cell office:value-type="string">
            <text:p>RW</text:p>
          </table:table-cell>
          <table:table-cell office:value-type="string">
            <text:p>WPG</text:p>
          </table:table-cell>
        </table:table-row>
        <table:table-row table:style-name="ro1">
          <table:table-cell office:value-type="string">
            <text:p>Franzen, Johan</text:p>
          </table:table-cell>
          <table:table-cell office:value-type="string">
            <text:p>RW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Frolik, Michael</text:p>
          </table:table-cell>
          <table:table-cell office:value-type="string">
            <text:p>RW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Gaborik, Marian</text:p>
          </table:table-cell>
          <table:table-cell office:value-type="string">
            <text:p>RW</text:p>
          </table:table-cell>
          <table:table-cell office:value-type="string">
            <text:p>NYR</text:p>
          </table:table-cell>
        </table:table-row>
        <table:table-row table:style-name="ro1">
          <table:table-cell office:value-type="string">
            <text:p>Gionta, Brian</text:p>
          </table:table-cell>
          <table:table-cell office:value-type="string">
            <text:p>RW</text:p>
          </table:table-cell>
          <table:table-cell office:value-type="string">
            <text:p>MTL</text:p>
          </table:table-cell>
        </table:table-row>
        <table:table-row table:style-name="ro1">
          <table:table-cell office:value-type="string">
            <text:p>Glennie, Scott</text:p>
          </table:table-cell>
          <table:table-cell office:value-type="string">
            <text:p>RW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Gordon, Andrew</text:p>
          </table:table-cell>
          <table:table-cell office:value-type="string">
            <text:p>RW</text:p>
          </table:table-cell>
          <table:table-cell office:value-type="string">
            <text:p>ANA</text:p>
          </table:table-cell>
        </table:table-row>
        <table:table-row table:style-name="ro1">
          <table:table-cell office:value-type="string">
            <text:p>Grabner, Michael</text:p>
          </table:table-cell>
          <table:table-cell office:value-type="string">
            <text:p>RW</text:p>
          </table:table-cell>
          <table:table-cell office:value-type="string">
            <text:p>NYI</text:p>
          </table:table-cell>
        </table:table-row>
        <table:table-row table:style-name="ro1">
          <table:table-cell office:value-type="string">
            <text:p>Halischuk, Matt</text:p>
          </table:table-cell>
          <table:table-cell office:value-type="string">
            <text:p>RW</text:p>
          </table:table-cell>
          <table:table-cell office:value-type="string">
            <text:p>NSH</text:p>
          </table:table-cell>
        </table:table-row>
        <table:table-row table:style-name="ro1">
          <table:table-cell office:value-type="string">
            <text:p>Hall, Adam</text:p>
          </table:table-cell>
          <table:table-cell office:value-type="string">
            <text:p>RW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Hansen, Jannik</text:p>
          </table:table-cell>
          <table:table-cell office:value-type="string">
            <text:p>RW</text:p>
          </table:table-cell>
          <table:table-cell office:value-type="string">
            <text:p>VAN</text:p>
          </table:table-cell>
        </table:table-row>
        <table:table-row table:style-name="ro1">
          <table:table-cell office:value-type="string">
            <text:p>Havlat, Martin</text:p>
          </table:table-cell>
          <table:table-cell office:value-type="string">
            <text:p>RW</text:p>
          </table:table-cell>
          <table:table-cell office:value-type="string">
            <text:p>SJS</text:p>
          </table:table-cell>
        </table:table-row>
        <table:table-row table:style-name="ro1">
          <table:table-cell office:value-type="string">
            <text:p>Hayes, Jimmy</text:p>
          </table:table-cell>
          <table:table-cell office:value-type="string">
            <text:p>RW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Heatley, Dany</text:p>
          </table:table-cell>
          <table:table-cell office:value-type="string">
            <text:p>RW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Hejduk, Milan</text:p>
          </table:table-cell>
          <table:table-cell office:value-type="string">
            <text:p>RW</text:p>
          </table:table-cell>
          <table:table-cell office:value-type="string">
            <text:p>COL</text:p>
          </table:table-cell>
        </table:table-row>
        <table:table-row table:style-name="ro1">
          <table:table-cell office:value-type="string">
            <text:p>Hemsky, Ales</text:p>
          </table:table-cell>
          <table:table-cell office:value-type="string">
            <text:p>RW</text:p>
          </table:table-cell>
          <table:table-cell office:value-type="string">
            <text:p>EDM</text:p>
          </table:table-cell>
        </table:table-row>
        <table:table-row table:style-name="ro1">
          <table:table-cell office:value-type="string">
            <text:p>Hornqvist, Patric</text:p>
          </table:table-cell>
          <table:table-cell office:value-type="string">
            <text:p>RW</text:p>
          </table:table-cell>
          <table:table-cell office:value-type="string">
            <text:p>NSH</text:p>
          </table:table-cell>
        </table:table-row>
        <table:table-row table:style-name="ro1">
          <table:table-cell office:value-type="string">
            <text:p>Horton, Nathan</text:p>
          </table:table-cell>
          <table:table-cell office:value-type="string">
            <text:p>RW</text:p>
          </table:table-cell>
          <table:table-cell office:value-type="string">
            <text:p>BOS</text:p>
          </table:table-cell>
        </table:table-row>
        <table:table-row table:style-name="ro1">
          <table:table-cell office:value-type="string">
            <text:p>Hossa, Marian</text:p>
          </table:table-cell>
          <table:table-cell office:value-type="string">
            <text:p>RW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Hunter, Trent</text:p>
          </table:table-cell>
          <table:table-cell office:value-type="string">
            <text:p>RW</text:p>
          </table:table-cell>
          <table:table-cell office:value-type="string">
            <text:p>LAK</text:p>
          </table:table-cell>
        </table:table-row>
        <table:table-row table:style-name="ro1">
          <table:table-cell office:value-type="string">
            <text:p>Iginla, Jarome</text:p>
          </table:table-cell>
          <table:table-cell office:value-type="string">
            <text:p>RW</text:p>
          </table:table-cell>
          <table:table-cell office:value-type="string">
            <text:p>CGY</text:p>
          </table:table-cell>
        </table:table-row>
        <table:table-row table:style-name="ro1">
          <table:table-cell office:value-type="string">
            <text:p>Jackman, Tim</text:p>
          </table:table-cell>
          <table:table-cell office:value-type="string">
            <text:p>RW</text:p>
          </table:table-cell>
          <table:table-cell office:value-type="string">
            <text:p>CGY</text:p>
          </table:table-cell>
        </table:table-row>
        <table:table-row table:style-name="ro1">
          <table:table-cell office:value-type="string">
            <text:p>Jagr, Jaromir</text:p>
          </table:table-cell>
          <table:table-cell office:value-type="string">
            <text:p>RW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Janssen, Cam</text:p>
          </table:table-cell>
          <table:table-cell office:value-type="string">
            <text:p>RW</text:p>
          </table:table-cell>
          <table:table-cell office:value-type="string">
            <text:p>NJD</text:p>
          </table:table-cell>
        </table:table-row>
        <table:table-row table:style-name="ro1">
          <table:table-cell office:value-type="string">
            <text:p>Johnson, Nick</text:p>
          </table:table-cell>
          <table:table-cell office:value-type="string">
            <text:p>RW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Jones, David</text:p>
          </table:table-cell>
          <table:table-cell office:value-type="string">
            <text:p>RW</text:p>
          </table:table-cell>
          <table:table-cell office:value-type="string">
            <text:p>COL</text:p>
          </table:table-cell>
        </table:table-row>
        <table:table-row table:style-name="ro1">
          <table:table-cell office:value-type="string">
            <text:p>Jones, Ryan</text:p>
          </table:table-cell>
          <table:table-cell office:value-type="string">
            <text:p>RW</text:p>
          </table:table-cell>
          <table:table-cell office:value-type="string">
            <text:p>EDM</text:p>
          </table:table-cell>
        </table:table-row>
        <table:table-row table:style-name="ro1">
          <table:table-cell office:value-type="string">
            <text:p>Kaleta, Patrick</text:p>
          </table:table-cell>
          <table:table-cell office:value-type="string">
            <text:p>RW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Kane, Patrick</text:p>
          </table:table-cell>
          <table:table-cell office:value-type="string">
            <text:p>RW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Kassian, Zack</text:p>
          </table:table-cell>
          <table:table-cell office:value-type="string">
            <text:p>RW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Kessel, Phil</text:p>
          </table:table-cell>
          <table:table-cell office:value-type="string">
            <text:p>RW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King, D.J.</text:p>
          </table:table-cell>
          <table:table-cell office:value-type="string">
            <text:p>RW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Knuble, Mike</text:p>
          </table:table-cell>
          <table:table-cell office:value-type="string">
            <text:p>RW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Kobasew, Chuck</text:p>
          </table:table-cell>
          <table:table-cell office:value-type="string">
            <text:p>RW</text:p>
          </table:table-cell>
          <table:table-cell office:value-type="string">
            <text:p>COL</text:p>
          </table:table-cell>
        </table:table-row>
        <table:table-row table:style-name="ro1">
          <table:table-cell office:value-type="string">
            <text:p>Kostitsyn, Andrei</text:p>
          </table:table-cell>
          <table:table-cell office:value-type="string">
            <text:p>RW</text:p>
          </table:table-cell>
          <table:table-cell office:value-type="string">
            <text:p>MTL</text:p>
          </table:table-cell>
        </table:table-row>
        <table:table-row table:style-name="ro1">
          <table:table-cell office:value-type="string">
            <text:p>Kostopoulos, Tom</text:p>
          </table:table-cell>
          <table:table-cell office:value-type="string">
            <text:p>RW</text:p>
          </table:table-cell>
          <table:table-cell office:value-type="string">
            <text:p>CGY</text:p>
          </table:table-cell>
        </table:table-row>
        <table:table-row table:style-name="ro1">
          <table:table-cell office:value-type="string">
            <text:p>Kubalik, Tomas</text:p>
          </table:table-cell>
          <table:table-cell office:value-type="string">
            <text:p>RW</text:p>
          </table:table-cell>
          <table:table-cell office:value-type="string">
            <text:p>CBS</text:p>
          </table:table-cell>
        </table:table-row>
        <table:table-row table:style-name="ro1">
          <table:table-cell office:value-type="string">
            <text:p>Kulemin, Nikolai</text:p>
          </table:table-cell>
          <table:table-cell office:value-type="string">
            <text:p>RW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LaRose, Chad</text:p>
          </table:table-cell>
          <table:table-cell office:value-type="string">
            <text:p>RW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Langenbrunner, Jamie</text:p>
          </table:table-cell>
          <table:table-cell office:value-type="string">
            <text:p>RW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Letourneau-Leblo, Pierre-Luc</text:p>
          </table:table-cell>
          <table:table-cell office:value-type="string">
            <text:p>RW</text:p>
          </table:table-cell>
          <table:table-cell office:value-type="string">
            <text:p>CGY</text:p>
          </table:table-cell>
        </table:table-row>
        <table:table-row table:style-name="ro1">
          <table:table-cell office:value-type="string">
            <text:p>Lindstrom, Joakim</text:p>
          </table:table-cell>
          <table:table-cell office:value-type="string">
            <text:p>RW</text:p>
          </table:table-cell>
          <table:table-cell office:value-type="string">
            <text:p>COL</text:p>
          </table:table-cell>
        </table:table-row>
        <table:table-row table:style-name="ro1">
          <table:table-cell office:value-type="string">
            <text:p>Mancari, Mark</text:p>
          </table:table-cell>
          <table:table-cell office:value-type="string">
            <text:p>RW</text:p>
          </table:table-cell>
          <table:table-cell office:value-type="string">
            <text:p>VAN</text:p>
          </table:table-cell>
        </table:table-row>
        <table:table-row table:style-name="ro1">
          <table:table-cell office:value-type="string">
            <text:p>Mayers, Jamal</text:p>
          </table:table-cell>
          <table:table-cell office:value-type="string">
            <text:p>RW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McDonald, Colin</text:p>
          </table:table-cell>
          <table:table-cell office:value-type="string">
            <text:p>RW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McGrattan, Brian</text:p>
          </table:table-cell>
          <table:table-cell office:value-type="string">
            <text:p>RW</text:p>
          </table:table-cell>
          <table:table-cell office:value-type="string">
            <text:p>NSH</text:p>
          </table:table-cell>
        </table:table-row>
        <table:table-row table:style-name="ro1">
          <table:table-cell office:value-type="string">
            <text:p>McMillan, Carson</text:p>
          </table:table-cell>
          <table:table-cell office:value-type="string">
            <text:p>RW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Miettinen, Antti</text:p>
          </table:table-cell>
          <table:table-cell office:value-type="string">
            <text:p>RW</text:p>
          </table:table-cell>
          <table:table-cell office:value-type="string">
            <text:p>WPG</text:p>
          </table:table-cell>
        </table:table-row>
        <table:table-row table:style-name="ro1">
          <table:table-cell office:value-type="string">
            <text:p>Mueller, Chris</text:p>
          </table:table-cell>
          <table:table-cell office:value-type="string">
            <text:p>RW</text:p>
          </table:table-cell>
          <table:table-cell office:value-type="string">
            <text:p>NSH</text:p>
          </table:table-cell>
        </table:table-row>
        <table:table-row table:style-name="ro1">
          <table:table-cell office:value-type="string">
            <text:p>Mueller, Peter</text:p>
          </table:table-cell>
          <table:table-cell office:value-type="string">
            <text:p>RW</text:p>
          </table:table-cell>
          <table:table-cell office:value-type="string">
            <text:p>COL</text:p>
          </table:table-cell>
        </table:table-row>
        <table:table-row table:style-name="ro1">
          <table:table-cell office:value-type="string">
            <text:p>Nash, Rick</text:p>
          </table:table-cell>
          <table:table-cell office:value-type="string">
            <text:p>RW</text:p>
          </table:table-cell>
          <table:table-cell office:value-type="string">
            <text:p>CBS</text:p>
          </table:table-cell>
        </table:table-row>
        <table:table-row table:style-name="ro1">
          <table:table-cell office:value-type="string">
            <text:p>Neil, Chris</text:p>
          </table:table-cell>
          <table:table-cell office:value-type="string">
            <text:p>RW</text:p>
          </table:table-cell>
          <table:table-cell office:value-type="string">
            <text:p>OTT</text:p>
          </table:table-cell>
        </table:table-row>
        <table:table-row table:style-name="ro1">
          <table:table-cell office:value-type="string">
            <text:p>Niederreiter, Nino</text:p>
          </table:table-cell>
          <table:table-cell office:value-type="string">
            <text:p>RW</text:p>
          </table:table-cell>
          <table:table-cell office:value-type="string">
            <text:p>NYI</text:p>
          </table:table-cell>
        </table:table-row>
        <table:table-row table:style-name="ro1">
          <table:table-cell office:value-type="string">
            <text:p>Nodl, Andreas</text:p>
          </table:table-cell>
          <table:table-cell office:value-type="string">
            <text:p>RW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Okposo, Kyle</text:p>
          </table:table-cell>
          <table:table-cell office:value-type="string">
            <text:p>RW</text:p>
          </table:table-cell>
          <table:table-cell office:value-type="string">
            <text:p>NYI</text:p>
          </table:table-cell>
        </table:table-row>
        <table:table-row table:style-name="ro1">
          <table:table-cell office:value-type="string">
            <text:p>Oreskovich, Victor</text:p>
          </table:table-cell>
          <table:table-cell office:value-type="string">
            <text:p>RW</text:p>
          </table:table-cell>
          <table:table-cell office:value-type="string">
            <text:p>VAN</text:p>
          </table:table-cell>
        </table:table-row>
        <table:table-row table:style-name="ro1">
          <table:table-cell office:value-type="string">
            <text:p>Orr, Colton</text:p>
          </table:table-cell>
          <table:table-cell office:value-type="string">
            <text:p>RW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Ortmeyer, Jed</text:p>
          </table:table-cell>
          <table:table-cell office:value-type="string">
            <text:p>RW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Palmer, Jarod</text:p>
          </table:table-cell>
          <table:table-cell office:value-type="string">
            <text:p>RW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Palmieri, Kyle</text:p>
          </table:table-cell>
          <table:table-cell office:value-type="string">
            <text:p>RW</text:p>
          </table:table-cell>
          <table:table-cell office:value-type="string">
            <text:p>ANA</text:p>
          </table:table-cell>
        </table:table-row>
        <table:table-row table:style-name="ro1">
          <table:table-cell office:value-type="string">
            <text:p>Palmieri, Nick</text:p>
          </table:table-cell>
          <table:table-cell office:value-type="string">
            <text:p>RW</text:p>
          </table:table-cell>
          <table:table-cell office:value-type="string">
            <text:p>NJD</text:p>
          </table:table-cell>
        </table:table-row>
        <table:table-row table:style-name="ro1">
          <table:table-cell office:value-type="string">
            <text:p>Palushaj, Aaron</text:p>
          </table:table-cell>
          <table:table-cell office:value-type="string">
            <text:p>RW</text:p>
          </table:table-cell>
          <table:table-cell office:value-type="string">
            <text:p>MTL</text:p>
          </table:table-cell>
        </table:table-row>
        <table:table-row table:style-name="ro1">
          <table:table-cell office:value-type="string">
            <text:p>Parenteau, P.A.</text:p>
          </table:table-cell>
          <table:table-cell office:value-type="string">
            <text:p>RW</text:p>
          </table:table-cell>
          <table:table-cell office:value-type="string">
            <text:p>NYI</text:p>
          </table:table-cell>
        </table:table-row>
        <table:table-row table:style-name="ro1">
          <table:table-cell office:value-type="string">
            <text:p>Park, Richard</text:p>
          </table:table-cell>
          <table:table-cell office:value-type="string">
            <text:p>RW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Parros, George</text:p>
          </table:table-cell>
          <table:table-cell office:value-type="string">
            <text:p>RW</text:p>
          </table:table-cell>
          <table:table-cell office:value-type="string">
            <text:p>ANA</text:p>
          </table:table-cell>
        </table:table-row>
        <table:table-row table:style-name="ro1">
          <table:table-cell office:value-type="string">
            <text:p>Parse, Scott</text:p>
          </table:table-cell>
          <table:table-cell office:value-type="string">
            <text:p>RW</text:p>
          </table:table-cell>
          <table:table-cell office:value-type="string">
            <text:p>LAK</text:p>
          </table:table-cell>
        </table:table-row>
        <table:table-row table:style-name="ro1">
          <table:table-cell office:value-type="string">
            <text:p>Perry, Corey</text:p>
          </table:table-cell>
          <table:table-cell office:value-type="string">
            <text:p>RW</text:p>
          </table:table-cell>
          <table:table-cell office:value-type="string">
            <text:p>ANA</text:p>
          </table:table-cell>
        </table:table-row>
        <table:table-row table:style-name="ro1">
          <table:table-cell office:value-type="string">
            <text:p>Petersen, Nick</text:p>
          </table:table-cell>
          <table:table-cell office:value-type="string">
            <text:p>RW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Petersson, Andre</text:p>
          </table:table-cell>
          <table:table-cell office:value-type="string">
            <text:p>RW</text:p>
          </table:table-cell>
          <table:table-cell office:value-type="string">
            <text:p>OTT</text:p>
          </table:table-cell>
        </table:table-row>
        <table:table-row table:style-name="ro1">
          <table:table-cell office:value-type="string">
            <text:p>Peverley, Rich</text:p>
          </table:table-cell>
          <table:table-cell office:value-type="string">
            <text:p>RW</text:p>
          </table:table-cell>
          <table:table-cell office:value-type="string">
            <text:p>BOS</text:p>
          </table:table-cell>
        </table:table-row>
        <table:table-row table:style-name="ro1">
          <table:table-cell office:value-type="string">
            <text:p>Pinizzotto, Steven</text:p>
          </table:table-cell>
          <table:table-cell office:value-type="string">
            <text:p>RW</text:p>
          </table:table-cell>
          <table:table-cell office:value-type="string">
            <text:p>VAN</text:p>
          </table:table-cell>
        </table:table-row>
        <table:table-row table:style-name="ro1">
          <table:table-cell office:value-type="string">
            <text:p>Pominville, Jason</text:p>
          </table:table-cell>
          <table:table-cell office:value-type="string">
            <text:p>RW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Prust, Brandon</text:p>
          </table:table-cell>
          <table:table-cell office:value-type="string">
            <text:p>RW</text:p>
          </table:table-cell>
          <table:table-cell office:value-type="string">
            <text:p>NYR</text:p>
          </table:table-cell>
        </table:table-row>
        <table:table-row table:style-name="ro1">
          <table:table-cell office:value-type="string">
            <text:p>Purcell, Teddy</text:p>
          </table:table-cell>
          <table:table-cell office:value-type="string">
            <text:p>RW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Rakhshani, Rhett</text:p>
          </table:table-cell>
          <table:table-cell office:value-type="string">
            <text:p>RW</text:p>
          </table:table-cell>
          <table:table-cell office:value-type="string">
            <text:p>NYI</text:p>
          </table:table-cell>
        </table:table-row>
        <table:table-row table:style-name="ro1">
          <table:table-cell office:value-type="string">
            <text:p>Rallo, Greg</text:p>
          </table:table-cell>
          <table:table-cell office:value-type="string">
            <text:p>RW</text:p>
          </table:table-cell>
          <table:table-cell office:value-type="string">
            <text:p>FLA</text:p>
          </table:table-cell>
        </table:table-row>
        <table:table-row table:style-name="ro1">
          <table:table-cell office:value-type="string">
            <text:p>Read, Matt</text:p>
          </table:table-cell>
          <table:table-cell office:value-type="string">
            <text:p>RW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Reaves, Ryan</text:p>
          </table:table-cell>
          <table:table-cell office:value-type="string">
            <text:p>RW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Repik, Michal</text:p>
          </table:table-cell>
          <table:table-cell office:value-type="string">
            <text:p>RW</text:p>
          </table:table-cell>
          <table:table-cell office:value-type="string">
            <text:p>FLA</text:p>
          </table:table-cell>
        </table:table-row>
        <table:table-row table:style-name="ro1">
          <table:table-cell office:value-type="string">
            <text:p>Ryder, Michael</text:p>
          </table:table-cell>
          <table:table-cell office:value-type="string">
            <text:p>RW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Samson, Jerome</text:p>
          </table:table-cell>
          <table:table-cell office:value-type="string">
            <text:p>RW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Samuelsson, Mikael</text:p>
          </table:table-cell>
          <table:table-cell office:value-type="string">
            <text:p>RW</text:p>
          </table:table-cell>
          <table:table-cell office:value-type="string">
            <text:p>FLA</text:p>
          </table:table-cell>
        </table:table-row>
        <table:table-row table:style-name="ro1">
          <table:table-cell office:value-type="string">
            <text:p>Selanne, Teemu</text:p>
          </table:table-cell>
          <table:table-cell office:value-type="string">
            <text:p>RW</text:p>
          </table:table-cell>
          <table:table-cell office:value-type="string">
            <text:p>ANA</text:p>
          </table:table-cell>
        </table:table-row>
        <table:table-row table:style-name="ro1">
          <table:table-cell office:value-type="string">
            <text:p>Setoguchi, Devin</text:p>
          </table:table-cell>
          <table:table-cell office:value-type="string">
            <text:p>RW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Simmonds, Wayne</text:p>
          </table:table-cell>
          <table:table-cell office:value-type="string">
            <text:p>RW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Skille, Jack</text:p>
          </table:table-cell>
          <table:table-cell office:value-type="string">
            <text:p>RW</text:p>
          </table:table-cell>
          <table:table-cell office:value-type="string">
            <text:p>FLA</text:p>
          </table:table-cell>
        </table:table-row>
        <table:table-row table:style-name="ro1">
          <table:table-cell office:value-type="string">
            <text:p>Smith, Ben</text:p>
          </table:table-cell>
          <table:table-cell office:value-type="string">
            <text:p>RW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St. Louis, Martin</text:p>
          </table:table-cell>
          <table:table-cell office:value-type="string">
            <text:p>RW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Stafford, Drew</text:p>
          </table:table-cell>
          <table:table-cell office:value-type="string">
            <text:p>RW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Stapleton, Tim</text:p>
          </table:table-cell>
          <table:table-cell office:value-type="string">
            <text:p>RW</text:p>
          </table:table-cell>
          <table:table-cell office:value-type="string">
            <text:p>WPG</text:p>
          </table:table-cell>
        </table:table-row>
        <table:table-row table:style-name="ro1">
          <table:table-cell office:value-type="string">
            <text:p>Staubitz, Brad</text:p>
          </table:table-cell>
          <table:table-cell office:value-type="string">
            <text:p>RW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Stempniak, Lee</text:p>
          </table:table-cell>
          <table:table-cell office:value-type="string">
            <text:p>RW</text:p>
          </table:table-cell>
          <table:table-cell office:value-type="string">
            <text:p>CGY</text:p>
          </table:table-cell>
        </table:table-row>
        <table:table-row table:style-name="ro1">
          <table:table-cell office:value-type="string">
            <text:p>Stewart, Anthony</text:p>
          </table:table-cell>
          <table:table-cell office:value-type="string">
            <text:p>RW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Stewart, Chris</text:p>
          </table:table-cell>
          <table:table-cell office:value-type="string">
            <text:p>RW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Stortini, Zack</text:p>
          </table:table-cell>
          <table:table-cell office:value-type="string">
            <text:p>RW</text:p>
          </table:table-cell>
          <table:table-cell office:value-type="string">
            <text:p>NSH</text:p>
          </table:table-cell>
        </table:table-row>
        <table:table-row table:style-name="ro1">
          <table:table-cell office:value-type="string">
            <text:p>Sykora, Petr</text:p>
          </table:table-cell>
          <table:table-cell office:value-type="string">
            <text:p>RW</text:p>
          </table:table-cell>
          <table:table-cell office:value-type="string">
            <text:p>NJD</text:p>
          </table:table-cell>
        </table:table-row>
        <table:table-row table:style-name="ro1">
          <table:table-cell office:value-type="string">
            <text:p>Thomas, Bill</text:p>
          </table:table-cell>
          <table:table-cell office:value-type="string">
            <text:p>RW</text:p>
          </table:table-cell>
          <table:table-cell office:value-type="string">
            <text:p>FLA</text:p>
          </table:table-cell>
        </table:table-row>
        <table:table-row table:style-name="ro1">
          <table:table-cell office:value-type="string">
            <text:p>Thorburn, Chris</text:p>
          </table:table-cell>
          <table:table-cell office:value-type="string">
            <text:p>RW</text:p>
          </table:table-cell>
          <table:table-cell office:value-type="string">
            <text:p>WPG</text:p>
          </table:table-cell>
        </table:table-row>
        <table:table-row table:style-name="ro1">
          <table:table-cell office:value-type="string">
            <text:p>Thornton, Shawn</text:p>
          </table:table-cell>
          <table:table-cell office:value-type="string">
            <text:p>RW</text:p>
          </table:table-cell>
          <table:table-cell office:value-type="string">
            <text:p>BOS</text:p>
          </table:table-cell>
        </table:table-row>
        <table:table-row table:style-name="ro1">
          <table:table-cell office:value-type="string">
            <text:p>Tlusty, Jiri</text:p>
          </table:table-cell>
          <table:table-cell office:value-type="string">
            <text:p>RW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Tootoo, Jordin</text:p>
          </table:table-cell>
          <table:table-cell office:value-type="string">
            <text:p>RW</text:p>
          </table:table-cell>
          <table:table-cell office:value-type="string">
            <text:p>NSH</text:p>
          </table:table-cell>
        </table:table-row>
        <table:table-row table:style-name="ro1">
          <table:table-cell office:value-type="string">
            <text:p>Tropp, Corey</text:p>
          </table:table-cell>
          <table:table-cell office:value-type="string">
            <text:p>RW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Upshall, Scottie</text:p>
          </table:table-cell>
          <table:table-cell office:value-type="string">
            <text:p>RW</text:p>
          </table:table-cell>
          <table:table-cell office:value-type="string">
            <text:p>FLA</text:p>
          </table:table-cell>
        </table:table-row>
        <table:table-row table:style-name="ro1">
          <table:table-cell office:value-type="string">
            <text:p>Van der Gulik, David</text:p>
          </table:table-cell>
          <table:table-cell office:value-type="string">
            <text:p>RW</text:p>
          </table:table-cell>
          <table:table-cell office:value-type="string">
            <text:p>COL</text:p>
          </table:table-cell>
        </table:table-row>
        <table:table-row table:style-name="ro1">
          <table:table-cell office:value-type="string">
            <text:p>Versteeg, Kris</text:p>
          </table:table-cell>
          <table:table-cell office:value-type="string">
            <text:p>RW</text:p>
          </table:table-cell>
          <table:table-cell office:value-type="string">
            <text:p>FLA</text:p>
          </table:table-cell>
        </table:table-row>
        <table:table-row table:style-name="ro1">
          <table:table-cell office:value-type="string">
            <text:p>Voracek, Jakub</text:p>
          </table:table-cell>
          <table:table-cell office:value-type="string">
            <text:p>RW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Vrbata, Radim</text:p>
          </table:table-cell>
          <table:table-cell office:value-type="string">
            <text:p>RW</text:p>
          </table:table-cell>
          <table:table-cell office:value-type="string">
            <text:p>PHO</text:p>
          </table:table-cell>
        </table:table-row>
        <table:table-row table:style-name="ro1">
          <table:table-cell office:value-type="string">
            <text:p>Wallace, Tim</text:p>
          </table:table-cell>
          <table:table-cell office:value-type="string">
            <text:p>RW</text:p>
          </table:table-cell>
          <table:table-cell office:value-type="string">
            <text:p>NYI</text:p>
          </table:table-cell>
        </table:table-row>
        <table:table-row table:style-name="ro1">
          <table:table-cell office:value-type="string">
            <text:p>Ward, Joel</text:p>
          </table:table-cell>
          <table:table-cell office:value-type="string">
            <text:p>RW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Weise, Dale</text:p>
          </table:table-cell>
          <table:table-cell office:value-type="string">
            <text:p>RW</text:p>
          </table:table-cell>
          <table:table-cell office:value-type="string">
            <text:p>VAN</text:p>
          </table:table-cell>
        </table:table-row>
        <table:table-row table:style-name="ro1">
          <table:table-cell office:value-type="string">
            <text:p>Westgarth, Kevin</text:p>
          </table:table-cell>
          <table:table-cell office:value-type="string">
            <text:p>RW</text:p>
          </table:table-cell>
          <table:table-cell office:value-type="string">
            <text:p>LAK</text:p>
          </table:table-cell>
        </table:table-row>
        <table:table-row table:style-name="ro1">
          <table:table-cell office:value-type="string">
            <text:p>Wheeler, Blake</text:p>
          </table:table-cell>
          <table:table-cell office:value-type="string">
            <text:p>RW</text:p>
          </table:table-cell>
          <table:table-cell office:value-type="string">
            <text:p>WPG</text:p>
          </table:table-cell>
        </table:table-row>
        <table:table-row table:style-name="ro1">
          <table:table-cell office:value-type="string">
            <text:p>Williams, Jason</text:p>
          </table:table-cell>
          <table:table-cell office:value-type="string">
            <text:p>RW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Williams, Justin</text:p>
          </table:table-cell>
          <table:table-cell office:value-type="string">
            <text:p>RW</text:p>
          </table:table-cell>
          <table:table-cell office:value-type="string">
            <text:p>LAK</text:p>
          </table:table-cell>
        </table:table-row>
        <table:table-row table:style-name="ro1">
          <table:table-cell office:value-type="string">
            <text:p>Wingels, Tommy</text:p>
          </table:table-cell>
          <table:table-cell office:value-type="string">
            <text:p>RW</text:p>
          </table:table-cell>
          <table:table-cell office:value-type="string">
            <text:p>SJS</text:p>
          </table:table-cell>
        </table:table-row>
        <table:table-row table:style-name="ro1">
          <table:table-cell office:value-type="string">
            <text:p>Wyman, J.T.</text:p>
          </table:table-cell>
          <table:table-cell office:value-type="string">
            <text:p>RW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Yip, Brandon</text:p>
          </table:table-cell>
          <table:table-cell office:value-type="string">
            <text:p>RW</text:p>
          </table:table-cell>
          <table:table-cell office:value-type="string">
            <text:p>NSH</text:p>
          </table:table-cell>
        </table:table-row>
        <table:table-row table:style-name="ro1">
          <table:table-cell office:value-type="string">
            <text:p>Zolnierczyk, Harry</text:p>
          </table:table-cell>
          <table:table-cell office:value-type="string">
            <text:p>RW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Zubrus, Dainius</text:p>
          </table:table-cell>
          <table:table-cell office:value-type="string">
            <text:p>RW</text:p>
          </table:table-cell>
          <table:table-cell office:value-type="string">
            <text:p>NJD</text:p>
          </table:table-cell>
        </table:table-row>
        <table:table-row table:style-name="ro1">
          <table:table-cell office:value-type="string">
            <text:p>Zuccarello, Mats</text:p>
          </table:table-cell>
          <table:table-cell office:value-type="string">
            <text:p>RW</text:p>
          </table:table-cell>
          <table:table-cell office:value-type="string">
            <text:p>NYR</text:p>
          </table:table-cell>
        </table:table-row>
        <table:table-row table:style-name="ro1">
          <table:table-cell office:value-type="string">
            <text:p>Alberts, Andrew</text:p>
          </table:table-cell>
          <table:table-cell office:value-type="string">
            <text:p>D</text:p>
          </table:table-cell>
          <table:table-cell office:value-type="string">
            <text:p>VAN</text:p>
          </table:table-cell>
        </table:table-row>
        <table:table-row table:style-name="ro1">
          <table:table-cell office:value-type="string">
            <text:p>Allen, Bryan</text:p>
          </table:table-cell>
          <table:table-cell office:value-type="string">
            <text:p>D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Alzner, Karl</text:p>
          </table:table-cell>
          <table:table-cell office:value-type="string">
            <text:p>D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Aucoin, Adrian</text:p>
          </table:table-cell>
          <table:table-cell office:value-type="string">
            <text:p>D</text:p>
          </table:table-cell>
          <table:table-cell office:value-type="string">
            <text:p>PHO</text:p>
          </table:table-cell>
        </table:table-row>
        <table:table-row table:style-name="ro1">
          <table:table-cell office:value-type="string">
            <text:p>Aulie, Keith</text:p>
          </table:table-cell>
          <table:table-cell office:value-type="string">
            <text:p>D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Babchuk, Anton</text:p>
          </table:table-cell>
          <table:table-cell office:value-type="string">
            <text:p>D</text:p>
          </table:table-cell>
          <table:table-cell office:value-type="string">
            <text:p>CGY</text:p>
          </table:table-cell>
        </table:table-row>
        <table:table-row table:style-name="ro1">
          <table:table-cell office:value-type="string">
            <text:p>Ballard, Keith</text:p>
          </table:table-cell>
          <table:table-cell office:value-type="string">
            <text:p>D</text:p>
          </table:table-cell>
          <table:table-cell office:value-type="string">
            <text:p>VAN</text:p>
          </table:table-cell>
        </table:table-row>
        <table:table-row table:style-name="ro1">
          <table:table-cell office:value-type="string">
            <text:p>Barker, Cam</text:p>
          </table:table-cell>
          <table:table-cell office:value-type="string">
            <text:p>D</text:p>
          </table:table-cell>
          <table:table-cell office:value-type="string">
            <text:p>EDM</text:p>
          </table:table-cell>
        </table:table-row>
        <table:table-row table:style-name="ro1">
          <table:table-cell office:value-type="string">
            <text:p>Bartkowski, Matt</text:p>
          </table:table-cell>
          <table:table-cell office:value-type="string">
            <text:p>D</text:p>
          </table:table-cell>
          <table:table-cell office:value-type="string">
            <text:p>BOS</text:p>
          </table:table-cell>
        </table:table-row>
        <table:table-row table:style-name="ro1">
          <table:table-cell office:value-type="string">
            <text:p>Baumgartner, Nolan</text:p>
          </table:table-cell>
          <table:table-cell office:value-type="string">
            <text:p>D</text:p>
          </table:table-cell>
          <table:table-cell office:value-type="string">
            <text:p>VAN</text:p>
          </table:table-cell>
        </table:table-row>
        <table:table-row table:style-name="ro1">
          <table:table-cell office:value-type="string">
            <text:p>Beauchemin, Francois</text:p>
          </table:table-cell>
          <table:table-cell office:value-type="string">
            <text:p>D</text:p>
          </table:table-cell>
          <table:table-cell office:value-type="string">
            <text:p>ANA</text:p>
          </table:table-cell>
        </table:table-row>
        <table:table-row table:style-name="ro1">
          <table:table-cell office:value-type="string">
            <text:p>Bell, Brendan</text:p>
          </table:table-cell>
          <table:table-cell office:value-type="string">
            <text:p>D</text:p>
          </table:table-cell>
          <table:table-cell office:value-type="string">
            <text:p>NYR</text:p>
          </table:table-cell>
        </table:table-row>
        <table:table-row table:style-name="ro1">
          <table:table-cell office:value-type="string">
            <text:p>Benn, Jordie</text:p>
          </table:table-cell>
          <table:table-cell office:value-type="string">
            <text:p>D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Bergeron, Marc-Andre</text:p>
          </table:table-cell>
          <table:table-cell office:value-type="string">
            <text:p>D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Bickel, Stu</text:p>
          </table:table-cell>
          <table:table-cell office:value-type="string">
            <text:p>D</text:p>
          </table:table-cell>
          <table:table-cell office:value-type="string">
            <text:p>NYR</text:p>
          </table:table-cell>
        </table:table-row>
        <table:table-row table:style-name="ro1">
          <table:table-cell office:value-type="string">
            <text:p>Bieksa, Kevin</text:p>
          </table:table-cell>
          <table:table-cell office:value-type="string">
            <text:p>D</text:p>
          </table:table-cell>
          <table:table-cell office:value-type="string">
            <text:p>VAN</text:p>
          </table:table-cell>
        </table:table-row>
        <table:table-row table:style-name="ro1">
          <table:table-cell office:value-type="string">
            <text:p>Blum, Jonathon</text:p>
          </table:table-cell>
          <table:table-cell office:value-type="string">
            <text:p>D</text:p>
          </table:table-cell>
          <table:table-cell office:value-type="string">
            <text:p>NSH</text:p>
          </table:table-cell>
        </table:table-row>
        <table:table-row table:style-name="ro1">
          <table:table-cell office:value-type="string">
            <text:p>Bogosian, Zach</text:p>
          </table:table-cell>
          <table:table-cell office:value-type="string">
            <text:p>D</text:p>
          </table:table-cell>
          <table:table-cell office:value-type="string">
            <text:p>WPG</text:p>
          </table:table-cell>
        </table:table-row>
        <table:table-row table:style-name="ro1">
          <table:table-cell office:value-type="string">
            <text:p>Borowiecki, Mark</text:p>
          </table:table-cell>
          <table:table-cell office:value-type="string">
            <text:p>D</text:p>
          </table:table-cell>
          <table:table-cell office:value-type="string">
            <text:p>OTT</text:p>
          </table:table-cell>
        </table:table-row>
        <table:table-row table:style-name="ro1">
          <table:table-cell office:value-type="string">
            <text:p>Bortuzzo, Robert</text:p>
          </table:table-cell>
          <table:table-cell office:value-type="string">
            <text:p>D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Bouillon, Francis</text:p>
          </table:table-cell>
          <table:table-cell office:value-type="string">
            <text:p>D</text:p>
          </table:table-cell>
          <table:table-cell office:value-type="string">
            <text:p>NSH</text:p>
          </table:table-cell>
        </table:table-row>
        <table:table-row table:style-name="ro1">
          <table:table-cell office:value-type="string">
            <text:p>Bourdon, Marc-Andre</text:p>
          </table:table-cell>
          <table:table-cell office:value-type="string">
            <text:p>D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Bouwmeester, Jay</text:p>
          </table:table-cell>
          <table:table-cell office:value-type="string">
            <text:p>D</text:p>
          </table:table-cell>
          <table:table-cell office:value-type="string">
            <text:p>CGY</text:p>
          </table:table-cell>
        </table:table-row>
        <table:table-row table:style-name="ro1">
          <table:table-cell office:value-type="string">
            <text:p>Boychuk, Johnny</text:p>
          </table:table-cell>
          <table:table-cell office:value-type="string">
            <text:p>D</text:p>
          </table:table-cell>
          <table:table-cell office:value-type="string">
            <text:p>BOS</text:p>
          </table:table-cell>
        </table:table-row>
        <table:table-row table:style-name="ro1">
          <table:table-cell office:value-type="string">
            <text:p>Boyle, Dan</text:p>
          </table:table-cell>
          <table:table-cell office:value-type="string">
            <text:p>D</text:p>
          </table:table-cell>
          <table:table-cell office:value-type="string">
            <text:p>SJS</text:p>
          </table:table-cell>
        </table:table-row>
        <table:table-row table:style-name="ro1">
          <table:table-cell office:value-type="string">
            <text:p>Braun, Justin</text:p>
          </table:table-cell>
          <table:table-cell office:value-type="string">
            <text:p>D</text:p>
          </table:table-cell>
          <table:table-cell office:value-type="string">
            <text:p>SJS</text:p>
          </table:table-cell>
        </table:table-row>
        <table:table-row table:style-name="ro1">
          <table:table-cell office:value-type="string">
            <text:p>Brennan, T.J.</text:p>
          </table:table-cell>
          <table:table-cell office:value-type="string">
            <text:p>D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Brewer, Eric</text:p>
          </table:table-cell>
          <table:table-cell office:value-type="string">
            <text:p>D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Brodie, T.J.</text:p>
          </table:table-cell>
          <table:table-cell office:value-type="string">
            <text:p>D</text:p>
          </table:table-cell>
          <table:table-cell office:value-type="string">
            <text:p>CGY</text:p>
          </table:table-cell>
        </table:table-row>
        <table:table-row table:style-name="ro1">
          <table:table-cell office:value-type="string">
            <text:p>Brookbank, Sheldon</text:p>
          </table:table-cell>
          <table:table-cell office:value-type="string">
            <text:p>D</text:p>
          </table:table-cell>
          <table:table-cell office:value-type="string">
            <text:p>ANA</text:p>
          </table:table-cell>
        </table:table-row>
        <table:table-row table:style-name="ro1">
          <table:table-cell office:value-type="string">
            <text:p>Burns, Brent</text:p>
          </table:table-cell>
          <table:table-cell office:value-type="string">
            <text:p>D</text:p>
          </table:table-cell>
          <table:table-cell office:value-type="string">
            <text:p>SJS</text:p>
          </table:table-cell>
        </table:table-row>
        <table:table-row table:style-name="ro1">
          <table:table-cell office:value-type="string">
            <text:p>Butler, Chris</text:p>
          </table:table-cell>
          <table:table-cell office:value-type="string">
            <text:p>D</text:p>
          </table:table-cell>
          <table:table-cell office:value-type="string">
            <text:p>CGY</text:p>
          </table:table-cell>
        </table:table-row>
        <table:table-row table:style-name="ro1">
          <table:table-cell office:value-type="string">
            <text:p>Byfuglien, Dustin</text:p>
          </table:table-cell>
          <table:table-cell office:value-type="string">
            <text:p>D</text:p>
          </table:table-cell>
          <table:table-cell office:value-type="string">
            <text:p>WPG</text:p>
          </table:table-cell>
        </table:table-row>
        <table:table-row table:style-name="ro1">
          <table:table-cell office:value-type="string">
            <text:p>Campanale, Matt</text:p>
          </table:table-cell>
          <table:table-cell office:value-type="string">
            <text:p>D</text:p>
          </table:table-cell>
          <table:table-cell office:value-type="string">
            <text:p>NYI</text:p>
          </table:table-cell>
        </table:table-row>
        <table:table-row table:style-name="ro1">
          <table:table-cell office:value-type="string">
            <text:p>Campbell, Brian</text:p>
          </table:table-cell>
          <table:table-cell office:value-type="string">
            <text:p>D</text:p>
          </table:table-cell>
          <table:table-cell office:value-type="string">
            <text:p>FLA</text:p>
          </table:table-cell>
        </table:table-row>
        <table:table-row table:style-name="ro1">
          <table:table-cell office:value-type="string">
            <text:p>Campoli, Chris</text:p>
          </table:table-cell>
          <table:table-cell office:value-type="string">
            <text:p>D</text:p>
          </table:table-cell>
          <table:table-cell office:value-type="string">
            <text:p>MTL</text:p>
          </table:table-cell>
        </table:table-row>
        <table:table-row table:style-name="ro1">
          <table:table-cell office:value-type="string">
            <text:p>Carkner, Matt</text:p>
          </table:table-cell>
          <table:table-cell office:value-type="string">
            <text:p>D</text:p>
          </table:table-cell>
          <table:table-cell office:value-type="string">
            <text:p>OTT</text:p>
          </table:table-cell>
        </table:table-row>
        <table:table-row table:style-name="ro1">
          <table:table-cell office:value-type="string">
            <text:p>Carle, Matt</text:p>
          </table:table-cell>
          <table:table-cell office:value-type="string">
            <text:p>D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Carlson, John</text:p>
          </table:table-cell>
          <table:table-cell office:value-type="string">
            <text:p>D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Carson, Brett</text:p>
          </table:table-cell>
          <table:table-cell office:value-type="string">
            <text:p>D</text:p>
          </table:table-cell>
          <table:table-cell office:value-type="string">
            <text:p>CGY</text:p>
          </table:table-cell>
        </table:table-row>
        <table:table-row table:style-name="ro1">
          <table:table-cell office:value-type="string">
            <text:p>Chara, Zdeno</text:p>
          </table:table-cell>
          <table:table-cell office:value-type="string">
            <text:p>D</text:p>
          </table:table-cell>
          <table:table-cell office:value-type="string">
            <text:p>BOS</text:p>
          </table:table-cell>
        </table:table-row>
        <table:table-row table:style-name="ro1">
          <table:table-cell office:value-type="string">
            <text:p>Chorney, Taylor</text:p>
          </table:table-cell>
          <table:table-cell office:value-type="string">
            <text:p>D</text:p>
          </table:table-cell>
          <table:table-cell office:value-type="string">
            <text:p>EDM</text:p>
          </table:table-cell>
        </table:table-row>
        <table:table-row table:style-name="ro1">
          <table:table-cell office:value-type="string">
            <text:p>Clark, Brett</text:p>
          </table:table-cell>
          <table:table-cell office:value-type="string">
            <text:p>D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Clitsome, Grant</text:p>
          </table:table-cell>
          <table:table-cell office:value-type="string">
            <text:p>D</text:p>
          </table:table-cell>
          <table:table-cell office:value-type="string">
            <text:p>CBS</text:p>
          </table:table-cell>
        </table:table-row>
        <table:table-row table:style-name="ro1">
          <table:table-cell office:value-type="string">
            <text:p>Coburn, Braydon</text:p>
          </table:table-cell>
          <table:table-cell office:value-type="string">
            <text:p>D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Colaiacovo, Carlo</text:p>
          </table:table-cell>
          <table:table-cell office:value-type="string">
            <text:p>D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Cole, Ian</text:p>
          </table:table-cell>
          <table:table-cell office:value-type="string">
            <text:p>D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Collins, Sean</text:p>
          </table:table-cell>
          <table:table-cell office:value-type="string">
            <text:p>D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Commodore, Mike</text:p>
          </table:table-cell>
          <table:table-cell office:value-type="string">
            <text:p>D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Corvo, Joe</text:p>
          </table:table-cell>
          <table:table-cell office:value-type="string">
            <text:p>D</text:p>
          </table:table-cell>
          <table:table-cell office:value-type="string">
            <text:p>BOS</text:p>
          </table:table-cell>
        </table:table-row>
        <table:table-row table:style-name="ro1">
          <table:table-cell office:value-type="string">
            <text:p>Cowen, Jared</text:p>
          </table:table-cell>
          <table:table-cell office:value-type="string">
            <text:p>D</text:p>
          </table:table-cell>
          <table:table-cell office:value-type="string">
            <text:p>OTT</text:p>
          </table:table-cell>
        </table:table-row>
        <table:table-row table:style-name="ro1">
          <table:table-cell office:value-type="string">
            <text:p>Cumiskey, Kyle</text:p>
          </table:table-cell>
          <table:table-cell office:value-type="string">
            <text:p>D</text:p>
          </table:table-cell>
          <table:table-cell office:value-type="string">
            <text:p>ANA</text:p>
          </table:table-cell>
        </table:table-row>
        <table:table-row table:style-name="ro1">
          <table:table-cell office:value-type="string">
            <text:p>Daley, Trevor</text:p>
          </table:table-cell>
          <table:table-cell office:value-type="string">
            <text:p>D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Del Zotto, Michael</text:p>
          </table:table-cell>
          <table:table-cell office:value-type="string">
            <text:p>D</text:p>
          </table:table-cell>
          <table:table-cell office:value-type="string">
            <text:p>NYR</text:p>
          </table:table-cell>
        </table:table-row>
        <table:table-row table:style-name="ro1">
          <table:table-cell office:value-type="string">
            <text:p>Demers, Jason</text:p>
          </table:table-cell>
          <table:table-cell office:value-type="string">
            <text:p>D</text:p>
          </table:table-cell>
          <table:table-cell office:value-type="string">
            <text:p>SJS</text:p>
          </table:table-cell>
        </table:table-row>
        <table:table-row table:style-name="ro1">
          <table:table-cell office:value-type="string">
            <text:p>Despres, Simon</text:p>
          </table:table-cell>
          <table:table-cell office:value-type="string">
            <text:p>D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Diaz, Raphael</text:p>
          </table:table-cell>
          <table:table-cell office:value-type="string">
            <text:p>D</text:p>
          </table:table-cell>
          <table:table-cell office:value-type="string">
            <text:p>MTL</text:p>
          </table:table-cell>
        </table:table-row>
        <table:table-row table:style-name="ro1">
          <table:table-cell office:value-type="string">
            <text:p>Dillon, Brenden</text:p>
          </table:table-cell>
          <table:table-cell office:value-type="string">
            <text:p>D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Doornbosch, Jamie</text:p>
          </table:table-cell>
          <table:table-cell office:value-type="string">
            <text:p>D</text:p>
          </table:table-cell>
          <table:table-cell office:value-type="string">
            <text:p>NYI</text:p>
          </table:table-cell>
        </table:table-row>
        <table:table-row table:style-name="ro1">
          <table:table-cell office:value-type="string">
            <text:p>Doughty, Drew</text:p>
          </table:table-cell>
          <table:table-cell office:value-type="string">
            <text:p>D</text:p>
          </table:table-cell>
          <table:table-cell office:value-type="string">
            <text:p>LAK</text:p>
          </table:table-cell>
        </table:table-row>
        <table:table-row table:style-name="ro1">
          <table:table-cell office:value-type="string">
            <text:p>Drewiske, Davis</text:p>
          </table:table-cell>
          <table:table-cell office:value-type="string">
            <text:p>D</text:p>
          </table:table-cell>
          <table:table-cell office:value-type="string">
            <text:p>LAK</text:p>
          </table:table-cell>
        </table:table-row>
        <table:table-row table:style-name="ro1">
          <table:table-cell office:value-type="string">
            <text:p>Eaton, Mark</text:p>
          </table:table-cell>
          <table:table-cell office:value-type="string">
            <text:p>D</text:p>
          </table:table-cell>
          <table:table-cell office:value-type="string">
            <text:p>NYI</text:p>
          </table:table-cell>
        </table:table-row>
        <table:table-row table:style-name="ro1">
          <table:table-cell office:value-type="string">
            <text:p>Edler, Alexander</text:p>
          </table:table-cell>
          <table:table-cell office:value-type="string">
            <text:p>D</text:p>
          </table:table-cell>
          <table:table-cell office:value-type="string">
            <text:p>VAN</text:p>
          </table:table-cell>
        </table:table-row>
        <table:table-row table:style-name="ro1">
          <table:table-cell office:value-type="string">
            <text:p>Ehrhoff, Christian</text:p>
          </table:table-cell>
          <table:table-cell office:value-type="string">
            <text:p>D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Ekman-Larsson, Oliver</text:p>
          </table:table-cell>
          <table:table-cell office:value-type="string">
            <text:p>D</text:p>
          </table:table-cell>
          <table:table-cell office:value-type="string">
            <text:p>PHO</text:p>
          </table:table-cell>
        </table:table-row>
        <table:table-row table:style-name="ro1">
          <table:table-cell office:value-type="string">
            <text:p>Ellerby, Keaton</text:p>
          </table:table-cell>
          <table:table-cell office:value-type="string">
            <text:p>D</text:p>
          </table:table-cell>
          <table:table-cell office:value-type="string">
            <text:p>FLA</text:p>
          </table:table-cell>
        </table:table-row>
        <table:table-row table:style-name="ro1">
          <table:table-cell office:value-type="string">
            <text:p>Elliott, Stefan</text:p>
          </table:table-cell>
          <table:table-cell office:value-type="string">
            <text:p>D</text:p>
          </table:table-cell>
          <table:table-cell office:value-type="string">
            <text:p>COL</text:p>
          </table:table-cell>
        </table:table-row>
        <table:table-row table:style-name="ro1">
          <table:table-cell office:value-type="string">
            <text:p>Ellis, Ryan</text:p>
          </table:table-cell>
          <table:table-cell office:value-type="string">
            <text:p>D</text:p>
          </table:table-cell>
          <table:table-cell office:value-type="string">
            <text:p>NSH</text:p>
          </table:table-cell>
        </table:table-row>
        <table:table-row table:style-name="ro1">
          <table:table-cell office:value-type="string">
            <text:p>Emelin, Alexei</text:p>
          </table:table-cell>
          <table:table-cell office:value-type="string">
            <text:p>D</text:p>
          </table:table-cell>
          <table:table-cell office:value-type="string">
            <text:p>MTL</text:p>
          </table:table-cell>
        </table:table-row>
        <table:table-row table:style-name="ro1">
          <table:table-cell office:value-type="string">
            <text:p>Eminger, Steve</text:p>
          </table:table-cell>
          <table:table-cell office:value-type="string">
            <text:p>D</text:p>
          </table:table-cell>
          <table:table-cell office:value-type="string">
            <text:p>NYR</text:p>
          </table:table-cell>
        </table:table-row>
        <table:table-row table:style-name="ro1">
          <table:table-cell office:value-type="string">
            <text:p>Engelland, Deryk</text:p>
          </table:table-cell>
          <table:table-cell office:value-type="string">
            <text:p>D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Enstrom, Tobias</text:p>
          </table:table-cell>
          <table:table-cell office:value-type="string">
            <text:p>D</text:p>
          </table:table-cell>
          <table:table-cell office:value-type="string">
            <text:p>WPG</text:p>
          </table:table-cell>
        </table:table-row>
        <table:table-row table:style-name="ro1">
          <table:table-cell office:value-type="string">
            <text:p>Ericsson, Jonathan</text:p>
          </table:table-cell>
          <table:table-cell office:value-type="string">
            <text:p>D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Erixon, Tim</text:p>
          </table:table-cell>
          <table:table-cell office:value-type="string">
            <text:p>D</text:p>
          </table:table-cell>
          <table:table-cell office:value-type="string">
            <text:p>NYR</text:p>
          </table:table-cell>
        </table:table-row>
        <table:table-row table:style-name="ro1">
          <table:table-cell office:value-type="string">
            <text:p>Erskine, John</text:p>
          </table:table-cell>
          <table:table-cell office:value-type="string">
            <text:p>D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Fairchild, Cade</text:p>
          </table:table-cell>
          <table:table-cell office:value-type="string">
            <text:p>D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Falk, Justin</text:p>
          </table:table-cell>
          <table:table-cell office:value-type="string">
            <text:p>D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Faulk, Justin</text:p>
          </table:table-cell>
          <table:table-cell office:value-type="string">
            <text:p>D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Fayne, Mark</text:p>
          </table:table-cell>
          <table:table-cell office:value-type="string">
            <text:p>D</text:p>
          </table:table-cell>
          <table:table-cell office:value-type="string">
            <text:p>NJD</text:p>
          </table:table-cell>
        </table:table-row>
        <table:table-row table:style-name="ro1">
          <table:table-cell office:value-type="string">
            <text:p>Fedun, Taylor</text:p>
          </table:table-cell>
          <table:table-cell office:value-type="string">
            <text:p>D</text:p>
          </table:table-cell>
          <table:table-cell office:value-type="string">
            <text:p>EDM</text:p>
          </table:table-cell>
        </table:table-row>
        <table:table-row table:style-name="ro1">
          <table:table-cell office:value-type="string">
            <text:p>Ference, Andrew</text:p>
          </table:table-cell>
          <table:table-cell office:value-type="string">
            <text:p>D</text:p>
          </table:table-cell>
          <table:table-cell office:value-type="string">
            <text:p>BOS</text:p>
          </table:table-cell>
        </table:table-row>
        <table:table-row table:style-name="ro1">
          <table:table-cell office:value-type="string">
            <text:p>Festerling, Brett</text:p>
          </table:table-cell>
          <table:table-cell office:value-type="string">
            <text:p>D</text:p>
          </table:table-cell>
          <table:table-cell office:value-type="string">
            <text:p>WPG</text:p>
          </table:table-cell>
        </table:table-row>
        <table:table-row table:style-name="ro1">
          <table:table-cell office:value-type="string">
            <text:p>Finley, Joe</text:p>
          </table:table-cell>
          <table:table-cell office:value-type="string">
            <text:p>D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Fistric, Mark</text:p>
          </table:table-cell>
          <table:table-cell office:value-type="string">
            <text:p>D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Flood, Mark</text:p>
          </table:table-cell>
          <table:table-cell office:value-type="string">
            <text:p>D</text:p>
          </table:table-cell>
          <table:table-cell office:value-type="string">
            <text:p>WPG</text:p>
          </table:table-cell>
        </table:table-row>
        <table:table-row table:style-name="ro1">
          <table:table-cell office:value-type="string">
            <text:p>Foster, Kurtis</text:p>
          </table:table-cell>
          <table:table-cell office:value-type="string">
            <text:p>D</text:p>
          </table:table-cell>
          <table:table-cell office:value-type="string">
            <text:p>NJD</text:p>
          </table:table-cell>
        </table:table-row>
        <table:table-row table:style-name="ro1">
          <table:table-cell office:value-type="string">
            <text:p>Fowler, Cam</text:p>
          </table:table-cell>
          <table:table-cell office:value-type="string">
            <text:p>D</text:p>
          </table:table-cell>
          <table:table-cell office:value-type="string">
            <text:p>ANA</text:p>
          </table:table-cell>
        </table:table-row>
        <table:table-row table:style-name="ro1">
          <table:table-cell office:value-type="string">
            <text:p>Franson, Cody</text:p>
          </table:table-cell>
          <table:table-cell office:value-type="string">
            <text:p>D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Fraser, Mark</text:p>
          </table:table-cell>
          <table:table-cell office:value-type="string">
            <text:p>D</text:p>
          </table:table-cell>
          <table:table-cell office:value-type="string">
            <text:p>ANA</text:p>
          </table:table-cell>
        </table:table-row>
        <table:table-row table:style-name="ro1">
          <table:table-cell office:value-type="string">
            <text:p>Fredheim, Kris</text:p>
          </table:table-cell>
          <table:table-cell office:value-type="string">
            <text:p>D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Gardiner, Jake</text:p>
          </table:table-cell>
          <table:table-cell office:value-type="string">
            <text:p>D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Garrison, Jason</text:p>
          </table:table-cell>
          <table:table-cell office:value-type="string">
            <text:p>D</text:p>
          </table:table-cell>
          <table:table-cell office:value-type="string">
            <text:p>FLA</text:p>
          </table:table-cell>
        </table:table-row>
        <table:table-row table:style-name="ro1">
          <table:table-cell office:value-type="string">
            <text:p>Gervais, Bruno</text:p>
          </table:table-cell>
          <table:table-cell office:value-type="string">
            <text:p>D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Gilbert, Tom</text:p>
          </table:table-cell>
          <table:table-cell office:value-type="string">
            <text:p>D</text:p>
          </table:table-cell>
          <table:table-cell office:value-type="string">
            <text:p>EDM</text:p>
          </table:table-cell>
        </table:table-row>
        <table:table-row table:style-name="ro1">
          <table:table-cell office:value-type="string">
            <text:p>Gill, Hal</text:p>
          </table:table-cell>
          <table:table-cell office:value-type="string">
            <text:p>D</text:p>
          </table:table-cell>
          <table:table-cell office:value-type="string">
            <text:p>MTL</text:p>
          </table:table-cell>
        </table:table-row>
        <table:table-row table:style-name="ro1">
          <table:table-cell office:value-type="string">
            <text:p>Gilroy, Matt</text:p>
          </table:table-cell>
          <table:table-cell office:value-type="string">
            <text:p>D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Giordano, Mark</text:p>
          </table:table-cell>
          <table:table-cell office:value-type="string">
            <text:p>D</text:p>
          </table:table-cell>
          <table:table-cell office:value-type="string">
            <text:p>CGY</text:p>
          </table:table-cell>
        </table:table-row>
        <table:table-row table:style-name="ro1">
          <table:table-cell office:value-type="string">
            <text:p>Girardi, Dan</text:p>
          </table:table-cell>
          <table:table-cell office:value-type="string">
            <text:p>D</text:p>
          </table:table-cell>
          <table:table-cell office:value-type="string">
            <text:p>NYR</text:p>
          </table:table-cell>
        </table:table-row>
        <table:table-row table:style-name="ro1">
          <table:table-cell office:value-type="string">
            <text:p>Gleason, Tim</text:p>
          </table:table-cell>
          <table:table-cell office:value-type="string">
            <text:p>D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Goligoski, Alex</text:p>
          </table:table-cell>
          <table:table-cell office:value-type="string">
            <text:p>D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Gonchar, Sergei</text:p>
          </table:table-cell>
          <table:table-cell office:value-type="string">
            <text:p>D</text:p>
          </table:table-cell>
          <table:table-cell office:value-type="string">
            <text:p>OTT</text:p>
          </table:table-cell>
        </table:table-row>
        <table:table-row table:style-name="ro1">
          <table:table-cell office:value-type="string">
            <text:p>Goncharov, Maxim</text:p>
          </table:table-cell>
          <table:table-cell office:value-type="string">
            <text:p>D</text:p>
          </table:table-cell>
          <table:table-cell office:value-type="string">
            <text:p>PHO</text:p>
          </table:table-cell>
        </table:table-row>
        <table:table-row table:style-name="ro1">
          <table:table-cell office:value-type="string">
            <text:p>Gorges, Josh</text:p>
          </table:table-cell>
          <table:table-cell office:value-type="string">
            <text:p>D</text:p>
          </table:table-cell>
          <table:table-cell office:value-type="string">
            <text:p>MTL</text:p>
          </table:table-cell>
        </table:table-row>
        <table:table-row table:style-name="ro1">
          <table:table-cell office:value-type="string">
            <text:p>Gragnani, Marc-Andre</text:p>
          </table:table-cell>
          <table:table-cell office:value-type="string">
            <text:p>D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Greene, Andy</text:p>
          </table:table-cell>
          <table:table-cell office:value-type="string">
            <text:p>D</text:p>
          </table:table-cell>
          <table:table-cell office:value-type="string">
            <text:p>NJD</text:p>
          </table:table-cell>
        </table:table-row>
        <table:table-row table:style-name="ro1">
          <table:table-cell office:value-type="string">
            <text:p>Greene, Matt</text:p>
          </table:table-cell>
          <table:table-cell office:value-type="string">
            <text:p>D</text:p>
          </table:table-cell>
          <table:table-cell office:value-type="string">
            <text:p>LAK</text:p>
          </table:table-cell>
        </table:table-row>
        <table:table-row table:style-name="ro1">
          <table:table-cell office:value-type="string">
            <text:p>Grossman, Nicklas</text:p>
          </table:table-cell>
          <table:table-cell office:value-type="string">
            <text:p>D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Gudbranson, Erik</text:p>
          </table:table-cell>
          <table:table-cell office:value-type="string">
            <text:p>D</text:p>
          </table:table-cell>
          <table:table-cell office:value-type="string">
            <text:p>FLA</text:p>
          </table:table-cell>
        </table:table-row>
        <table:table-row table:style-name="ro1">
          <table:table-cell office:value-type="string">
            <text:p>Guenin, Nate</text:p>
          </table:table-cell>
          <table:table-cell office:value-type="string">
            <text:p>D</text:p>
          </table:table-cell>
          <table:table-cell office:value-type="string">
            <text:p>ANA</text:p>
          </table:table-cell>
        </table:table-row>
        <table:table-row table:style-name="ro1">
          <table:table-cell office:value-type="string">
            <text:p>Gunnarsson, Carl</text:p>
          </table:table-cell>
          <table:table-cell office:value-type="string">
            <text:p>D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Gustafsson, Erik</text:p>
          </table:table-cell>
          <table:table-cell office:value-type="string">
            <text:p>D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Hainsey, Ron</text:p>
          </table:table-cell>
          <table:table-cell office:value-type="string">
            <text:p>D</text:p>
          </table:table-cell>
          <table:table-cell office:value-type="string">
            <text:p>WPG</text:p>
          </table:table-cell>
        </table:table-row>
        <table:table-row table:style-name="ro1">
          <table:table-cell office:value-type="string">
            <text:p>Hamhuis, Dan</text:p>
          </table:table-cell>
          <table:table-cell office:value-type="string">
            <text:p>D</text:p>
          </table:table-cell>
          <table:table-cell office:value-type="string">
            <text:p>VAN</text:p>
          </table:table-cell>
        </table:table-row>
        <table:table-row table:style-name="ro1">
          <table:table-cell office:value-type="string">
            <text:p>Hamonic, Travis</text:p>
          </table:table-cell>
          <table:table-cell office:value-type="string">
            <text:p>D</text:p>
          </table:table-cell>
          <table:table-cell office:value-type="string">
            <text:p>NYI</text:p>
          </table:table-cell>
        </table:table-row>
        <table:table-row table:style-name="ro1">
          <table:table-cell office:value-type="string">
            <text:p>Hamrlik, Roman</text:p>
          </table:table-cell>
          <table:table-cell office:value-type="string">
            <text:p>D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Hannan, Scott</text:p>
          </table:table-cell>
          <table:table-cell office:value-type="string">
            <text:p>D</text:p>
          </table:table-cell>
          <table:table-cell office:value-type="string">
            <text:p>CGY</text:p>
          </table:table-cell>
        </table:table-row>
        <table:table-row table:style-name="ro1">
          <table:table-cell office:value-type="string">
            <text:p>Harrison, Jay</text:p>
          </table:table-cell>
          <table:table-cell office:value-type="string">
            <text:p>D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Harrold, Peter</text:p>
          </table:table-cell>
          <table:table-cell office:value-type="string">
            <text:p>D</text:p>
          </table:table-cell>
          <table:table-cell office:value-type="string">
            <text:p>NJD</text:p>
          </table:table-cell>
        </table:table-row>
        <table:table-row table:style-name="ro1">
          <table:table-cell office:value-type="string">
            <text:p>Hedman, Victor</text:p>
          </table:table-cell>
          <table:table-cell office:value-type="string">
            <text:p>D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Hejda, Jan</text:p>
          </table:table-cell>
          <table:table-cell office:value-type="string">
            <text:p>D</text:p>
          </table:table-cell>
          <table:table-cell office:value-type="string">
            <text:p>COL</text:p>
          </table:table-cell>
        </table:table-row>
        <table:table-row table:style-name="ro1">
          <table:table-cell office:value-type="string">
            <text:p>Hillen, Jack</text:p>
          </table:table-cell>
          <table:table-cell office:value-type="string">
            <text:p>D</text:p>
          </table:table-cell>
          <table:table-cell office:value-type="string">
            <text:p>NSH</text:p>
          </table:table-cell>
        </table:table-row>
        <table:table-row table:style-name="ro1">
          <table:table-cell office:value-type="string">
            <text:p>Hjalmarsson, Niklas</text:p>
          </table:table-cell>
          <table:table-cell office:value-type="string">
            <text:p>D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Holzer, Korbinian</text:p>
          </table:table-cell>
          <table:table-cell office:value-type="string">
            <text:p>D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Hunwick, Matt</text:p>
          </table:table-cell>
          <table:table-cell office:value-type="string">
            <text:p>D</text:p>
          </table:table-cell>
          <table:table-cell office:value-type="string">
            <text:p>COL</text:p>
          </table:table-cell>
        </table:table-row>
        <table:table-row table:style-name="ro1">
          <table:table-cell office:value-type="string">
            <text:p>Huskins, Kent</text:p>
          </table:table-cell>
          <table:table-cell office:value-type="string">
            <text:p>D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Irwin, Matt</text:p>
          </table:table-cell>
          <table:table-cell office:value-type="string">
            <text:p>D</text:p>
          </table:table-cell>
          <table:table-cell office:value-type="string">
            <text:p>SJS</text:p>
          </table:table-cell>
        </table:table-row>
        <table:table-row table:style-name="ro1">
          <table:table-cell office:value-type="string">
            <text:p>Jackman, Barret</text:p>
          </table:table-cell>
          <table:table-cell office:value-type="string">
            <text:p>D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Johnson, Aaron</text:p>
          </table:table-cell>
          <table:table-cell office:value-type="string">
            <text:p>D</text:p>
          </table:table-cell>
          <table:table-cell office:value-type="string">
            <text:p>CBS</text:p>
          </table:table-cell>
        </table:table-row>
        <table:table-row table:style-name="ro1">
          <table:table-cell office:value-type="string">
            <text:p>Johnson, Erik</text:p>
          </table:table-cell>
          <table:table-cell office:value-type="string">
            <text:p>D</text:p>
          </table:table-cell>
          <table:table-cell office:value-type="string">
            <text:p>COL</text:p>
          </table:table-cell>
        </table:table-row>
        <table:table-row table:style-name="ro1">
          <table:table-cell office:value-type="string">
            <text:p>Johnson, Jack</text:p>
          </table:table-cell>
          <table:table-cell office:value-type="string">
            <text:p>D</text:p>
          </table:table-cell>
          <table:table-cell office:value-type="string">
            <text:p>LAK</text:p>
          </table:table-cell>
        </table:table-row>
        <table:table-row table:style-name="ro1">
          <table:table-cell office:value-type="string">
            <text:p>Jones, Randy</text:p>
          </table:table-cell>
          <table:table-cell office:value-type="string">
            <text:p>D</text:p>
          </table:table-cell>
          <table:table-cell office:value-type="string">
            <text:p>WPG</text:p>
          </table:table-cell>
        </table:table-row>
        <table:table-row table:style-name="ro1">
          <table:table-cell office:value-type="string">
            <text:p>Josi, Roman</text:p>
          </table:table-cell>
          <table:table-cell office:value-type="string">
            <text:p>D</text:p>
          </table:table-cell>
          <table:table-cell office:value-type="string">
            <text:p>NSH</text:p>
          </table:table-cell>
        </table:table-row>
        <table:table-row table:style-name="ro1">
          <table:table-cell office:value-type="string">
            <text:p>Joslin, Derek</text:p>
          </table:table-cell>
          <table:table-cell office:value-type="string">
            <text:p>D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Jovanovski, Ed</text:p>
          </table:table-cell>
          <table:table-cell office:value-type="string">
            <text:p>D</text:p>
          </table:table-cell>
          <table:table-cell office:value-type="string">
            <text:p>FLA</text:p>
          </table:table-cell>
        </table:table-row>
        <table:table-row table:style-name="ro1">
          <table:table-cell office:value-type="string">
            <text:p>Jurcina, Milan</text:p>
          </table:table-cell>
          <table:table-cell office:value-type="string">
            <text:p>D</text:p>
          </table:table-cell>
          <table:table-cell office:value-type="string">
            <text:p>NYI</text:p>
          </table:table-cell>
        </table:table-row>
        <table:table-row table:style-name="ro1">
          <table:table-cell office:value-type="string">
            <text:p>Kaberle, Tomas</text:p>
          </table:table-cell>
          <table:table-cell office:value-type="string">
            <text:p>D</text:p>
          </table:table-cell>
          <table:table-cell office:value-type="string">
            <text:p>MTL</text:p>
          </table:table-cell>
        </table:table-row>
        <table:table-row table:style-name="ro1">
          <table:table-cell office:value-type="string">
            <text:p>Kampfer, Steve</text:p>
          </table:table-cell>
          <table:table-cell office:value-type="string">
            <text:p>D</text:p>
          </table:table-cell>
          <table:table-cell office:value-type="string">
            <text:p>BOS</text:p>
          </table:table-cell>
        </table:table-row>
        <table:table-row table:style-name="ro1">
          <table:table-cell office:value-type="string">
            <text:p>Karlsson, Erik</text:p>
          </table:table-cell>
          <table:table-cell office:value-type="string">
            <text:p>D</text:p>
          </table:table-cell>
          <table:table-cell office:value-type="string">
            <text:p>OTT</text:p>
          </table:table-cell>
        </table:table-row>
        <table:table-row table:style-name="ro1">
          <table:table-cell office:value-type="string">
            <text:p>Katic, Mark</text:p>
          </table:table-cell>
          <table:table-cell office:value-type="string">
            <text:p>D</text:p>
          </table:table-cell>
          <table:table-cell office:value-type="string">
            <text:p>NYI</text:p>
          </table:table-cell>
        </table:table-row>
        <table:table-row table:style-name="ro1">
          <table:table-cell office:value-type="string">
            <text:p>Keith, Duncan</text:p>
          </table:table-cell>
          <table:table-cell office:value-type="string">
            <text:p>D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Kindl, Jakub</text:p>
          </table:table-cell>
          <table:table-cell office:value-type="string">
            <text:p>D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Klein, Kevin</text:p>
          </table:table-cell>
          <table:table-cell office:value-type="string">
            <text:p>D</text:p>
          </table:table-cell>
          <table:table-cell office:value-type="string">
            <text:p>NSH</text:p>
          </table:table-cell>
        </table:table-row>
        <table:table-row table:style-name="ro1">
          <table:table-cell office:value-type="string">
            <text:p>Klesla, Rostislav</text:p>
          </table:table-cell>
          <table:table-cell office:value-type="string">
            <text:p>D</text:p>
          </table:table-cell>
          <table:table-cell office:value-type="string">
            <text:p>PHO</text:p>
          </table:table-cell>
        </table:table-row>
        <table:table-row table:style-name="ro1">
          <table:table-cell office:value-type="string">
            <text:p>Komisarek, Mike</text:p>
          </table:table-cell>
          <table:table-cell office:value-type="string">
            <text:p>D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Kronwall, Niklas</text:p>
          </table:table-cell>
          <table:table-cell office:value-type="string">
            <text:p>D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Kuba, Filip</text:p>
          </table:table-cell>
          <table:table-cell office:value-type="string">
            <text:p>D</text:p>
          </table:table-cell>
          <table:table-cell office:value-type="string">
            <text:p>OTT</text:p>
          </table:table-cell>
        </table:table-row>
        <table:table-row table:style-name="ro1">
          <table:table-cell office:value-type="string">
            <text:p>Kubina, Pavel</text:p>
          </table:table-cell>
          <table:table-cell office:value-type="string">
            <text:p>D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Kulda, Arturs</text:p>
          </table:table-cell>
          <table:table-cell office:value-type="string">
            <text:p>D</text:p>
          </table:table-cell>
          <table:table-cell office:value-type="string">
            <text:p>WPG</text:p>
          </table:table-cell>
        </table:table-row>
        <table:table-row table:style-name="ro1">
          <table:table-cell office:value-type="string">
            <text:p>Kulikov, Dmitry</text:p>
          </table:table-cell>
          <table:table-cell office:value-type="string">
            <text:p>D</text:p>
          </table:table-cell>
          <table:table-cell office:value-type="string">
            <text:p>FLA</text:p>
          </table:table-cell>
        </table:table-row>
        <table:table-row table:style-name="ro1">
          <table:table-cell office:value-type="string">
            <text:p>Kundratek, Tomas</text:p>
          </table:table-cell>
          <table:table-cell office:value-type="string">
            <text:p>D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Laakso, Teemu</text:p>
          </table:table-cell>
          <table:table-cell office:value-type="string">
            <text:p>D</text:p>
          </table:table-cell>
          <table:table-cell office:value-type="string">
            <text:p>NSH</text:p>
          </table:table-cell>
        </table:table-row>
        <table:table-row table:style-name="ro1">
          <table:table-cell office:value-type="string">
            <text:p>Landry, Charles</text:p>
          </table:table-cell>
          <table:table-cell office:value-type="string">
            <text:p>D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Larsen, Philip</text:p>
          </table:table-cell>
          <table:table-cell office:value-type="string">
            <text:p>D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Larsson, Adam</text:p>
          </table:table-cell>
          <table:table-cell office:value-type="string">
            <text:p>D</text:p>
          </table:table-cell>
          <table:table-cell office:value-type="string">
            <text:p>NJD</text:p>
          </table:table-cell>
        </table:table-row>
        <table:table-row table:style-name="ro1">
          <table:table-cell office:value-type="string">
            <text:p>Lebda, Brett</text:p>
          </table:table-cell>
          <table:table-cell office:value-type="string">
            <text:p>D</text:p>
          </table:table-cell>
          <table:table-cell office:value-type="string">
            <text:p>CBS</text:p>
          </table:table-cell>
        </table:table-row>
        <table:table-row table:style-name="ro1">
          <table:table-cell office:value-type="string">
            <text:p>Leddy, Nick</text:p>
          </table:table-cell>
          <table:table-cell office:value-type="string">
            <text:p>D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Lee, Brian</text:p>
          </table:table-cell>
          <table:table-cell office:value-type="string">
            <text:p>D</text:p>
          </table:table-cell>
          <table:table-cell office:value-type="string">
            <text:p>OTT</text:p>
          </table:table-cell>
        </table:table-row>
        <table:table-row table:style-name="ro1">
          <table:table-cell office:value-type="string">
            <text:p>Leopold, Jordan</text:p>
          </table:table-cell>
          <table:table-cell office:value-type="string">
            <text:p>D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Lepisto, Sami</text:p>
          </table:table-cell>
          <table:table-cell office:value-type="string">
            <text:p>D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Letang, Kris</text:p>
          </table:table-cell>
          <table:table-cell office:value-type="string">
            <text:p>D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Lidstrom, Nicklas</text:p>
          </table:table-cell>
          <table:table-cell office:value-type="string">
            <text:p>D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Liles, John-Michael</text:p>
          </table:table-cell>
          <table:table-cell office:value-type="string">
            <text:p>D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Lilja, Andreas</text:p>
          </table:table-cell>
          <table:table-cell office:value-type="string">
            <text:p>D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Lovejoy, Ben</text:p>
          </table:table-cell>
          <table:table-cell office:value-type="string">
            <text:p>D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Lundin, Mike</text:p>
          </table:table-cell>
          <table:table-cell office:value-type="string">
            <text:p>D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Lydman, Toni</text:p>
          </table:table-cell>
          <table:table-cell office:value-type="string">
            <text:p>D</text:p>
          </table:table-cell>
          <table:table-cell office:value-type="string">
            <text:p>ANA</text:p>
          </table:table-cell>
        </table:table-row>
        <table:table-row table:style-name="ro1">
          <table:table-cell office:value-type="string">
            <text:p>MacDonald, Andrew</text:p>
          </table:table-cell>
          <table:table-cell office:value-type="string">
            <text:p>D</text:p>
          </table:table-cell>
          <table:table-cell office:value-type="string">
            <text:p>NYI</text:p>
          </table:table-cell>
        </table:table-row>
        <table:table-row table:style-name="ro1">
          <table:table-cell office:value-type="string">
            <text:p>Manning, Brandon</text:p>
          </table:table-cell>
          <table:table-cell office:value-type="string">
            <text:p>D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Marshall, Kevin</text:p>
          </table:table-cell>
          <table:table-cell office:value-type="string">
            <text:p>D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Martin, Paul</text:p>
          </table:table-cell>
          <table:table-cell office:value-type="string">
            <text:p>D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Martinek, Radek</text:p>
          </table:table-cell>
          <table:table-cell office:value-type="string">
            <text:p>D</text:p>
          </table:table-cell>
          <table:table-cell office:value-type="string">
            <text:p>CBS</text:p>
          </table:table-cell>
        </table:table-row>
        <table:table-row table:style-name="ro1">
          <table:table-cell office:value-type="string">
            <text:p>Martinez, Alec</text:p>
          </table:table-cell>
          <table:table-cell office:value-type="string">
            <text:p>D</text:p>
          </table:table-cell>
          <table:table-cell office:value-type="string">
            <text:p>LAK</text:p>
          </table:table-cell>
        </table:table-row>
        <table:table-row table:style-name="ro1">
          <table:table-cell office:value-type="string">
            <text:p>McBain, Jamie</text:p>
          </table:table-cell>
          <table:table-cell office:value-type="string">
            <text:p>D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McDonagh, Ryan</text:p>
          </table:table-cell>
          <table:table-cell office:value-type="string">
            <text:p>D</text:p>
          </table:table-cell>
          <table:table-cell office:value-type="string">
            <text:p>NYR</text:p>
          </table:table-cell>
        </table:table-row>
        <table:table-row table:style-name="ro1">
          <table:table-cell office:value-type="string">
            <text:p>McNabb, Brayden</text:p>
          </table:table-cell>
          <table:table-cell office:value-type="string">
            <text:p>D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McQuaid, Adam</text:p>
          </table:table-cell>
          <table:table-cell office:value-type="string">
            <text:p>D</text:p>
          </table:table-cell>
          <table:table-cell office:value-type="string">
            <text:p>BOS</text:p>
          </table:table-cell>
        </table:table-row>
        <table:table-row table:style-name="ro1">
          <table:table-cell office:value-type="string">
            <text:p>Meech, Derek</text:p>
          </table:table-cell>
          <table:table-cell office:value-type="string">
            <text:p>D</text:p>
          </table:table-cell>
          <table:table-cell office:value-type="string">
            <text:p>WPG</text:p>
          </table:table-cell>
        </table:table-row>
        <table:table-row table:style-name="ro1">
          <table:table-cell office:value-type="string">
            <text:p>Meszaros, Andrej</text:p>
          </table:table-cell>
          <table:table-cell office:value-type="string">
            <text:p>D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Methot, Marc</text:p>
          </table:table-cell>
          <table:table-cell office:value-type="string">
            <text:p>D</text:p>
          </table:table-cell>
          <table:table-cell office:value-type="string">
            <text:p>CBS</text:p>
          </table:table-cell>
        </table:table-row>
        <table:table-row table:style-name="ro1">
          <table:table-cell office:value-type="string">
            <text:p>Michalek, Zbynek</text:p>
          </table:table-cell>
          <table:table-cell office:value-type="string">
            <text:p>D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Mikkelson, Brendan</text:p>
          </table:table-cell>
          <table:table-cell office:value-type="string">
            <text:p>D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Mitchell, Willie</text:p>
          </table:table-cell>
          <table:table-cell office:value-type="string">
            <text:p>D</text:p>
          </table:table-cell>
          <table:table-cell office:value-type="string">
            <text:p>LAK</text:p>
          </table:table-cell>
        </table:table-row>
        <table:table-row table:style-name="ro1">
          <table:table-cell office:value-type="string">
            <text:p>Montador, Steve</text:p>
          </table:table-cell>
          <table:table-cell office:value-type="string">
            <text:p>D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Moore, John</text:p>
          </table:table-cell>
          <table:table-cell office:value-type="string">
            <text:p>D</text:p>
          </table:table-cell>
          <table:table-cell office:value-type="string">
            <text:p>CBS</text:p>
          </table:table-cell>
        </table:table-row>
        <table:table-row table:style-name="ro1">
          <table:table-cell office:value-type="string">
            <text:p>Morris, Derek</text:p>
          </table:table-cell>
          <table:table-cell office:value-type="string">
            <text:p>D</text:p>
          </table:table-cell>
          <table:table-cell office:value-type="string">
            <text:p>PHO</text:p>
          </table:table-cell>
        </table:table-row>
        <table:table-row table:style-name="ro1">
          <table:table-cell office:value-type="string">
            <text:p>Mottau, Mike</text:p>
          </table:table-cell>
          <table:table-cell office:value-type="string">
            <text:p>D</text:p>
          </table:table-cell>
          <table:table-cell office:value-type="string">
            <text:p>NYI</text:p>
          </table:table-cell>
        </table:table-row>
        <table:table-row table:style-name="ro1">
          <table:table-cell office:value-type="string">
            <text:p>Murray, Douglas</text:p>
          </table:table-cell>
          <table:table-cell office:value-type="string">
            <text:p>D</text:p>
          </table:table-cell>
          <table:table-cell office:value-type="string">
            <text:p>SJS</text:p>
          </table:table-cell>
        </table:table-row>
        <table:table-row table:style-name="ro1">
          <table:table-cell office:value-type="string">
            <text:p>Muzzin, Jake</text:p>
          </table:table-cell>
          <table:table-cell office:value-type="string">
            <text:p>D</text:p>
          </table:table-cell>
          <table:table-cell office:value-type="string">
            <text:p>LAK</text:p>
          </table:table-cell>
        </table:table-row>
        <table:table-row table:style-name="ro1">
          <table:table-cell office:value-type="string">
            <text:p>Myers, Tyler</text:p>
          </table:table-cell>
          <table:table-cell office:value-type="string">
            <text:p>D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Nash, Brendon</text:p>
          </table:table-cell>
          <table:table-cell office:value-type="string">
            <text:p>D</text:p>
          </table:table-cell>
          <table:table-cell office:value-type="string">
            <text:p>MTL</text:p>
          </table:table-cell>
        </table:table-row>
        <table:table-row table:style-name="ro1">
          <table:table-cell office:value-type="string">
            <text:p>Nikitin, Nikita</text:p>
          </table:table-cell>
          <table:table-cell office:value-type="string">
            <text:p>D</text:p>
          </table:table-cell>
          <table:table-cell office:value-type="string">
            <text:p>CBS</text:p>
          </table:table-cell>
        </table:table-row>
        <table:table-row table:style-name="ro1">
          <table:table-cell office:value-type="string">
            <text:p>Niskanen, Matt</text:p>
          </table:table-cell>
          <table:table-cell office:value-type="string">
            <text:p>D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O'Brien, Shane</text:p>
          </table:table-cell>
          <table:table-cell office:value-type="string">
            <text:p>D</text:p>
          </table:table-cell>
          <table:table-cell office:value-type="string">
            <text:p>COL</text:p>
          </table:table-cell>
        </table:table-row>
        <table:table-row table:style-name="ro1">
          <table:table-cell office:value-type="string">
            <text:p>O'Byrne, Ryan</text:p>
          </table:table-cell>
          <table:table-cell office:value-type="string">
            <text:p>D</text:p>
          </table:table-cell>
          <table:table-cell office:value-type="string">
            <text:p>COL</text:p>
          </table:table-cell>
        </table:table-row>
        <table:table-row table:style-name="ro1">
          <table:table-cell office:value-type="string">
            <text:p>O'Donnell, Sean</text:p>
          </table:table-cell>
          <table:table-cell office:value-type="string">
            <text:p>D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Oberg, Evan</text:p>
          </table:table-cell>
          <table:table-cell office:value-type="string">
            <text:p>D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Oduya, Johnny</text:p>
          </table:table-cell>
          <table:table-cell office:value-type="string">
            <text:p>D</text:p>
          </table:table-cell>
          <table:table-cell office:value-type="string">
            <text:p>WPG</text:p>
          </table:table-cell>
        </table:table-row>
        <table:table-row table:style-name="ro1">
          <table:table-cell office:value-type="string">
            <text:p>Ohlund, Mattias</text:p>
          </table:table-cell>
          <table:table-cell office:value-type="string">
            <text:p>D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Olsen, Dylan</text:p>
          </table:table-cell>
          <table:table-cell office:value-type="string">
            <text:p>D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Orlov, Dmitry</text:p>
          </table:table-cell>
          <table:table-cell office:value-type="string">
            <text:p>D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Orpik, Brooks</text:p>
          </table:table-cell>
          <table:table-cell office:value-type="string">
            <text:p>D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Pardy, Adam</text:p>
          </table:table-cell>
          <table:table-cell office:value-type="string">
            <text:p>D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Peckham, Theo</text:p>
          </table:table-cell>
          <table:table-cell office:value-type="string">
            <text:p>D</text:p>
          </table:table-cell>
          <table:table-cell office:value-type="string">
            <text:p>EDM</text:p>
          </table:table-cell>
        </table:table-row>
        <table:table-row table:style-name="ro1">
          <table:table-cell office:value-type="string">
            <text:p>Petry, Jeff</text:p>
          </table:table-cell>
          <table:table-cell office:value-type="string">
            <text:p>D</text:p>
          </table:table-cell>
          <table:table-cell office:value-type="string">
            <text:p>EDM</text:p>
          </table:table-cell>
        </table:table-row>
        <table:table-row table:style-name="ro1">
          <table:table-cell office:value-type="string">
            <text:p>Phaneuf, Dion</text:p>
          </table:table-cell>
          <table:table-cell office:value-type="string">
            <text:p>D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Phillips, Chris</text:p>
          </table:table-cell>
          <table:table-cell office:value-type="string">
            <text:p>D</text:p>
          </table:table-cell>
          <table:table-cell office:value-type="string">
            <text:p>OTT</text:p>
          </table:table-cell>
        </table:table-row>
        <table:table-row table:style-name="ro1">
          <table:table-cell office:value-type="string">
            <text:p>Picard, Alexandre</text:p>
          </table:table-cell>
          <table:table-cell office:value-type="string">
            <text:p>D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Pietrangelo, Alex</text:p>
          </table:table-cell>
          <table:table-cell office:value-type="string">
            <text:p>D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Piskula, Joe</text:p>
          </table:table-cell>
          <table:table-cell office:value-type="string">
            <text:p>D</text:p>
          </table:table-cell>
          <table:table-cell office:value-type="string">
            <text:p>CGY</text:p>
          </table:table-cell>
        </table:table-row>
        <table:table-row table:style-name="ro1">
          <table:table-cell office:value-type="string">
            <text:p>Pitkanen, Joni</text:p>
          </table:table-cell>
          <table:table-cell office:value-type="string">
            <text:p>D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Plante, Alex</text:p>
          </table:table-cell>
          <table:table-cell office:value-type="string">
            <text:p>D</text:p>
          </table:table-cell>
          <table:table-cell office:value-type="string">
            <text:p>EDM</text:p>
          </table:table-cell>
        </table:table-row>
        <table:table-row table:style-name="ro1">
          <table:table-cell office:value-type="string">
            <text:p>Polak, Roman</text:p>
          </table:table-cell>
          <table:table-cell office:value-type="string">
            <text:p>D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Postma, Paul</text:p>
          </table:table-cell>
          <table:table-cell office:value-type="string">
            <text:p>D</text:p>
          </table:table-cell>
          <table:table-cell office:value-type="string">
            <text:p>WPG</text:p>
          </table:table-cell>
        </table:table-row>
        <table:table-row table:style-name="ro1">
          <table:table-cell office:value-type="string">
            <text:p>Potter, Corey</text:p>
          </table:table-cell>
          <table:table-cell office:value-type="string">
            <text:p>D</text:p>
          </table:table-cell>
          <table:table-cell office:value-type="string">
            <text:p>EDM</text:p>
          </table:table-cell>
        </table:table-row>
        <table:table-row table:style-name="ro1">
          <table:table-cell office:value-type="string">
            <text:p>Prosser, Nate</text:p>
          </table:table-cell>
          <table:table-cell office:value-type="string">
            <text:p>D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Quincey, Kyle</text:p>
          </table:table-cell>
          <table:table-cell office:value-type="string">
            <text:p>D</text:p>
          </table:table-cell>
          <table:table-cell office:value-type="string">
            <text:p>COL</text:p>
          </table:table-cell>
        </table:table-row>
        <table:table-row table:style-name="ro1">
          <table:table-cell office:value-type="string">
            <text:p>Reese, Dylan</text:p>
          </table:table-cell>
          <table:table-cell office:value-type="string">
            <text:p>D</text:p>
          </table:table-cell>
          <table:table-cell office:value-type="string">
            <text:p>NYI</text:p>
          </table:table-cell>
        </table:table-row>
        <table:table-row table:style-name="ro1">
          <table:table-cell office:value-type="string">
            <text:p>Regehr, Robyn</text:p>
          </table:table-cell>
          <table:table-cell office:value-type="string">
            <text:p>D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Robidas, Stephane</text:p>
          </table:table-cell>
          <table:table-cell office:value-type="string">
            <text:p>D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Rome, Aaron</text:p>
          </table:table-cell>
          <table:table-cell office:value-type="string">
            <text:p>D</text:p>
          </table:table-cell>
          <table:table-cell office:value-type="string">
            <text:p>VAN</text:p>
          </table:table-cell>
        </table:table-row>
        <table:table-row table:style-name="ro1">
          <table:table-cell office:value-type="string">
            <text:p>Rozsival, Michal</text:p>
          </table:table-cell>
          <table:table-cell office:value-type="string">
            <text:p>D</text:p>
          </table:table-cell>
          <table:table-cell office:value-type="string">
            <text:p>PHO</text:p>
          </table:table-cell>
        </table:table-row>
        <table:table-row table:style-name="ro1">
          <table:table-cell office:value-type="string">
            <text:p>Rundblad, David</text:p>
          </table:table-cell>
          <table:table-cell office:value-type="string">
            <text:p>D</text:p>
          </table:table-cell>
          <table:table-cell office:value-type="string">
            <text:p>PHO</text:p>
          </table:table-cell>
        </table:table-row>
        <table:table-row table:style-name="ro1">
          <table:table-cell office:value-type="string">
            <text:p>Russell, Kris</text:p>
          </table:table-cell>
          <table:table-cell office:value-type="string">
            <text:p>D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Ruth, Theo</text:p>
          </table:table-cell>
          <table:table-cell office:value-type="string">
            <text:p>D</text:p>
          </table:table-cell>
          <table:table-cell office:value-type="string">
            <text:p>CBS</text:p>
          </table:table-cell>
        </table:table-row>
        <table:table-row table:style-name="ro1">
          <table:table-cell office:value-type="string">
            <text:p>Salo, Sami</text:p>
          </table:table-cell>
          <table:table-cell office:value-type="string">
            <text:p>D</text:p>
          </table:table-cell>
          <table:table-cell office:value-type="string">
            <text:p>VAN</text:p>
          </table:table-cell>
        </table:table-row>
        <table:table-row table:style-name="ro1">
          <table:table-cell office:value-type="string">
            <text:p>Salvador, Bryce</text:p>
          </table:table-cell>
          <table:table-cell office:value-type="string">
            <text:p>D</text:p>
          </table:table-cell>
          <table:table-cell office:value-type="string">
            <text:p>NJD</text:p>
          </table:table-cell>
        </table:table-row>
        <table:table-row table:style-name="ro1">
          <table:table-cell office:value-type="string">
            <text:p>Sarich, Cory</text:p>
          </table:table-cell>
          <table:table-cell office:value-type="string">
            <text:p>D</text:p>
          </table:table-cell>
          <table:table-cell office:value-type="string">
            <text:p>CGY</text:p>
          </table:table-cell>
        </table:table-row>
        <table:table-row table:style-name="ro1">
          <table:table-cell office:value-type="string">
            <text:p>Sauer, Kurt</text:p>
          </table:table-cell>
          <table:table-cell office:value-type="string">
            <text:p>D</text:p>
          </table:table-cell>
          <table:table-cell office:value-type="string">
            <text:p>PHO</text:p>
          </table:table-cell>
        </table:table-row>
        <table:table-row table:style-name="ro1">
          <table:table-cell office:value-type="string">
            <text:p>Sauer, Michael</text:p>
          </table:table-cell>
          <table:table-cell office:value-type="string">
            <text:p>D</text:p>
          </table:table-cell>
          <table:table-cell office:value-type="string">
            <text:p>NYR</text:p>
          </table:table-cell>
        </table:table-row>
        <table:table-row table:style-name="ro1">
          <table:table-cell office:value-type="string">
            <text:p>Savard, David</text:p>
          </table:table-cell>
          <table:table-cell office:value-type="string">
            <text:p>D</text:p>
          </table:table-cell>
          <table:table-cell office:value-type="string">
            <text:p>CBS</text:p>
          </table:table-cell>
        </table:table-row>
        <table:table-row table:style-name="ro1">
          <table:table-cell office:value-type="string">
            <text:p>Sbisa, Luca</text:p>
          </table:table-cell>
          <table:table-cell office:value-type="string">
            <text:p>D</text:p>
          </table:table-cell>
          <table:table-cell office:value-type="string">
            <text:p>ANA</text:p>
          </table:table-cell>
        </table:table-row>
        <table:table-row table:style-name="ro1">
          <table:table-cell office:value-type="string">
            <text:p>Scandella, Marco</text:p>
          </table:table-cell>
          <table:table-cell office:value-type="string">
            <text:p>D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Schenn, Luke</text:p>
          </table:table-cell>
          <table:table-cell office:value-type="string">
            <text:p>D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Schlemko, David</text:p>
          </table:table-cell>
          <table:table-cell office:value-type="string">
            <text:p>D</text:p>
          </table:table-cell>
          <table:table-cell office:value-type="string">
            <text:p>PHO</text:p>
          </table:table-cell>
        </table:table-row>
        <table:table-row table:style-name="ro1">
          <table:table-cell office:value-type="string">
            <text:p>Schultz, Jeff</text:p>
          </table:table-cell>
          <table:table-cell office:value-type="string">
            <text:p>D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Schultz, Nick</text:p>
          </table:table-cell>
          <table:table-cell office:value-type="string">
            <text:p>D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Scott, John</text:p>
          </table:table-cell>
          <table:table-cell office:value-type="string">
            <text:p>D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Scuderi, Rob</text:p>
          </table:table-cell>
          <table:table-cell office:value-type="string">
            <text:p>D</text:p>
          </table:table-cell>
          <table:table-cell office:value-type="string">
            <text:p>LAK</text:p>
          </table:table-cell>
        </table:table-row>
        <table:table-row table:style-name="ro1">
          <table:table-cell office:value-type="string">
            <text:p>Seabrook, Brent</text:p>
          </table:table-cell>
          <table:table-cell office:value-type="string">
            <text:p>D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Seidenberg, Dennis</text:p>
          </table:table-cell>
          <table:table-cell office:value-type="string">
            <text:p>D</text:p>
          </table:table-cell>
          <table:table-cell office:value-type="string">
            <text:p>BOS</text:p>
          </table:table-cell>
        </table:table-row>
        <table:table-row table:style-name="ro1">
          <table:table-cell office:value-type="string">
            <text:p>Sekera, Andrej</text:p>
          </table:table-cell>
          <table:table-cell office:value-type="string">
            <text:p>D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Shattenkirk, Kevin</text:p>
          </table:table-cell>
          <table:table-cell office:value-type="string">
            <text:p>D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Sims, Shane</text:p>
          </table:table-cell>
          <table:table-cell office:value-type="string">
            <text:p>D</text:p>
          </table:table-cell>
          <table:table-cell office:value-type="string">
            <text:p>NYI</text:p>
          </table:table-cell>
        </table:table-row>
        <table:table-row table:style-name="ro1">
          <table:table-cell office:value-type="string">
            <text:p>Smaby, Matt</text:p>
          </table:table-cell>
          <table:table-cell office:value-type="string">
            <text:p>D</text:p>
          </table:table-cell>
          <table:table-cell office:value-type="string">
            <text:p>ANA</text:p>
          </table:table-cell>
        </table:table-row>
        <table:table-row table:style-name="ro1">
          <table:table-cell office:value-type="string">
            <text:p>Smid, Ladislav</text:p>
          </table:table-cell>
          <table:table-cell office:value-type="string">
            <text:p>D</text:p>
          </table:table-cell>
          <table:table-cell office:value-type="string">
            <text:p>EDM</text:p>
          </table:table-cell>
        </table:table-row>
        <table:table-row table:style-name="ro1">
          <table:table-cell office:value-type="string">
            <text:p>Smith, Brendan</text:p>
          </table:table-cell>
          <table:table-cell office:value-type="string">
            <text:p>D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Smith, Derek</text:p>
          </table:table-cell>
          <table:table-cell office:value-type="string">
            <text:p>D</text:p>
          </table:table-cell>
          <table:table-cell office:value-type="string">
            <text:p>CGY</text:p>
          </table:table-cell>
        </table:table-row>
        <table:table-row table:style-name="ro1">
          <table:table-cell office:value-type="string">
            <text:p>Sneep, Carl</text:p>
          </table:table-cell>
          <table:table-cell office:value-type="string">
            <text:p>D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Souray, Sheldon</text:p>
          </table:table-cell>
          <table:table-cell office:value-type="string">
            <text:p>D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Spacek, Jaroslav</text:p>
          </table:table-cell>
          <table:table-cell office:value-type="string">
            <text:p>D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Spurgeon, Jared</text:p>
          </table:table-cell>
          <table:table-cell office:value-type="string">
            <text:p>D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St-Denis, Frederic</text:p>
          </table:table-cell>
          <table:table-cell office:value-type="string">
            <text:p>D</text:p>
          </table:table-cell>
          <table:table-cell office:value-type="string">
            <text:p>MTL</text:p>
          </table:table-cell>
        </table:table-row>
        <table:table-row table:style-name="ro1">
          <table:table-cell office:value-type="string">
            <text:p>Staal, Marc</text:p>
          </table:table-cell>
          <table:table-cell office:value-type="string">
            <text:p>D</text:p>
          </table:table-cell>
          <table:table-cell office:value-type="string">
            <text:p>NYR</text:p>
          </table:table-cell>
        </table:table-row>
        <table:table-row table:style-name="ro1">
          <table:table-cell office:value-type="string">
            <text:p>Staios, Steve</text:p>
          </table:table-cell>
          <table:table-cell office:value-type="string">
            <text:p>D</text:p>
          </table:table-cell>
          <table:table-cell office:value-type="string">
            <text:p>NYI</text:p>
          </table:table-cell>
        </table:table-row>
        <table:table-row table:style-name="ro1">
          <table:table-cell office:value-type="string">
            <text:p>Stoner, Clayton</text:p>
          </table:table-cell>
          <table:table-cell office:value-type="string">
            <text:p>D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Strait, Brian</text:p>
          </table:table-cell>
          <table:table-cell office:value-type="string">
            <text:p>D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Stralman, Anton</text:p>
          </table:table-cell>
          <table:table-cell office:value-type="string">
            <text:p>D</text:p>
          </table:table-cell>
          <table:table-cell office:value-type="string">
            <text:p>NYR</text:p>
          </table:table-cell>
        </table:table-row>
        <table:table-row table:style-name="ro1">
          <table:table-cell office:value-type="string">
            <text:p>Streit, Mark</text:p>
          </table:table-cell>
          <table:table-cell office:value-type="string">
            <text:p>D</text:p>
          </table:table-cell>
          <table:table-cell office:value-type="string">
            <text:p>NYI</text:p>
          </table:table-cell>
        </table:table-row>
        <table:table-row table:style-name="ro1">
          <table:table-cell office:value-type="string">
            <text:p>Stuart, Brad</text:p>
          </table:table-cell>
          <table:table-cell office:value-type="string">
            <text:p>D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Stuart, Mark</text:p>
          </table:table-cell>
          <table:table-cell office:value-type="string">
            <text:p>D</text:p>
          </table:table-cell>
          <table:table-cell office:value-type="string">
            <text:p>WPG</text:p>
          </table:table-cell>
        </table:table-row>
        <table:table-row table:style-name="ro1">
          <table:table-cell office:value-type="string">
            <text:p>Subban, P.K.</text:p>
          </table:table-cell>
          <table:table-cell office:value-type="string">
            <text:p>D</text:p>
          </table:table-cell>
          <table:table-cell office:value-type="string">
            <text:p>MTL</text:p>
          </table:table-cell>
        </table:table-row>
        <table:table-row table:style-name="ro1">
          <table:table-cell office:value-type="string">
            <text:p>Sulzer, Alexander</text:p>
          </table:table-cell>
          <table:table-cell office:value-type="string">
            <text:p>D</text:p>
          </table:table-cell>
          <table:table-cell office:value-type="string">
            <text:p>VAN</text:p>
          </table:table-cell>
        </table:table-row>
        <table:table-row table:style-name="ro1">
          <table:table-cell office:value-type="string">
            <text:p>Summers, Chris</text:p>
          </table:table-cell>
          <table:table-cell office:value-type="string">
            <text:p>D</text:p>
          </table:table-cell>
          <table:table-cell office:value-type="string">
            <text:p>PHO</text:p>
          </table:table-cell>
        </table:table-row>
        <table:table-row table:style-name="ro1">
          <table:table-cell office:value-type="string">
            <text:p>Suter, Ryan</text:p>
          </table:table-cell>
          <table:table-cell office:value-type="string">
            <text:p>D</text:p>
          </table:table-cell>
          <table:table-cell office:value-type="string">
            <text:p>NSH</text:p>
          </table:table-cell>
        </table:table-row>
        <table:table-row table:style-name="ro1">
          <table:table-cell office:value-type="string">
            <text:p>Sutton, Andy</text:p>
          </table:table-cell>
          <table:table-cell office:value-type="string">
            <text:p>D</text:p>
          </table:table-cell>
          <table:table-cell office:value-type="string">
            <text:p>EDM</text:p>
          </table:table-cell>
        </table:table-row>
        <table:table-row table:style-name="ro1">
          <table:table-cell office:value-type="string">
            <text:p>Tallinder, Henrik</text:p>
          </table:table-cell>
          <table:table-cell office:value-type="string">
            <text:p>D</text:p>
          </table:table-cell>
          <table:table-cell office:value-type="string">
            <text:p>NJD</text:p>
          </table:table-cell>
        </table:table-row>
        <table:table-row table:style-name="ro1">
          <table:table-cell office:value-type="string">
            <text:p>Tanev, Chris</text:p>
          </table:table-cell>
          <table:table-cell office:value-type="string">
            <text:p>D</text:p>
          </table:table-cell>
          <table:table-cell office:value-type="string">
            <text:p>VAN</text:p>
          </table:table-cell>
        </table:table-row>
        <table:table-row table:style-name="ro1">
          <table:table-cell office:value-type="string">
            <text:p>Taormina, Matt</text:p>
          </table:table-cell>
          <table:table-cell office:value-type="string">
            <text:p>D</text:p>
          </table:table-cell>
          <table:table-cell office:value-type="string">
            <text:p>NJD</text:p>
          </table:table-cell>
        </table:table-row>
        <table:table-row table:style-name="ro1">
          <table:table-cell office:value-type="string">
            <text:p>Teubert, Colten</text:p>
          </table:table-cell>
          <table:table-cell office:value-type="string">
            <text:p>D</text:p>
          </table:table-cell>
          <table:table-cell office:value-type="string">
            <text:p>EDM</text:p>
          </table:table-cell>
        </table:table-row>
        <table:table-row table:style-name="ro1">
          <table:table-cell office:value-type="string">
            <text:p>Timonen, Kimmo</text:p>
          </table:table-cell>
          <table:table-cell office:value-type="string">
            <text:p>D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Tyutin, Fedor</text:p>
          </table:table-cell>
          <table:table-cell office:value-type="string">
            <text:p>D</text:p>
          </table:table-cell>
          <table:table-cell office:value-type="string">
            <text:p>CBS</text:p>
          </table:table-cell>
        </table:table-row>
        <table:table-row table:style-name="ro1">
          <table:table-cell office:value-type="string">
            <text:p>Urbom, Alexander</text:p>
          </table:table-cell>
          <table:table-cell office:value-type="string">
            <text:p>D</text:p>
          </table:table-cell>
          <table:table-cell office:value-type="string">
            <text:p>NJD</text:p>
          </table:table-cell>
        </table:table-row>
        <table:table-row table:style-name="ro1">
          <table:table-cell office:value-type="string">
            <text:p>Valabik, Boris</text:p>
          </table:table-cell>
          <table:table-cell office:value-type="string">
            <text:p>D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Vandermeer, Jim</text:p>
          </table:table-cell>
          <table:table-cell office:value-type="string">
            <text:p>D</text:p>
          </table:table-cell>
          <table:table-cell office:value-type="string">
            <text:p>SJS</text:p>
          </table:table-cell>
        </table:table-row>
        <table:table-row table:style-name="ro1">
          <table:table-cell office:value-type="string">
            <text:p>Visnovsky, Lubomir</text:p>
          </table:table-cell>
          <table:table-cell office:value-type="string">
            <text:p>D</text:p>
          </table:table-cell>
          <table:table-cell office:value-type="string">
            <text:p>ANA</text:p>
          </table:table-cell>
        </table:table-row>
        <table:table-row table:style-name="ro1">
          <table:table-cell office:value-type="string">
            <text:p>Vlasic, Marc-Edouard</text:p>
          </table:table-cell>
          <table:table-cell office:value-type="string">
            <text:p>D</text:p>
          </table:table-cell>
          <table:table-cell office:value-type="string">
            <text:p>SJS</text:p>
          </table:table-cell>
        </table:table-row>
        <table:table-row table:style-name="ro1">
          <table:table-cell office:value-type="string">
            <text:p>Volchenkov, Anton</text:p>
          </table:table-cell>
          <table:table-cell office:value-type="string">
            <text:p>D</text:p>
          </table:table-cell>
          <table:table-cell office:value-type="string">
            <text:p>NJD</text:p>
          </table:table-cell>
        </table:table-row>
        <table:table-row table:style-name="ro1">
          <table:table-cell office:value-type="string">
            <text:p>Voynov, Slava</text:p>
          </table:table-cell>
          <table:table-cell office:value-type="string">
            <text:p>D</text:p>
          </table:table-cell>
          <table:table-cell office:value-type="string">
            <text:p>LAK</text:p>
          </table:table-cell>
        </table:table-row>
        <table:table-row table:style-name="ro1">
          <table:table-cell office:value-type="string">
            <text:p>Walker, Matt</text:p>
          </table:table-cell>
          <table:table-cell office:value-type="string">
            <text:p>D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Weaver, Mike</text:p>
          </table:table-cell>
          <table:table-cell office:value-type="string">
            <text:p>D</text:p>
          </table:table-cell>
          <table:table-cell office:value-type="string">
            <text:p>FLA</text:p>
          </table:table-cell>
        </table:table-row>
        <table:table-row table:style-name="ro1">
          <table:table-cell office:value-type="string">
            <text:p>Weber, Mike</text:p>
          </table:table-cell>
          <table:table-cell office:value-type="string">
            <text:p>D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Weber, Shea</text:p>
          </table:table-cell>
          <table:table-cell office:value-type="string">
            <text:p>D</text:p>
          </table:table-cell>
          <table:table-cell office:value-type="string">
            <text:p>NSH</text:p>
          </table:table-cell>
        </table:table-row>
        <table:table-row table:style-name="ro1">
          <table:table-cell office:value-type="string">
            <text:p>Weber, Yannick</text:p>
          </table:table-cell>
          <table:table-cell office:value-type="string">
            <text:p>D</text:p>
          </table:table-cell>
          <table:table-cell office:value-type="string">
            <text:p>MTL</text:p>
          </table:table-cell>
        </table:table-row>
        <table:table-row table:style-name="ro1">
          <table:table-cell office:value-type="string">
            <text:p>White, Colin</text:p>
          </table:table-cell>
          <table:table-cell office:value-type="string">
            <text:p>D</text:p>
          </table:table-cell>
          <table:table-cell office:value-type="string">
            <text:p>SJS</text:p>
          </table:table-cell>
        </table:table-row>
        <table:table-row table:style-name="ro1">
          <table:table-cell office:value-type="string">
            <text:p>White, Ian</text:p>
          </table:table-cell>
          <table:table-cell office:value-type="string">
            <text:p>D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Whitney, Ryan</text:p>
          </table:table-cell>
          <table:table-cell office:value-type="string">
            <text:p>D</text:p>
          </table:table-cell>
          <table:table-cell office:value-type="string">
            <text:p>EDM</text:p>
          </table:table-cell>
        </table:table-row>
        <table:table-row table:style-name="ro1">
          <table:table-cell office:value-type="string">
            <text:p>Wideman, Dennis</text:p>
          </table:table-cell>
          <table:table-cell office:value-type="string">
            <text:p>D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Wilson, Clay</text:p>
          </table:table-cell>
          <table:table-cell office:value-type="string">
            <text:p>D</text:p>
          </table:table-cell>
          <table:table-cell office:value-type="string">
            <text:p>CGY</text:p>
          </table:table-cell>
        </table:table-row>
        <table:table-row table:style-name="ro1">
          <table:table-cell office:value-type="string">
            <text:p>Wilson, Ryan</text:p>
          </table:table-cell>
          <table:table-cell office:value-type="string">
            <text:p>D</text:p>
          </table:table-cell>
          <table:table-cell office:value-type="string">
            <text:p>COL</text:p>
          </table:table-cell>
        </table:table-row>
        <table:table-row table:style-name="ro1">
          <table:table-cell office:value-type="string">
            <text:p>Wisniewski, James</text:p>
          </table:table-cell>
          <table:table-cell office:value-type="string">
            <text:p>D</text:p>
          </table:table-cell>
          <table:table-cell office:value-type="string">
            <text:p>CBS</text:p>
          </table:table-cell>
        </table:table-row>
        <table:table-row table:style-name="ro1">
          <table:table-cell office:value-type="string">
            <text:p>Woywitka, Jeff</text:p>
          </table:table-cell>
          <table:table-cell office:value-type="string">
            <text:p>D</text:p>
          </table:table-cell>
          <table:table-cell office:value-type="string">
            <text:p>NYR</text:p>
          </table:table-cell>
        </table:table-row>
        <table:table-row table:style-name="ro1">
          <table:table-cell office:value-type="string">
            <text:p>Yandle, Keith</text:p>
          </table:table-cell>
          <table:table-cell office:value-type="string">
            <text:p>D</text:p>
          </table:table-cell>
          <table:table-cell office:value-type="string">
            <text:p>PHO</text:p>
          </table:table-cell>
        </table:table-row>
        <table:table-row table:style-name="ro1">
          <table:table-cell office:value-type="string">
            <text:p>Zanon, Greg</text:p>
          </table:table-cell>
          <table:table-cell office:value-type="string">
            <text:p>D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Zidlicky, Marek</text:p>
          </table:table-cell>
          <table:table-cell office:value-type="string">
            <text:p>D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de Haan, Calvin</text:p>
          </table:table-cell>
          <table:table-cell office:value-type="string">
            <text:p>D</text:p>
          </table:table-cell>
          <table:table-cell office:value-type="string">
            <text:p>NYI</text:p>
          </table:table-cell>
        </table:table-row>
        <table:table-row table:style-name="ro1">
          <table:table-cell office:value-type="string">
            <text:p>Anderson, Craig</text:p>
          </table:table-cell>
          <table:table-cell office:value-type="string">
            <text:p>G</text:p>
          </table:table-cell>
          <table:table-cell office:value-type="string">
            <text:p>OTT</text:p>
          </table:table-cell>
        </table:table-row>
        <table:table-row table:style-name="ro1">
          <table:table-cell office:value-type="string">
            <text:p>Auld, Alex</text:p>
          </table:table-cell>
          <table:table-cell office:value-type="string">
            <text:p>G</text:p>
          </table:table-cell>
          <table:table-cell office:value-type="string">
            <text:p>OTT</text:p>
          </table:table-cell>
        </table:table-row>
        <table:table-row table:style-name="ro1">
          <table:table-cell office:value-type="string">
            <text:p>Bachman, Richard</text:p>
          </table:table-cell>
          <table:table-cell office:value-type="string">
            <text:p>G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Backstrom, Niklas</text:p>
          </table:table-cell>
          <table:table-cell office:value-type="string">
            <text:p>G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Bernier, Jonathan</text:p>
          </table:table-cell>
          <table:table-cell office:value-type="string">
            <text:p>G</text:p>
          </table:table-cell>
          <table:table-cell office:value-type="string">
            <text:p>LAK</text:p>
          </table:table-cell>
        </table:table-row>
        <table:table-row table:style-name="ro1">
          <table:table-cell office:value-type="string">
            <text:p>Biron, Martin</text:p>
          </table:table-cell>
          <table:table-cell office:value-type="string">
            <text:p>G</text:p>
          </table:table-cell>
          <table:table-cell office:value-type="string">
            <text:p>NYR</text:p>
          </table:table-cell>
        </table:table-row>
        <table:table-row table:style-name="ro1">
          <table:table-cell office:value-type="string">
            <text:p>Bobrovsky, Sergei</text:p>
          </table:table-cell>
          <table:table-cell office:value-type="string">
            <text:p>G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Boucher, Brian</text:p>
          </table:table-cell>
          <table:table-cell office:value-type="string">
            <text:p>G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Brodeur, Martin</text:p>
          </table:table-cell>
          <table:table-cell office:value-type="string">
            <text:p>G</text:p>
          </table:table-cell>
          <table:table-cell office:value-type="string">
            <text:p>NJD</text:p>
          </table:table-cell>
        </table:table-row>
        <table:table-row table:style-name="ro1">
          <table:table-cell office:value-type="string">
            <text:p>Bryzgalov, Ilya</text:p>
          </table:table-cell>
          <table:table-cell office:value-type="string">
            <text:p>G</text:p>
          </table:table-cell>
          <table:table-cell office:value-type="string">
            <text:p>PHI</text:p>
          </table:table-cell>
        </table:table-row>
        <table:table-row table:style-name="ro1">
          <table:table-cell office:value-type="string">
            <text:p>Budaj, Peter</text:p>
          </table:table-cell>
          <table:table-cell office:value-type="string">
            <text:p>G</text:p>
          </table:table-cell>
          <table:table-cell office:value-type="string">
            <text:p>MTL</text:p>
          </table:table-cell>
        </table:table-row>
        <table:table-row table:style-name="ro1">
          <table:table-cell office:value-type="string">
            <text:p>Clemmensen, Scott</text:p>
          </table:table-cell>
          <table:table-cell office:value-type="string">
            <text:p>G</text:p>
          </table:table-cell>
          <table:table-cell office:value-type="string">
            <text:p>FLA</text:p>
          </table:table-cell>
        </table:table-row>
        <table:table-row table:style-name="ro1">
          <table:table-cell office:value-type="string">
            <text:p>Climie, Matt</text:p>
          </table:table-cell>
          <table:table-cell office:value-type="string">
            <text:p>G</text:p>
          </table:table-cell>
          <table:table-cell office:value-type="string">
            <text:p>VAN</text:p>
          </table:table-cell>
        </table:table-row>
        <table:table-row table:style-name="ro1">
          <table:table-cell office:value-type="string">
            <text:p>Conklin, Ty</text:p>
          </table:table-cell>
          <table:table-cell office:value-type="string">
            <text:p>G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Crawford, Corey</text:p>
          </table:table-cell>
          <table:table-cell office:value-type="string">
            <text:p>G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Dekanich, Mark</text:p>
          </table:table-cell>
          <table:table-cell office:value-type="string">
            <text:p>G</text:p>
          </table:table-cell>
          <table:table-cell office:value-type="string">
            <text:p>CBS</text:p>
          </table:table-cell>
        </table:table-row>
        <table:table-row table:style-name="ro1">
          <table:table-cell office:value-type="string">
            <text:p>Deslauriers, Jeff</text:p>
          </table:table-cell>
          <table:table-cell office:value-type="string">
            <text:p>G</text:p>
          </table:table-cell>
          <table:table-cell office:value-type="string">
            <text:p>ANA</text:p>
          </table:table-cell>
        </table:table-row>
        <table:table-row table:style-name="ro1">
          <table:table-cell office:value-type="string">
            <text:p>DiPietro, Rick</text:p>
          </table:table-cell>
          <table:table-cell office:value-type="string">
            <text:p>G</text:p>
          </table:table-cell>
          <table:table-cell office:value-type="string">
            <text:p>NYI</text:p>
          </table:table-cell>
        </table:table-row>
        <table:table-row table:style-name="ro1">
          <table:table-cell office:value-type="string">
            <text:p>Dubnyk, Devan</text:p>
          </table:table-cell>
          <table:table-cell office:value-type="string">
            <text:p>G</text:p>
          </table:table-cell>
          <table:table-cell office:value-type="string">
            <text:p>EDM</text:p>
          </table:table-cell>
        </table:table-row>
        <table:table-row table:style-name="ro1">
          <table:table-cell office:value-type="string">
            <text:p>Elliott, Brian</text:p>
          </table:table-cell>
          <table:table-cell office:value-type="string">
            <text:p>G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Ellis, Dan</text:p>
          </table:table-cell>
          <table:table-cell office:value-type="string">
            <text:p>G</text:p>
          </table:table-cell>
          <table:table-cell office:value-type="string">
            <text:p>ANA</text:p>
          </table:table-cell>
        </table:table-row>
        <table:table-row table:style-name="ro1">
          <table:table-cell office:value-type="string">
            <text:p>Emery, Ray</text:p>
          </table:table-cell>
          <table:table-cell office:value-type="string">
            <text:p>G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Enroth, Jhonas</text:p>
          </table:table-cell>
          <table:table-cell office:value-type="string">
            <text:p>G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Fenton, Thomas</text:p>
          </table:table-cell>
          <table:table-cell office:value-type="string">
            <text:p>G</text:p>
          </table:table-cell>
          <table:table-cell office:value-type="string">
            <text:p>PHO</text:p>
          </table:table-cell>
        </table:table-row>
        <table:table-row table:style-name="ro1">
          <table:table-cell office:value-type="string">
            <text:p>Fleury, Marc-Andre</text:p>
          </table:table-cell>
          <table:table-cell office:value-type="string">
            <text:p>G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Foster, Brian</text:p>
          </table:table-cell>
          <table:table-cell office:value-type="string">
            <text:p>G</text:p>
          </table:table-cell>
          <table:table-cell office:value-type="string">
            <text:p>FLA</text:p>
          </table:table-cell>
        </table:table-row>
        <table:table-row table:style-name="ro1">
          <table:table-cell office:value-type="string">
            <text:p>Garon, Mathieu</text:p>
          </table:table-cell>
          <table:table-cell office:value-type="string">
            <text:p>G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Giguere, Jean-Sebastien</text:p>
          </table:table-cell>
          <table:table-cell office:value-type="string">
            <text:p>G</text:p>
          </table:table-cell>
          <table:table-cell office:value-type="string">
            <text:p>COL</text:p>
          </table:table-cell>
        </table:table-row>
        <table:table-row table:style-name="ro1">
          <table:table-cell office:value-type="string">
            <text:p>Greiss, Thomas</text:p>
          </table:table-cell>
          <table:table-cell office:value-type="string">
            <text:p>G</text:p>
          </table:table-cell>
          <table:table-cell office:value-type="string">
            <text:p>SJS</text:p>
          </table:table-cell>
        </table:table-row>
        <table:table-row table:style-name="ro1">
          <table:table-cell office:value-type="string">
            <text:p>Gustavsson, Jonas</text:p>
          </table:table-cell>
          <table:table-cell office:value-type="string">
            <text:p>G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Hackett, Matt</text:p>
          </table:table-cell>
          <table:table-cell office:value-type="string">
            <text:p>G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Halak, Jaroslav</text:p>
          </table:table-cell>
          <table:table-cell office:value-type="string">
            <text:p>G</text:p>
          </table:table-cell>
          <table:table-cell office:value-type="string">
            <text:p>STL</text:p>
          </table:table-cell>
        </table:table-row>
        <table:table-row table:style-name="ro1">
          <table:table-cell office:value-type="string">
            <text:p>Harding, Josh</text:p>
          </table:table-cell>
          <table:table-cell office:value-type="string">
            <text:p>G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string">
            <text:p>Hedberg, Johan</text:p>
          </table:table-cell>
          <table:table-cell office:value-type="string">
            <text:p>G</text:p>
          </table:table-cell>
          <table:table-cell office:value-type="string">
            <text:p>NJD</text:p>
          </table:table-cell>
        </table:table-row>
        <table:table-row table:style-name="ro1">
          <table:table-cell office:value-type="string">
            <text:p>Hiller, Jonas</text:p>
          </table:table-cell>
          <table:table-cell office:value-type="string">
            <text:p>G</text:p>
          </table:table-cell>
          <table:table-cell office:value-type="string">
            <text:p>ANA</text:p>
          </table:table-cell>
        </table:table-row>
        <table:table-row table:style-name="ro1">
          <table:table-cell office:value-type="string">
            <text:p>Holtby, Braden</text:p>
          </table:table-cell>
          <table:table-cell office:value-type="string">
            <text:p>G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Howard, Jimmy</text:p>
          </table:table-cell>
          <table:table-cell office:value-type="string">
            <text:p>G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Irving, Leland</text:p>
          </table:table-cell>
          <table:table-cell office:value-type="string">
            <text:p>G</text:p>
          </table:table-cell>
          <table:table-cell office:value-type="string">
            <text:p>CGY</text:p>
          </table:table-cell>
        </table:table-row>
        <table:table-row table:style-name="ro1">
          <table:table-cell office:value-type="string">
            <text:p>Johnson, Brent</text:p>
          </table:table-cell>
          <table:table-cell office:value-type="string">
            <text:p>G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Karlsson, Henrik</text:p>
          </table:table-cell>
          <table:table-cell office:value-type="string">
            <text:p>G</text:p>
          </table:table-cell>
          <table:table-cell office:value-type="string">
            <text:p>SJS</text:p>
          </table:table-cell>
        </table:table-row>
        <table:table-row table:style-name="ro1">
          <table:table-cell office:value-type="string">
            <text:p>Khabibulin, Nikolai</text:p>
          </table:table-cell>
          <table:table-cell office:value-type="string">
            <text:p>G</text:p>
          </table:table-cell>
          <table:table-cell office:value-type="string">
            <text:p>EDM</text:p>
          </table:table-cell>
        </table:table-row>
        <table:table-row table:style-name="ro1">
          <table:table-cell office:value-type="string">
            <text:p>Kinkaid, Keith</text:p>
          </table:table-cell>
          <table:table-cell office:value-type="string">
            <text:p>G</text:p>
          </table:table-cell>
          <table:table-cell office:value-type="string">
            <text:p>NJD</text:p>
          </table:table-cell>
        </table:table-row>
        <table:table-row table:style-name="ro1">
          <table:table-cell office:value-type="string">
            <text:p>Kiprusoff, Miikka</text:p>
          </table:table-cell>
          <table:table-cell office:value-type="string">
            <text:p>G</text:p>
          </table:table-cell>
          <table:table-cell office:value-type="string">
            <text:p>CGY</text:p>
          </table:table-cell>
        </table:table-row>
        <table:table-row table:style-name="ro1">
          <table:table-cell office:value-type="string">
            <text:p>LaBarbera, Jason</text:p>
          </table:table-cell>
          <table:table-cell office:value-type="string">
            <text:p>G</text:p>
          </table:table-cell>
          <table:table-cell office:value-type="string">
            <text:p>PHO</text:p>
          </table:table-cell>
        </table:table-row>
        <table:table-row table:style-name="ro1">
          <table:table-cell office:value-type="string">
            <text:p>Lack, Eddie</text:p>
          </table:table-cell>
          <table:table-cell office:value-type="string">
            <text:p>G</text:p>
          </table:table-cell>
          <table:table-cell office:value-type="string">
            <text:p>VAN</text:p>
          </table:table-cell>
        </table:table-row>
        <table:table-row table:style-name="ro1">
          <table:table-cell office:value-type="string">
            <text:p>Lehner, Robin</text:p>
          </table:table-cell>
          <table:table-cell office:value-type="string">
            <text:p>G</text:p>
          </table:table-cell>
          <table:table-cell office:value-type="string">
            <text:p>OTT</text:p>
          </table:table-cell>
        </table:table-row>
        <table:table-row table:style-name="ro1">
          <table:table-cell office:value-type="string">
            <text:p>Lehtonen, Kari</text:p>
          </table:table-cell>
          <table:table-cell office:value-type="string">
            <text:p>G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Lindback, Anders</text:p>
          </table:table-cell>
          <table:table-cell office:value-type="string">
            <text:p>G</text:p>
          </table:table-cell>
          <table:table-cell office:value-type="string">
            <text:p>NSH</text:p>
          </table:table-cell>
        </table:table-row>
        <table:table-row table:style-name="ro1">
          <table:table-cell office:value-type="string">
            <text:p>Lundqvist, Henrik</text:p>
          </table:table-cell>
          <table:table-cell office:value-type="string">
            <text:p>G</text:p>
          </table:table-cell>
          <table:table-cell office:value-type="string">
            <text:p>NYR</text:p>
          </table:table-cell>
        </table:table-row>
        <table:table-row table:style-name="ro1">
          <table:table-cell office:value-type="string">
            <text:p>Luongo, Roberto</text:p>
          </table:table-cell>
          <table:table-cell office:value-type="string">
            <text:p>G</text:p>
          </table:table-cell>
          <table:table-cell office:value-type="string">
            <text:p>VAN</text:p>
          </table:table-cell>
        </table:table-row>
        <table:table-row table:style-name="ro1">
          <table:table-cell office:value-type="string">
            <text:p>MacDonald, Joey</text:p>
          </table:table-cell>
          <table:table-cell office:value-type="string">
            <text:p>G</text:p>
          </table:table-cell>
          <table:table-cell office:value-type="string">
            <text:p>DET</text:p>
          </table:table-cell>
        </table:table-row>
        <table:table-row table:style-name="ro1">
          <table:table-cell office:value-type="string">
            <text:p>MacIntyre, Drew</text:p>
          </table:table-cell>
          <table:table-cell office:value-type="string">
            <text:p>G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Mannino, Peter</text:p>
          </table:table-cell>
          <table:table-cell office:value-type="string">
            <text:p>G</text:p>
          </table:table-cell>
          <table:table-cell office:value-type="string">
            <text:p>WPG</text:p>
          </table:table-cell>
        </table:table-row>
        <table:table-row table:style-name="ro1">
          <table:table-cell office:value-type="string">
            <text:p>Markstrom, Jacob</text:p>
          </table:table-cell>
          <table:table-cell office:value-type="string">
            <text:p>G</text:p>
          </table:table-cell>
          <table:table-cell office:value-type="string">
            <text:p>FLA</text:p>
          </table:table-cell>
        </table:table-row>
        <table:table-row table:style-name="ro1">
          <table:table-cell office:value-type="string">
            <text:p>Mason, Chris</text:p>
          </table:table-cell>
          <table:table-cell office:value-type="string">
            <text:p>G</text:p>
          </table:table-cell>
          <table:table-cell office:value-type="string">
            <text:p>WPG</text:p>
          </table:table-cell>
        </table:table-row>
        <table:table-row table:style-name="ro1">
          <table:table-cell office:value-type="string">
            <text:p>Mason, Steve</text:p>
          </table:table-cell>
          <table:table-cell office:value-type="string">
            <text:p>G</text:p>
          </table:table-cell>
          <table:table-cell office:value-type="string">
            <text:p>CBS</text:p>
          </table:table-cell>
        </table:table-row>
        <table:table-row table:style-name="ro1">
          <table:table-cell office:value-type="string">
            <text:p>McElhinney, Curtis</text:p>
          </table:table-cell>
          <table:table-cell office:value-type="string">
            <text:p>G</text:p>
          </table:table-cell>
          <table:table-cell office:value-type="string">
            <text:p>PHO</text:p>
          </table:table-cell>
        </table:table-row>
        <table:table-row table:style-name="ro1">
          <table:table-cell office:value-type="string">
            <text:p>Miller, Ryan</text:p>
          </table:table-cell>
          <table:table-cell office:value-type="string">
            <text:p>G</text:p>
          </table:table-cell>
          <table:table-cell office:value-type="string">
            <text:p>BUF</text:p>
          </table:table-cell>
        </table:table-row>
        <table:table-row table:style-name="ro1">
          <table:table-cell office:value-type="string">
            <text:p>Montoya, Al</text:p>
          </table:table-cell>
          <table:table-cell office:value-type="string">
            <text:p>G</text:p>
          </table:table-cell>
          <table:table-cell office:value-type="string">
            <text:p>NYI</text:p>
          </table:table-cell>
        </table:table-row>
        <table:table-row table:style-name="ro1">
          <table:table-cell office:value-type="string">
            <text:p>Murphy, Mike</text:p>
          </table:table-cell>
          <table:table-cell office:value-type="string">
            <text:p>G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Nabokov, Evgeni</text:p>
          </table:table-cell>
          <table:table-cell office:value-type="string">
            <text:p>G</text:p>
          </table:table-cell>
          <table:table-cell office:value-type="string">
            <text:p>NYI</text:p>
          </table:table-cell>
        </table:table-row>
        <table:table-row table:style-name="ro1">
          <table:table-cell office:value-type="string">
            <text:p>Neuvirth, Michal</text:p>
          </table:table-cell>
          <table:table-cell office:value-type="string">
            <text:p>G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Niemi, Antti</text:p>
          </table:table-cell>
          <table:table-cell office:value-type="string">
            <text:p>G</text:p>
          </table:table-cell>
          <table:table-cell office:value-type="string">
            <text:p>SJS</text:p>
          </table:table-cell>
        </table:table-row>
        <table:table-row table:style-name="ro1">
          <table:table-cell office:value-type="string">
            <text:p>Niittymaki, Antero</text:p>
          </table:table-cell>
          <table:table-cell office:value-type="string">
            <text:p>G</text:p>
          </table:table-cell>
          <table:table-cell office:value-type="string">
            <text:p>SJS</text:p>
          </table:table-cell>
        </table:table-row>
        <table:table-row table:style-name="ro1">
          <table:table-cell office:value-type="string">
            <text:p>Nilsson, Anders</text:p>
          </table:table-cell>
          <table:table-cell office:value-type="string">
            <text:p>G</text:p>
          </table:table-cell>
          <table:table-cell office:value-type="string">
            <text:p>NYI</text:p>
          </table:table-cell>
        </table:table-row>
        <table:table-row table:style-name="ro1">
          <table:table-cell office:value-type="string">
            <text:p>Pavelec, Ondrej</text:p>
          </table:table-cell>
          <table:table-cell office:value-type="string">
            <text:p>G</text:p>
          </table:table-cell>
          <table:table-cell office:value-type="string">
            <text:p>WPG</text:p>
          </table:table-cell>
        </table:table-row>
        <table:table-row table:style-name="ro1">
          <table:table-cell office:value-type="string">
            <text:p>Peters, Justin</text:p>
          </table:table-cell>
          <table:table-cell office:value-type="string">
            <text:p>G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Pogge, Justin</text:p>
          </table:table-cell>
          <table:table-cell office:value-type="string">
            <text:p>G</text:p>
          </table:table-cell>
          <table:table-cell office:value-type="string">
            <text:p>PHO</text:p>
          </table:table-cell>
        </table:table-row>
        <table:table-row table:style-name="ro1">
          <table:table-cell office:value-type="string">
            <text:p>Poulin, Kevin</text:p>
          </table:table-cell>
          <table:table-cell office:value-type="string">
            <text:p>G</text:p>
          </table:table-cell>
          <table:table-cell office:value-type="string">
            <text:p>NYI</text:p>
          </table:table-cell>
        </table:table-row>
        <table:table-row table:style-name="ro1">
          <table:table-cell office:value-type="string">
            <text:p>Price, Carey</text:p>
          </table:table-cell>
          <table:table-cell office:value-type="string">
            <text:p>G</text:p>
          </table:table-cell>
          <table:table-cell office:value-type="string">
            <text:p>MTL</text:p>
          </table:table-cell>
        </table:table-row>
        <table:table-row table:style-name="ro1">
          <table:table-cell office:value-type="string">
            <text:p>Quick, Jonathan</text:p>
          </table:table-cell>
          <table:table-cell office:value-type="string">
            <text:p>G</text:p>
          </table:table-cell>
          <table:table-cell office:value-type="string">
            <text:p>LAK</text:p>
          </table:table-cell>
        </table:table-row>
        <table:table-row table:style-name="ro1">
          <table:table-cell office:value-type="string">
            <text:p>Rask, Tuukka</text:p>
          </table:table-cell>
          <table:table-cell office:value-type="string">
            <text:p>G</text:p>
          </table:table-cell>
          <table:table-cell office:value-type="string">
            <text:p>BOS</text:p>
          </table:table-cell>
        </table:table-row>
        <table:table-row table:style-name="ro1">
          <table:table-cell office:value-type="string">
            <text:p>Raycroft, Andrew</text:p>
          </table:table-cell>
          <table:table-cell office:value-type="string">
            <text:p>G</text:p>
          </table:table-cell>
          <table:table-cell office:value-type="string">
            <text:p>DAL</text:p>
          </table:table-cell>
        </table:table-row>
        <table:table-row table:style-name="ro1">
          <table:table-cell office:value-type="string">
            <text:p>Reimer, James</text:p>
          </table:table-cell>
          <table:table-cell office:value-type="string">
            <text:p>G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Rinne, Pekka</text:p>
          </table:table-cell>
          <table:table-cell office:value-type="string">
            <text:p>G</text:p>
          </table:table-cell>
          <table:table-cell office:value-type="string">
            <text:p>NSH</text:p>
          </table:table-cell>
        </table:table-row>
        <table:table-row table:style-name="ro1">
          <table:table-cell office:value-type="string">
            <text:p>Roloson, Dwayne</text:p>
          </table:table-cell>
          <table:table-cell office:value-type="string">
            <text:p>G</text:p>
          </table:table-cell>
          <table:table-cell office:value-type="string">
            <text:p>TAM</text:p>
          </table:table-cell>
        </table:table-row>
        <table:table-row table:style-name="ro1">
          <table:table-cell office:value-type="string">
            <text:p>Sabourin, Dany</text:p>
          </table:table-cell>
          <table:table-cell office:value-type="string">
            <text:p>G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Salak, Alexander</text:p>
          </table:table-cell>
          <table:table-cell office:value-type="string">
            <text:p>G</text:p>
          </table:table-cell>
          <table:table-cell office:value-type="string">
            <text:p>CHI</text:p>
          </table:table-cell>
        </table:table-row>
        <table:table-row table:style-name="ro1">
          <table:table-cell office:value-type="string">
            <text:p>Sanford, Curtis</text:p>
          </table:table-cell>
          <table:table-cell office:value-type="string">
            <text:p>G</text:p>
          </table:table-cell>
          <table:table-cell office:value-type="string">
            <text:p>CBS</text:p>
          </table:table-cell>
        </table:table-row>
        <table:table-row table:style-name="ro1">
          <table:table-cell office:value-type="string">
            <text:p>Sateri, Harri</text:p>
          </table:table-cell>
          <table:table-cell office:value-type="string">
            <text:p>G</text:p>
          </table:table-cell>
          <table:table-cell office:value-type="string">
            <text:p>SJS</text:p>
          </table:table-cell>
        </table:table-row>
        <table:table-row table:style-name="ro1">
          <table:table-cell office:value-type="string">
            <text:p>Schneider, Cory</text:p>
          </table:table-cell>
          <table:table-cell office:value-type="string">
            <text:p>G</text:p>
          </table:table-cell>
          <table:table-cell office:value-type="string">
            <text:p>VAN</text:p>
          </table:table-cell>
        </table:table-row>
        <table:table-row table:style-name="ro1">
          <table:table-cell office:value-type="string">
            <text:p>Scrivens, Ben</text:p>
          </table:table-cell>
          <table:table-cell office:value-type="string">
            <text:p>G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string">
            <text:p>Smith, Jeremy</text:p>
          </table:table-cell>
          <table:table-cell office:value-type="string">
            <text:p>G</text:p>
          </table:table-cell>
          <table:table-cell office:value-type="string">
            <text:p>NSH</text:p>
          </table:table-cell>
        </table:table-row>
        <table:table-row table:style-name="ro1">
          <table:table-cell office:value-type="string">
            <text:p>Smith, Mike</text:p>
          </table:table-cell>
          <table:table-cell office:value-type="string">
            <text:p>G</text:p>
          </table:table-cell>
          <table:table-cell office:value-type="string">
            <text:p>PHO</text:p>
          </table:table-cell>
        </table:table-row>
        <table:table-row table:style-name="ro1">
          <table:table-cell office:value-type="string">
            <text:p>Talbot, Cam</text:p>
          </table:table-cell>
          <table:table-cell office:value-type="string">
            <text:p>G</text:p>
          </table:table-cell>
          <table:table-cell office:value-type="string">
            <text:p>NYR</text:p>
          </table:table-cell>
        </table:table-row>
        <table:table-row table:style-name="ro1">
          <table:table-cell office:value-type="string">
            <text:p>Tarkki, Iiro</text:p>
          </table:table-cell>
          <table:table-cell office:value-type="string">
            <text:p>G</text:p>
          </table:table-cell>
          <table:table-cell office:value-type="string">
            <text:p>ANA</text:p>
          </table:table-cell>
        </table:table-row>
        <table:table-row table:style-name="ro1">
          <table:table-cell office:value-type="string">
            <text:p>Theodore, Jose</text:p>
          </table:table-cell>
          <table:table-cell office:value-type="string">
            <text:p>G</text:p>
          </table:table-cell>
          <table:table-cell office:value-type="string">
            <text:p>FLA</text:p>
          </table:table-cell>
        </table:table-row>
        <table:table-row table:style-name="ro1">
          <table:table-cell office:value-type="string">
            <text:p>Thomas, Tim</text:p>
          </table:table-cell>
          <table:table-cell office:value-type="string">
            <text:p>G</text:p>
          </table:table-cell>
          <table:table-cell office:value-type="string">
            <text:p>BOS</text:p>
          </table:table-cell>
        </table:table-row>
        <table:table-row table:style-name="ro1">
          <table:table-cell office:value-type="string">
            <text:p>Varlamov, Semyon</text:p>
          </table:table-cell>
          <table:table-cell office:value-type="string">
            <text:p>G</text:p>
          </table:table-cell>
          <table:table-cell office:value-type="string">
            <text:p>COL</text:p>
          </table:table-cell>
        </table:table-row>
        <table:table-row table:style-name="ro1">
          <table:table-cell office:value-type="string">
            <text:p>Vokoun, Tomas</text:p>
          </table:table-cell>
          <table:table-cell office:value-type="string">
            <text:p>G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Ward, Cam</text:p>
          </table:table-cell>
          <table:table-cell office:value-type="string">
            <text:p>G</text:p>
          </table:table-cell>
          <table:table-cell office:value-type="string">
            <text:p>CAR</text:p>
          </table:table-cell>
        </table:table-row>
        <table:table-row table:style-name="ro1">
          <table:table-cell office:value-type="string">
            <text:p>White, Jordan</text:p>
          </table:table-cell>
          <table:table-cell office:value-type="string">
            <text:p>G</text:p>
          </table:table-cell>
          <table:table-cell office:value-type="string">
            <text:p>SJS</text:p>
          </table:table-cell>
        </table:table-row>
        <table:table-row table:style-name="ro1">
          <table:table-cell office:value-type="string">
            <text:p>York, Allen</text:p>
          </table:table-cell>
          <table:table-cell office:value-type="string">
            <text:p>G</text:p>
          </table:table-cell>
          <table:table-cell office:value-type="string">
            <text:p>CBS</text:p>
          </table:table-cell>
        </table:table-row>
        <table:table-row table:style-name="ro1">
          <table:table-cell office:value-type="string">
            <text:p>Zatkoff, Jeff</text:p>
          </table:table-cell>
          <table:table-cell office:value-type="string">
            <text:p>G</text:p>
          </table:table-cell>
          <table:table-cell office:value-type="string">
            <text:p>LAK</text:p>
          </table:table-cell>
        </table:table-row>
      </table:table>
      <table:database-ranges>
        <table:database-range table:target-range-address="'NFL Standard 2011 - 2012'.A1:'NFL Standard 2011 - 2012'.C6168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4">01/24/2012</text:date>, <text:time>23:59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hew Orres</meta:initial-creator>
    <meta:creation-date>2012-01-24T13:10:29.08</meta:creation-date>
    <dc:date>2012-01-24T23:59:18.83</dc:date>
    <dc:creator>Matthew Orres</dc:creator>
    <meta:editing-duration>PT03H31M32S</meta:editing-duration>
    <meta:editing-cycles>41</meta:editing-cycles>
    <meta:generator>OpenOffice.org/3.2$Win32 OpenOffice.org_project/320m18$Build-9502</meta:generator>
    <meta:document-statistic meta:table-count="5" meta:cell-count="18441" meta:object-count="0"/>
  </office:meta>
</office:document-meta>
</file>